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fo:color="#FF0000" fo:font-size="12pt" style:font-size-asian="12pt" style:font-size-complex="12pt"/>
    </style:style>
    <style:style style:name="ce3"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4" style:family="table-cell" style:parent-style-name="Default" style:data-style-name="N0">
      <style:table-cell-properties fo:background-color="#FFFFFF"/>
    </style:style>
    <style:style style:name="ce5" style:family="table-cell" style:parent-style-name="Hyperlink_32_2" style:data-style-name="N0">
      <style:table-cell-properties style:vertical-align="automatic" fo:background-color="#FFFFFF"/>
      <style:text-properties fo:color="#000000" style:text-underline-style="none" style:text-underline-type="none"/>
    </style:style>
    <style:style style:name="ce6" style:family="table-cell" style:parent-style-name="Hyperlink" style:data-style-name="N0">
      <style:table-cell-properties fo:background-color="#FFFFFF"/>
      <style:text-properties fo:color="#1F4E78" style:text-underline-style="solid" style:text-underline-type="single"/>
    </style:style>
    <style:style style:name="ce7" style:family="table-cell" style:parent-style-name="Hyperlink" style:data-style-name="N0">
      <style:table-cell-properties fo:background-color="#FFFFFF"/>
      <style:text-properties fo:color="#1F497D" style:text-underline-style="solid" style:text-underline-type="single"/>
    </style:style>
    <style:style style:name="ce8" style:family="table-cell" style:parent-style-name="Normal_32_24" style:data-style-name="N0">
      <style:table-cell-properties style:vertical-align="automatic" fo:background-color="#FFFFFF"/>
      <style:text-properties fo:font-size="12pt" style:font-size-asian="12pt" style:font-size-complex="12pt"/>
    </style:style>
    <style:style style:name="ce9" style:family="table-cell" style:parent-style-name="Normal_32_2_32_5" style:data-style-name="N0">
      <style:table-cell-properties style:vertical-align="automatic" fo:background-color="#FFFFFF"/>
    </style:style>
    <style:style style:name="ce10" style:family="table-cell" style:parent-style-name="Normal_32_3_32_3_32_6" style:data-style-name="N0">
      <style:table-cell-properties style:vertical-align="middle" fo:background-color="#FFFFFF" style:repeat-content="false"/>
      <style:paragraph-properties fo:text-align="start" fo:margin-left="0cm"/>
      <style:text-properties fo:color="#009999" fo:font-size="12pt" style:font-size-asian="12pt" style:font-size-complex="12pt" fo:font-weight="bold" style:font-weight-asian="bold" style:font-weight-complex="bold"/>
    </style:style>
    <style:style style:name="ce11" style:family="table-cell" style:parent-style-name="Normal_32_2_32_5" style:data-style-name="N0">
      <style:table-cell-properties style:vertical-align="automatic" fo:background-color="#FFFFFF"/>
      <style:text-properties fo:color="#009999" fo:font-size="12pt" style:font-size-asian="12pt" style:font-size-complex="12pt" fo:font-weight="bold" style:font-weight-asian="bold" style:font-weight-complex="bold"/>
    </style:style>
    <style:style style:name="ce12" style:family="table-cell" style:parent-style-name="Normal_32_2_32_5" style:data-style-name="N0">
      <style:table-cell-properties style:vertical-align="automatic" fo:wrap-option="wrap"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3" style:family="table-cell" style:parent-style-name="Normal_32_2_32_5"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fo:font-size="9pt" style:font-size-asian="9pt" style:font-size-complex="9pt" fo:font-style="italic" style:font-style-asian="italic" style:font-style-complex="italic"/>
    </style:style>
    <style:style style:name="ce14" style:family="table-cell" style:parent-style-name="Normal_32_2_32_5" style:data-style-name="N0">
      <style:table-cell-properties fo:border-top="none" fo:border-bottom="thin solid #000000" fo:border-left="none" fo:border-right="none" style:vertical-align="automatic" fo:background-color="#FFFFFF"/>
    </style:style>
    <style:style style:name="ce15" style:family="table-cell" style:parent-style-name="Normal_32_2_32_5"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style>
    <style:style style:name="ce16" style:family="table-cell" style:parent-style-name="Normal_32_2_32_5" style:data-style-name="N38">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7" style:family="table-cell" style:parent-style-name="Normal_32_2_32_5" style:data-style-name="N0">
      <style:table-cell-properties style:vertical-align="automatic" fo:wrap-option="wrap" fo:background-color="#FFFFFF" style:repeat-content="false"/>
      <style:paragraph-properties fo:text-align="end" fo:margin-right="0cm"/>
    </style:style>
    <style:style style:name="ce18" style:family="table-cell" style:parent-style-name="Normal_32_2_32_5" style:data-style-name="N38">
      <style:table-cell-properties style:vertical-align="automatic" fo:wrap-option="wrap" fo:background-color="#FFFFFF" style:repeat-content="false"/>
      <style:paragraph-properties fo:text-align="end" fo:margin-right="0cm"/>
    </style:style>
    <style:style style:name="ce19" style:family="table-cell" style:parent-style-name="Normal_32_2_32_5" style:data-style-name="N38">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20" style:family="table-cell" style:parent-style-name="Normal_32_2_32_5" style:data-style-name="N1">
      <style:table-cell-properties style:vertical-align="automatic" fo:wrap-option="wrap" fo:background-color="#FFFFFF" style:repeat-content="false"/>
      <style:paragraph-properties fo:text-align="end" fo:margin-right="0cm"/>
    </style:style>
    <style:style style:name="ce21" style:family="table-cell" style:parent-style-name="Normal_32_2_32_5" style:data-style-name="N1">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22" style:family="table-cell" style:parent-style-name="Percent_32_3_32_4" style:data-style-name="N42">
      <style:table-cell-properties fo:background-color="#FFFFFF"/>
    </style:style>
    <style:style style:name="ce23" style:family="table-cell" style:parent-style-name="Comma_32_4_32_6" style:data-style-name="N44">
      <style:table-cell-properties fo:background-color="#FFFFFF"/>
    </style:style>
    <style:style style:name="ce24" style:family="table-cell" style:parent-style-name="Percent_32_3_32_4" style:data-style-name="N42">
      <style:table-cell-properties style:vertical-align="automatic" fo:wrap-option="wrap" fo:background-color="#FFFFFF" style:repeat-content="false"/>
      <style:paragraph-properties fo:text-align="end" fo:margin-right="0cm"/>
    </style:style>
    <style:style style:name="ce25" style:family="table-cell" style:parent-style-name="Comma_32_3_32_6" style:data-style-name="N46">
      <style:table-cell-properties style:vertical-align="automatic" fo:wrap-option="wrap" fo:background-color="#FFFFFF" style:repeat-content="false"/>
      <style:paragraph-properties fo:text-align="end" fo:margin-right="0cm"/>
    </style:style>
    <style:style style:name="ce26" style:family="table-cell" style:parent-style-name="Comma_32_3_32_6" style:data-style-name="N46">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27" style:family="table-cell" style:parent-style-name="Comma_32_3_32_6" style:data-style-name="N46">
      <style:table-cell-properties fo:border-top="none" fo:border-bottom="thin solid #000000" fo:border-left="none" fo:border-right="none" style:vertical-align="automatic" fo:wrap-option="wrap" fo:background-color="#FFFFFF" style:repeat-content="false"/>
      <style:paragraph-properties fo:text-align="end" fo:margin-right="0cm"/>
    </style:style>
    <style:style style:name="ce28" style:family="table-cell" style:parent-style-name="Comma_32_3_32_6" style:data-style-name="N4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29" style:family="table-cell" style:parent-style-name="Normal_32_2_32_5" style:data-style-name="N0">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30" style:family="table-cell" style:parent-style-name="Normal_32_2_32_5" style:data-style-name="N38">
      <style:table-cell-properties style:vertical-align="automatic" fo:background-color="#FFFFFF"/>
    </style:style>
    <style:style style:name="ce31" style:family="table-cell" style:parent-style-name="Normal_32_2_32_5" style:data-style-name="N38">
      <style:table-cell-properties style:vertical-align="automatic" fo:background-color="#FFFFFF"/>
      <style:text-properties fo:font-weight="bold" style:font-weight-asian="bold" style:font-weight-complex="bold"/>
    </style:style>
    <style:style style:name="ce32" style:family="table-cell" style:parent-style-name="Normal_32_2_32_5" style:data-style-name="N0">
      <style:table-cell-properties style:vertical-align="automatic" fo:wrap-option="wrap" fo:background-color="#FFFFFF"/>
      <style:text-properties fo:font-weight="bold" style:font-weight-asian="bold" style:font-weight-complex="bold"/>
    </style:style>
    <style:style style:name="ce33" style:family="table-cell" style:parent-style-name="Normal_32_2_32_5" style:data-style-name="N38">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34" style:family="table-cell" style:parent-style-name="Percent_32_3_32_4" style:data-style-name="N0">
      <style:table-cell-properties style:vertical-align="automatic" fo:wrap-option="wrap" fo:background-color="#FFFFFF" style:repeat-content="false"/>
      <style:paragraph-properties fo:text-align="end" fo:margin-right="0cm"/>
    </style:style>
    <style:style style:name="ce35" style:family="table-cell" style:parent-style-name="Comma_32_3_32_6" style:data-style-name="N47">
      <style:table-cell-properties style:vertical-align="automatic" fo:wrap-option="wrap" fo:background-color="#FFFFFF" style:repeat-content="false"/>
      <style:paragraph-properties fo:text-align="end" fo:margin-right="0cm"/>
    </style:style>
    <style:style style:name="ce36" style:family="table-cell" style:parent-style-name="Comma_32_3_32_6" style:data-style-name="N47">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37" style:family="table-cell" style:parent-style-name="Comma_32_3_32_6" style:data-style-name="N47">
      <style:table-cell-properties fo:border-top="none" fo:border-bottom="thin solid #000000" fo:border-left="none" fo:border-right="none" style:vertical-align="automatic" fo:wrap-option="wrap" fo:background-color="#FFFFFF" style:repeat-content="false"/>
      <style:paragraph-properties fo:text-align="end" fo:margin-right="0cm"/>
    </style:style>
    <style:style style:name="ce38" style:family="table-cell" style:parent-style-name="Comma_32_3_32_6" style:data-style-name="N4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39" style:family="table-cell" style:parent-style-name="Comma_32_3_32_6" style:data-style-name="N37">
      <style:table-cell-properties fo:background-color="#FFFFFF"/>
      <style:text-properties fo:font-style="italic" style:font-style-asian="italic" style:font-style-complex="italic"/>
    </style:style>
    <style:style style:name="ce40" style:family="table-cell" style:parent-style-name="Comma_32_3_32_6" style:data-style-name="N46">
      <style:table-cell-properties style:vertical-align="automatic" fo:background-color="#FFFFFF"/>
      <style:text-properties fo:font-style="italic" style:font-style-asian="italic" style:font-style-complex="italic"/>
    </style:style>
    <style:style style:name="ce41" style:family="table-cell" style:parent-style-name="Comma_32_3_32_6" style:data-style-name="N46">
      <style:table-cell-properties fo:background-color="#FFFFFF"/>
      <style:text-properties fo:font-style="italic" style:font-style-asian="italic" style:font-style-complex="italic"/>
    </style:style>
    <style:style style:name="ce42" style:family="table-cell" style:parent-style-name="Comma_32_3_32_6" style:data-style-name="N46">
      <style:table-cell-properties fo:border-top="none" fo:border-bottom="thin solid #000000" fo:border-left="none" fo:border-right="none" fo:background-color="#FFFFFF"/>
      <style:text-properties fo:font-style="italic" style:font-style-asian="italic" style:font-style-complex="italic"/>
    </style:style>
    <style:style style:name="ce43" style:family="table-cell" style:parent-style-name="Normal_32_2_32_5"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44" style:family="table-cell" style:parent-style-name="Normal_32_2_32_5" style:data-style-name="N0">
      <style:table-cell-properties style:vertical-align="automatic" fo:background-color="#FFFFFF" style:repeat-content="false"/>
      <style:paragraph-properties fo:text-align="start" fo:margin-left="0.353cm"/>
      <style:text-properties fo:font-size="9pt" style:font-size-asian="9pt" style:font-size-complex="9pt" fo:font-weight="bold" style:font-weight-asian="bold" style:font-weight-complex="bold"/>
    </style:style>
    <style:style style:name="ce45" style:family="table-cell" style:parent-style-name="Normal_32_2_32_5" style:data-style-name="N0">
      <style:table-cell-properties fo:border-top="thin solid #000000" fo:border-bottom="none" fo:border-left="none" fo:border-right="none" style:vertical-align="automatic" fo:wrap-option="wrap" fo:background-color="#FFFFFF"/>
      <style:text-properties fo:font-size="9pt" style:font-size-asian="9pt" style:font-size-complex="9pt" fo:font-weight="bold" style:font-weight-asian="bold" style:font-weight-complex="bold"/>
    </style:style>
    <style:style style:name="ce46" style:family="table-cell" style:parent-style-name="Normal_32_2_32_5" style:data-style-name="N0">
      <style:table-cell-properties style:vertical-align="automatic" fo:background-color="#FFFFFF"/>
      <style:text-properties fo:color="#FF0000" fo:font-weight="bold" style:font-weight-asian="bold" style:font-weight-complex="bold"/>
    </style:style>
    <style:style style:name="ce47" style:family="table-cell" style:parent-style-name="Normal_32_24" style:data-style-name="N0">
      <style:table-cell-properties style:vertical-align="middle" fo:background-color="#FFFFFF" style:repeat-content="false"/>
      <style:paragraph-properties fo:text-align="start" fo:margin-left="0cm"/>
      <style:text-properties fo:color="#009999" fo:font-size="12pt" style:font-size-asian="12pt" style:font-size-complex="12pt" fo:font-weight="bold" style:font-weight-asian="bold" style:font-weight-complex="bold"/>
    </style:style>
    <style:style style:name="ce48" style:family="table-cell" style:parent-style-name="Comma_32_3_32_4_32_3" style:data-style-name="N43">
      <style:table-cell-properties style:vertical-align="automatic" fo:wrap-option="wrap" fo:background-color="#FFFFFF" style:repeat-content="false"/>
      <style:paragraph-properties fo:text-align="end" fo:margin-right="0cm"/>
    </style:style>
    <style:style style:name="ce49" style:family="table-cell" style:parent-style-name="Comma_32_3_32_4_32_3" style:data-style-name="N43">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50" style:family="table-cell" style:parent-style-name="Comma_32_3_32_4_32_3" style:data-style-name="N43">
      <style:table-cell-properties fo:border-top="none" fo:border-bottom="thin solid #000000" fo:border-left="none" fo:border-right="none" style:vertical-align="automatic" fo:wrap-option="wrap" fo:background-color="#FFFFFF" style:repeat-content="false"/>
      <style:paragraph-properties fo:text-align="end" fo:margin-right="0cm"/>
    </style:style>
    <style:style style:name="ce51" style:family="table-cell" style:parent-style-name="Comma_32_3_32_4_32_3" style:data-style-name="N43">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52" style:family="table-cell" style:parent-style-name="Normal_32_2_32_5" style:data-style-name="N39">
      <style:table-cell-properties style:vertical-align="automatic" fo:background-color="#FFFFFF"/>
    </style:style>
    <style:style style:name="ce53" style:family="table-cell" style:parent-style-name="Normal_32_2_32_5" style:data-style-name="N39">
      <style:table-cell-properties style:vertical-align="automatic" fo:background-color="#FFFFFF"/>
      <style:text-properties fo:font-weight="bold" style:font-weight-asian="bold" style:font-weight-complex="bold"/>
    </style:style>
    <style:style style:name="ce54" style:family="table-cell" style:parent-style-name="Percent_32_3_32_4" style:data-style-name="N38">
      <style:table-cell-properties style:vertical-align="automatic" fo:wrap-option="wrap" fo:background-color="#FFFFFF" style:repeat-content="false"/>
      <style:paragraph-properties fo:text-align="end" fo:margin-right="0cm"/>
    </style:style>
    <style:style style:name="ce55" style:family="table-cell" style:parent-style-name="Percent_32_3_32_4" style:data-style-name="N38">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56" style:family="table-cell" style:parent-style-name="Normal_AT1.25" style:data-style-name="N42">
      <style:table-cell-properties style:vertical-align="top" fo:background-color="#FFFFFF" style:repeat-content="false"/>
      <style:paragraph-properties fo:text-align="end" fo:margin-right="0cm"/>
      <style:text-properties fo:font-size="9pt" style:font-size-asian="9pt" style:font-size-complex="9pt"/>
    </style:style>
    <style:style style:name="ce57" style:family="table-cell" style:parent-style-name="Comma_32_3_32_2_32_4_32_5" style:data-style-name="N45">
      <style:table-cell-properties style:vertical-align="automatic" fo:wrap-option="wrap" fo:background-color="#FFFFFF" style:repeat-content="false"/>
      <style:paragraph-properties fo:text-align="end" fo:margin-right="0cm"/>
    </style:style>
    <style:style style:name="ce58" style:family="table-cell" style:parent-style-name="Comma_32_3_32_2_32_4_32_5" style:data-style-name="N45">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59" style:family="table-cell" style:parent-style-name="Comma_32_3_32_6" style:data-style-name="N46">
      <style:table-cell-properties style:vertical-align="automatic" fo:wrap-option="wrap" fo:background-color="#FFFFFF" style:repeat-content="false"/>
      <style:paragraph-properties fo:text-align="end" fo:margin-right="0cm"/>
      <style:text-properties fo:font-style="italic" style:font-style-asian="italic" style:font-style-complex="italic"/>
    </style:style>
    <style:style style:name="ce60" style:family="table-cell" style:parent-style-name="Default" style:data-style-name="N0">
      <style:table-cell-properties fo:background-color="#FFFFFF"/>
      <style:text-properties fo:color="#FF0000" fo:font-size="12pt" style:font-size-asian="12pt" style:font-size-complex="12pt" fo:font-weight="bold" style:font-weight-asian="bold" style:font-weight-complex="bold"/>
    </style:style>
    <style:style style:name="ce61" style:family="table-cell" style:parent-style-name="Default" style:data-style-name="N2">
      <style:table-cell-properties fo:background-color="#FFFFFF"/>
    </style:style>
    <style:style style:name="ce62" style:family="table-cell" style:parent-style-name="Default" style:data-style-name="N0">
      <style:table-cell-properties style:vertical-align="middle" fo:background-color="#FFFFFF" style:cell-protect="protected" style:repeat-content="false"/>
      <style:paragraph-properties fo:text-align="start" fo:margin-left="0cm"/>
      <style:text-properties fo:color="#008080" fo:font-size="12pt" style:font-size-asian="12pt" style:font-size-complex="12pt" fo:font-weight="bold" style:font-weight-asian="bold" style:font-weight-complex="bold"/>
    </style:style>
    <style:style style:name="ce63" style:family="table-cell" style:parent-style-name="Default" style:data-style-name="N0">
      <style:table-cell-properties style:vertical-align="automatic" fo:background-color="#FFFFFF" style:cell-protect="protected"/>
    </style:style>
    <style:style style:name="ce64" style:family="table-cell" style:parent-style-name="Default" style:data-style-name="N2">
      <style:table-cell-properties style:vertical-align="automatic" fo:background-color="#FFFFFF" style:cell-protect="protected"/>
    </style:style>
    <style:style style:name="ce65" style:family="table-cell" style:parent-style-name="Default" style:data-style-name="N0">
      <style:table-cell-properties fo:border-top="none" fo:border-bottom="thin solid #000000" fo:border-left="none" fo:border-right="none" style:vertical-align="automatic" fo:background-color="#FFFFFF" style:cell-protect="protected"/>
      <style:text-properties fo:font-size="9pt" style:font-size-asian="9pt" style:font-size-complex="9pt" fo:font-style="italic" style:font-style-asian="italic" style:font-style-complex="italic"/>
    </style:style>
    <style:style style:name="ce66" style:family="table-cell" style:parent-style-name="Default" style:data-style-name="N0">
      <style:table-cell-properties fo:border-top="none" fo:border-bottom="thin solid #000000" fo:border-left="none" fo:border-right="none" style:vertical-align="automatic" fo:background-color="#FFFFFF" style:cell-protect="protected"/>
    </style:style>
    <style:style style:name="ce67" style:family="table-cell" style:parent-style-name="Default" style:data-style-name="N0">
      <style:table-cell-properties style:vertical-align="automatic" fo:background-color="#FFFFFF" style:cell-protect="protected" style:repeat-content="false"/>
      <style:paragraph-properties fo:text-align="end" fo:margin-right="0cm"/>
    </style:style>
    <style:style style:name="ce68" style:family="table-cell" style:parent-style-name="Default" style:data-style-name="N0">
      <style:table-cell-properties fo:border-top="thin solid #000000" fo:border-bottom="thin solid #000000" fo:border-left="none" fo:border-right="none" style:vertical-align="automatic" fo:background-color="#FFFFFF" style:cell-protect="protected"/>
    </style:style>
    <style:style style:name="ce69" style:family="table-cell" style:parent-style-name="Default" style:data-style-name="N0">
      <style:table-cell-properties fo:border-top="none" fo:border-bottom="thin solid #000000" fo:border-left="none" fo:border-right="none" style:vertical-align="top" fo:background-color="#FFFFFF" style:cell-protect="protected"/>
      <style:text-properties fo:font-weight="bold" style:font-weight-asian="bold" style:font-weight-complex="bold"/>
    </style:style>
    <style:style style:name="ce70" style:family="table-cell" style:parent-style-name="Default" style:data-style-name="N0">
      <style:table-cell-properties fo:border-top="none" fo:border-bottom="thin solid #000000" fo:border-left="none" fo:border-right="none" style:vertical-align="top" fo:background-color="#FFFFFF" style:cell-protect="protected" style:repeat-content="false"/>
      <style:paragraph-properties fo:text-align="end" fo:margin-right="0cm"/>
      <style:text-properties fo:font-weight="bold" style:font-weight-asian="bold" style:font-weight-complex="bold"/>
    </style:style>
    <style:style style:name="ce71" style:family="table-cell" style:parent-style-name="Default" style:data-style-name="N0">
      <style:table-cell-properties fo:border-top="thin solid #000000" fo:border-bottom="thin solid #000000" fo:border-left="none" fo:border-right="none" style:vertical-align="top" fo:wrap-option="wrap" fo:background-color="#FFFFFF" style:cell-protect="protected" style:repeat-content="false"/>
      <style:paragraph-properties fo:text-align="end" fo:margin-right="0cm"/>
      <style:text-properties fo:font-weight="bold" style:font-weight-asian="bold" style:font-weight-complex="bold"/>
    </style:style>
    <style:style style:name="ce72" style:family="table-cell" style:parent-style-name="Default" style:data-style-name="N0">
      <style:table-cell-properties fo:border-top="thin solid #000000" fo:border-bottom="thin solid #000000" fo:border-left="none" fo:border-right="none" style:vertical-align="top" fo:background-color="#FFFFFF" style:cell-protect="protected" style:repeat-content="false"/>
      <style:paragraph-properties fo:text-align="end" fo:margin-right="0cm"/>
      <style:text-properties fo:font-weight="bold" style:font-weight-asian="bold" style:font-weight-complex="bold"/>
    </style:style>
    <style:style style:name="ce73" style:family="table-cell" style:parent-style-name="Default" style:data-style-name="N0">
      <style:table-cell-properties style:vertical-align="automatic" fo:background-color="#FFFFFF" style:cell-protect="protected" style:repeat-content="false"/>
      <style:paragraph-properties fo:text-align="end" fo:margin-right="0cm"/>
      <style:text-properties fo:font-style="italic" style:font-style-asian="italic" style:font-style-complex="italic"/>
    </style:style>
    <style:style style:name="ce74" style:family="table-cell" style:parent-style-name="Default" style:data-style-name="N0">
      <style:table-cell-properties style:vertical-align="automatic" fo:background-color="#FFFFFF" style:cell-protect="protected" style:repeat-content="false"/>
      <style:paragraph-properties fo:text-align="end" fo:margin-right="0cm"/>
      <style:text-properties fo:font-size="9pt" style:font-size-asian="9pt" style:font-size-complex="9pt" fo:font-style="italic" style:font-style-asian="italic" style:font-style-complex="italic"/>
    </style:style>
    <style:style style:name="ce75" style:family="table-cell" style:parent-style-name="Default" style:data-style-name="N2">
      <style:table-cell-properties style:vertical-align="automatic" fo:background-color="#FFFFFF" style:cell-protect="protected" style:repeat-content="false"/>
      <style:paragraph-properties fo:text-align="end" fo:margin-right="0cm"/>
      <style:text-properties fo:font-size="9pt" style:font-size-asian="9pt" style:font-size-complex="9pt" fo:font-style="italic" style:font-style-asian="italic" style:font-style-complex="italic"/>
    </style:style>
    <style:style style:name="ce76" style:family="table-cell" style:parent-style-name="Default" style:data-style-name="N3">
      <style:table-cell-properties style:vertical-align="automatic" fo:background-color="#FFFFFF" style:cell-protect="protected"/>
    </style:style>
    <style:style style:name="ce77" style:family="table-cell" style:parent-style-name="Default" style:data-style-name="N3">
      <style:table-cell-properties style:vertical-align="automatic" fo:background-color="#FFFFFF" style:cell-protect="protected" style:repeat-content="false"/>
      <style:paragraph-properties fo:text-align="end" fo:margin-right="0cm"/>
    </style:style>
    <style:style style:name="ce78" style:family="table-cell" style:parent-style-name="Default" style:data-style-name="N0">
      <style:table-cell-properties style:vertical-align="automatic" fo:background-color="#FFFFFF" style:cell-protect="protected"/>
      <style:text-properties fo:font-weight="bold" style:font-weight-asian="bold" style:font-weight-complex="bold"/>
    </style:style>
    <style:style style:name="ce79" style:family="table-cell" style:parent-style-name="Default" style:data-style-name="N3">
      <style:table-cell-properties style:vertical-align="automatic" fo:background-color="#FFFFFF" style:cell-protect="protected"/>
      <style:text-properties fo:font-weight="bold" style:font-weight-asian="bold" style:font-weight-complex="bold"/>
    </style:style>
    <style:style style:name="ce80" style:family="table-cell" style:parent-style-name="Default" style:data-style-name="N3">
      <style:table-cell-properties style:vertical-align="automatic" fo:background-color="#FFFFFF" style:cell-protect="protected" style:repeat-content="false"/>
      <style:paragraph-properties fo:text-align="end" fo:margin-right="0cm"/>
      <style:text-properties fo:font-weight="bold" style:font-weight-asian="bold" style:font-weight-complex="bold"/>
    </style:style>
    <style:style style:name="ce81" style:family="table-cell" style:parent-style-name="Default" style:data-style-name="N0">
      <style:table-cell-properties style:vertical-align="automatic" fo:background-color="#FFFFFF" style:cell-protect="protected" style:repeat-content="false"/>
      <style:paragraph-properties fo:text-align="end" fo:margin-right="0cm"/>
      <style:text-properties fo:font-weight="bold" style:font-weight-asian="bold" style:font-weight-complex="bold"/>
    </style:style>
    <style:style style:name="ce82" style:family="table-cell" style:parent-style-name="Default" style:data-style-name="N0">
      <style:table-cell-properties fo:border-top="none" fo:border-bottom="thin solid #000000" fo:border-left="none" fo:border-right="none" style:vertical-align="automatic" fo:background-color="#FFFFFF" style:cell-protect="protected"/>
      <style:text-properties fo:font-weight="bold" style:font-weight-asian="bold" style:font-weight-complex="bold"/>
    </style:style>
    <style:style style:name="ce83" style:family="table-cell" style:parent-style-name="Default" style:data-style-name="N3">
      <style:table-cell-properties fo:border-top="none" fo:border-bottom="thin solid #000000" fo:border-left="none" fo:border-right="none" style:vertical-align="automatic" fo:background-color="#FFFFFF" style:cell-protect="protected"/>
      <style:text-properties fo:font-weight="bold" style:font-weight-asian="bold" style:font-weight-complex="bold"/>
    </style:style>
    <style:style style:name="ce84" style:family="table-cell" style:parent-style-name="Default" style:data-style-name="N3">
      <style:table-cell-properties fo:border-top="none" fo:border-bottom="thin solid #000000" fo:border-left="none" fo:border-right="none" style:vertical-align="automatic" fo:background-color="#FFFFFF" style:cell-protect="protected" style:repeat-content="false"/>
      <style:paragraph-properties fo:text-align="end" fo:margin-right="0cm"/>
      <style:text-properties fo:font-weight="bold" style:font-weight-asian="bold" style:font-weight-complex="bold"/>
    </style:style>
    <style:style style:name="ce85" style:family="table-cell" style:parent-style-name="Default" style:data-style-name="N38">
      <style:table-cell-properties style:vertical-align="automatic" fo:background-color="#FFFFFF" style:cell-protect="protected"/>
    </style:style>
    <style:style style:name="ce86" style:family="table-cell" style:parent-style-name="Default" style:data-style-name="N38">
      <style:table-cell-properties style:vertical-align="automatic" fo:background-color="#FFFFFF" style:cell-protect="protected"/>
      <style:text-properties fo:font-weight="bold" style:font-weight-asian="bold" style:font-weight-complex="bold"/>
    </style:style>
    <style:style style:name="ce87" style:family="table-cell" style:parent-style-name="Default" style:data-style-name="N38">
      <style:table-cell-properties fo:border-top="none" fo:border-bottom="thin solid #000000" fo:border-left="none" fo:border-right="none" style:vertical-align="automatic" fo:background-color="#FFFFFF" style:cell-protect="protected"/>
      <style:text-properties fo:font-weight="bold" style:font-weight-asian="bold" style:font-weight-complex="bold"/>
    </style:style>
    <style:style style:name="ce88" style:family="table-cell" style:parent-style-name="Default" style:data-style-name="N3">
      <style:table-cell-properties style:vertical-align="automatic" fo:background-color="#FFFFFF" style:cell-protect="protected" style:repeat-content="false"/>
      <style:paragraph-properties fo:text-align="end" fo:margin-right="0cm"/>
      <style:text-properties fo:font-size="9pt" style:font-size-asian="9pt" style:font-size-complex="9pt" fo:font-style="italic" style:font-style-asian="italic" style:font-style-complex="italic"/>
    </style:style>
    <style:style style:name="ce89" style:family="table-cell" style:parent-style-name="Default" style:data-style-name="N3">
      <style:table-cell-properties style:vertical-align="automatic" fo:background-color="#FFFFFF" style:cell-protect="protected" style:repeat-content="false"/>
      <style:paragraph-properties fo:text-align="end" fo:margin-right="0cm"/>
      <style:text-properties fo:font-style="italic" style:font-style-asian="italic" style:font-style-complex="italic"/>
    </style:style>
    <style:style style:name="ce90" style:family="table-cell" style:parent-style-name="Default" style:data-style-name="N3">
      <style:table-cell-properties style:vertical-align="automatic" fo:background-color="#FFFFFF" style:cell-protect="protected" style:repeat-content="false"/>
      <style:paragraph-properties fo:text-align="end" fo:margin-right="0cm"/>
      <style:text-properties fo:font-style="italic" style:font-style-asian="italic" style:font-style-complex="italic" fo:font-weight="bold" style:font-weight-asian="bold" style:font-weight-complex="bold"/>
    </style:style>
    <style:style style:name="ce91" style:family="table-cell" style:parent-style-name="Default" style:data-style-name="N3">
      <style:table-cell-properties style:vertical-align="automatic" fo:background-color="#FFFFFF" style:cell-protect="protected"/>
      <style:text-properties fo:font-style="italic" style:font-style-asian="italic" style:font-style-complex="italic"/>
    </style:style>
    <style:style style:name="ce92" style:family="table-cell" style:parent-style-name="Default" style:data-style-name="N0">
      <style:table-cell-properties style:vertical-align="automatic" fo:background-color="#FFFFFF" style:cell-protect="protected"/>
      <style:text-properties fo:font-style="italic" style:font-style-asian="italic" style:font-style-complex="italic"/>
    </style:style>
    <style:style style:name="ce93" style:family="table-cell" style:parent-style-name="Default" style:data-style-name="N0">
      <style:table-cell-properties fo:border-top="none" fo:border-bottom="thin solid #000000" fo:border-left="none" fo:border-right="none" style:vertical-align="automatic" fo:wrap-option="wrap" fo:background-color="#FFFFFF" style:cell-protect="protected"/>
      <style:text-properties fo:font-weight="bold" style:font-weight-asian="bold" style:font-weight-complex="bold"/>
    </style:style>
    <style:style style:name="ce94" style:family="table-cell" style:parent-style-name="Default" style:data-style-name="N3">
      <style:table-cell-properties fo:border-top="none" fo:border-bottom="thin solid #000000" fo:border-left="none" fo:border-right="none" style:vertical-align="automatic" fo:background-color="#FFFFFF" style:cell-protect="protected"/>
      <style:text-properties fo:font-style="italic" style:font-style-asian="italic" style:font-style-complex="italic" fo:font-weight="bold" style:font-weight-asian="bold" style:font-weight-complex="bold"/>
    </style:style>
    <style:style style:name="ce95" style:family="table-cell" style:parent-style-name="Default" style:data-style-name="N3">
      <style:table-cell-properties fo:border-top="none" fo:border-bottom="thin solid #000000" fo:border-left="none" fo:border-right="none" style:vertical-align="automatic" fo:background-color="#FFFFFF" style:cell-protect="protected" style:repeat-content="false"/>
      <style:paragraph-properties fo:text-align="end" fo:margin-right="0cm"/>
      <style:text-properties fo:font-style="italic" style:font-style-asian="italic" style:font-style-complex="italic" fo:font-weight="bold" style:font-weight-asian="bold" style:font-weight-complex="bold"/>
    </style:style>
    <style:style style:name="ce96" style:family="table-cell" style:parent-style-name="Default" style:data-style-name="N0">
      <style:table-cell-properties style:vertical-align="automatic" fo:wrap-option="wrap" fo:background-color="#FFFFFF" style:cell-protect="protected"/>
      <style:text-properties fo:font-size="9pt" style:font-size-asian="9pt" style:font-size-complex="9pt" fo:font-weight="bold" style:font-weight-asian="bold" style:font-weight-complex="bold"/>
    </style:style>
    <style:style style:name="ce97" style:family="table-cell" style:parent-style-name="Default" style:data-style-name="N3">
      <style:table-cell-properties style:vertical-align="automatic" fo:background-color="#FFFFFF" style:cell-protect="protected"/>
      <style:text-properties fo:font-style="italic" style:font-style-asian="italic" style:font-style-complex="italic" fo:font-weight="bold" style:font-weight-asian="bold" style:font-weight-complex="bold"/>
    </style:style>
    <style:style style:name="ce98" style:family="table-cell" style:parent-style-name="Default" style:data-style-name="N0">
      <style:table-cell-properties style:vertical-align="automatic" fo:wrap-option="wrap" fo:background-color="#FFFFFF" style:cell-protect="protected" style:repeat-content="false"/>
      <style:paragraph-properties fo:text-align="start" fo:margin-left="0cm"/>
      <style:text-properties fo:font-size="9pt" style:font-size-asian="9pt" style:font-size-complex="9pt" fo:font-weight="bold" style:font-weight-asian="bold" style:font-weight-complex="bold"/>
    </style:style>
    <style:style style:name="ce99" style:family="table-cell" style:parent-style-name="Default" style:data-style-name="N0">
      <style:table-cell-properties style:vertical-align="automatic" fo:background-color="#FFFFFF" style:cell-protect="protected" style:repeat-content="false"/>
      <style:paragraph-properties fo:text-align="start" fo:margin-left="0cm"/>
      <style:text-properties fo:font-size="9pt" style:font-size-asian="9pt" style:font-size-complex="9pt" fo:font-weight="bold" style:font-weight-asian="bold" style:font-weight-complex="bold"/>
    </style:style>
    <style:style style:name="ce100" style:family="table-cell" style:parent-style-name="Default" style:data-style-name="N0">
      <style:table-cell-properties style:vertical-align="middle" fo:background-color="#FFFFFF" style:cell-protect="protected" style:repeat-content="false"/>
      <style:paragraph-properties fo:text-align="start" fo:margin-left="1.412cm"/>
      <style:text-properties fo:font-size="9pt" style:font-size-asian="9pt" style:font-size-complex="9pt" fo:font-weight="bold" style:font-weight-asian="bold" style:font-weight-complex="bold"/>
    </style:style>
    <style:style style:name="ce101" style:family="table-cell" style:parent-style-name="Default" style:data-style-name="N0">
      <style:table-cell-properties style:vertical-align="automatic" fo:background-color="#FFFFFF" style:cell-protect="protected" style:repeat-content="false"/>
      <style:paragraph-properties fo:text-align="start" fo:margin-left="0.353cm"/>
      <style:text-properties fo:font-size="9pt" style:font-size-asian="9pt" style:font-size-complex="9pt" fo:font-weight="bold" style:font-weight-asian="bold" style:font-weight-complex="bold"/>
    </style:style>
    <style:style style:name="ce102" style:family="table-cell" style:parent-style-name="Default" style:data-style-name="N0">
      <style:table-cell-properties style:vertical-align="automatic" fo:background-color="#FFFFFF" style:cell-protect="protected"/>
      <style:text-properties fo:font-size="9pt" style:font-size-asian="9pt" style:font-size-complex="9pt" fo:font-weight="bold" style:font-weight-asian="bold" style:font-weight-complex="bold"/>
    </style:style>
    <style:style style:name="ce103" style:family="table-cell" style:parent-style-name="Default" style:data-style-name="N0">
      <style:table-cell-properties style:vertical-align="automatic" fo:wrap-option="wrap" fo:background-color="#FFFFFF" style:cell-protect="protected" style:repeat-content="false"/>
      <style:paragraph-properties fo:text-align="start" fo:margin-left="0cm"/>
      <style:text-properties fo:font-size="9pt" style:font-size-asian="9pt" style:font-size-complex="9pt" fo:font-weight="bold" style:font-weight-asian="bold" style:font-weight-complex="bold"/>
    </style:style>
    <style:style style:name="ce104" style:family="table-cell" style:parent-style-name="Default" style:data-style-name="N0">
      <style:table-cell-properties style:vertical-align="middle" fo:wrap-option="wrap" fo:background-color="#FFFFFF" style:cell-protect="protected" style:repeat-content="false"/>
      <style:paragraph-properties fo:text-align="start" fo:margin-left="0cm"/>
      <style:text-properties fo:font-size="9pt" style:font-size-asian="9pt" style:font-size-complex="9pt" fo:font-weight="bold" style:font-weight-asian="bold" style:font-weight-complex="bold"/>
    </style:style>
    <style:style style:name="ce105" style:family="table-cell" style:parent-style-name="Default" style:data-style-name="N0">
      <style:table-cell-properties style:vertical-align="middle" fo:background-color="#FFFFFF"/>
      <style:text-properties fo:font-size="9pt" style:font-size-asian="9pt" style:font-size-complex="9pt" fo:font-weight="bold" style:font-weight-asian="bold" style:font-weight-complex="bold"/>
    </style:style>
    <style:style style:name="ce106"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107" style:family="table-cell" style:parent-style-name="Default" style:data-style-name="N0">
      <style:table-cell-properties style:vertical-align="automatic" fo:background-color="#FFFFFF" style:cell-protect="protected"/>
      <style:text-properties fo:color="#FF0000" fo:font-size="12pt" style:font-size-asian="12pt" style:font-size-complex="12pt" fo:font-weight="bold" style:font-weight-asian="bold" style:font-weight-complex="bold"/>
    </style:style>
    <style:style style:name="ce108" style:family="table-cell" style:parent-style-name="Default" style:data-style-name="N0">
      <style:table-cell-properties style:vertical-align="automatic" fo:background-color="#FFFFFF" style:cell-protect="protected"/>
      <style:text-properties fo:color="#008080" fo:font-size="12pt" style:font-size-asian="12pt" style:font-size-complex="12pt" fo:font-weight="bold" style:font-weight-asian="bold" style:font-weight-complex="bold"/>
    </style:style>
    <style:style style:name="ce109" style:family="table-cell" style:parent-style-name="Default" style:data-style-name="N0">
      <style:table-cell-properties style:vertical-align="automatic" fo:background-color="#FFFFFF" style:cell-protect="protected"/>
      <style:text-properties fo:color="#008000" fo:font-size="12pt" style:font-size-asian="12pt" style:font-size-complex="12pt" fo:font-weight="bold" style:font-weight-asian="bold" style:font-weight-complex="bold"/>
    </style:style>
    <style:style style:name="ce110" style:family="table-cell" style:parent-style-name="Default" style:data-style-name="N0">
      <style:table-cell-properties fo:border-top="thin solid #000000" fo:border-bottom="thin solid #000000" fo:border-left="none" fo:border-right="none" style:vertical-align="top" fo:wrap-option="wrap" fo:background-color="#FFFFFF" style:cell-protect="protected" style:repeat-content="false"/>
      <style:paragraph-properties fo:text-align="center"/>
    </style:style>
    <style:style style:name="ce111" style:family="table-cell" style:parent-style-name="Default" style:data-style-name="N0">
      <style:table-cell-properties fo:border-top="none" fo:border-bottom="thin solid #000000" fo:border-left="none" fo:border-right="none" style:vertical-align="top" fo:wrap-option="wrap" fo:background-color="#FFFFFF" style:cell-protect="protected" style:repeat-content="false"/>
      <style:paragraph-properties fo:text-align="end" fo:margin-right="0cm"/>
      <style:text-properties fo:font-weight="bold" style:font-weight-asian="bold" style:font-weight-complex="bold"/>
    </style:style>
    <style:style style:name="ce112" style:family="table-cell" style:parent-style-name="Default" style:data-style-name="N0">
      <style:table-cell-properties fo:border-top="thin solid #000000" fo:border-bottom="thin solid #000000" fo:border-left="none" fo:border-right="none" style:vertical-align="automatic" fo:wrap-option="wrap" fo:background-color="#FFFFFF" style:cell-protect="protected" style:repeat-content="false"/>
      <style:paragraph-properties fo:text-align="end" fo:margin-right="0cm"/>
      <style:text-properties fo:font-style="italic" style:font-style-asian="italic" style:font-style-complex="italic"/>
    </style:style>
    <style:style style:name="ce113" style:family="table-cell" style:parent-style-name="Default" style:data-style-name="N0">
      <style:table-cell-properties style:vertical-align="automatic" fo:wrap-option="wrap" fo:background-color="#FFFFFF" style:cell-protect="protected"/>
      <style:text-properties fo:font-weight="bold" style:font-weight-asian="bold" style:font-weight-complex="bold"/>
    </style:style>
    <style:style style:name="ce114" style:family="table-cell" style:parent-style-name="Default" style:data-style-name="N0">
      <style:table-cell-properties style:vertical-align="automatic" fo:wrap-option="wrap" fo:background-color="#FFFFFF" style:cell-protect="protected" style:repeat-content="false"/>
      <style:paragraph-properties fo:text-align="end" fo:margin-right="0cm"/>
      <style:text-properties fo:font-weight="bold" style:font-weight-asian="bold" style:font-weight-complex="bold"/>
    </style:style>
    <style:style style:name="ce115" style:family="table-cell" style:parent-style-name="Default" style:data-style-name="N0">
      <style:table-cell-properties fo:border-top="thin solid #000000" fo:border-bottom="none" fo:border-left="none" fo:border-right="none" style:vertical-align="automatic" fo:background-color="#FFFFFF" style:cell-protect="protected" style:repeat-content="false"/>
      <style:paragraph-properties fo:text-align="end" fo:margin-right="0cm"/>
      <style:text-properties fo:font-size="9pt" style:font-size-asian="9pt" style:font-size-complex="9pt" fo:font-style="italic" style:font-style-asian="italic" style:font-style-complex="italic"/>
    </style:style>
    <style:style style:name="ce116" style:family="table-cell" style:parent-style-name="Default" style:data-style-name="N0">
      <style:table-cell-properties style:vertical-align="top" fo:wrap-option="wrap" fo:background-color="#FFFFFF" style:cell-protect="protected" style:repeat-content="false"/>
      <style:paragraph-properties fo:text-align="start" fo:margin-left="0cm"/>
    </style:style>
    <style:style style:name="ce117" style:family="table-cell" style:parent-style-name="Default" style:data-style-name="N36">
      <style:table-cell-properties style:vertical-align="automatic" fo:background-color="#FFFFFF" style:cell-protect="protected"/>
      <style:text-properties fo:font-style="italic" style:font-style-asian="italic" style:font-style-complex="italic"/>
    </style:style>
    <style:style style:name="ce118" style:family="table-cell" style:parent-style-name="Default" style:data-style-name="N0">
      <style:table-cell-properties style:vertical-align="automatic" fo:background-color="#FFFFFF" style:repeat-content="false"/>
      <style:paragraph-properties fo:text-align="end" fo:margin-right="0cm"/>
    </style:style>
    <style:style style:name="ce119" style:family="table-cell" style:parent-style-name="Default" style:data-style-name="N37">
      <style:table-cell-properties style:vertical-align="automatic" fo:background-color="#FFFFFF" style:cell-protect="protected" style:repeat-content="false"/>
      <style:paragraph-properties fo:text-align="end" fo:margin-right="0cm"/>
      <style:text-properties fo:font-style="italic" style:font-style-asian="italic" style:font-style-complex="italic"/>
    </style:style>
    <style:style style:name="ce120" style:family="table-cell" style:parent-style-name="Default" style:data-style-name="N36">
      <style:table-cell-properties style:vertical-align="automatic" fo:background-color="#FFFFFF" style:cell-protect="protected" style:repeat-content="false"/>
      <style:paragraph-properties fo:text-align="end" fo:margin-right="0cm"/>
      <style:text-properties fo:font-style="italic" style:font-style-asian="italic" style:font-style-complex="italic"/>
    </style:style>
    <style:style style:name="ce121" style:family="table-cell" style:parent-style-name="Default" style:data-style-name="N0">
      <style:table-cell-properties fo:border-top="none" fo:border-bottom="thin solid #000000" fo:border-left="none" fo:border-right="none" style:vertical-align="top" fo:wrap-option="wrap" fo:background-color="#FFFFFF" style:cell-protect="protected" style:repeat-content="false"/>
      <style:paragraph-properties fo:text-align="start" fo:margin-left="0cm"/>
    </style:style>
    <style:style style:name="ce122" style:family="table-cell" style:parent-style-name="Default" style:data-style-name="N3">
      <style:table-cell-properties fo:border-top="none" fo:border-bottom="thin solid #000000" fo:border-left="none" fo:border-right="none" style:vertical-align="automatic" fo:background-color="#FFFFFF" style:repeat-content="false"/>
      <style:paragraph-properties fo:text-align="end" fo:margin-right="0cm"/>
    </style:style>
    <style:style style:name="ce123" style:family="table-cell" style:parent-style-name="Default" style:data-style-name="N3">
      <style:table-cell-properties fo:border-top="none" fo:border-bottom="thin solid #000000" fo:border-left="none" fo:border-right="none" style:vertical-align="automatic" fo:background-color="#FFFFFF" style:cell-protect="protected" style:repeat-content="false"/>
      <style:paragraph-properties fo:text-align="end" fo:margin-right="0cm"/>
    </style:style>
    <style:style style:name="ce124" style:family="table-cell" style:parent-style-name="Default" style:data-style-name="N36">
      <style:table-cell-properties fo:border-top="none" fo:border-bottom="thin solid #000000" fo:border-left="none" fo:border-right="none" style:vertical-align="automatic" fo:background-color="#FFFFFF" style:cell-protect="protected" style:repeat-content="false"/>
      <style:paragraph-properties fo:text-align="end" fo:margin-right="0cm"/>
      <style:text-properties fo:font-style="italic" style:font-style-asian="italic" style:font-style-complex="italic"/>
    </style:style>
    <style:style style:name="ce125" style:family="table-cell" style:parent-style-name="Default" style:data-style-name="N38">
      <style:table-cell-properties style:vertical-align="automatic" fo:background-color="#FFFFFF" style:cell-protect="protected" style:repeat-content="false"/>
      <style:paragraph-properties fo:text-align="end" fo:margin-right="0cm"/>
    </style:style>
    <style:style style:name="ce126" style:family="table-cell" style:parent-style-name="Default" style:data-style-name="N39">
      <style:table-cell-properties style:vertical-align="automatic" fo:background-color="#FFFFFF" style:cell-protect="protected" style:repeat-content="false"/>
      <style:paragraph-properties fo:text-align="end" fo:margin-right="0cm"/>
    </style:style>
    <style:style style:name="ce127" style:family="table-cell" style:parent-style-name="Default" style:data-style-name="N38">
      <style:table-cell-properties fo:border-top="none" fo:border-bottom="thin solid #000000" fo:border-left="none" fo:border-right="none" style:vertical-align="automatic" fo:background-color="#FFFFFF" style:cell-protect="protected" style:repeat-content="false"/>
      <style:paragraph-properties fo:text-align="end" fo:margin-right="0cm"/>
    </style:style>
    <style:style style:name="ce128" style:family="table-cell" style:parent-style-name="Default" style:data-style-name="N38">
      <style:table-cell-properties fo:border-top="none" fo:border-bottom="thin solid #000000" fo:border-left="none" fo:border-right="none" style:vertical-align="automatic" fo:background-color="#FFFFFF" style:cell-protect="protected"/>
    </style:style>
    <style:style style:name="ce129" style:family="table-cell" style:parent-style-name="Default" style:data-style-name="N0">
      <style:table-cell-properties style:vertical-align="automatic" fo:background-color="#FFFFFF" style:repeat-content="false"/>
      <style:paragraph-properties fo:text-align="start" fo:margin-left="0.353cm"/>
      <style:text-properties fo:font-size="9pt" style:font-size-asian="9pt" style:font-size-complex="9pt" fo:font-weight="bold" style:font-weight-asian="bold" style:font-weight-complex="bold"/>
    </style:style>
    <style:style style:name="ce130" style:family="table-cell" style:parent-style-name="Default" style:data-style-name="N0">
      <style:table-cell-properties style:vertical-align="automatic" fo:background-color="#FFFFFF" style:cell-protect="protected"/>
      <style:text-properties fo:color="#FF0000"/>
    </style:style>
    <style:style style:name="ce131" style:family="table-cell" style:parent-style-name="Default" style:data-style-name="N0">
      <style:table-cell-properties fo:border-top="thin solid #000000" fo:border-bottom="thin solid #000000" fo:border-left="none" fo:border-right="none" style:vertical-align="top" fo:wrap-option="wrap" fo:background-color="#FFFFFF" style:cell-protect="protected" style:repeat-content="false"/>
      <style:paragraph-properties fo:text-align="end" fo:margin-right="0cm"/>
      <style:text-properties fo:font-style="italic" style:font-style-asian="italic" style:font-style-complex="italic"/>
    </style:style>
    <style:style style:name="ce132" style:family="table-cell" style:parent-style-name="Default" style:data-style-name="N39">
      <style:table-cell-properties style:vertical-align="automatic" fo:background-color="#FFFFFF" style:cell-protect="protected" style:repeat-content="false"/>
      <style:paragraph-properties fo:text-align="end" fo:margin-right="0cm"/>
      <style:text-properties fo:font-weight="bold" style:font-weight-asian="bold" style:font-weight-complex="bold"/>
    </style:style>
    <style:style style:name="ce133" style:family="table-cell" style:parent-style-name="Default" style:data-style-name="N39">
      <style:table-cell-properties style:vertical-align="automatic" fo:background-color="#FFFFFF" style:cell-protect="protected"/>
    </style:style>
    <style:style style:name="ce134" style:family="table-cell" style:parent-style-name="Default" style:data-style-name="N39">
      <style:table-cell-properties fo:border-top="none" fo:border-bottom="thin solid #000000" fo:border-left="none" fo:border-right="none" style:vertical-align="automatic" fo:background-color="#FFFFFF" style:cell-protect="protected" style:repeat-content="false"/>
      <style:paragraph-properties fo:text-align="end" fo:margin-right="0cm"/>
      <style:text-properties fo:font-weight="bold" style:font-weight-asian="bold" style:font-weight-complex="bold"/>
    </style:style>
    <style:style style:name="ce135" style:family="table-cell" style:parent-style-name="Default" style:data-style-name="N0">
      <style:table-cell-properties style:vertical-align="middle"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136" style:family="table-cell" style:parent-style-name="Normal_32_2_32_2" style:data-style-name="N0">
      <style:table-cell-properties style:vertical-align="middle" fo:background-color="#FFFFFF" style:repeat-content="false"/>
      <style:paragraph-properties fo:text-align="start" fo:margin-left="0.353cm"/>
      <style:text-properties fo:font-size="9pt" style:font-size-asian="9pt" style:font-size-complex="9pt" fo:font-weight="bold" style:font-weight-asian="bold" style:font-weight-complex="bold"/>
    </style:style>
    <style:style style:name="ce137" style:family="table-cell" style:parent-style-name="Normal_32_2_32_2" style:data-style-name="N0">
      <style:table-cell-properties style:vertical-align="automatic" fo:background-color="#FFFFFF"/>
      <style:text-properties fo:color="#FF0000" fo:font-size="9pt" style:font-size-asian="9pt" style:font-size-complex="9pt"/>
    </style:style>
    <style:style style:name="ce138" style:family="table-cell" style:parent-style-name="Normal_32_2_32_2" style:data-style-name="N0">
      <style:table-cell-properties style:vertical-align="automatic" fo:background-color="#FFFFFF"/>
      <style:text-properties fo:font-size="9pt" style:font-size-asian="9pt" style:font-size-complex="9pt"/>
    </style:style>
    <style:style style:name="ce139" style:family="table-cell" style:parent-style-name="Normal_32_3_32_2" style:data-style-name="N0">
      <style:table-cell-properties style:vertical-align="middle" fo:background-color="#FFFFFF" style:repeat-content="false"/>
      <style:paragraph-properties fo:text-align="start" fo:margin-left="0cm"/>
      <style:text-properties fo:color="#009999" fo:font-size="12pt" style:font-size-asian="12pt" style:font-size-complex="12pt" fo:font-weight="bold" style:font-weight-asian="bold" style:font-weight-complex="bold"/>
    </style:style>
    <style:style style:name="ce140" style:family="table-cell" style:parent-style-name="Normal_32_2_32_2" style:data-style-name="N0">
      <style:table-cell-properties style:vertical-align="automatic" fo:background-color="#FFFFFF" style:repeat-content="false"/>
      <style:paragraph-properties fo:text-align="start" fo:margin-left="0cm"/>
      <style:text-properties fo:color="#009999" fo:font-size="12pt" style:font-size-asian="12pt" style:font-size-complex="12pt" fo:font-weight="bold" style:font-weight-asian="bold" style:font-weight-complex="bold"/>
    </style:style>
    <style:style style:name="ce141" style:family="table-cell" style:parent-style-name="Normal_32_2_32_2" style:data-style-name="N0">
      <style:table-cell-properties style:vertical-align="automatic" fo:background-color="#FFFFFF"/>
      <style:text-properties fo:color="#FF0000" fo:font-size="12pt" style:font-size-asian="12pt" style:font-size-complex="12pt" fo:font-weight="bold" style:font-weight-asian="bold" style:font-weight-complex="bold"/>
    </style:style>
    <style:style style:name="ce142" style:family="table-cell" style:parent-style-name="Normal_32_2_32_2" style:data-style-name="N0">
      <style:table-cell-properties fo:border-top="none" fo:border-bottom="thin solid #000000" fo:border-left="none" fo:border-right="none" style:vertical-align="automatic" fo:wrap-option="wrap" fo:background-color="#FFFFFF"/>
      <style:text-properties fo:font-size="9pt" style:font-size-asian="9pt" style:font-size-complex="9pt" fo:font-style="italic" style:font-style-asian="italic" style:font-style-complex="italic"/>
    </style:style>
    <style:style style:name="ce143" style:family="table-cell" style:parent-style-name="Normal_32_2_32_2" style:data-style-name="N0">
      <style:table-cell-properties fo:border-top="none" fo:border-bottom="thin solid #000000" fo:border-left="none" fo:border-right="none" style:vertical-align="automatic" fo:background-color="#FFFFFF"/>
      <style:text-properties fo:font-size="11pt" style:font-size-asian="11pt" style:font-size-complex="11pt"/>
    </style:style>
    <style:style style:name="ce144" style:family="table-cell" style:parent-style-name="Normal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45" style:family="table-cell" style:parent-style-name="Normal_32_2_32_2" style:data-style-name="N3">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146" style:family="table-cell" style:parent-style-name="Normal_32_2_32_2" style:data-style-name="N0">
      <style:table-cell-properties style:vertical-align="automatic" fo:background-color="#FFFFFF"/>
      <style:text-properties fo:font-size="10pt" style:font-size-asian="10pt" style:font-size-complex="10pt"/>
    </style:style>
    <style:style style:name="ce147" style:family="table-cell" style:parent-style-name="Normal_32_2_32_2" style:data-style-name="N3">
      <style:table-cell-properties style:vertical-align="automatic" fo:background-color="#FFFFFF" style:repeat-content="false"/>
      <style:paragraph-properties fo:text-align="end" fo:margin-right="0cm"/>
      <style:text-properties fo:font-size="10pt" style:font-size-asian="10pt" style:font-size-complex="10pt"/>
    </style:style>
    <style:style style:name="ce148" style:family="table-cell" style:parent-style-name="Normal_32_2_32_2"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149" style:family="table-cell" style:parent-style-name="Normal_32_2_32_2" style:data-style-name="N3">
      <style:table-cell-properties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50" style:family="table-cell" style:parent-style-name="_52_0_37__32_-_32_Accent1_32_3"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51" style:family="table-cell" style:parent-style-name="Normal_32_2_32_2"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152" style:family="table-cell" style:parent-style-name="Normal_32_2_32_2" style:data-style-name="N0">
      <style:table-cell-properties fo:border-top="none" fo:border-bottom="thin solid #000000" fo:border-left="none" fo:border-right="none" style:vertical-align="automatic" fo:wrap-option="wrap" fo:background-color="#FFFFFF"/>
      <style:text-properties fo:font-size="10pt" style:font-size-asian="10pt" style:font-size-complex="10pt" fo:font-weight="bold" style:font-weight-asian="bold" style:font-weight-complex="bold"/>
    </style:style>
    <style:style style:name="ce153" style:family="table-cell" style:parent-style-name="Normal_32_2_32_2" style:data-style-name="N3">
      <style:table-cell-properties fo:border-top="none" fo:border-bottom="thin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154" style:family="table-cell" style:parent-style-name="Normal_32_2_32_2"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55" style:family="table-cell" style:parent-style-name="Normal_32_2_32_2" style:data-style-name="N3">
      <style:table-cell-properties style:vertical-align="automatic" fo:background-color="#FFFFFF" style:repeat-content="false"/>
      <style:paragraph-properties fo:text-align="end" fo:margin-right="0cm"/>
      <style:text-properties fo:font-size="9pt" style:font-size-asian="9pt" style:font-size-complex="9pt"/>
    </style:style>
    <style:style style:name="ce156" style:family="table-cell" style:parent-style-name="Normal_32_2_32_2" style:data-style-name="N39">
      <style:table-cell-properties style:vertical-align="automatic" fo:background-color="#FFFFFF" style:repeat-content="false"/>
      <style:paragraph-properties fo:text-align="end" fo:margin-right="0cm"/>
      <style:text-properties fo:font-size="10pt" style:font-size-asian="10pt" style:font-size-complex="10pt"/>
    </style:style>
    <style:style style:name="ce157" style:family="table-cell" style:parent-style-name="Normal_32_2_32_2" style:data-style-name="N39">
      <style:table-cell-properties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58" style:family="table-cell" style:parent-style-name="Normal_32_2_32_2" style:data-style-name="N39">
      <style:table-cell-properties style:vertical-align="automatic" fo:background-color="#FFFFFF"/>
      <style:text-properties fo:font-size="9pt" style:font-size-asian="9pt" style:font-size-complex="9pt" fo:font-weight="bold" style:font-weight-asian="bold" style:font-weight-complex="bold"/>
    </style:style>
    <style:style style:name="ce159" style:family="table-cell" style:parent-style-name="Normal_32_2_32_2" style:data-style-name="N39">
      <style:table-cell-properties style:vertical-align="automatic" fo:background-color="#FFFFFF"/>
      <style:text-properties fo:font-size="10pt" style:font-size-asian="10pt" style:font-size-complex="10pt"/>
    </style:style>
    <style:style style:name="ce160" style:family="table-cell" style:parent-style-name="Normal_32_2_32_2" style:data-style-name="N39">
      <style:table-cell-properties fo:border-top="none" fo:border-bottom="thin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161" style:family="table-cell" style:parent-style-name="Normal_32_2_32_2" style:data-style-name="N39">
      <style:table-cell-properties fo:border-top="none" fo:border-bottom="thin solid #000000" fo:border-left="none" fo:border-right="none"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62" style:family="table-cell" style:parent-style-name="Normal_32_2_32_2" style:data-style-name="N3">
      <style:table-cell-properties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163" style:family="table-cell" style:parent-style-name="Normal_32_2_32_2" style:data-style-name="N3">
      <style:table-cell-properties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fo:font-weight="bold" style:font-weight-asian="bold" style:font-weight-complex="bold"/>
    </style:style>
    <style:style style:name="ce164" style:family="table-cell" style:parent-style-name="Normal_32_2_32_2" style:data-style-name="N3">
      <style:table-cell-properties style:vertical-align="automatic" fo:background-color="#FFFFFF"/>
      <style:text-properties fo:font-size="10pt" style:font-size-asian="10pt" style:font-size-complex="10pt" fo:font-style="italic" style:font-style-asian="italic" style:font-style-complex="italic"/>
    </style:style>
    <style:style style:name="ce165" style:family="table-cell" style:parent-style-name="Normal_32_2_32_2" style:data-style-name="N3">
      <style:table-cell-properties fo:border-top="none" fo:border-bottom="thin solid #000000" fo:border-left="none" fo:border-right="none" style:vertical-align="automatic" fo:background-color="#FFFFFF"/>
      <style:text-properties fo:font-size="10pt" style:font-size-asian="10pt" style:font-size-complex="10pt" fo:font-style="italic" style:font-style-asian="italic" style:font-style-complex="italic" fo:font-weight="bold" style:font-weight-asian="bold" style:font-weight-complex="bold"/>
    </style:style>
    <style:style style:name="ce166" style:family="table-cell" style:parent-style-name="Normal_32_2_32_2"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fo:font-weight="bold" style:font-weight-asian="bold" style:font-weight-complex="bold"/>
    </style:style>
    <style:style style:name="ce167" style:family="table-cell" style:parent-style-name="Comma" style:data-style-name="N36">
      <style:table-cell-properties fo:border-top="none" fo:border-bottom="thin solid #000000" fo:border-left="none" fo:border-right="none" fo:background-color="#FFFFFF"/>
      <style:text-properties fo:font-style="italic" style:font-style-asian="italic" style:font-style-complex="italic" fo:font-weight="bold" style:font-weight-asian="bold" style:font-weight-complex="bold"/>
    </style:style>
    <style:style style:name="ce168" style:family="table-cell" style:parent-style-name="Normal_32_2_32_2" style:data-style-name="N0">
      <style:table-cell-properties style:vertical-align="automatic" fo:wrap-option="wrap" fo:background-color="#FFFFFF"/>
      <style:text-properties fo:font-size="9pt" style:font-size-asian="9pt" style:font-size-complex="9pt" fo:font-weight="bold" style:font-weight-asian="bold" style:font-weight-complex="bold"/>
    </style:style>
    <style:style style:name="ce169" style:family="table-cell" style:parent-style-name="Normal_32_2_32_2" style:data-style-name="N3">
      <style:table-cell-properties style:vertical-align="automatic" fo:background-color="#FFFFFF"/>
      <style:text-properties fo:font-size="10pt" style:font-size-asian="10pt" style:font-size-complex="10pt" fo:font-style="italic" style:font-style-asian="italic" style:font-style-complex="italic" fo:font-weight="bold" style:font-weight-asian="bold" style:font-weight-complex="bold"/>
    </style:style>
    <style:style style:name="ce170" style:family="table-cell" style:parent-style-name="Normal_32_2_32_2" style:data-style-name="N40">
      <style:table-cell-properties style:vertical-align="automatic" fo:background-color="#FFFFFF"/>
      <style:text-properties fo:font-size="9pt" style:font-size-asian="9pt" style:font-size-complex="9pt"/>
    </style:style>
    <style:style style:name="ce171" style:family="table-cell" style:parent-style-name="Normal_32_2" style:data-style-name="N0">
      <style:table-cell-properties style:vertical-align="automatic" fo:background-color="#FFFFFF" style:repeat-content="false"/>
      <style:paragraph-properties fo:text-align="start" fo:margin-left="0.353cm"/>
      <style:text-properties fo:font-size="9pt" style:font-size-asian="9pt" style:font-size-complex="9pt" fo:font-weight="bold" style:font-weight-asian="bold" style:font-weight-complex="bold"/>
    </style:style>
    <style:style style:name="ce172" style:family="table-cell" style:parent-style-name="Normal_32_2" style:data-style-name="N0">
      <style:table-cell-properties style:vertical-align="automatic" fo:background-color="#FFFFFF"/>
    </style:style>
    <style:style style:name="ce173" style:family="table-cell" style:parent-style-name="Default" style:data-style-name="N0">
      <style:table-cell-properties fo:background-color="#FFFFFF"/>
      <style:text-properties fo:font-size="9pt" style:font-size-asian="9pt" style:font-size-complex="9pt" fo:font-weight="bold" style:font-weight-asian="bold" style:font-weight-complex="bold"/>
    </style:style>
    <style:style style:name="ce174" style:family="table-cell" style:parent-style-name="Normal_32_2" style:data-style-name="N0">
      <style:table-cell-properties style:vertical-align="middle" fo:wrap-option="wrap" fo:background-color="#FFFFFF" style:repeat-content="false"/>
      <style:paragraph-properties fo:text-align="start" fo:margin-left="0.353cm"/>
      <style:text-properties fo:font-size="9pt" style:font-size-asian="9pt" style:font-size-complex="9pt" fo:font-weight="bold" style:font-weight-asian="bold" style:font-weight-complex="bold"/>
    </style:style>
    <style:style style:name="ce175" style:family="table-cell" style:parent-style-name="Default" style:data-style-name="N0">
      <style:table-cell-properties style:vertical-align="automatic" fo:wrap-option="wrap" fo:background-color="#FFFFFF"/>
      <style:text-properties fo:font-size="9pt" style:font-size-asian="9pt" style:font-size-complex="9pt" fo:font-weight="bold" style:font-weight-asian="bold" style:font-weight-complex="bold"/>
    </style:style>
    <style:style style:name="ce176" style:family="table-cell" style:parent-style-name="Default" style:data-style-name="N0">
      <style:table-cell-properties fo:background-color="#FFFFFF"/>
    </style:style>
    <style:style style:name="ce177" style:family="table-cell" style:parent-style-name="Normal_32_3_32_3_32_2"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178" style:family="table-cell" style:parent-style-name="Normal_32_3_32_3_32_2" style:data-style-name="N0">
      <style:table-cell-properties style:vertical-align="automatic" fo:background-color="#FFFFFF"/>
      <style:text-properties fo:font-size="12pt" style:font-size-asian="12pt" style:font-size-complex="12pt"/>
    </style:style>
    <style:style style:name="ce179" style:family="table-cell" style:parent-style-name="Normal_32_3_32_3_32_2" style:data-style-name="N0">
      <style:table-cell-properties style:vertical-align="middle" fo:background-color="#FFFFFF"/>
      <style:text-properties fo:color="#009999" fo:font-size="12pt" style:font-size-asian="12pt" style:font-size-complex="12pt" fo:font-weight="bold" style:font-weight-asian="bold" style:font-weight-complex="bold"/>
    </style:style>
    <style:style style:name="ce180" style:family="table-cell" style:parent-style-name="Default" style:data-style-name="N0">
      <style:table-cell-properties fo:border-top="none" fo:border-bottom="thin solid #000000" fo:border-left="none" fo:border-right="none" style:vertical-align="middle" fo:background-color="#FFFFFF"/>
      <style:text-properties fo:font-style="italic" style:font-style-asian="italic" style:font-style-complex="italic"/>
    </style:style>
    <style:style style:name="ce181"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center"/>
    </style:style>
    <style:style style:name="ce182"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center"/>
    </style:style>
    <style:style style:name="ce183"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center"/>
      <style:text-properties fo:font-weight="bold" style:font-weight-asian="bold" style:font-weight-complex="bold"/>
    </style:style>
    <style:style style:name="ce184" style:family="table-cell" style:parent-style-name="Default"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185" style:family="table-cell" style:parent-style-name="Default" style:data-style-name="N0">
      <style:table-cell-properties fo:background-color="#FFFFFF"/>
      <style:text-properties fo:font-weight="bold" style:font-weight-asian="bold" style:font-weight-complex="bold"/>
    </style:style>
    <style:style style:name="ce186" style:family="table-cell" style:parent-style-name="Default" style:data-style-name="N0">
      <style:table-cell-properties style:vertical-align="automatic" fo:wrap-option="wrap" fo:background-color="#FFFFFF" style:repeat-content="false"/>
      <style:paragraph-properties fo:text-align="end" fo:margin-right="0cm"/>
    </style:style>
    <style:style style:name="ce187" style:family="table-cell" style:parent-style-name="Default" style:data-style-name="N0">
      <style:table-cell-properties style:vertical-align="middle" fo:background-color="#FFFFFF"/>
      <style:text-properties fo:font-weight="bold" style:font-weight-asian="bold" style:font-weight-complex="bold"/>
    </style:style>
    <style:style style:name="ce188" style:family="table-cell" style:parent-style-name="Default" style:data-style-name="N0">
      <style:table-cell-properties style:vertical-align="automatic" fo:wrap-option="wrap" fo:background-color="#FFFFFF" style:repeat-content="false"/>
      <style:paragraph-properties fo:text-align="center"/>
      <style:text-properties fo:font-weight="bold" style:font-weight-asian="bold" style:font-weight-complex="bold"/>
    </style:style>
    <style:style style:name="ce189" style:family="table-cell" style:parent-style-name="Default" style:data-style-name="N0">
      <style:table-cell-properties fo:border-top="thin solid #000000" fo:border-bottom="none" fo:border-left="none" fo:border-right="none" style:vertical-align="automatic" fo:background-color="#FFFFFF"/>
      <style:text-properties fo:font-weight="bold" style:font-weight-asian="bold" style:font-weight-complex="bold"/>
    </style:style>
    <style:style style:name="ce190" style:family="table-cell" style:parent-style-name="Default" style:data-style-name="N0">
      <style:table-cell-properties fo:border-top="none" fo:border-bottom="thin solid #000000" fo:border-left="none" fo:border-right="none" style:vertical-align="middle" fo:background-color="#FFFFFF"/>
      <style:text-properties fo:font-weight="bold" style:font-weight-asian="bold" style:font-weight-complex="bold"/>
    </style:style>
    <style:style style:name="ce191"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92" style:family="table-cell" style:parent-style-name="Default" style:data-style-name="N0">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193" style:family="table-cell" style:parent-style-name="Default" style:data-style-name="N0">
      <style:table-cell-properties style:vertical-align="top"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194" style:family="table-cell" style:parent-style-name="Comma" style:data-style-name="N36">
      <style:table-cell-properties style:vertical-align="top" fo:background-color="#FFFFFF" style:repeat-content="false"/>
      <style:paragraph-properties fo:text-align="end" fo:margin-right="0cm"/>
    </style:style>
    <style:style style:name="ce195" style:family="table-cell" style:parent-style-name="Comma" style:data-style-name="N36">
      <style:table-cell-properties fo:background-color="#FFFFFF"/>
    </style:style>
    <style:style style:name="ce196" style:family="table-cell" style:parent-style-name="Comma" style:data-style-name="N36">
      <style:table-cell-properties fo:background-color="#FFFFFF"/>
      <style:text-properties fo:font-weight="bold" style:font-weight-asian="bold" style:font-weight-complex="bold"/>
    </style:style>
    <style:style style:name="ce197" style:family="table-cell" style:parent-style-name="Normal_32_3_32_3_32_2" style:data-style-name="N0">
      <style:table-cell-properties fo:border-top="none" fo:border-bottom="thin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198" style:family="table-cell" style:parent-style-name="Comma" style:data-style-name="N36">
      <style:table-cell-properties fo:border-top="none" fo:border-bottom="thin solid #000000" fo:border-left="none" fo:border-right="none" style:vertical-align="top" fo:background-color="#FFFFFF" style:repeat-content="false"/>
      <style:paragraph-properties fo:text-align="end" fo:margin-right="0cm"/>
      <style:text-properties fo:font-weight="bold" style:font-weight-asian="bold" style:font-weight-complex="bold"/>
    </style:style>
    <style:style style:name="ce199" style:family="table-cell" style:parent-style-name="Normal_32_3_32_3_32_2" style:data-style-name="N0">
      <style:table-cell-properties fo:border-top="none" fo:border-bottom="thin solid #000000" fo:border-left="none" fo:border-right="none" style:vertical-align="automatic" fo:background-color="#FFFFFF"/>
      <style:text-properties fo:font-size="12pt" style:font-size-asian="12pt" style:font-size-complex="12pt" fo:font-weight="bold" style:font-weight-asian="bold" style:font-weight-complex="bold"/>
    </style:style>
    <style:style style:name="ce200" style:family="table-cell" style:parent-style-name="Comma" style:data-style-name="N36">
      <style:table-cell-properties fo:border-top="none" fo:border-bottom="thin solid #000000" fo:border-left="none" fo:border-right="none" fo:background-color="#FFFFFF"/>
      <style:text-properties fo:font-weight="bold" style:font-weight-asian="bold" style:font-weight-complex="bold"/>
    </style:style>
    <style:style style:name="ce201" style:family="table-cell" style:parent-style-name="Comma" style:data-style-name="N41">
      <style:table-cell-properties style:vertical-align="top" fo:background-color="#FFFFFF" style:repeat-content="false"/>
      <style:paragraph-properties fo:text-align="end" fo:margin-right="0cm"/>
    </style:style>
    <style:style style:name="ce202" style:family="table-cell" style:parent-style-name="Comma" style:data-style-name="N41">
      <style:table-cell-properties fo:background-color="#FFFFFF"/>
    </style:style>
    <style:style style:name="ce203" style:family="table-cell" style:parent-style-name="Default" style:data-style-name="N41">
      <style:table-cell-properties fo:background-color="#FFFFFF"/>
    </style:style>
    <style:style style:name="ce204" style:family="table-cell" style:parent-style-name="Comma" style:data-style-name="N41">
      <style:table-cell-properties style:vertical-align="top" fo:background-color="#FFFFFF"/>
    </style:style>
    <style:style style:name="ce205" style:family="table-cell" style:parent-style-name="Comma" style:data-style-name="N41">
      <style:table-cell-properties fo:background-color="#FFFFFF"/>
      <style:text-properties fo:font-weight="bold" style:font-weight-asian="bold" style:font-weight-complex="bold"/>
    </style:style>
    <style:style style:name="ce206" style:family="table-cell" style:parent-style-name="Comma" style:data-style-name="N41">
      <style:table-cell-properties fo:border-top="none" fo:border-bottom="thin solid #000000" fo:border-left="none" fo:border-right="none" style:vertical-align="top" fo:background-color="#FFFFFF" style:repeat-content="false"/>
      <style:paragraph-properties fo:text-align="end" fo:margin-right="0cm"/>
      <style:text-properties fo:font-weight="bold" style:font-weight-asian="bold" style:font-weight-complex="bold"/>
    </style:style>
    <style:style style:name="ce207" style:family="table-cell" style:parent-style-name="Normal_32_3_32_3_32_2" style:data-style-name="N0">
      <style:table-cell-properties style:vertical-align="automatic" fo:background-color="#FFFFFF"/>
      <style:text-properties fo:font-size="12pt" style:font-size-asian="12pt" style:font-size-complex="12pt" fo:font-style="italic" style:font-style-asian="italic" style:font-style-complex="italic"/>
    </style:style>
    <style:style style:name="ce208" style:family="table-cell" style:parent-style-name="Normal_32_2_32_2" style:data-style-name="N0">
      <style:table-cell-properties fo:border-top="none" fo:border-bottom="thin solid #000000" fo:border-left="none" fo:border-right="none" style:vertical-align="automatic" fo:background-color="#FFFFFF"/>
      <style:text-properties fo:font-size="10pt" style:font-size-asian="10pt" style:font-size-complex="10pt" fo:font-style="italic" style:font-style-asian="italic" style:font-style-complex="italic"/>
    </style:style>
    <style:style style:name="ce209" style:family="table-cell" style:parent-style-name="Normal_32_2_32_2"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210" style:family="table-cell" style:parent-style-name="Normal_32_3_32_3_32_2" style:data-style-name="N0">
      <style:table-cell-properties fo:border-top="none" fo:border-bottom="thin solid #000000" fo:border-left="none" fo:border-right="none" style:vertical-align="automatic" fo:background-color="#FFFFFF"/>
      <style:text-properties fo:font-size="12pt" style:font-size-asian="12pt" style:font-size-complex="12pt" fo:font-style="italic" style:font-style-asian="italic" style:font-style-complex="italic"/>
    </style:style>
    <style:style style:name="ce211" style:family="table-cell" style:parent-style-name="Normal_32_6_32_2"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212" style:family="table-cell" style:parent-style-name="Comma_32_2" style:data-style-name="N43">
      <style:table-cell-properties style:vertical-align="automatic" fo:background-color="#FFFFFF"/>
      <style:text-properties fo:font-style="italic" style:font-style-asian="italic" style:font-style-complex="italic"/>
    </style:style>
    <style:style style:name="ce213" style:family="table-cell" style:parent-style-name="Comma_32_2" style:data-style-name="N43">
      <style:table-cell-properties style:vertical-align="automatic" fo:background-color="#FFFFFF"/>
      <style:text-properties fo:font-style="italic" style:font-style-asian="italic" style:font-style-complex="italic" fo:font-weight="bold" style:font-weight-asian="bold" style:font-weight-complex="bold"/>
    </style:style>
    <style:style style:name="ce214"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fo:font-weight="bold" style:font-weight-asian="bold" style:font-weight-complex="bold"/>
    </style:style>
    <style:style style:name="ce215"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fo:font-weight="bold" style:font-weight-asian="bold" style:font-weight-complex="bold"/>
    </style:style>
    <style:style style:name="ce216" style:family="table-cell" style:parent-style-name="Normal_32_2" style:data-style-name="N0">
      <style:table-cell-properties fo:border-top="none" fo:border-bottom="thin solid #000000" fo:border-left="none" fo:border-right="none" style:vertical-align="automatic" fo:background-color="#FFFFFF"/>
      <style:text-properties fo:font-size="9pt" style:font-size-asian="9pt" style:font-size-complex="9pt" fo:font-style="italic" style:font-style-asian="italic" style:font-style-complex="italic"/>
    </style:style>
    <style:style style:name="ce217" style:family="table-cell" style:parent-style-name="Normal_32_2" style:data-style-name="N0">
      <style:table-cell-properties fo:border-top="none" fo:border-bottom="thin solid #000000" fo:border-left="none" fo:border-right="none" style:vertical-align="automatic" fo:background-color="#FFFFFF"/>
    </style:style>
    <style:style style:name="ce218" style:family="table-cell" style:parent-style-name="Normal_32_2" style:data-style-name="N0">
      <style:table-cell-properties fo:border-top="thin solid #000000" fo:border-bottom="thin solid #000000" fo:border-left="none" fo:border-right="none" style:vertical-align="automatic" fo:background-color="#FFFFFF"/>
    </style:style>
    <style:style style:name="ce219" style:family="table-cell" style:parent-style-name="Normal_32_2"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220" style:family="table-cell" style:parent-style-name="Normal_32_2"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221" style:family="table-cell" style:parent-style-name="Default" style:data-style-name="N0">
      <style:table-cell-properties style:vertical-align="automatic" fo:wrap-option="wrap" fo:background-color="#FFFFFF" style:repeat-content="false"/>
      <style:paragraph-properties fo:text-align="start" fo:margin-left="0cm"/>
      <style:text-properties fo:font-size="9pt" style:font-size-asian="9pt" style:font-size-complex="9pt"/>
    </style:style>
    <style:style style:name="ce222" style:family="table-cell" style:parent-style-name="Normal_32_2" style:data-style-name="N0">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223" style:family="table-cell" style:parent-style-name="Normal_32_2" style:data-style-name="N0">
      <style:table-cell-properties style:vertical-align="automatic" fo:background-color="#FFFFFF"/>
      <style:text-properties fo:font-weight="bold" style:font-weight-asian="bold" style:font-weight-complex="bold"/>
    </style:style>
    <style:style style:name="ce224" style:family="table-cell" style:parent-style-name="Normal_32_2" style:data-style-name="N0">
      <style:table-cell-properties style:vertical-align="automatic" fo:background-color="#FFFFFF" style:repeat-content="false"/>
      <style:paragraph-properties fo:text-align="start" fo:margin-left="0.353cm"/>
    </style:style>
    <style:style style:name="ce225" style:family="table-cell" style:parent-style-name="Normal_32_2" style:data-style-name="N43">
      <style:table-cell-properties style:vertical-align="automatic" fo:wrap-option="wrap" fo:background-color="#FFFFFF" style:repeat-content="false"/>
      <style:paragraph-properties fo:text-align="end" fo:margin-right="0cm"/>
    </style:style>
    <style:style style:name="ce226" style:family="table-cell" style:parent-style-name="Normal_32_2" style:data-style-name="N0">
      <style:table-cell-properties style:vertical-align="automatic" fo:background-color="#FFFFFF" style:repeat-content="false"/>
      <style:paragraph-properties fo:text-align="start" fo:margin-left="0cm"/>
    </style:style>
    <style:style style:name="ce227" style:family="table-cell" style:parent-style-name="Normal_32_2"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28" style:family="table-cell" style:parent-style-name="Normal_32_2" style:data-style-name="N43">
      <style:table-cell-properties fo:border-top="none" fo:border-bottom="thin solid #000000" fo:border-left="none" fo:border-right="none" style:vertical-align="automatic" fo:wrap-option="wrap" fo:background-color="#FFFFFF" style:repeat-content="false"/>
      <style:paragraph-properties fo:text-align="end" fo:margin-right="0cm"/>
    </style:style>
    <style:style style:name="ce229" style:family="table-cell" style:parent-style-name="Normal_32_2" style:data-style-name="N0">
      <style:table-cell-properties fo:border-top="thin solid #000000" fo:border-bottom="none" fo:border-left="none" fo:border-right="none" style:vertical-align="automatic" fo:background-color="#FFFFFF"/>
    </style:style>
    <style:style style:name="ce230" style:family="table-cell" style:parent-style-name="Normal_32_2_32_2" style:data-style-name="N0">
      <style:table-cell-properties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231" style:family="table-cell" style:parent-style-name="Normal_32_2_32_2" style:data-style-name="N0">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232" style:family="table-cell" style:parent-style-name="Normal_32_2_32_2"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233" style:family="table-cell" style:parent-style-name="Comma_32_3_32_2_32_2" style:data-style-name="N45">
      <style:table-cell-properties fo:background-color="#FFFFFF"/>
    </style:style>
    <style:style style:name="ce234" style:family="table-cell" style:parent-style-name="Normal_Sheet2" style:data-style-name="N38">
      <style:table-cell-properties style:vertical-align="middle" fo:background-color="#FFFFFF" style:repeat-content="false"/>
      <style:paragraph-properties fo:text-align="end" fo:margin-right="0cm"/>
    </style:style>
    <style:style style:name="ce235" style:family="table-cell" style:parent-style-name="Default" style:data-style-name="N38">
      <style:table-cell-properties fo:background-color="#FFFFFF"/>
    </style:style>
    <style:style style:name="ce236" style:family="table-cell" style:parent-style-name="Normal_Sheet2" style:data-style-name="N38">
      <style:table-cell-properties fo:border-top="none" fo:border-bottom="thin solid #000000" fo:border-left="none" fo:border-right="none" style:vertical-align="middle" fo:background-color="#FFFFFF" style:repeat-content="false"/>
      <style:paragraph-properties fo:text-align="end" fo:margin-right="0cm"/>
    </style:style>
    <style:style style:name="ce237" style:family="table-cell" style:parent-style-name="Normal_32_2" style:data-style-name="N0">
      <style:table-cell-properties fo:border-top="thin solid #000000" fo:border-bottom="none" fo:border-left="none" fo:border-right="none" style:vertical-align="automatic" fo:background-color="#FFFFFF" style:repeat-content="false"/>
      <style:paragraph-properties fo:text-align="start" fo:margin-left="0.353cm"/>
    </style:style>
    <style:style style:name="ce238" style:family="table-cell" style:parent-style-name="Comma_32_3_32_2_32_2" style:data-style-name="N45">
      <style:table-cell-properties fo:border-top="thin solid #000000" fo:border-bottom="none" fo:border-left="none" fo:border-right="none" fo:background-color="#FFFFFF"/>
    </style:style>
    <style:style style:name="ce239" style:family="table-cell" style:parent-style-name="Comma_32_3_32_2_32_2" style:data-style-name="N36">
      <style:table-cell-properties fo:background-color="#FFFFFF"/>
      <style:text-properties fo:font-style="italic" style:font-style-asian="italic" style:font-style-complex="italic"/>
    </style:style>
    <style:style style:name="ce240" style:family="table-cell" style:parent-style-name="Comma_32_3_32_2_32_2" style:data-style-name="N36">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241" style:family="table-cell" style:parent-style-name="Comma_32_3_32_2_32_2" style:data-style-name="N45">
      <style:table-cell-properties style:vertical-align="automatic" fo:background-color="#FFFFFF" style:repeat-content="false"/>
      <style:paragraph-properties fo:text-align="end" fo:margin-right="0cm"/>
    </style:style>
    <style:style style:name="ce242" style:family="table-cell" style:parent-style-name="Comma_32_3_32_2_32_2" style:data-style-name="N36">
      <style:table-cell-properties fo:border-top="none" fo:border-bottom="thin solid #000000" fo:border-left="none" fo:border-right="none" fo:background-color="#FFFFFF"/>
      <style:text-properties fo:font-style="italic" style:font-style-asian="italic" style:font-style-complex="italic"/>
    </style:style>
    <style:style style:name="ce243" style:family="table-cell" style:parent-style-name="Comma_32_3_32_2_32_2"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fo:font-style="italic" style:font-style-asian="italic" style:font-style-complex="italic"/>
    </style:style>
    <style:style style:name="ce244" style:family="table-cell" style:parent-style-name="Normal_32_2" style:data-style-name="N0">
      <style:table-cell-properties style:vertical-align="middle"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45" style:family="table-cell" style:parent-style-name="Default" style:data-style-name="N0">
      <style:table-cell-properties style:vertical-align="middle"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o1" style:family="table-column">
      <style:table-column-properties fo:break-before="auto" style:column-width="1.69333333333333cm"/>
    </style:style>
    <style:style style:name="co2" style:family="table-column">
      <style:table-column-properties fo:break-before="auto" style:column-width="2.11666666666667cm"/>
    </style:style>
    <style:style style:name="co3" style:family="table-column">
      <style:table-column-properties fo:break-before="auto" style:column-width="3.99520833333333cm"/>
    </style:style>
    <style:style style:name="co4" style:family="table-column">
      <style:table-column-properties fo:break-before="auto" style:column-width="2.24895833333333cm"/>
    </style:style>
    <style:style style:name="co5" style:family="table-column">
      <style:table-column-properties fo:break-before="auto" style:column-width="1.05833333333333cm"/>
    </style:style>
    <style:style style:name="co6" style:family="table-column">
      <style:table-column-properties fo:break-before="auto" style:column-width="1.666875cm"/>
    </style:style>
    <style:style style:name="co7" style:family="table-column">
      <style:table-column-properties fo:break-before="auto" style:column-width="3.04270833333333cm"/>
    </style:style>
    <style:style style:name="co8" style:family="table-column">
      <style:table-column-properties fo:break-before="auto" style:column-width="2.2225cm"/>
    </style:style>
    <style:style style:name="co9" style:family="table-column">
      <style:table-column-properties fo:break-before="auto" style:column-width="2.19604166666667cm"/>
    </style:style>
    <style:style style:name="co10" style:family="table-column">
      <style:table-column-properties fo:break-before="auto" style:column-width="2.06375cm"/>
    </style:style>
    <style:style style:name="co11" style:family="table-column">
      <style:table-column-properties fo:break-before="auto" style:column-width="2.143125cm"/>
    </style:style>
    <style:style style:name="co12" style:family="table-column">
      <style:table-column-properties fo:break-before="auto" style:column-width="2.301875cm"/>
    </style:style>
    <style:style style:name="co13" style:family="table-column">
      <style:table-column-properties fo:break-before="auto" style:column-width="2.778125cm"/>
    </style:style>
    <style:style style:name="co14" style:family="table-column">
      <style:table-column-properties fo:break-before="auto" style:column-width="2.67229166666667cm"/>
    </style:style>
    <style:style style:name="co15" style:family="table-column">
      <style:table-column-properties fo:break-before="auto" style:column-width="3.20145833333333cm"/>
    </style:style>
    <style:style style:name="co16" style:family="table-column">
      <style:table-column-properties fo:break-before="auto" style:column-width="1.32291666666667cm" style:use-optimal-column-width="true"/>
    </style:style>
    <style:style style:name="co17" style:family="table-column">
      <style:table-column-properties fo:break-before="auto" style:column-width="1.93145833333333cm"/>
    </style:style>
    <style:style style:name="co18" style:family="table-column">
      <style:table-column-properties fo:break-before="auto" style:column-width="3.46604166666667cm"/>
    </style:style>
    <style:style style:name="co19" style:family="table-column">
      <style:table-column-properties fo:break-before="auto" style:column-width="1.905cm" style:use-optimal-column-width="true"/>
    </style:style>
    <style:style style:name="co20" style:family="table-column">
      <style:table-column-properties fo:break-before="auto" style:column-width="3.22791666666667cm"/>
    </style:style>
    <style:style style:name="co21" style:family="table-column">
      <style:table-column-properties fo:break-before="auto" style:column-width="2.54cm"/>
    </style:style>
    <style:style style:name="co22" style:family="table-column">
      <style:table-column-properties fo:break-before="auto" style:column-width="3.78354166666667cm"/>
    </style:style>
    <style:style style:name="co23" style:family="table-column">
      <style:table-column-properties fo:break-before="auto" style:column-width="1.40229166666667cm" style:use-optimal-column-width="true"/>
    </style:style>
    <style:style style:name="co24" style:family="table-column">
      <style:table-column-properties fo:break-before="auto" style:column-width="1.71979166666667cm"/>
    </style:style>
    <style:style style:name="co25" style:family="table-column">
      <style:table-column-properties fo:break-before="auto" style:column-width="0.873125cm"/>
    </style:style>
    <style:style style:name="co26" style:family="table-column">
      <style:table-column-properties fo:break-before="auto" style:column-width="4.78895833333333cm"/>
    </style:style>
    <style:style style:name="co27" style:family="table-column">
      <style:table-column-properties fo:break-before="auto" style:column-width="0.635cm"/>
    </style:style>
    <style:style style:name="co28" style:family="table-column">
      <style:table-column-properties fo:break-before="auto" style:column-width="1.74625cm" style:use-optimal-column-width="true"/>
    </style:style>
    <style:style style:name="co29" style:family="table-column">
      <style:table-column-properties fo:break-before="auto" style:column-width="5.45041666666667cm"/>
    </style:style>
    <style:style style:name="co30" style:family="table-column">
      <style:table-column-properties fo:break-before="auto" style:column-width="1.77270833333333cm"/>
    </style:style>
    <style:style style:name="co31" style:family="table-column">
      <style:table-column-properties fo:break-before="auto" style:column-width="2.8575cm"/>
    </style:style>
    <style:style style:name="co32" style:family="table-column">
      <style:table-column-properties fo:break-before="auto" style:column-width="5.29166666666667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14.25pt" style:use-optimal-row-height="false" fo:break-before="auto"/>
    </style:style>
    <style:style style:name="ro5" style:family="table-row">
      <style:table-row-properties style:row-height="28.5pt" style:use-optimal-row-height="false" fo:break-before="auto"/>
    </style:style>
    <style:style style:name="ro6" style:family="table-row">
      <style:table-row-properties style:row-height="15pt" style:use-optimal-row-height="true" fo:break-before="auto"/>
    </style:style>
    <style:style style:name="ro7" style:family="table-row">
      <style:table-row-properties style:row-height="24.75pt" style:use-optimal-row-height="false" fo:break-before="auto"/>
    </style:style>
    <style:style style:name="ro8" style:family="table-row">
      <style:table-row-properties style:row-height="18.75pt" style:use-optimal-row-height="false" fo:break-before="auto"/>
    </style:style>
    <style:style style:name="ro9" style:family="table-row">
      <style:table-row-properties style:row-height="12.95pt" style:use-optimal-row-height="false" fo:break-before="auto"/>
    </style:style>
    <style:style style:name="ro10" style:family="table-row">
      <style:table-row-properties style:row-height="27pt" style:use-optimal-row-height="false" fo:break-before="auto"/>
    </style:style>
    <style:style style:name="ro11" style:family="table-row">
      <style:table-row-properties style:row-height="15.75pt" style:use-optimal-row-height="false" fo:break-before="auto"/>
    </style:style>
    <style:style style:name="ro12" style:family="table-row">
      <style:table-row-properties style:row-height="39pt" style:use-optimal-row-height="false" fo:break-before="auto"/>
    </style:style>
    <style:style style:name="ro13" style:family="table-row">
      <style:table-row-properties style:row-height="11.25pt" style:use-optimal-row-height="false" fo:break-before="auto"/>
    </style:style>
    <style:style style:name="ro14" style:family="table-row">
      <style:table-row-properties style:row-height="12.4pt" style:use-optimal-row-height="true" fo:break-before="auto"/>
    </style:style>
    <style:style style:name="ro15" style:family="table-row">
      <style:table-row-properties style:row-height="29.25pt" style:use-optimal-row-height="false" fo:break-before="auto"/>
    </style:style>
    <style:style style:name="ro16" style:family="table-row">
      <style:table-row-properties style:row-height="19.5pt" style:use-optimal-row-height="false" fo:break-before="auto"/>
    </style:style>
    <style:style style:name="ro17" style:family="table-row">
      <style:table-row-properties style:row-height="14.25pt" style:use-optimal-row-height="true" fo:break-before="auto"/>
    </style:style>
    <style:style style:name="ro18" style:family="table-row">
      <style:table-row-properties style:row-height="12pt" style:use-optimal-row-height="true" fo:break-before="auto"/>
    </style:style>
    <style:style style:name="ro19" style:family="table-row">
      <style:table-row-properties style:row-height="27.75pt" style:use-optimal-row-height="false" fo:break-before="auto"/>
    </style:style>
    <style:style style:name="ro20" style:family="table-row">
      <style:table-row-properties style:row-height="12.75pt" style:use-optimal-row-height="false" fo:break-before="auto"/>
    </style:style>
    <style:style style:name="ro21" style:family="table-row">
      <style:table-row-properties style:row-height="22.7pt" style:use-optimal-row-height="false" fo:break-before="auto"/>
    </style:style>
    <style:style style:name="ro22" style:family="table-row">
      <style:table-row-properties style:row-height="30.6pt" style:use-optimal-row-height="false" fo:break-before="auto"/>
    </style:style>
    <style:style style:name="ro23" style:family="table-row">
      <style:table-row-properties style:row-height="15.6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style:style style:name="ta9" style:family="table" style:master-page-name="mp9">
      <style:table-properties table:display="true" style:writing-mode="lr-tb"/>
    </style:style>
    <style:style style:name="ta10"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List_of_contents" table:style-name="ta1">
        <table:table-column table:style-name="co1" table:number-columns-repeated="16384" table:default-cell-style-name="ce4"/>
        <table:table-row table:style-name="ro1">
          <table:table-cell table:style-name="ce2"/>
          <table:table-cell table:style-name="ce3"/>
          <table:table-cell table:number-columns-repeated="16382" table:style-name="ce4"/>
        </table:table-row>
        <table:table-row table:style-name="ro1">
          <table:table-cell table:style-name="ce4"/>
          <table:table-cell office:value-type="string" table:style-name="ce3">
            <text:p>2022-23 English Housing Survey Headline Report<text:s/></text:p>
          </table:table-cell>
          <table:table-cell table:number-columns-repeated="16382" table:style-name="ce4"/>
        </table:table-row>
        <table:table-row table:style-name="ro1">
          <table:table-cell table:style-name="ce4"/>
          <table:table-cell table:style-name="ce3"/>
          <table:table-cell table:number-columns-repeated="16382" table:style-name="ce4"/>
        </table:table-row>
        <table:table-row table:style-name="ro1">
          <table:table-cell table:style-name="ce4"/>
          <table:table-cell office:value-type="string" table:style-name="ce3">
            <text:p>Chapter 4: Annex Tables</text:p>
          </table:table-cell>
          <table:table-cell table:number-columns-repeated="16382" table:style-name="ce4"/>
        </table:table-row>
        <table:table-row table:style-name="ro2">
          <table:table-cell table:number-columns-repeated="16384"/>
        </table:table-row>
        <table:table-row table:style-name="ro2">
          <table:table-cell table:style-name="ce4"/>
          <table:table-cell office:value-type="string" table:style-name="ce5">
            <text:p>AT 4.1</text:p>
          </table:table-cell>
          <table:table-cell office:value-type="string" table:style-name="ce6">
            <text:p><text:a xlink:href="#AT4_1.A1">Overcrowding, by tenure, 1995-96 to 2022-23</text:a></text:p>
          </table:table-cell>
          <table:table-cell table:number-columns-repeated="16381"/>
        </table:table-row>
        <table:table-row table:style-name="ro2">
          <table:table-cell table:style-name="ce4"/>
          <table:table-cell office:value-type="string" table:style-name="ce5">
            <text:p>AT 4.2</text:p>
          </table:table-cell>
          <table:table-cell office:value-type="string" table:style-name="ce6">
            <text:p><text:a xlink:href="#AT4_2.A1">Under-occupation, by tenure, 1995-96 to 2022-23</text:a></text:p>
          </table:table-cell>
          <table:table-cell table:number-columns-repeated="16381"/>
        </table:table-row>
        <table:table-row table:style-name="ro2">
          <table:table-cell table:style-name="ce4"/>
          <table:table-cell office:value-type="string" table:style-name="ce5">
            <text:p>AT 4.3</text:p>
          </table:table-cell>
          <table:table-cell office:value-type="string" table:style-name="ce6">
            <text:p><text:a xlink:href="#AT4_3.A1">Non-decent homes, by tenure, 2006 to 2022</text:a></text:p>
          </table:table-cell>
          <table:table-cell table:number-columns-repeated="16381"/>
        </table:table-row>
        <table:table-row table:style-name="ro2">
          <table:table-cell table:style-name="ce4"/>
          <table:table-cell office:value-type="string" table:style-name="ce5">
            <text:p>AT 4.4</text:p>
          </table:table-cell>
          <table:table-cell office:value-type="string" table:style-name="ce6">
            <text:p><text:a xlink:href="#AT4_4.A1">HHSRS Category 1 hazards, by tenure, 2008 to 2022</text:a></text:p>
          </table:table-cell>
          <table:table-cell table:number-columns-repeated="16381"/>
        </table:table-row>
        <table:table-row table:style-name="ro2">
          <table:table-cell table:style-name="ce4"/>
          <table:table-cell office:value-type="string" table:style-name="ce5">
            <text:p>AT 4.5</text:p>
          </table:table-cell>
          <table:table-cell office:value-type="string" table:style-name="ce6">
            <text:p><text:a xlink:href="#AT4_5.A1">All damp problems, 1996 to 2022</text:a></text:p>
          </table:table-cell>
          <table:table-cell table:number-columns-repeated="16381"/>
        </table:table-row>
        <table:table-row table:style-name="ro2">
          <table:table-cell table:style-name="ce4"/>
          <table:table-cell office:value-type="string" table:style-name="ce5">
            <text:p>AT 4.6</text:p>
          </table:table-cell>
          <table:table-cell office:value-type="string" table:style-name="ce6">
            <text:p><text:a xlink:href="#AT4_6.A1">All damp problems, by tenure, 2022</text:a></text:p>
          </table:table-cell>
          <table:table-cell table:number-columns-repeated="16381"/>
        </table:table-row>
        <table:table-row table:style-name="ro2">
          <table:table-cell table:style-name="ce4"/>
          <table:table-cell office:value-type="string" table:style-name="ce5">
            <text:p>AT 4.7</text:p>
          </table:table-cell>
          <table:table-cell office:value-type="string" table:style-name="ce6">
            <text:p><text:a xlink:href="#AT4_7.A1">Households with at least one working smoke alarm by tenure, 2003-04 to 2022-23</text:a></text:p>
          </table:table-cell>
          <table:table-cell table:number-columns-repeated="16381"/>
        </table:table-row>
        <table:table-row table:style-name="ro2">
          <table:table-cell table:style-name="ce4"/>
          <table:table-cell office:value-type="string" table:style-name="ce5">
            <text:p>AT 4.8</text:p>
          </table:table-cell>
          <table:table-cell office:value-type="string" table:style-name="ce6">
            <text:p><text:a xlink:href="#AT4_8.A1">How often smoke alarm is tested by tenure, 2022-23</text:a></text:p>
          </table:table-cell>
          <table:table-cell table:number-columns-repeated="16381"/>
        </table:table-row>
        <table:table-row table:style-name="ro2">
          <table:table-cell table:style-name="ce4"/>
          <table:table-cell office:value-type="string" table:style-name="ce5">
            <text:p>AT 4.9</text:p>
          </table:table-cell>
          <table:table-cell office:value-type="string" table:style-name="ce6">
            <text:p><text:a xlink:href="#AT4_9.A1">Whether dwellings with or without a solid fuel appliance have a carbon monoxide detector, by tenure, 2016 to 2022</text:a></text:p>
          </table:table-cell>
          <table:table-cell table:number-columns-repeated="16381"/>
        </table:table-row>
        <table:table-row table:style-name="ro2">
          <table:table-cell table:number-columns-repeated="2" table:style-name="ce4"/>
          <table:table-cell table:style-name="ce7"/>
          <table:table-cell table:number-columns-repeated="16381"/>
        </table:table-row>
        <table:table-row table:number-rows-repeated="1048561" table:style-name="ro2">
          <table:table-cell table:number-columns-repeated="16384"/>
        </table:table-row>
        <table:named-expressions>
          <table:named-range table:name="Print_Area" table:cell-range-address="List_of_contents.$A$1:List_of_contents.$M$16" table:base-cell-address="List_of_contents.$A$1"/>
        </table:named-expressions>
      </table:table>
      <table:table table:name="AT4_1" table:style-name="ta2">
        <table:table-column table:style-name="co2" table:default-cell-style-name="ce9"/>
        <table:table-column table:style-name="co3" table:default-cell-style-name="ce9"/>
        <table:table-column table:style-name="co4" table:number-columns-repeated="4" table:default-cell-style-name="ce9"/>
        <table:table-column table:style-name="co5" table:default-cell-style-name="ce9"/>
        <table:table-column table:style-name="co2"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2" table:number-columns-repeated="2"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2" table:default-cell-style-name="ce9"/>
        <table:table-column table:style-name="co1" table:number-columns-repeated="16360" table:default-cell-style-name="ce9"/>
        <table:table-row table:style-name="ro3">
          <table:table-cell table:style-name="ce8"/>
          <table:table-cell table:number-columns-repeated="8" table:style-name="ce9"/>
          <table:table-cell table:number-columns-repeated="16375" table:style-name="ce8"/>
        </table:table-row>
        <table:table-row table:style-name="ro1">
          <table:table-cell table:style-name="ce8"/>
          <table:table-cell office:value-type="string" table:style-name="ce10">
            <text:p>Annex Table 4.1: Overcrowding, by tenure, 1995-96 to 2022-23</text:p>
          </table:table-cell>
          <table:table-cell table:number-columns-repeated="4" table:style-name="ce11"/>
          <table:table-cell table:number-columns-repeated="3" table:style-name="ce9"/>
          <table:table-cell table:number-columns-repeated="16375" table:style-name="ce8"/>
        </table:table-row>
        <table:table-row table:style-name="ro4">
          <table:table-cell table:style-name="ce8"/>
          <table:table-cell table:number-columns-repeated="5" table:style-name="ce12"/>
          <table:table-cell table:number-columns-repeated="3" table:style-name="ce9"/>
          <table:table-cell table:number-columns-repeated="16375" table:style-name="ce8"/>
        </table:table-row>
        <table:table-row table:style-name="ro4">
          <table:table-cell table:style-name="ce8"/>
          <table:table-cell office:value-type="string" table:style-name="ce13">
            <text:p>all households</text:p>
          </table:table-cell>
          <table:table-cell table:number-columns-repeated="4" table:style-name="ce14"/>
          <table:table-cell table:number-columns-repeated="3" table:style-name="ce9"/>
          <table:table-cell table:number-columns-repeated="16375" table:style-name="ce8"/>
        </table:table-row>
        <table:table-row table:style-name="ro5">
          <table:table-cell table:style-name="ce8"/>
          <table:table-cell table:style-name="ce15"/>
          <table:table-cell office:value-type="string" table:style-name="ce16">
            <text:p>owner occupiers</text:p>
          </table:table-cell>
          <table:table-cell office:value-type="string" table:style-name="ce16">
            <text:p>private<text:s/></text:p>
            <text:p>renters</text:p>
          </table:table-cell>
          <table:table-cell office:value-type="string" table:style-name="ce16">
            <text:p>social<text:s/></text:p>
            <text:p>renters</text:p>
          </table:table-cell>
          <table:table-cell office:value-type="string" table:style-name="ce16">
            <text:p>all<text:s/></text:p>
            <text:p>tenures</text:p>
          </table:table-cell>
          <table:table-cell table:number-columns-repeated="3" table:style-name="ce9"/>
          <table:table-cell table:number-columns-repeated="16375" table:style-name="ce8"/>
        </table:table-row>
        <table:table-row table:style-name="ro4">
          <table:table-cell table:style-name="ce8"/>
          <table:table-cell table:style-name="ce17"/>
          <table:table-cell table:number-columns-repeated="3" table:style-name="ce18"/>
          <table:table-cell office:value-type="string" table:style-name="ce19">
            <text:p>thousands of overcrowded households</text:p>
          </table:table-cell>
          <table:table-cell table:number-columns-repeated="3" table:style-name="ce9"/>
          <table:table-cell table:number-columns-repeated="16375" table:style-name="ce8"/>
        </table:table-row>
        <table:table-row table:style-name="ro4">
          <table:table-cell table:style-name="ce8"/>
          <table:table-cell office:value-type="string" table:style-name="ce9">
            <text:p>1995-96</text:p>
          </table:table-cell>
          <table:table-cell office:value-type="float" office:value="241.2012857034108" table:style-name="ce20">
            <text:p>241</text:p>
          </table:table-cell>
          <table:table-cell office:value-type="float" office:value="62.588524703445046" table:style-name="ce20">
            <text:p>63</text:p>
          </table:table-cell>
          <table:table-cell office:value-type="float" office:value="226.72754762089843" table:style-name="ce20">
            <text:p>227</text:p>
          </table:table-cell>
          <table:table-cell office:value-type="float" office:value="530.51735802775431" table:style-name="ce21">
            <text:p>531</text:p>
          </table:table-cell>
          <table:table-cell table:style-name="ce9"/>
          <table:table-cell table:style-name="ce22"/>
          <table:table-cell table:style-name="ce23"/>
          <table:table-cell table:number-columns-repeated="16375" table:style-name="ce8"/>
        </table:table-row>
        <table:table-row table:style-name="ro4">
          <table:table-cell table:style-name="ce8"/>
          <table:table-cell office:value-type="string" table:style-name="ce9">
            <text:p>1996-97</text:p>
          </table:table-cell>
          <table:table-cell office:value-type="float" office:value="230.37465777064699" table:style-name="ce20">
            <text:p>230</text:p>
          </table:table-cell>
          <table:table-cell office:value-type="float" office:value="61.616878369488404" table:style-name="ce20">
            <text:p>62</text:p>
          </table:table-cell>
          <table:table-cell office:value-type="float" office:value="219.22644841158231" table:style-name="ce20">
            <text:p>219</text:p>
          </table:table-cell>
          <table:table-cell office:value-type="float" office:value="511.21798455171773" table:style-name="ce21">
            <text:p>511</text:p>
          </table:table-cell>
          <table:table-cell table:number-columns-repeated="3" table:style-name="ce9"/>
          <table:table-cell table:number-columns-repeated="16375" table:style-name="ce8"/>
        </table:table-row>
        <table:table-row table:style-name="ro4">
          <table:table-cell table:style-name="ce8"/>
          <table:table-cell office:value-type="string" table:style-name="ce9">
            <text:p>1997-98</text:p>
          </table:table-cell>
          <table:table-cell office:value-type="float" office:value="213.67645286850026" table:style-name="ce20">
            <text:p>214</text:p>
          </table:table-cell>
          <table:table-cell office:value-type="float" office:value="68.681245345261033" table:style-name="ce20">
            <text:p>69</text:p>
          </table:table-cell>
          <table:table-cell office:value-type="float" office:value="212.93957962402976" table:style-name="ce20">
            <text:p>213</text:p>
          </table:table-cell>
          <table:table-cell office:value-type="float" office:value="495.297277837791" table:style-name="ce21">
            <text:p>495</text:p>
          </table:table-cell>
          <table:table-cell table:number-columns-repeated="3" table:style-name="ce9"/>
          <table:table-cell table:number-columns-repeated="16375" table:style-name="ce8"/>
        </table:table-row>
        <table:table-row table:style-name="ro4">
          <table:table-cell table:style-name="ce8"/>
          <table:table-cell office:value-type="string" table:style-name="ce9">
            <text:p>1998-99</text:p>
          </table:table-cell>
          <table:table-cell office:value-type="float" office:value="215.79088947366563" table:style-name="ce20">
            <text:p>216</text:p>
          </table:table-cell>
          <table:table-cell office:value-type="float" office:value="70.336932405449957" table:style-name="ce20">
            <text:p>70</text:p>
          </table:table-cell>
          <table:table-cell office:value-type="float" office:value="211.88445950048245" table:style-name="ce20">
            <text:p>212</text:p>
          </table:table-cell>
          <table:table-cell office:value-type="float" office:value="498.01228137959805" table:style-name="ce21">
            <text:p>498</text:p>
          </table:table-cell>
          <table:table-cell table:number-columns-repeated="3" table:style-name="ce9"/>
          <table:table-cell table:number-columns-repeated="16375" table:style-name="ce8"/>
        </table:table-row>
        <table:table-row table:style-name="ro4">
          <table:table-cell table:style-name="ce8"/>
          <table:table-cell office:value-type="string" table:style-name="ce9">
            <text:p>1999-00</text:p>
          </table:table-cell>
          <table:table-cell office:value-type="float" office:value="208.67286694829747" table:style-name="ce20">
            <text:p>209</text:p>
          </table:table-cell>
          <table:table-cell office:value-type="float" office:value="72.569929253494934" table:style-name="ce20">
            <text:p>73</text:p>
          </table:table-cell>
          <table:table-cell office:value-type="float" office:value="215.37428092387995" table:style-name="ce20">
            <text:p>215</text:p>
          </table:table-cell>
          <table:table-cell office:value-type="float" office:value="496.61707712567232" table:style-name="ce21">
            <text:p>497</text:p>
          </table:table-cell>
          <table:table-cell table:number-columns-repeated="3" table:style-name="ce9"/>
          <table:table-cell table:number-columns-repeated="16375" table:style-name="ce8"/>
        </table:table-row>
        <table:table-row table:style-name="ro4">
          <table:table-cell table:style-name="ce8"/>
          <table:table-cell office:value-type="string" table:style-name="ce9">
            <text:p>2000-01</text:p>
          </table:table-cell>
          <table:table-cell office:value-type="float" office:value="206.2947121576336" table:style-name="ce20">
            <text:p>206</text:p>
          </table:table-cell>
          <table:table-cell office:value-type="float" office:value="72.253473607135376" table:style-name="ce20">
            <text:p>72</text:p>
          </table:table-cell>
          <table:table-cell office:value-type="float" office:value="224.37691791458454" table:style-name="ce20">
            <text:p>224</text:p>
          </table:table-cell>
          <table:table-cell office:value-type="float" office:value="502.92510367935353" table:style-name="ce21">
            <text:p>503</text:p>
          </table:table-cell>
          <table:table-cell table:number-columns-repeated="3" table:style-name="ce9"/>
          <table:table-cell table:number-columns-repeated="16375" table:style-name="ce8"/>
        </table:table-row>
        <table:table-row table:style-name="ro4">
          <table:table-cell table:style-name="ce8"/>
          <table:table-cell office:value-type="string" table:style-name="ce9">
            <text:p>2001-02</text:p>
          </table:table-cell>
          <table:table-cell office:value-type="float" office:value="200.58716821414859" table:style-name="ce20">
            <text:p>201</text:p>
          </table:table-cell>
          <table:table-cell office:value-type="float" office:value="75.289961423948554" table:style-name="ce20">
            <text:p>75</text:p>
          </table:table-cell>
          <table:table-cell office:value-type="float" office:value="226.1878294355613" table:style-name="ce20">
            <text:p>226</text:p>
          </table:table-cell>
          <table:table-cell office:value-type="float" office:value="502.06495907365843" table:style-name="ce21">
            <text:p>502</text:p>
          </table:table-cell>
          <table:table-cell table:number-columns-repeated="3" table:style-name="ce9"/>
          <table:table-cell table:number-columns-repeated="16375" table:style-name="ce8"/>
        </table:table-row>
        <table:table-row table:style-name="ro4">
          <table:table-cell table:style-name="ce8"/>
          <table:table-cell office:value-type="string" table:style-name="ce9">
            <text:p>2002-03</text:p>
          </table:table-cell>
          <table:table-cell office:value-type="float" office:value="204.40262003230404" table:style-name="ce20">
            <text:p>204</text:p>
          </table:table-cell>
          <table:table-cell office:value-type="float" office:value="79.648627048766997" table:style-name="ce20">
            <text:p>80</text:p>
          </table:table-cell>
          <table:table-cell office:value-type="float" office:value="216.49489474886227" table:style-name="ce20">
            <text:p>216</text:p>
          </table:table-cell>
          <table:table-cell office:value-type="float" office:value="500.54614182993333" table:style-name="ce21">
            <text:p>501</text:p>
          </table:table-cell>
          <table:table-cell table:number-columns-repeated="3" table:style-name="ce9"/>
          <table:table-cell table:number-columns-repeated="16375" table:style-name="ce8"/>
        </table:table-row>
        <table:table-row table:style-name="ro4">
          <table:table-cell table:style-name="ce8"/>
          <table:table-cell office:value-type="string" table:style-name="ce9">
            <text:p>2003-04</text:p>
          </table:table-cell>
          <table:table-cell office:value-type="float" office:value="202.66353196195527" table:style-name="ce20">
            <text:p>203</text:p>
          </table:table-cell>
          <table:table-cell office:value-type="float" office:value="86.493380814996442" table:style-name="ce20">
            <text:p>86</text:p>
          </table:table-cell>
          <table:table-cell office:value-type="float" office:value="196.55529190007022" table:style-name="ce20">
            <text:p>197</text:p>
          </table:table-cell>
          <table:table-cell office:value-type="float" office:value="485.71220467702187" table:style-name="ce21">
            <text:p>486</text:p>
          </table:table-cell>
          <table:table-cell table:number-columns-repeated="3" table:style-name="ce9"/>
          <table:table-cell table:number-columns-repeated="16375" table:style-name="ce8"/>
        </table:table-row>
        <table:table-row table:style-name="ro4">
          <table:table-cell table:style-name="ce8"/>
          <table:table-cell office:value-type="string" table:style-name="ce9">
            <text:p>2004-05</text:p>
          </table:table-cell>
          <table:table-cell office:value-type="float" office:value="203.14668671379488" table:style-name="ce20">
            <text:p>203</text:p>
          </table:table-cell>
          <table:table-cell office:value-type="float" office:value="101.62154263369477" table:style-name="ce20">
            <text:p>102</text:p>
          </table:table-cell>
          <table:table-cell office:value-type="float" office:value="206.18922724313904" table:style-name="ce20">
            <text:p>206</text:p>
          </table:table-cell>
          <table:table-cell office:value-type="float" office:value="510.95745659062868" table:style-name="ce21">
            <text:p>511</text:p>
          </table:table-cell>
          <table:table-cell table:number-columns-repeated="3" table:style-name="ce9"/>
          <table:table-cell table:number-columns-repeated="16375" table:style-name="ce8"/>
        </table:table-row>
        <table:table-row table:style-name="ro4">
          <table:table-cell table:style-name="ce8"/>
          <table:table-cell office:value-type="string" table:style-name="ce9">
            <text:p>2005-06</text:p>
          </table:table-cell>
          <table:table-cell office:value-type="float" office:value="201.74536338898989" table:style-name="ce20">
            <text:p>202</text:p>
          </table:table-cell>
          <table:table-cell office:value-type="float" office:value="108.3927330063154" table:style-name="ce20">
            <text:p>108</text:p>
          </table:table-cell>
          <table:table-cell office:value-type="float" office:value="215.57921593364918" table:style-name="ce20">
            <text:p>216</text:p>
          </table:table-cell>
          <table:table-cell office:value-type="float" office:value="525.71731232895456" table:style-name="ce21">
            <text:p>526</text:p>
          </table:table-cell>
          <table:table-cell table:number-columns-repeated="2" table:style-name="ce9"/>
          <table:table-cell table:number-columns-repeated="16376" table:style-name="ce8"/>
        </table:table-row>
        <table:table-row table:style-name="ro4">
          <table:table-cell table:style-name="ce8"/>
          <table:table-cell office:value-type="string" table:style-name="ce9">
            <text:p>2006-07</text:p>
          </table:table-cell>
          <table:table-cell office:value-type="float" office:value="199.52552317465316" table:style-name="ce20">
            <text:p>200</text:p>
          </table:table-cell>
          <table:table-cell office:value-type="float" office:value="125.03207548580791" table:style-name="ce20">
            <text:p>125</text:p>
          </table:table-cell>
          <table:table-cell office:value-type="float" office:value="229.31858488431581" table:style-name="ce20">
            <text:p>229</text:p>
          </table:table-cell>
          <table:table-cell office:value-type="float" office:value="553.87618354477684" table:style-name="ce21">
            <text:p>554</text:p>
          </table:table-cell>
          <table:table-cell table:number-columns-repeated="2" table:style-name="ce9"/>
          <table:table-cell table:number-columns-repeated="16376" table:style-name="ce8"/>
        </table:table-row>
        <table:table-row table:style-name="ro4">
          <table:table-cell table:style-name="ce8"/>
          <table:table-cell office:value-type="string" table:style-name="ce9">
            <text:p>2007-08</text:p>
          </table:table-cell>
          <table:table-cell office:value-type="float" office:value="205.51890579888746" table:style-name="ce20">
            <text:p>206</text:p>
          </table:table-cell>
          <table:table-cell office:value-type="float" office:value="126.12739732274206" table:style-name="ce20">
            <text:p>126</text:p>
          </table:table-cell>
          <table:table-cell office:value-type="float" office:value="233.81975650064919" table:style-name="ce20">
            <text:p>234</text:p>
          </table:table-cell>
          <table:table-cell office:value-type="float" office:value="565.46605962227875" table:style-name="ce21">
            <text:p>565</text:p>
          </table:table-cell>
          <table:table-cell table:number-columns-repeated="2" table:style-name="ce9"/>
          <table:table-cell table:number-columns-repeated="16376" table:style-name="ce8"/>
        </table:table-row>
        <table:table-row table:style-name="ro4">
          <table:table-cell table:style-name="ce8"/>
          <table:table-cell office:value-type="string" table:style-name="ce9">
            <text:p>2008-09</text:p>
          </table:table-cell>
          <table:table-cell office:value-type="float" office:value="203.45224610411401" table:style-name="ce20">
            <text:p>203</text:p>
          </table:table-cell>
          <table:table-cell office:value-type="float" office:value="144.84613299118917" table:style-name="ce20">
            <text:p>145</text:p>
          </table:table-cell>
          <table:table-cell office:value-type="float" office:value="250.60944533677775" table:style-name="ce20">
            <text:p>251</text:p>
          </table:table-cell>
          <table:table-cell office:value-type="float" office:value="598.90782443208116" table:style-name="ce21">
            <text:p>599</text:p>
          </table:table-cell>
          <table:table-cell table:number-columns-repeated="2" table:style-name="ce9"/>
          <table:table-cell table:number-columns-repeated="16376" table:style-name="ce8"/>
        </table:table-row>
        <table:table-row table:style-name="ro4">
          <table:table-cell table:style-name="ce8"/>
          <table:table-cell office:value-type="string" table:style-name="ce9">
            <text:p>2009-10</text:p>
          </table:table-cell>
          <table:table-cell office:value-type="float" office:value="204.38679667909898" table:style-name="ce20">
            <text:p>204</text:p>
          </table:table-cell>
          <table:table-cell office:value-type="float" office:value="152.13754020610199" table:style-name="ce20">
            <text:p>152</text:p>
          </table:table-cell>
          <table:table-cell office:value-type="float" office:value="273.05513690185683" table:style-name="ce20">
            <text:p>273</text:p>
          </table:table-cell>
          <table:table-cell office:value-type="float" office:value="629.57947378705785" table:style-name="ce21">
            <text:p>630</text:p>
          </table:table-cell>
          <table:table-cell table:number-columns-repeated="2" table:style-name="ce9"/>
          <table:table-cell table:number-columns-repeated="16376" table:style-name="ce8"/>
        </table:table-row>
        <table:table-row table:style-name="ro4">
          <table:table-cell table:style-name="ce8"/>
          <table:table-cell office:value-type="string" table:style-name="ce9">
            <text:p>2010-11</text:p>
          </table:table-cell>
          <table:table-cell office:value-type="float" office:value="190.6719375159542" table:style-name="ce20">
            <text:p>191</text:p>
          </table:table-cell>
          <table:table-cell office:value-type="float" office:value="186.64889969548071" table:style-name="ce20">
            <text:p>187</text:p>
          </table:table-cell>
          <table:table-cell office:value-type="float" office:value="277.59381336840465" table:style-name="ce20">
            <text:p>278</text:p>
          </table:table-cell>
          <table:table-cell office:value-type="float" office:value="654.91465057983817" table:style-name="ce21">
            <text:p>655</text:p>
          </table:table-cell>
          <table:table-cell table:number-columns-repeated="2" table:style-name="ce9"/>
          <table:table-cell table:number-columns-repeated="16376" table:style-name="ce8"/>
        </table:table-row>
        <table:table-row table:style-name="ro4">
          <table:table-cell table:style-name="ce17"/>
          <table:table-cell office:value-type="string" table:style-name="ce9">
            <text:p>2011-12</text:p>
          </table:table-cell>
          <table:table-cell office:value-type="float" office:value="186.66577053670031" table:style-name="ce20">
            <text:p>187</text:p>
          </table:table-cell>
          <table:table-cell office:value-type="float" office:value="206.81441972249377" table:style-name="ce20">
            <text:p>207</text:p>
          </table:table-cell>
          <table:table-cell office:value-type="float" office:value="249.16971945407661" table:style-name="ce20">
            <text:p>249</text:p>
          </table:table-cell>
          <table:table-cell office:value-type="float" office:value="642.6499097132712" table:style-name="ce21">
            <text:p>643</text:p>
          </table:table-cell>
          <table:table-cell table:number-columns-repeated="16378" table:style-name="ce17"/>
        </table:table-row>
        <table:table-row table:style-name="ro4">
          <table:table-cell table:style-name="ce17"/>
          <table:table-cell office:value-type="string" table:style-name="ce9">
            <text:p>2012-13</text:p>
          </table:table-cell>
          <table:table-cell office:value-type="float" office:value="196.97094999066698" table:style-name="ce20">
            <text:p>197</text:p>
          </table:table-cell>
          <table:table-cell office:value-type="float" office:value="213.68194664691745" table:style-name="ce20">
            <text:p>214</text:p>
          </table:table-cell>
          <table:table-cell office:value-type="float" office:value="240.92732814212727" table:style-name="ce20">
            <text:p>241</text:p>
          </table:table-cell>
          <table:table-cell office:value-type="float" office:value="651.58022477971167" table:style-name="ce21">
            <text:p>652</text:p>
          </table:table-cell>
          <table:table-cell table:number-columns-repeated="16378" table:style-name="ce17"/>
        </table:table-row>
        <table:table-row table:style-name="ro4">
          <table:table-cell table:style-name="ce17"/>
          <table:table-cell office:value-type="string" table:style-name="ce9">
            <text:p>2013-14</text:p>
          </table:table-cell>
          <table:table-cell office:value-type="float" office:value="212.49949623781274" table:style-name="ce20">
            <text:p>212</text:p>
          </table:table-cell>
          <table:table-cell office:value-type="float" office:value="218.1575452366682" table:style-name="ce20">
            <text:p>218</text:p>
          </table:table-cell>
          <table:table-cell office:value-type="float" office:value="235.75454194959806" table:style-name="ce20">
            <text:p>236</text:p>
          </table:table-cell>
          <table:table-cell office:value-type="float" office:value="666.41158342407925" table:style-name="ce21">
            <text:p>666</text:p>
          </table:table-cell>
          <table:table-cell table:number-columns-repeated="16378" table:style-name="ce17"/>
        </table:table-row>
        <table:table-row table:style-name="ro4">
          <table:table-cell table:style-name="ce17"/>
          <table:table-cell office:value-type="string" table:style-name="ce9">
            <text:p>2014-15</text:p>
          </table:table-cell>
          <table:table-cell office:value-type="float" office:value="211.24956750660718" table:style-name="ce20">
            <text:p>211</text:p>
          </table:table-cell>
          <table:table-cell office:value-type="float" office:value="215.93047278370332" table:style-name="ce20">
            <text:p>216</text:p>
          </table:table-cell>
          <table:table-cell office:value-type="float" office:value="247.48673152966651" table:style-name="ce20">
            <text:p>247</text:p>
          </table:table-cell>
          <table:table-cell office:value-type="float" office:value="674.66677181997636" table:style-name="ce21">
            <text:p>675</text:p>
          </table:table-cell>
          <table:table-cell table:number-columns-repeated="16378" table:style-name="ce17"/>
        </table:table-row>
        <table:table-row table:style-name="ro4">
          <table:table-cell table:style-name="ce17"/>
          <table:table-cell office:value-type="string" table:style-name="ce9">
            <text:p>2015-16</text:p>
          </table:table-cell>
          <table:table-cell office:value-type="float" office:value="190.6122759722098" table:style-name="ce20">
            <text:p>191</text:p>
          </table:table-cell>
          <table:table-cell office:value-type="float" office:value="229.42854970803941" table:style-name="ce20">
            <text:p>229</text:p>
          </table:table-cell>
          <table:table-cell office:value-type="float" office:value="257.7393011365503" table:style-name="ce20">
            <text:p>258</text:p>
          </table:table-cell>
          <table:table-cell office:value-type="float" office:value="677.78012681679832" table:style-name="ce21">
            <text:p>678</text:p>
          </table:table-cell>
          <table:table-cell table:number-columns-repeated="16378" table:style-name="ce17"/>
        </table:table-row>
        <table:table-row table:style-name="ro4">
          <table:table-cell table:style-name="ce17"/>
          <table:table-cell office:value-type="string" table:style-name="ce9">
            <text:p>2016-17</text:p>
          </table:table-cell>
          <table:table-cell office:value-type="float" office:value="183.32189575712096" table:style-name="ce20">
            <text:p>183</text:p>
          </table:table-cell>
          <table:table-cell office:value-type="float" office:value="230.64545395921542" table:style-name="ce20">
            <text:p>231</text:p>
          </table:table-cell>
          <table:table-cell office:value-type="float" office:value="267.65026455132124" table:style-name="ce20">
            <text:p>268</text:p>
          </table:table-cell>
          <table:table-cell office:value-type="float" office:value="681.61761426765906" table:style-name="ce21">
            <text:p>682</text:p>
          </table:table-cell>
          <table:table-cell table:number-columns-repeated="16378" table:style-name="ce17"/>
        </table:table-row>
        <table:table-row table:style-name="ro4">
          <table:table-cell table:style-name="ce17"/>
          <table:table-cell office:value-type="string" table:style-name="ce9">
            <text:p>2017-18</text:p>
          </table:table-cell>
          <table:table-cell office:value-type="float" office:value="179.66961449546872" table:style-name="ce20">
            <text:p>180</text:p>
          </table:table-cell>
          <table:table-cell office:value-type="float" office:value="260.76155232994029" table:style-name="ce20">
            <text:p>261</text:p>
          </table:table-cell>
          <table:table-cell office:value-type="float" office:value="305.49718177315157" table:style-name="ce20">
            <text:p>305</text:p>
          </table:table-cell>
          <table:table-cell office:value-type="float" office:value="745.928348598561" table:style-name="ce21">
            <text:p>746</text:p>
          </table:table-cell>
          <table:table-cell table:style-name="ce17"/>
          <table:table-cell table:style-name="ce24"/>
          <table:table-cell table:number-columns-repeated="16376" table:style-name="ce17"/>
        </table:table-row>
        <table:table-row table:style-name="ro4">
          <table:table-cell table:style-name="ce17"/>
          <table:table-cell office:value-type="string" table:style-name="ce9">
            <text:p>2018-19</text:p>
          </table:table-cell>
          <table:table-cell office:value-type="float" office:value="187.13794535210101" table:style-name="ce25">
            <text:p><text:s/>187<text:s/></text:p>
          </table:table-cell>
          <table:table-cell office:value-type="float" office:value="283.06431000775802" table:style-name="ce25">
            <text:p><text:s/>283<text:s/></text:p>
          </table:table-cell>
          <table:table-cell office:value-type="float" office:value="318.25833107690198" table:style-name="ce25">
            <text:p><text:s/>318<text:s/></text:p>
          </table:table-cell>
          <table:table-cell office:value-type="float" office:value="788.46058643676099" table:style-name="ce26">
            <text:p><text:s/>788<text:s/></text:p>
          </table:table-cell>
          <table:table-cell table:style-name="ce17"/>
          <table:table-cell table:style-name="ce24"/>
          <table:table-cell table:number-columns-repeated="16376" table:style-name="ce17"/>
        </table:table-row>
        <table:table-row table:style-name="ro4">
          <table:table-cell table:style-name="ce17"/>
          <table:table-cell office:value-type="string" table:style-name="ce9">
            <text:p>2019-20</text:p>
          </table:table-cell>
          <table:table-cell office:value-type="float" office:value="183.03087294756401" table:style-name="ce25">
            <text:p><text:s/>183<text:s/></text:p>
          </table:table-cell>
          <table:table-cell office:value-type="float" office:value="302.18075018684999" table:style-name="ce25">
            <text:p><text:s/>302<text:s/></text:p>
          </table:table-cell>
          <table:table-cell office:value-type="float" office:value="343.617941311121" table:style-name="ce25">
            <text:p><text:s/>344<text:s/></text:p>
          </table:table-cell>
          <table:table-cell office:value-type="float" office:value="828.82956444553497" table:style-name="ce26">
            <text:p><text:s/>829<text:s/></text:p>
          </table:table-cell>
          <table:table-cell table:style-name="ce17"/>
          <table:table-cell table:style-name="ce24"/>
          <table:table-cell table:number-columns-repeated="16376" table:style-name="ce17"/>
        </table:table-row>
        <table:table-row table:style-name="ro4">
          <table:table-cell table:style-name="ce17"/>
          <table:table-cell office:value-type="string" table:style-name="ce9">
            <text:p>2020-21</text:p>
          </table:table-cell>
          <table:table-cell office:value-type="float" office:value="172.0899301324834" table:style-name="ce25">
            <text:p><text:s/>172<text:s/></text:p>
          </table:table-cell>
          <table:table-cell office:value-type="float" office:value="250.25659071337549" table:style-name="ce25">
            <text:p><text:s/>250<text:s/></text:p>
          </table:table-cell>
          <table:table-cell office:value-type="float" office:value="315.92568345654922" table:style-name="ce25">
            <text:p><text:s/>316<text:s/></text:p>
          </table:table-cell>
          <table:table-cell office:value-type="float" office:value="738.27220430240902" table:style-name="ce26">
            <text:p><text:s/>738<text:s/></text:p>
          </table:table-cell>
          <table:table-cell table:style-name="ce17"/>
          <table:table-cell table:style-name="ce24"/>
          <table:table-cell table:number-columns-repeated="16376" table:style-name="ce17"/>
        </table:table-row>
        <table:table-row table:style-name="ro4">
          <table:table-cell table:style-name="ce17"/>
          <table:table-cell office:value-type="string" table:style-name="ce9">
            <text:p>2021-22</text:p>
          </table:table-cell>
          <table:table-cell office:value-type="float" office:value="169.51990047352899" table:style-name="ce25">
            <text:p><text:s/>170<text:s/></text:p>
          </table:table-cell>
          <table:table-cell office:value-type="float" office:value="236.64085408412399" table:style-name="ce25">
            <text:p><text:s/>237<text:s/></text:p>
          </table:table-cell>
          <table:table-cell office:value-type="float" office:value="325.38407624597602" table:style-name="ce25">
            <text:p><text:s/>325<text:s/></text:p>
          </table:table-cell>
          <table:table-cell office:value-type="float" office:value="731.54483080363002" table:style-name="ce26">
            <text:p><text:s/>732<text:s/></text:p>
          </table:table-cell>
          <table:table-cell table:style-name="ce17"/>
          <table:table-cell table:style-name="ce24"/>
          <table:table-cell table:number-columns-repeated="16376" table:style-name="ce17"/>
        </table:table-row>
        <table:table-row table:style-name="ro4">
          <table:table-cell table:style-name="ce17"/>
          <table:table-cell office:value-type="string" table:style-name="ce14">
            <text:p>2022-23</text:p>
          </table:table-cell>
          <table:table-cell office:value-type="float" office:value="147.85807239152481" table:style-name="ce27">
            <text:p><text:s/>148<text:s/></text:p>
          </table:table-cell>
          <table:table-cell office:value-type="float" office:value="232.24940765446192" table:style-name="ce27">
            <text:p><text:s/>232<text:s/></text:p>
          </table:table-cell>
          <table:table-cell office:value-type="float" office:value="327.53333780479568" table:style-name="ce27">
            <text:p><text:s/>328<text:s/></text:p>
          </table:table-cell>
          <table:table-cell office:value-type="float" office:value="707.64081785078201" table:style-name="ce28">
            <text:p><text:s/>708<text:s/></text:p>
          </table:table-cell>
          <table:table-cell table:style-name="ce17"/>
          <table:table-cell table:style-name="ce24"/>
          <table:table-cell table:number-columns-repeated="16376" table:style-name="ce17"/>
        </table:table-row>
        <table:table-row table:style-name="ro4">
          <table:table-cell table:style-name="ce8"/>
          <table:table-cell table:number-columns-repeated="4" table:style-name="ce17"/>
          <table:table-cell office:value-type="string" table:style-name="ce29">
            <text:p>percentages</text:p>
          </table:table-cell>
          <table:table-cell table:number-columns-repeated="12" table:style-name="ce9"/>
          <table:table-cell table:number-columns-repeated="16366" table:style-name="ce8"/>
        </table:table-row>
        <table:table-row table:style-name="ro4">
          <table:table-cell table:style-name="ce8"/>
          <table:table-cell office:value-type="string" table:style-name="ce9">
            <text:p>1995-96</text:p>
          </table:table-cell>
          <table:table-cell office:value-type="float" office:value="1.8062438748716219" table:style-name="ce30">
            <text:p>1.8</text:p>
          </table:table-cell>
          <table:table-cell office:value-type="float" office:value="3.2297338996586422" table:style-name="ce30">
            <text:p>3.2</text:p>
          </table:table-cell>
          <table:table-cell office:value-type="float" office:value="5.1352047684108362" table:style-name="ce30">
            <text:p>5.1</text:p>
          </table:table-cell>
          <table:table-cell office:value-type="float" office:value="2.6921440227492361" table:style-name="ce31">
            <text:p>2.7</text:p>
          </table:table-cell>
          <table:table-cell table:number-columns-repeated="12" table:style-name="ce9"/>
          <table:table-cell table:number-columns-repeated="16366" table:style-name="ce8"/>
        </table:table-row>
        <table:table-row table:style-name="ro4">
          <table:table-cell table:style-name="ce8"/>
          <table:table-cell office:value-type="string" table:style-name="ce9">
            <text:p>1996-97</text:p>
          </table:table-cell>
          <table:table-cell office:value-type="float" office:value="1.7104658638469801" table:style-name="ce30">
            <text:p>1.7</text:p>
          </table:table-cell>
          <table:table-cell office:value-type="float" office:value="3.0788672270452353" table:style-name="ce30">
            <text:p>3.1</text:p>
          </table:table-cell>
          <table:table-cell office:value-type="float" office:value="4.9284667873758492" table:style-name="ce30">
            <text:p>4.9</text:p>
          </table:table-cell>
          <table:table-cell office:value-type="float" office:value="2.5666571172624155" table:style-name="ce31">
            <text:p>2.6</text:p>
          </table:table-cell>
          <table:table-cell table:number-columns-repeated="12" table:style-name="ce9"/>
          <table:table-cell table:number-columns-repeated="16366" table:style-name="ce8"/>
        </table:table-row>
        <table:table-row table:style-name="ro4">
          <table:table-cell table:style-name="ce8"/>
          <table:table-cell office:value-type="string" table:style-name="ce9">
            <text:p>1997-98</text:p>
          </table:table-cell>
          <table:table-cell office:value-type="float" office:value="1.5619281517942294" table:style-name="ce30">
            <text:p>1.6</text:p>
          </table:table-cell>
          <table:table-cell office:value-type="float" office:value="3.4083866974375439" table:style-name="ce30">
            <text:p>3.4</text:p>
          </table:table-cell>
          <table:table-cell office:value-type="float" office:value="4.8329359876450262" table:style-name="ce30">
            <text:p>4.8</text:p>
          </table:table-cell>
          <table:table-cell office:value-type="float" office:value="2.4631851893605634" table:style-name="ce31">
            <text:p>2.5</text:p>
          </table:table-cell>
          <table:table-cell table:number-columns-repeated="12" table:style-name="ce9"/>
          <table:table-cell table:number-columns-repeated="16366" table:style-name="ce8"/>
        </table:table-row>
        <table:table-row table:style-name="ro4">
          <table:table-cell table:style-name="ce8"/>
          <table:table-cell office:value-type="string" table:style-name="ce9">
            <text:p>1998-99</text:p>
          </table:table-cell>
          <table:table-cell office:value-type="float" office:value="1.5572438727557103" table:style-name="ce30">
            <text:p>1.6</text:p>
          </table:table-cell>
          <table:table-cell office:value-type="float" office:value="3.4723121418247849" table:style-name="ce30">
            <text:p>3.5</text:p>
          </table:table-cell>
          <table:table-cell office:value-type="float" office:value="4.8269354069956405" table:style-name="ce30">
            <text:p>4.8</text:p>
          </table:table-cell>
          <table:table-cell office:value-type="float" office:value="2.4566820376715377" table:style-name="ce31">
            <text:p>2.5</text:p>
          </table:table-cell>
          <table:table-cell table:number-columns-repeated="12" table:style-name="ce9"/>
          <table:table-cell table:number-columns-repeated="16366" table:style-name="ce8"/>
        </table:table-row>
        <table:table-row table:style-name="ro4">
          <table:table-cell table:style-name="ce8"/>
          <table:table-cell office:value-type="string" table:style-name="ce9">
            <text:p>1999-00</text:p>
          </table:table-cell>
          <table:table-cell office:value-type="float" office:value="1.4849108841328966" table:style-name="ce30">
            <text:p>1.5</text:p>
          </table:table-cell>
          <table:table-cell office:value-type="float" office:value="3.5519632242195294" table:style-name="ce30">
            <text:p>3.6</text:p>
          </table:table-cell>
          <table:table-cell office:value-type="float" office:value="4.9839998434890846" table:style-name="ce30">
            <text:p>5.0</text:p>
          </table:table-cell>
          <table:table-cell office:value-type="float" office:value="2.4314000024199096" table:style-name="ce31">
            <text:p>2.4</text:p>
          </table:table-cell>
          <table:table-cell table:number-columns-repeated="12" table:style-name="ce9"/>
          <table:table-cell table:number-columns-repeated="16366" table:style-name="ce8"/>
        </table:table-row>
        <table:table-row table:style-name="ro4">
          <table:table-cell table:style-name="ce8"/>
          <table:table-cell office:value-type="string" table:style-name="ce9">
            <text:p>2000-01</text:p>
          </table:table-cell>
          <table:table-cell office:value-type="float" office:value="1.4510839883961772" table:style-name="ce30">
            <text:p>1.5</text:p>
          </table:table-cell>
          <table:table-cell office:value-type="float" office:value="3.5282525854534348" table:style-name="ce30">
            <text:p>3.5</text:p>
          </table:table-cell>
          <table:table-cell office:value-type="float" office:value="5.2360629362913365" table:style-name="ce30">
            <text:p>5.2</text:p>
          </table:table-cell>
          <table:table-cell office:value-type="float" office:value="2.4456297350549798" table:style-name="ce31">
            <text:p>2.4</text:p>
          </table:table-cell>
          <table:table-cell table:number-columns-repeated="12" table:style-name="ce9"/>
          <table:table-cell table:number-columns-repeated="16366" table:style-name="ce8"/>
        </table:table-row>
        <table:table-row table:style-name="ro4">
          <table:table-cell table:style-name="ce8"/>
          <table:table-cell office:value-type="string" table:style-name="ce9">
            <text:p>2001-02</text:p>
          </table:table-cell>
          <table:table-cell office:value-type="float" office:value="1.4016561142528472" table:style-name="ce30">
            <text:p>1.4</text:p>
          </table:table-cell>
          <table:table-cell office:value-type="float" office:value="3.7315923121871308" table:style-name="ce30">
            <text:p>3.7</text:p>
          </table:table-cell>
          <table:table-cell office:value-type="float" office:value="5.4042723130193266" table:style-name="ce30">
            <text:p>5.4</text:p>
          </table:table-cell>
          <table:table-cell office:value-type="float" office:value="2.4474237493547344" table:style-name="ce31">
            <text:p>2.4</text:p>
          </table:table-cell>
          <table:table-cell table:number-columns-repeated="10" table:style-name="ce9"/>
          <table:table-cell table:number-columns-repeated="2" table:style-name="ce32"/>
          <table:table-cell table:number-columns-repeated="16366" table:style-name="ce8"/>
        </table:table-row>
        <table:table-row table:style-name="ro4">
          <table:table-cell table:style-name="ce8"/>
          <table:table-cell office:value-type="string" table:style-name="ce9">
            <text:p>2002-03</text:p>
          </table:table-cell>
          <table:table-cell office:value-type="float" office:value="1.4224836972097217" table:style-name="ce30">
            <text:p>1.4</text:p>
          </table:table-cell>
          <table:table-cell office:value-type="float" office:value="3.9629883149420846" table:style-name="ce30">
            <text:p>4.0</text:p>
          </table:table-cell>
          <table:table-cell office:value-type="float" office:value="5.3000928054266128" table:style-name="ce30">
            <text:p>5.3</text:p>
          </table:table-cell>
          <table:table-cell office:value-type="float" office:value="2.4463182600268887" table:style-name="ce31">
            <text:p>2.4</text:p>
          </table:table-cell>
          <table:table-cell table:number-columns-repeated="9" table:style-name="ce9"/>
          <table:table-cell table:number-columns-repeated="3" table:style-name="ce32"/>
          <table:table-cell table:number-columns-repeated="16366" table:style-name="ce8"/>
        </table:table-row>
        <table:table-row table:style-name="ro4">
          <table:table-cell table:style-name="ce8"/>
          <table:table-cell office:value-type="string" table:style-name="ce9">
            <text:p>2003-04</text:p>
          </table:table-cell>
          <table:table-cell office:value-type="float" office:value="1.4070355815479363" table:style-name="ce30">
            <text:p>1.4</text:p>
          </table:table-cell>
          <table:table-cell office:value-type="float" office:value="4.1974329771757697" table:style-name="ce30">
            <text:p>4.2</text:p>
          </table:table-cell>
          <table:table-cell office:value-type="float" office:value="4.9317330974059779" table:style-name="ce30">
            <text:p>4.9</text:p>
          </table:table-cell>
          <table:table-cell office:value-type="float" office:value="2.375763688133111" table:style-name="ce31">
            <text:p>2.4</text:p>
          </table:table-cell>
          <table:table-cell table:number-columns-repeated="9" table:style-name="ce9"/>
          <table:table-cell table:number-columns-repeated="3" table:style-name="ce32"/>
          <table:table-cell table:number-columns-repeated="16366" table:style-name="ce8"/>
        </table:table-row>
        <table:table-row table:style-name="ro4">
          <table:table-cell table:style-name="ce8"/>
          <table:table-cell office:value-type="string" table:style-name="ce9">
            <text:p>2004-05</text:p>
          </table:table-cell>
          <table:table-cell office:value-type="float" office:value="1.4026927425799549" table:style-name="ce30">
            <text:p>1.4</text:p>
          </table:table-cell>
          <table:table-cell office:value-type="float" office:value="4.6224379484529647" table:style-name="ce30">
            <text:p>4.6</text:p>
          </table:table-cell>
          <table:table-cell office:value-type="float" office:value="5.2443108463977621" table:style-name="ce30">
            <text:p>5.2</text:p>
          </table:table-cell>
          <table:table-cell office:value-type="float" office:value="2.4792471933357252" table:style-name="ce31">
            <text:p>2.5</text:p>
          </table:table-cell>
          <table:table-cell table:number-columns-repeated="9" table:style-name="ce9"/>
          <table:table-cell table:number-columns-repeated="3" table:style-name="ce32"/>
          <table:table-cell table:number-columns-repeated="16366" table:style-name="ce8"/>
        </table:table-row>
        <table:table-row table:style-name="ro4">
          <table:table-cell table:style-name="ce8"/>
          <table:table-cell office:value-type="string" table:style-name="ce9">
            <text:p>2005-06</text:p>
          </table:table-cell>
          <table:table-cell office:value-type="float" office:value="1.3875083170817142" table:style-name="ce30">
            <text:p>1.4</text:p>
          </table:table-cell>
          <table:table-cell office:value-type="float" office:value="4.6505784481607639" table:style-name="ce30">
            <text:p>4.7</text:p>
          </table:table-cell>
          <table:table-cell office:value-type="float" office:value="5.5460171668746705" table:style-name="ce30">
            <text:p>5.5</text:p>
          </table:table-cell>
          <table:table-cell office:value-type="float" office:value="2.5314416079963085" table:style-name="ce31">
            <text:p>2.5</text:p>
          </table:table-cell>
          <table:table-cell table:number-columns-repeated="9" table:style-name="ce9"/>
          <table:table-cell table:number-columns-repeated="3" table:style-name="ce32"/>
          <table:table-cell table:number-columns-repeated="16366" table:style-name="ce8"/>
        </table:table-row>
        <table:table-row table:style-name="ro4">
          <table:table-cell table:style-name="ce8"/>
          <table:table-cell office:value-type="string" table:style-name="ce9">
            <text:p>2006-07</text:p>
          </table:table-cell>
          <table:table-cell office:value-type="float" office:value="1.3765688221878902" table:style-name="ce30">
            <text:p>1.4</text:p>
          </table:table-cell>
          <table:table-cell office:value-type="float" office:value="5.051348528129342" table:style-name="ce30">
            <text:p>5.1</text:p>
          </table:table-cell>
          <table:table-cell office:value-type="float" office:value="5.8650776467465677" table:style-name="ce30">
            <text:p>5.9</text:p>
          </table:table-cell>
          <table:table-cell office:value-type="float" office:value="2.6528320527683196" table:style-name="ce31">
            <text:p>2.7</text:p>
          </table:table-cell>
          <table:table-cell table:number-columns-repeated="9" table:style-name="ce9"/>
          <table:table-cell table:number-columns-repeated="3" table:style-name="ce32"/>
          <table:table-cell table:number-columns-repeated="16366" table:style-name="ce8"/>
        </table:table-row>
        <table:table-row table:style-name="ro4">
          <table:table-cell table:style-name="ce8"/>
          <table:table-cell office:value-type="string" table:style-name="ce9">
            <text:p>2007-08</text:p>
          </table:table-cell>
          <table:table-cell office:value-type="float" office:value="1.4198227183576122" table:style-name="ce30">
            <text:p>1.4</text:p>
          </table:table-cell>
          <table:table-cell office:value-type="float" office:value="4.9382453536445929" table:style-name="ce30">
            <text:p>4.9</text:p>
          </table:table-cell>
          <table:table-cell office:value-type="float" office:value="5.9340462110070833" table:style-name="ce30">
            <text:p>5.9</text:p>
          </table:table-cell>
          <table:table-cell office:value-type="float" office:value="2.6968142906824273" table:style-name="ce31">
            <text:p>2.7</text:p>
          </table:table-cell>
          <table:table-cell table:number-columns-repeated="9" table:style-name="ce9"/>
          <table:table-cell table:number-columns-repeated="3" table:style-name="ce32"/>
          <table:table-cell table:number-columns-repeated="16366" table:style-name="ce8"/>
        </table:table-row>
        <table:table-row table:style-name="ro4">
          <table:table-cell table:style-name="ce8"/>
          <table:table-cell office:value-type="string" table:style-name="ce9">
            <text:p>2008-09</text:p>
          </table:table-cell>
          <table:table-cell office:value-type="float" office:value="1.4036046350432148" table:style-name="ce30">
            <text:p>1.4</text:p>
          </table:table-cell>
          <table:table-cell office:value-type="float" office:value="5.283221204143361" table:style-name="ce30">
            <text:p>5.3</text:p>
          </table:table-cell>
          <table:table-cell office:value-type="float" office:value="6.3827392921968835" table:style-name="ce30">
            <text:p>6.4</text:p>
          </table:table-cell>
          <table:table-cell office:value-type="float" office:value="2.8274193316563552" table:style-name="ce31">
            <text:p>2.8</text:p>
          </table:table-cell>
          <table:table-cell table:number-columns-repeated="9" table:style-name="ce9"/>
          <table:table-cell table:number-columns-repeated="3" table:style-name="ce32"/>
          <table:table-cell table:number-columns-repeated="16366" table:style-name="ce8"/>
        </table:table-row>
        <table:table-row table:style-name="ro4">
          <table:table-cell table:style-name="ce8"/>
          <table:table-cell office:value-type="string" table:style-name="ce9">
            <text:p>2009-10</text:p>
          </table:table-cell>
          <table:table-cell office:value-type="float" office:value="1.4064188142618701" table:style-name="ce30">
            <text:p>1.4</text:p>
          </table:table-cell>
          <table:table-cell office:value-type="float" office:value="5.0675950606158429" table:style-name="ce30">
            <text:p>5.1</text:p>
          </table:table-cell>
          <table:table-cell office:value-type="float" office:value="7.1553912297409603" table:style-name="ce30">
            <text:p>7.2</text:p>
          </table:table-cell>
          <table:table-cell office:value-type="float" office:value="2.946181541073964" table:style-name="ce31">
            <text:p>2.9</text:p>
          </table:table-cell>
          <table:table-cell table:number-columns-repeated="9" table:style-name="ce9"/>
          <table:table-cell table:number-columns-repeated="3" table:style-name="ce32"/>
          <table:table-cell table:number-columns-repeated="16366" table:style-name="ce8"/>
        </table:table-row>
        <table:table-row table:style-name="ro4">
          <table:table-cell table:style-name="ce8"/>
          <table:table-cell office:value-type="string" table:style-name="ce9">
            <text:p>2010-11</text:p>
          </table:table-cell>
          <table:table-cell office:value-type="float" office:value="1.3121782028915516" table:style-name="ce30">
            <text:p>1.3</text:p>
          </table:table-cell>
          <table:table-cell office:value-type="float" office:value="5.5777130545062912" table:style-name="ce30">
            <text:p>5.6</text:p>
          </table:table-cell>
          <table:table-cell office:value-type="float" office:value="7.3419126591645991" table:style-name="ce30">
            <text:p>7.3</text:p>
          </table:table-cell>
          <table:table-cell office:value-type="float" office:value="3.0238605783853396" table:style-name="ce31">
            <text:p>3.0</text:p>
          </table:table-cell>
          <table:table-cell table:number-columns-repeated="2" table:style-name="ce9"/>
          <table:table-cell table:number-columns-repeated="16376" table:style-name="ce8"/>
        </table:table-row>
        <table:table-row table:style-name="ro4">
          <table:table-cell table:style-name="ce8"/>
          <table:table-cell office:value-type="string" table:style-name="ce9">
            <text:p>2011-12</text:p>
          </table:table-cell>
          <table:table-cell office:value-type="float" office:value="1.2915110879433367" table:style-name="ce30">
            <text:p>1.3</text:p>
          </table:table-cell>
          <table:table-cell office:value-type="float" office:value="5.7368367930792212" table:style-name="ce30">
            <text:p>5.7</text:p>
          </table:table-cell>
          <table:table-cell office:value-type="float" office:value="6.6098117085541856" table:style-name="ce30">
            <text:p>6.6</text:p>
          </table:table-cell>
          <table:table-cell office:value-type="float" office:value="2.9441532907743775" table:style-name="ce31">
            <text:p>2.9</text:p>
          </table:table-cell>
          <table:table-cell table:number-columns-repeated="2" table:style-name="ce9"/>
          <table:table-cell table:number-columns-repeated="16376" table:style-name="ce8"/>
        </table:table-row>
        <table:table-row table:style-name="ro4">
          <table:table-cell table:style-name="ce8"/>
          <table:table-cell office:value-type="string" table:style-name="ce9">
            <text:p>2012-13</text:p>
          </table:table-cell>
          <table:table-cell office:value-type="float" office:value="1.3686539750461455" table:style-name="ce30">
            <text:p>1.4</text:p>
          </table:table-cell>
          <table:table-cell office:value-type="float" office:value="5.6151764645869111" table:style-name="ce30">
            <text:p>5.6</text:p>
          </table:table-cell>
          <table:table-cell office:value-type="float" office:value="6.3860215130386981" table:style-name="ce30">
            <text:p>6.4</text:p>
          </table:table-cell>
          <table:table-cell office:value-type="float" office:value="2.9658066830706455" table:style-name="ce31">
            <text:p>3.0</text:p>
          </table:table-cell>
          <table:table-cell table:number-columns-repeated="2" table:style-name="ce9"/>
          <table:table-cell table:number-columns-repeated="16376" table:style-name="ce8"/>
        </table:table-row>
        <table:table-row table:style-name="ro4">
          <table:table-cell table:style-name="ce8"/>
          <table:table-cell office:value-type="string" table:style-name="ce9">
            <text:p>2013-14</text:p>
          </table:table-cell>
          <table:table-cell office:value-type="float" office:value="1.4810352252075081" table:style-name="ce30">
            <text:p>1.5</text:p>
          </table:table-cell>
          <table:table-cell office:value-type="float" office:value="5.374822487215086" table:style-name="ce30">
            <text:p>5.4</text:p>
          </table:table-cell>
          <table:table-cell office:value-type="float" office:value="6.1973152494092609" table:style-name="ce30">
            <text:p>6.2</text:p>
          </table:table-cell>
          <table:table-cell office:value-type="float" office:value="3.0003596209976551" table:style-name="ce31">
            <text:p>3.0</text:p>
          </table:table-cell>
          <table:table-cell table:number-columns-repeated="2" table:style-name="ce9"/>
          <table:table-cell table:number-columns-repeated="16376" table:style-name="ce8"/>
        </table:table-row>
        <table:table-row table:style-name="ro4">
          <table:table-cell table:style-name="ce17"/>
          <table:table-cell office:value-type="string" table:style-name="ce9">
            <text:p>2014-15</text:p>
          </table:table-cell>
          <table:table-cell office:value-type="float" office:value="1.4745393475442301" table:style-name="ce18">
            <text:p>1.5</text:p>
          </table:table-cell>
          <table:table-cell office:value-type="float" office:value="5.1364805174450288" table:style-name="ce18">
            <text:p>5.1</text:p>
          </table:table-cell>
          <table:table-cell office:value-type="float" office:value="6.447242701522665" table:style-name="ce18">
            <text:p>6.4</text:p>
          </table:table-cell>
          <table:table-cell office:value-type="float" office:value="3.0160814480767062" table:style-name="ce33">
            <text:p>3.0</text:p>
          </table:table-cell>
          <table:table-cell table:style-name="ce17"/>
          <table:table-cell table:style-name="ce24"/>
          <table:table-cell table:number-columns-repeated="16376" table:style-name="ce17"/>
        </table:table-row>
        <table:table-row table:style-name="ro4">
          <table:table-cell table:style-name="ce17"/>
          <table:table-cell office:value-type="string" table:style-name="ce9">
            <text:p>2015-16</text:p>
          </table:table-cell>
          <table:table-cell office:value-type="float" office:value="1.3307077462932864" table:style-name="ce18">
            <text:p>1.3</text:p>
          </table:table-cell>
          <table:table-cell office:value-type="float" office:value="5.2208158740858241" table:style-name="ce18">
            <text:p>5.2</text:p>
          </table:table-cell>
          <table:table-cell office:value-type="float" office:value="6.5804770455782968" table:style-name="ce18">
            <text:p>6.6</text:p>
          </table:table-cell>
          <table:table-cell office:value-type="float" office:value="2.9943434239097253" table:style-name="ce33">
            <text:p>3.0</text:p>
          </table:table-cell>
          <table:table-cell table:style-name="ce17"/>
          <table:table-cell table:style-name="ce24"/>
          <table:table-cell table:number-columns-repeated="16376" table:style-name="ce17"/>
        </table:table-row>
        <table:table-row table:style-name="ro4">
          <table:table-cell table:style-name="ce17"/>
          <table:table-cell office:value-type="string" table:style-name="ce9">
            <text:p>2016-17</text:p>
          </table:table-cell>
          <table:table-cell office:value-type="float" office:value="1.2761027285100599" table:style-name="ce18">
            <text:p>1.3</text:p>
          </table:table-cell>
          <table:table-cell office:value-type="float" office:value="5.126079497183893" table:style-name="ce18">
            <text:p>5.1</text:p>
          </table:table-cell>
          <table:table-cell office:value-type="float" office:value="6.81802648877943" table:style-name="ce18">
            <text:p>6.8</text:p>
          </table:table-cell>
          <table:table-cell office:value-type="float" office:value="2.9907523329063701" table:style-name="ce33">
            <text:p>3.0</text:p>
          </table:table-cell>
          <table:table-cell table:style-name="ce17"/>
          <table:table-cell table:style-name="ce24"/>
          <table:table-cell table:number-columns-repeated="16376" table:style-name="ce17"/>
        </table:table-row>
        <table:table-row table:style-name="ro4">
          <table:table-cell table:style-name="ce17"/>
          <table:table-cell office:value-type="string" table:style-name="ce9">
            <text:p>2017-18</text:p>
          </table:table-cell>
          <table:table-cell office:value-type="float" office:value="1.2374641661387089" table:style-name="ce18">
            <text:p>1.2</text:p>
          </table:table-cell>
          <table:table-cell office:value-type="float" office:value="5.6894590460582597" table:style-name="ce18">
            <text:p>5.7</text:p>
          </table:table-cell>
          <table:table-cell office:value-type="float" office:value="7.7513961025486804" table:style-name="ce18">
            <text:p>7.8</text:p>
          </table:table-cell>
          <table:table-cell office:value-type="float" office:value="3.23702959024153" table:style-name="ce33">
            <text:p>3.2</text:p>
          </table:table-cell>
          <table:table-cell table:style-name="ce17"/>
          <table:table-cell table:style-name="ce34"/>
          <table:table-cell table:number-columns-repeated="16376" table:style-name="ce17"/>
        </table:table-row>
        <table:table-row table:style-name="ro4">
          <table:table-cell table:style-name="ce17"/>
          <table:table-cell office:value-type="string" table:style-name="ce9">
            <text:p>2018-19</text:p>
          </table:table-cell>
          <table:table-cell office:value-type="float" office:value="1.2688376184221899" table:style-name="ce35">
            <text:p><text:s/>1.3<text:s/></text:p>
          </table:table-cell>
          <table:table-cell office:value-type="float" office:value="6.1653876359861304" table:style-name="ce35">
            <text:p><text:s/>6.2<text:s/></text:p>
          </table:table-cell>
          <table:table-cell office:value-type="float" office:value="8.0445851869401803" table:style-name="ce35">
            <text:p><text:s/>8.0<text:s/></text:p>
          </table:table-cell>
          <table:table-cell office:value-type="float" office:value="3.38451238876497" table:style-name="ce36">
            <text:p><text:s/>3.4<text:s/></text:p>
          </table:table-cell>
          <table:table-cell table:style-name="ce17"/>
          <table:table-cell table:style-name="ce34"/>
          <table:table-cell table:number-columns-repeated="16376" table:style-name="ce17"/>
        </table:table-row>
        <table:table-row table:style-name="ro4">
          <table:table-cell table:style-name="ce17"/>
          <table:table-cell office:value-type="string" table:style-name="ce9">
            <text:p>2019-20</text:p>
          </table:table-cell>
          <table:table-cell office:value-type="float" office:value="1.2157736313193499" table:style-name="ce35">
            <text:p><text:s/>1.2<text:s/></text:p>
          </table:table-cell>
          <table:table-cell office:value-type="float" office:value="6.7054784822875098" table:style-name="ce35">
            <text:p><text:s/>6.7<text:s/></text:p>
          </table:table-cell>
          <table:table-cell office:value-type="float" office:value="8.6626677328312205" table:style-name="ce35">
            <text:p><text:s/>8.7<text:s/></text:p>
          </table:table-cell>
          <table:table-cell office:value-type="float" office:value="3.5227651904352801" table:style-name="ce36">
            <text:p><text:s/>3.5<text:s/></text:p>
          </table:table-cell>
          <table:table-cell table:style-name="ce17"/>
          <table:table-cell table:style-name="ce34"/>
          <table:table-cell table:number-columns-repeated="16376" table:style-name="ce17"/>
        </table:table-row>
        <table:table-row table:style-name="ro4">
          <table:table-cell table:style-name="ce17"/>
          <table:table-cell office:value-type="string" table:style-name="ce9">
            <text:p>2020-21</text:p>
          </table:table-cell>
          <table:table-cell office:value-type="float" office:value="1.1242636591124253" table:style-name="ce35">
            <text:p><text:s/>1.1<text:s/></text:p>
          </table:table-cell>
          <table:table-cell office:value-type="float" office:value="5.5929880657848914" table:style-name="ce35">
            <text:p><text:s/>5.6<text:s/></text:p>
          </table:table-cell>
          <table:table-cell office:value-type="float" office:value="7.9471997221673485" table:style-name="ce35">
            <text:p><text:s/>7.9<text:s/></text:p>
          </table:table-cell>
          <table:table-cell office:value-type="float" office:value="3.1076404846330461" table:style-name="ce36">
            <text:p><text:s/>3.1<text:s/></text:p>
          </table:table-cell>
          <table:table-cell table:style-name="ce17"/>
          <table:table-cell table:style-name="ce34"/>
          <table:table-cell table:number-columns-repeated="16376" table:style-name="ce17"/>
        </table:table-row>
        <table:table-row table:style-name="ro4">
          <table:table-cell table:style-name="ce17"/>
          <table:table-cell office:value-type="string" table:style-name="ce9">
            <text:p>2021-22</text:p>
          </table:table-cell>
          <table:table-cell office:value-type="float" office:value="1.0945281171274399" table:style-name="ce35">
            <text:p><text:s/>1.1<text:s/></text:p>
          </table:table-cell>
          <table:table-cell office:value-type="float" office:value="5.2654113653114001" table:style-name="ce35">
            <text:p><text:s/>5.3<text:s/></text:p>
          </table:table-cell>
          <table:table-cell office:value-type="float" office:value="8.14113195594609" table:style-name="ce35">
            <text:p><text:s/>8.1<text:s/></text:p>
          </table:table-cell>
          <table:table-cell office:value-type="float" office:value="3.0507744881530399" table:style-name="ce36">
            <text:p><text:s/>3.1<text:s/></text:p>
          </table:table-cell>
          <table:table-cell table:style-name="ce17"/>
          <table:table-cell table:style-name="ce34"/>
          <table:table-cell table:number-columns-repeated="16376" table:style-name="ce17"/>
        </table:table-row>
        <table:table-row table:style-name="ro4">
          <table:table-cell table:style-name="ce17"/>
          <table:table-cell office:value-type="string" table:style-name="ce14">
            <text:p>2022-23</text:p>
          </table:table-cell>
          <table:table-cell office:value-type="float" office:value="0.94560695343370504" table:style-name="ce37">
            <text:p><text:s/>0.9<text:s/></text:p>
          </table:table-cell>
          <table:table-cell office:value-type="float" office:value="5.1082948880972801" table:style-name="ce37">
            <text:p><text:s/>5.1<text:s/></text:p>
          </table:table-cell>
          <table:table-cell office:value-type="float" office:value="8.1758678434786791" table:style-name="ce37">
            <text:p><text:s/>8.2<text:s/></text:p>
          </table:table-cell>
          <table:table-cell office:value-type="float" office:value="2.92547407526961" table:style-name="ce38">
            <text:p><text:s/>2.9<text:s/></text:p>
          </table:table-cell>
          <table:table-cell table:style-name="ce17"/>
          <table:table-cell table:style-name="ce34"/>
          <table:table-cell table:number-columns-repeated="16376" table:style-name="ce17"/>
        </table:table-row>
        <table:table-row table:style-name="ro6">
          <table:table-cell table:style-name="ce8"/>
          <table:table-cell table:number-columns-repeated="4" table:style-name="ce17"/>
          <table:table-cell office:value-type="string" table:style-name="ce29">
            <text:p>sample size</text:p>
          </table:table-cell>
          <table:table-cell table:number-columns-repeated="2" table:style-name="ce9"/>
          <table:table-cell table:number-columns-repeated="16376" table:style-name="ce8"/>
        </table:table-row>
        <table:table-row table:style-name="ro4">
          <table:table-cell table:style-name="ce8"/>
          <table:table-cell office:value-type="string" table:style-name="ce9">
            <text:p>1995-96</text:p>
          </table:table-cell>
          <table:table-cell office:value-type="float" office:value="41929" table:style-name="ce39">
            <text:p><text:s/>41,929<text:s/></text:p>
          </table:table-cell>
          <table:table-cell office:value-type="float" office:value="5560" table:style-name="ce39">
            <text:p><text:s/>5,560<text:s/></text:p>
          </table:table-cell>
          <table:table-cell office:value-type="float" office:value="14103" table:style-name="ce39">
            <text:p><text:s/>14,103<text:s/></text:p>
          </table:table-cell>
          <table:table-cell office:value-type="float" office:value="61592" table:style-name="ce39">
            <text:p><text:s/>61,592<text:s/></text:p>
          </table:table-cell>
          <table:table-cell table:number-columns-repeated="2" table:style-name="ce9"/>
          <table:table-cell table:number-columns-repeated="16376" table:style-name="ce8"/>
        </table:table-row>
        <table:table-row table:style-name="ro4">
          <table:table-cell table:style-name="ce8"/>
          <table:table-cell office:value-type="string" table:style-name="ce9">
            <text:p>1996-97</text:p>
          </table:table-cell>
          <table:table-cell office:value-type="float" office:value="42047" table:style-name="ce39">
            <text:p><text:s/>42,047<text:s/></text:p>
          </table:table-cell>
          <table:table-cell office:value-type="float" office:value="5753" table:style-name="ce39">
            <text:p><text:s/>5,753<text:s/></text:p>
          </table:table-cell>
          <table:table-cell office:value-type="float" office:value="13795" table:style-name="ce39">
            <text:p><text:s/>13,795<text:s/></text:p>
          </table:table-cell>
          <table:table-cell office:value-type="float" office:value="61595" table:style-name="ce39">
            <text:p><text:s/>61,595<text:s/></text:p>
          </table:table-cell>
          <table:table-cell table:number-columns-repeated="2" table:style-name="ce9"/>
          <table:table-cell table:number-columns-repeated="16376" table:style-name="ce8"/>
        </table:table-row>
        <table:table-row table:style-name="ro6">
          <table:table-cell table:style-name="ce8"/>
          <table:table-cell office:value-type="string" table:style-name="ce9">
            <text:p>1997-98</text:p>
          </table:table-cell>
          <table:table-cell office:value-type="float" office:value="42507" table:style-name="ce39">
            <text:p><text:s/>42,507<text:s/></text:p>
          </table:table-cell>
          <table:table-cell office:value-type="float" office:value="5814" table:style-name="ce39">
            <text:p><text:s/>5,814<text:s/></text:p>
          </table:table-cell>
          <table:table-cell office:value-type="float" office:value="13568" table:style-name="ce39">
            <text:p><text:s/>13,568<text:s/></text:p>
          </table:table-cell>
          <table:table-cell office:value-type="float" office:value="61889" table:style-name="ce39">
            <text:p><text:s/>61,889<text:s/></text:p>
          </table:table-cell>
          <table:table-cell table:number-columns-repeated="2" table:style-name="ce9"/>
          <table:table-cell table:number-columns-repeated="16376" table:style-name="ce8"/>
        </table:table-row>
        <table:table-row table:style-name="ro6">
          <table:table-cell table:style-name="ce8"/>
          <table:table-cell office:value-type="string" table:style-name="ce9">
            <text:p>1998-99</text:p>
          </table:table-cell>
          <table:table-cell office:value-type="float" office:value="42445" table:style-name="ce39">
            <text:p><text:s/>42,445<text:s/></text:p>
          </table:table-cell>
          <table:table-cell office:value-type="float" office:value="5787" table:style-name="ce39">
            <text:p><text:s/>5,787<text:s/></text:p>
          </table:table-cell>
          <table:table-cell office:value-type="float" office:value="13333" table:style-name="ce39">
            <text:p><text:s/>13,333<text:s/></text:p>
          </table:table-cell>
          <table:table-cell office:value-type="float" office:value="61565" table:style-name="ce39">
            <text:p><text:s/>61,565<text:s/></text:p>
          </table:table-cell>
          <table:table-cell table:number-columns-repeated="2" table:style-name="ce9"/>
          <table:table-cell table:number-columns-repeated="16376" table:style-name="ce8"/>
        </table:table-row>
        <table:table-row table:style-name="ro6">
          <table:table-cell table:style-name="ce8"/>
          <table:table-cell office:value-type="string" table:style-name="ce9">
            <text:p>1999-00</text:p>
          </table:table-cell>
          <table:table-cell office:value-type="float" office:value="41597" table:style-name="ce39">
            <text:p><text:s/>41,597<text:s/></text:p>
          </table:table-cell>
          <table:table-cell office:value-type="float" office:value="5649" table:style-name="ce39">
            <text:p><text:s/>5,649<text:s/></text:p>
          </table:table-cell>
          <table:table-cell office:value-type="float" office:value="12671" table:style-name="ce39">
            <text:p><text:s/>12,671<text:s/></text:p>
          </table:table-cell>
          <table:table-cell office:value-type="float" office:value="59917" table:style-name="ce39">
            <text:p><text:s/>59,917<text:s/></text:p>
          </table:table-cell>
          <table:table-cell table:number-columns-repeated="16378" table:style-name="ce8"/>
        </table:table-row>
        <table:table-row table:style-name="ro6">
          <table:table-cell table:style-name="ce8"/>
          <table:table-cell office:value-type="string" table:style-name="ce9">
            <text:p>2000-01</text:p>
          </table:table-cell>
          <table:table-cell office:value-type="float" office:value="41298" table:style-name="ce39">
            <text:p><text:s/>41,298<text:s/></text:p>
          </table:table-cell>
          <table:table-cell office:value-type="float" office:value="5487" table:style-name="ce39">
            <text:p><text:s/>5,487<text:s/></text:p>
          </table:table-cell>
          <table:table-cell office:value-type="float" office:value="12323" table:style-name="ce39">
            <text:p><text:s/>12,323<text:s/></text:p>
          </table:table-cell>
          <table:table-cell office:value-type="float" office:value="59108" table:style-name="ce39">
            <text:p><text:s/>59,108<text:s/></text:p>
          </table:table-cell>
          <table:table-cell table:number-columns-repeated="16378" table:style-name="ce8"/>
        </table:table-row>
        <table:table-row table:style-name="ro6">
          <table:table-cell table:style-name="ce8"/>
          <table:table-cell office:value-type="string" table:style-name="ce9">
            <text:p>2001-02</text:p>
          </table:table-cell>
          <table:table-cell office:value-type="float" office:value="41217" table:style-name="ce39">
            <text:p><text:s/>41,217<text:s/></text:p>
          </table:table-cell>
          <table:table-cell office:value-type="float" office:value="5373" table:style-name="ce39">
            <text:p><text:s/>5,373<text:s/></text:p>
          </table:table-cell>
          <table:table-cell office:value-type="float" office:value="11924" table:style-name="ce39">
            <text:p><text:s/>11,924<text:s/></text:p>
          </table:table-cell>
          <table:table-cell office:value-type="float" office:value="58514" table:style-name="ce39">
            <text:p><text:s/>58,514<text:s/></text:p>
          </table:table-cell>
          <table:table-cell table:number-columns-repeated="16378" table:style-name="ce8"/>
        </table:table-row>
        <table:table-row table:style-name="ro6">
          <table:table-cell table:style-name="ce8"/>
          <table:table-cell office:value-type="string" table:style-name="ce9">
            <text:p>2002-03</text:p>
          </table:table-cell>
          <table:table-cell office:value-type="float" office:value="42156" table:style-name="ce39">
            <text:p><text:s/>42,156<text:s/></text:p>
          </table:table-cell>
          <table:table-cell office:value-type="float" office:value="5462" table:style-name="ce39">
            <text:p><text:s/>5,462<text:s/></text:p>
          </table:table-cell>
          <table:table-cell office:value-type="float" office:value="11886" table:style-name="ce39">
            <text:p><text:s/>11,886<text:s/></text:p>
          </table:table-cell>
          <table:table-cell office:value-type="float" office:value="59504" table:style-name="ce39">
            <text:p><text:s/>59,504<text:s/></text:p>
          </table:table-cell>
          <table:table-cell table:number-columns-repeated="16378" table:style-name="ce8"/>
        </table:table-row>
        <table:table-row table:style-name="ro6">
          <table:table-cell table:style-name="ce8"/>
          <table:table-cell office:value-type="string" table:style-name="ce9">
            <text:p>2003-04</text:p>
          </table:table-cell>
          <table:table-cell office:value-type="float" office:value="41878" table:style-name="ce39">
            <text:p><text:s/>41,878<text:s/></text:p>
          </table:table-cell>
          <table:table-cell office:value-type="float" office:value="5554" table:style-name="ce39">
            <text:p><text:s/>5,554<text:s/></text:p>
          </table:table-cell>
          <table:table-cell office:value-type="float" office:value="11507" table:style-name="ce39">
            <text:p><text:s/>11,507<text:s/></text:p>
          </table:table-cell>
          <table:table-cell office:value-type="float" office:value="58939" table:style-name="ce39">
            <text:p><text:s/>58,939<text:s/></text:p>
          </table:table-cell>
          <table:table-cell table:number-columns-repeated="16378" table:style-name="ce8"/>
        </table:table-row>
        <table:table-row table:style-name="ro6">
          <table:table-cell table:style-name="ce8"/>
          <table:table-cell office:value-type="string" table:style-name="ce9">
            <text:p>2004-05</text:p>
          </table:table-cell>
          <table:table-cell office:value-type="float" office:value="40846" table:style-name="ce39">
            <text:p><text:s/>40,846<text:s/></text:p>
          </table:table-cell>
          <table:table-cell office:value-type="float" office:value="5571" table:style-name="ce39">
            <text:p><text:s/>5,571<text:s/></text:p>
          </table:table-cell>
          <table:table-cell office:value-type="float" office:value="11007" table:style-name="ce39">
            <text:p><text:s/>11,007<text:s/></text:p>
          </table:table-cell>
          <table:table-cell office:value-type="float" office:value="57424" table:style-name="ce39">
            <text:p><text:s/>57,424<text:s/></text:p>
          </table:table-cell>
          <table:table-cell table:number-columns-repeated="16378" table:style-name="ce8"/>
        </table:table-row>
        <table:table-row table:style-name="ro6">
          <table:table-cell table:style-name="ce8"/>
          <table:table-cell office:value-type="string" table:style-name="ce9">
            <text:p>2005-06</text:p>
          </table:table-cell>
          <table:table-cell office:value-type="float" office:value="40454" table:style-name="ce39">
            <text:p><text:s/>40,454<text:s/></text:p>
          </table:table-cell>
          <table:table-cell office:value-type="float" office:value="5732" table:style-name="ce39">
            <text:p><text:s/>5,732<text:s/></text:p>
          </table:table-cell>
          <table:table-cell office:value-type="float" office:value="10659" table:style-name="ce39">
            <text:p><text:s/>10,659<text:s/></text:p>
          </table:table-cell>
          <table:table-cell office:value-type="float" office:value="56845" table:style-name="ce39">
            <text:p><text:s/>56,845<text:s/></text:p>
          </table:table-cell>
          <table:table-cell table:number-columns-repeated="16378" table:style-name="ce8"/>
        </table:table-row>
        <table:table-row table:style-name="ro6">
          <table:table-cell table:style-name="ce8"/>
          <table:table-cell office:value-type="string" table:style-name="ce9">
            <text:p>2006-07</text:p>
          </table:table-cell>
          <table:table-cell office:value-type="float" office:value="38832" table:style-name="ce39">
            <text:p><text:s/>38,832<text:s/></text:p>
          </table:table-cell>
          <table:table-cell office:value-type="float" office:value="5806" table:style-name="ce39">
            <text:p><text:s/>5,806<text:s/></text:p>
          </table:table-cell>
          <table:table-cell office:value-type="float" office:value="10298" table:style-name="ce39">
            <text:p><text:s/>10,298<text:s/></text:p>
          </table:table-cell>
          <table:table-cell office:value-type="float" office:value="54936" table:style-name="ce39">
            <text:p><text:s/>54,936<text:s/></text:p>
          </table:table-cell>
          <table:table-cell table:number-columns-repeated="16378" table:style-name="ce8"/>
        </table:table-row>
        <table:table-row table:style-name="ro6">
          <table:table-cell table:style-name="ce8"/>
          <table:table-cell office:value-type="string" table:style-name="ce9">
            <text:p>2007-08</text:p>
          </table:table-cell>
          <table:table-cell office:value-type="float" office:value="36670" table:style-name="ce39">
            <text:p><text:s/>36,670<text:s/></text:p>
          </table:table-cell>
          <table:table-cell office:value-type="float" office:value="5710" table:style-name="ce39">
            <text:p><text:s/>5,710<text:s/></text:p>
          </table:table-cell>
          <table:table-cell office:value-type="float" office:value="9792" table:style-name="ce39">
            <text:p><text:s/>9,792<text:s/></text:p>
          </table:table-cell>
          <table:table-cell office:value-type="float" office:value="52172" table:style-name="ce39">
            <text:p><text:s/>52,172<text:s/></text:p>
          </table:table-cell>
          <table:table-cell table:number-columns-repeated="16378" table:style-name="ce8"/>
        </table:table-row>
        <table:table-row table:style-name="ro6">
          <table:table-cell table:style-name="ce8"/>
          <table:table-cell office:value-type="string" table:style-name="ce9">
            <text:p>2008-09</text:p>
          </table:table-cell>
          <table:table-cell office:value-type="float" office:value="35401" table:style-name="ce39">
            <text:p><text:s/>35,401<text:s/></text:p>
          </table:table-cell>
          <table:table-cell office:value-type="float" office:value="5914" table:style-name="ce39">
            <text:p><text:s/>5,914<text:s/></text:p>
          </table:table-cell>
          <table:table-cell office:value-type="float" office:value="9487" table:style-name="ce39">
            <text:p><text:s/>9,487<text:s/></text:p>
          </table:table-cell>
          <table:table-cell office:value-type="float" office:value="50802" table:style-name="ce39">
            <text:p><text:s/>50,802<text:s/></text:p>
          </table:table-cell>
          <table:table-cell table:number-columns-repeated="16378" table:style-name="ce8"/>
        </table:table-row>
        <table:table-row table:style-name="ro6">
          <table:table-cell table:style-name="ce8"/>
          <table:table-cell office:value-type="string" table:style-name="ce9">
            <text:p>2009-10</text:p>
          </table:table-cell>
          <table:table-cell office:value-type="float" office:value="34815" table:style-name="ce39">
            <text:p><text:s/>34,815<text:s/></text:p>
          </table:table-cell>
          <table:table-cell office:value-type="float" office:value="6302" table:style-name="ce39">
            <text:p><text:s/>6,302<text:s/></text:p>
          </table:table-cell>
          <table:table-cell office:value-type="float" office:value="9238" table:style-name="ce39">
            <text:p><text:s/>9,238<text:s/></text:p>
          </table:table-cell>
          <table:table-cell office:value-type="float" office:value="50355" table:style-name="ce39">
            <text:p><text:s/>50,355<text:s/></text:p>
          </table:table-cell>
          <table:table-cell table:number-columns-repeated="16378" table:style-name="ce8"/>
        </table:table-row>
        <table:table-row table:style-name="ro6">
          <table:table-cell table:style-name="ce8"/>
          <table:table-cell office:value-type="string" table:style-name="ce9">
            <text:p>2010-11</text:p>
          </table:table-cell>
          <table:table-cell office:value-type="float" office:value="35927" table:style-name="ce39">
            <text:p><text:s/>35,927<text:s/></text:p>
          </table:table-cell>
          <table:table-cell office:value-type="float" office:value="7024" table:style-name="ce39">
            <text:p><text:s/>7,024<text:s/></text:p>
          </table:table-cell>
          <table:table-cell office:value-type="float" office:value="9338" table:style-name="ce39">
            <text:p><text:s/>9,338<text:s/></text:p>
          </table:table-cell>
          <table:table-cell office:value-type="float" office:value="52289" table:style-name="ce39">
            <text:p><text:s/>52,289<text:s/></text:p>
          </table:table-cell>
          <table:table-cell table:number-columns-repeated="16378" table:style-name="ce8"/>
        </table:table-row>
        <table:table-row table:style-name="ro6">
          <table:table-cell table:style-name="ce8"/>
          <table:table-cell office:value-type="string" table:style-name="ce9">
            <text:p>2011-12</text:p>
          </table:table-cell>
          <table:table-cell office:value-type="float" office:value="32218" table:style-name="ce39">
            <text:p><text:s/>32,218<text:s/></text:p>
          </table:table-cell>
          <table:table-cell office:value-type="float" office:value="6880" table:style-name="ce39">
            <text:p><text:s/>6,880<text:s/></text:p>
          </table:table-cell>
          <table:table-cell office:value-type="float" office:value="9329" table:style-name="ce39">
            <text:p><text:s/>9,329<text:s/></text:p>
          </table:table-cell>
          <table:table-cell office:value-type="float" office:value="48427" table:style-name="ce39">
            <text:p><text:s/>48,427<text:s/></text:p>
          </table:table-cell>
          <table:table-cell table:number-columns-repeated="16378" table:style-name="ce8"/>
        </table:table-row>
        <table:table-row table:style-name="ro6">
          <table:table-cell table:style-name="ce8"/>
          <table:table-cell office:value-type="string" table:style-name="ce9">
            <text:p>2012-13</text:p>
          </table:table-cell>
          <table:table-cell office:value-type="float" office:value="28876" table:style-name="ce39">
            <text:p><text:s/>28,876<text:s/></text:p>
          </table:table-cell>
          <table:table-cell office:value-type="float" office:value="6652" table:style-name="ce39">
            <text:p><text:s/>6,652<text:s/></text:p>
          </table:table-cell>
          <table:table-cell office:value-type="float" office:value="9509" table:style-name="ce39">
            <text:p><text:s/>9,509<text:s/></text:p>
          </table:table-cell>
          <table:table-cell office:value-type="float" office:value="45037" table:style-name="ce39">
            <text:p><text:s/>45,037<text:s/></text:p>
          </table:table-cell>
          <table:table-cell table:number-columns-repeated="16378" table:style-name="ce8"/>
        </table:table-row>
        <table:table-row table:style-name="ro6">
          <table:table-cell table:style-name="ce8"/>
          <table:table-cell office:value-type="string" table:style-name="ce9">
            <text:p>2013-14</text:p>
          </table:table-cell>
          <table:table-cell office:value-type="float" office:value="24608" table:style-name="ce39">
            <text:p><text:s/>24,608<text:s/></text:p>
          </table:table-cell>
          <table:table-cell office:value-type="float" office:value="6240" table:style-name="ce39">
            <text:p><text:s/>6,240<text:s/></text:p>
          </table:table-cell>
          <table:table-cell office:value-type="float" office:value="9909" table:style-name="ce39">
            <text:p><text:s/>9,909<text:s/></text:p>
          </table:table-cell>
          <table:table-cell office:value-type="float" office:value="40757" table:style-name="ce39">
            <text:p><text:s/>40,757<text:s/></text:p>
          </table:table-cell>
          <table:table-cell table:number-columns-repeated="16378" table:style-name="ce8"/>
        </table:table-row>
        <table:table-row table:style-name="ro6">
          <table:table-cell table:style-name="ce8"/>
          <table:table-cell office:value-type="string" table:style-name="ce9">
            <text:p>2014-15</text:p>
          </table:table-cell>
          <table:table-cell office:value-type="float" office:value="23866" table:style-name="ce39">
            <text:p><text:s/>23,866<text:s/></text:p>
          </table:table-cell>
          <table:table-cell office:value-type="float" office:value="6248" table:style-name="ce39">
            <text:p><text:s/>6,248<text:s/></text:p>
          </table:table-cell>
          <table:table-cell office:value-type="float" office:value="9988" table:style-name="ce39">
            <text:p><text:s/>9,988<text:s/></text:p>
          </table:table-cell>
          <table:table-cell office:value-type="float" office:value="40102" table:style-name="ce39">
            <text:p><text:s/>40,102<text:s/></text:p>
          </table:table-cell>
          <table:table-cell table:number-columns-repeated="16378" table:style-name="ce8"/>
        </table:table-row>
        <table:table-row table:style-name="ro6">
          <table:table-cell table:style-name="ce8"/>
          <table:table-cell office:value-type="string" table:style-name="ce9">
            <text:p>2015-16</text:p>
          </table:table-cell>
          <table:table-cell office:value-type="float" office:value="23334" table:style-name="ce39">
            <text:p><text:s/>23,334<text:s/></text:p>
          </table:table-cell>
          <table:table-cell office:value-type="float" office:value="6206" table:style-name="ce39">
            <text:p><text:s/>6,206<text:s/></text:p>
          </table:table-cell>
          <table:table-cell office:value-type="float" office:value="10378" table:style-name="ce39">
            <text:p><text:s/>10,378<text:s/></text:p>
          </table:table-cell>
          <table:table-cell office:value-type="float" office:value="39918" table:style-name="ce39">
            <text:p><text:s/>39,918<text:s/></text:p>
          </table:table-cell>
          <table:table-cell table:number-columns-repeated="2" table:style-name="ce9"/>
          <table:table-cell table:number-columns-repeated="16376" table:style-name="ce8"/>
        </table:table-row>
        <table:table-row table:style-name="ro6">
          <table:table-cell table:style-name="ce8"/>
          <table:table-cell office:value-type="string" table:style-name="ce9">
            <text:p>2016-17</text:p>
          </table:table-cell>
          <table:table-cell office:value-type="float" office:value="22872" table:style-name="ce39">
            <text:p><text:s/>22,872<text:s/></text:p>
          </table:table-cell>
          <table:table-cell office:value-type="float" office:value="6655" table:style-name="ce39">
            <text:p><text:s/>6,655<text:s/></text:p>
          </table:table-cell>
          <table:table-cell office:value-type="float" office:value="10085" table:style-name="ce39">
            <text:p><text:s/>10,085<text:s/></text:p>
          </table:table-cell>
          <table:table-cell office:value-type="float" office:value="39612" table:style-name="ce39">
            <text:p><text:s/>39,612<text:s/></text:p>
          </table:table-cell>
          <table:table-cell table:number-columns-repeated="2" table:style-name="ce9"/>
          <table:table-cell table:number-columns-repeated="16376" table:style-name="ce8"/>
        </table:table-row>
        <table:table-row table:style-name="ro6">
          <table:table-cell table:style-name="ce8"/>
          <table:table-cell office:value-type="string" table:style-name="ce9">
            <text:p>2017-18</text:p>
          </table:table-cell>
          <table:table-cell office:value-type="float" office:value="22235" table:style-name="ce39">
            <text:p><text:s/>22,235<text:s/></text:p>
          </table:table-cell>
          <table:table-cell office:value-type="float" office:value="6974" table:style-name="ce39">
            <text:p><text:s/>6,974<text:s/></text:p>
          </table:table-cell>
          <table:table-cell office:value-type="float" office:value="10534" table:style-name="ce39">
            <text:p><text:s/>10,534<text:s/></text:p>
          </table:table-cell>
          <table:table-cell office:value-type="float" office:value="39833" table:style-name="ce39">
            <text:p><text:s/>39,833<text:s/></text:p>
          </table:table-cell>
          <table:table-cell table:number-columns-repeated="2" table:style-name="ce9"/>
          <table:table-cell table:number-columns-repeated="16376" table:style-name="ce8"/>
        </table:table-row>
        <table:table-row table:style-name="ro4">
          <table:table-cell table:style-name="ce17"/>
          <table:table-cell office:value-type="string" table:style-name="ce9">
            <text:p>2018-19</text:p>
          </table:table-cell>
          <table:table-cell office:value-type="float" office:value="22027" table:style-name="ce40">
            <text:p><text:s/>22,027<text:s/></text:p>
          </table:table-cell>
          <table:table-cell office:value-type="float" office:value="7396" table:style-name="ce40">
            <text:p><text:s/>7,396<text:s/></text:p>
          </table:table-cell>
          <table:table-cell office:value-type="float" office:value="10373" table:style-name="ce40">
            <text:p><text:s/>10,373<text:s/></text:p>
          </table:table-cell>
          <table:table-cell office:value-type="float" office:value="39796" table:style-name="ce40">
            <text:p><text:s/>39,796<text:s/></text:p>
          </table:table-cell>
          <table:table-cell table:style-name="ce17"/>
          <table:table-cell table:style-name="ce24"/>
          <table:table-cell table:number-columns-repeated="16376" table:style-name="ce17"/>
        </table:table-row>
        <table:table-row table:style-name="ro4">
          <table:table-cell table:style-name="ce17"/>
          <table:table-cell office:value-type="string" table:style-name="ce9">
            <text:p>2019-20</text:p>
          </table:table-cell>
          <table:table-cell office:value-type="float" office:value="22184" table:style-name="ce40">
            <text:p><text:s/>22,184<text:s/></text:p>
          </table:table-cell>
          <table:table-cell office:value-type="float" office:value="7327" table:style-name="ce40">
            <text:p><text:s/>7,327<text:s/></text:p>
          </table:table-cell>
          <table:table-cell office:value-type="float" office:value="10647" table:style-name="ce40">
            <text:p><text:s/>10,647<text:s/></text:p>
          </table:table-cell>
          <table:table-cell office:value-type="float" office:value="40158" table:style-name="ce40">
            <text:p><text:s/>40,158<text:s/></text:p>
          </table:table-cell>
          <table:table-cell table:style-name="ce17"/>
          <table:table-cell table:style-name="ce24"/>
          <table:table-cell table:number-columns-repeated="16376" table:style-name="ce17"/>
        </table:table-row>
        <table:table-row table:style-name="ro4">
          <table:table-cell table:style-name="ce17"/>
          <table:table-cell office:value-type="string" table:style-name="ce9">
            <text:p>2020-21</text:p>
          </table:table-cell>
          <table:table-cell office:value-type="float" office:value="20681" table:style-name="ce40">
            <text:p><text:s/>20,681<text:s/></text:p>
          </table:table-cell>
          <table:table-cell office:value-type="float" office:value="5821" table:style-name="ce40">
            <text:p><text:s/>5,821<text:s/></text:p>
          </table:table-cell>
          <table:table-cell office:value-type="float" office:value="7735" table:style-name="ce40">
            <text:p><text:s/>7,735<text:s/></text:p>
          </table:table-cell>
          <table:table-cell office:value-type="float" office:value="34237" table:style-name="ce40">
            <text:p><text:s/>34,237<text:s/></text:p>
          </table:table-cell>
          <table:table-cell table:style-name="ce17"/>
          <table:table-cell table:style-name="ce24"/>
          <table:table-cell table:number-columns-repeated="16376" table:style-name="ce17"/>
        </table:table-row>
        <table:table-row table:style-name="ro4">
          <table:table-cell table:style-name="ce17"/>
          <table:table-cell office:value-type="string" table:style-name="ce9">
            <text:p>2021-22</text:p>
          </table:table-cell>
          <table:table-cell office:value-type="float" office:value="18848" table:style-name="ce41">
            <text:p><text:s/>18,848<text:s/></text:p>
          </table:table-cell>
          <table:table-cell office:value-type="float" office:value="5073" table:style-name="ce41">
            <text:p><text:s/>5,073<text:s/></text:p>
          </table:table-cell>
          <table:table-cell office:value-type="float" office:value="6637" table:style-name="ce41">
            <text:p><text:s/>6,637<text:s/></text:p>
          </table:table-cell>
          <table:table-cell office:value-type="float" office:value="30558" table:style-name="ce41">
            <text:p><text:s/>30,558<text:s/></text:p>
          </table:table-cell>
          <table:table-cell table:style-name="ce17"/>
          <table:table-cell table:style-name="ce24"/>
          <table:table-cell table:number-columns-repeated="16376" table:style-name="ce17"/>
        </table:table-row>
        <table:table-row table:style-name="ro4">
          <table:table-cell table:style-name="ce17"/>
          <table:table-cell office:value-type="string" table:style-name="ce14">
            <text:p>2022-23</text:p>
          </table:table-cell>
          <table:table-cell office:value-type="float" office:value="16350" table:style-name="ce42">
            <text:p><text:s/>16,350<text:s/></text:p>
          </table:table-cell>
          <table:table-cell office:value-type="float" office:value="5208" table:style-name="ce42">
            <text:p><text:s/>5,208<text:s/></text:p>
          </table:table-cell>
          <table:table-cell office:value-type="float" office:value="6873" table:style-name="ce42">
            <text:p><text:s/>6,873<text:s/></text:p>
          </table:table-cell>
          <table:table-cell office:value-type="float" office:value="28431" table:style-name="ce42">
            <text:p><text:s/>28,431<text:s/></text:p>
          </table:table-cell>
          <table:table-cell table:style-name="ce17"/>
          <table:table-cell table:style-name="ce24"/>
          <table:table-cell table:number-columns-repeated="16376" table:style-name="ce17"/>
        </table:table-row>
        <table:table-row table:style-name="ro7">
          <table:table-cell table:style-name="ce8"/>
          <table:table-cell office:value-type="string" table:number-columns-spanned="5" table:number-rows-spanned="1" table:style-name="ce45">
            <text:p>Note: data are based on three year averages, which are the average of the three years up to and including the labelled date</text:p>
          </table:table-cell>
          <table:covered-table-cell table:number-columns-repeated="4"/>
          <table:table-cell table:number-columns-repeated="2" table:style-name="ce9"/>
          <table:table-cell table:number-columns-repeated="16376" table:style-name="ce8"/>
        </table:table-row>
        <table:table-row table:style-name="ro4">
          <table:table-cell table:style-name="ce8"/>
          <table:table-cell office:value-type="string" table:style-name="ce43">
            <text:p>Sources:</text:p>
          </table:table-cell>
          <table:table-cell table:number-columns-repeated="6" table:style-name="ce9"/>
          <table:table-cell table:number-columns-repeated="16376" table:style-name="ce8"/>
        </table:table-row>
        <table:table-row table:style-name="ro4">
          <table:table-cell table:style-name="ce8"/>
          <table:table-cell office:value-type="string" table:style-name="ce44">
            <text:p>1995-96 to 2007-08: Survey of English Housing;</text:p>
          </table:table-cell>
          <table:table-cell table:number-columns-repeated="6" table:style-name="ce9"/>
          <table:table-cell table:number-columns-repeated="16376" table:style-name="ce8"/>
        </table:table-row>
        <table:table-row table:style-name="ro4">
          <table:table-cell table:style-name="ce8"/>
          <table:table-cell office:value-type="string" table:style-name="ce44">
            <text:p>2008-09 onwards: English Housing Survey, full household sample</text:p>
          </table:table-cell>
          <table:table-cell table:number-columns-repeated="6" table:style-name="ce9"/>
          <table:table-cell table:number-columns-repeated="16376" table:style-name="ce8"/>
        </table:table-row>
        <table:table-row table:number-rows-repeated="1048480" table:style-name="ro2">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range table:name="Print_Area" table:cell-range-address="AT4_1.$A$1:AT4_1.$G$97" table:base-cell-address="AT4_1.$A$1"/>
        </table:named-expressions>
      </table:table>
      <table:table table:name="AT4_2" table:style-name="ta2">
        <table:table-column table:style-name="co2" table:default-cell-style-name="ce9"/>
        <table:table-column table:style-name="co3" table:default-cell-style-name="ce9"/>
        <table:table-column table:style-name="co4" table:number-columns-repeated="3" table:default-cell-style-name="ce9"/>
        <table:table-column table:style-name="co13" table:default-cell-style-name="ce9"/>
        <table:table-column table:style-name="co5" table:default-cell-style-name="ce9"/>
        <table:table-column table:style-name="co2" table:default-cell-style-name="ce9"/>
        <table:table-column table:style-name="co6" table:default-cell-style-name="ce9"/>
        <table:table-column table:style-name="co14" table:default-cell-style-name="ce9"/>
        <table:table-column table:style-name="co8"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2" table:number-columns-repeated="2"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2" table:default-cell-style-name="ce9"/>
        <table:table-column table:style-name="co1" table:number-columns-repeated="16360" table:default-cell-style-name="ce9"/>
        <table:table-row table:style-name="ro4">
          <table:table-cell table:style-name="ce8"/>
          <table:table-cell table:style-name="ce46"/>
          <table:table-cell table:number-columns-repeated="7" table:style-name="ce9"/>
          <table:table-cell table:number-columns-repeated="16375" table:style-name="ce8"/>
        </table:table-row>
        <table:table-row table:style-name="ro8">
          <table:table-cell table:style-name="ce8"/>
          <table:table-cell office:value-type="string" table:style-name="ce47">
            <text:p>Annex Table 4.2: Under-occupation, by tenure, 1995-96 to 2022-23</text:p>
          </table:table-cell>
          <table:table-cell table:number-columns-repeated="4" table:style-name="ce11"/>
          <table:table-cell table:number-columns-repeated="3" table:style-name="ce9"/>
          <table:table-cell table:number-columns-repeated="16375" table:style-name="ce8"/>
        </table:table-row>
        <table:table-row table:style-name="ro4">
          <table:table-cell table:style-name="ce8"/>
          <table:table-cell table:number-columns-repeated="5" table:style-name="ce12"/>
          <table:table-cell table:number-columns-repeated="3" table:style-name="ce9"/>
          <table:table-cell table:number-columns-repeated="16375" table:style-name="ce8"/>
        </table:table-row>
        <table:table-row table:style-name="ro4">
          <table:table-cell table:style-name="ce8"/>
          <table:table-cell office:value-type="string" table:style-name="ce13">
            <text:p>all households</text:p>
          </table:table-cell>
          <table:table-cell table:number-columns-repeated="4" table:style-name="ce14"/>
          <table:table-cell table:number-columns-repeated="3" table:style-name="ce9"/>
          <table:table-cell table:number-columns-repeated="16375" table:style-name="ce8"/>
        </table:table-row>
        <table:table-row table:style-name="ro5">
          <table:table-cell table:style-name="ce8"/>
          <table:table-cell table:style-name="ce15"/>
          <table:table-cell office:value-type="string" table:style-name="ce16">
            <text:p>owner occupiers</text:p>
          </table:table-cell>
          <table:table-cell office:value-type="string" table:style-name="ce16">
            <text:p>private<text:s/></text:p>
            <text:p>renters</text:p>
          </table:table-cell>
          <table:table-cell office:value-type="string" table:style-name="ce16">
            <text:p>social<text:s/></text:p>
            <text:p>renters</text:p>
          </table:table-cell>
          <table:table-cell office:value-type="string" table:style-name="ce16">
            <text:p>all<text:s/></text:p>
            <text:p>tenures</text:p>
          </table:table-cell>
          <table:table-cell table:number-columns-repeated="3" table:style-name="ce9"/>
          <table:table-cell table:number-columns-repeated="16375" table:style-name="ce8"/>
        </table:table-row>
        <table:table-row table:style-name="ro4">
          <table:table-cell table:style-name="ce8"/>
          <table:table-cell table:style-name="ce17"/>
          <table:table-cell table:number-columns-repeated="3" table:style-name="ce18"/>
          <table:table-cell office:value-type="string" table:style-name="ce19">
            <text:p>thousands of under-occupied households</text:p>
          </table:table-cell>
          <table:table-cell table:number-columns-repeated="3" table:style-name="ce9"/>
          <table:table-cell table:number-columns-repeated="16375" table:style-name="ce8"/>
        </table:table-row>
        <table:table-row table:style-name="ro4">
          <table:table-cell table:style-name="ce8"/>
          <table:table-cell office:value-type="string" table:style-name="ce9">
            <text:p>1995-96</text:p>
          </table:table-cell>
          <table:table-cell office:value-type="float" office:value="5319.4063782999174" table:style-name="ce48">
            <text:p><text:s/>5,319<text:s/></text:p>
          </table:table-cell>
          <table:table-cell office:value-type="float" office:value="370.04057806968359" table:style-name="ce48">
            <text:p><text:s/>370<text:s/></text:p>
          </table:table-cell>
          <table:table-cell office:value-type="float" office:value="534.74921457413188" table:style-name="ce48">
            <text:p><text:s/>535<text:s/></text:p>
          </table:table-cell>
          <table:table-cell office:value-type="float" office:value="6224.1961709437328" table:style-name="ce49">
            <text:p><text:s/>6,224<text:s/></text:p>
          </table:table-cell>
          <table:table-cell table:style-name="ce9"/>
          <table:table-cell table:style-name="ce22"/>
          <table:table-cell table:style-name="ce23"/>
          <table:table-cell table:number-columns-repeated="16375" table:style-name="ce8"/>
        </table:table-row>
        <table:table-row table:style-name="ro4">
          <table:table-cell table:style-name="ce8"/>
          <table:table-cell office:value-type="string" table:style-name="ce9">
            <text:p>1996-97</text:p>
          </table:table-cell>
          <table:table-cell office:value-type="float" office:value="5366.5796377897723" table:style-name="ce48">
            <text:p><text:s/>5,367<text:s/></text:p>
          </table:table-cell>
          <table:table-cell office:value-type="float" office:value="352.07150415994653" table:style-name="ce48">
            <text:p><text:s/>352<text:s/></text:p>
          </table:table-cell>
          <table:table-cell office:value-type="float" office:value="541.93200675466687" table:style-name="ce48">
            <text:p><text:s/>542<text:s/></text:p>
          </table:table-cell>
          <table:table-cell office:value-type="float" office:value="6260.5831487043861" table:style-name="ce49">
            <text:p><text:s/>6,261<text:s/></text:p>
          </table:table-cell>
          <table:table-cell table:number-columns-repeated="3" table:style-name="ce9"/>
          <table:table-cell table:number-columns-repeated="16375" table:style-name="ce8"/>
        </table:table-row>
        <table:table-row table:style-name="ro4">
          <table:table-cell table:style-name="ce8"/>
          <table:table-cell office:value-type="string" table:style-name="ce9">
            <text:p>1997-98</text:p>
          </table:table-cell>
          <table:table-cell office:value-type="float" office:value="5725.9597886337442" table:style-name="ce48">
            <text:p><text:s/>5,726<text:s/></text:p>
          </table:table-cell>
          <table:table-cell office:value-type="float" office:value="336.16001870385776" table:style-name="ce48">
            <text:p><text:s/>336<text:s/></text:p>
          </table:table-cell>
          <table:table-cell office:value-type="float" office:value="502.5757215468127" table:style-name="ce48">
            <text:p><text:s/>503<text:s/></text:p>
          </table:table-cell>
          <table:table-cell office:value-type="float" office:value="6564.6955288844147" table:style-name="ce49">
            <text:p><text:s/>6,565<text:s/></text:p>
          </table:table-cell>
          <table:table-cell table:number-columns-repeated="3" table:style-name="ce9"/>
          <table:table-cell table:number-columns-repeated="16375" table:style-name="ce8"/>
        </table:table-row>
        <table:table-row table:style-name="ro4">
          <table:table-cell table:style-name="ce8"/>
          <table:table-cell office:value-type="string" table:style-name="ce9">
            <text:p>1998-99</text:p>
          </table:table-cell>
          <table:table-cell office:value-type="float" office:value="5823.6197370873115" table:style-name="ce48">
            <text:p><text:s/>5,824<text:s/></text:p>
          </table:table-cell>
          <table:table-cell office:value-type="float" office:value="408.0203846914128" table:style-name="ce48">
            <text:p><text:s/>408<text:s/></text:p>
          </table:table-cell>
          <table:table-cell office:value-type="float" office:value="534.03290820742302" table:style-name="ce48">
            <text:p><text:s/>534<text:s/></text:p>
          </table:table-cell>
          <table:table-cell office:value-type="float" office:value="6765.6730299861474" table:style-name="ce49">
            <text:p><text:s/>6,766<text:s/></text:p>
          </table:table-cell>
          <table:table-cell table:number-columns-repeated="3" table:style-name="ce9"/>
          <table:table-cell table:number-columns-repeated="16375" table:style-name="ce8"/>
        </table:table-row>
        <table:table-row table:style-name="ro4">
          <table:table-cell table:style-name="ce8"/>
          <table:table-cell office:value-type="string" table:style-name="ce9">
            <text:p>1999-00</text:p>
          </table:table-cell>
          <table:table-cell office:value-type="float" office:value="6101.8600659475642" table:style-name="ce48">
            <text:p><text:s/>6,102<text:s/></text:p>
          </table:table-cell>
          <table:table-cell office:value-type="float" office:value="402.77395082428404" table:style-name="ce48">
            <text:p><text:s/>403<text:s/></text:p>
          </table:table-cell>
          <table:table-cell office:value-type="float" office:value="498.27251490031472" table:style-name="ce48">
            <text:p><text:s/>498<text:s/></text:p>
          </table:table-cell>
          <table:table-cell office:value-type="float" office:value="7002.9065316721626" table:style-name="ce49">
            <text:p><text:s/>7,003<text:s/></text:p>
          </table:table-cell>
          <table:table-cell table:number-columns-repeated="3" table:style-name="ce9"/>
          <table:table-cell table:number-columns-repeated="16375" table:style-name="ce8"/>
        </table:table-row>
        <table:table-row table:style-name="ro4">
          <table:table-cell table:style-name="ce8"/>
          <table:table-cell office:value-type="string" table:style-name="ce9">
            <text:p>2000-01</text:p>
          </table:table-cell>
          <table:table-cell office:value-type="float" office:value="6184.1003763038707" table:style-name="ce48">
            <text:p><text:s/>6,184<text:s/></text:p>
          </table:table-cell>
          <table:table-cell office:value-type="float" office:value="333.45256526469922" table:style-name="ce48">
            <text:p><text:s/>333<text:s/></text:p>
          </table:table-cell>
          <table:table-cell office:value-type="float" office:value="537.04669856102907" table:style-name="ce48">
            <text:p><text:s/>537<text:s/></text:p>
          </table:table-cell>
          <table:table-cell office:value-type="float" office:value="7054.5996401295988" table:style-name="ce49">
            <text:p><text:s/>7,055<text:s/></text:p>
          </table:table-cell>
          <table:table-cell table:number-columns-repeated="3" table:style-name="ce9"/>
          <table:table-cell table:number-columns-repeated="16375" table:style-name="ce8"/>
        </table:table-row>
        <table:table-row table:style-name="ro4">
          <table:table-cell table:style-name="ce8"/>
          <table:table-cell office:value-type="string" table:style-name="ce9">
            <text:p>2001-02</text:p>
          </table:table-cell>
          <table:table-cell office:value-type="float" office:value="6326.7871413617995" table:style-name="ce48">
            <text:p><text:s/>6,327<text:s/></text:p>
          </table:table-cell>
          <table:table-cell office:value-type="float" office:value="377.18864515488684" table:style-name="ce48">
            <text:p><text:s/>377<text:s/></text:p>
          </table:table-cell>
          <table:table-cell office:value-type="float" office:value="456.46457777666603" table:style-name="ce48">
            <text:p><text:s/>456<text:s/></text:p>
          </table:table-cell>
          <table:table-cell office:value-type="float" office:value="7160.440364293353" table:style-name="ce49">
            <text:p><text:s/>7,160<text:s/></text:p>
          </table:table-cell>
          <table:table-cell table:number-columns-repeated="3" table:style-name="ce9"/>
          <table:table-cell table:number-columns-repeated="16375" table:style-name="ce8"/>
        </table:table-row>
        <table:table-row table:style-name="ro4">
          <table:table-cell table:style-name="ce8"/>
          <table:table-cell office:value-type="string" table:style-name="ce9">
            <text:p>2002-03</text:p>
          </table:table-cell>
          <table:table-cell office:value-type="float" office:value="6465.1200068704829" table:style-name="ce48">
            <text:p><text:s/>6,465<text:s/></text:p>
          </table:table-cell>
          <table:table-cell office:value-type="float" office:value="355.75311355947571" table:style-name="ce48">
            <text:p><text:s/>356<text:s/></text:p>
          </table:table-cell>
          <table:table-cell office:value-type="float" office:value="527.59610418605723" table:style-name="ce48">
            <text:p><text:s/>528<text:s/></text:p>
          </table:table-cell>
          <table:table-cell office:value-type="float" office:value="7348.4692246160157" table:style-name="ce49">
            <text:p><text:s/>7,348<text:s/></text:p>
          </table:table-cell>
          <table:table-cell table:number-columns-repeated="3" table:style-name="ce9"/>
          <table:table-cell table:number-columns-repeated="16375" table:style-name="ce8"/>
        </table:table-row>
        <table:table-row table:style-name="ro4">
          <table:table-cell table:style-name="ce8"/>
          <table:table-cell office:value-type="string" table:style-name="ce9">
            <text:p>2003-04</text:p>
          </table:table-cell>
          <table:table-cell office:value-type="float" office:value="6539.2957364203312" table:style-name="ce48">
            <text:p><text:s/>6,539<text:s/></text:p>
          </table:table-cell>
          <table:table-cell office:value-type="float" office:value="372.45747310613041" table:style-name="ce48">
            <text:p><text:s/>372<text:s/></text:p>
          </table:table-cell>
          <table:table-cell office:value-type="float" office:value="465.79472912282148" table:style-name="ce48">
            <text:p><text:s/>466<text:s/></text:p>
          </table:table-cell>
          <table:table-cell office:value-type="float" office:value="7377.5479386492825" table:style-name="ce49">
            <text:p><text:s/>7,378<text:s/></text:p>
          </table:table-cell>
          <table:table-cell table:number-columns-repeated="3" table:style-name="ce9"/>
          <table:table-cell table:number-columns-repeated="16375" table:style-name="ce8"/>
        </table:table-row>
        <table:table-row table:style-name="ro4">
          <table:table-cell table:style-name="ce8"/>
          <table:table-cell office:value-type="string" table:style-name="ce9">
            <text:p>2004-05</text:p>
          </table:table-cell>
          <table:table-cell office:value-type="float" office:value="6744.426159314582" table:style-name="ce48">
            <text:p><text:s/>6,744<text:s/></text:p>
          </table:table-cell>
          <table:table-cell office:value-type="float" office:value="386.83055521157718" table:style-name="ce48">
            <text:p><text:s/>387<text:s/></text:p>
          </table:table-cell>
          <table:table-cell office:value-type="float" office:value="449.99300496231643" table:style-name="ce48">
            <text:p><text:s/>450<text:s/></text:p>
          </table:table-cell>
          <table:table-cell office:value-type="float" office:value="7581.2497194884754" table:style-name="ce49">
            <text:p><text:s/>7,581<text:s/></text:p>
          </table:table-cell>
          <table:table-cell table:number-columns-repeated="3" table:style-name="ce9"/>
          <table:table-cell table:number-columns-repeated="16375" table:style-name="ce8"/>
        </table:table-row>
        <table:table-row table:style-name="ro4">
          <table:table-cell table:style-name="ce8"/>
          <table:table-cell office:value-type="string" table:style-name="ce9">
            <text:p>2005-06</text:p>
          </table:table-cell>
          <table:table-cell office:value-type="float" office:value="6786.7461114066682" table:style-name="ce48">
            <text:p><text:s/>6,787<text:s/></text:p>
          </table:table-cell>
          <table:table-cell office:value-type="float" office:value="454.50329370912624" table:style-name="ce48">
            <text:p><text:s/>455<text:s/></text:p>
          </table:table-cell>
          <table:table-cell office:value-type="float" office:value="445.37371320305152" table:style-name="ce48">
            <text:p><text:s/>445<text:s/></text:p>
          </table:table-cell>
          <table:table-cell office:value-type="float" office:value="7686.6231183188465" table:style-name="ce49">
            <text:p><text:s/>7,687<text:s/></text:p>
          </table:table-cell>
          <table:table-cell table:number-columns-repeated="2" table:style-name="ce9"/>
          <table:table-cell table:number-columns-repeated="16376" table:style-name="ce8"/>
        </table:table-row>
        <table:table-row table:style-name="ro4">
          <table:table-cell table:style-name="ce8"/>
          <table:table-cell office:value-type="string" table:style-name="ce9">
            <text:p>2006-07</text:p>
          </table:table-cell>
          <table:table-cell office:value-type="float" office:value="6779.865124847518" table:style-name="ce48">
            <text:p><text:s/>6,780<text:s/></text:p>
          </table:table-cell>
          <table:table-cell office:value-type="float" office:value="439.51461785764042" table:style-name="ce48">
            <text:p><text:s/>440<text:s/></text:p>
          </table:table-cell>
          <table:table-cell office:value-type="float" office:value="441.09284080586059" table:style-name="ce48">
            <text:p><text:s/>441<text:s/></text:p>
          </table:table-cell>
          <table:table-cell office:value-type="float" office:value="7660.4725835110194" table:style-name="ce49">
            <text:p><text:s/>7,660<text:s/></text:p>
          </table:table-cell>
          <table:table-cell table:number-columns-repeated="2" table:style-name="ce9"/>
          <table:table-cell table:number-columns-repeated="16376" table:style-name="ce8"/>
        </table:table-row>
        <table:table-row table:style-name="ro4">
          <table:table-cell table:style-name="ce8"/>
          <table:table-cell office:value-type="string" table:style-name="ce9">
            <text:p>2007-08</text:p>
          </table:table-cell>
          <table:table-cell office:value-type="float" office:value="6762.1128967975965" table:style-name="ce48">
            <text:p><text:s/>6,762<text:s/></text:p>
          </table:table-cell>
          <table:table-cell office:value-type="float" office:value="416.30560292630389" table:style-name="ce48">
            <text:p><text:s/>416<text:s/></text:p>
          </table:table-cell>
          <table:table-cell office:value-type="float" office:value="481.49002024047502" table:style-name="ce48">
            <text:p><text:s/>481<text:s/></text:p>
          </table:table-cell>
          <table:table-cell office:value-type="float" office:value="7659.908519964376" table:style-name="ce49">
            <text:p><text:s/>7,660<text:s/></text:p>
          </table:table-cell>
          <table:table-cell table:number-columns-repeated="2" table:style-name="ce9"/>
          <table:table-cell table:number-columns-repeated="16376" table:style-name="ce8"/>
        </table:table-row>
        <table:table-row table:style-name="ro4">
          <table:table-cell table:style-name="ce8"/>
          <table:table-cell office:value-type="string" table:style-name="ce9">
            <text:p>2008-09</text:p>
          </table:table-cell>
          <table:table-cell office:value-type="float" office:value="7016.3943151191788" table:style-name="ce48">
            <text:p><text:s/>7,016<text:s/></text:p>
          </table:table-cell>
          <table:table-cell office:value-type="float" office:value="557.96524244676607" table:style-name="ce48">
            <text:p><text:s/>558<text:s/></text:p>
          </table:table-cell>
          <table:table-cell office:value-type="float" office:value="403.83277680208568" table:style-name="ce48">
            <text:p><text:s/>404<text:s/></text:p>
          </table:table-cell>
          <table:table-cell office:value-type="float" office:value="7978.1923343680301" table:style-name="ce49">
            <text:p><text:s/>7,978<text:s/></text:p>
          </table:table-cell>
          <table:table-cell table:number-columns-repeated="2" table:style-name="ce9"/>
          <table:table-cell table:number-columns-repeated="16376" table:style-name="ce8"/>
        </table:table-row>
        <table:table-row table:style-name="ro4">
          <table:table-cell table:style-name="ce8"/>
          <table:table-cell office:value-type="string" table:style-name="ce9">
            <text:p>2009-10</text:p>
          </table:table-cell>
          <table:table-cell office:value-type="float" office:value="7094.9120490828072" table:style-name="ce48">
            <text:p><text:s/>7,095<text:s/></text:p>
          </table:table-cell>
          <table:table-cell office:value-type="float" office:value="544.94961335479377" table:style-name="ce48">
            <text:p><text:s/>545<text:s/></text:p>
          </table:table-cell>
          <table:table-cell office:value-type="float" office:value="384.63510214886242" table:style-name="ce48">
            <text:p><text:s/>385<text:s/></text:p>
          </table:table-cell>
          <table:table-cell office:value-type="float" office:value="8024.4967645864635" table:style-name="ce49">
            <text:p><text:s/>8,024<text:s/></text:p>
          </table:table-cell>
          <table:table-cell table:number-columns-repeated="2" table:style-name="ce9"/>
          <table:table-cell table:number-columns-repeated="16376" table:style-name="ce8"/>
        </table:table-row>
        <table:table-row table:style-name="ro4">
          <table:table-cell table:style-name="ce8"/>
          <table:table-cell office:value-type="string" table:style-name="ce9">
            <text:p>2010-11</text:p>
          </table:table-cell>
          <table:table-cell office:value-type="float" office:value="7128.8116155550979" table:style-name="ce48">
            <text:p><text:s/>7,129<text:s/></text:p>
          </table:table-cell>
          <table:table-cell office:value-type="float" office:value="560.20357777039908" table:style-name="ce48">
            <text:p><text:s/>560<text:s/></text:p>
          </table:table-cell>
          <table:table-cell office:value-type="float" office:value="382.92642642210569" table:style-name="ce48">
            <text:p><text:s/>383<text:s/></text:p>
          </table:table-cell>
          <table:table-cell office:value-type="float" office:value="8071.9416197476021" table:style-name="ce49">
            <text:p><text:s/>8,072<text:s/></text:p>
          </table:table-cell>
          <table:table-cell table:number-columns-repeated="2" table:style-name="ce9"/>
          <table:table-cell table:number-columns-repeated="16376" table:style-name="ce8"/>
        </table:table-row>
        <table:table-row table:style-name="ro4">
          <table:table-cell table:style-name="ce17"/>
          <table:table-cell office:value-type="string" table:style-name="ce9">
            <text:p>2011-12</text:p>
          </table:table-cell>
          <table:table-cell office:value-type="float" office:value="7015.6967838638029" table:style-name="ce48">
            <text:p><text:s/>7,016<text:s/></text:p>
          </table:table-cell>
          <table:table-cell office:value-type="float" office:value="593.42515638181715" table:style-name="ce48">
            <text:p><text:s/>593<text:s/></text:p>
          </table:table-cell>
          <table:table-cell office:value-type="float" office:value="390.0360145074946" table:style-name="ce48">
            <text:p><text:s/>390<text:s/></text:p>
          </table:table-cell>
          <table:table-cell office:value-type="float" office:value="7999.1579547531146" table:style-name="ce49">
            <text:p><text:s/>7,999<text:s/></text:p>
          </table:table-cell>
          <table:table-cell table:number-columns-repeated="16378" table:style-name="ce17"/>
        </table:table-row>
        <table:table-row table:style-name="ro4">
          <table:table-cell table:style-name="ce17"/>
          <table:table-cell office:value-type="string" table:style-name="ce9">
            <text:p>2012-13</text:p>
          </table:table-cell>
          <table:table-cell office:value-type="float" office:value="7144.1733496842216" table:style-name="ce48">
            <text:p><text:s/>7,144<text:s/></text:p>
          </table:table-cell>
          <table:table-cell office:value-type="float" office:value="592.15966058842491" table:style-name="ce48">
            <text:p><text:s/>592<text:s/></text:p>
          </table:table-cell>
          <table:table-cell office:value-type="float" office:value="348.0791051344064" table:style-name="ce48">
            <text:p><text:s/>348<text:s/></text:p>
          </table:table-cell>
          <table:table-cell office:value-type="float" office:value="8084.4121154070535" table:style-name="ce49">
            <text:p><text:s/>8,084<text:s/></text:p>
          </table:table-cell>
          <table:table-cell table:number-columns-repeated="16378" table:style-name="ce17"/>
        </table:table-row>
        <table:table-row table:style-name="ro4">
          <table:table-cell table:style-name="ce17"/>
          <table:table-cell office:value-type="string" table:style-name="ce9">
            <text:p>2013-14</text:p>
          </table:table-cell>
          <table:table-cell office:value-type="float" office:value="7226.4831469399314" table:style-name="ce48">
            <text:p><text:s/>7,226<text:s/></text:p>
          </table:table-cell>
          <table:table-cell office:value-type="float" office:value="622.4802639196497" table:style-name="ce48">
            <text:p><text:s/>622<text:s/></text:p>
          </table:table-cell>
          <table:table-cell office:value-type="float" office:value="400.99673850361302" table:style-name="ce48">
            <text:p><text:s/>401<text:s/></text:p>
          </table:table-cell>
          <table:table-cell office:value-type="float" office:value="8249.9601493631944" table:style-name="ce49">
            <text:p><text:s/>8,250<text:s/></text:p>
          </table:table-cell>
          <table:table-cell table:number-columns-repeated="16378" table:style-name="ce17"/>
        </table:table-row>
        <table:table-row table:style-name="ro4">
          <table:table-cell table:style-name="ce17"/>
          <table:table-cell office:value-type="string" table:style-name="ce9">
            <text:p>2014-15</text:p>
          </table:table-cell>
          <table:table-cell office:value-type="float" office:value="7260.9552449451467" table:style-name="ce48">
            <text:p><text:s/>7,261<text:s/></text:p>
          </table:table-cell>
          <table:table-cell office:value-type="float" office:value="559.64383486046427" table:style-name="ce48">
            <text:p><text:s/>560<text:s/></text:p>
          </table:table-cell>
          <table:table-cell office:value-type="float" office:value="338.08641082860117" table:style-name="ce48">
            <text:p><text:s/>338<text:s/></text:p>
          </table:table-cell>
          <table:table-cell office:value-type="float" office:value="8158.6854906342123" table:style-name="ce49">
            <text:p><text:s/>8,159<text:s/></text:p>
          </table:table-cell>
          <table:table-cell table:number-columns-repeated="16378" table:style-name="ce17"/>
        </table:table-row>
        <table:table-row table:style-name="ro4">
          <table:table-cell table:style-name="ce17"/>
          <table:table-cell office:value-type="string" table:style-name="ce9">
            <text:p>2015-16</text:p>
          </table:table-cell>
          <table:table-cell office:value-type="float" office:value="7430.0478254357713" table:style-name="ce48">
            <text:p><text:s/>7,430<text:s/></text:p>
          </table:table-cell>
          <table:table-cell office:value-type="float" office:value="653.55548165700884" table:style-name="ce48">
            <text:p><text:s/>654<text:s/></text:p>
          </table:table-cell>
          <table:table-cell office:value-type="float" office:value="390.18122477620909" table:style-name="ce48">
            <text:p><text:s/>390<text:s/></text:p>
          </table:table-cell>
          <table:table-cell office:value-type="float" office:value="8473.7845318689815" table:style-name="ce49">
            <text:p><text:s/>8,474<text:s/></text:p>
          </table:table-cell>
          <table:table-cell table:number-columns-repeated="16378" table:style-name="ce17"/>
        </table:table-row>
        <table:table-row table:style-name="ro4">
          <table:table-cell table:style-name="ce17"/>
          <table:table-cell office:value-type="string" table:style-name="ce9">
            <text:p>2016-17</text:p>
          </table:table-cell>
          <table:table-cell office:value-type="float" office:value="7301.1292670989051" table:style-name="ce48">
            <text:p><text:s/>7,301<text:s/></text:p>
          </table:table-cell>
          <table:table-cell office:value-type="float" office:value="693.9249486303014" table:style-name="ce48">
            <text:p><text:s/>694<text:s/></text:p>
          </table:table-cell>
          <table:table-cell office:value-type="float" office:value="314.35493787103212" table:style-name="ce48">
            <text:p><text:s/>314<text:s/></text:p>
          </table:table-cell>
          <table:table-cell office:value-type="float" office:value="8309.4091536002488" table:style-name="ce49">
            <text:p><text:s/>8,309<text:s/></text:p>
          </table:table-cell>
          <table:table-cell table:number-columns-repeated="16378" table:style-name="ce17"/>
        </table:table-row>
        <table:table-row table:style-name="ro4">
          <table:table-cell table:style-name="ce17"/>
          <table:table-cell office:value-type="string" table:style-name="ce9">
            <text:p>2017-18</text:p>
          </table:table-cell>
          <table:table-cell office:value-type="float" office:value="7916.5944873572171" table:style-name="ce48">
            <text:p><text:s/>7,917<text:s/></text:p>
          </table:table-cell>
          <table:table-cell office:value-type="float" office:value="663.01841307749191" table:style-name="ce48">
            <text:p><text:s/>663<text:s/></text:p>
          </table:table-cell>
          <table:table-cell office:value-type="float" office:value="378.99909760629788" table:style-name="ce48">
            <text:p><text:s/>379<text:s/></text:p>
          </table:table-cell>
          <table:table-cell office:value-type="float" office:value="8958.6119980410167" table:style-name="ce49">
            <text:p><text:s/>8,959<text:s/></text:p>
          </table:table-cell>
          <table:table-cell table:style-name="ce17"/>
          <table:table-cell table:style-name="ce24"/>
          <table:table-cell table:number-columns-repeated="16376" table:style-name="ce17"/>
        </table:table-row>
        <table:table-row table:style-name="ro4">
          <table:table-cell table:style-name="ce17"/>
          <table:table-cell office:value-type="string" table:style-name="ce9">
            <text:p>2018-19</text:p>
          </table:table-cell>
          <table:table-cell office:value-type="float" office:value="7781.9655457272202" table:style-name="ce48">
            <text:p><text:s/>7,782<text:s/></text:p>
          </table:table-cell>
          <table:table-cell office:value-type="float" office:value="623.26202162364405" table:style-name="ce48">
            <text:p><text:s/>623<text:s/></text:p>
          </table:table-cell>
          <table:table-cell office:value-type="float" office:value="335.65299349903302" table:style-name="ce48">
            <text:p><text:s/>336<text:s/></text:p>
          </table:table-cell>
          <table:table-cell office:value-type="float" office:value="8740.8805608498897" table:style-name="ce49">
            <text:p><text:s/>8,741<text:s/></text:p>
          </table:table-cell>
          <table:table-cell table:style-name="ce17"/>
          <table:table-cell table:style-name="ce24"/>
          <table:table-cell table:number-columns-repeated="16376" table:style-name="ce17"/>
        </table:table-row>
        <table:table-row table:style-name="ro4">
          <table:table-cell table:style-name="ce17"/>
          <table:table-cell office:value-type="string" table:style-name="ce9">
            <text:p>2019-20</text:p>
          </table:table-cell>
          <table:table-cell office:value-type="float" office:value="8041.0910391742673" table:style-name="ce48">
            <text:p><text:s/>8,041<text:s/></text:p>
          </table:table-cell>
          <table:table-cell office:value-type="float" office:value="681.60625125750892" table:style-name="ce48">
            <text:p><text:s/>682<text:s/></text:p>
          </table:table-cell>
          <table:table-cell office:value-type="float" office:value="405.91477859838136" table:style-name="ce48">
            <text:p><text:s/>406<text:s/></text:p>
          </table:table-cell>
          <table:table-cell office:value-type="float" office:value="9128.612069030165" table:style-name="ce49">
            <text:p><text:s/>9,129<text:s/></text:p>
          </table:table-cell>
          <table:table-cell table:style-name="ce17"/>
          <table:table-cell table:style-name="ce24"/>
          <table:table-cell table:number-columns-repeated="16376" table:style-name="ce17"/>
        </table:table-row>
        <table:table-row table:style-name="ro4">
          <table:table-cell table:style-name="ce17"/>
          <table:table-cell office:value-type="string" table:style-name="ce9">
            <text:p>2020-21</text:p>
          </table:table-cell>
          <table:table-cell office:value-type="float" office:value="8164.6466379375843" table:style-name="ce48">
            <text:p><text:s/>8,165<text:s/></text:p>
          </table:table-cell>
          <table:table-cell office:value-type="float" office:value="565.26182262990631" table:style-name="ce48">
            <text:p><text:s/>565<text:s/></text:p>
          </table:table-cell>
          <table:table-cell office:value-type="float" office:value="320.22708670652878" table:style-name="ce48">
            <text:p><text:s/>320<text:s/></text:p>
          </table:table-cell>
          <table:table-cell office:value-type="float" office:value="9050.1355472740142" table:style-name="ce49">
            <text:p><text:s/>9,050<text:s/></text:p>
          </table:table-cell>
          <table:table-cell table:style-name="ce17"/>
          <table:table-cell table:style-name="ce24"/>
          <table:table-cell table:number-columns-repeated="16376" table:style-name="ce17"/>
        </table:table-row>
        <table:table-row table:style-name="ro4">
          <table:table-cell table:style-name="ce17"/>
          <table:table-cell office:value-type="string" table:style-name="ce9">
            <text:p>2021-22</text:p>
          </table:table-cell>
          <table:table-cell office:value-type="float" office:value="8250.2058247109107" table:style-name="ce48">
            <text:p><text:s/>8,250<text:s/></text:p>
          </table:table-cell>
          <table:table-cell office:value-type="float" office:value="683.66128552443672" table:style-name="ce48">
            <text:p><text:s/>684<text:s/></text:p>
          </table:table-cell>
          <table:table-cell office:value-type="float" office:value="407.83500970736725" table:style-name="ce48">
            <text:p><text:s/>408<text:s/></text:p>
          </table:table-cell>
          <table:table-cell office:value-type="float" office:value="9341.7021199427163" table:style-name="ce49">
            <text:p><text:s/>9,342<text:s/></text:p>
          </table:table-cell>
          <table:table-cell table:style-name="ce17"/>
          <table:table-cell table:style-name="ce24"/>
          <table:table-cell table:number-columns-repeated="16376" table:style-name="ce17"/>
        </table:table-row>
        <table:table-row table:style-name="ro4">
          <table:table-cell table:style-name="ce17"/>
          <table:table-cell office:value-type="string" table:style-name="ce14">
            <text:p>2022-23</text:p>
          </table:table-cell>
          <table:table-cell office:value-type="float" office:value="8654.8918830412003" table:style-name="ce50">
            <text:p><text:s/>8,655<text:s/></text:p>
          </table:table-cell>
          <table:table-cell office:value-type="float" office:value="742.85008545352662" table:style-name="ce50">
            <text:p><text:s/>743<text:s/></text:p>
          </table:table-cell>
          <table:table-cell office:value-type="float" office:value="391.11057467739778" table:style-name="ce50">
            <text:p><text:s/>391<text:s/></text:p>
          </table:table-cell>
          <table:table-cell office:value-type="float" office:value="9788.8525431721573" table:style-name="ce51">
            <text:p><text:s/>9,789<text:s/></text:p>
          </table:table-cell>
          <table:table-cell table:style-name="ce17"/>
          <table:table-cell table:style-name="ce24"/>
          <table:table-cell table:number-columns-repeated="16376" table:style-name="ce17"/>
        </table:table-row>
        <table:table-row table:style-name="ro4">
          <table:table-cell table:style-name="ce17"/>
          <table:table-cell table:number-columns-repeated="4" table:style-name="ce17"/>
          <table:table-cell office:value-type="string" table:style-name="ce29">
            <text:p>percentages</text:p>
          </table:table-cell>
          <table:table-cell table:style-name="ce17"/>
          <table:table-cell table:style-name="ce24"/>
          <table:table-cell table:number-columns-repeated="16376" table:style-name="ce17"/>
        </table:table-row>
        <table:table-row table:style-name="ro4">
          <table:table-cell table:style-name="ce8"/>
          <table:table-cell office:value-type="string" table:style-name="ce9">
            <text:p>1995-96</text:p>
          </table:table-cell>
          <table:table-cell office:value-type="float" office:value="39.394168382469466" table:style-name="ce18">
            <text:p>39.4</text:p>
          </table:table-cell>
          <table:table-cell office:value-type="float" office:value="18.398846029053399" table:style-name="ce18">
            <text:p>18.4</text:p>
          </table:table-cell>
          <table:table-cell office:value-type="float" office:value="12.142562406410899" table:style-name="ce18">
            <text:p>12.1</text:p>
          </table:table-cell>
          <table:table-cell office:value-type="float" office:value="31.248835156168301" table:style-name="ce33">
            <text:p>31.2</text:p>
          </table:table-cell>
          <table:table-cell table:number-columns-repeated="6" table:style-name="ce9"/>
          <table:table-cell table:number-columns-repeated="16372" table:style-name="ce8"/>
        </table:table-row>
        <table:table-row table:style-name="ro4">
          <table:table-cell table:style-name="ce8"/>
          <table:table-cell office:value-type="string" table:style-name="ce9">
            <text:p>1996-97</text:p>
          </table:table-cell>
          <table:table-cell office:value-type="float" office:value="39.43117648768645" table:style-name="ce18">
            <text:p>39.4</text:p>
          </table:table-cell>
          <table:table-cell office:value-type="float" office:value="17.197873335553293" table:style-name="ce18">
            <text:p>17.2</text:p>
          </table:table-cell>
          <table:table-cell office:value-type="float" office:value="12.062909905685027" table:style-name="ce18">
            <text:p>12.1</text:p>
          </table:table-cell>
          <table:table-cell office:value-type="float" office:value="31.070324000214793" table:style-name="ce33">
            <text:p>31.1</text:p>
          </table:table-cell>
          <table:table-cell table:number-columns-repeated="6" table:style-name="ce9"/>
          <table:table-cell table:number-columns-repeated="16372" table:style-name="ce8"/>
        </table:table-row>
        <table:table-row table:style-name="ro4">
          <table:table-cell table:style-name="ce8"/>
          <table:table-cell office:value-type="string" table:style-name="ce9">
            <text:p>1997-98</text:p>
          </table:table-cell>
          <table:table-cell office:value-type="float" office:value="41.075730363289395" table:style-name="ce18">
            <text:p>41.1</text:p>
          </table:table-cell>
          <table:table-cell office:value-type="float" office:value="16.887653135727557" table:style-name="ce18">
            <text:p>16.9</text:p>
          </table:table-cell>
          <table:table-cell office:value-type="float" office:value="11.634180122815605" table:style-name="ce18">
            <text:p>11.6</text:p>
          </table:table-cell>
          <table:table-cell office:value-type="float" office:value="32.417617565461541" table:style-name="ce33">
            <text:p>32.4</text:p>
          </table:table-cell>
          <table:table-cell table:number-columns-repeated="6" table:style-name="ce9"/>
          <table:table-cell table:number-columns-repeated="16372" table:style-name="ce8"/>
        </table:table-row>
        <table:table-row table:style-name="ro4">
          <table:table-cell table:style-name="ce8"/>
          <table:table-cell office:value-type="string" table:style-name="ce9">
            <text:p>1998-99</text:p>
          </table:table-cell>
          <table:table-cell office:value-type="float" office:value="41.516241497802753" table:style-name="ce18">
            <text:p>41.5</text:p>
          </table:table-cell>
          <table:table-cell office:value-type="float" office:value="19.960942282886364" table:style-name="ce18">
            <text:p>20.0</text:p>
          </table:table-cell>
          <table:table-cell office:value-type="float" office:value="12.272175545101454" table:style-name="ce18">
            <text:p>12.3</text:p>
          </table:table-cell>
          <table:table-cell office:value-type="float" office:value="33.127717934665" table:style-name="ce33">
            <text:p>33.1</text:p>
          </table:table-cell>
          <table:table-cell table:number-columns-repeated="6" table:style-name="ce9"/>
          <table:table-cell table:number-columns-repeated="16372" table:style-name="ce8"/>
        </table:table-row>
        <table:table-row table:style-name="ro4">
          <table:table-cell table:style-name="ce8"/>
          <table:table-cell office:value-type="string" table:style-name="ce9">
            <text:p>1999-00</text:p>
          </table:table-cell>
          <table:table-cell office:value-type="float" office:value="42.950458293143186" table:style-name="ce18">
            <text:p>43.0</text:p>
          </table:table-cell>
          <table:table-cell office:value-type="float" office:value="19.190861572289453" table:style-name="ce18">
            <text:p>19.2</text:p>
          </table:table-cell>
          <table:table-cell office:value-type="float" office:value="11.594003516245312" table:style-name="ce18">
            <text:p>11.6</text:p>
          </table:table-cell>
          <table:table-cell office:value-type="float" office:value="33.98942094676994" table:style-name="ce33">
            <text:p>34.0</text:p>
          </table:table-cell>
          <table:table-cell table:number-columns-repeated="6" table:style-name="ce9"/>
          <table:table-cell table:number-columns-repeated="16372" table:style-name="ce8"/>
        </table:table-row>
        <table:table-row table:style-name="ro4">
          <table:table-cell table:style-name="ce8"/>
          <table:table-cell office:value-type="string" table:style-name="ce9">
            <text:p>2000-01</text:p>
          </table:table-cell>
          <table:table-cell office:value-type="float" office:value="42.834991235195503" table:style-name="ce18">
            <text:p>42.8</text:p>
          </table:table-cell>
          <table:table-cell office:value-type="float" office:value="16.646364189377291" table:style-name="ce18">
            <text:p>16.6</text:p>
          </table:table-cell>
          <table:table-cell office:value-type="float" office:value="12.725303737772705" table:style-name="ce18">
            <text:p>12.7</text:p>
          </table:table-cell>
          <table:table-cell office:value-type="float" office:value="34.14536344784419" table:style-name="ce33">
            <text:p>34.1</text:p>
          </table:table-cell>
          <table:table-cell table:number-columns-repeated="6" table:style-name="ce9"/>
          <table:table-cell table:number-columns-repeated="16372" table:style-name="ce8"/>
        </table:table-row>
        <table:table-row table:style-name="ro4">
          <table:table-cell table:style-name="ce8"/>
          <table:table-cell office:value-type="string" table:style-name="ce9">
            <text:p>2001-02</text:p>
          </table:table-cell>
          <table:table-cell office:value-type="float" office:value="44.28762513599105" table:style-name="ce18">
            <text:p>44.3</text:p>
          </table:table-cell>
          <table:table-cell office:value-type="float" office:value="19.246217155565372" table:style-name="ce18">
            <text:p>19.2</text:p>
          </table:table-cell>
          <table:table-cell office:value-type="float" office:value="11.345068588120446" table:style-name="ce18">
            <text:p>11.3</text:p>
          </table:table-cell>
          <table:table-cell office:value-type="float" office:value="35.327146589985873" table:style-name="ce33">
            <text:p>35.3</text:p>
          </table:table-cell>
          <table:table-cell table:number-columns-repeated="6" table:style-name="ce9"/>
          <table:table-cell table:number-columns-repeated="16372" table:style-name="ce8"/>
        </table:table-row>
        <table:table-row table:style-name="ro4">
          <table:table-cell table:style-name="ce8"/>
          <table:table-cell office:value-type="string" table:style-name="ce9">
            <text:p>2002-03</text:p>
          </table:table-cell>
          <table:table-cell office:value-type="float" office:value="44.940244327131474" table:style-name="ce18">
            <text:p>44.9</text:p>
          </table:table-cell>
          <table:table-cell office:value-type="float" office:value="17.242855709011526" table:style-name="ce18">
            <text:p>17.2</text:p>
          </table:table-cell>
          <table:table-cell office:value-type="float" office:value="13.204827133606518" table:style-name="ce18">
            <text:p>13.2</text:p>
          </table:table-cell>
          <table:table-cell office:value-type="float" office:value="35.943137738983332" table:style-name="ce33">
            <text:p>35.9</text:p>
          </table:table-cell>
          <table:table-cell table:number-columns-repeated="4" table:style-name="ce9"/>
          <table:table-cell table:number-columns-repeated="2" table:style-name="ce32"/>
          <table:table-cell table:number-columns-repeated="16372" table:style-name="ce8"/>
        </table:table-row>
        <table:table-row table:style-name="ro4">
          <table:table-cell table:style-name="ce8"/>
          <table:table-cell office:value-type="string" table:style-name="ce9">
            <text:p>2003-04</text:p>
          </table:table-cell>
          <table:table-cell office:value-type="float" office:value="44.958998826159309" table:style-name="ce18">
            <text:p>45.0</text:p>
          </table:table-cell>
          <table:table-cell office:value-type="float" office:value="17.329041002537579" table:style-name="ce18">
            <text:p>17.3</text:p>
          </table:table-cell>
          <table:table-cell office:value-type="float" office:value="11.844609003133817" table:style-name="ce18">
            <text:p>11.8</text:p>
          </table:table-cell>
          <table:table-cell office:value-type="float" office:value="35.76664764239559" table:style-name="ce33">
            <text:p>35.8</text:p>
          </table:table-cell>
          <table:table-cell table:number-columns-repeated="3" table:style-name="ce9"/>
          <table:table-cell table:number-columns-repeated="3" table:style-name="ce32"/>
          <table:table-cell table:number-columns-repeated="16372" table:style-name="ce8"/>
        </table:table-row>
        <table:table-row table:style-name="ro4">
          <table:table-cell table:style-name="ce8"/>
          <table:table-cell office:value-type="string" table:style-name="ce9">
            <text:p>2004-05</text:p>
          </table:table-cell>
          <table:table-cell office:value-type="float" office:value="46.447944103564481" table:style-name="ce18">
            <text:p>46.4</text:p>
          </table:table-cell>
          <table:table-cell office:value-type="float" office:value="16.478529753861274" table:style-name="ce18">
            <text:p>16.5</text:p>
          </table:table-cell>
          <table:table-cell office:value-type="float" office:value="11.610592409225223" table:style-name="ce18">
            <text:p>11.6</text:p>
          </table:table-cell>
          <table:table-cell office:value-type="float" office:value="36.547431905049045" table:style-name="ce33">
            <text:p>36.5</text:p>
          </table:table-cell>
          <table:table-cell table:number-columns-repeated="3" table:style-name="ce9"/>
          <table:table-cell table:number-columns-repeated="3" table:style-name="ce32"/>
          <table:table-cell table:number-columns-repeated="16372" table:style-name="ce8"/>
        </table:table-row>
        <table:table-row table:style-name="ro4">
          <table:table-cell table:style-name="ce8"/>
          <table:table-cell office:value-type="string" table:style-name="ce9">
            <text:p>2005-06</text:p>
          </table:table-cell>
          <table:table-cell office:value-type="float" office:value="46.627170866927898" table:style-name="ce18">
            <text:p>46.6</text:p>
          </table:table-cell>
          <table:table-cell office:value-type="float" office:value="18.201857588778843" table:style-name="ce18">
            <text:p>18.2</text:p>
          </table:table-cell>
          <table:table-cell office:value-type="float" office:value="11.526047147470532" table:style-name="ce18">
            <text:p>11.5</text:p>
          </table:table-cell>
          <table:table-cell office:value-type="float" office:value="36.749220321939028" table:style-name="ce33">
            <text:p>36.7</text:p>
          </table:table-cell>
          <table:table-cell table:number-columns-repeated="3" table:style-name="ce9"/>
          <table:table-cell table:number-columns-repeated="3" table:style-name="ce32"/>
          <table:table-cell table:number-columns-repeated="16372" table:style-name="ce8"/>
        </table:table-row>
        <table:table-row table:style-name="ro4">
          <table:table-cell table:style-name="ce8"/>
          <table:table-cell office:value-type="string" table:style-name="ce9">
            <text:p>2006-07</text:p>
          </table:table-cell>
          <table:table-cell office:value-type="float" office:value="47.071332105280426" table:style-name="ce18">
            <text:p>47.1</text:p>
          </table:table-cell>
          <table:table-cell office:value-type="float" office:value="17.046312615614301" table:style-name="ce18">
            <text:p>17.0</text:p>
          </table:table-cell>
          <table:table-cell office:value-type="float" office:value="11.035238818197177" table:style-name="ce18">
            <text:p>11.0</text:p>
          </table:table-cell>
          <table:table-cell office:value-type="float" office:value="36.515180667097354" table:style-name="ce33">
            <text:p>36.5</text:p>
          </table:table-cell>
          <table:table-cell table:number-columns-repeated="3" table:style-name="ce9"/>
          <table:table-cell table:number-columns-repeated="3" table:style-name="ce32"/>
          <table:table-cell table:number-columns-repeated="16372" table:style-name="ce8"/>
        </table:table-row>
        <table:table-row table:style-name="ro4">
          <table:table-cell table:style-name="ce8"/>
          <table:table-cell office:value-type="string" table:style-name="ce9">
            <text:p>2007-08</text:p>
          </table:table-cell>
          <table:table-cell office:value-type="float" office:value="46.74988737945641" table:style-name="ce18">
            <text:p>46.7</text:p>
          </table:table-cell>
          <table:table-cell office:value-type="float" office:value="16.160467731984632" table:style-name="ce18">
            <text:p>16.2</text:p>
          </table:table-cell>
          <table:table-cell office:value-type="float" office:value="12.14523778935995" table:style-name="ce18">
            <text:p>12.1</text:p>
          </table:table-cell>
          <table:table-cell office:value-type="float" office:value="36.467148399929087" table:style-name="ce33">
            <text:p>36.5</text:p>
          </table:table-cell>
          <table:table-cell table:number-columns-repeated="3" table:style-name="ce9"/>
          <table:table-cell table:number-columns-repeated="3" table:style-name="ce32"/>
          <table:table-cell table:number-columns-repeated="16372" table:style-name="ce8"/>
        </table:table-row>
        <table:table-row table:style-name="ro4">
          <table:table-cell table:style-name="ce8"/>
          <table:table-cell office:value-type="string" table:style-name="ce9">
            <text:p>2008-09</text:p>
          </table:table-cell>
          <table:table-cell office:value-type="float" office:value="47.987797962747763" table:style-name="ce18">
            <text:p>48.0</text:p>
          </table:table-cell>
          <table:table-cell office:value-type="float" office:value="18.190948601960411" table:style-name="ce18">
            <text:p>18.2</text:p>
          </table:table-cell>
          <table:table-cell office:value-type="float" office:value="10.511197051970759" table:style-name="ce18">
            <text:p>10.5</text:p>
          </table:table-cell>
          <table:table-cell office:value-type="float" office:value="37.05547143900661" table:style-name="ce33">
            <text:p>37.1</text:p>
          </table:table-cell>
          <table:table-cell table:number-columns-repeated="3" table:style-name="ce9"/>
          <table:table-cell table:number-columns-repeated="3" table:style-name="ce32"/>
          <table:table-cell table:number-columns-repeated="16372" table:style-name="ce8"/>
        </table:table-row>
        <table:table-row table:style-name="ro4">
          <table:table-cell table:style-name="ce8"/>
          <table:table-cell office:value-type="string" table:style-name="ce9">
            <text:p>2009-10</text:p>
          </table:table-cell>
          <table:table-cell office:value-type="float" office:value="48.856774868315583" table:style-name="ce18">
            <text:p>48.9</text:p>
          </table:table-cell>
          <table:table-cell office:value-type="float" office:value="16.243587313771464" table:style-name="ce18">
            <text:p>16.2</text:p>
          </table:table-cell>
          <table:table-cell office:value-type="float" office:value="10.46658596073082" table:style-name="ce18">
            <text:p>10.5</text:p>
          </table:table-cell>
          <table:table-cell office:value-type="float" office:value="37.23387049558081" table:style-name="ce33">
            <text:p>37.2</text:p>
          </table:table-cell>
          <table:table-cell table:number-columns-repeated="3" table:style-name="ce9"/>
          <table:table-cell table:number-columns-repeated="3" table:style-name="ce32"/>
          <table:table-cell table:number-columns-repeated="16372" table:style-name="ce8"/>
        </table:table-row>
        <table:table-row table:style-name="ro4">
          <table:table-cell table:style-name="ce8"/>
          <table:table-cell office:value-type="string" table:style-name="ce9">
            <text:p>2010-11</text:p>
          </table:table-cell>
          <table:table-cell office:value-type="float" office:value="49.335084148023356" table:style-name="ce18">
            <text:p>49.3</text:p>
          </table:table-cell>
          <table:table-cell office:value-type="float" office:value="15.488616209924952" table:style-name="ce18">
            <text:p>15.5</text:p>
          </table:table-cell>
          <table:table-cell office:value-type="float" office:value="10.008466395857468" table:style-name="ce18">
            <text:p>10.0</text:p>
          </table:table-cell>
          <table:table-cell office:value-type="float" office:value="36.870506436181678" table:style-name="ce33">
            <text:p>36.9</text:p>
          </table:table-cell>
          <table:table-cell table:number-columns-repeated="3" table:style-name="ce9"/>
          <table:table-cell table:number-columns-repeated="3" table:style-name="ce32"/>
          <table:table-cell table:number-columns-repeated="3" table:style-name="ce9"/>
          <table:table-cell table:number-columns-repeated="16369" table:style-name="ce8"/>
        </table:table-row>
        <table:table-row table:style-name="ro4">
          <table:table-cell table:style-name="ce8"/>
          <table:table-cell office:value-type="string" table:style-name="ce9">
            <text:p>2011-12</text:p>
          </table:table-cell>
          <table:table-cell office:value-type="float" office:value="48.760028669743768" table:style-name="ce18">
            <text:p>48.8</text:p>
          </table:table-cell>
          <table:table-cell office:value-type="float" office:value="15.440338173871476" table:style-name="ce18">
            <text:p>15.4</text:p>
          </table:table-cell>
          <table:table-cell office:value-type="float" office:value="10.242077093333066" table:style-name="ce18">
            <text:p>10.2</text:p>
          </table:table-cell>
          <table:table-cell office:value-type="float" office:value="36.294266389360381" table:style-name="ce33">
            <text:p>36.3</text:p>
          </table:table-cell>
          <table:table-cell table:number-columns-repeated="9" table:style-name="ce9"/>
          <table:table-cell table:number-columns-repeated="16369" table:style-name="ce8"/>
        </table:table-row>
        <table:table-row table:style-name="ro4">
          <table:table-cell table:style-name="ce8"/>
          <table:table-cell office:value-type="string" table:style-name="ce9">
            <text:p>2012-13</text:p>
          </table:table-cell>
          <table:table-cell office:value-type="float" office:value="49.831191516098279" table:style-name="ce18">
            <text:p>49.8</text:p>
          </table:table-cell>
          <table:table-cell office:value-type="float" office:value="14.968298527648619" table:style-name="ce18">
            <text:p>15.0</text:p>
          </table:table-cell>
          <table:table-cell office:value-type="float" office:value="9.4484244161944773" table:style-name="ce18">
            <text:p>9.4</text:p>
          </table:table-cell>
          <table:table-cell office:value-type="float" office:value="36.78606519605011" table:style-name="ce33">
            <text:p>36.8</text:p>
          </table:table-cell>
          <table:table-cell table:number-columns-repeated="9" table:style-name="ce9"/>
          <table:table-cell table:number-columns-repeated="16369" table:style-name="ce8"/>
        </table:table-row>
        <table:table-row table:style-name="ro4">
          <table:table-cell table:style-name="ce8"/>
          <table:table-cell office:value-type="string" table:style-name="ce9">
            <text:p>2013-14</text:p>
          </table:table-cell>
          <table:table-cell office:value-type="float" office:value="50.467260351280501" table:style-name="ce18">
            <text:p>50.5</text:p>
          </table:table-cell>
          <table:table-cell office:value-type="float" office:value="14.220961976256186" table:style-name="ce18">
            <text:p>14.2</text:p>
          </table:table-cell>
          <table:table-cell office:value-type="float" office:value="10.228841435129235" table:style-name="ce18">
            <text:p>10.2</text:p>
          </table:table-cell>
          <table:table-cell office:value-type="float" office:value="36.477441112544234" table:style-name="ce33">
            <text:p>36.5</text:p>
          </table:table-cell>
          <table:table-cell table:number-columns-repeated="9" table:style-name="ce9"/>
          <table:table-cell table:number-columns-repeated="16369" table:style-name="ce8"/>
        </table:table-row>
        <table:table-row table:style-name="ro4">
          <table:table-cell table:style-name="ce17"/>
          <table:table-cell office:value-type="string" table:style-name="ce9">
            <text:p>2014-15</text:p>
          </table:table-cell>
          <table:table-cell office:value-type="float" office:value="50.692478663474837" table:style-name="ce52">
            <text:p>50.7</text:p>
          </table:table-cell>
          <table:table-cell office:value-type="float" office:value="13.081025653736548" table:style-name="ce52">
            <text:p>13.1</text:p>
          </table:table-cell>
          <table:table-cell office:value-type="float" office:value="8.6429821864259928" table:style-name="ce52">
            <text:p>8.6</text:p>
          </table:table-cell>
          <table:table-cell office:value-type="float" office:value="36.239065260331117" table:style-name="ce53">
            <text:p>36.2</text:p>
          </table:table-cell>
          <table:table-cell table:number-columns-repeated="16378" table:style-name="ce17"/>
        </table:table-row>
        <table:table-row table:style-name="ro4">
          <table:table-cell table:style-name="ce17"/>
          <table:table-cell office:value-type="string" table:style-name="ce9">
            <text:p>2015-16</text:p>
          </table:table-cell>
          <table:table-cell office:value-type="float" office:value="51.850699561613567" table:style-name="ce52">
            <text:p>51.9</text:p>
          </table:table-cell>
          <table:table-cell office:value-type="float" office:value="14.433649152908595" table:style-name="ce52">
            <text:p>14.4</text:p>
          </table:table-cell>
          <table:table-cell office:value-type="float" office:value="9.9580802710697416" table:style-name="ce52">
            <text:p>10.0</text:p>
          </table:table-cell>
          <table:table-cell office:value-type="float" office:value="37.204994547889243" table:style-name="ce53">
            <text:p>37.2</text:p>
          </table:table-cell>
          <table:table-cell table:number-columns-repeated="16378" table:style-name="ce17"/>
        </table:table-row>
        <table:table-row table:style-name="ro4">
          <table:table-cell table:style-name="ce17"/>
          <table:table-cell office:value-type="string" table:style-name="ce9">
            <text:p>2016-17</text:p>
          </table:table-cell>
          <table:table-cell office:value-type="float" office:value="50.547633719027644" table:style-name="ce18">
            <text:p>50.5</text:p>
          </table:table-cell>
          <table:table-cell office:value-type="float" office:value="14.789319828257142" table:style-name="ce18">
            <text:p>14.8</text:p>
          </table:table-cell>
          <table:table-cell office:value-type="float" office:value="7.9644914810287109" table:style-name="ce18">
            <text:p>8.0</text:p>
          </table:table-cell>
          <table:table-cell office:value-type="float" office:value="35.997833797737435" table:style-name="ce33">
            <text:p>36.0</text:p>
          </table:table-cell>
          <table:table-cell table:number-columns-repeated="16378" table:style-name="ce17"/>
        </table:table-row>
        <table:table-row table:style-name="ro4">
          <table:table-cell table:style-name="ce17"/>
          <table:table-cell office:value-type="string" table:style-name="ce9">
            <text:p>2017-18</text:p>
          </table:table-cell>
          <table:table-cell office:value-type="float" office:value="53.549199036582806" table:style-name="ce18">
            <text:p>53.5</text:p>
          </table:table-cell>
          <table:table-cell office:value-type="float" office:value="14.637291012970778" table:style-name="ce18">
            <text:p>14.6</text:p>
          </table:table-cell>
          <table:table-cell office:value-type="float" office:value="9.5746144677218652" table:style-name="ce18">
            <text:p>9.6</text:p>
          </table:table-cell>
          <table:table-cell office:value-type="float" office:value="38.495562200849314" table:style-name="ce33">
            <text:p>38.5</text:p>
          </table:table-cell>
          <table:table-cell table:style-name="ce17"/>
          <table:table-cell table:style-name="ce24"/>
          <table:table-cell table:number-columns-repeated="16376" table:style-name="ce17"/>
        </table:table-row>
        <table:table-row table:style-name="ro4">
          <table:table-cell table:style-name="ce8"/>
          <table:table-cell office:value-type="string" table:style-name="ce9">
            <text:p>2018-19</text:p>
          </table:table-cell>
          <table:table-cell office:value-type="float" office:value="51.815947834554201" table:style-name="ce54">
            <text:p>51.8</text:p>
          </table:table-cell>
          <table:table-cell office:value-type="float" office:value="13.6925519565453" table:style-name="ce54">
            <text:p>13.7</text:p>
          </table:table-cell>
          <table:table-cell office:value-type="float" office:value="8.4692157353076993" table:style-name="ce54">
            <text:p>8.5</text:p>
          </table:table-cell>
          <table:table-cell office:value-type="float" office:value="37.142256734603002" table:style-name="ce55">
            <text:p>37.1</text:p>
          </table:table-cell>
          <table:table-cell table:number-columns-repeated="2" table:style-name="ce9"/>
          <table:table-cell table:style-name="ce17"/>
          <table:table-cell table:number-columns-repeated="2" table:style-name="ce9"/>
          <table:table-cell table:number-columns-repeated="4" table:style-name="ce30"/>
          <table:table-cell table:number-columns-repeated="16369" table:style-name="ce8"/>
        </table:table-row>
        <table:table-row table:style-name="ro4">
          <table:table-cell table:style-name="ce17"/>
          <table:table-cell office:value-type="string" table:style-name="ce9">
            <text:p>2019-20</text:p>
          </table:table-cell>
          <table:table-cell office:value-type="float" office:value="52.344727990318852" table:style-name="ce54">
            <text:p>52.3</text:p>
          </table:table-cell>
          <table:table-cell office:value-type="float" office:value="15.358611654463051" table:style-name="ce54">
            <text:p>15.4</text:p>
          </table:table-cell>
          <table:table-cell office:value-type="float" office:value="10.203039090975215" table:style-name="ce54">
            <text:p>10.2</text:p>
          </table:table-cell>
          <table:table-cell office:value-type="float" office:value="38.390821996558721" table:style-name="ce55">
            <text:p>38.4</text:p>
          </table:table-cell>
          <table:table-cell table:style-name="ce17"/>
          <table:table-cell table:style-name="ce56"/>
          <table:table-cell table:number-columns-repeated="16376" table:style-name="ce17"/>
        </table:table-row>
        <table:table-row table:style-name="ro4">
          <table:table-cell table:style-name="ce17"/>
          <table:table-cell office:value-type="string" table:style-name="ce9">
            <text:p>2020-21</text:p>
          </table:table-cell>
          <table:table-cell office:value-type="float" office:value="52.538095775692895" table:style-name="ce57">
            <text:p><text:s/>52.5<text:s/></text:p>
          </table:table-cell>
          <table:table-cell office:value-type="float" office:value="12.749394325114846" table:style-name="ce57">
            <text:p><text:s/>12.7<text:s/></text:p>
          </table:table-cell>
          <table:table-cell office:value-type="float" office:value="8.0371403150056651" table:style-name="ce57">
            <text:p><text:s/>8.0<text:s/></text:p>
          </table:table-cell>
          <table:table-cell office:value-type="float" office:value="37.774359477163294" table:style-name="ce58">
            <text:p><text:s/>37.8<text:s/></text:p>
          </table:table-cell>
          <table:table-cell table:style-name="ce17"/>
          <table:table-cell table:style-name="ce56"/>
          <table:table-cell table:number-columns-repeated="16376" table:style-name="ce17"/>
        </table:table-row>
        <table:table-row table:style-name="ro4">
          <table:table-cell table:style-name="ce17"/>
          <table:table-cell office:value-type="string" table:style-name="ce9">
            <text:p>2021-22</text:p>
          </table:table-cell>
          <table:table-cell office:value-type="float" office:value="53.016426376883601" table:style-name="ce35">
            <text:p><text:s/>53.0<text:s/></text:p>
          </table:table-cell>
          <table:table-cell office:value-type="float" office:value="14.826176158688201" table:style-name="ce35">
            <text:p><text:s/>14.8<text:s/></text:p>
          </table:table-cell>
          <table:table-cell office:value-type="float" office:value="10.1258491497442" table:style-name="ce35">
            <text:p><text:s/>10.1<text:s/></text:p>
          </table:table-cell>
          <table:table-cell office:value-type="float" office:value="38.601368616307198" table:style-name="ce36">
            <text:p><text:s/>38.6<text:s/></text:p>
          </table:table-cell>
          <table:table-cell table:style-name="ce17"/>
          <table:table-cell table:style-name="ce56"/>
          <table:table-cell table:number-columns-repeated="16376" table:style-name="ce17"/>
        </table:table-row>
        <table:table-row table:style-name="ro4">
          <table:table-cell table:style-name="ce17"/>
          <table:table-cell office:value-type="string" table:style-name="ce14">
            <text:p>2022-23</text:p>
          </table:table-cell>
          <table:table-cell office:value-type="float" office:value="54.753858505324203" table:style-name="ce37">
            <text:p><text:s/>54.8<text:s/></text:p>
          </table:table-cell>
          <table:table-cell office:value-type="float" office:value="16.167430974637501" table:style-name="ce37">
            <text:p><text:s/>16.2<text:s/></text:p>
          </table:table-cell>
          <table:table-cell office:value-type="float" office:value="9.7624062570090206" table:style-name="ce37">
            <text:p><text:s/>9.8<text:s/></text:p>
          </table:table-cell>
          <table:table-cell office:value-type="float" office:value="40.105210274648798" table:style-name="ce38">
            <text:p><text:s/>40.1<text:s/></text:p>
          </table:table-cell>
          <table:table-cell table:style-name="ce17"/>
          <table:table-cell table:style-name="ce56"/>
          <table:table-cell table:number-columns-repeated="16376" table:style-name="ce17"/>
        </table:table-row>
        <table:table-row table:style-name="ro9">
          <table:table-cell table:style-name="ce8"/>
          <table:table-cell table:number-columns-repeated="4" table:style-name="ce17"/>
          <table:table-cell office:value-type="string" table:style-name="ce29">
            <text:p>sample size</text:p>
          </table:table-cell>
          <table:table-cell table:number-columns-repeated="9" table:style-name="ce9"/>
          <table:table-cell table:number-columns-repeated="16369" table:style-name="ce8"/>
        </table:table-row>
        <table:table-row table:style-name="ro4">
          <table:table-cell table:style-name="ce8"/>
          <table:table-cell office:value-type="string" table:style-name="ce9">
            <text:p>1995-96</text:p>
          </table:table-cell>
          <table:table-cell office:value-type="float" office:value="14262" table:style-name="ce41">
            <text:p><text:s/>14,262<text:s/></text:p>
          </table:table-cell>
          <table:table-cell office:value-type="float" office:value="1968" table:style-name="ce41">
            <text:p><text:s/>1,968<text:s/></text:p>
          </table:table-cell>
          <table:table-cell office:value-type="float" office:value="4589" table:style-name="ce41">
            <text:p><text:s/>4,589<text:s/></text:p>
          </table:table-cell>
          <table:table-cell office:value-type="float" office:value="20819" table:style-name="ce41">
            <text:p><text:s/>20,819<text:s/></text:p>
          </table:table-cell>
          <table:table-cell table:number-columns-repeated="9" table:style-name="ce9"/>
          <table:table-cell table:number-columns-repeated="16369" table:style-name="ce8"/>
        </table:table-row>
        <table:table-row table:style-name="ro6">
          <table:table-cell table:style-name="ce8"/>
          <table:table-cell office:value-type="string" table:style-name="ce9">
            <text:p>1996-97</text:p>
          </table:table-cell>
          <table:table-cell office:value-type="float" office:value="13838" table:style-name="ce41">
            <text:p><text:s/>13,838<text:s/></text:p>
          </table:table-cell>
          <table:table-cell office:value-type="float" office:value="1907" table:style-name="ce41">
            <text:p><text:s/>1,907<text:s/></text:p>
          </table:table-cell>
          <table:table-cell office:value-type="float" office:value="4553" table:style-name="ce41">
            <text:p><text:s/>4,553<text:s/></text:p>
          </table:table-cell>
          <table:table-cell office:value-type="float" office:value="20298" table:style-name="ce41">
            <text:p><text:s/>20,298<text:s/></text:p>
          </table:table-cell>
          <table:table-cell table:number-columns-repeated="9" table:style-name="ce9"/>
          <table:table-cell table:number-columns-repeated="16369" table:style-name="ce8"/>
        </table:table-row>
        <table:table-row table:style-name="ro6">
          <table:table-cell table:style-name="ce8"/>
          <table:table-cell office:value-type="string" table:style-name="ce9">
            <text:p>1997-98</text:p>
          </table:table-cell>
          <table:table-cell office:value-type="float" office:value="14407" table:style-name="ce41">
            <text:p><text:s/>14,407<text:s/></text:p>
          </table:table-cell>
          <table:table-cell office:value-type="float" office:value="1939" table:style-name="ce41">
            <text:p><text:s/>1,939<text:s/></text:p>
          </table:table-cell>
          <table:table-cell office:value-type="float" office:value="4426" table:style-name="ce41">
            <text:p><text:s/>4,426<text:s/></text:p>
          </table:table-cell>
          <table:table-cell office:value-type="float" office:value="20772" table:style-name="ce41">
            <text:p><text:s/>20,772<text:s/></text:p>
          </table:table-cell>
          <table:table-cell table:number-columns-repeated="9" table:style-name="ce9"/>
          <table:table-cell table:number-columns-repeated="16369" table:style-name="ce8"/>
        </table:table-row>
        <table:table-row table:style-name="ro6">
          <table:table-cell table:style-name="ce8"/>
          <table:table-cell office:value-type="string" table:style-name="ce9">
            <text:p>1998-99</text:p>
          </table:table-cell>
          <table:table-cell office:value-type="float" office:value="14200" table:style-name="ce41">
            <text:p><text:s/>14,200<text:s/></text:p>
          </table:table-cell>
          <table:table-cell office:value-type="float" office:value="1941" table:style-name="ce41">
            <text:p><text:s/>1,941<text:s/></text:p>
          </table:table-cell>
          <table:table-cell office:value-type="float" office:value="4354" table:style-name="ce41">
            <text:p><text:s/>4,354<text:s/></text:p>
          </table:table-cell>
          <table:table-cell office:value-type="float" office:value="20495" table:style-name="ce41">
            <text:p><text:s/>20,495<text:s/></text:p>
          </table:table-cell>
          <table:table-cell table:number-columns-repeated="9" table:style-name="ce9"/>
          <table:table-cell table:number-columns-repeated="16369" table:style-name="ce8"/>
        </table:table-row>
        <table:table-row table:style-name="ro6">
          <table:table-cell table:style-name="ce8"/>
          <table:table-cell office:value-type="string" table:style-name="ce9">
            <text:p>1999-00</text:p>
          </table:table-cell>
          <table:table-cell office:value-type="float" office:value="12990" table:style-name="ce41">
            <text:p><text:s/>12,990<text:s/></text:p>
          </table:table-cell>
          <table:table-cell office:value-type="float" office:value="1769" table:style-name="ce41">
            <text:p><text:s/>1,769<text:s/></text:p>
          </table:table-cell>
          <table:table-cell office:value-type="float" office:value="3891" table:style-name="ce41">
            <text:p><text:s/>3,891<text:s/></text:p>
          </table:table-cell>
          <table:table-cell office:value-type="float" office:value="18650" table:style-name="ce41">
            <text:p><text:s/>18,650<text:s/></text:p>
          </table:table-cell>
          <table:table-cell table:number-columns-repeated="6" table:style-name="ce9"/>
          <table:table-cell table:number-columns-repeated="16372" table:style-name="ce8"/>
        </table:table-row>
        <table:table-row table:style-name="ro6">
          <table:table-cell table:style-name="ce8"/>
          <table:table-cell office:value-type="string" table:style-name="ce9">
            <text:p>2000-01</text:p>
          </table:table-cell>
          <table:table-cell office:value-type="float" office:value="14108" table:style-name="ce41">
            <text:p><text:s/>14,108<text:s/></text:p>
          </table:table-cell>
          <table:table-cell office:value-type="float" office:value="1777" table:style-name="ce41">
            <text:p><text:s/>1,777<text:s/></text:p>
          </table:table-cell>
          <table:table-cell office:value-type="float" office:value="4078" table:style-name="ce41">
            <text:p><text:s/>4,078<text:s/></text:p>
          </table:table-cell>
          <table:table-cell office:value-type="float" office:value="19963" table:style-name="ce41">
            <text:p><text:s/>19,963<text:s/></text:p>
          </table:table-cell>
          <table:table-cell table:number-columns-repeated="6" table:style-name="ce9"/>
          <table:table-cell table:number-columns-repeated="16372" table:style-name="ce8"/>
        </table:table-row>
        <table:table-row table:style-name="ro6">
          <table:table-cell table:style-name="ce8"/>
          <table:table-cell office:value-type="string" table:style-name="ce9">
            <text:p>2001-02</text:p>
          </table:table-cell>
          <table:table-cell office:value-type="float" office:value="14119" table:style-name="ce41">
            <text:p><text:s/>14,119<text:s/></text:p>
          </table:table-cell>
          <table:table-cell office:value-type="float" office:value="1827" table:style-name="ce41">
            <text:p><text:s/>1,827<text:s/></text:p>
          </table:table-cell>
          <table:table-cell office:value-type="float" office:value="3955" table:style-name="ce41">
            <text:p><text:s/>3,955<text:s/></text:p>
          </table:table-cell>
          <table:table-cell office:value-type="float" office:value="19901" table:style-name="ce41">
            <text:p><text:s/>19,901<text:s/></text:p>
          </table:table-cell>
          <table:table-cell table:number-columns-repeated="6" table:style-name="ce9"/>
          <table:table-cell table:number-columns-repeated="16372" table:style-name="ce8"/>
        </table:table-row>
        <table:table-row table:style-name="ro6">
          <table:table-cell table:style-name="ce8"/>
          <table:table-cell office:value-type="string" table:style-name="ce9">
            <text:p>2002-03</text:p>
          </table:table-cell>
          <table:table-cell office:value-type="float" office:value="13929" table:style-name="ce41">
            <text:p><text:s/>13,929<text:s/></text:p>
          </table:table-cell>
          <table:table-cell office:value-type="float" office:value="1858" table:style-name="ce41">
            <text:p><text:s/>1,858<text:s/></text:p>
          </table:table-cell>
          <table:table-cell office:value-type="float" office:value="3853" table:style-name="ce41">
            <text:p><text:s/>3,853<text:s/></text:p>
          </table:table-cell>
          <table:table-cell office:value-type="float" office:value="19640" table:style-name="ce41">
            <text:p><text:s/>19,640<text:s/></text:p>
          </table:table-cell>
          <table:table-cell table:number-columns-repeated="6" table:style-name="ce9"/>
          <table:table-cell table:number-columns-repeated="16372" table:style-name="ce8"/>
        </table:table-row>
        <table:table-row table:style-name="ro6">
          <table:table-cell table:style-name="ce8"/>
          <table:table-cell office:value-type="string" table:style-name="ce9">
            <text:p>2003-04</text:p>
          </table:table-cell>
          <table:table-cell office:value-type="float" office:value="13830" table:style-name="ce41">
            <text:p><text:s/>13,830<text:s/></text:p>
          </table:table-cell>
          <table:table-cell office:value-type="float" office:value="1869" table:style-name="ce41">
            <text:p><text:s/>1,869<text:s/></text:p>
          </table:table-cell>
          <table:table-cell office:value-type="float" office:value="3699" table:style-name="ce41">
            <text:p><text:s/>3,699<text:s/></text:p>
          </table:table-cell>
          <table:table-cell office:value-type="float" office:value="19398" table:style-name="ce41">
            <text:p><text:s/>19,398<text:s/></text:p>
          </table:table-cell>
          <table:table-cell table:number-columns-repeated="6" table:style-name="ce9"/>
          <table:table-cell table:number-columns-repeated="16372" table:style-name="ce8"/>
        </table:table-row>
        <table:table-row table:style-name="ro6">
          <table:table-cell table:style-name="ce8"/>
          <table:table-cell office:value-type="string" table:style-name="ce9">
            <text:p>2004-05</text:p>
          </table:table-cell>
          <table:table-cell office:value-type="float" office:value="13087" table:style-name="ce41">
            <text:p><text:s/>13,087<text:s/></text:p>
          </table:table-cell>
          <table:table-cell office:value-type="float" office:value="1844" table:style-name="ce41">
            <text:p><text:s/>1,844<text:s/></text:p>
          </table:table-cell>
          <table:table-cell office:value-type="float" office:value="3455" table:style-name="ce41">
            <text:p><text:s/>3,455<text:s/></text:p>
          </table:table-cell>
          <table:table-cell office:value-type="float" office:value="18386" table:style-name="ce41">
            <text:p><text:s/>18,386<text:s/></text:p>
          </table:table-cell>
          <table:table-cell table:number-columns-repeated="6" table:style-name="ce9"/>
          <table:table-cell table:number-columns-repeated="16372" table:style-name="ce8"/>
        </table:table-row>
        <table:table-row table:style-name="ro6">
          <table:table-cell table:style-name="ce8"/>
          <table:table-cell office:value-type="string" table:style-name="ce9">
            <text:p>2005-06</text:p>
          </table:table-cell>
          <table:table-cell office:value-type="float" office:value="13537" table:style-name="ce41">
            <text:p><text:s/>13,537<text:s/></text:p>
          </table:table-cell>
          <table:table-cell office:value-type="float" office:value="2019" table:style-name="ce41">
            <text:p><text:s/>2,019<text:s/></text:p>
          </table:table-cell>
          <table:table-cell office:value-type="float" office:value="3505" table:style-name="ce41">
            <text:p><text:s/>3,505<text:s/></text:p>
          </table:table-cell>
          <table:table-cell office:value-type="float" office:value="19061" table:style-name="ce41">
            <text:p><text:s/>19,061<text:s/></text:p>
          </table:table-cell>
          <table:table-cell table:number-columns-repeated="6" table:style-name="ce9"/>
          <table:table-cell table:number-columns-repeated="16372" table:style-name="ce8"/>
        </table:table-row>
        <table:table-row table:style-name="ro6">
          <table:table-cell table:style-name="ce8"/>
          <table:table-cell office:value-type="string" table:style-name="ce9">
            <text:p>2006-07</text:p>
          </table:table-cell>
          <table:table-cell office:value-type="float" office:value="12208" table:style-name="ce41">
            <text:p><text:s/>12,208<text:s/></text:p>
          </table:table-cell>
          <table:table-cell office:value-type="float" office:value="1943" table:style-name="ce41">
            <text:p><text:s/>1,943<text:s/></text:p>
          </table:table-cell>
          <table:table-cell office:value-type="float" office:value="3338" table:style-name="ce41">
            <text:p><text:s/>3,338<text:s/></text:p>
          </table:table-cell>
          <table:table-cell office:value-type="float" office:value="17489" table:style-name="ce41">
            <text:p><text:s/>17,489<text:s/></text:p>
          </table:table-cell>
          <table:table-cell table:number-columns-repeated="6" table:style-name="ce9"/>
          <table:table-cell table:number-columns-repeated="16372" table:style-name="ce8"/>
        </table:table-row>
        <table:table-row table:style-name="ro6">
          <table:table-cell table:style-name="ce8"/>
          <table:table-cell office:value-type="string" table:style-name="ce9">
            <text:p>2007-08</text:p>
          </table:table-cell>
          <table:table-cell office:value-type="float" office:value="10925" table:style-name="ce41">
            <text:p><text:s/>10,925<text:s/></text:p>
          </table:table-cell>
          <table:table-cell office:value-type="float" office:value="1748" table:style-name="ce41">
            <text:p><text:s/>1,748<text:s/></text:p>
          </table:table-cell>
          <table:table-cell office:value-type="float" office:value="2949" table:style-name="ce41">
            <text:p><text:s/>2,949<text:s/></text:p>
          </table:table-cell>
          <table:table-cell office:value-type="float" office:value="15622" table:style-name="ce41">
            <text:p><text:s/>15,622<text:s/></text:p>
          </table:table-cell>
          <table:table-cell table:number-columns-repeated="6" table:style-name="ce9"/>
          <table:table-cell table:number-columns-repeated="16372" table:style-name="ce8"/>
        </table:table-row>
        <table:table-row table:style-name="ro6">
          <table:table-cell table:style-name="ce8"/>
          <table:table-cell office:value-type="string" table:style-name="ce9">
            <text:p>2008-09</text:p>
          </table:table-cell>
          <table:table-cell office:value-type="float" office:value="12268" table:style-name="ce41">
            <text:p><text:s/>12,268<text:s/></text:p>
          </table:table-cell>
          <table:table-cell office:value-type="float" office:value="2223" table:style-name="ce41">
            <text:p><text:s/>2,223<text:s/></text:p>
          </table:table-cell>
          <table:table-cell office:value-type="float" office:value="3200" table:style-name="ce41">
            <text:p><text:s/>3,200<text:s/></text:p>
          </table:table-cell>
          <table:table-cell office:value-type="float" office:value="17691" table:style-name="ce41">
            <text:p><text:s/>17,691<text:s/></text:p>
          </table:table-cell>
          <table:table-cell table:number-columns-repeated="6" table:style-name="ce9"/>
          <table:table-cell table:number-columns-repeated="16372" table:style-name="ce8"/>
        </table:table-row>
        <table:table-row table:style-name="ro6">
          <table:table-cell table:style-name="ce8"/>
          <table:table-cell office:value-type="string" table:style-name="ce9">
            <text:p>2009-10</text:p>
          </table:table-cell>
          <table:table-cell office:value-type="float" office:value="11620" table:style-name="ce41">
            <text:p><text:s/>11,620<text:s/></text:p>
          </table:table-cell>
          <table:table-cell office:value-type="float" office:value="2331" table:style-name="ce41">
            <text:p><text:s/>2,331<text:s/></text:p>
          </table:table-cell>
          <table:table-cell office:value-type="float" office:value="3089" table:style-name="ce41">
            <text:p><text:s/>3,089<text:s/></text:p>
          </table:table-cell>
          <table:table-cell office:value-type="float" office:value="17040" table:style-name="ce41">
            <text:p><text:s/>17,040<text:s/></text:p>
          </table:table-cell>
          <table:table-cell table:number-columns-repeated="6" table:style-name="ce9"/>
          <table:table-cell table:number-columns-repeated="16372" table:style-name="ce8"/>
        </table:table-row>
        <table:table-row table:style-name="ro6">
          <table:table-cell table:style-name="ce8"/>
          <table:table-cell office:value-type="string" table:style-name="ce9">
            <text:p>2010-11</text:p>
          </table:table-cell>
          <table:table-cell office:value-type="float" office:value="12037" table:style-name="ce41">
            <text:p><text:s/>12,037<text:s/></text:p>
          </table:table-cell>
          <table:table-cell office:value-type="float" office:value="2470" table:style-name="ce41">
            <text:p><text:s/>2,470<text:s/></text:p>
          </table:table-cell>
          <table:table-cell office:value-type="float" office:value="3049" table:style-name="ce41">
            <text:p><text:s/>3,049<text:s/></text:p>
          </table:table-cell>
          <table:table-cell office:value-type="float" office:value="17556" table:style-name="ce41">
            <text:p><text:s/>17,556<text:s/></text:p>
          </table:table-cell>
          <table:table-cell table:number-columns-repeated="6" table:style-name="ce9"/>
          <table:table-cell table:number-columns-repeated="16372" table:style-name="ce8"/>
        </table:table-row>
        <table:table-row table:style-name="ro6">
          <table:table-cell table:style-name="ce8"/>
          <table:table-cell office:value-type="string" table:style-name="ce9">
            <text:p>2011-12</text:p>
          </table:table-cell>
          <table:table-cell office:value-type="float" office:value="8559" table:style-name="ce41">
            <text:p><text:s/>8,559<text:s/></text:p>
          </table:table-cell>
          <table:table-cell office:value-type="float" office:value="2079" table:style-name="ce41">
            <text:p><text:s/>2,079<text:s/></text:p>
          </table:table-cell>
          <table:table-cell office:value-type="float" office:value="3191" table:style-name="ce41">
            <text:p><text:s/>3,191<text:s/></text:p>
          </table:table-cell>
          <table:table-cell office:value-type="float" office:value="13829" table:style-name="ce41">
            <text:p><text:s/>13,829<text:s/></text:p>
          </table:table-cell>
          <table:table-cell table:number-columns-repeated="6" table:style-name="ce9"/>
          <table:table-cell table:number-columns-repeated="16372" table:style-name="ce8"/>
        </table:table-row>
        <table:table-row table:style-name="ro6">
          <table:table-cell table:style-name="ce8"/>
          <table:table-cell office:value-type="string" table:style-name="ce9">
            <text:p>2012-13</text:p>
          </table:table-cell>
          <table:table-cell office:value-type="float" office:value="8280" table:style-name="ce41">
            <text:p><text:s/>8,280<text:s/></text:p>
          </table:table-cell>
          <table:table-cell office:value-type="float" office:value="2103" table:style-name="ce41">
            <text:p><text:s/>2,103<text:s/></text:p>
          </table:table-cell>
          <table:table-cell office:value-type="float" office:value="3269" table:style-name="ce41">
            <text:p><text:s/>3,269<text:s/></text:p>
          </table:table-cell>
          <table:table-cell office:value-type="float" office:value="13652" table:style-name="ce41">
            <text:p><text:s/>13,652<text:s/></text:p>
          </table:table-cell>
          <table:table-cell table:number-columns-repeated="6" table:style-name="ce9"/>
          <table:table-cell table:number-columns-repeated="16372" table:style-name="ce8"/>
        </table:table-row>
        <table:table-row table:style-name="ro6">
          <table:table-cell table:style-name="ce8"/>
          <table:table-cell office:value-type="string" table:style-name="ce9">
            <text:p>2013-14</text:p>
          </table:table-cell>
          <table:table-cell office:value-type="float" office:value="7769" table:style-name="ce41">
            <text:p><text:s/>7,769<text:s/></text:p>
          </table:table-cell>
          <table:table-cell office:value-type="float" office:value="2058" table:style-name="ce41">
            <text:p><text:s/>2,058<text:s/></text:p>
          </table:table-cell>
          <table:table-cell office:value-type="float" office:value="3449" table:style-name="ce41">
            <text:p><text:s/>3,449<text:s/></text:p>
          </table:table-cell>
          <table:table-cell office:value-type="float" office:value="13276" table:style-name="ce41">
            <text:p><text:s/>13,276<text:s/></text:p>
          </table:table-cell>
          <table:table-cell table:number-columns-repeated="2" table:style-name="ce9"/>
          <table:table-cell table:number-columns-repeated="4" table:style-name="ce59"/>
          <table:table-cell table:number-columns-repeated="16372" table:style-name="ce8"/>
        </table:table-row>
        <table:table-row table:style-name="ro6">
          <table:table-cell table:style-name="ce8"/>
          <table:table-cell office:value-type="string" table:style-name="ce9">
            <text:p>2014-15</text:p>
          </table:table-cell>
          <table:table-cell office:value-type="float" office:value="7817" table:style-name="ce41">
            <text:p><text:s/>7,817<text:s/></text:p>
          </table:table-cell>
          <table:table-cell office:value-type="float" office:value="2087" table:style-name="ce41">
            <text:p><text:s/>2,087<text:s/></text:p>
          </table:table-cell>
          <table:table-cell office:value-type="float" office:value="3270" table:style-name="ce41">
            <text:p><text:s/>3,270<text:s/></text:p>
          </table:table-cell>
          <table:table-cell office:value-type="float" office:value="13174" table:style-name="ce41">
            <text:p><text:s/>13,174<text:s/></text:p>
          </table:table-cell>
          <table:table-cell table:number-columns-repeated="6" table:style-name="ce9"/>
          <table:table-cell table:number-columns-repeated="16372" table:style-name="ce8"/>
        </table:table-row>
        <table:table-row table:style-name="ro6">
          <table:table-cell table:style-name="ce8"/>
          <table:table-cell office:value-type="string" table:style-name="ce9">
            <text:p>2015-16</text:p>
          </table:table-cell>
          <table:table-cell office:value-type="float" office:value="7748" table:style-name="ce41">
            <text:p><text:s/>7,748<text:s/></text:p>
          </table:table-cell>
          <table:table-cell office:value-type="float" office:value="2061" table:style-name="ce41">
            <text:p><text:s/>2,061<text:s/></text:p>
          </table:table-cell>
          <table:table-cell office:value-type="float" office:value="3659" table:style-name="ce41">
            <text:p><text:s/>3,659<text:s/></text:p>
          </table:table-cell>
          <table:table-cell office:value-type="float" office:value="13468" table:style-name="ce41">
            <text:p><text:s/>13,468<text:s/></text:p>
          </table:table-cell>
          <table:table-cell table:number-columns-repeated="2" table:style-name="ce9"/>
          <table:table-cell table:number-columns-repeated="16376" table:style-name="ce8"/>
        </table:table-row>
        <table:table-row table:style-name="ro6">
          <table:table-cell table:style-name="ce8"/>
          <table:table-cell office:value-type="string" table:style-name="ce9">
            <text:p>2016-17</text:p>
          </table:table-cell>
          <table:table-cell office:value-type="float" office:value="7307" table:style-name="ce41">
            <text:p><text:s/>7,307<text:s/></text:p>
          </table:table-cell>
          <table:table-cell office:value-type="float" office:value="2507" table:style-name="ce41">
            <text:p><text:s/>2,507<text:s/></text:p>
          </table:table-cell>
          <table:table-cell office:value-type="float" office:value="3156" table:style-name="ce41">
            <text:p><text:s/>3,156<text:s/></text:p>
          </table:table-cell>
          <table:table-cell office:value-type="float" office:value="12970" table:style-name="ce41">
            <text:p><text:s/>12,970<text:s/></text:p>
          </table:table-cell>
          <table:table-cell table:number-columns-repeated="2" table:style-name="ce9"/>
          <table:table-cell table:number-columns-repeated="16376" table:style-name="ce8"/>
        </table:table-row>
        <table:table-row table:style-name="ro4">
          <table:table-cell table:style-name="ce8"/>
          <table:table-cell office:value-type="string" table:style-name="ce9">
            <text:p>2017-18</text:p>
          </table:table-cell>
          <table:table-cell office:value-type="float" office:value="7270" table:style-name="ce41">
            <text:p><text:s/>7,270<text:s/></text:p>
          </table:table-cell>
          <table:table-cell office:value-type="float" office:value="2406" table:style-name="ce41">
            <text:p><text:s/>2,406<text:s/></text:p>
          </table:table-cell>
          <table:table-cell office:value-type="float" office:value="3719" table:style-name="ce41">
            <text:p><text:s/>3,719<text:s/></text:p>
          </table:table-cell>
          <table:table-cell office:value-type="float" office:value="13395" table:style-name="ce41">
            <text:p><text:s/>13,395<text:s/></text:p>
          </table:table-cell>
          <table:table-cell table:number-columns-repeated="2" table:style-name="ce9"/>
          <table:table-cell table:number-columns-repeated="16376" table:style-name="ce8"/>
        </table:table-row>
        <table:table-row table:style-name="ro4">
          <table:table-cell table:style-name="ce8"/>
          <table:table-cell office:value-type="string" table:style-name="ce9">
            <text:p>2018-19</text:p>
          </table:table-cell>
          <table:table-cell office:value-type="float" office:value="7450" table:style-name="ce41">
            <text:p><text:s/>7,450<text:s/></text:p>
          </table:table-cell>
          <table:table-cell office:value-type="float" office:value="2483" table:style-name="ce41">
            <text:p><text:s/>2,483<text:s/></text:p>
          </table:table-cell>
          <table:table-cell office:value-type="float" office:value="3498" table:style-name="ce41">
            <text:p><text:s/>3,498<text:s/></text:p>
          </table:table-cell>
          <table:table-cell office:value-type="float" office:value="13431" table:style-name="ce41">
            <text:p><text:s/>13,431<text:s/></text:p>
          </table:table-cell>
          <table:table-cell table:number-columns-repeated="2" table:style-name="ce9"/>
          <table:table-cell table:number-columns-repeated="16376" table:style-name="ce8"/>
        </table:table-row>
        <table:table-row table:style-name="ro4">
          <table:table-cell table:style-name="ce17"/>
          <table:table-cell office:value-type="string" table:style-name="ce9">
            <text:p>2019-20</text:p>
          </table:table-cell>
          <table:table-cell office:value-type="float" office:value="7464" table:style-name="ce41">
            <text:p><text:s/>7,464<text:s/></text:p>
          </table:table-cell>
          <table:table-cell office:value-type="float" office:value="2438" table:style-name="ce41">
            <text:p><text:s/>2,438<text:s/></text:p>
          </table:table-cell>
          <table:table-cell office:value-type="float" office:value="3430" table:style-name="ce41">
            <text:p><text:s/>3,430<text:s/></text:p>
          </table:table-cell>
          <table:table-cell office:value-type="float" office:value="13332" table:style-name="ce41">
            <text:p><text:s/>13,332<text:s/></text:p>
          </table:table-cell>
          <table:table-cell table:style-name="ce17"/>
          <table:table-cell table:style-name="ce24"/>
          <table:table-cell table:number-columns-repeated="16376" table:style-name="ce17"/>
        </table:table-row>
        <table:table-row table:style-name="ro4">
          <table:table-cell table:style-name="ce17"/>
          <table:table-cell office:value-type="string" table:style-name="ce9">
            <text:p>2020-21</text:p>
          </table:table-cell>
          <table:table-cell office:value-type="float" office:value="5767" table:style-name="ce41">
            <text:p><text:s/>5,767<text:s/></text:p>
          </table:table-cell>
          <table:table-cell office:value-type="float" office:value="900" table:style-name="ce41">
            <text:p><text:s/>900<text:s/></text:p>
          </table:table-cell>
          <table:table-cell office:value-type="float" office:value="807" table:style-name="ce41">
            <text:p><text:s/>807<text:s/></text:p>
          </table:table-cell>
          <table:table-cell office:value-type="float" office:value="7474" table:style-name="ce41">
            <text:p><text:s/>7,474<text:s/></text:p>
          </table:table-cell>
          <table:table-cell table:style-name="ce17"/>
          <table:table-cell table:style-name="ce24"/>
          <table:table-cell table:number-columns-repeated="16376" table:style-name="ce17"/>
        </table:table-row>
        <table:table-row table:style-name="ro4">
          <table:table-cell table:style-name="ce17"/>
          <table:table-cell office:value-type="string" table:style-name="ce9">
            <text:p>2021-22</text:p>
          </table:table-cell>
          <table:table-cell office:value-type="float" office:value="5617" table:style-name="ce41">
            <text:p><text:s/>5,617<text:s/></text:p>
          </table:table-cell>
          <table:table-cell office:value-type="float" office:value="1735" table:style-name="ce41">
            <text:p><text:s/>1,735<text:s/></text:p>
          </table:table-cell>
          <table:table-cell office:value-type="float" office:value="2400" table:style-name="ce41">
            <text:p><text:s/>2,400<text:s/></text:p>
          </table:table-cell>
          <table:table-cell office:value-type="float" office:value="9752" table:style-name="ce41">
            <text:p><text:s/>9,752<text:s/></text:p>
          </table:table-cell>
          <table:table-cell table:style-name="ce17"/>
          <table:table-cell table:style-name="ce24"/>
          <table:table-cell table:number-columns-repeated="16376" table:style-name="ce17"/>
        </table:table-row>
        <table:table-row table:style-name="ro4">
          <table:table-cell table:style-name="ce17"/>
          <table:table-cell office:value-type="string" table:style-name="ce14">
            <text:p>2022-23</text:p>
          </table:table-cell>
          <table:table-cell office:value-type="float" office:value="4966" table:style-name="ce42">
            <text:p><text:s/>4,966<text:s/></text:p>
          </table:table-cell>
          <table:table-cell office:value-type="float" office:value="2573" table:style-name="ce42">
            <text:p><text:s/>2,573<text:s/></text:p>
          </table:table-cell>
          <table:table-cell office:value-type="float" office:value="3666" table:style-name="ce42">
            <text:p><text:s/>3,666<text:s/></text:p>
          </table:table-cell>
          <table:table-cell office:value-type="float" office:value="11205" table:style-name="ce42">
            <text:p><text:s/>11,205<text:s/></text:p>
          </table:table-cell>
          <table:table-cell table:style-name="ce17"/>
          <table:table-cell table:style-name="ce24"/>
          <table:table-cell table:number-columns-repeated="16376" table:style-name="ce17"/>
        </table:table-row>
        <table:table-row table:style-name="ro4">
          <table:table-cell table:style-name="ce8"/>
          <table:table-cell office:value-type="string" table:style-name="ce43">
            <text:p>Sources:</text:p>
          </table:table-cell>
          <table:table-cell table:number-columns-repeated="6" table:style-name="ce9"/>
          <table:table-cell table:number-columns-repeated="16376" table:style-name="ce8"/>
        </table:table-row>
        <table:table-row table:style-name="ro4">
          <table:table-cell table:style-name="ce8"/>
          <table:table-cell office:value-type="string" table:style-name="ce44">
            <text:p>1995-96 to 2007-08: Survey of English Housing;</text:p>
          </table:table-cell>
          <table:table-cell table:number-columns-repeated="6" table:style-name="ce9"/>
          <table:table-cell table:number-columns-repeated="16376" table:style-name="ce8"/>
        </table:table-row>
        <table:table-row table:style-name="ro6">
          <table:table-cell table:style-name="ce8"/>
          <table:table-cell office:value-type="string" table:style-name="ce44">
            <text:p>2008-09 onwards: English Housing Survey, full household sample</text:p>
          </table:table-cell>
          <table:table-cell table:number-columns-repeated="6" table:style-name="ce9"/>
          <table:table-cell table:number-columns-repeated="16376" table:style-name="ce8"/>
        </table:table-row>
        <table:table-row table:number-rows-repeated="1048481" table:style-name="ro2">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range table:name="Print_Area" table:cell-range-address="AT4_2.$A$1:AT4_2.$H$96" table:base-cell-address="AT4_2.$A$1"/>
        </table:named-expressions>
      </table:table>
      <table:table table:name="AT4_3" table:style-name="ta3">
        <table:table-column table:style-name="co1" table:default-cell-style-name="ce4"/>
        <table:table-column table:style-name="co15" table:default-cell-style-name="ce4"/>
        <table:table-column table:style-name="co16" table:number-columns-repeated="13" table:default-cell-style-name="ce4"/>
        <table:table-column table:style-name="co16" table:default-cell-style-name="ce61"/>
        <table:table-column table:style-name="co1" table:number-columns-repeated="2" table:default-cell-style-name="ce4"/>
        <table:table-column table:style-name="co17" table:default-cell-style-name="ce4"/>
        <table:table-column table:style-name="co1" table:number-columns-repeated="16365" table:default-cell-style-name="ce4"/>
        <table:table-row table:style-name="ro4">
          <table:table-cell/>
          <table:table-cell table:style-name="ce60"/>
          <table:table-cell table:number-columns-repeated="13" table:style-name="ce4"/>
          <table:table-cell table:style-name="ce61"/>
          <table:table-cell table:number-columns-repeated="16368" table:style-name="ce4"/>
        </table:table-row>
        <table:table-row table:style-name="ro8">
          <table:table-cell/>
          <table:table-cell office:value-type="string" table:style-name="ce62">
            <text:p>Annex Table 4.3: Non-decent homes, by tenure, 2006 to 2022</text:p>
          </table:table-cell>
          <table:table-cell table:number-columns-repeated="5" table:style-name="ce62"/>
          <table:table-cell table:number-columns-repeated="8" table:style-name="ce63"/>
          <table:table-cell table:number-columns-repeated="4" table:style-name="ce64"/>
          <table:table-cell table:number-columns-repeated="16365"/>
        </table:table-row>
        <table:table-row table:style-name="ro4">
          <table:table-cell/>
          <table:table-cell table:number-columns-repeated="14" table:style-name="ce63"/>
          <table:table-cell table:number-columns-repeated="4" table:style-name="ce64"/>
          <table:table-cell table:number-columns-repeated="16365"/>
        </table:table-row>
        <table:table-row table:style-name="ro4">
          <table:table-cell/>
          <table:table-cell office:value-type="string" table:style-name="ce65">
            <text:p>all dwellings</text:p>
          </table:table-cell>
          <table:table-cell table:number-columns-repeated="4" table:style-name="ce66"/>
          <table:table-cell table:number-columns-repeated="2" table:style-name="ce67"/>
          <table:table-cell table:number-columns-repeated="7" table:style-name="ce63"/>
          <table:table-cell table:number-columns-repeated="4" table:style-name="ce64"/>
          <table:table-cell table:number-columns-repeated="16365"/>
        </table:table-row>
        <table:table-row table:style-name="ro4">
          <table:table-cell/>
          <table:table-cell table:style-name="ce68"/>
          <table:table-cell office:value-type="float" office:value="2006" table:style-name="ce69">
            <text:p>2006</text:p>
          </table:table-cell>
          <table:table-cell office:value-type="float" office:value="2007" table:style-name="ce69">
            <text:p>2007</text:p>
          </table:table-cell>
          <table:table-cell office:value-type="float" office:value="2008" table:style-name="ce70">
            <text:p>2008</text:p>
          </table:table-cell>
          <table:table-cell office:value-type="float" office:value="2009" table:style-name="ce70">
            <text:p>2009</text:p>
          </table:table-cell>
          <table:table-cell office:value-type="string" table:style-name="ce71">
            <text:p>2010</text:p>
            <text:p/>
          </table:table-cell>
          <table:table-cell office:value-type="float" office:value="2011" table:style-name="ce72">
            <text:p>2011</text:p>
          </table:table-cell>
          <table:table-cell office:value-type="float" office:value="2012" table:style-name="ce72">
            <text:p>2012</text:p>
          </table:table-cell>
          <table:table-cell office:value-type="float" office:value="2013" table:style-name="ce72">
            <text:p>2013</text:p>
          </table:table-cell>
          <table:table-cell office:value-type="float" office:value="2014" table:style-name="ce72">
            <text:p>2014</text:p>
          </table:table-cell>
          <table:table-cell office:value-type="float" office:value="2015" table:style-name="ce72">
            <text:p>2015</text:p>
          </table:table-cell>
          <table:table-cell office:value-type="float" office:value="2016" table:style-name="ce72">
            <text:p>2016</text:p>
          </table:table-cell>
          <table:table-cell office:value-type="float" office:value="2017" table:style-name="ce72">
            <text:p>2017</text:p>
          </table:table-cell>
          <table:table-cell office:value-type="float" office:value="2018" table:style-name="ce72">
            <text:p>2018</text:p>
          </table:table-cell>
          <table:table-cell office:value-type="float" office:value="2019" table:style-name="ce72">
            <text:p>2019</text:p>
          </table:table-cell>
          <table:table-cell office:value-type="string" table:style-name="ce72">
            <text:p>2020 (R)</text:p>
          </table:table-cell>
          <table:table-cell office:value-type="float" office:value="2021" table:style-name="ce72">
            <text:p>2021</text:p>
          </table:table-cell>
          <table:table-cell office:value-type="float" office:value="2022" table:style-name="ce72">
            <text:p>2022</text:p>
          </table:table-cell>
          <table:table-cell table:number-columns-repeated="16365"/>
        </table:table-row>
        <table:table-row table:style-name="ro4">
          <table:table-cell/>
          <table:table-cell table:number-columns-repeated="3" table:style-name="ce63"/>
          <table:table-cell table:number-columns-repeated="2" table:style-name="ce67"/>
          <table:table-cell table:number-columns-repeated="2" table:style-name="ce73"/>
          <table:table-cell table:style-name="ce63"/>
          <table:table-cell table:number-columns-repeated="2" table:style-name="ce74"/>
          <table:table-cell table:number-columns-repeated="2" table:style-name="ce63"/>
          <table:table-cell table:style-name="ce74"/>
          <table:table-cell table:number-columns-repeated="4" table:style-name="ce75"/>
          <table:table-cell office:value-type="string" table:style-name="ce75">
            <text:p>thousands of dwellings</text:p>
          </table:table-cell>
          <table:table-cell table:number-columns-repeated="16365"/>
        </table:table-row>
        <table:table-row table:style-name="ro4">
          <table:table-cell/>
          <table:table-cell office:value-type="string" table:style-name="ce63">
            <text:p>owner occupied</text:p>
          </table:table-cell>
          <table:table-cell office:value-type="float" office:value="5315.6840000000002" table:style-name="ce76">
            <text:p>5,316</text:p>
          </table:table-cell>
          <table:table-cell office:value-type="float" office:value="5303.8909999999996" table:style-name="ce76">
            <text:p>5,304</text:p>
          </table:table-cell>
          <table:table-cell office:value-type="float" office:value="4841.7339999999986" table:style-name="ce77">
            <text:p>4,842</text:p>
          </table:table-cell>
          <table:table-cell office:value-type="float" office:value="4376.8939999999884" table:style-name="ce77">
            <text:p>4,377</text:p>
          </table:table-cell>
          <table:table-cell office:value-type="float" office:value="3799.9630000000093" table:style-name="ce77">
            <text:p>3,800</text:p>
          </table:table-cell>
          <table:table-cell office:value-type="float" office:value="3291.6930000000002" table:style-name="ce77">
            <text:p>3,292</text:p>
          </table:table-cell>
          <table:table-cell office:value-type="float" office:value="3001.5749999999898" table:style-name="ce77">
            <text:p>3,002</text:p>
          </table:table-cell>
          <table:table-cell office:value-type="float" office:value="2862.001999999999" table:style-name="ce77">
            <text:p>2,862</text:p>
          </table:table-cell>
          <table:table-cell office:value-type="float" office:value="2748.1060000000025" table:style-name="ce77">
            <text:p>2,748</text:p>
          </table:table-cell>
          <table:table-cell office:value-type="float" office:value="2694.1590000000006" table:style-name="ce77">
            <text:p>2,694</text:p>
          </table:table-cell>
          <table:table-cell office:value-type="float" office:value="2912.2060000000001" table:style-name="ce77">
            <text:p>2,912</text:p>
          </table:table-cell>
          <table:table-cell office:value-type="float" office:value="2817.2339999999999" table:style-name="ce77">
            <text:p>2,817</text:p>
          </table:table-cell>
          <table:table-cell office:value-type="float" office:value="2640.7680000000028" table:style-name="ce77">
            <text:p>2,641</text:p>
          </table:table-cell>
          <table:table-cell office:value-type="float" office:value="2548.8619999999992" table:style-name="ce77">
            <text:p>2,549</text:p>
          </table:table-cell>
          <table:table-cell office:value-type="float" office:value="2118.9690000000014" table:style-name="ce77">
            <text:p>2,119</text:p>
          </table:table-cell>
          <table:table-cell office:value-type="float" office:value="2034.8259999999987" table:style-name="ce77">
            <text:p>2,035</text:p>
          </table:table-cell>
          <table:table-cell office:value-type="float" office:value="2211.4899999999998" table:style-name="ce77">
            <text:p>2,211</text:p>
          </table:table-cell>
          <table:table-cell table:number-columns-repeated="16365"/>
        </table:table-row>
        <table:table-row table:style-name="ro4">
          <table:table-cell/>
          <table:table-cell office:value-type="string" table:style-name="ce63">
            <text:p>private rented</text:p>
          </table:table-cell>
          <table:table-cell office:value-type="float" office:value="1219.223" table:style-name="ce76">
            <text:p>1,219</text:p>
          </table:table-cell>
          <table:table-cell office:value-type="float" office:value="1244.1880000000001" table:style-name="ce76">
            <text:p>1,244</text:p>
          </table:table-cell>
          <table:table-cell office:value-type="float" office:value="1449.3719999999964" table:style-name="ce77">
            <text:p>1,449</text:p>
          </table:table-cell>
          <table:table-cell office:value-type="float" office:value="1465.0309999999999" table:style-name="ce77">
            <text:p>1,465</text:p>
          </table:table-cell>
          <table:table-cell office:value-type="float" office:value="1378.7260000000001" table:style-name="ce77">
            <text:p>1,379</text:p>
          </table:table-cell>
          <table:table-cell office:value-type="float" office:value="1406.7070000000019" table:style-name="ce77">
            <text:p>1,407</text:p>
          </table:table-cell>
          <table:table-cell office:value-type="float" office:value="1364.8789999999999" table:style-name="ce77">
            <text:p>1,365</text:p>
          </table:table-cell>
          <table:table-cell office:value-type="float" office:value="1330.501" table:style-name="ce77">
            <text:p>1,331</text:p>
          </table:table-cell>
          <table:table-cell office:value-type="float" office:value="1310.7230000000006" table:style-name="ce77">
            <text:p>1,311</text:p>
          </table:table-cell>
          <table:table-cell office:value-type="float" office:value="1350.0860000000014" table:style-name="ce77">
            <text:p>1,350</text:p>
          </table:table-cell>
          <table:table-cell office:value-type="float" office:value="1300.81" table:style-name="ce77">
            <text:p>1,301</text:p>
          </table:table-cell>
          <table:table-cell office:value-type="float" office:value="1174.8830000000007" table:style-name="ce77">
            <text:p>1,175</text:p>
          </table:table-cell>
          <table:table-cell office:value-type="float" office:value="1182.17" table:style-name="ce77">
            <text:p>1,182</text:p>
          </table:table-cell>
          <table:table-cell office:value-type="float" office:value="1095.165" table:style-name="ce77">
            <text:p>1,095</text:p>
          </table:table-cell>
          <table:table-cell office:value-type="float" office:value="970.19800000000089" table:style-name="ce77">
            <text:p>970</text:p>
          </table:table-cell>
          <table:table-cell office:value-type="float" office:value="990.34100000000024" table:style-name="ce77">
            <text:p>990</text:p>
          </table:table-cell>
          <table:table-cell office:value-type="float" office:value="1029.7279999999994" table:style-name="ce77">
            <text:p>1,030</text:p>
          </table:table-cell>
          <table:table-cell table:number-columns-repeated="16365"/>
        </table:table-row>
        <table:table-row table:style-name="ro4">
          <table:table-cell/>
          <table:table-cell office:value-type="string" table:style-name="ce78">
            <text:p>all private</text:p>
          </table:table-cell>
          <table:table-cell office:value-type="float" office:value="6534.9070000000002" table:style-name="ce79">
            <text:p>6,535</text:p>
          </table:table-cell>
          <table:table-cell office:value-type="float" office:value="6548.0789999999997" table:style-name="ce79">
            <text:p>6,548</text:p>
          </table:table-cell>
          <table:table-cell office:value-type="float" office:value="6291.1059999999952" table:style-name="ce80">
            <text:p>6,291</text:p>
          </table:table-cell>
          <table:table-cell office:value-type="float" office:value="5841.9250000000065" table:style-name="ce80">
            <text:p>5,842</text:p>
          </table:table-cell>
          <table:table-cell office:value-type="float" office:value="5178.6890000000039" table:style-name="ce80">
            <text:p>5,179</text:p>
          </table:table-cell>
          <table:table-cell office:value-type="float" office:value="4698.3999999999996" table:style-name="ce80">
            <text:p>4,698</text:p>
          </table:table-cell>
          <table:table-cell office:value-type="float" office:value="4366.4539999999897" table:style-name="ce80">
            <text:p>4,366</text:p>
          </table:table-cell>
          <table:table-cell office:value-type="float" office:value="4192.5029999999988" table:style-name="ce80">
            <text:p>4,193</text:p>
          </table:table-cell>
          <table:table-cell office:value-type="float" office:value="4058.8290000000034" table:style-name="ce80">
            <text:p>4,059</text:p>
          </table:table-cell>
          <table:table-cell office:value-type="float" office:value="4044.2450000000017" table:style-name="ce80">
            <text:p>4,044</text:p>
          </table:table-cell>
          <table:table-cell office:value-type="float" office:value="4213.0159999999996" table:style-name="ce80">
            <text:p>4,213</text:p>
          </table:table-cell>
          <table:table-cell office:value-type="float" office:value="3992.1169999999979" table:style-name="ce80">
            <text:p>3,992</text:p>
          </table:table-cell>
          <table:table-cell office:value-type="float" office:value="3822.9380000000037" table:style-name="ce80">
            <text:p>3,823</text:p>
          </table:table-cell>
          <table:table-cell office:value-type="float" office:value="3644.0270000000064" table:style-name="ce80">
            <text:p>3,644</text:p>
          </table:table-cell>
          <table:table-cell office:value-type="float" office:value="3089.1669999999999" table:style-name="ce80">
            <text:p>3,089</text:p>
          </table:table-cell>
          <table:table-cell office:value-type="float" office:value="3025.1670000000017" table:style-name="ce80">
            <text:p>3,025</text:p>
          </table:table-cell>
          <table:table-cell office:value-type="float" office:value="3241.2180000000026" table:style-name="ce80">
            <text:p>3,241</text:p>
          </table:table-cell>
          <table:table-cell table:number-columns-repeated="16365"/>
        </table:table-row>
        <table:table-row table:style-name="ro4">
          <table:table-cell/>
          <table:table-cell table:style-name="ce78"/>
          <table:table-cell table:number-columns-repeated="2" table:style-name="ce79"/>
          <table:table-cell table:number-columns-repeated="7" table:style-name="ce80"/>
          <table:table-cell table:number-columns-repeated="8" table:style-name="ce81"/>
          <table:table-cell table:number-columns-repeated="16365"/>
        </table:table-row>
        <table:table-row table:style-name="ro4">
          <table:table-cell/>
          <table:table-cell office:value-type="string" table:style-name="ce63">
            <text:p>local authority</text:p>
          </table:table-cell>
          <table:table-cell office:value-type="string" table:style-name="ce77">
            <text:p>:</text:p>
          </table:table-cell>
          <table:table-cell office:value-type="string" table:style-name="ce77">
            <text:p>:</text:p>
          </table:table-cell>
          <table:table-cell office:value-type="float" office:value="624.60199999999998" table:style-name="ce77">
            <text:p>625</text:p>
          </table:table-cell>
          <table:table-cell office:value-type="float" office:value="491.065" table:style-name="ce77">
            <text:p>491</text:p>
          </table:table-cell>
          <table:table-cell office:value-type="float" office:value="390.15899999999999" table:style-name="ce77">
            <text:p>390</text:p>
          </table:table-cell>
          <table:table-cell office:value-type="float" office:value="333.96600000000029" table:style-name="ce77">
            <text:p>334</text:p>
          </table:table-cell>
          <table:table-cell office:value-type="float" office:value="288.76899999999898" table:style-name="ce77">
            <text:p>289</text:p>
          </table:table-cell>
          <table:table-cell office:value-type="float" office:value="265.72200000000015" table:style-name="ce77">
            <text:p>266</text:p>
          </table:table-cell>
          <table:table-cell office:value-type="float" office:value="276.21100000000024" table:style-name="ce77">
            <text:p>276</text:p>
          </table:table-cell>
          <table:table-cell office:value-type="float" office:value="243.83500000000006" table:style-name="ce77">
            <text:p>244</text:p>
          </table:table-cell>
          <table:table-cell office:value-type="float" office:value="221.33399999999986" table:style-name="ce77">
            <text:p>221</text:p>
          </table:table-cell>
          <table:table-cell office:value-type="float" office:value="238.76" table:style-name="ce77">
            <text:p>239</text:p>
          </table:table-cell>
          <table:table-cell office:value-type="float" office:value="211.738" table:style-name="ce77">
            <text:p>212</text:p>
          </table:table-cell>
          <table:table-cell office:value-type="float" office:value="214.87600000000003" table:style-name="ce77">
            <text:p>215</text:p>
          </table:table-cell>
          <table:table-cell office:value-type="float" office:value="202.11600000000001" table:style-name="ce77">
            <text:p>202</text:p>
          </table:table-cell>
          <table:table-cell office:value-type="float" office:value="140.37100000000001" table:style-name="ce77">
            <text:p>140</text:p>
          </table:table-cell>
          <table:table-cell office:value-type="float" office:value="177.10199999999992" table:style-name="ce77">
            <text:p>177</text:p>
          </table:table-cell>
          <table:table-cell table:number-columns-repeated="16365"/>
        </table:table-row>
        <table:table-row table:style-name="ro4">
          <table:table-cell/>
          <table:table-cell office:value-type="string" table:style-name="ce63">
            <text:p>housing association</text:p>
          </table:table-cell>
          <table:table-cell office:value-type="string" table:style-name="ce77">
            <text:p>:</text:p>
          </table:table-cell>
          <table:table-cell office:value-type="string" table:style-name="ce77">
            <text:p>:</text:p>
          </table:table-cell>
          <table:table-cell office:value-type="float" office:value="444.4" table:style-name="ce77">
            <text:p>444</text:p>
          </table:table-cell>
          <table:table-cell office:value-type="float" office:value="388.52400000000034" table:style-name="ce77">
            <text:p>389</text:p>
          </table:table-cell>
          <table:table-cell office:value-type="float" office:value="368.34300000000013" table:style-name="ce77">
            <text:p>368</text:p>
          </table:table-cell>
          <table:table-cell office:value-type="float" office:value="331.78799999999978" table:style-name="ce77">
            <text:p>332</text:p>
          </table:table-cell>
          <table:table-cell office:value-type="float" office:value="292.12200000000001" table:style-name="ce77">
            <text:p>292</text:p>
          </table:table-cell>
          <table:table-cell office:value-type="float" office:value="327.22800000000007" table:style-name="ce77">
            <text:p>327</text:p>
          </table:table-cell>
          <table:table-cell office:value-type="float" office:value="302.09299999999985" table:style-name="ce77">
            <text:p>302</text:p>
          </table:table-cell>
          <table:table-cell office:value-type="float" office:value="281.32499999999987" table:style-name="ce77">
            <text:p>281</text:p>
          </table:table-cell>
          <table:table-cell office:value-type="float" office:value="290.10199999999998" table:style-name="ce77">
            <text:p>290</text:p>
          </table:table-cell>
          <table:table-cell office:value-type="float" office:value="277.44199999999995" table:style-name="ce77">
            <text:p>277</text:p>
          </table:table-cell>
          <table:table-cell office:value-type="float" office:value="278.42600000000027" table:style-name="ce77">
            <text:p>278</text:p>
          </table:table-cell>
          <table:table-cell office:value-type="float" office:value="288.80699999999996" table:style-name="ce77">
            <text:p>289</text:p>
          </table:table-cell>
          <table:table-cell office:value-type="float" office:value="245.41100000000006" table:style-name="ce77">
            <text:p>245</text:p>
          </table:table-cell>
          <table:table-cell office:value-type="float" office:value="239.99600000000015" table:style-name="ce77">
            <text:p>240</text:p>
          </table:table-cell>
          <table:table-cell office:value-type="float" office:value="254.11299999999997" table:style-name="ce77">
            <text:p>254</text:p>
          </table:table-cell>
          <table:table-cell table:number-columns-repeated="16365"/>
        </table:table-row>
        <table:table-row table:style-name="ro4">
          <table:table-cell/>
          <table:table-cell office:value-type="string" table:style-name="ce78">
            <text:p>all social</text:p>
          </table:table-cell>
          <table:table-cell office:value-type="float" office:value="1134.655" table:style-name="ce79">
            <text:p>1,135</text:p>
          </table:table-cell>
          <table:table-cell office:value-type="float" office:value="1142.03" table:style-name="ce79">
            <text:p>1,142</text:p>
          </table:table-cell>
          <table:table-cell office:value-type="float" office:value="1069.002" table:style-name="ce80">
            <text:p>1,069</text:p>
          </table:table-cell>
          <table:table-cell office:value-type="float" office:value="879.58900000000028" table:style-name="ce80">
            <text:p>880</text:p>
          </table:table-cell>
          <table:table-cell office:value-type="float" office:value="758.50199999999904" table:style-name="ce80">
            <text:p>759</text:p>
          </table:table-cell>
          <table:table-cell office:value-type="float" office:value="665.75400000000036" table:style-name="ce80">
            <text:p>666</text:p>
          </table:table-cell>
          <table:table-cell office:value-type="float" office:value="580.89099999999996" table:style-name="ce80">
            <text:p>581</text:p>
          </table:table-cell>
          <table:table-cell office:value-type="float" office:value="592.95000000000027" table:style-name="ce80">
            <text:p>593</text:p>
          </table:table-cell>
          <table:table-cell office:value-type="float" office:value="578.30400000000009" table:style-name="ce80">
            <text:p>578</text:p>
          </table:table-cell>
          <table:table-cell office:value-type="float" office:value="525.16" table:style-name="ce80">
            <text:p>525</text:p>
          </table:table-cell>
          <table:table-cell office:value-type="float" office:value="511.43599999999981" table:style-name="ce80">
            <text:p>511</text:p>
          </table:table-cell>
          <table:table-cell office:value-type="float" office:value="516.202" table:style-name="ce80">
            <text:p>516</text:p>
          </table:table-cell>
          <table:table-cell office:value-type="float" office:value="490.16399999999999" table:style-name="ce80">
            <text:p>490</text:p>
          </table:table-cell>
          <table:table-cell office:value-type="float" office:value="503.68299999999988" table:style-name="ce80">
            <text:p>504</text:p>
          </table:table-cell>
          <table:table-cell office:value-type="float" office:value="447.52700000000021" table:style-name="ce80">
            <text:p>448</text:p>
          </table:table-cell>
          <table:table-cell office:value-type="float" office:value="380.36700000000008" table:style-name="ce80">
            <text:p>380</text:p>
          </table:table-cell>
          <table:table-cell office:value-type="float" office:value="431.21500000000015" table:style-name="ce80">
            <text:p>431</text:p>
          </table:table-cell>
          <table:table-cell table:number-columns-repeated="16365"/>
        </table:table-row>
        <table:table-row table:style-name="ro4">
          <table:table-cell/>
          <table:table-cell table:style-name="ce63"/>
          <table:table-cell table:number-columns-repeated="2" table:style-name="ce79"/>
          <table:table-cell table:style-name="ce77"/>
          <table:table-cell table:number-columns-repeated="14" table:style-name="ce63"/>
          <table:table-cell table:number-columns-repeated="16365"/>
        </table:table-row>
        <table:table-row table:style-name="ro4">
          <table:table-cell/>
          <table:table-cell office:value-type="string" table:style-name="ce82">
            <text:p>all tenures</text:p>
          </table:table-cell>
          <table:table-cell office:value-type="float" office:value="7669.5619999999999" table:style-name="ce83">
            <text:p>7,670</text:p>
          </table:table-cell>
          <table:table-cell office:value-type="float" office:value="7690.1090000000004" table:style-name="ce83">
            <text:p>7,690</text:p>
          </table:table-cell>
          <table:table-cell office:value-type="float" office:value="7360.1079999999956" table:style-name="ce84">
            <text:p>7,360</text:p>
          </table:table-cell>
          <table:table-cell office:value-type="float" office:value="6721.513999999991" table:style-name="ce84">
            <text:p>6,722</text:p>
          </table:table-cell>
          <table:table-cell office:value-type="float" office:value="5937.1910000000098" table:style-name="ce84">
            <text:p>5,937</text:p>
          </table:table-cell>
          <table:table-cell office:value-type="float" office:value="5364.1540000000023" table:style-name="ce83">
            <text:p>5,364</text:p>
          </table:table-cell>
          <table:table-cell office:value-type="float" office:value="4947.3449999999903" table:style-name="ce83">
            <text:p>4,947</text:p>
          </table:table-cell>
          <table:table-cell office:value-type="float" office:value="4785.4529999999986" table:style-name="ce83">
            <text:p>4,785</text:p>
          </table:table-cell>
          <table:table-cell office:value-type="float" office:value="4637.1330000000034" table:style-name="ce83">
            <text:p>4,637</text:p>
          </table:table-cell>
          <table:table-cell office:value-type="float" office:value="4569.4050000000016" table:style-name="ce83">
            <text:p>4,569</text:p>
          </table:table-cell>
          <table:table-cell office:value-type="float" office:value="4724.4519999999993" table:style-name="ce83">
            <text:p>4,724</text:p>
          </table:table-cell>
          <table:table-cell office:value-type="float" office:value="4508.3189999999977" table:style-name="ce83">
            <text:p>4,508</text:p>
          </table:table-cell>
          <table:table-cell office:value-type="float" office:value="4313.1020000000035" table:style-name="ce83">
            <text:p>4,313</text:p>
          </table:table-cell>
          <table:table-cell office:value-type="float" office:value="4147.7100000000091" table:style-name="ce83">
            <text:p>4,148</text:p>
          </table:table-cell>
          <table:table-cell office:value-type="float" office:value="3536.6940000000009" table:style-name="ce83">
            <text:p>3,537</text:p>
          </table:table-cell>
          <table:table-cell office:value-type="float" office:value="3405.5340000000001" table:style-name="ce83">
            <text:p>3,406</text:p>
          </table:table-cell>
          <table:table-cell office:value-type="float" office:value="3672.4330000000009" table:style-name="ce83">
            <text:p>3,672</text:p>
          </table:table-cell>
          <table:table-cell table:number-columns-repeated="16365"/>
        </table:table-row>
        <table:table-row table:style-name="ro4">
          <table:table-cell/>
          <table:table-cell table:number-columns-repeated="6" table:style-name="ce63"/>
          <table:table-cell table:style-name="ce73"/>
          <table:table-cell table:style-name="ce63"/>
          <table:table-cell table:number-columns-repeated="3" table:style-name="ce74"/>
          <table:table-cell table:style-name="ce63"/>
          <table:table-cell table:number-columns-repeated="2" table:style-name="ce73"/>
          <table:table-cell table:number-columns-repeated="3" table:style-name="ce74"/>
          <table:table-cell office:value-type="string" table:style-name="ce74">
            <text:p>percentages</text:p>
          </table:table-cell>
          <table:table-cell table:number-columns-repeated="16365"/>
        </table:table-row>
        <table:table-row table:style-name="ro4">
          <table:table-cell/>
          <table:table-cell office:value-type="string" table:style-name="ce63">
            <text:p>owner occupied</text:p>
          </table:table-cell>
          <table:table-cell office:value-type="float" office:value="34.423635341627701" table:style-name="ce85">
            <text:p>34.4</text:p>
          </table:table-cell>
          <table:table-cell office:value-type="float" office:value="34.0867162288109" table:style-name="ce85">
            <text:p>34.1</text:p>
          </table:table-cell>
          <table:table-cell office:value-type="float" office:value="32.262200956045291" table:style-name="ce85">
            <text:p>32.3</text:p>
          </table:table-cell>
          <table:table-cell office:value-type="float" office:value="29.251701043984191" table:style-name="ce85">
            <text:p>29.3</text:p>
          </table:table-cell>
          <table:table-cell office:value-type="float" office:value="25.571248753810099" table:style-name="ce85">
            <text:p>25.6</text:p>
          </table:table-cell>
          <table:table-cell office:value-type="float" office:value="22.29406158001753" table:style-name="ce85">
            <text:p>22.3</text:p>
          </table:table-cell>
          <table:table-cell office:value-type="float" office:value="20.304553247402499" table:style-name="ce85">
            <text:p>20.3</text:p>
          </table:table-cell>
          <table:table-cell office:value-type="float" office:value="19.391718400464814" table:style-name="ce85">
            <text:p>19.4</text:p>
          </table:table-cell>
          <table:table-cell office:value-type="float" office:value="18.622781844897624" table:style-name="ce85">
            <text:p>18.6</text:p>
          </table:table-cell>
          <table:table-cell office:value-type="float" office:value="18.259805017937481" table:style-name="ce85">
            <text:p>18.3</text:p>
          </table:table-cell>
          <table:table-cell office:value-type="float" office:value="19.655848547821098" table:style-name="ce85">
            <text:p>19.7</text:p>
          </table:table-cell>
          <table:table-cell office:value-type="float" office:value="18.670893877807487" table:style-name="ce85">
            <text:p>18.7</text:p>
          </table:table-cell>
          <table:table-cell office:value-type="float" office:value="17.266566375347601" table:style-name="ce85">
            <text:p>17.3</text:p>
          </table:table-cell>
          <table:table-cell office:value-type="float" office:value="16.321388810874044" table:style-name="ce85">
            <text:p>16.3</text:p>
          </table:table-cell>
          <table:table-cell office:value-type="float" office:value="13.825594780047211" table:style-name="ce85">
            <text:p>13.8</text:p>
          </table:table-cell>
          <table:table-cell office:value-type="float" office:value="13.166122010630287" table:style-name="ce85">
            <text:p>13.2</text:p>
          </table:table-cell>
          <table:table-cell office:value-type="float" office:value="13.678291318553701" table:style-name="ce85">
            <text:p>13.7</text:p>
          </table:table-cell>
          <table:table-cell table:number-columns-repeated="16365"/>
        </table:table-row>
        <table:table-row table:style-name="ro4">
          <table:table-cell/>
          <table:table-cell office:value-type="string" table:style-name="ce63">
            <text:p>private rented</text:p>
          </table:table-cell>
          <table:table-cell office:value-type="float" office:value="46.695401363378799" table:style-name="ce85">
            <text:p>46.7</text:p>
          </table:table-cell>
          <table:table-cell office:value-type="float" office:value="45.441224594742998" table:style-name="ce85">
            <text:p>45.4</text:p>
          </table:table-cell>
          <table:table-cell office:value-type="float" office:value="43.967048648018896" table:style-name="ce85">
            <text:p>44.0</text:p>
          </table:table-cell>
          <table:table-cell office:value-type="float" office:value="40.834756248142966" table:style-name="ce85">
            <text:p>40.8</text:p>
          </table:table-cell>
          <table:table-cell office:value-type="float" office:value="37.200297985307401" table:style-name="ce85">
            <text:p>37.2</text:p>
          </table:table-cell>
          <table:table-cell office:value-type="float" office:value="35.020797774135289" table:style-name="ce85">
            <text:p>35.0</text:p>
          </table:table-cell>
          <table:table-cell office:value-type="float" office:value="33.138523051403503" table:style-name="ce85">
            <text:p>33.1</text:p>
          </table:table-cell>
          <table:table-cell office:value-type="float" office:value="29.82317481971052" table:style-name="ce85">
            <text:p>29.8</text:p>
          </table:table-cell>
          <table:table-cell office:value-type="float" office:value="28.646978033986748" table:style-name="ce85">
            <text:p>28.6</text:p>
          </table:table-cell>
          <table:table-cell office:value-type="float" office:value="28.466089664157444" table:style-name="ce85">
            <text:p>28.5</text:p>
          </table:table-cell>
          <table:table-cell office:value-type="float" office:value="26.800798743372024" table:style-name="ce85">
            <text:p>26.8</text:p>
          </table:table-cell>
          <table:table-cell office:value-type="float" office:value="24.534554043728502" table:style-name="ce85">
            <text:p>24.5</text:p>
          </table:table-cell>
          <table:table-cell office:value-type="float" office:value="24.604029901876899" table:style-name="ce85">
            <text:p>24.6</text:p>
          </table:table-cell>
          <table:table-cell office:value-type="float" office:value="23.302106831403655" table:style-name="ce85">
            <text:p>23.3</text:p>
          </table:table-cell>
          <table:table-cell office:value-type="float" office:value="22.84571224044797" table:style-name="ce85">
            <text:p>22.8</text:p>
          </table:table-cell>
          <table:table-cell office:value-type="float" office:value="22.900271055098479" table:style-name="ce85">
            <text:p>22.9</text:p>
          </table:table-cell>
          <table:table-cell office:value-type="float" office:value="21.168936761139999" table:style-name="ce85">
            <text:p>21.2</text:p>
          </table:table-cell>
          <table:table-cell table:number-columns-repeated="16365"/>
        </table:table-row>
        <table:table-row table:style-name="ro4">
          <table:table-cell/>
          <table:table-cell office:value-type="string" table:style-name="ce78">
            <text:p>all private</text:p>
          </table:table-cell>
          <table:table-cell office:value-type="float" office:value="36.198508688845799" table:style-name="ce86">
            <text:p>36.2</text:p>
          </table:table-cell>
          <table:table-cell office:value-type="float" office:value="35.785743914228902" table:style-name="ce86">
            <text:p>35.8</text:p>
          </table:table-cell>
          <table:table-cell office:value-type="float" office:value="34.370215342078993" table:style-name="ce86">
            <text:p>34.4</text:p>
          </table:table-cell>
          <table:table-cell office:value-type="float" office:value="31.491879281807812" table:style-name="ce86">
            <text:p>31.5</text:p>
          </table:table-cell>
          <table:table-cell office:value-type="float" office:value="27.892623700362041" table:style-name="ce86">
            <text:p>27.9</text:p>
          </table:table-cell>
          <table:table-cell office:value-type="float" office:value="25.015889168067819" table:style-name="ce86">
            <text:p>25.0</text:p>
          </table:table-cell>
          <table:table-cell office:value-type="float" office:value="23.101127128907802" table:style-name="ce86">
            <text:p>23.1</text:p>
          </table:table-cell>
          <table:table-cell office:value-type="float" office:value="21.813018780722551" table:style-name="ce86">
            <text:p>21.8</text:p>
          </table:table-cell>
          <table:table-cell office:value-type="float" office:value="20.995259651023282" table:style-name="ce86">
            <text:p>21.0</text:p>
          </table:table-cell>
          <table:table-cell office:value-type="float" office:value="20.742510209707774" table:style-name="ce86">
            <text:p>20.7</text:p>
          </table:table-cell>
          <table:table-cell office:value-type="float" office:value="21.418919478844547" table:style-name="ce86">
            <text:p>21.4</text:p>
          </table:table-cell>
          <table:table-cell office:value-type="float" office:value="20.083501047284614" table:style-name="ce86">
            <text:p>20.1</text:p>
          </table:table-cell>
          <table:table-cell office:value-type="float" office:value="19.020638648076801" table:style-name="ce86">
            <text:p>19.0</text:p>
          </table:table-cell>
          <table:table-cell office:value-type="float" office:value="17.936247252978752" table:style-name="ce86">
            <text:p>17.9</text:p>
          </table:table-cell>
          <table:table-cell office:value-type="float" office:value="15.782667103046499" table:style-name="ce86">
            <text:p>15.8</text:p>
          </table:table-cell>
          <table:table-cell office:value-type="float" office:value="15.294382150171334" table:style-name="ce86">
            <text:p>15.3</text:p>
          </table:table-cell>
          <table:table-cell office:value-type="float" office:value="15.410729168494299" table:style-name="ce86">
            <text:p>15.4</text:p>
          </table:table-cell>
          <table:table-cell table:number-columns-repeated="16365"/>
        </table:table-row>
        <table:table-row table:style-name="ro4">
          <table:table-cell/>
          <table:table-cell table:style-name="ce78"/>
          <table:table-cell table:number-columns-repeated="9" table:style-name="ce86"/>
          <table:table-cell table:number-columns-repeated="5" table:style-name="ce78"/>
          <table:table-cell table:style-name="ce85"/>
          <table:table-cell table:number-columns-repeated="2" table:style-name="ce78"/>
          <table:table-cell table:number-columns-repeated="16365"/>
        </table:table-row>
        <table:table-row table:style-name="ro4">
          <table:table-cell/>
          <table:table-cell office:value-type="string" table:style-name="ce63">
            <text:p>local authority</text:p>
          </table:table-cell>
          <table:table-cell office:value-type="string" table:style-name="ce77">
            <text:p>:</text:p>
          </table:table-cell>
          <table:table-cell office:value-type="string" table:style-name="ce77">
            <text:p>:</text:p>
          </table:table-cell>
          <table:table-cell office:value-type="float" office:value="31.481939777248147" table:style-name="ce85">
            <text:p>31.5</text:p>
          </table:table-cell>
          <table:table-cell office:value-type="float" office:value="27.098653634546611" table:style-name="ce85">
            <text:p>27.1</text:p>
          </table:table-cell>
          <table:table-cell office:value-type="float" office:value="21.657884920264912" table:style-name="ce85">
            <text:p>21.7</text:p>
          </table:table-cell>
          <table:table-cell office:value-type="float" office:value="17.737015076935517" table:style-name="ce85">
            <text:p>17.7</text:p>
          </table:table-cell>
          <table:table-cell office:value-type="float" office:value="16.268291116491898" table:style-name="ce85">
            <text:p>16.3</text:p>
          </table:table-cell>
          <table:table-cell office:value-type="float" office:value="15.705055462566332" table:style-name="ce85">
            <text:p>15.7</text:p>
          </table:table-cell>
          <table:table-cell office:value-type="float" office:value="16.448140993423422" table:style-name="ce85">
            <text:p>16.4</text:p>
          </table:table-cell>
          <table:table-cell office:value-type="float" office:value="14.759371430612179" table:style-name="ce85">
            <text:p>14.8</text:p>
          </table:table-cell>
          <table:table-cell office:value-type="float" office:value="13.622607716240291" table:style-name="ce85">
            <text:p>13.6</text:p>
          </table:table-cell>
          <table:table-cell office:value-type="float" office:value="14.785512229196485" table:style-name="ce85">
            <text:p>14.8</text:p>
          </table:table-cell>
          <table:table-cell office:value-type="float" office:value="13.173340500534399" table:style-name="ce85">
            <text:p>13.2</text:p>
          </table:table-cell>
          <table:table-cell office:value-type="float" office:value="13.422619233532179" table:style-name="ce85">
            <text:p>13.4</text:p>
          </table:table-cell>
          <table:table-cell office:value-type="float" office:value="13.101700298832537" table:style-name="ce85">
            <text:p>13.1</text:p>
          </table:table-cell>
          <table:table-cell office:value-type="float" office:value="9.1447560861999744" table:style-name="ce85">
            <text:p>9.1</text:p>
          </table:table-cell>
          <table:table-cell office:value-type="float" office:value="11.2509791290659" table:style-name="ce85">
            <text:p>11.3</text:p>
          </table:table-cell>
          <table:table-cell table:number-columns-repeated="16365"/>
        </table:table-row>
        <table:table-row table:style-name="ro4">
          <table:table-cell/>
          <table:table-cell office:value-type="string" table:style-name="ce63">
            <text:p>housing association</text:p>
          </table:table-cell>
          <table:table-cell office:value-type="string" table:style-name="ce77">
            <text:p>:</text:p>
          </table:table-cell>
          <table:table-cell office:value-type="string" table:style-name="ce77">
            <text:p>:</text:p>
          </table:table-cell>
          <table:table-cell office:value-type="float" office:value="22.772809961823231" table:style-name="ce85">
            <text:p>22.8</text:p>
          </table:table-cell>
          <table:table-cell office:value-type="float" office:value="19.702188253048707" table:style-name="ce85">
            <text:p>19.7</text:p>
          </table:table-cell>
          <table:table-cell office:value-type="float" office:value="18.254746646459758" table:style-name="ce85">
            <text:p>18.3</text:p>
          </table:table-cell>
          <table:table-cell office:value-type="float" office:value="15.878055188526425" table:style-name="ce85">
            <text:p>15.9</text:p>
          </table:table-cell>
          <table:table-cell office:value-type="float" office:value="14.3074463645856" table:style-name="ce85">
            <text:p>14.3</text:p>
          </table:table-cell>
          <table:table-cell office:value-type="float" office:value="13.974296668747844" table:style-name="ce85">
            <text:p>14.0</text:p>
          </table:table-cell>
          <table:table-cell office:value-type="float" office:value="12.803013800112376" table:style-name="ce85">
            <text:p>12.8</text:p>
          </table:table-cell>
          <table:table-cell office:value-type="float" office:value="11.753673584409805" table:style-name="ce85">
            <text:p>11.8</text:p>
          </table:table-cell>
          <table:table-cell office:value-type="float" office:value="11.897818092187164" table:style-name="ce85">
            <text:p>11.9</text:p>
          </table:table-cell>
          <table:table-cell office:value-type="float" office:value="11.289566503954436" table:style-name="ce85">
            <text:p>11.3</text:p>
          </table:table-cell>
          <table:table-cell office:value-type="float" office:value="11.290802667040801" table:style-name="ce85">
            <text:p>11.3</text:p>
          </table:table-cell>
          <table:table-cell office:value-type="float" office:value="11.570246278421138" table:style-name="ce85">
            <text:p>11.6</text:p>
          </table:table-cell>
          <table:table-cell office:value-type="float" office:value="10.148259676287498" table:style-name="ce85">
            <text:p>10.1</text:p>
          </table:table-cell>
          <table:table-cell office:value-type="float" office:value="9.8931644102318614" table:style-name="ce85">
            <text:p>9.9</text:p>
          </table:table-cell>
          <table:table-cell office:value-type="float" office:value="9.9493435570235498" table:style-name="ce85">
            <text:p>9.9</text:p>
          </table:table-cell>
          <table:table-cell table:number-columns-repeated="16365"/>
        </table:table-row>
        <table:table-row table:style-name="ro4">
          <table:table-cell/>
          <table:table-cell office:value-type="string" table:style-name="ce78">
            <text:p>all social</text:p>
          </table:table-cell>
          <table:table-cell office:value-type="float" office:value="28.8277853249648" table:style-name="ce86">
            <text:p>28.8</text:p>
          </table:table-cell>
          <table:table-cell office:value-type="float" office:value="29.350861831235001" table:style-name="ce86">
            <text:p>29.4</text:p>
          </table:table-cell>
          <table:table-cell office:value-type="float" office:value="27.163392454892719" table:style-name="ce86">
            <text:p>27.2</text:p>
          </table:table-cell>
          <table:table-cell office:value-type="float" office:value="23.244203014596302" table:style-name="ce86">
            <text:p>23.2</text:p>
          </table:table-cell>
          <table:table-cell office:value-type="float" office:value="19.859936107991651" table:style-name="ce86">
            <text:p>19.9</text:p>
          </table:table-cell>
          <table:table-cell office:value-type="float" office:value="16.759165628901062" table:style-name="ce86">
            <text:p>16.8</text:p>
          </table:table-cell>
          <table:table-cell office:value-type="float" office:value="15.2193597237469" table:style-name="ce86">
            <text:p>15.2</text:p>
          </table:table-cell>
          <table:table-cell office:value-type="float" office:value="14.700289617646236" table:style-name="ce86">
            <text:p>14.7</text:p>
          </table:table-cell>
          <table:table-cell office:value-type="float" office:value="14.318602169440148" table:style-name="ce86">
            <text:p>14.3</text:p>
          </table:table-cell>
          <table:table-cell office:value-type="float" office:value="12.981093421554768" table:style-name="ce86">
            <text:p>13.0</text:p>
          </table:table-cell>
          <table:table-cell office:value-type="float" office:value="12.587539262531447" table:style-name="ce86">
            <text:p>12.6</text:p>
          </table:table-cell>
          <table:table-cell office:value-type="float" office:value="12.675832913426499" table:style-name="ce86">
            <text:p>12.7</text:p>
          </table:table-cell>
          <table:table-cell office:value-type="float" office:value="12.033655465527" table:style-name="ce86">
            <text:p>12.0</text:p>
          </table:table-cell>
          <table:table-cell office:value-type="float" office:value="12.294042814100568" table:style-name="ce86">
            <text:p>12.3</text:p>
          </table:table-cell>
          <table:table-cell office:value-type="float" office:value="11.2985419827227" table:style-name="ce86">
            <text:p>11.3</text:p>
          </table:table-cell>
          <table:table-cell office:value-type="float" office:value="9.6031271949114121" table:style-name="ce86">
            <text:p>9.6</text:p>
          </table:table-cell>
          <table:table-cell office:value-type="float" office:value="10.445667100514999" table:style-name="ce86">
            <text:p>10.4</text:p>
          </table:table-cell>
          <table:table-cell table:number-columns-repeated="16365"/>
        </table:table-row>
        <table:table-row table:style-name="ro4">
          <table:table-cell/>
          <table:table-cell table:style-name="ce63"/>
          <table:table-cell table:number-columns-repeated="2" table:style-name="ce86"/>
          <table:table-cell table:style-name="ce85"/>
          <table:table-cell table:number-columns-repeated="3" table:style-name="ce63"/>
          <table:table-cell table:style-name="ce86"/>
          <table:table-cell table:number-columns-repeated="7" table:style-name="ce63"/>
          <table:table-cell table:style-name="ce85"/>
          <table:table-cell table:number-columns-repeated="2" table:style-name="ce63"/>
          <table:table-cell table:number-columns-repeated="16365"/>
        </table:table-row>
        <table:table-row table:style-name="ro4">
          <table:table-cell/>
          <table:table-cell office:value-type="string" table:style-name="ce82">
            <text:p>all tenures</text:p>
          </table:table-cell>
          <table:table-cell office:value-type="float" office:value="34.879164307527198" table:style-name="ce87">
            <text:p>34.9</text:p>
          </table:table-cell>
          <table:table-cell office:value-type="float" office:value="34.657351587628902" table:style-name="ce87">
            <text:p>34.7</text:p>
          </table:table-cell>
          <table:table-cell office:value-type="float" office:value="33.09490661572768" table:style-name="ce87">
            <text:p>33.1</text:p>
          </table:table-cell>
          <table:table-cell office:value-type="float" office:value="30.094492435044408" table:style-name="ce87">
            <text:p>30.1</text:p>
          </table:table-cell>
          <table:table-cell office:value-type="float" office:value="26.522159719732656" table:style-name="ce87">
            <text:p>26.5</text:p>
          </table:table-cell>
          <table:table-cell office:value-type="float" office:value="23.574408876802217" table:style-name="ce87">
            <text:p>23.6</text:p>
          </table:table-cell>
          <table:table-cell office:value-type="float" office:value="21.7769481174311" table:style-name="ce87">
            <text:p>21.8</text:p>
          </table:table-cell>
          <table:table-cell office:value-type="float" office:value="20.579246876024037" table:style-name="ce87">
            <text:p>20.6</text:p>
          </table:table-cell>
          <table:table-cell office:value-type="float" office:value="19.841439058256533" table:style-name="ce87">
            <text:p>19.8</text:p>
          </table:table-cell>
          <table:table-cell office:value-type="float" office:value="19.409733155225165" table:style-name="ce87">
            <text:p>19.4</text:p>
          </table:table-cell>
          <table:table-cell office:value-type="float" office:value="19.906984622651468" table:style-name="ce87">
            <text:p>19.9</text:p>
          </table:table-cell>
          <table:table-cell office:value-type="float" office:value="18.823936290077143" table:style-name="ce87">
            <text:p>18.8</text:p>
          </table:table-cell>
          <table:table-cell office:value-type="float" office:value="17.843255280763" table:style-name="ce87">
            <text:p>17.8</text:p>
          </table:table-cell>
          <table:table-cell office:value-type="float" office:value="16.989397678007911" table:style-name="ce87">
            <text:p>17.0</text:p>
          </table:table-cell>
          <table:table-cell office:value-type="float" office:value="15.027962204103179" table:style-name="ce87">
            <text:p>15.0</text:p>
          </table:table-cell>
          <table:table-cell office:value-type="float" office:value="14.344851418645515" table:style-name="ce87">
            <text:p>14.3</text:p>
          </table:table-cell>
          <table:table-cell office:value-type="float" office:value="14.5960904895426" table:style-name="ce87">
            <text:p>14.6</text:p>
          </table:table-cell>
          <table:table-cell table:number-columns-repeated="16365"/>
        </table:table-row>
        <table:table-row table:style-name="ro4">
          <table:table-cell/>
          <table:table-cell table:style-name="ce78"/>
          <table:table-cell table:number-columns-repeated="8" table:style-name="ce86"/>
          <table:table-cell table:number-columns-repeated="2" table:style-name="ce88"/>
          <table:table-cell table:style-name="ce63"/>
          <table:table-cell table:number-columns-repeated="5" table:style-name="ce88"/>
          <table:table-cell office:value-type="string" table:style-name="ce88">
            <text:p>sample size</text:p>
          </table:table-cell>
          <table:table-cell table:number-columns-repeated="16365"/>
        </table:table-row>
        <table:table-row table:style-name="ro4">
          <table:table-cell/>
          <table:table-cell office:value-type="string" table:style-name="ce63">
            <text:p>owner occupier</text:p>
          </table:table-cell>
          <table:table-cell office:value-type="float" office:value="8149" table:style-name="ce89">
            <text:p>8,149</text:p>
          </table:table-cell>
          <table:table-cell office:value-type="float" office:value="7893" table:style-name="ce89">
            <text:p>7,893</text:p>
          </table:table-cell>
          <table:table-cell office:value-type="float" office:value="7983" table:style-name="ce89">
            <text:p>7,983</text:p>
          </table:table-cell>
          <table:table-cell office:value-type="float" office:value="8397" table:style-name="ce89">
            <text:p>8,397</text:p>
          </table:table-cell>
          <table:table-cell office:value-type="float" office:value="8791" table:style-name="ce89">
            <text:p>8,791</text:p>
          </table:table-cell>
          <table:table-cell office:value-type="float" office:value="7147" table:style-name="ce89">
            <text:p>7,147</text:p>
          </table:table-cell>
          <table:table-cell office:value-type="float" office:value="5314" table:style-name="ce89">
            <text:p>5,314</text:p>
          </table:table-cell>
          <table:table-cell office:value-type="float" office:value="4994" table:style-name="ce89">
            <text:p>4,994</text:p>
          </table:table-cell>
          <table:table-cell office:value-type="float" office:value="4892" table:style-name="ce89">
            <text:p>4,892</text:p>
          </table:table-cell>
          <table:table-cell office:value-type="float" office:value="5012" table:style-name="ce89">
            <text:p>5,012</text:p>
          </table:table-cell>
          <table:table-cell office:value-type="float" office:value="5140" table:style-name="ce89">
            <text:p>5,140</text:p>
          </table:table-cell>
          <table:table-cell office:value-type="float" office:value="5242" table:style-name="ce89">
            <text:p>5,242</text:p>
          </table:table-cell>
          <table:table-cell office:value-type="float" office:value="5334" table:style-name="ce89">
            <text:p>5,334</text:p>
          </table:table-cell>
          <table:table-cell office:value-type="float" office:value="5458" table:style-name="ce89">
            <text:p>5,458</text:p>
          </table:table-cell>
          <table:table-cell office:value-type="float" office:value="6588" table:style-name="ce89">
            <text:p>6,588</text:p>
          </table:table-cell>
          <table:table-cell office:value-type="float" office:value="6532" table:style-name="ce89">
            <text:p>6,532</text:p>
          </table:table-cell>
          <table:table-cell office:value-type="float" office:value="5150" table:style-name="ce89">
            <text:p>5,150</text:p>
          </table:table-cell>
          <table:table-cell table:number-columns-repeated="16365"/>
        </table:table-row>
        <table:table-row table:style-name="ro4">
          <table:table-cell/>
          <table:table-cell office:value-type="string" table:style-name="ce63">
            <text:p>private renter</text:p>
          </table:table-cell>
          <table:table-cell office:value-type="float" office:value="2345" table:style-name="ce89">
            <text:p>2,345</text:p>
          </table:table-cell>
          <table:table-cell office:value-type="float" office:value="2369" table:style-name="ce89">
            <text:p>2,369</text:p>
          </table:table-cell>
          <table:table-cell office:value-type="float" office:value="2566" table:style-name="ce89">
            <text:p>2,566</text:p>
          </table:table-cell>
          <table:table-cell office:value-type="float" office:value="2798" table:style-name="ce89">
            <text:p>2,798</text:p>
          </table:table-cell>
          <table:table-cell office:value-type="float" office:value="3096" table:style-name="ce89">
            <text:p>3,096</text:p>
          </table:table-cell>
          <table:table-cell office:value-type="float" office:value="3058" table:style-name="ce89">
            <text:p>3,058</text:p>
          </table:table-cell>
          <table:table-cell office:value-type="float" office:value="2683" table:style-name="ce89">
            <text:p>2,683</text:p>
          </table:table-cell>
          <table:table-cell office:value-type="float" office:value="2590" table:style-name="ce89">
            <text:p>2,590</text:p>
          </table:table-cell>
          <table:table-cell office:value-type="float" office:value="2567" table:style-name="ce89">
            <text:p>2,567</text:p>
          </table:table-cell>
          <table:table-cell office:value-type="float" office:value="2499" table:style-name="ce89">
            <text:p>2,499</text:p>
          </table:table-cell>
          <table:table-cell office:value-type="float" office:value="2552" table:style-name="ce89">
            <text:p>2,552</text:p>
          </table:table-cell>
          <table:table-cell office:value-type="float" office:value="2651" table:style-name="ce89">
            <text:p>2,651</text:p>
          </table:table-cell>
          <table:table-cell office:value-type="float" office:value="2655" table:style-name="ce89">
            <text:p>2,655</text:p>
          </table:table-cell>
          <table:table-cell office:value-type="float" office:value="2545" table:style-name="ce89">
            <text:p>2,545</text:p>
          </table:table-cell>
          <table:table-cell office:value-type="float" office:value="1856" table:style-name="ce89">
            <text:p>1,856</text:p>
          </table:table-cell>
          <table:table-cell office:value-type="float" office:value="1654" table:style-name="ce89">
            <text:p>1,654</text:p>
          </table:table-cell>
          <table:table-cell office:value-type="float" office:value="2256" table:style-name="ce89">
            <text:p>2,256</text:p>
          </table:table-cell>
          <table:table-cell table:number-columns-repeated="16365"/>
        </table:table-row>
        <table:table-row table:style-name="ro4">
          <table:table-cell/>
          <table:table-cell office:value-type="string" table:style-name="ce78">
            <text:p>all private sector</text:p>
          </table:table-cell>
          <table:table-cell office:value-type="float" office:value="10494" table:style-name="ce90">
            <text:p>10,494</text:p>
          </table:table-cell>
          <table:table-cell office:value-type="float" office:value="10262" table:style-name="ce90">
            <text:p>10,262</text:p>
          </table:table-cell>
          <table:table-cell office:value-type="float" office:value="10549" table:style-name="ce90">
            <text:p>10,549</text:p>
          </table:table-cell>
          <table:table-cell office:value-type="float" office:value="11195" table:style-name="ce90">
            <text:p>11,195</text:p>
          </table:table-cell>
          <table:table-cell office:value-type="float" office:value="11887" table:style-name="ce90">
            <text:p>11,887</text:p>
          </table:table-cell>
          <table:table-cell office:value-type="float" office:value="10205" table:style-name="ce90">
            <text:p>10,205</text:p>
          </table:table-cell>
          <table:table-cell office:value-type="float" office:value="7997" table:style-name="ce90">
            <text:p>7,997</text:p>
          </table:table-cell>
          <table:table-cell office:value-type="float" office:value="7584" table:style-name="ce90">
            <text:p>7,584</text:p>
          </table:table-cell>
          <table:table-cell office:value-type="float" office:value="7459" table:style-name="ce90">
            <text:p>7,459</text:p>
          </table:table-cell>
          <table:table-cell office:value-type="float" office:value="7511" table:style-name="ce90">
            <text:p>7,511</text:p>
          </table:table-cell>
          <table:table-cell office:value-type="float" office:value="7692" table:style-name="ce90">
            <text:p>7,692</text:p>
          </table:table-cell>
          <table:table-cell office:value-type="float" office:value="7893" table:style-name="ce90">
            <text:p>7,893</text:p>
          </table:table-cell>
          <table:table-cell office:value-type="float" office:value="7989" table:style-name="ce90">
            <text:p>7,989</text:p>
          </table:table-cell>
          <table:table-cell office:value-type="float" office:value="8003" table:style-name="ce90">
            <text:p>8,003</text:p>
          </table:table-cell>
          <table:table-cell office:value-type="float" office:value="8444" table:style-name="ce90">
            <text:p>8,444</text:p>
          </table:table-cell>
          <table:table-cell office:value-type="float" office:value="8186" table:style-name="ce90">
            <text:p>8,186</text:p>
          </table:table-cell>
          <table:table-cell office:value-type="float" office:value="7406" table:style-name="ce90">
            <text:p>7,406</text:p>
          </table:table-cell>
          <table:table-cell table:number-columns-repeated="16365"/>
        </table:table-row>
        <table:table-row table:style-name="ro4">
          <table:table-cell/>
          <table:table-cell table:style-name="ce78"/>
          <table:table-cell table:number-columns-repeated="9" table:style-name="ce80"/>
          <table:table-cell table:number-columns-repeated="8" table:style-name="ce81"/>
          <table:table-cell table:number-columns-repeated="16365"/>
        </table:table-row>
        <table:table-row table:style-name="ro4">
          <table:table-cell/>
          <table:table-cell office:value-type="string" table:style-name="ce63">
            <text:p>local authority</text:p>
          </table:table-cell>
          <table:table-cell office:value-type="float" office:value="3557" table:style-name="ce89">
            <text:p>3,557</text:p>
          </table:table-cell>
          <table:table-cell office:value-type="float" office:value="3530" table:style-name="ce89">
            <text:p>3,530</text:p>
          </table:table-cell>
          <table:table-cell office:value-type="float" office:value="2899" table:style-name="ce89">
            <text:p>2,899</text:p>
          </table:table-cell>
          <table:table-cell office:value-type="float" office:value="2325" table:style-name="ce89">
            <text:p>2,325</text:p>
          </table:table-cell>
          <table:table-cell office:value-type="float" office:value="2276" table:style-name="ce89">
            <text:p>2,276</text:p>
          </table:table-cell>
          <table:table-cell office:value-type="float" office:value="2286" table:style-name="ce89">
            <text:p>2,286</text:p>
          </table:table-cell>
          <table:table-cell office:value-type="float" office:value="2280" table:style-name="ce89">
            <text:p>2,280</text:p>
          </table:table-cell>
          <table:table-cell office:value-type="float" office:value="2214" table:style-name="ce89">
            <text:p>2,214</text:p>
          </table:table-cell>
          <table:table-cell office:value-type="float" office:value="2090" table:style-name="ce89">
            <text:p>2,090</text:p>
          </table:table-cell>
          <table:table-cell office:value-type="float" office:value="2075" table:style-name="ce89">
            <text:p>2,075</text:p>
          </table:table-cell>
          <table:table-cell office:value-type="float" office:value="1907" table:style-name="ce89">
            <text:p>1,907</text:p>
          </table:table-cell>
          <table:table-cell office:value-type="float" office:value="1837" table:style-name="ce89">
            <text:p>1,837</text:p>
          </table:table-cell>
          <table:table-cell office:value-type="float" office:value="1885" table:style-name="ce89">
            <text:p>1,885</text:p>
          </table:table-cell>
          <table:table-cell office:value-type="float" office:value="1729" table:style-name="ce89">
            <text:p>1,729</text:p>
          </table:table-cell>
          <table:table-cell office:value-type="float" office:value="1094" table:style-name="ce89">
            <text:p>1,094</text:p>
          </table:table-cell>
          <table:table-cell office:value-type="float" office:value="920" table:style-name="ce89">
            <text:p>920</text:p>
          </table:table-cell>
          <table:table-cell office:value-type="float" office:value="1483" table:style-name="ce89">
            <text:p>1,483</text:p>
          </table:table-cell>
          <table:table-cell table:number-columns-repeated="16365"/>
        </table:table-row>
        <table:table-row table:style-name="ro4">
          <table:table-cell/>
          <table:table-cell office:value-type="string" table:style-name="ce63">
            <text:p>housing association</text:p>
          </table:table-cell>
          <table:table-cell office:value-type="float" office:value="2218" table:style-name="ce89">
            <text:p>2,218</text:p>
          </table:table-cell>
          <table:table-cell office:value-type="float" office:value="2425" table:style-name="ce89">
            <text:p>2,425</text:p>
          </table:table-cell>
          <table:table-cell office:value-type="float" office:value="2702" table:style-name="ce89">
            <text:p>2,702</text:p>
          </table:table-cell>
          <table:table-cell office:value-type="float" office:value="2630" table:style-name="ce89">
            <text:p>2,630</text:p>
          </table:table-cell>
          <table:table-cell office:value-type="float" office:value="2507" table:style-name="ce89">
            <text:p>2,507</text:p>
          </table:table-cell>
          <table:table-cell office:value-type="float" office:value="2460" table:style-name="ce89">
            <text:p>2,460</text:p>
          </table:table-cell>
          <table:table-cell office:value-type="float" office:value="2486" table:style-name="ce89">
            <text:p>2,486</text:p>
          </table:table-cell>
          <table:table-cell office:value-type="float" office:value="2700" table:style-name="ce89">
            <text:p>2,700</text:p>
          </table:table-cell>
          <table:table-cell office:value-type="float" office:value="2748" table:style-name="ce89">
            <text:p>2,748</text:p>
          </table:table-cell>
          <table:table-cell office:value-type="float" office:value="2765" table:style-name="ce89">
            <text:p>2,765</text:p>
          </table:table-cell>
          <table:table-cell office:value-type="float" office:value="2693" table:style-name="ce89">
            <text:p>2,693</text:p>
          </table:table-cell>
          <table:table-cell office:value-type="float" office:value="2590" table:style-name="ce89">
            <text:p>2,590</text:p>
          </table:table-cell>
          <table:table-cell office:value-type="float" office:value="2688" table:style-name="ce89">
            <text:p>2,688</text:p>
          </table:table-cell>
          <table:table-cell office:value-type="float" office:value="2568" table:style-name="ce89">
            <text:p>2,568</text:p>
          </table:table-cell>
          <table:table-cell office:value-type="float" office:value="1614" table:style-name="ce89">
            <text:p>1,614</text:p>
          </table:table-cell>
          <table:table-cell office:value-type="float" office:value="1466" table:style-name="ce89">
            <text:p>1,466</text:p>
          </table:table-cell>
          <table:table-cell office:value-type="float" office:value="2381" table:style-name="ce89">
            <text:p>2,381</text:p>
          </table:table-cell>
          <table:table-cell table:number-columns-repeated="16365"/>
        </table:table-row>
        <table:table-row table:style-name="ro4">
          <table:table-cell/>
          <table:table-cell office:value-type="string" table:style-name="ce78">
            <text:p>all social sector</text:p>
          </table:table-cell>
          <table:table-cell office:value-type="float" office:value="5775" table:style-name="ce90">
            <text:p>5,775</text:p>
          </table:table-cell>
          <table:table-cell office:value-type="float" office:value="5955" table:style-name="ce90">
            <text:p>5,955</text:p>
          </table:table-cell>
          <table:table-cell office:value-type="float" office:value="5601" table:style-name="ce90">
            <text:p>5,601</text:p>
          </table:table-cell>
          <table:table-cell office:value-type="float" office:value="4955" table:style-name="ce90">
            <text:p>4,955</text:p>
          </table:table-cell>
          <table:table-cell office:value-type="float" office:value="4783" table:style-name="ce90">
            <text:p>4,783</text:p>
          </table:table-cell>
          <table:table-cell office:value-type="float" office:value="4746" table:style-name="ce90">
            <text:p>4,746</text:p>
          </table:table-cell>
          <table:table-cell office:value-type="float" office:value="4766" table:style-name="ce90">
            <text:p>4,766</text:p>
          </table:table-cell>
          <table:table-cell office:value-type="float" office:value="4914" table:style-name="ce90">
            <text:p>4,914</text:p>
          </table:table-cell>
          <table:table-cell office:value-type="float" office:value="4838" table:style-name="ce90">
            <text:p>4,838</text:p>
          </table:table-cell>
          <table:table-cell office:value-type="float" office:value="4840" table:style-name="ce90">
            <text:p>4,840</text:p>
          </table:table-cell>
          <table:table-cell office:value-type="float" office:value="4600" table:style-name="ce90">
            <text:p>4,600</text:p>
          </table:table-cell>
          <table:table-cell office:value-type="float" office:value="4427" table:style-name="ce90">
            <text:p>4,427</text:p>
          </table:table-cell>
          <table:table-cell office:value-type="float" office:value="4573" table:style-name="ce90">
            <text:p>4,573</text:p>
          </table:table-cell>
          <table:table-cell office:value-type="float" office:value="4297" table:style-name="ce90">
            <text:p>4,297</text:p>
          </table:table-cell>
          <table:table-cell office:value-type="float" office:value="2708" table:style-name="ce90">
            <text:p>2,708</text:p>
          </table:table-cell>
          <table:table-cell office:value-type="float" office:value="2386" table:style-name="ce90">
            <text:p>2,386</text:p>
          </table:table-cell>
          <table:table-cell office:value-type="float" office:value="3864" table:style-name="ce90">
            <text:p>3,864</text:p>
          </table:table-cell>
          <table:table-cell table:number-columns-repeated="16365"/>
        </table:table-row>
        <table:table-row table:style-name="ro4">
          <table:table-cell/>
          <table:table-cell table:style-name="ce63"/>
          <table:table-cell table:number-columns-repeated="9" table:style-name="ce91"/>
          <table:table-cell table:number-columns-repeated="8" table:style-name="ce92"/>
          <table:table-cell table:number-columns-repeated="16365"/>
        </table:table-row>
        <table:table-row table:style-name="ro4">
          <table:table-cell/>
          <table:table-cell office:value-type="string" table:style-name="ce93">
            <text:p>all tenures</text:p>
          </table:table-cell>
          <table:table-cell office:value-type="float" office:value="16269" table:style-name="ce94">
            <text:p>16,269</text:p>
          </table:table-cell>
          <table:table-cell office:value-type="float" office:value="16217" table:style-name="ce94">
            <text:p>16,217</text:p>
          </table:table-cell>
          <table:table-cell office:value-type="float" office:value="16150" table:style-name="ce94">
            <text:p>16,150</text:p>
          </table:table-cell>
          <table:table-cell office:value-type="float" office:value="16150" table:style-name="ce94">
            <text:p>16,150</text:p>
          </table:table-cell>
          <table:table-cell office:value-type="float" office:value="16670" table:style-name="ce95">
            <text:p>16,670</text:p>
          </table:table-cell>
          <table:table-cell office:value-type="float" office:value="14951" table:style-name="ce95">
            <text:p>14,951</text:p>
          </table:table-cell>
          <table:table-cell office:value-type="float" office:value="12763" table:style-name="ce95">
            <text:p>12,763</text:p>
          </table:table-cell>
          <table:table-cell office:value-type="float" office:value="12498" table:style-name="ce95">
            <text:p>12,498</text:p>
          </table:table-cell>
          <table:table-cell office:value-type="float" office:value="12297" table:style-name="ce95">
            <text:p>12,297</text:p>
          </table:table-cell>
          <table:table-cell office:value-type="float" office:value="12351" table:style-name="ce95">
            <text:p>12,351</text:p>
          </table:table-cell>
          <table:table-cell office:value-type="float" office:value="12292" table:style-name="ce95">
            <text:p>12,292</text:p>
          </table:table-cell>
          <table:table-cell office:value-type="float" office:value="12320" table:style-name="ce95">
            <text:p>12,320</text:p>
          </table:table-cell>
          <table:table-cell office:value-type="float" office:value="12562" table:style-name="ce95">
            <text:p>12,562</text:p>
          </table:table-cell>
          <table:table-cell office:value-type="float" office:value="12300" table:style-name="ce95">
            <text:p>12,300</text:p>
          </table:table-cell>
          <table:table-cell office:value-type="float" office:value="11152" table:style-name="ce95">
            <text:p>11,152</text:p>
          </table:table-cell>
          <table:table-cell office:value-type="float" office:value="10572" table:style-name="ce95">
            <text:p>10,572</text:p>
          </table:table-cell>
          <table:table-cell office:value-type="float" office:value="11270" table:style-name="ce95">
            <text:p>11,270</text:p>
          </table:table-cell>
          <table:table-cell table:number-columns-repeated="16365"/>
        </table:table-row>
        <table:table-row table:style-name="ro4">
          <table:table-cell table:style-name="ce63"/>
          <table:table-cell office:value-type="string" table:style-name="ce96">
            <text:p>Notes:</text:p>
          </table:table-cell>
          <table:table-cell table:number-columns-repeated="4" table:style-name="ce97"/>
          <table:table-cell table:number-columns-repeated="6" table:style-name="ce90"/>
          <table:table-cell table:number-columns-repeated="3" table:style-name="ce63"/>
          <table:table-cell table:number-columns-repeated="4" table:style-name="ce64"/>
          <table:table-cell table:number-columns-repeated="16365" table:style-name="ce63"/>
        </table:table-row>
        <table:table-row table:style-name="ro10">
          <table:table-cell table:style-name="ce63"/>
          <table:table-cell office:value-type="string" table:number-columns-spanned="16" table:number-rows-spanned="1" table:style-name="ce103">
            <text:p>1) Due to the COVID-19 pandemic, it was not possible for EHS surveyors to conduct a full internal inspection of properties in 2021. As a result, 2021 data has been modelled from 2018 and 2019 data. See the technical notes for more details.<text:s/></text:p>
          </table:table-cell>
          <table:covered-table-cell table:number-columns-repeated="15"/>
          <table:table-cell table:number-columns-repeated="16367" table:style-name="ce63"/>
        </table:table-row>
        <table:table-row table:style-name="ro4">
          <table:table-cell table:style-name="ce63"/>
          <table:table-cell office:value-type="string" table:style-name="ce99">
            <text:p>2) 2010-2012 uses SAP09<text:s/></text:p>
          </table:table-cell>
          <table:table-cell table:number-columns-repeated="4" table:style-name="ce97"/>
          <table:table-cell table:number-columns-repeated="4" table:style-name="ce90"/>
          <table:table-cell table:style-name="ce100"/>
          <table:table-cell table:style-name="ce90"/>
          <table:table-cell table:number-columns-repeated="3" table:style-name="ce63"/>
          <table:table-cell table:number-columns-repeated="4" table:style-name="ce64"/>
          <table:table-cell table:number-columns-repeated="16365" table:style-name="ce63"/>
        </table:table-row>
        <table:table-row table:style-name="ro11">
          <table:table-cell table:style-name="ce63"/>
          <table:table-cell office:value-type="string" table:style-name="ce99">
            <text:p>3) 2013-2019 uses SAP12</text:p>
          </table:table-cell>
          <table:table-cell table:number-columns-repeated="4" table:style-name="ce97"/>
          <table:table-cell table:number-columns-repeated="4" table:style-name="ce90"/>
          <table:table-cell table:style-name="ce100"/>
          <table:table-cell table:style-name="ce90"/>
          <table:table-cell table:number-columns-repeated="3" table:style-name="ce63"/>
          <table:table-cell table:number-columns-repeated="4" table:style-name="ce64"/>
          <table:table-cell table:number-columns-repeated="16365" table:style-name="ce63"/>
        </table:table-row>
        <table:table-row table:style-name="ro11">
          <table:table-cell table:style-name="ce63"/>
          <table:table-cell office:value-type="string" table:style-name="ce99">
            <text:p>4) In 2018 RdSAP changed to version 9.93 and improvements were made to the modelling</text:p>
          </table:table-cell>
          <table:table-cell table:number-columns-repeated="4" table:style-name="ce97"/>
          <table:table-cell table:number-columns-repeated="4" table:style-name="ce90"/>
          <table:table-cell table:style-name="ce100"/>
          <table:table-cell table:style-name="ce90"/>
          <table:table-cell table:number-columns-repeated="3" table:style-name="ce63"/>
          <table:table-cell table:number-columns-repeated="4" table:style-name="ce64"/>
          <table:table-cell table:number-columns-repeated="16365" table:style-name="ce63"/>
        </table:table-row>
        <table:table-row table:style-name="ro12">
          <table:table-cell table:style-name="ce63"/>
          <table:table-cell office:value-type="string" table:number-columns-spanned="12" table:number-rows-spanned="1" table:style-name="ce104">
            <text:p>5) Separate housing association/local authority estimates are not available prior to 2008-09. This is because a large number of HA tenants wrongly report that that they are LA tenants; most commonly because their home used to be owned by the council but had transferred to a housing association. Since 2008-09, an adjustment has been made for this</text:p>
          </table:table-cell>
          <table:covered-table-cell table:number-columns-repeated="11"/>
          <table:table-cell table:number-columns-repeated="2" table:style-name="ce63"/>
          <table:table-cell table:number-columns-repeated="4" table:style-name="ce64"/>
          <table:table-cell table:number-columns-repeated="16365" table:style-name="ce63"/>
        </table:table-row>
        <table:table-row table:style-name="ro13">
          <table:table-cell table:style-name="ce63"/>
          <table:table-cell office:value-type="string" table:style-name="ce99">
            <text:p>6) Data not available indicated by :</text:p>
          </table:table-cell>
          <table:table-cell table:number-columns-repeated="8" table:style-name="ce63"/>
          <table:table-cell table:number-columns-repeated="2" table:style-name="ce90"/>
          <table:table-cell table:number-columns-repeated="3" table:style-name="ce63"/>
          <table:table-cell table:number-columns-repeated="4" table:style-name="ce64"/>
          <table:table-cell table:number-columns-repeated="16365" table:style-name="ce63"/>
        </table:table-row>
        <table:table-row table:style-name="ro4">
          <table:table-cell table:style-name="ce63"/>
          <table:table-cell office:value-type="string" table:style-name="ce98">
            <text:p>Sources:<text:s/></text:p>
          </table:table-cell>
          <table:table-cell table:number-columns-repeated="13" table:style-name="ce63"/>
          <table:table-cell table:number-columns-repeated="4" table:style-name="ce64"/>
          <table:table-cell table:number-columns-repeated="16365" table:style-name="ce63"/>
        </table:table-row>
        <table:table-row table:style-name="ro2">
          <table:table-cell table:style-name="ce63"/>
          <table:table-cell office:value-type="string" table:style-name="ce101">
            <text:p>2006 to 2007: English House Condition Survey, dwelling sample</text:p>
          </table:table-cell>
          <table:table-cell table:number-columns-repeated="3" table:style-name="ce63"/>
          <table:table-cell table:number-columns-repeated="2" table:style-name="ce98"/>
          <table:table-cell table:number-columns-repeated="3" table:style-name="ce63"/>
          <table:table-cell table:number-columns-repeated="2" table:style-name="ce85"/>
          <table:table-cell table:number-columns-repeated="3" table:style-name="ce63"/>
          <table:table-cell table:number-columns-repeated="4" table:style-name="ce64"/>
          <table:table-cell table:number-columns-repeated="16365" table:style-name="ce63"/>
        </table:table-row>
        <table:table-row table:style-name="ro2">
          <table:table-cell table:style-name="ce63"/>
          <table:table-cell office:value-type="string" table:style-name="ce101">
            <text:p>2008-2019: English Housing Survey, dwelling sample</text:p>
          </table:table-cell>
          <table:table-cell table:number-columns-repeated="13" table:style-name="ce63"/>
          <table:table-cell table:number-columns-repeated="4" table:style-name="ce64"/>
          <table:table-cell table:number-columns-repeated="16365" table:style-name="ce63"/>
        </table:table-row>
        <table:table-row table:style-name="ro2">
          <table:table-cell/>
          <table:table-cell office:value-type="string" table:style-name="ce101">
            <text:p>2020-2021: English Housing Survey, modelled data</text:p>
          </table:table-cell>
          <table:table-cell table:number-columns-repeated="8" table:style-name="ce102"/>
          <table:table-cell table:number-columns-repeated="5" table:style-name="ce4"/>
          <table:table-cell table:style-name="ce61"/>
          <table:table-cell table:number-columns-repeated="16368" table:style-name="ce4"/>
        </table:table-row>
        <table:table-row table:style-name="ro2">
          <table:table-cell/>
          <table:table-cell office:value-type="string" table:style-name="ce101">
            <text:p>2022: English Housing Survey, dwelling sample</text:p>
          </table:table-cell>
          <table:table-cell table:number-columns-repeated="13" table:style-name="ce4"/>
          <table:table-cell table:style-name="ce61"/>
          <table:table-cell table:number-columns-repeated="16368" table:style-name="ce4"/>
        </table:table-row>
        <table:table-row table:number-rows-repeated="1048529" table:style-name="ro14">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range table:name="Print_Area" table:cell-range-address="AT4_3.$A$1:AT4_3.$Q$44" table:base-cell-address="AT4_3.$A$1"/>
        </table:named-expressions>
      </table:table>
      <table:table table:name="AT4_4" table:style-name="ta4">
        <table:table-column table:style-name="co1" table:default-cell-style-name="ce63"/>
        <table:table-column table:style-name="co18" table:default-cell-style-name="ce63"/>
        <table:table-column table:style-name="co16" table:number-columns-repeated="12" table:default-cell-style-name="ce63"/>
        <table:table-column table:style-name="co1" table:number-columns-repeated="16370" table:default-cell-style-name="ce63"/>
        <table:table-row table:style-name="ro2">
          <table:table-cell table:style-name="ce4"/>
          <table:table-cell table:number-columns-repeated="16" table:style-name="ce63"/>
          <table:table-cell table:number-columns-repeated="16367" table:style-name="ce4"/>
        </table:table-row>
        <table:table-row table:style-name="ro1">
          <table:table-cell table:style-name="ce4"/>
          <table:table-cell office:value-type="string" table:style-name="ce62">
            <text:p>Annex Table 4.4: HHSRS Category 1 hazards, by tenure, 2008 to 2022</text:p>
          </table:table-cell>
          <table:table-cell table:style-name="ce63"/>
          <table:table-cell table:number-columns-repeated="4" table:style-name="ce62"/>
          <table:table-cell table:number-columns-repeated="10" table:style-name="ce63"/>
          <table:table-cell table:number-columns-repeated="16367" table:style-name="ce4"/>
        </table:table-row>
        <table:table-row table:style-name="ro2">
          <table:table-cell table:style-name="ce4"/>
          <table:table-cell table:number-columns-repeated="16" table:style-name="ce63"/>
          <table:table-cell table:number-columns-repeated="16367" table:style-name="ce4"/>
        </table:table-row>
        <table:table-row table:style-name="ro2">
          <table:table-cell table:style-name="ce4"/>
          <table:table-cell office:value-type="string" table:style-name="ce65">
            <text:p>all dwellings</text:p>
          </table:table-cell>
          <table:table-cell table:number-columns-repeated="2" table:style-name="ce66"/>
          <table:table-cell table:number-columns-repeated="2" table:style-name="ce67"/>
          <table:table-cell table:number-columns-repeated="11" table:style-name="ce63"/>
          <table:table-cell table:number-columns-repeated="16367" table:style-name="ce4"/>
        </table:table-row>
        <table:table-row table:style-name="ro3">
          <table:table-cell table:style-name="ce4"/>
          <table:table-cell table:style-name="ce68"/>
          <table:table-cell office:value-type="float" office:value="2008" table:style-name="ce72">
            <text:p>2008</text:p>
          </table:table-cell>
          <table:table-cell office:value-type="float" office:value="2009" table:style-name="ce72">
            <text:p>2009</text:p>
          </table:table-cell>
          <table:table-cell office:value-type="string" table:style-name="ce71">
            <text:p>2010</text:p>
            <text:p/>
          </table:table-cell>
          <table:table-cell office:value-type="float" office:value="2011" table:style-name="ce72">
            <text:p>2011</text:p>
          </table:table-cell>
          <table:table-cell office:value-type="float" office:value="2012" table:style-name="ce72">
            <text:p>2012</text:p>
          </table:table-cell>
          <table:table-cell office:value-type="float" office:value="2013" table:style-name="ce72">
            <text:p>2013</text:p>
          </table:table-cell>
          <table:table-cell office:value-type="float" office:value="2014" table:style-name="ce72">
            <text:p>2014</text:p>
          </table:table-cell>
          <table:table-cell office:value-type="float" office:value="2015" table:style-name="ce72">
            <text:p>2015</text:p>
          </table:table-cell>
          <table:table-cell office:value-type="float" office:value="2016" table:style-name="ce72">
            <text:p>2016</text:p>
          </table:table-cell>
          <table:table-cell office:value-type="float" office:value="2017" table:style-name="ce72">
            <text:p>2017</text:p>
          </table:table-cell>
          <table:table-cell office:value-type="float" office:value="2018" table:style-name="ce72">
            <text:p>2018</text:p>
          </table:table-cell>
          <table:table-cell office:value-type="float" office:value="2019" table:style-name="ce72">
            <text:p>2019</text:p>
          </table:table-cell>
          <table:table-cell office:value-type="string" table:style-name="ce72">
            <text:p>2020 (R)</text:p>
          </table:table-cell>
          <table:table-cell office:value-type="float" office:value="2021" table:style-name="ce72">
            <text:p>2021</text:p>
          </table:table-cell>
          <table:table-cell office:value-type="float" office:value="2022" table:style-name="ce72">
            <text:p>2022</text:p>
          </table:table-cell>
          <table:table-cell table:number-columns-repeated="16367" table:style-name="ce4"/>
        </table:table-row>
        <table:table-row table:style-name="ro4">
          <table:table-cell table:style-name="ce4"/>
          <table:table-cell table:style-name="ce63"/>
          <table:table-cell table:number-columns-repeated="2" table:style-name="ce67"/>
          <table:table-cell table:number-columns-repeated="2" table:style-name="ce73"/>
          <table:table-cell table:style-name="ce63"/>
          <table:table-cell table:number-columns-repeated="2" table:style-name="ce74"/>
          <table:table-cell table:number-columns-repeated="2" table:style-name="ce63"/>
          <table:table-cell table:number-columns-repeated="5" table:style-name="ce74"/>
          <table:table-cell office:value-type="string" table:style-name="ce74">
            <text:p>thousands of dwellings</text:p>
          </table:table-cell>
          <table:table-cell table:number-columns-repeated="16367" table:style-name="ce4"/>
        </table:table-row>
        <table:table-row table:style-name="ro2">
          <table:table-cell table:style-name="ce4"/>
          <table:table-cell office:value-type="string" table:style-name="ce63">
            <text:p>owner occupied</text:p>
          </table:table-cell>
          <table:table-cell office:value-type="float" office:value="3451.604000000003" table:style-name="ce77">
            <text:p>3,452</text:p>
          </table:table-cell>
          <table:table-cell office:value-type="float" office:value="3217.6299999999974" table:style-name="ce77">
            <text:p>3,218</text:p>
          </table:table-cell>
          <table:table-cell office:value-type="float" office:value="2699.2720000000008" table:style-name="ce77">
            <text:p>2,699</text:p>
          </table:table-cell>
          <table:table-cell office:value-type="float" office:value="2306.2540000000004" table:style-name="ce77">
            <text:p>2,306</text:p>
          </table:table-cell>
          <table:table-cell office:value-type="float" office:value="2079.5160000000001" table:style-name="ce77">
            <text:p>2,080</text:p>
          </table:table-cell>
          <table:table-cell office:value-type="float" office:value="1822.654" table:style-name="ce77">
            <text:p>1,823</text:p>
          </table:table-cell>
          <table:table-cell office:value-type="float" office:value="1711.508" table:style-name="ce77">
            <text:p>1,712</text:p>
          </table:table-cell>
          <table:table-cell office:value-type="float" office:value="1879.5059999999989" table:style-name="ce77">
            <text:p>1,880</text:p>
          </table:table-cell>
          <table:table-cell office:value-type="float" office:value="1917.8900000000003" table:style-name="ce77">
            <text:p>1,918</text:p>
          </table:table-cell>
          <table:table-cell office:value-type="float" office:value="1707.9480000000015" table:style-name="ce77">
            <text:p>1,708</text:p>
          </table:table-cell>
          <table:table-cell office:value-type="float" office:value="1674.3919999999998" table:style-name="ce77">
            <text:p>1,674</text:p>
          </table:table-cell>
          <table:table-cell office:value-type="float" office:value="1610.8989999999985" table:style-name="ce77">
            <text:p>1,611</text:p>
          </table:table-cell>
          <table:table-cell office:value-type="float" office:value="1399.5829999999994" table:style-name="ce77">
            <text:p>1,400</text:p>
          </table:table-cell>
          <table:table-cell office:value-type="float" office:value="1473.6519999999994" table:style-name="ce77">
            <text:p>1,474</text:p>
          </table:table-cell>
          <table:table-cell office:value-type="float" office:value="1376.1979999999985" table:style-name="ce77">
            <text:p>1,376</text:p>
          </table:table-cell>
          <table:table-cell table:number-columns-repeated="16367" table:style-name="ce4"/>
        </table:table-row>
        <table:table-row table:style-name="ro2">
          <table:table-cell table:style-name="ce4"/>
          <table:table-cell office:value-type="string" table:style-name="ce63">
            <text:p>private rented</text:p>
          </table:table-cell>
          <table:table-cell office:value-type="float" office:value="1013.1779999999999" table:style-name="ce77">
            <text:p>1,013</text:p>
          </table:table-cell>
          <table:table-cell office:value-type="float" office:value="1011.3219999999999" table:style-name="ce77">
            <text:p>1,011</text:p>
          </table:table-cell>
          <table:table-cell office:value-type="float" office:value="897.16199999999947" table:style-name="ce77">
            <text:p>897</text:p>
          </table:table-cell>
          <table:table-cell office:value-type="float" office:value="873.79699999999912" table:style-name="ce77">
            <text:p>874</text:p>
          </table:table-cell>
          <table:table-cell office:value-type="float" office:value="793.41100000000074" table:style-name="ce77">
            <text:p>793</text:p>
          </table:table-cell>
          <table:table-cell office:value-type="float" office:value="742.33200000000033" table:style-name="ce77">
            <text:p>742</text:p>
          </table:table-cell>
          <table:table-cell office:value-type="float" office:value="752.34400000000051" table:style-name="ce77">
            <text:p>752</text:p>
          </table:table-cell>
          <table:table-cell office:value-type="float" office:value="794.6" table:style-name="ce77">
            <text:p>795</text:p>
          </table:table-cell>
          <table:table-cell office:value-type="float" office:value="747.21499999999935" table:style-name="ce77">
            <text:p>747</text:p>
          </table:table-cell>
          <table:table-cell office:value-type="float" office:value="690.9899999999999" table:style-name="ce77">
            <text:p>691</text:p>
          </table:table-cell>
          <table:table-cell office:value-type="float" office:value="678.19199999999978" table:style-name="ce77">
            <text:p>678</text:p>
          </table:table-cell>
          <table:table-cell office:value-type="float" office:value="619.40899999999988" table:style-name="ce77">
            <text:p>619</text:p>
          </table:table-cell>
          <table:table-cell office:value-type="float" office:value="565.16799999999955" table:style-name="ce77">
            <text:p>565</text:p>
          </table:table-cell>
          <table:table-cell office:value-type="float" office:value="615.01500000000021" table:style-name="ce77">
            <text:p>615</text:p>
          </table:table-cell>
          <table:table-cell office:value-type="float" office:value="579.20199999999988" table:style-name="ce77">
            <text:p>579</text:p>
          </table:table-cell>
          <table:table-cell table:number-columns-repeated="16367" table:style-name="ce4"/>
        </table:table-row>
        <table:table-row table:style-name="ro2">
          <table:table-cell table:style-name="ce4"/>
          <table:table-cell office:value-type="string" table:style-name="ce78">
            <text:p>all private</text:p>
          </table:table-cell>
          <table:table-cell office:value-type="float" office:value="4464.7820000000029" table:style-name="ce80">
            <text:p>4,465</text:p>
          </table:table-cell>
          <table:table-cell office:value-type="float" office:value="4228.9519999999902" table:style-name="ce80">
            <text:p>4,229</text:p>
          </table:table-cell>
          <table:table-cell office:value-type="float" office:value="3596.4340000000061" table:style-name="ce80">
            <text:p>3,596</text:p>
          </table:table-cell>
          <table:table-cell office:value-type="float" office:value="3180.0510000000022" table:style-name="ce80">
            <text:p>3,180</text:p>
          </table:table-cell>
          <table:table-cell office:value-type="float" office:value="2872.9269999999951" table:style-name="ce80">
            <text:p>2,873</text:p>
          </table:table-cell>
          <table:table-cell office:value-type="float" office:value="2564.9859999999971" table:style-name="ce80">
            <text:p>2,565</text:p>
          </table:table-cell>
          <table:table-cell office:value-type="float" office:value="2463.8519999999999" table:style-name="ce80">
            <text:p>2,464</text:p>
          </table:table-cell>
          <table:table-cell office:value-type="float" office:value="2674.1060000000002" table:style-name="ce80">
            <text:p>2,674</text:p>
          </table:table-cell>
          <table:table-cell office:value-type="float" office:value="2665.1050000000009" table:style-name="ce80">
            <text:p>2,665</text:p>
          </table:table-cell>
          <table:table-cell office:value-type="float" office:value="2398.938000000001" table:style-name="ce80">
            <text:p>2,399</text:p>
          </table:table-cell>
          <table:table-cell office:value-type="float" office:value="2352.584000000003" table:style-name="ce80">
            <text:p>2,353</text:p>
          </table:table-cell>
          <table:table-cell office:value-type="float" office:value="2230.3079999999977" table:style-name="ce80">
            <text:p>2,230</text:p>
          </table:table-cell>
          <table:table-cell office:value-type="float" office:value="1964.7509999999991" table:style-name="ce80">
            <text:p>1,965</text:p>
          </table:table-cell>
          <table:table-cell office:value-type="float" office:value="2088.6669999999972" table:style-name="ce80">
            <text:p>2,089</text:p>
          </table:table-cell>
          <table:table-cell office:value-type="float" office:value="1955.3999999999994" table:style-name="ce80">
            <text:p>1,955</text:p>
          </table:table-cell>
          <table:table-cell table:number-columns-repeated="16367" table:style-name="ce4"/>
        </table:table-row>
        <table:table-row table:style-name="ro2">
          <table:table-cell table:style-name="ce4"/>
          <table:table-cell table:style-name="ce78"/>
          <table:table-cell table:number-columns-repeated="6" table:style-name="ce80"/>
          <table:table-cell table:number-columns-repeated="3" table:style-name="ce81"/>
          <table:table-cell table:number-columns-repeated="3" table:style-name="ce80"/>
          <table:table-cell table:number-columns-repeated="3" table:style-name="ce77"/>
          <table:table-cell table:number-columns-repeated="16367" table:style-name="ce4"/>
        </table:table-row>
        <table:table-row table:style-name="ro2">
          <table:table-cell table:style-name="ce4"/>
          <table:table-cell office:value-type="string" table:style-name="ce63">
            <text:p>local authority</text:p>
          </table:table-cell>
          <table:table-cell office:value-type="float" office:value="325.99100000000021" table:style-name="ce77">
            <text:p>326</text:p>
          </table:table-cell>
          <table:table-cell office:value-type="float" office:value="263.17500000000013" table:style-name="ce77">
            <text:p>263</text:p>
          </table:table-cell>
          <table:table-cell office:value-type="float" office:value="210.01300000000012" table:style-name="ce77">
            <text:p>210</text:p>
          </table:table-cell>
          <table:table-cell office:value-type="float" office:value="167.11199999999994" table:style-name="ce77">
            <text:p>167</text:p>
          </table:table-cell>
          <table:table-cell office:value-type="float" office:value="140.55200000000002" table:style-name="ce77">
            <text:p>141</text:p>
          </table:table-cell>
          <table:table-cell office:value-type="float" office:value="126.07200000000005" table:style-name="ce77">
            <text:p>126</text:p>
          </table:table-cell>
          <table:table-cell office:value-type="float" office:value="122.63999999999992" table:style-name="ce77">
            <text:p>123</text:p>
          </table:table-cell>
          <table:table-cell office:value-type="float" office:value="125.77099999999997" table:style-name="ce77">
            <text:p>126</text:p>
          </table:table-cell>
          <table:table-cell office:value-type="float" office:value="116.34899999999999" table:style-name="ce77">
            <text:p>116</text:p>
          </table:table-cell>
          <table:table-cell office:value-type="float" office:value="127.12900000000006" table:style-name="ce77">
            <text:p>127</text:p>
          </table:table-cell>
          <table:table-cell office:value-type="float" office:value="111.53900000000002" table:style-name="ce77">
            <text:p>112</text:p>
          </table:table-cell>
          <table:table-cell office:value-type="float" office:value="101.264" table:style-name="ce77">
            <text:p>101</text:p>
          </table:table-cell>
          <table:table-cell office:value-type="float" office:value="99.484999999999999" table:style-name="ce77">
            <text:p>99</text:p>
          </table:table-cell>
          <table:table-cell office:value-type="float" office:value="67.135000000000005" table:style-name="ce77">
            <text:p>67</text:p>
          </table:table-cell>
          <table:table-cell office:value-type="float" office:value="80.734999999999999" table:style-name="ce77">
            <text:p>81</text:p>
          </table:table-cell>
          <table:table-cell table:number-columns-repeated="16367" table:style-name="ce4"/>
        </table:table-row>
        <table:table-row table:style-name="ro2">
          <table:table-cell table:style-name="ce4"/>
          <table:table-cell office:value-type="string" table:style-name="ce63">
            <text:p>housing association</text:p>
          </table:table-cell>
          <table:table-cell office:value-type="float" office:value="248.37599999999989" table:style-name="ce77">
            <text:p>248</text:p>
          </table:table-cell>
          <table:table-cell office:value-type="float" office:value="213.74899999999982" table:style-name="ce77">
            <text:p>214</text:p>
          </table:table-cell>
          <table:table-cell office:value-type="float" office:value="161.28900000000013" table:style-name="ce77">
            <text:p>161</text:p>
          </table:table-cell>
          <table:table-cell office:value-type="float" office:value="125.60200000000003" table:style-name="ce77">
            <text:p>126</text:p>
          </table:table-cell>
          <table:table-cell office:value-type="float" office:value="109.59200000000003" table:style-name="ce77">
            <text:p>110</text:p>
          </table:table-cell>
          <table:table-cell office:value-type="float" office:value="121.02800000000001" table:style-name="ce77">
            <text:p>121</text:p>
          </table:table-cell>
          <table:table-cell office:value-type="float" office:value="120.60599999999992" table:style-name="ce77">
            <text:p>121</text:p>
          </table:table-cell>
          <table:table-cell office:value-type="float" office:value="118.35099999999998" table:style-name="ce77">
            <text:p>118</text:p>
          </table:table-cell>
          <table:table-cell office:value-type="float" office:value="111.91399999999999" table:style-name="ce77">
            <text:p>112</text:p>
          </table:table-cell>
          <table:table-cell office:value-type="float" office:value="107.29000000000005" table:style-name="ce77">
            <text:p>107</text:p>
          </table:table-cell>
          <table:table-cell office:value-type="float" office:value="111.59199999999998" table:style-name="ce77">
            <text:p>112</text:p>
          </table:table-cell>
          <table:table-cell office:value-type="float" office:value="116.10600000000002" table:style-name="ce77">
            <text:p>116</text:p>
          </table:table-cell>
          <table:table-cell office:value-type="float" office:value="100.38899999999998" table:style-name="ce77">
            <text:p>100</text:p>
          </table:table-cell>
          <table:table-cell office:value-type="float" office:value="95.321000000000041" table:style-name="ce77">
            <text:p>95</text:p>
          </table:table-cell>
          <table:table-cell office:value-type="float" office:value="86.277000000000015" table:style-name="ce77">
            <text:p>86</text:p>
          </table:table-cell>
          <table:table-cell table:number-columns-repeated="16367" table:style-name="ce4"/>
        </table:table-row>
        <table:table-row table:style-name="ro2">
          <table:table-cell table:style-name="ce4"/>
          <table:table-cell office:value-type="string" table:style-name="ce78">
            <text:p>all social</text:p>
          </table:table-cell>
          <table:table-cell office:value-type="float" office:value="574.36699999999973" table:style-name="ce80">
            <text:p>574</text:p>
          </table:table-cell>
          <table:table-cell office:value-type="float" office:value="476.92400000000015" table:style-name="ce80">
            <text:p>477</text:p>
          </table:table-cell>
          <table:table-cell office:value-type="float" office:value="371.30200000000019" table:style-name="ce80">
            <text:p>371</text:p>
          </table:table-cell>
          <table:table-cell office:value-type="float" office:value="292.71400000000023" table:style-name="ce80">
            <text:p>293</text:p>
          </table:table-cell>
          <table:table-cell office:value-type="float" office:value="250.14400000000001" table:style-name="ce80">
            <text:p>250</text:p>
          </table:table-cell>
          <table:table-cell office:value-type="float" office:value="247.10000000000019" table:style-name="ce80">
            <text:p>247</text:p>
          </table:table-cell>
          <table:table-cell office:value-type="float" office:value="243.24600000000001" table:style-name="ce80">
            <text:p>243</text:p>
          </table:table-cell>
          <table:table-cell office:value-type="float" office:value="244.12199999999999" table:style-name="ce80">
            <text:p>244</text:p>
          </table:table-cell>
          <table:table-cell office:value-type="float" office:value="228.26300000000001" table:style-name="ce80">
            <text:p>228</text:p>
          </table:table-cell>
          <table:table-cell office:value-type="float" office:value="234.4189999999999" table:style-name="ce80">
            <text:p>234</text:p>
          </table:table-cell>
          <table:table-cell office:value-type="float" office:value="223.13100000000011" table:style-name="ce80">
            <text:p>223</text:p>
          </table:table-cell>
          <table:table-cell office:value-type="float" office:value="217.36999999999998" table:style-name="ce80">
            <text:p>217</text:p>
          </table:table-cell>
          <table:table-cell office:value-type="float" office:value="199.87400000000008" table:style-name="ce80">
            <text:p>200</text:p>
          </table:table-cell>
          <table:table-cell office:value-type="float" office:value="162.45599999999999" table:style-name="ce80">
            <text:p>162</text:p>
          </table:table-cell>
          <table:table-cell office:value-type="float" office:value="167.01199999999986" table:style-name="ce80">
            <text:p>167</text:p>
          </table:table-cell>
          <table:table-cell table:number-columns-repeated="16367" table:style-name="ce4"/>
        </table:table-row>
        <table:table-row table:style-name="ro2">
          <table:table-cell table:style-name="ce4"/>
          <table:table-cell table:number-columns-repeated="13" table:style-name="ce63"/>
          <table:table-cell table:number-columns-repeated="3" table:style-name="ce77"/>
          <table:table-cell table:number-columns-repeated="16367" table:style-name="ce4"/>
        </table:table-row>
        <table:table-row table:style-name="ro2">
          <table:table-cell table:style-name="ce4"/>
          <table:table-cell office:value-type="string" table:style-name="ce82">
            <text:p>all tenures</text:p>
          </table:table-cell>
          <table:table-cell office:value-type="float" office:value="5039.149000000004" table:style-name="ce84">
            <text:p>5,039</text:p>
          </table:table-cell>
          <table:table-cell office:value-type="float" office:value="4705.8760000000002" table:style-name="ce84">
            <text:p>4,706</text:p>
          </table:table-cell>
          <table:table-cell office:value-type="float" office:value="3967.7360000000103" table:style-name="ce83">
            <text:p>3,968</text:p>
          </table:table-cell>
          <table:table-cell office:value-type="float" office:value="3472.7649999999999" table:style-name="ce83">
            <text:p>3,473</text:p>
          </table:table-cell>
          <table:table-cell office:value-type="float" office:value="3123.0709999999935" table:style-name="ce83">
            <text:p>3,123</text:p>
          </table:table-cell>
          <table:table-cell office:value-type="float" office:value="2812.0859999999971" table:style-name="ce83">
            <text:p>2,812</text:p>
          </table:table-cell>
          <table:table-cell office:value-type="float" office:value="2707.0980000000004" table:style-name="ce83">
            <text:p>2,707</text:p>
          </table:table-cell>
          <table:table-cell office:value-type="float" office:value="2918.227999999996" table:style-name="ce83">
            <text:p>2,918</text:p>
          </table:table-cell>
          <table:table-cell office:value-type="float" office:value="2893.3680000000008" table:style-name="ce83">
            <text:p>2,893</text:p>
          </table:table-cell>
          <table:table-cell office:value-type="float" office:value="2633.3569999999995" table:style-name="ce84">
            <text:p>2,633</text:p>
          </table:table-cell>
          <table:table-cell office:value-type="float" office:value="2575.7149999999992" table:style-name="ce84">
            <text:p>2,576</text:p>
          </table:table-cell>
          <table:table-cell office:value-type="float" office:value="2447.6779999999985" table:style-name="ce84">
            <text:p>2,448</text:p>
          </table:table-cell>
          <table:table-cell office:value-type="float" office:value="2164.6249999999995" table:style-name="ce84">
            <text:p>2,165</text:p>
          </table:table-cell>
          <table:table-cell office:value-type="float" office:value="2251.1229999999982" table:style-name="ce84">
            <text:p>2,251</text:p>
          </table:table-cell>
          <table:table-cell office:value-type="float" office:value="2122.411999999998" table:style-name="ce84">
            <text:p>2,122</text:p>
          </table:table-cell>
          <table:table-cell table:number-columns-repeated="16367" table:style-name="ce4"/>
        </table:table-row>
        <table:table-row table:style-name="ro2">
          <table:table-cell table:style-name="ce4"/>
          <table:table-cell table:number-columns-repeated="4" table:style-name="ce63"/>
          <table:table-cell table:style-name="ce73"/>
          <table:table-cell table:style-name="ce63"/>
          <table:table-cell table:number-columns-repeated="3" table:style-name="ce74"/>
          <table:table-cell table:style-name="ce63"/>
          <table:table-cell table:number-columns-repeated="2" table:style-name="ce73"/>
          <table:table-cell table:number-columns-repeated="3" table:style-name="ce74"/>
          <table:table-cell office:value-type="string" table:style-name="ce74">
            <text:p>percentages</text:p>
          </table:table-cell>
          <table:table-cell table:number-columns-repeated="16367" table:style-name="ce4"/>
        </table:table-row>
        <table:table-row table:style-name="ro2">
          <table:table-cell table:style-name="ce4"/>
          <table:table-cell office:value-type="string" table:style-name="ce63">
            <text:p>owner occupied</text:p>
          </table:table-cell>
          <table:table-cell office:value-type="float" office:value="22.999268829863407" table:style-name="ce85">
            <text:p>23.0</text:p>
          </table:table-cell>
          <table:table-cell office:value-type="float" office:value="21.504096473470661" table:style-name="ce85">
            <text:p>21.5</text:p>
          </table:table-cell>
          <table:table-cell office:value-type="float" office:value="18.164000000000001" table:style-name="ce85">
            <text:p>18.2</text:p>
          </table:table-cell>
          <table:table-cell office:value-type="float" office:value="15.62" table:style-name="ce85">
            <text:p>15.6</text:p>
          </table:table-cell>
          <table:table-cell office:value-type="float" office:value="14.067" table:style-name="ce85">
            <text:p>14.1</text:p>
          </table:table-cell>
          <table:table-cell office:value-type="float" office:value="12.349534734595153" table:style-name="ce85">
            <text:p>12.3</text:p>
          </table:table-cell>
          <table:table-cell office:value-type="float" office:value="11.5981843894657" table:style-name="ce85">
            <text:p>11.6</text:p>
          </table:table-cell>
          <table:table-cell office:value-type="float" office:value="12.738451253264405" table:style-name="ce85">
            <text:p>12.7</text:p>
          </table:table-cell>
          <table:table-cell office:value-type="float" office:value="12.944742017350631" table:style-name="ce85">
            <text:p>12.9</text:p>
          </table:table-cell>
          <table:table-cell office:value-type="float" office:value="11.319228667840015" table:style-name="ce85">
            <text:p>11.3</text:p>
          </table:table-cell>
          <table:table-cell office:value-type="float" office:value="10.947951734628299" table:style-name="ce85">
            <text:p>10.9</text:p>
          </table:table-cell>
          <table:table-cell office:value-type="float" office:value="10.315234372848812" table:style-name="ce85">
            <text:p>10.3</text:p>
          </table:table-cell>
          <table:table-cell office:value-type="float" office:value="9.1318312910867494" table:style-name="ce85">
            <text:p>9.1</text:p>
          </table:table-cell>
          <table:table-cell office:value-type="float" office:value="9.5351062121328063" table:style-name="ce85">
            <text:p>9.5</text:p>
          </table:table-cell>
          <table:table-cell office:value-type="float" office:value="8.5119250622932601" table:style-name="ce85">
            <text:p>8.5</text:p>
          </table:table-cell>
          <table:table-cell table:number-columns-repeated="16367" table:style-name="ce4"/>
        </table:table-row>
        <table:table-row table:style-name="ro2">
          <table:table-cell table:style-name="ce4"/>
          <table:table-cell office:value-type="string" table:style-name="ce63">
            <text:p>private rented</text:p>
          </table:table-cell>
          <table:table-cell office:value-type="float" office:value="30.734998616713028" table:style-name="ce85">
            <text:p>30.7</text:p>
          </table:table-cell>
          <table:table-cell office:value-type="float" office:value="28.188541647503918" table:style-name="ce85">
            <text:p>28.2</text:p>
          </table:table-cell>
          <table:table-cell office:value-type="float" office:value="24.206" table:style-name="ce85">
            <text:p>24.2</text:p>
          </table:table-cell>
          <table:table-cell office:value-type="float" office:value="21.754000000000001" table:style-name="ce85">
            <text:p>21.8</text:p>
          </table:table-cell>
          <table:table-cell office:value-type="float" office:value="19.263999999999999" table:style-name="ce85">
            <text:p>19.3</text:p>
          </table:table-cell>
          <table:table-cell office:value-type="float" office:value="16.639368937163791" table:style-name="ce85">
            <text:p>16.6</text:p>
          </table:table-cell>
          <table:table-cell office:value-type="float" office:value="16.443124933339636" table:style-name="ce85">
            <text:p>16.4</text:p>
          </table:table-cell>
          <table:table-cell office:value-type="float" office:value="16.753862233324014" table:style-name="ce85">
            <text:p>16.8</text:p>
          </table:table-cell>
          <table:table-cell office:value-type="float" office:value="15.394991453808556" table:style-name="ce85">
            <text:p>15.4</text:p>
          </table:table-cell>
          <table:table-cell office:value-type="float" office:value="14.429633843264364" table:style-name="ce85">
            <text:p>14.4</text:p>
          </table:table-cell>
          <table:table-cell office:value-type="float" office:value="14.1149379930244" table:style-name="ce85">
            <text:p>14.1</text:p>
          </table:table-cell>
          <table:table-cell office:value-type="float" office:value="13.179324293903571" table:style-name="ce85">
            <text:p>13.2</text:p>
          </table:table-cell>
          <table:table-cell office:value-type="float" office:value="13.308278820930857" table:style-name="ce85">
            <text:p>13.3</text:p>
          </table:table-cell>
          <table:table-cell office:value-type="float" office:value="14.22137445884942" table:style-name="ce85">
            <text:p>14.2</text:p>
          </table:table-cell>
          <table:table-cell office:value-type="float" office:value="11.9071157722484" table:style-name="ce85">
            <text:p>11.9</text:p>
          </table:table-cell>
          <table:table-cell table:number-columns-repeated="16367" table:style-name="ce4"/>
        </table:table-row>
        <table:table-row table:style-name="ro2">
          <table:table-cell table:style-name="ce4"/>
          <table:table-cell office:value-type="string" table:style-name="ce78">
            <text:p>all private</text:p>
          </table:table-cell>
          <table:table-cell office:value-type="float" office:value="24.392454807698048" table:style-name="ce86">
            <text:p>24.4</text:p>
          </table:table-cell>
          <table:table-cell office:value-type="float" office:value="22.7968770349772" table:style-name="ce86">
            <text:p>22.8</text:p>
          </table:table-cell>
          <table:table-cell office:value-type="float" office:value="19.37" table:style-name="ce86">
            <text:p>19.4</text:p>
          </table:table-cell>
          <table:table-cell office:value-type="float" office:value="16.931999999999999" table:style-name="ce86">
            <text:p>16.9</text:p>
          </table:table-cell>
          <table:table-cell office:value-type="float" office:value="15.199" table:style-name="ce86">
            <text:p>15.2</text:p>
          </table:table-cell>
          <table:table-cell office:value-type="float" office:value="13.345270782224921" table:style-name="ce86">
            <text:p>13.3</text:p>
          </table:table-cell>
          <table:table-cell office:value-type="float" office:value="12.744861259662082" table:style-name="ce86">
            <text:p>12.7</text:p>
          </table:table-cell>
          <table:table-cell office:value-type="float" office:value="13.715210380884649" table:style-name="ce86">
            <text:p>13.7</text:p>
          </table:table-cell>
          <table:table-cell office:value-type="float" office:value="13.549359745528141" table:style-name="ce86">
            <text:p>13.5</text:p>
          </table:table-cell>
          <table:table-cell office:value-type="float" office:value="12.06855255879797" table:style-name="ce86">
            <text:p>12.1</text:p>
          </table:table-cell>
          <table:table-cell office:value-type="float" office:value="11.705042078434801" table:style-name="ce86">
            <text:p>11.7</text:p>
          </table:table-cell>
          <table:table-cell office:value-type="float" office:value="10.9777879632331" table:style-name="ce86">
            <text:p>11.0</text:p>
          </table:table-cell>
          <table:table-cell office:value-type="float" office:value="10.03798466492025" table:style-name="ce86">
            <text:p>10.0</text:p>
          </table:table-cell>
          <table:table-cell office:value-type="float" office:value="10.559705061721171" table:style-name="ce86">
            <text:p>10.6</text:p>
          </table:table-cell>
          <table:table-cell office:value-type="float" office:value="9.2971653915514896" table:style-name="ce86">
            <text:p>9.3</text:p>
          </table:table-cell>
          <table:table-cell table:number-columns-repeated="16367" table:style-name="ce4"/>
        </table:table-row>
        <table:table-row table:style-name="ro2">
          <table:table-cell table:style-name="ce4"/>
          <table:table-cell table:style-name="ce78"/>
          <table:table-cell table:number-columns-repeated="4" table:style-name="ce86"/>
          <table:table-cell table:number-columns-repeated="3" table:style-name="ce78"/>
          <table:table-cell table:number-columns-repeated="4" table:style-name="ce86"/>
          <table:table-cell table:number-columns-repeated="2" table:style-name="ce85"/>
          <table:table-cell table:number-columns-repeated="16369" table:style-name="ce4"/>
        </table:table-row>
        <table:table-row table:style-name="ro2">
          <table:table-cell table:style-name="ce4"/>
          <table:table-cell office:value-type="string" table:style-name="ce63">
            <text:p>local authority</text:p>
          </table:table-cell>
          <table:table-cell office:value-type="float" office:value="16.430989702122162" table:style-name="ce85">
            <text:p>16.4</text:p>
          </table:table-cell>
          <table:table-cell office:value-type="float" office:value="14.522900573797388" table:style-name="ce85">
            <text:p>14.5</text:p>
          </table:table-cell>
          <table:table-cell office:value-type="float" office:value="11.657" table:style-name="ce85">
            <text:p>11.7</text:p>
          </table:table-cell>
          <table:table-cell office:value-type="float" office:value="8.875" table:style-name="ce85">
            <text:p>8.9</text:p>
          </table:table-cell>
          <table:table-cell office:value-type="float" office:value="7.9180000000000001" table:style-name="ce85">
            <text:p>7.9</text:p>
          </table:table-cell>
          <table:table-cell office:value-type="float" office:value="7.4512752134812406" table:style-name="ce85">
            <text:p>7.5</text:p>
          </table:table-cell>
          <table:table-cell office:value-type="float" office:value="7.3031125170012974" table:style-name="ce85">
            <text:p>7.3</text:p>
          </table:table-cell>
          <table:table-cell office:value-type="float" office:value="7.6129386847643827" table:style-name="ce85">
            <text:p>7.6</text:p>
          </table:table-cell>
          <table:table-cell office:value-type="float" office:value="7.1610181227323517" table:style-name="ce85">
            <text:p>7.2</text:p>
          </table:table-cell>
          <table:table-cell office:value-type="float" office:value="7.8726226511372124" table:style-name="ce85">
            <text:p>7.9</text:p>
          </table:table-cell>
          <table:table-cell office:value-type="float" office:value="6.9394309292102099" table:style-name="ce85">
            <text:p>6.9</text:p>
          </table:table-cell>
          <table:table-cell office:value-type="float" office:value="6.3256395040134885" table:style-name="ce85">
            <text:p>6.3</text:p>
          </table:table-cell>
          <table:table-cell office:value-type="float" office:value="6.4488840776057055" table:style-name="ce85">
            <text:p>6.4</text:p>
          </table:table-cell>
          <table:table-cell office:value-type="float" office:value="4.3736469772747597" table:style-name="ce85">
            <text:p>4.4</text:p>
          </table:table-cell>
          <table:table-cell office:value-type="float" office:value="5.12895280677313" table:style-name="ce85">
            <text:p>5.1</text:p>
          </table:table-cell>
          <table:table-cell table:number-columns-repeated="16367" table:style-name="ce4"/>
        </table:table-row>
        <table:table-row table:style-name="ro2">
          <table:table-cell table:style-name="ce4"/>
          <table:table-cell office:value-type="string" table:style-name="ce63">
            <text:p>housing association</text:p>
          </table:table-cell>
          <table:table-cell office:value-type="float" office:value="12.727766532578311" table:style-name="ce85">
            <text:p>12.7</text:p>
          </table:table-cell>
          <table:table-cell office:value-type="float" office:value="10.839286728492704" table:style-name="ce85">
            <text:p>10.8</text:p>
          </table:table-cell>
          <table:table-cell office:value-type="float" office:value="7.9930000000000003" table:style-name="ce85">
            <text:p>8.0</text:p>
          </table:table-cell>
          <table:table-cell office:value-type="float" office:value="6.0110000000000001" table:style-name="ce85">
            <text:p>6.0</text:p>
          </table:table-cell>
          <table:table-cell office:value-type="float" office:value="5.3680000000000003" table:style-name="ce85">
            <text:p>5.4</text:p>
          </table:table-cell>
          <table:table-cell office:value-type="float" office:value="5.1685099601049229" table:style-name="ce85">
            <text:p>5.2</text:p>
          </table:table-cell>
          <table:table-cell office:value-type="float" office:value="5.1114070249107169" table:style-name="ce85">
            <text:p>5.1</text:p>
          </table:table-cell>
          <table:table-cell office:value-type="float" office:value="4.9446690567439271" table:style-name="ce85">
            <text:p>4.9</text:p>
          </table:table-cell>
          <table:table-cell office:value-type="float" office:value="4.5898767122220265" table:style-name="ce85">
            <text:p>4.6</text:p>
          </table:table-cell>
          <table:table-cell office:value-type="float" office:value="4.3658047094862065" table:style-name="ce85">
            <text:p>4.4</text:p>
          </table:table-cell>
          <table:table-cell office:value-type="float" office:value="4.52530744693534" table:style-name="ce85">
            <text:p>4.5</text:p>
          </table:table-cell>
          <table:table-cell office:value-type="float" office:value="4.6514627914225244" table:style-name="ce85">
            <text:p>4.7</text:p>
          </table:table-cell>
          <table:table-cell office:value-type="float" office:value="4.1512957473089038" table:style-name="ce85">
            <text:p>4.2</text:p>
          </table:table-cell>
          <table:table-cell office:value-type="float" office:value="3.9293418421461652" table:style-name="ce85">
            <text:p>3.9</text:p>
          </table:table-cell>
          <table:table-cell office:value-type="float" office:value="3.3780228247642601" table:style-name="ce85">
            <text:p>3.4</text:p>
          </table:table-cell>
          <table:table-cell table:number-columns-repeated="16367" table:style-name="ce4"/>
        </table:table-row>
        <table:table-row table:style-name="ro2">
          <table:table-cell table:style-name="ce4"/>
          <table:table-cell office:value-type="string" table:style-name="ce78">
            <text:p>all social</text:p>
          </table:table-cell>
          <table:table-cell office:value-type="float" office:value="14.594693213052345" table:style-name="ce86">
            <text:p>14.6</text:p>
          </table:table-cell>
          <table:table-cell office:value-type="float" office:value="12.603293445613" table:style-name="ce86">
            <text:p>12.6</text:p>
          </table:table-cell>
          <table:table-cell office:value-type="float" office:value="9.7210000000000001" table:style-name="ce86">
            <text:p>9.7</text:p>
          </table:table-cell>
          <table:table-cell office:value-type="float" office:value="7.3689999999999998" table:style-name="ce86">
            <text:p>7.4</text:p>
          </table:table-cell>
          <table:table-cell office:value-type="float" office:value="6.5540000000000003" table:style-name="ce86">
            <text:p>6.6</text:p>
          </table:table-cell>
          <table:table-cell office:value-type="float" office:value="6.1260503660011514" table:style-name="ce86">
            <text:p>6.1</text:p>
          </table:table-cell>
          <table:table-cell office:value-type="float" office:value="6.0226847874260585" table:style-name="ce86">
            <text:p>6.0</text:p>
          </table:table-cell>
          <table:table-cell office:value-type="float" office:value="6.0342952400350311" table:style-name="ce86">
            <text:p>6.0</text:p>
          </table:table-cell>
          <table:table-cell office:value-type="float" office:value="5.6180430683080873" table:style-name="ce86">
            <text:p>5.6</text:p>
          </table:table-cell>
          <table:table-cell office:value-type="float" office:value="5.7563823381787103" table:style-name="ce86">
            <text:p>5.8</text:p>
          </table:table-cell>
          <table:table-cell office:value-type="float" office:value="5.4779248938692202" table:style-name="ce86">
            <text:p>5.5</text:p>
          </table:table-cell>
          <table:table-cell office:value-type="float" office:value="5.3056308958234464" table:style-name="ce86">
            <text:p>5.3</text:p>
          </table:table-cell>
          <table:table-cell office:value-type="float" office:value="5.0461419763605786" table:style-name="ce86">
            <text:p>5.0</text:p>
          </table:table-cell>
          <table:table-cell office:value-type="float" office:value="4.101527292263861" table:style-name="ce86">
            <text:p>4.1</text:p>
          </table:table-cell>
          <table:table-cell office:value-type="float" office:value="4.0456657439820196" table:style-name="ce86">
            <text:p>4.0</text:p>
          </table:table-cell>
          <table:table-cell table:number-columns-repeated="16367" table:style-name="ce4"/>
        </table:table-row>
        <table:table-row table:style-name="ro2">
          <table:table-cell table:style-name="ce4"/>
          <table:table-cell table:number-columns-repeated="2" table:style-name="ce63"/>
          <table:table-cell table:style-name="ce86"/>
          <table:table-cell table:number-columns-repeated="6" table:style-name="ce63"/>
          <table:table-cell table:style-name="ce86"/>
          <table:table-cell table:number-columns-repeated="2" table:style-name="ce63"/>
          <table:table-cell table:number-columns-repeated="4" table:style-name="ce85"/>
          <table:table-cell table:number-columns-repeated="16367" table:style-name="ce4"/>
        </table:table-row>
        <table:table-row table:style-name="ro2">
          <table:table-cell table:style-name="ce4"/>
          <table:table-cell office:value-type="string" table:style-name="ce82">
            <text:p>all tenures</text:p>
          </table:table-cell>
          <table:table-cell office:value-type="float" office:value="22.658657397111096" table:style-name="ce87">
            <text:p>22.7</text:p>
          </table:table-cell>
          <table:table-cell office:value-type="float" office:value="21.069799108096348" table:style-name="ce87">
            <text:p>21.1</text:p>
          </table:table-cell>
          <table:table-cell office:value-type="float" office:value="17.724" table:style-name="ce87">
            <text:p>17.7</text:p>
          </table:table-cell>
          <table:table-cell office:value-type="float" office:value="15.262" table:style-name="ce87">
            <text:p>15.3</text:p>
          </table:table-cell>
          <table:table-cell office:value-type="float" office:value="13.747" table:style-name="ce87">
            <text:p>13.7</text:p>
          </table:table-cell>
          <table:table-cell office:value-type="float" office:value="12.093026936135598" table:style-name="ce87">
            <text:p>12.1</text:p>
          </table:table-cell>
          <table:table-cell office:value-type="float" office:value="11.583174343226311" table:style-name="ce87">
            <text:p>11.6</text:p>
          </table:table-cell>
          <table:table-cell office:value-type="float" office:value="12.395336506455838" table:style-name="ce87">
            <text:p>12.4</text:p>
          </table:table-cell>
          <table:table-cell office:value-type="float" office:value="12.191516028456173" table:style-name="ce87">
            <text:p>12.2</text:p>
          </table:table-cell>
          <table:table-cell office:value-type="float" office:value="10.995261071150615" table:style-name="ce87">
            <text:p>11.0</text:p>
          </table:table-cell>
          <table:table-cell office:value-type="float" office:value="10.6557044733675" table:style-name="ce87">
            <text:p>10.7</text:p>
          </table:table-cell>
          <table:table-cell office:value-type="float" office:value="10.025911871782487" table:style-name="ce87">
            <text:p>10.0</text:p>
          </table:table-cell>
          <table:table-cell office:value-type="float" office:value="9.1978278827788973" table:style-name="ce87">
            <text:p>9.2</text:p>
          </table:table-cell>
          <table:table-cell office:value-type="float" office:value="9.4822206914086085" table:style-name="ce87">
            <text:p>9.5</text:p>
          </table:table-cell>
          <table:table-cell office:value-type="float" office:value="8.43552969055966" table:style-name="ce87">
            <text:p>8.4</text:p>
          </table:table-cell>
          <table:table-cell table:number-columns-repeated="16367" table:style-name="ce4"/>
        </table:table-row>
        <table:table-row table:style-name="ro2">
          <table:table-cell table:style-name="ce4"/>
          <table:table-cell table:style-name="ce78"/>
          <table:table-cell table:number-columns-repeated="6" table:style-name="ce86"/>
          <table:table-cell table:number-columns-repeated="2" table:style-name="ce88"/>
          <table:table-cell table:style-name="ce63"/>
          <table:table-cell table:number-columns-repeated="5" table:style-name="ce88"/>
          <table:table-cell office:value-type="string" table:style-name="ce88">
            <text:p>sample size</text:p>
          </table:table-cell>
          <table:table-cell table:number-columns-repeated="16367" table:style-name="ce4"/>
        </table:table-row>
        <table:table-row table:style-name="ro2">
          <table:table-cell table:style-name="ce4"/>
          <table:table-cell office:value-type="string" table:style-name="ce63">
            <text:p>owner occupied</text:p>
          </table:table-cell>
          <table:table-cell office:value-type="float" office:value="7983" table:style-name="ce89">
            <text:p>7,983</text:p>
          </table:table-cell>
          <table:table-cell office:value-type="float" office:value="8397" table:style-name="ce89">
            <text:p>8,397</text:p>
          </table:table-cell>
          <table:table-cell office:value-type="float" office:value="8791" table:style-name="ce89">
            <text:p>8,791</text:p>
          </table:table-cell>
          <table:table-cell office:value-type="float" office:value="7147" table:style-name="ce89">
            <text:p>7,147</text:p>
          </table:table-cell>
          <table:table-cell office:value-type="float" office:value="5314" table:style-name="ce89">
            <text:p>5,314</text:p>
          </table:table-cell>
          <table:table-cell office:value-type="float" office:value="4994" table:style-name="ce89">
            <text:p>4,994</text:p>
          </table:table-cell>
          <table:table-cell office:value-type="float" office:value="4892" table:style-name="ce89">
            <text:p>4,892</text:p>
          </table:table-cell>
          <table:table-cell office:value-type="float" office:value="5012" table:style-name="ce89">
            <text:p>5,012</text:p>
          </table:table-cell>
          <table:table-cell office:value-type="float" office:value="5140" table:style-name="ce89">
            <text:p>5,140</text:p>
          </table:table-cell>
          <table:table-cell office:value-type="float" office:value="5242" table:style-name="ce89">
            <text:p>5,242</text:p>
          </table:table-cell>
          <table:table-cell office:value-type="float" office:value="5334" table:style-name="ce89">
            <text:p>5,334</text:p>
          </table:table-cell>
          <table:table-cell office:value-type="float" office:value="5458" table:style-name="ce89">
            <text:p>5,458</text:p>
          </table:table-cell>
          <table:table-cell office:value-type="float" office:value="6588" table:style-name="ce89">
            <text:p>6,588</text:p>
          </table:table-cell>
          <table:table-cell office:value-type="float" office:value="6532" table:style-name="ce89">
            <text:p>6,532</text:p>
          </table:table-cell>
          <table:table-cell office:value-type="float" office:value="5150" table:style-name="ce89">
            <text:p>5,150</text:p>
          </table:table-cell>
          <table:table-cell table:number-columns-repeated="16367" table:style-name="ce4"/>
        </table:table-row>
        <table:table-row table:style-name="ro2">
          <table:table-cell table:style-name="ce4"/>
          <table:table-cell office:value-type="string" table:style-name="ce63">
            <text:p>private rented</text:p>
          </table:table-cell>
          <table:table-cell office:value-type="float" office:value="2566" table:style-name="ce89">
            <text:p>2,566</text:p>
          </table:table-cell>
          <table:table-cell office:value-type="float" office:value="2798" table:style-name="ce89">
            <text:p>2,798</text:p>
          </table:table-cell>
          <table:table-cell office:value-type="float" office:value="3096" table:style-name="ce89">
            <text:p>3,096</text:p>
          </table:table-cell>
          <table:table-cell office:value-type="float" office:value="3058" table:style-name="ce89">
            <text:p>3,058</text:p>
          </table:table-cell>
          <table:table-cell office:value-type="float" office:value="2683" table:style-name="ce89">
            <text:p>2,683</text:p>
          </table:table-cell>
          <table:table-cell office:value-type="float" office:value="2590" table:style-name="ce89">
            <text:p>2,590</text:p>
          </table:table-cell>
          <table:table-cell office:value-type="float" office:value="2567" table:style-name="ce89">
            <text:p>2,567</text:p>
          </table:table-cell>
          <table:table-cell office:value-type="float" office:value="2499" table:style-name="ce89">
            <text:p>2,499</text:p>
          </table:table-cell>
          <table:table-cell office:value-type="float" office:value="2552" table:style-name="ce89">
            <text:p>2,552</text:p>
          </table:table-cell>
          <table:table-cell office:value-type="float" office:value="2651" table:style-name="ce89">
            <text:p>2,651</text:p>
          </table:table-cell>
          <table:table-cell office:value-type="float" office:value="2655" table:style-name="ce89">
            <text:p>2,655</text:p>
          </table:table-cell>
          <table:table-cell office:value-type="float" office:value="2545" table:style-name="ce89">
            <text:p>2,545</text:p>
          </table:table-cell>
          <table:table-cell office:value-type="float" office:value="1856" table:style-name="ce89">
            <text:p>1,856</text:p>
          </table:table-cell>
          <table:table-cell office:value-type="float" office:value="1654" table:style-name="ce89">
            <text:p>1,654</text:p>
          </table:table-cell>
          <table:table-cell office:value-type="float" office:value="2256" table:style-name="ce89">
            <text:p>2,256</text:p>
          </table:table-cell>
          <table:table-cell table:number-columns-repeated="16367" table:style-name="ce4"/>
        </table:table-row>
        <table:table-row table:style-name="ro2">
          <table:table-cell table:style-name="ce4"/>
          <table:table-cell office:value-type="string" table:style-name="ce78">
            <text:p>all private sector</text:p>
          </table:table-cell>
          <table:table-cell office:value-type="float" office:value="10549" table:style-name="ce90">
            <text:p>10,549</text:p>
          </table:table-cell>
          <table:table-cell office:value-type="float" office:value="11195" table:style-name="ce90">
            <text:p>11,195</text:p>
          </table:table-cell>
          <table:table-cell office:value-type="float" office:value="11887" table:style-name="ce90">
            <text:p>11,887</text:p>
          </table:table-cell>
          <table:table-cell office:value-type="float" office:value="10205" table:style-name="ce90">
            <text:p>10,205</text:p>
          </table:table-cell>
          <table:table-cell office:value-type="float" office:value="7997" table:style-name="ce90">
            <text:p>7,997</text:p>
          </table:table-cell>
          <table:table-cell office:value-type="float" office:value="7584" table:style-name="ce90">
            <text:p>7,584</text:p>
          </table:table-cell>
          <table:table-cell office:value-type="float" office:value="7459" table:style-name="ce90">
            <text:p>7,459</text:p>
          </table:table-cell>
          <table:table-cell office:value-type="float" office:value="7511" table:style-name="ce90">
            <text:p>7,511</text:p>
          </table:table-cell>
          <table:table-cell office:value-type="float" office:value="7692" table:style-name="ce90">
            <text:p>7,692</text:p>
          </table:table-cell>
          <table:table-cell office:value-type="float" office:value="7893" table:style-name="ce90">
            <text:p>7,893</text:p>
          </table:table-cell>
          <table:table-cell office:value-type="float" office:value="7989" table:style-name="ce90">
            <text:p>7,989</text:p>
          </table:table-cell>
          <table:table-cell office:value-type="float" office:value="8003" table:style-name="ce90">
            <text:p>8,003</text:p>
          </table:table-cell>
          <table:table-cell office:value-type="float" office:value="8444" table:style-name="ce90">
            <text:p>8,444</text:p>
          </table:table-cell>
          <table:table-cell office:value-type="float" office:value="8186" table:style-name="ce90">
            <text:p>8,186</text:p>
          </table:table-cell>
          <table:table-cell office:value-type="float" office:value="7406" table:style-name="ce90">
            <text:p>7,406</text:p>
          </table:table-cell>
          <table:table-cell table:number-columns-repeated="16367" table:style-name="ce4"/>
        </table:table-row>
        <table:table-row table:style-name="ro2">
          <table:table-cell table:style-name="ce4"/>
          <table:table-cell table:style-name="ce78"/>
          <table:table-cell table:number-columns-repeated="2" table:style-name="ce80"/>
          <table:table-cell table:number-columns-repeated="3" table:style-name="ce81"/>
          <table:table-cell table:number-columns-repeated="2" table:style-name="ce80"/>
          <table:table-cell table:number-columns-repeated="5" table:style-name="ce81"/>
          <table:table-cell table:style-name="ce89"/>
          <table:table-cell table:number-columns-repeated="2" table:style-name="ce81"/>
          <table:table-cell table:number-columns-repeated="16367" table:style-name="ce4"/>
        </table:table-row>
        <table:table-row table:style-name="ro2">
          <table:table-cell table:style-name="ce4"/>
          <table:table-cell office:value-type="string" table:style-name="ce63">
            <text:p>local authority</text:p>
          </table:table-cell>
          <table:table-cell office:value-type="float" office:value="2899" table:style-name="ce89">
            <text:p>2,899</text:p>
          </table:table-cell>
          <table:table-cell office:value-type="float" office:value="2325" table:style-name="ce89">
            <text:p>2,325</text:p>
          </table:table-cell>
          <table:table-cell office:value-type="float" office:value="2276" table:style-name="ce89">
            <text:p>2,276</text:p>
          </table:table-cell>
          <table:table-cell office:value-type="float" office:value="2286" table:style-name="ce89">
            <text:p>2,286</text:p>
          </table:table-cell>
          <table:table-cell office:value-type="float" office:value="2280" table:style-name="ce89">
            <text:p>2,280</text:p>
          </table:table-cell>
          <table:table-cell office:value-type="float" office:value="2214" table:style-name="ce89">
            <text:p>2,214</text:p>
          </table:table-cell>
          <table:table-cell office:value-type="float" office:value="2090" table:style-name="ce89">
            <text:p>2,090</text:p>
          </table:table-cell>
          <table:table-cell office:value-type="float" office:value="2075" table:style-name="ce89">
            <text:p>2,075</text:p>
          </table:table-cell>
          <table:table-cell office:value-type="float" office:value="1907" table:style-name="ce89">
            <text:p>1,907</text:p>
          </table:table-cell>
          <table:table-cell office:value-type="float" office:value="1837" table:style-name="ce89">
            <text:p>1,837</text:p>
          </table:table-cell>
          <table:table-cell office:value-type="float" office:value="1885" table:style-name="ce89">
            <text:p>1,885</text:p>
          </table:table-cell>
          <table:table-cell office:value-type="float" office:value="1729" table:style-name="ce89">
            <text:p>1,729</text:p>
          </table:table-cell>
          <table:table-cell office:value-type="float" office:value="1094" table:style-name="ce89">
            <text:p>1,094</text:p>
          </table:table-cell>
          <table:table-cell office:value-type="float" office:value="920" table:style-name="ce89">
            <text:p>920</text:p>
          </table:table-cell>
          <table:table-cell office:value-type="float" office:value="1483" table:style-name="ce89">
            <text:p>1,483</text:p>
          </table:table-cell>
          <table:table-cell table:number-columns-repeated="16367" table:style-name="ce4"/>
        </table:table-row>
        <table:table-row table:style-name="ro2">
          <table:table-cell table:style-name="ce4"/>
          <table:table-cell office:value-type="string" table:style-name="ce63">
            <text:p>housing association</text:p>
          </table:table-cell>
          <table:table-cell office:value-type="float" office:value="2702" table:style-name="ce89">
            <text:p>2,702</text:p>
          </table:table-cell>
          <table:table-cell office:value-type="float" office:value="2630" table:style-name="ce89">
            <text:p>2,630</text:p>
          </table:table-cell>
          <table:table-cell office:value-type="float" office:value="2507" table:style-name="ce89">
            <text:p>2,507</text:p>
          </table:table-cell>
          <table:table-cell office:value-type="float" office:value="2460" table:style-name="ce89">
            <text:p>2,460</text:p>
          </table:table-cell>
          <table:table-cell office:value-type="float" office:value="2486" table:style-name="ce89">
            <text:p>2,486</text:p>
          </table:table-cell>
          <table:table-cell office:value-type="float" office:value="2700" table:style-name="ce89">
            <text:p>2,700</text:p>
          </table:table-cell>
          <table:table-cell office:value-type="float" office:value="2748" table:style-name="ce89">
            <text:p>2,748</text:p>
          </table:table-cell>
          <table:table-cell office:value-type="float" office:value="2765" table:style-name="ce89">
            <text:p>2,765</text:p>
          </table:table-cell>
          <table:table-cell office:value-type="float" office:value="2693" table:style-name="ce89">
            <text:p>2,693</text:p>
          </table:table-cell>
          <table:table-cell office:value-type="float" office:value="2590" table:style-name="ce89">
            <text:p>2,590</text:p>
          </table:table-cell>
          <table:table-cell office:value-type="float" office:value="2688" table:style-name="ce89">
            <text:p>2,688</text:p>
          </table:table-cell>
          <table:table-cell office:value-type="float" office:value="2568" table:style-name="ce89">
            <text:p>2,568</text:p>
          </table:table-cell>
          <table:table-cell office:value-type="float" office:value="1614" table:style-name="ce89">
            <text:p>1,614</text:p>
          </table:table-cell>
          <table:table-cell office:value-type="float" office:value="1466" table:style-name="ce89">
            <text:p>1,466</text:p>
          </table:table-cell>
          <table:table-cell office:value-type="float" office:value="2381" table:style-name="ce89">
            <text:p>2,381</text:p>
          </table:table-cell>
          <table:table-cell table:number-columns-repeated="16367" table:style-name="ce4"/>
        </table:table-row>
        <table:table-row table:style-name="ro2">
          <table:table-cell table:style-name="ce4"/>
          <table:table-cell office:value-type="string" table:style-name="ce78">
            <text:p>all social sector</text:p>
          </table:table-cell>
          <table:table-cell office:value-type="float" office:value="5601" table:style-name="ce90">
            <text:p>5,601</text:p>
          </table:table-cell>
          <table:table-cell office:value-type="float" office:value="4955" table:style-name="ce90">
            <text:p>4,955</text:p>
          </table:table-cell>
          <table:table-cell office:value-type="float" office:value="4783" table:style-name="ce90">
            <text:p>4,783</text:p>
          </table:table-cell>
          <table:table-cell office:value-type="float" office:value="4746" table:style-name="ce90">
            <text:p>4,746</text:p>
          </table:table-cell>
          <table:table-cell office:value-type="float" office:value="4766" table:style-name="ce90">
            <text:p>4,766</text:p>
          </table:table-cell>
          <table:table-cell office:value-type="float" office:value="4914" table:style-name="ce90">
            <text:p>4,914</text:p>
          </table:table-cell>
          <table:table-cell office:value-type="float" office:value="4838" table:style-name="ce90">
            <text:p>4,838</text:p>
          </table:table-cell>
          <table:table-cell office:value-type="float" office:value="4840" table:style-name="ce90">
            <text:p>4,840</text:p>
          </table:table-cell>
          <table:table-cell office:value-type="float" office:value="4600" table:style-name="ce90">
            <text:p>4,600</text:p>
          </table:table-cell>
          <table:table-cell office:value-type="float" office:value="4427" table:style-name="ce90">
            <text:p>4,427</text:p>
          </table:table-cell>
          <table:table-cell office:value-type="float" office:value="4573" table:style-name="ce90">
            <text:p>4,573</text:p>
          </table:table-cell>
          <table:table-cell office:value-type="float" office:value="4297" table:style-name="ce90">
            <text:p>4,297</text:p>
          </table:table-cell>
          <table:table-cell office:value-type="float" office:value="2708" table:style-name="ce90">
            <text:p>2,708</text:p>
          </table:table-cell>
          <table:table-cell office:value-type="float" office:value="2386" table:style-name="ce90">
            <text:p>2,386</text:p>
          </table:table-cell>
          <table:table-cell office:value-type="float" office:value="3864" table:style-name="ce90">
            <text:p>3,864</text:p>
          </table:table-cell>
          <table:table-cell table:number-columns-repeated="16367" table:style-name="ce4"/>
        </table:table-row>
        <table:table-row table:style-name="ro2">
          <table:table-cell table:style-name="ce4"/>
          <table:table-cell table:style-name="ce63"/>
          <table:table-cell table:number-columns-repeated="2" table:style-name="ce91"/>
          <table:table-cell table:number-columns-repeated="3" table:style-name="ce92"/>
          <table:table-cell table:number-columns-repeated="2" table:style-name="ce91"/>
          <table:table-cell table:number-columns-repeated="5" table:style-name="ce92"/>
          <table:table-cell table:style-name="ce89"/>
          <table:table-cell table:number-columns-repeated="2" table:style-name="ce92"/>
          <table:table-cell table:number-columns-repeated="16367" table:style-name="ce4"/>
        </table:table-row>
        <table:table-row table:style-name="ro2">
          <table:table-cell table:style-name="ce4"/>
          <table:table-cell office:value-type="string" table:style-name="ce93">
            <text:p>all tenures</text:p>
          </table:table-cell>
          <table:table-cell office:value-type="float" office:value="16150" table:style-name="ce95">
            <text:p>16,150</text:p>
          </table:table-cell>
          <table:table-cell office:value-type="float" office:value="16150" table:style-name="ce95">
            <text:p>16,150</text:p>
          </table:table-cell>
          <table:table-cell office:value-type="float" office:value="16670" table:style-name="ce95">
            <text:p>16,670</text:p>
          </table:table-cell>
          <table:table-cell office:value-type="float" office:value="14951" table:style-name="ce95">
            <text:p>14,951</text:p>
          </table:table-cell>
          <table:table-cell office:value-type="float" office:value="12763" table:style-name="ce95">
            <text:p>12,763</text:p>
          </table:table-cell>
          <table:table-cell office:value-type="float" office:value="12498" table:style-name="ce95">
            <text:p>12,498</text:p>
          </table:table-cell>
          <table:table-cell office:value-type="float" office:value="12297" table:style-name="ce95">
            <text:p>12,297</text:p>
          </table:table-cell>
          <table:table-cell office:value-type="float" office:value="12351" table:style-name="ce95">
            <text:p>12,351</text:p>
          </table:table-cell>
          <table:table-cell office:value-type="float" office:value="12292" table:style-name="ce95">
            <text:p>12,292</text:p>
          </table:table-cell>
          <table:table-cell office:value-type="float" office:value="12320" table:style-name="ce95">
            <text:p>12,320</text:p>
          </table:table-cell>
          <table:table-cell office:value-type="float" office:value="12562" table:style-name="ce95">
            <text:p>12,562</text:p>
          </table:table-cell>
          <table:table-cell office:value-type="float" office:value="12300" table:style-name="ce95">
            <text:p>12,300</text:p>
          </table:table-cell>
          <table:table-cell office:value-type="float" office:value="11152" table:style-name="ce95">
            <text:p>11,152</text:p>
          </table:table-cell>
          <table:table-cell office:value-type="float" office:value="10572" table:style-name="ce95">
            <text:p>10,572</text:p>
          </table:table-cell>
          <table:table-cell office:value-type="float" office:value="11270" table:style-name="ce95">
            <text:p>11,270</text:p>
          </table:table-cell>
          <table:table-cell table:number-columns-repeated="16367" table:style-name="ce4"/>
        </table:table-row>
        <table:table-row table:style-name="ro2">
          <table:table-cell table:style-name="ce4"/>
          <table:table-cell table:style-name="ce4"/>
          <table:table-cell table:number-columns-repeated="15" table:style-name="ce63"/>
          <table:table-cell table:number-columns-repeated="16367" table:style-name="ce4"/>
        </table:table-row>
        <table:table-row table:style-name="ro15">
          <table:table-cell table:style-name="ce4"/>
          <table:table-cell office:value-type="string" table:number-columns-spanned="14" table:number-rows-spanned="1" table:style-name="ce103">
            <text:p>Note: Due to the COVID-19 pandemic, it was not possible for EHS surveyors to conduct a full internal inspection of properties in 2021. As a result, 2021 data has been modelled from 2018 and 2019 data. See the technical notes for more details.<text:s/></text:p>
          </table:table-cell>
          <table:covered-table-cell table:number-columns-repeated="13"/>
          <table:table-cell table:number-columns-repeated="16369" table:style-name="ce4"/>
        </table:table-row>
        <table:table-row table:style-name="ro2">
          <table:table-cell table:style-name="ce4"/>
          <table:table-cell office:value-type="string" table:style-name="ce105">
            <text:p>Sources:<text:s/></text:p>
          </table:table-cell>
          <table:table-cell table:number-columns-repeated="15" table:style-name="ce63"/>
          <table:table-cell table:number-columns-repeated="16367" table:style-name="ce4"/>
        </table:table-row>
        <table:table-row table:style-name="ro2">
          <table:table-cell table:style-name="ce4"/>
          <table:table-cell office:value-type="string" table:style-name="ce106">
            <text:p><text:s text:c="4"/>2008-2019: English Housing Survey, dwelling sample</text:p>
          </table:table-cell>
          <table:table-cell table:number-columns-repeated="15" table:style-name="ce63"/>
          <table:table-cell table:number-columns-repeated="16367" table:style-name="ce4"/>
        </table:table-row>
        <table:table-row table:style-name="ro2">
          <table:table-cell table:style-name="ce4"/>
          <table:table-cell office:value-type="string" table:style-name="ce106">
            <text:p><text:s text:c="4"/>2020-2021: English Housing Survey, modelled data</text:p>
          </table:table-cell>
          <table:table-cell table:number-columns-repeated="15" table:style-name="ce63"/>
          <table:table-cell table:number-columns-repeated="16367" table:style-name="ce4"/>
        </table:table-row>
        <table:table-row table:style-name="ro2">
          <table:table-cell/>
          <table:table-cell office:value-type="string" table:style-name="ce106">
            <text:p><text:s text:c="4"/>2022: English Housing Survey, dwelling sample</text:p>
          </table:table-cell>
          <table:table-cell table:number-columns-repeated="16382" table:style-name="ce63"/>
        </table:table-row>
        <table:table-row table:number-rows-repeated="1048535" table:style-name="ro14">
          <table:table-cell table:number-columns-repeated="16384"/>
        </table:table-row>
        <table:named-expressions>
          <table:named-range table:name="Print_Area" table:cell-range-address="AT4_4.$A$2:AT4_4.$O$40" table:base-cell-address="AT4_4.$A$1"/>
        </table:named-expressions>
      </table:table>
      <table:table table:name="AT4_5" table:style-name="ta5">
        <table:table-column table:style-name="co1" table:default-cell-style-name="ce63"/>
        <table:table-column table:style-name="co17" table:default-cell-style-name="ce63"/>
        <table:table-column table:style-name="co13" table:number-columns-repeated="4" table:default-cell-style-name="ce63"/>
        <table:table-column table:style-name="co19" table:default-cell-style-name="ce63"/>
        <table:table-column table:style-name="co1" table:number-columns-repeated="16377" table:default-cell-style-name="ce63"/>
        <table:table-row table:style-name="ro4">
          <table:table-cell table:style-name="ce4"/>
          <table:table-cell table:style-name="ce107"/>
          <table:table-cell table:number-columns-repeated="5" table:style-name="ce63"/>
          <table:table-cell table:number-columns-repeated="16377" table:style-name="ce4"/>
        </table:table-row>
        <table:table-row table:style-name="ro8">
          <table:table-cell table:style-name="ce4"/>
          <table:table-cell office:value-type="string" table:style-name="ce62">
            <text:p>Annex Table 4.5: Damp problems, 1996 to 2022</text:p>
          </table:table-cell>
          <table:table-cell table:number-columns-repeated="5" table:style-name="ce62"/>
          <table:table-cell table:number-columns-repeated="16377" table:style-name="ce4"/>
        </table:table-row>
        <table:table-row table:style-name="ro8">
          <table:table-cell table:style-name="ce4"/>
          <table:table-cell table:style-name="ce108"/>
          <table:table-cell table:number-columns-repeated="4" table:style-name="ce109"/>
          <table:table-cell table:style-name="ce63"/>
          <table:table-cell table:number-columns-repeated="16377" table:style-name="ce4"/>
        </table:table-row>
        <table:table-row table:style-name="ro4">
          <table:table-cell table:style-name="ce4"/>
          <table:table-cell office:value-type="string" table:style-name="ce65">
            <text:p>all dwellings</text:p>
          </table:table-cell>
          <table:table-cell table:number-columns-repeated="4" table:style-name="ce66"/>
          <table:table-cell table:style-name="ce63"/>
          <table:table-cell table:number-columns-repeated="16377" table:style-name="ce4"/>
        </table:table-row>
        <table:table-row table:style-name="ro5">
          <table:table-cell table:style-name="ce4"/>
          <table:table-cell table:style-name="ce110"/>
          <table:table-cell office:value-type="string" table:style-name="ce111">
            <text:p>rising</text:p>
            <text:p>damp</text:p>
          </table:table-cell>
          <table:table-cell office:value-type="string" table:style-name="ce111">
            <text:p>penetrating</text:p>
            <text:p>damp</text:p>
          </table:table-cell>
          <table:table-cell office:value-type="string" table:style-name="ce111">
            <text:p>condensation/</text:p>
            <text:p>mould</text:p>
          </table:table-cell>
          <table:table-cell office:value-type="string" table:style-name="ce111">
            <text:p>any damp</text:p>
            <text:p>problems</text:p>
          </table:table-cell>
          <table:table-cell office:value-type="string" table:style-name="ce112">
            <text:p>sample<text:s/></text:p>
            <text:p>size</text:p>
          </table:table-cell>
          <table:table-cell table:number-columns-repeated="16377" table:style-name="ce4"/>
        </table:table-row>
        <table:table-row table:style-name="ro4">
          <table:table-cell table:style-name="ce4"/>
          <table:table-cell table:style-name="ce113"/>
          <table:table-cell table:number-columns-repeated="2" table:style-name="ce114"/>
          <table:table-cell table:style-name="ce67"/>
          <table:table-cell office:value-type="string" table:style-name="ce115">
            <text:p>thousands of dwellings</text:p>
          </table:table-cell>
          <table:table-cell table:style-name="ce63"/>
          <table:table-cell table:number-columns-repeated="16377" table:style-name="ce4"/>
        </table:table-row>
        <table:table-row table:style-name="ro4">
          <table:table-cell table:style-name="ce4"/>
          <table:table-cell office:value-type="float" office:value="1996" table:style-name="ce116">
            <text:p>1996</text:p>
          </table:table-cell>
          <table:table-cell office:value-type="float" office:value="858.10299999999995" table:style-name="ce77">
            <text:p>858</text:p>
          </table:table-cell>
          <table:table-cell office:value-type="float" office:value="1271.432" table:style-name="ce77">
            <text:p>1,271</text:p>
          </table:table-cell>
          <table:table-cell office:value-type="float" office:value="1145.451" table:style-name="ce77">
            <text:p>1,145</text:p>
          </table:table-cell>
          <table:table-cell office:value-type="float" office:value="2601.4580000000001" table:style-name="ce77">
            <text:p>2,601</text:p>
          </table:table-cell>
          <table:table-cell office:value-type="float" office:value="13711" table:style-name="ce117">
            <text:p><text:s/>13,711<text:s/></text:p>
          </table:table-cell>
          <table:table-cell table:number-columns-repeated="16377" table:style-name="ce4"/>
        </table:table-row>
        <table:table-row table:style-name="ro4">
          <table:table-cell table:style-name="ce4"/>
          <table:table-cell office:value-type="float" office:value="2001" table:style-name="ce116">
            <text:p>2001</text:p>
          </table:table-cell>
          <table:table-cell office:value-type="float" office:value="624.69399999999996" table:style-name="ce77">
            <text:p>625</text:p>
          </table:table-cell>
          <table:table-cell office:value-type="float" office:value="1031.751" table:style-name="ce77">
            <text:p>1,032</text:p>
          </table:table-cell>
          <table:table-cell office:value-type="float" office:value="860.26800000000003" table:style-name="ce77">
            <text:p>860</text:p>
          </table:table-cell>
          <table:table-cell office:value-type="float" office:value="2032.2719999999999" table:style-name="ce77">
            <text:p>2,032</text:p>
          </table:table-cell>
          <table:table-cell office:value-type="float" office:value="17532" table:style-name="ce117">
            <text:p><text:s/>17,532<text:s/></text:p>
          </table:table-cell>
          <table:table-cell table:number-columns-repeated="16377" table:style-name="ce4"/>
        </table:table-row>
        <table:table-row table:style-name="ro4">
          <table:table-cell table:style-name="ce4"/>
          <table:table-cell office:value-type="float" office:value="2003" table:style-name="ce116">
            <text:p>2003</text:p>
          </table:table-cell>
          <table:table-cell office:value-type="float" office:value="740.29200000000003" table:style-name="ce77">
            <text:p>740</text:p>
          </table:table-cell>
          <table:table-cell office:value-type="float" office:value="1065.8920000000001" table:style-name="ce77">
            <text:p>1,066</text:p>
          </table:table-cell>
          <table:table-cell office:value-type="float" office:value="1003.479" table:style-name="ce77">
            <text:p>1,003</text:p>
          </table:table-cell>
          <table:table-cell office:value-type="float" office:value="2283.0320000000002" table:style-name="ce77">
            <text:p>2,283</text:p>
          </table:table-cell>
          <table:table-cell office:value-type="float" office:value="16648" table:style-name="ce117">
            <text:p><text:s/>16,648<text:s/></text:p>
          </table:table-cell>
          <table:table-cell table:number-columns-repeated="16377" table:style-name="ce4"/>
        </table:table-row>
        <table:table-row table:style-name="ro4">
          <table:table-cell table:style-name="ce4"/>
          <table:table-cell office:value-type="float" office:value="2004" table:style-name="ce116">
            <text:p>2004</text:p>
          </table:table-cell>
          <table:table-cell office:value-type="float" office:value="749.86800000000005" table:style-name="ce77">
            <text:p>750</text:p>
          </table:table-cell>
          <table:table-cell office:value-type="float" office:value="1034.8340000000001" table:style-name="ce77">
            <text:p>1,035</text:p>
          </table:table-cell>
          <table:table-cell office:value-type="float" office:value="951.23099999999999" table:style-name="ce77">
            <text:p>951</text:p>
          </table:table-cell>
          <table:table-cell office:value-type="float" office:value="2250.9969999999998" table:style-name="ce77">
            <text:p>2,251</text:p>
          </table:table-cell>
          <table:table-cell office:value-type="float" office:value="16502" table:style-name="ce117">
            <text:p><text:s/>16,502<text:s/></text:p>
          </table:table-cell>
          <table:table-cell table:number-columns-repeated="16377" table:style-name="ce4"/>
        </table:table-row>
        <table:table-row table:style-name="ro4">
          <table:table-cell table:style-name="ce4"/>
          <table:table-cell office:value-type="float" office:value="2005" table:style-name="ce116">
            <text:p>2005</text:p>
          </table:table-cell>
          <table:table-cell office:value-type="float" office:value="759.21100000000001" table:style-name="ce77">
            <text:p>759</text:p>
          </table:table-cell>
          <table:table-cell office:value-type="float" office:value="952.41499999999996" table:style-name="ce77">
            <text:p>952</text:p>
          </table:table-cell>
          <table:table-cell office:value-type="float" office:value="941.125" table:style-name="ce77">
            <text:p>941</text:p>
          </table:table-cell>
          <table:table-cell office:value-type="float" office:value="2209.5619999999999" table:style-name="ce77">
            <text:p>2,210</text:p>
          </table:table-cell>
          <table:table-cell office:value-type="float" office:value="16670" table:style-name="ce117">
            <text:p><text:s/>16,670<text:s/></text:p>
          </table:table-cell>
          <table:table-cell table:number-columns-repeated="16377" table:style-name="ce4"/>
        </table:table-row>
        <table:table-row table:style-name="ro4">
          <table:table-cell table:style-name="ce4"/>
          <table:table-cell office:value-type="float" office:value="2006" table:style-name="ce116">
            <text:p>2006</text:p>
          </table:table-cell>
          <table:table-cell office:value-type="float" office:value="723.96199999999999" table:style-name="ce77">
            <text:p>724</text:p>
          </table:table-cell>
          <table:table-cell office:value-type="float" office:value="885.23199999999997" table:style-name="ce77">
            <text:p>885</text:p>
          </table:table-cell>
          <table:table-cell office:value-type="float" office:value="946.88800000000003" table:style-name="ce77">
            <text:p>947</text:p>
          </table:table-cell>
          <table:table-cell office:value-type="float" office:value="2157.7159999999999" table:style-name="ce77">
            <text:p>2,158</text:p>
          </table:table-cell>
          <table:table-cell office:value-type="float" office:value="16269" table:style-name="ce117">
            <text:p><text:s/>16,269<text:s/></text:p>
          </table:table-cell>
          <table:table-cell table:number-columns-repeated="16377" table:style-name="ce4"/>
        </table:table-row>
        <table:table-row table:style-name="ro4">
          <table:table-cell table:style-name="ce4"/>
          <table:table-cell office:value-type="float" office:value="2007" table:style-name="ce116">
            <text:p>2007</text:p>
          </table:table-cell>
          <table:table-cell office:value-type="float" office:value="639.37699999999984" table:style-name="ce77">
            <text:p>639</text:p>
          </table:table-cell>
          <table:table-cell office:value-type="float" office:value="833.04399999999987" table:style-name="ce77">
            <text:p>833</text:p>
          </table:table-cell>
          <table:table-cell office:value-type="float" office:value="882.47500000000002" table:style-name="ce77">
            <text:p>882</text:p>
          </table:table-cell>
          <table:table-cell office:value-type="float" office:value="1917.233999999999" table:style-name="ce77">
            <text:p>1,917</text:p>
          </table:table-cell>
          <table:table-cell office:value-type="float" office:value="16217" table:style-name="ce117">
            <text:p><text:s/>16,217<text:s/></text:p>
          </table:table-cell>
          <table:table-cell table:number-columns-repeated="16377" table:style-name="ce4"/>
        </table:table-row>
        <table:table-row table:style-name="ro4">
          <table:table-cell table:style-name="ce4"/>
          <table:table-cell office:value-type="float" office:value="2008" table:style-name="ce116">
            <text:p>2008</text:p>
          </table:table-cell>
          <table:table-cell office:value-type="float" office:value="584.44800000000021" table:style-name="ce77">
            <text:p>584</text:p>
          </table:table-cell>
          <table:table-cell office:value-type="float" office:value="758.57799999999997" table:style-name="ce77">
            <text:p>759</text:p>
          </table:table-cell>
          <table:table-cell office:value-type="float" office:value="865.46100000000069" table:style-name="ce77">
            <text:p>865</text:p>
          </table:table-cell>
          <table:table-cell office:value-type="float" office:value="1745.5079999999957" table:style-name="ce77">
            <text:p>1,746</text:p>
          </table:table-cell>
          <table:table-cell office:value-type="float" office:value="16150" table:style-name="ce117">
            <text:p><text:s/>16,150<text:s/></text:p>
          </table:table-cell>
          <table:table-cell table:number-columns-repeated="16377" table:style-name="ce4"/>
        </table:table-row>
        <table:table-row table:style-name="ro4">
          <table:table-cell table:style-name="ce4"/>
          <table:table-cell office:value-type="float" office:value="2009" table:style-name="ce116">
            <text:p>2009</text:p>
          </table:table-cell>
          <table:table-cell office:value-type="float" office:value="651.22400000000005" table:style-name="ce77">
            <text:p>651</text:p>
          </table:table-cell>
          <table:table-cell office:value-type="float" office:value="700.93199999999933" table:style-name="ce77">
            <text:p>701</text:p>
          </table:table-cell>
          <table:table-cell office:value-type="float" office:value="894.80199999999979" table:style-name="ce77">
            <text:p>895</text:p>
          </table:table-cell>
          <table:table-cell office:value-type="float" office:value="1799.2710000000029" table:style-name="ce77">
            <text:p>1,799</text:p>
          </table:table-cell>
          <table:table-cell office:value-type="float" office:value="16150" table:style-name="ce117">
            <text:p><text:s/>16,150<text:s/></text:p>
          </table:table-cell>
          <table:table-cell table:number-columns-repeated="16377" table:style-name="ce4"/>
        </table:table-row>
        <table:table-row table:style-name="ro4">
          <table:table-cell table:style-name="ce4"/>
          <table:table-cell office:value-type="float" office:value="2010" table:style-name="ce116">
            <text:p>2010</text:p>
          </table:table-cell>
          <table:table-cell office:value-type="float" office:value="491.3069999999999" table:style-name="ce77">
            <text:p>491</text:p>
          </table:table-cell>
          <table:table-cell office:value-type="float" office:value="517.48900000000003" table:style-name="ce77">
            <text:p>517</text:p>
          </table:table-cell>
          <table:table-cell office:value-type="float" office:value="766.12099999999998" table:style-name="ce77">
            <text:p>766</text:p>
          </table:table-cell>
          <table:table-cell office:value-type="float" office:value="1408.4349999999999" table:style-name="ce77">
            <text:p>1,408</text:p>
          </table:table-cell>
          <table:table-cell office:value-type="float" office:value="16670" table:style-name="ce117">
            <text:p><text:s/>16,670<text:s/></text:p>
          </table:table-cell>
          <table:table-cell table:number-columns-repeated="16377" table:style-name="ce4"/>
        </table:table-row>
        <table:table-row table:style-name="ro4">
          <table:table-cell table:style-name="ce4"/>
          <table:table-cell office:value-type="float" office:value="2011" table:style-name="ce116">
            <text:p>2011</text:p>
          </table:table-cell>
          <table:table-cell office:value-type="float" office:value="359.03399999999993" table:style-name="ce77">
            <text:p>359</text:p>
          </table:table-cell>
          <table:table-cell office:value-type="float" office:value="393.13799999999992" table:style-name="ce77">
            <text:p>393</text:p>
          </table:table-cell>
          <table:table-cell office:value-type="float" office:value="620.13499999999999" table:style-name="ce77">
            <text:p>620</text:p>
          </table:table-cell>
          <table:table-cell office:value-type="float" office:value="1036.7019999999998" table:style-name="ce77">
            <text:p>1,037</text:p>
          </table:table-cell>
          <table:table-cell office:value-type="float" office:value="14951" table:style-name="ce117">
            <text:p><text:s/>14,951<text:s/></text:p>
          </table:table-cell>
          <table:table-cell table:number-columns-repeated="16377" table:style-name="ce4"/>
        </table:table-row>
        <table:table-row table:style-name="ro4">
          <table:table-cell table:style-name="ce4"/>
          <table:table-cell office:value-type="float" office:value="2012" table:style-name="ce116">
            <text:p>2012</text:p>
          </table:table-cell>
          <table:table-cell office:value-type="float" office:value="315.20799999999986" table:style-name="ce77">
            <text:p>315</text:p>
          </table:table-cell>
          <table:table-cell office:value-type="float" office:value="375.28699999999981" table:style-name="ce77">
            <text:p>375</text:p>
          </table:table-cell>
          <table:table-cell office:value-type="float" office:value="604.4789999999997" table:style-name="ce77">
            <text:p>604</text:p>
          </table:table-cell>
          <table:table-cell office:value-type="float" office:value="970.48899999999981" table:style-name="ce77">
            <text:p>970</text:p>
          </table:table-cell>
          <table:table-cell office:value-type="float" office:value="12763" table:style-name="ce117">
            <text:p><text:s/>12,763<text:s/></text:p>
          </table:table-cell>
          <table:table-cell table:number-columns-repeated="16377" table:style-name="ce4"/>
        </table:table-row>
        <table:table-row table:style-name="ro4">
          <table:table-cell table:style-name="ce4"/>
          <table:table-cell office:value-type="float" office:value="2013" table:style-name="ce116">
            <text:p>2013</text:p>
          </table:table-cell>
          <table:table-cell office:value-type="float" office:value="294.13299999999998" table:style-name="ce77">
            <text:p>294</text:p>
          </table:table-cell>
          <table:table-cell office:value-type="float" office:value="399.98499999999996" table:style-name="ce77">
            <text:p>400</text:p>
          </table:table-cell>
          <table:table-cell office:value-type="float" office:value="617.69600000000003" table:style-name="ce77">
            <text:p>618</text:p>
          </table:table-cell>
          <table:table-cell office:value-type="float" office:value="998.74100000000033" table:style-name="ce77">
            <text:p>999</text:p>
          </table:table-cell>
          <table:table-cell office:value-type="float" office:value="12498" table:style-name="ce117">
            <text:p><text:s/>12,498<text:s/></text:p>
          </table:table-cell>
          <table:table-cell table:number-columns-repeated="16377" table:style-name="ce4"/>
        </table:table-row>
        <table:table-row table:style-name="ro4">
          <table:table-cell table:style-name="ce4"/>
          <table:table-cell office:value-type="float" office:value="2014" table:style-name="ce116">
            <text:p>2014</text:p>
          </table:table-cell>
          <table:table-cell office:value-type="float" office:value="310.79599999999999" table:style-name="ce77">
            <text:p>311</text:p>
          </table:table-cell>
          <table:table-cell office:value-type="float" office:value="421.85200000000003" table:style-name="ce77">
            <text:p>422</text:p>
          </table:table-cell>
          <table:table-cell office:value-type="float" office:value="597.56700000000001" table:style-name="ce77">
            <text:p>598</text:p>
          </table:table-cell>
          <table:table-cell office:value-type="float" office:value="996.67200000000003" table:style-name="ce77">
            <text:p>997</text:p>
          </table:table-cell>
          <table:table-cell office:value-type="float" office:value="12297" table:style-name="ce117">
            <text:p><text:s/>12,297<text:s/></text:p>
          </table:table-cell>
          <table:table-cell table:number-columns-repeated="16377" table:style-name="ce4"/>
        </table:table-row>
        <table:table-row table:style-name="ro4">
          <table:table-cell table:style-name="ce4"/>
          <table:table-cell office:value-type="float" office:value="2015" table:style-name="ce116">
            <text:p>2015</text:p>
          </table:table-cell>
          <table:table-cell office:value-type="float" office:value="439.00399999999996" table:style-name="ce77">
            <text:p>439</text:p>
          </table:table-cell>
          <table:table-cell office:value-type="float" office:value="393.2879999999999" table:style-name="ce77">
            <text:p>393</text:p>
          </table:table-cell>
          <table:table-cell office:value-type="float" office:value="586.28500000000008" table:style-name="ce77">
            <text:p>586</text:p>
          </table:table-cell>
          <table:table-cell office:value-type="float" office:value="1046.0330000000001" table:style-name="ce77">
            <text:p>1,046</text:p>
          </table:table-cell>
          <table:table-cell office:value-type="float" office:value="12351" table:style-name="ce117">
            <text:p><text:s/>12,351<text:s/></text:p>
          </table:table-cell>
          <table:table-cell table:number-columns-repeated="16377" table:style-name="ce4"/>
        </table:table-row>
        <table:table-row table:style-name="ro4">
          <table:table-cell table:style-name="ce4"/>
          <table:table-cell office:value-type="float" office:value="2016" table:style-name="ce116">
            <text:p>2016</text:p>
          </table:table-cell>
          <table:table-cell office:value-type="float" office:value="405.17099999999999" table:style-name="ce77">
            <text:p>405</text:p>
          </table:table-cell>
          <table:table-cell office:value-type="float" office:value="353.8" table:style-name="ce77">
            <text:p>354</text:p>
          </table:table-cell>
          <table:table-cell office:value-type="float" office:value="523.34300000000007" table:style-name="ce77">
            <text:p>523</text:p>
          </table:table-cell>
          <table:table-cell office:value-type="float" office:value="987.50499999999988" table:style-name="ce77">
            <text:p>988</text:p>
          </table:table-cell>
          <table:table-cell office:value-type="float" office:value="12292" table:style-name="ce117">
            <text:p><text:s/>12,292<text:s/></text:p>
          </table:table-cell>
          <table:table-cell table:number-columns-repeated="16377" table:style-name="ce4"/>
        </table:table-row>
        <table:table-row table:style-name="ro4">
          <table:table-cell table:style-name="ce4"/>
          <table:table-cell office:value-type="float" office:value="2017" table:style-name="ce116">
            <text:p>2017</text:p>
          </table:table-cell>
          <table:table-cell office:value-type="float" office:value="306.77900000000005" table:style-name="ce77">
            <text:p>307</text:p>
          </table:table-cell>
          <table:table-cell office:value-type="float" office:value="308.64300000000003" table:style-name="ce77">
            <text:p>309</text:p>
          </table:table-cell>
          <table:table-cell office:value-type="float" office:value="509.82499999999999" table:style-name="ce77">
            <text:p>510</text:p>
          </table:table-cell>
          <table:table-cell office:value-type="float" office:value="897.12" table:style-name="ce77">
            <text:p>897</text:p>
          </table:table-cell>
          <table:table-cell office:value-type="float" office:value="12320" table:style-name="ce117">
            <text:p><text:s/>12,320<text:s/></text:p>
          </table:table-cell>
          <table:table-cell table:number-columns-repeated="16377" table:style-name="ce4"/>
        </table:table-row>
        <table:table-row table:style-name="ro4">
          <table:table-cell table:style-name="ce4"/>
          <table:table-cell office:value-type="float" office:value="2018" table:style-name="ce116">
            <text:p>2018</text:p>
          </table:table-cell>
          <table:table-cell office:value-type="float" office:value="252.57099999999994" table:style-name="ce77">
            <text:p>253</text:p>
          </table:table-cell>
          <table:table-cell office:value-type="float" office:value="265.55999999999995" table:style-name="ce77">
            <text:p>266</text:p>
          </table:table-cell>
          <table:table-cell office:value-type="float" office:value="465.18099999999987" table:style-name="ce77">
            <text:p>465</text:p>
          </table:table-cell>
          <table:table-cell office:value-type="float" office:value="801.21199999999988" table:style-name="ce77">
            <text:p>801</text:p>
          </table:table-cell>
          <table:table-cell office:value-type="float" office:value="12562" table:style-name="ce117">
            <text:p><text:s/>12,562<text:s/></text:p>
          </table:table-cell>
          <table:table-cell table:number-columns-repeated="16377" table:style-name="ce4"/>
        </table:table-row>
        <table:table-row table:style-name="ro4">
          <table:table-cell table:style-name="ce4"/>
          <table:table-cell office:value-type="float" office:value="2019" table:style-name="ce116">
            <text:p>2019</text:p>
          </table:table-cell>
          <table:table-cell office:value-type="float" office:value="237" table:style-name="ce77">
            <text:p>237</text:p>
          </table:table-cell>
          <table:table-cell office:value-type="float" office:value="293" table:style-name="ce77">
            <text:p>293</text:p>
          </table:table-cell>
          <table:table-cell office:value-type="float" office:value="455" table:style-name="ce77">
            <text:p>455</text:p>
          </table:table-cell>
          <table:table-cell office:value-type="float" office:value="820" table:style-name="ce77">
            <text:p>820</text:p>
          </table:table-cell>
          <table:table-cell office:value-type="float" office:value="12300" table:style-name="ce117">
            <text:p><text:s/>12,300<text:s/></text:p>
          </table:table-cell>
          <table:table-cell table:number-columns-repeated="16377" table:style-name="ce4"/>
        </table:table-row>
        <table:table-row table:style-name="ro4">
          <table:table-cell table:style-name="ce4"/>
          <table:table-cell office:value-type="string" table:style-name="ce116">
            <text:p>2020 (R)</text:p>
          </table:table-cell>
          <table:table-cell office:value-type="string" table:style-name="ce118">
            <text:p>-</text:p>
          </table:table-cell>
          <table:table-cell office:value-type="string" table:style-name="ce77">
            <text:p>-</text:p>
          </table:table-cell>
          <table:table-cell office:value-type="string" table:style-name="ce77">
            <text:p>-</text:p>
          </table:table-cell>
          <table:table-cell office:value-type="float" office:value="941.44200000000001" table:style-name="ce77">
            <text:p>941</text:p>
          </table:table-cell>
          <table:table-cell office:value-type="float" office:value="11152" table:style-name="ce119">
            <text:p><text:s/>11,152<text:s/></text:p>
          </table:table-cell>
          <table:table-cell table:number-columns-repeated="16377" table:style-name="ce4"/>
        </table:table-row>
        <table:table-row table:style-name="ro4">
          <table:table-cell table:style-name="ce4"/>
          <table:table-cell office:value-type="float" office:value="2021" table:style-name="ce116">
            <text:p>2021</text:p>
          </table:table-cell>
          <table:table-cell office:value-type="string" table:style-name="ce118">
            <text:p>-</text:p>
          </table:table-cell>
          <table:table-cell office:value-type="string" table:style-name="ce77">
            <text:p>-</text:p>
          </table:table-cell>
          <table:table-cell office:value-type="string" table:style-name="ce77">
            <text:p>-</text:p>
          </table:table-cell>
          <table:table-cell office:value-type="float" office:value="903.56899999999996" table:style-name="ce77">
            <text:p>904</text:p>
          </table:table-cell>
          <table:table-cell office:value-type="float" office:value="10572" table:style-name="ce120">
            <text:p><text:s/>10,572<text:s/></text:p>
          </table:table-cell>
          <table:table-cell table:number-columns-repeated="16377" table:style-name="ce4"/>
        </table:table-row>
        <table:table-row table:style-name="ro4">
          <table:table-cell table:style-name="ce4"/>
          <table:table-cell office:value-type="float" office:value="2022" table:style-name="ce121">
            <text:p>2022</text:p>
          </table:table-cell>
          <table:table-cell office:value-type="string" table:style-name="ce122">
            <text:p>-</text:p>
          </table:table-cell>
          <table:table-cell office:value-type="string" table:style-name="ce123">
            <text:p>-</text:p>
          </table:table-cell>
          <table:table-cell office:value-type="string" table:style-name="ce123">
            <text:p>-</text:p>
          </table:table-cell>
          <table:table-cell office:value-type="float" office:value="1026.634" table:style-name="ce123">
            <text:p>1,027</text:p>
          </table:table-cell>
          <table:table-cell office:value-type="float" office:value="11270" table:style-name="ce124">
            <text:p><text:s/>11,270<text:s/></text:p>
          </table:table-cell>
          <table:table-cell table:number-columns-repeated="16377" table:style-name="ce4"/>
        </table:table-row>
        <table:table-row table:style-name="ro4">
          <table:table-cell table:style-name="ce4"/>
          <table:table-cell table:style-name="ce113"/>
          <table:table-cell table:number-columns-repeated="2" table:style-name="ce114"/>
          <table:table-cell table:style-name="ce67"/>
          <table:table-cell office:value-type="string" table:style-name="ce74">
            <text:p>percentages</text:p>
          </table:table-cell>
          <table:table-cell table:style-name="ce63"/>
          <table:table-cell table:number-columns-repeated="16377" table:style-name="ce4"/>
        </table:table-row>
        <table:table-row table:style-name="ro4">
          <table:table-cell table:style-name="ce4"/>
          <table:table-cell office:value-type="float" office:value="1996" table:style-name="ce116">
            <text:p>1996</text:p>
          </table:table-cell>
          <table:table-cell office:value-type="float" office:value="4.2198867553752804" table:style-name="ce125">
            <text:p>4.2</text:p>
          </table:table-cell>
          <table:table-cell office:value-type="float" office:value="6.2525117114848703" table:style-name="ce125">
            <text:p>6.3</text:p>
          </table:table-cell>
          <table:table-cell office:value-type="float" office:value="5.6329758826520502" table:style-name="ce125">
            <text:p>5.6</text:p>
          </table:table-cell>
          <table:table-cell office:value-type="float" office:value="12.7931707019612" table:style-name="ce125">
            <text:p>12.8</text:p>
          </table:table-cell>
          <table:table-cell table:style-name="ce63"/>
          <table:table-cell table:number-columns-repeated="16377" table:style-name="ce4"/>
        </table:table-row>
        <table:table-row table:style-name="ro4">
          <table:table-cell table:style-name="ce4"/>
          <table:table-cell office:value-type="float" office:value="2001" table:style-name="ce116">
            <text:p>2001</text:p>
          </table:table-cell>
          <table:table-cell office:value-type="float" office:value="2.9457560711356701" table:style-name="ce125">
            <text:p>2.9</text:p>
          </table:table-cell>
          <table:table-cell office:value-type="float" office:value="4.8652408573642401" table:style-name="ce125">
            <text:p>4.9</text:p>
          </table:table-cell>
          <table:table-cell office:value-type="float" office:value="4.05660961015111" table:style-name="ce125">
            <text:p>4.1</text:p>
          </table:table-cell>
          <table:table-cell office:value-type="float" office:value="9.5832160741083303" table:style-name="ce125">
            <text:p>9.6</text:p>
          </table:table-cell>
          <table:table-cell table:style-name="ce63"/>
          <table:table-cell table:number-columns-repeated="16377" table:style-name="ce4"/>
        </table:table-row>
        <table:table-row table:style-name="ro4">
          <table:table-cell table:style-name="ce4"/>
          <table:table-cell office:value-type="float" office:value="2003" table:style-name="ce116">
            <text:p>2003</text:p>
          </table:table-cell>
          <table:table-cell office:value-type="float" office:value="3.4457827478224301" table:style-name="ce125">
            <text:p>3.4</text:p>
          </table:table-cell>
          <table:table-cell office:value-type="float" office:value="4.9613291304538603" table:style-name="ce125">
            <text:p>5.0</text:p>
          </table:table-cell>
          <table:table-cell office:value-type="float" office:value="4.6708199278151197" table:style-name="ce125">
            <text:p>4.7</text:p>
          </table:table-cell>
          <table:table-cell office:value-type="float" office:value="10.626661207100099" table:style-name="ce125">
            <text:p>10.6</text:p>
          </table:table-cell>
          <table:table-cell table:style-name="ce63"/>
          <table:table-cell table:number-columns-repeated="16377" table:style-name="ce4"/>
        </table:table-row>
        <table:table-row table:style-name="ro4">
          <table:table-cell table:style-name="ce4"/>
          <table:table-cell office:value-type="float" office:value="2004" table:style-name="ce116">
            <text:p>2004</text:p>
          </table:table-cell>
          <table:table-cell office:value-type="float" office:value="3.46951510636005" table:style-name="ce125">
            <text:p>3.5</text:p>
          </table:table-cell>
          <table:table-cell office:value-type="float" office:value="4.7880056164218203" table:style-name="ce125">
            <text:p>4.8</text:p>
          </table:table-cell>
          <table:table-cell office:value-type="float" office:value="4.4011883746712401" table:style-name="ce125">
            <text:p>4.4</text:p>
          </table:table-cell>
          <table:table-cell office:value-type="float" office:value="10.4149904994894" table:style-name="ce125">
            <text:p>10.4</text:p>
          </table:table-cell>
          <table:table-cell table:style-name="ce63"/>
          <table:table-cell table:number-columns-repeated="16377" table:style-name="ce4"/>
        </table:table-row>
        <table:table-row table:style-name="ro4">
          <table:table-cell table:style-name="ce4"/>
          <table:table-cell office:value-type="float" office:value="2005" table:style-name="ce116">
            <text:p>2005</text:p>
          </table:table-cell>
          <table:table-cell office:value-type="float" office:value="3.4856484224478499" table:style-name="ce125">
            <text:p>3.5</text:p>
          </table:table-cell>
          <table:table-cell office:value-type="float" office:value="4.37267616283967" table:style-name="ce125">
            <text:p>4.4</text:p>
          </table:table-cell>
          <table:table-cell office:value-type="float" office:value="4.3208421263341004" table:style-name="ce125">
            <text:p>4.3</text:p>
          </table:table-cell>
          <table:table-cell office:value-type="float" office:value="10.1444213790378" table:style-name="ce125">
            <text:p>10.1</text:p>
          </table:table-cell>
          <table:table-cell table:style-name="ce63"/>
          <table:table-cell table:number-columns-repeated="16377" table:style-name="ce4"/>
        </table:table-row>
        <table:table-row table:style-name="ro4">
          <table:table-cell table:style-name="ce63"/>
          <table:table-cell office:value-type="float" office:value="2006" table:style-name="ce116">
            <text:p>2006</text:p>
          </table:table-cell>
          <table:table-cell office:value-type="float" office:value="3.29239004136168" table:style-name="ce125">
            <text:p>3.3</text:p>
          </table:table-cell>
          <table:table-cell office:value-type="float" office:value="4.0258038696709004" table:style-name="ce125">
            <text:p>4.0</text:p>
          </table:table-cell>
          <table:table-cell office:value-type="float" office:value="4.3061992500778796" table:style-name="ce125">
            <text:p>4.3</text:p>
          </table:table-cell>
          <table:table-cell office:value-type="float" office:value="9.8127286659890505" table:style-name="ce125">
            <text:p>9.8</text:p>
          </table:table-cell>
          <table:table-cell table:number-columns-repeated="2" table:style-name="ce63"/>
          <table:table-cell table:number-columns-repeated="16376" table:style-name="ce4"/>
        </table:table-row>
        <table:table-row table:style-name="ro4">
          <table:table-cell table:style-name="ce63"/>
          <table:table-cell office:value-type="float" office:value="2007" table:style-name="ce116">
            <text:p>2007</text:p>
          </table:table-cell>
          <table:table-cell office:value-type="float" office:value="2.8836347780823584" table:style-name="ce125">
            <text:p>2.9</text:p>
          </table:table-cell>
          <table:table-cell office:value-type="float" office:value="3.7538281962100499" table:style-name="ce125">
            <text:p>3.8</text:p>
          </table:table-cell>
          <table:table-cell office:value-type="float" office:value="3.9726711125682912" table:style-name="ce125">
            <text:p>4.0</text:p>
          </table:table-cell>
          <table:table-cell office:value-type="float" office:value="8.6366810544425778" table:style-name="ce125">
            <text:p>8.6</text:p>
          </table:table-cell>
          <table:table-cell table:number-columns-repeated="2" table:style-name="ce63"/>
          <table:table-cell table:number-columns-repeated="16376" table:style-name="ce4"/>
        </table:table-row>
        <table:table-row table:style-name="ro4">
          <table:table-cell table:style-name="ce63"/>
          <table:table-cell office:value-type="float" office:value="2008" table:style-name="ce116">
            <text:p>2008</text:p>
          </table:table-cell>
          <table:table-cell office:value-type="float" office:value="2.6279848042649228" table:style-name="ce125">
            <text:p>2.6</text:p>
          </table:table-cell>
          <table:table-cell office:value-type="float" office:value="3.410964631326785" table:style-name="ce125">
            <text:p>3.4</text:p>
          </table:table-cell>
          <table:table-cell office:value-type="float" office:value="3.8915666692056869" table:style-name="ce125">
            <text:p>3.9</text:p>
          </table:table-cell>
          <table:table-cell office:value-type="float" office:value="7.8487196460982736" table:style-name="ce125">
            <text:p>7.8</text:p>
          </table:table-cell>
          <table:table-cell table:number-columns-repeated="2" table:style-name="ce63"/>
          <table:table-cell table:number-columns-repeated="16376" table:style-name="ce4"/>
        </table:table-row>
        <table:table-row table:style-name="ro4">
          <table:table-cell table:style-name="ce63"/>
          <table:table-cell office:value-type="float" office:value="2009" table:style-name="ce116">
            <text:p>2009</text:p>
          </table:table-cell>
          <table:table-cell office:value-type="float" office:value="2.9157501928165841" table:style-name="ce125">
            <text:p>2.9</text:p>
          </table:table-cell>
          <table:table-cell office:value-type="float" office:value="3.1383097277608192" table:style-name="ce125">
            <text:p>3.1</text:p>
          </table:table-cell>
          <table:table-cell office:value-type="float" office:value="4.0063313146208746" table:style-name="ce125">
            <text:p>4.0</text:p>
          </table:table-cell>
          <table:table-cell office:value-type="float" office:value="8.0559450591183612" table:style-name="ce125">
            <text:p>8.1</text:p>
          </table:table-cell>
          <table:table-cell table:number-columns-repeated="2" table:style-name="ce63"/>
          <table:table-cell table:number-columns-repeated="16376" table:style-name="ce4"/>
        </table:table-row>
        <table:table-row table:style-name="ro4">
          <table:table-cell table:style-name="ce63"/>
          <table:table-cell office:value-type="float" office:value="2010" table:style-name="ce116">
            <text:p>2010</text:p>
          </table:table-cell>
          <table:table-cell office:value-type="float" office:value="2.274577236977569" table:style-name="ce125">
            <text:p>2.3</text:p>
          </table:table-cell>
          <table:table-cell office:value-type="float" office:value="2.3957906152085884" table:style-name="ce125">
            <text:p>2.4</text:p>
          </table:table-cell>
          <table:table-cell office:value-type="float" office:value="3.5468686327906847" table:style-name="ce125">
            <text:p>3.5</text:p>
          </table:table-cell>
          <table:table-cell office:value-type="float" office:value="6.5205547463449589" table:style-name="ce125">
            <text:p>6.5</text:p>
          </table:table-cell>
          <table:table-cell table:number-columns-repeated="2" table:style-name="ce63"/>
          <table:table-cell table:number-columns-repeated="16376" table:style-name="ce4"/>
        </table:table-row>
        <table:table-row table:style-name="ro4">
          <table:table-cell table:style-name="ce63"/>
          <table:table-cell office:value-type="float" office:value="2011" table:style-name="ce116">
            <text:p>2011</text:p>
          </table:table-cell>
          <table:table-cell office:value-type="float" office:value="1.5778842883097308" table:style-name="ce125">
            <text:p>1.6</text:p>
          </table:table-cell>
          <table:table-cell office:value-type="float" office:value="1.7277647056755374" table:style-name="ce125">
            <text:p>1.7</text:p>
          </table:table-cell>
          <table:table-cell office:value-type="float" office:value="2.7253721740307473" table:style-name="ce125">
            <text:p>2.7</text:p>
          </table:table-cell>
          <table:table-cell office:value-type="float" office:value="4.5561027575641164" table:style-name="ce125">
            <text:p>4.6</text:p>
          </table:table-cell>
          <table:table-cell table:number-columns-repeated="2" table:style-name="ce63"/>
          <table:table-cell table:number-columns-repeated="16376" table:style-name="ce4"/>
        </table:table-row>
        <table:table-row table:style-name="ro4">
          <table:table-cell table:style-name="ce63"/>
          <table:table-cell office:value-type="float" office:value="2012" table:style-name="ce116">
            <text:p>2012</text:p>
          </table:table-cell>
          <table:table-cell office:value-type="float" office:value="1.3874650468482082" table:style-name="ce125">
            <text:p>1.4</text:p>
          </table:table-cell>
          <table:table-cell office:value-type="float" office:value="1.6519174482770853" table:style-name="ce125">
            <text:p>1.7</text:p>
          </table:table-cell>
          <table:table-cell office:value-type="float" office:value="2.6607620493571167" table:style-name="ce125">
            <text:p>2.7</text:p>
          </table:table-cell>
          <table:table-cell office:value-type="float" office:value="4.2718445148938828" table:style-name="ce125">
            <text:p>4.3</text:p>
          </table:table-cell>
          <table:table-cell table:number-columns-repeated="2" table:style-name="ce63"/>
          <table:table-cell table:number-columns-repeated="16376" table:style-name="ce4"/>
        </table:table-row>
        <table:table-row table:style-name="ro4">
          <table:table-cell table:style-name="ce63"/>
          <table:table-cell office:value-type="float" office:value="2013" table:style-name="ce116">
            <text:p>2013</text:p>
          </table:table-cell>
          <table:table-cell office:value-type="float" office:value="1.264882472231067" table:style-name="ce125">
            <text:p>1.3</text:p>
          </table:table-cell>
          <table:table-cell office:value-type="float" office:value="1.7200858647460273" table:style-name="ce125">
            <text:p>1.7</text:p>
          </table:table-cell>
          <table:table-cell office:value-type="float" office:value="2.6563250079632068" table:style-name="ce125">
            <text:p>2.7</text:p>
          </table:table-cell>
          <table:table-cell office:value-type="float" office:value="4.2949617526715098" table:style-name="ce125">
            <text:p>4.3</text:p>
          </table:table-cell>
          <table:table-cell table:number-columns-repeated="2" table:style-name="ce63"/>
          <table:table-cell table:number-columns-repeated="16376" table:style-name="ce4"/>
        </table:table-row>
        <table:table-row table:style-name="ro4">
          <table:table-cell table:style-name="ce63"/>
          <table:table-cell office:value-type="float" office:value="2014" table:style-name="ce116">
            <text:p>2014</text:p>
          </table:table-cell>
          <table:table-cell office:value-type="float" office:value="1.329838909850092" table:style-name="ce125">
            <text:p>1.3</text:p>
          </table:table-cell>
          <table:table-cell office:value-type="float" office:value="1.8050271039462575" table:style-name="ce125">
            <text:p>1.8</text:p>
          </table:table-cell>
          <table:table-cell office:value-type="float" office:value="2.5568792643482872" table:style-name="ce125">
            <text:p>2.6</text:p>
          </table:table-cell>
          <table:table-cell office:value-type="float" office:value="4.2645761398412816" table:style-name="ce125">
            <text:p>4.3</text:p>
          </table:table-cell>
          <table:table-cell table:number-columns-repeated="2" table:style-name="ce63"/>
          <table:table-cell table:number-columns-repeated="16376" table:style-name="ce4"/>
        </table:table-row>
        <table:table-row table:style-name="ro4">
          <table:table-cell table:style-name="ce63"/>
          <table:table-cell office:value-type="float" office:value="2015" table:style-name="ce116">
            <text:p>2015</text:p>
          </table:table-cell>
          <table:table-cell office:value-type="float" office:value="1.8646940224273594" table:style-name="ce126">
            <text:p>1.9</text:p>
          </table:table-cell>
          <table:table-cell office:value-type="float" office:value="1.6705127577252403" table:style-name="ce126">
            <text:p>1.7</text:p>
          </table:table-cell>
          <table:table-cell office:value-type="float" office:value="2.4902783002861573" table:style-name="ce126">
            <text:p>2.5</text:p>
          </table:table-cell>
          <table:table-cell office:value-type="float" office:value="4.4430836219299987" table:style-name="ce126">
            <text:p>4.4</text:p>
          </table:table-cell>
          <table:table-cell table:number-columns-repeated="2" table:style-name="ce63"/>
          <table:table-cell table:number-columns-repeated="16376" table:style-name="ce4"/>
        </table:table-row>
        <table:table-row table:style-name="ro4">
          <table:table-cell table:style-name="ce63"/>
          <table:table-cell office:value-type="float" office:value="2016" table:style-name="ce116">
            <text:p>2016</text:p>
          </table:table-cell>
          <table:table-cell office:value-type="float" office:value="1.7072314136209477" table:style-name="ce126">
            <text:p>1.7</text:p>
          </table:table-cell>
          <table:table-cell office:value-type="float" office:value="1.4907742018532697" table:style-name="ce126">
            <text:p>1.5</text:p>
          </table:table-cell>
          <table:table-cell office:value-type="float" office:value="2.2051617951398987" table:style-name="ce126">
            <text:p>2.2</text:p>
          </table:table-cell>
          <table:table-cell office:value-type="float" office:value="4.160958106843168" table:style-name="ce126">
            <text:p>4.2</text:p>
          </table:table-cell>
          <table:table-cell table:number-columns-repeated="2" table:style-name="ce63"/>
          <table:table-cell table:number-columns-repeated="16376" table:style-name="ce4"/>
        </table:table-row>
        <table:table-row table:style-name="ro4">
          <table:table-cell table:style-name="ce63"/>
          <table:table-cell office:value-type="float" office:value="2017" table:style-name="ce116">
            <text:p>2017</text:p>
          </table:table-cell>
          <table:table-cell office:value-type="float" office:value="1.2809183092708334" table:style-name="ce125">
            <text:p>1.3</text:p>
          </table:table-cell>
          <table:table-cell office:value-type="float" office:value="1.2887012139953451" table:style-name="ce125">
            <text:p>1.3</text:p>
          </table:table-cell>
          <table:table-cell office:value-type="float" office:value="2.1287121250933181" table:style-name="ce125">
            <text:p>2.1</text:p>
          </table:table-cell>
          <table:table-cell office:value-type="float" office:value="3.7458151751360136" table:style-name="ce125">
            <text:p>3.7</text:p>
          </table:table-cell>
          <table:table-cell table:style-name="ce63"/>
          <table:table-cell table:style-name="ce117"/>
          <table:table-cell table:number-columns-repeated="16376" table:style-name="ce4"/>
        </table:table-row>
        <table:table-row table:style-name="ro4">
          <table:table-cell table:style-name="ce116"/>
          <table:table-cell office:value-type="float" office:value="2018" table:style-name="ce116">
            <text:p>2018</text:p>
          </table:table-cell>
          <table:table-cell office:value-type="float" office:value="1.04488343413107" table:style-name="ce125">
            <text:p>1.0</text:p>
          </table:table-cell>
          <table:table-cell office:value-type="float" office:value="1.0986187835018499" table:style-name="ce125">
            <text:p>1.1</text:p>
          </table:table-cell>
          <table:table-cell office:value-type="float" office:value="1.92444865314119" table:style-name="ce125">
            <text:p>1.9</text:p>
          </table:table-cell>
          <table:table-cell office:value-type="float" office:value="3.3146051843917999" table:style-name="ce125">
            <text:p>3.3</text:p>
          </table:table-cell>
          <table:table-cell table:style-name="ce63"/>
          <table:table-cell table:style-name="ce117"/>
          <table:table-cell table:number-columns-repeated="16376" table:style-name="ce4"/>
        </table:table-row>
        <table:table-row table:style-name="ro4">
          <table:table-cell table:style-name="ce116"/>
          <table:table-cell office:value-type="float" office:value="2019" table:style-name="ce116">
            <text:p>2019</text:p>
          </table:table-cell>
          <table:table-cell office:value-type="float" office:value="0.97025336780603222" table:style-name="ce125">
            <text:p>1.0</text:p>
          </table:table-cell>
          <table:table-cell office:value-type="float" office:value="1.1989463215464182" table:style-name="ce125">
            <text:p>1.2</text:p>
          </table:table-cell>
          <table:table-cell office:value-type="float" office:value="1.8635125127388372" table:style-name="ce125">
            <text:p>1.9</text:p>
          </table:table-cell>
          <table:table-cell office:value-type="float" office:value="3.3591264184763063" table:style-name="ce125">
            <text:p>3.4</text:p>
          </table:table-cell>
          <table:table-cell table:style-name="ce63"/>
          <table:table-cell table:style-name="ce117"/>
          <table:table-cell table:number-columns-repeated="16376" table:style-name="ce4"/>
        </table:table-row>
        <table:table-row table:style-name="ro4">
          <table:table-cell table:style-name="ce116"/>
          <table:table-cell office:value-type="string" table:style-name="ce116">
            <text:p>2020 (R)</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float" office:value="4.0003333037450499" table:style-name="ce85">
            <text:p>4.0</text:p>
          </table:table-cell>
          <table:table-cell table:style-name="ce63"/>
          <table:table-cell table:style-name="ce117"/>
          <table:table-cell table:number-columns-repeated="16376" table:style-name="ce4"/>
        </table:table-row>
        <table:table-row table:style-name="ro4">
          <table:table-cell table:style-name="ce63"/>
          <table:table-cell office:value-type="float" office:value="2021" table:style-name="ce116">
            <text:p>2021</text:p>
          </table:table-cell>
          <table:table-cell office:value-type="string" table:style-name="ce125">
            <text:p>-</text:p>
          </table:table-cell>
          <table:table-cell office:value-type="string" table:style-name="ce125">
            <text:p>-</text:p>
          </table:table-cell>
          <table:table-cell office:value-type="string" table:style-name="ce125">
            <text:p>-</text:p>
          </table:table-cell>
          <table:table-cell office:value-type="float" office:value="3.8060295541005047" table:style-name="ce85">
            <text:p>3.8</text:p>
          </table:table-cell>
          <table:table-cell table:number-columns-repeated="2" table:style-name="ce63"/>
          <table:table-cell table:number-columns-repeated="16376" table:style-name="ce4"/>
        </table:table-row>
        <table:table-row table:style-name="ro4">
          <table:table-cell table:style-name="ce63"/>
          <table:table-cell office:value-type="float" office:value="2022" table:style-name="ce121">
            <text:p>2022</text:p>
          </table:table-cell>
          <table:table-cell office:value-type="string" table:style-name="ce127">
            <text:p>-</text:p>
          </table:table-cell>
          <table:table-cell office:value-type="string" table:style-name="ce127">
            <text:p>-</text:p>
          </table:table-cell>
          <table:table-cell office:value-type="string" table:style-name="ce127">
            <text:p>-</text:p>
          </table:table-cell>
          <table:table-cell office:value-type="float" office:value="4.0803583792110203" table:style-name="ce128">
            <text:p>4.1</text:p>
          </table:table-cell>
          <table:table-cell table:number-columns-repeated="2" table:style-name="ce63"/>
          <table:table-cell table:number-columns-repeated="16376" table:style-name="ce4"/>
        </table:table-row>
        <table:table-row table:style-name="ro4">
          <table:table-cell table:style-name="ce63"/>
          <table:table-cell office:value-type="string" table:style-name="ce102">
            <text:p>Notes:<text:s/></text:p>
          </table:table-cell>
          <table:table-cell table:number-columns-repeated="4" table:style-name="ce77"/>
          <table:table-cell table:number-columns-repeated="2" table:style-name="ce63"/>
          <table:table-cell table:number-columns-repeated="16376" table:style-name="ce4"/>
        </table:table-row>
        <table:table-row table:style-name="ro4">
          <table:table-cell table:style-name="ce4"/>
          <table:table-cell office:value-type="string" table:style-name="ce99">
            <text:p>1) Due to the COVID-19 pandemic, it was not possible for EHS surveyors to conduct a<text:s/></text:p>
          </table:table-cell>
          <table:table-cell table:number-columns-repeated="4" table:style-name="ce77"/>
          <table:table-cell table:number-columns-repeated="2" table:style-name="ce63"/>
          <table:table-cell table:number-columns-repeated="16376" table:style-name="ce4"/>
        </table:table-row>
        <table:table-row table:style-name="ro4">
          <table:table-cell table:style-name="ce4"/>
          <table:table-cell office:value-type="string" table:style-name="ce99">
            <text:p>full internal inspection of properties in 2021. As a result, 2021 data has been modelled<text:s/></text:p>
          </table:table-cell>
          <table:table-cell table:number-columns-repeated="4" table:style-name="ce77"/>
          <table:table-cell table:number-columns-repeated="2" table:style-name="ce63"/>
          <table:table-cell table:number-columns-repeated="16376" table:style-name="ce4"/>
        </table:table-row>
        <table:table-row table:style-name="ro4">
          <table:table-cell table:style-name="ce4"/>
          <table:table-cell office:value-type="string" table:style-name="ce99">
            <text:p>from 2018 and 2019 data. See the technical notes for more details.<text:s/></text:p>
          </table:table-cell>
          <table:table-cell table:number-columns-repeated="4" table:style-name="ce77"/>
          <table:table-cell table:number-columns-repeated="2" table:style-name="ce63"/>
          <table:table-cell table:number-columns-repeated="16376" table:style-name="ce4"/>
        </table:table-row>
        <table:table-row table:style-name="ro4">
          <table:table-cell table:style-name="ce4"/>
          <table:table-cell office:value-type="string" table:style-name="ce99">
            <text:p>2) dwellings may be counted in more than one column</text:p>
          </table:table-cell>
          <table:table-cell table:number-columns-repeated="4" table:style-name="ce77"/>
          <table:table-cell table:number-columns-repeated="2" table:style-name="ce63"/>
          <table:table-cell table:number-columns-repeated="16376" table:style-name="ce4"/>
        </table:table-row>
        <table:table-row table:style-name="ro2">
          <table:table-cell table:style-name="ce4"/>
          <table:table-cell office:value-type="string" table:style-name="ce96">
            <text:p>Sources:<text:s/></text:p>
          </table:table-cell>
          <table:table-cell table:number-columns-repeated="4" table:style-name="ce96"/>
          <table:table-cell table:style-name="ce63"/>
          <table:table-cell table:style-name="ce96"/>
          <table:table-cell table:number-columns-repeated="16376" table:style-name="ce4"/>
        </table:table-row>
        <table:table-row table:style-name="ro2" table:visibility="collapse">
          <table:table-cell table:style-name="ce4"/>
          <table:table-cell office:value-type="string" table:style-name="ce101">
            <text:p>1996 to 2007: English House Condition Survey, dwelling sample;<text:s/></text:p>
          </table:table-cell>
          <table:table-cell table:number-columns-repeated="4" table:style-name="ce102"/>
          <table:table-cell table:style-name="ce63"/>
          <table:table-cell table:style-name="ce102"/>
          <table:table-cell table:number-columns-repeated="16376" table:style-name="ce4"/>
        </table:table-row>
        <table:table-row table:style-name="ro2">
          <table:table-cell table:style-name="ce4"/>
          <table:table-cell office:value-type="string" table:style-name="ce129">
            <text:p>1996-2007: English House Condition Survey, dwelling sample</text:p>
          </table:table-cell>
          <table:table-cell table:number-columns-repeated="6" table:style-name="ce102"/>
          <table:table-cell table:number-columns-repeated="16376" table:style-name="ce4"/>
        </table:table-row>
        <table:table-row table:style-name="ro2">
          <table:table-cell table:style-name="ce4"/>
          <table:table-cell office:value-type="string" table:style-name="ce129">
            <text:p>2008-2019: English Housing Survey, dwelling sample</text:p>
          </table:table-cell>
          <table:table-cell table:number-columns-repeated="6" table:style-name="ce63"/>
          <table:table-cell table:number-columns-repeated="16376" table:style-name="ce4"/>
        </table:table-row>
        <table:table-row table:style-name="ro2">
          <table:table-cell table:style-name="ce63"/>
          <table:table-cell office:value-type="string" table:style-name="ce106">
            <text:p><text:s text:c="4"/>2020-2021: English Housing Survey, modelled data</text:p>
          </table:table-cell>
          <table:table-cell table:number-columns-repeated="6" table:style-name="ce63"/>
          <table:table-cell table:number-columns-repeated="16376" table:style-name="ce4"/>
        </table:table-row>
        <table:table-row table:style-name="ro2">
          <table:table-cell table:style-name="ce63"/>
          <table:table-cell office:value-type="string" table:style-name="ce106">
            <text:p><text:s text:c="4"/>2022: English Housing Survey, dwelling sample</text:p>
          </table:table-cell>
          <table:table-cell table:number-columns-repeated="16382" table:style-name="ce63"/>
        </table:table-row>
        <table:table-row table:number-rows-repeated="1048514" table:style-name="ro2">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range table:name="Print_Area" table:cell-range-address="AT4_5.$A$1:AT4_5.$H$57" table:base-cell-address="AT4_5.$A$1"/>
        </table:named-expressions>
      </table:table>
      <table:table table:name="AT4_6" table:style-name="ta6">
        <table:table-column table:style-name="co1" table:default-cell-style-name="ce63"/>
        <table:table-column table:style-name="co20" table:default-cell-style-name="ce63"/>
        <table:table-column table:style-name="co21" table:number-columns-repeated="5" table:default-cell-style-name="ce63"/>
        <table:table-column table:style-name="co1" table:number-columns-repeated="16377" table:default-cell-style-name="ce63"/>
        <table:table-row table:style-name="ro4">
          <table:table-cell table:number-columns-repeated="3" table:style-name="ce63"/>
          <table:table-cell table:style-name="ce130"/>
          <table:table-cell table:number-columns-repeated="3" table:style-name="ce63"/>
          <table:table-cell table:number-columns-repeated="16377" table:style-name="ce4"/>
        </table:table-row>
        <table:table-row table:style-name="ro8">
          <table:table-cell table:style-name="ce63"/>
          <table:table-cell office:value-type="string" table:style-name="ce62">
            <text:p>Annex Table 4.6: Damp problems, by tenure, 2022</text:p>
          </table:table-cell>
          <table:table-cell table:number-columns-repeated="4" table:style-name="ce62"/>
          <table:table-cell table:style-name="ce63"/>
          <table:table-cell table:number-columns-repeated="16377" table:style-name="ce4"/>
        </table:table-row>
        <table:table-row table:style-name="ro4">
          <table:table-cell table:style-name="ce63"/>
          <table:table-cell table:style-name="ce130"/>
          <table:table-cell table:number-columns-repeated="5" table:style-name="ce63"/>
          <table:table-cell table:number-columns-repeated="16377" table:style-name="ce4"/>
        </table:table-row>
        <table:table-row table:style-name="ro4">
          <table:table-cell table:style-name="ce63"/>
          <table:table-cell office:value-type="string" table:style-name="ce65">
            <text:p>all dwellings</text:p>
          </table:table-cell>
          <table:table-cell table:number-columns-repeated="4" table:style-name="ce66"/>
          <table:table-cell table:style-name="ce63"/>
          <table:table-cell table:number-columns-repeated="16377" table:style-name="ce4"/>
        </table:table-row>
        <table:table-row table:style-name="ro5">
          <table:table-cell table:style-name="ce63"/>
          <table:table-cell table:style-name="ce110"/>
          <table:table-cell office:value-type="string" table:style-name="ce71">
            <text:p>rising</text:p>
            <text:p>damp</text:p>
          </table:table-cell>
          <table:table-cell office:value-type="string" table:style-name="ce71">
            <text:p>penetrating</text:p>
            <text:p>damp</text:p>
          </table:table-cell>
          <table:table-cell office:value-type="string" table:style-name="ce71">
            <text:p>condensation/</text:p>
            <text:p>mould</text:p>
          </table:table-cell>
          <table:table-cell office:value-type="string" table:style-name="ce71">
            <text:p>any damp</text:p>
            <text:p>problems</text:p>
          </table:table-cell>
          <table:table-cell office:value-type="string" table:style-name="ce131">
            <text:p>sample<text:s/></text:p>
            <text:p>size</text:p>
          </table:table-cell>
          <table:table-cell table:number-columns-repeated="16377" table:style-name="ce4"/>
        </table:table-row>
        <table:table-row table:style-name="ro4">
          <table:table-cell table:style-name="ce63"/>
          <table:table-cell table:style-name="ce113"/>
          <table:table-cell table:number-columns-repeated="2" table:style-name="ce114"/>
          <table:table-cell table:style-name="ce67"/>
          <table:table-cell office:value-type="string" table:style-name="ce74">
            <text:p>thousands of dwellings</text:p>
          </table:table-cell>
          <table:table-cell table:style-name="ce63"/>
          <table:table-cell table:number-columns-repeated="16377" table:style-name="ce4"/>
        </table:table-row>
        <table:table-row table:style-name="ro4">
          <table:table-cell table:style-name="ce63"/>
          <table:table-cell office:value-type="string" table:style-name="ce63">
            <text:p>owner occupied</text:p>
          </table:table-cell>
          <table:table-cell office:value-type="string" table:style-name="ce77">
            <text:p>-</text:p>
          </table:table-cell>
          <table:table-cell office:value-type="string" table:style-name="ce77">
            <text:p>-</text:p>
          </table:table-cell>
          <table:table-cell office:value-type="string" table:style-name="ce77">
            <text:p>-</text:p>
          </table:table-cell>
          <table:table-cell office:value-type="float" office:value="366.88699999999994" table:style-name="ce77">
            <text:p>367</text:p>
          </table:table-cell>
          <table:table-cell office:value-type="float" office:value="5150" table:style-name="ce89">
            <text:p>5,150</text:p>
          </table:table-cell>
          <table:table-cell table:number-columns-repeated="16377" table:style-name="ce4"/>
        </table:table-row>
        <table:table-row table:style-name="ro4">
          <table:table-cell table:style-name="ce63"/>
          <table:table-cell office:value-type="string" table:style-name="ce63">
            <text:p>private rented</text:p>
          </table:table-cell>
          <table:table-cell office:value-type="string" table:style-name="ce77">
            <text:p>-</text:p>
          </table:table-cell>
          <table:table-cell office:value-type="string" table:style-name="ce77">
            <text:p>-</text:p>
          </table:table-cell>
          <table:table-cell office:value-type="string" table:style-name="ce77">
            <text:p>-</text:p>
          </table:table-cell>
          <table:table-cell office:value-type="float" office:value="438.33700000000022" table:style-name="ce77">
            <text:p>438</text:p>
          </table:table-cell>
          <table:table-cell office:value-type="float" office:value="2256" table:style-name="ce89">
            <text:p>2,256</text:p>
          </table:table-cell>
          <table:table-cell table:number-columns-repeated="16377" table:style-name="ce4"/>
        </table:table-row>
        <table:table-row table:style-name="ro4">
          <table:table-cell table:style-name="ce78"/>
          <table:table-cell office:value-type="string" table:style-name="ce78">
            <text:p>all private sector</text:p>
          </table:table-cell>
          <table:table-cell office:value-type="string" table:style-name="ce77">
            <text:p>-</text:p>
          </table:table-cell>
          <table:table-cell office:value-type="string" table:style-name="ce77">
            <text:p>-</text:p>
          </table:table-cell>
          <table:table-cell office:value-type="string" table:style-name="ce77">
            <text:p>-</text:p>
          </table:table-cell>
          <table:table-cell office:value-type="float" office:value="805.22399999999959" table:style-name="ce80">
            <text:p>805</text:p>
          </table:table-cell>
          <table:table-cell office:value-type="float" office:value="7406" table:style-name="ce90">
            <text:p>7,406</text:p>
          </table:table-cell>
          <table:table-cell table:number-columns-repeated="16377" table:style-name="ce78"/>
        </table:table-row>
        <table:table-row table:style-name="ro4">
          <table:table-cell table:style-name="ce76"/>
          <table:table-cell table:style-name="ce63"/>
          <table:table-cell office:value-type="string" table:style-name="ce77">
            <text:p>-</text:p>
          </table:table-cell>
          <table:table-cell office:value-type="string" table:style-name="ce77">
            <text:p>-</text:p>
          </table:table-cell>
          <table:table-cell office:value-type="string" table:style-name="ce77">
            <text:p>-</text:p>
          </table:table-cell>
          <table:table-cell table:style-name="ce63"/>
          <table:table-cell table:style-name="ce92"/>
          <table:table-cell table:number-columns-repeated="16377" table:style-name="ce4"/>
        </table:table-row>
        <table:table-row table:style-name="ro4">
          <table:table-cell table:style-name="ce63"/>
          <table:table-cell office:value-type="string" table:style-name="ce63">
            <text:p>local authority</text:p>
          </table:table-cell>
          <table:table-cell office:value-type="string" table:style-name="ce77">
            <text:p>-</text:p>
          </table:table-cell>
          <table:table-cell office:value-type="string" table:style-name="ce77">
            <text:p>-</text:p>
          </table:table-cell>
          <table:table-cell office:value-type="string" table:style-name="ce77">
            <text:p>-</text:p>
          </table:table-cell>
          <table:table-cell office:value-type="float" office:value="110.40799999999997" table:style-name="ce77">
            <text:p>110</text:p>
          </table:table-cell>
          <table:table-cell office:value-type="float" office:value="1483" table:style-name="ce89">
            <text:p>1,483</text:p>
          </table:table-cell>
          <table:table-cell table:number-columns-repeated="16377" table:style-name="ce4"/>
        </table:table-row>
        <table:table-row table:style-name="ro4">
          <table:table-cell table:style-name="ce63"/>
          <table:table-cell office:value-type="string" table:style-name="ce63">
            <text:p>housing association</text:p>
          </table:table-cell>
          <table:table-cell office:value-type="string" table:style-name="ce77">
            <text:p>-</text:p>
          </table:table-cell>
          <table:table-cell office:value-type="string" table:style-name="ce77">
            <text:p>-</text:p>
          </table:table-cell>
          <table:table-cell office:value-type="string" table:style-name="ce77">
            <text:p>-</text:p>
          </table:table-cell>
          <table:table-cell office:value-type="float" office:value="111.00200000000004" table:style-name="ce77">
            <text:p>111</text:p>
          </table:table-cell>
          <table:table-cell office:value-type="float" office:value="2381" table:style-name="ce89">
            <text:p>2,381</text:p>
          </table:table-cell>
          <table:table-cell table:number-columns-repeated="16377" table:style-name="ce4"/>
        </table:table-row>
        <table:table-row table:style-name="ro4">
          <table:table-cell table:style-name="ce78"/>
          <table:table-cell office:value-type="string" table:style-name="ce78">
            <text:p>all social sector</text:p>
          </table:table-cell>
          <table:table-cell office:value-type="string" table:style-name="ce77">
            <text:p>-</text:p>
          </table:table-cell>
          <table:table-cell office:value-type="string" table:style-name="ce77">
            <text:p>-</text:p>
          </table:table-cell>
          <table:table-cell office:value-type="string" table:style-name="ce77">
            <text:p>-</text:p>
          </table:table-cell>
          <table:table-cell office:value-type="float" office:value="221.40999999999994" table:style-name="ce80">
            <text:p>221</text:p>
          </table:table-cell>
          <table:table-cell office:value-type="float" office:value="3864" table:style-name="ce90">
            <text:p>3,864</text:p>
          </table:table-cell>
          <table:table-cell table:number-columns-repeated="16377" table:style-name="ce78"/>
        </table:table-row>
        <table:table-row table:style-name="ro4">
          <table:table-cell table:number-columns-repeated="2" table:style-name="ce63"/>
          <table:table-cell office:value-type="string" table:style-name="ce77">
            <text:p>-</text:p>
          </table:table-cell>
          <table:table-cell office:value-type="string" table:style-name="ce77">
            <text:p>-</text:p>
          </table:table-cell>
          <table:table-cell office:value-type="string" table:style-name="ce77">
            <text:p>-</text:p>
          </table:table-cell>
          <table:table-cell table:style-name="ce76"/>
          <table:table-cell table:style-name="ce91"/>
          <table:table-cell table:number-columns-repeated="16377" table:style-name="ce4"/>
        </table:table-row>
        <table:table-row table:style-name="ro4">
          <table:table-cell table:style-name="ce78"/>
          <table:table-cell office:value-type="string" table:style-name="ce82">
            <text:p>all tenures</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float" office:value="1026.634" table:style-name="ce84">
            <text:p>1,027</text:p>
          </table:table-cell>
          <table:table-cell office:value-type="float" office:value="11270" table:style-name="ce95">
            <text:p>11,270</text:p>
          </table:table-cell>
          <table:table-cell table:number-columns-repeated="16377" table:style-name="ce78"/>
        </table:table-row>
        <table:table-row table:style-name="ro4">
          <table:table-cell table:style-name="ce63"/>
          <table:table-cell table:style-name="ce113"/>
          <table:table-cell table:number-columns-repeated="2" table:style-name="ce114"/>
          <table:table-cell table:style-name="ce67"/>
          <table:table-cell office:value-type="string" table:style-name="ce74">
            <text:p>percentages</text:p>
          </table:table-cell>
          <table:table-cell table:style-name="ce63"/>
          <table:table-cell table:number-columns-repeated="16377" table:style-name="ce4"/>
        </table:table-row>
        <table:table-row table:style-name="ro4">
          <table:table-cell table:style-name="ce63"/>
          <table:table-cell office:value-type="string" table:style-name="ce63">
            <text:p>owner occupied</text:p>
          </table:table-cell>
          <table:table-cell office:value-type="string" table:style-name="ce77">
            <text:p>-</text:p>
          </table:table-cell>
          <table:table-cell office:value-type="string" table:style-name="ce77">
            <text:p>-</text:p>
          </table:table-cell>
          <table:table-cell office:value-type="string" table:style-name="ce77">
            <text:p>-</text:p>
          </table:table-cell>
          <table:table-cell office:value-type="float" office:value="2.2692335334956102" table:style-name="ce126">
            <text:p>2.3</text:p>
          </table:table-cell>
          <table:table-cell table:number-columns-repeated="61" table:style-name="ce63"/>
          <table:table-cell table:number-columns-repeated="16317" table:style-name="ce4"/>
        </table:table-row>
        <table:table-row table:style-name="ro4">
          <table:table-cell table:style-name="ce63"/>
          <table:table-cell office:value-type="string" table:style-name="ce63">
            <text:p>private rented</text:p>
          </table:table-cell>
          <table:table-cell office:value-type="string" table:style-name="ce77">
            <text:p>-</text:p>
          </table:table-cell>
          <table:table-cell office:value-type="string" table:style-name="ce77">
            <text:p>-</text:p>
          </table:table-cell>
          <table:table-cell office:value-type="string" table:style-name="ce77">
            <text:p>-</text:p>
          </table:table-cell>
          <table:table-cell office:value-type="float" office:value="9.0112420299999805" table:style-name="ce126">
            <text:p>9.0</text:p>
          </table:table-cell>
          <table:table-cell table:number-columns-repeated="61" table:style-name="ce63"/>
          <table:table-cell table:number-columns-repeated="16317" table:style-name="ce4"/>
        </table:table-row>
        <table:table-row table:style-name="ro4">
          <table:table-cell table:style-name="ce78"/>
          <table:table-cell office:value-type="string" table:style-name="ce78">
            <text:p>all private sector</text:p>
          </table:table-cell>
          <table:table-cell office:value-type="string" table:style-name="ce77">
            <text:p>-</text:p>
          </table:table-cell>
          <table:table-cell office:value-type="string" table:style-name="ce77">
            <text:p>-</text:p>
          </table:table-cell>
          <table:table-cell office:value-type="string" table:style-name="ce77">
            <text:p>-</text:p>
          </table:table-cell>
          <table:table-cell office:value-type="float" office:value="3.82852649342674" table:style-name="ce132">
            <text:p>3.8</text:p>
          </table:table-cell>
          <table:table-cell table:style-name="ce78"/>
          <table:table-cell table:number-columns-repeated="2" table:style-name="ce63"/>
          <table:table-cell table:number-columns-repeated="16375" table:style-name="ce78"/>
        </table:table-row>
        <table:table-row table:style-name="ro4">
          <table:table-cell table:number-columns-repeated="2" table:style-name="ce63"/>
          <table:table-cell office:value-type="string" table:style-name="ce77">
            <text:p>-</text:p>
          </table:table-cell>
          <table:table-cell office:value-type="string" table:style-name="ce77">
            <text:p>-</text:p>
          </table:table-cell>
          <table:table-cell office:value-type="string" table:style-name="ce77">
            <text:p>-</text:p>
          </table:table-cell>
          <table:table-cell table:style-name="ce133"/>
          <table:table-cell table:number-columns-repeated="61" table:style-name="ce63"/>
          <table:table-cell table:number-columns-repeated="16317" table:style-name="ce4"/>
        </table:table-row>
        <table:table-row table:style-name="ro4">
          <table:table-cell table:style-name="ce63"/>
          <table:table-cell office:value-type="string" table:style-name="ce63">
            <text:p>local authority</text:p>
          </table:table-cell>
          <table:table-cell office:value-type="string" table:style-name="ce77">
            <text:p>-</text:p>
          </table:table-cell>
          <table:table-cell office:value-type="string" table:style-name="ce77">
            <text:p>-</text:p>
          </table:table-cell>
          <table:table-cell office:value-type="string" table:style-name="ce77">
            <text:p>-</text:p>
          </table:table-cell>
          <table:table-cell office:value-type="float" office:value="7.0140264010677802" table:style-name="ce126">
            <text:p>7.0</text:p>
          </table:table-cell>
          <table:table-cell table:number-columns-repeated="61" table:style-name="ce63"/>
          <table:table-cell table:number-columns-repeated="16317" table:style-name="ce4"/>
        </table:table-row>
        <table:table-row table:style-name="ro4">
          <table:table-cell table:style-name="ce63"/>
          <table:table-cell office:value-type="string" table:style-name="ce63">
            <text:p>housing association</text:p>
          </table:table-cell>
          <table:table-cell office:value-type="string" table:style-name="ce77">
            <text:p>-</text:p>
          </table:table-cell>
          <table:table-cell office:value-type="string" table:style-name="ce77">
            <text:p>-</text:p>
          </table:table-cell>
          <table:table-cell office:value-type="string" table:style-name="ce77">
            <text:p>-</text:p>
          </table:table-cell>
          <table:table-cell office:value-type="float" office:value="4.3460863218990298" table:style-name="ce126">
            <text:p>4.3</text:p>
          </table:table-cell>
          <table:table-cell table:number-columns-repeated="61" table:style-name="ce63"/>
          <table:table-cell table:number-columns-repeated="16317" table:style-name="ce4"/>
        </table:table-row>
        <table:table-row table:style-name="ro4">
          <table:table-cell table:style-name="ce78"/>
          <table:table-cell office:value-type="string" table:style-name="ce78">
            <text:p>all social sector</text:p>
          </table:table-cell>
          <table:table-cell office:value-type="string" table:style-name="ce77">
            <text:p>-</text:p>
          </table:table-cell>
          <table:table-cell office:value-type="string" table:style-name="ce77">
            <text:p>-</text:p>
          </table:table-cell>
          <table:table-cell office:value-type="string" table:style-name="ce77">
            <text:p>-</text:p>
          </table:table-cell>
          <table:table-cell office:value-type="float" office:value="5.3633921656830603" table:style-name="ce132">
            <text:p>5.4</text:p>
          </table:table-cell>
          <table:table-cell table:style-name="ce78"/>
          <table:table-cell table:number-columns-repeated="2" table:style-name="ce63"/>
          <table:table-cell table:number-columns-repeated="16375" table:style-name="ce78"/>
        </table:table-row>
        <table:table-row table:style-name="ro4">
          <table:table-cell table:number-columns-repeated="2" table:style-name="ce63"/>
          <table:table-cell office:value-type="string" table:style-name="ce77">
            <text:p>-</text:p>
          </table:table-cell>
          <table:table-cell office:value-type="string" table:style-name="ce77">
            <text:p>-</text:p>
          </table:table-cell>
          <table:table-cell office:value-type="string" table:style-name="ce77">
            <text:p>-</text:p>
          </table:table-cell>
          <table:table-cell table:style-name="ce133"/>
          <table:table-cell table:number-columns-repeated="61" table:style-name="ce63"/>
          <table:table-cell table:number-columns-repeated="16317" table:style-name="ce4"/>
        </table:table-row>
        <table:table-row table:style-name="ro4">
          <table:table-cell table:style-name="ce78"/>
          <table:table-cell office:value-type="string" table:style-name="ce82">
            <text:p>all tenures</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float" office:value="4.0803583792110203" table:style-name="ce134">
            <text:p>4.1</text:p>
          </table:table-cell>
          <table:table-cell table:style-name="ce78"/>
          <table:table-cell table:number-columns-repeated="2" table:style-name="ce63"/>
          <table:table-cell table:number-columns-repeated="16375" table:style-name="ce78"/>
        </table:table-row>
        <table:table-row table:style-name="ro16">
          <table:table-cell table:style-name="ce63"/>
          <table:table-cell office:value-type="string" table:style-name="ce135">
            <text:p>Source: 2022-23: English Housing Survey, full household sample</text:p>
          </table:table-cell>
          <table:table-cell table:number-columns-repeated="65" table:style-name="ce63"/>
          <table:table-cell table:number-columns-repeated="16317" table:style-name="ce4"/>
        </table:table-row>
        <table:table-row table:style-name="ro2">
          <table:table-cell table:style-name="ce63"/>
          <table:table-cell table:style-name="ce136"/>
          <table:table-cell table:number-columns-repeated="16382" table:style-name="ce63"/>
        </table:table-row>
        <table:table-row table:number-rows-repeated="1048549" table:style-name="ro2">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range table:name="Print_Area" table:cell-range-address="AT4_6.$A$1:AT4_6.$H$26" table:base-cell-address="AT4_6.$A$1"/>
        </table:named-expressions>
      </table:table>
      <table:table table:name="AT4_7" table:style-name="ta7">
        <table:table-column table:style-name="co1" table:default-cell-style-name="ce138"/>
        <table:table-column table:style-name="co22" table:default-cell-style-name="ce138"/>
        <table:table-column table:style-name="co23" table:number-columns-repeated="17" table:default-cell-style-name="ce138"/>
        <table:table-column table:style-name="co24" table:number-columns-repeated="2" table:default-cell-style-name="ce138"/>
        <table:table-column table:style-name="co1" table:number-columns-repeated="16363" table:default-cell-style-name="ce138"/>
        <table:table-row table:style-name="ro4">
          <table:table-cell table:style-name="ce137"/>
          <table:table-cell table:number-columns-repeated="18" table:style-name="ce138"/>
          <table:table-cell table:number-columns-repeated="16365" table:style-name="ce4"/>
        </table:table-row>
        <table:table-row table:style-name="ro8">
          <table:table-cell table:style-name="ce138"/>
          <table:table-cell office:value-type="string" table:style-name="ce139">
            <text:p>Annex Table 4.7: Households with at least one working smoke alarm, by tenure, 2003-04 to 2022-23</text:p>
          </table:table-cell>
          <table:table-cell table:number-columns-repeated="3" table:style-name="ce139"/>
          <table:table-cell table:number-columns-repeated="2" table:style-name="ce140"/>
          <table:table-cell table:number-columns-repeated="12" table:style-name="ce138"/>
          <table:table-cell table:number-columns-repeated="16365" table:style-name="ce4"/>
        </table:table-row>
        <table:table-row table:style-name="ro4">
          <table:table-cell table:style-name="ce138"/>
          <table:table-cell table:style-name="ce141"/>
          <table:table-cell table:number-columns-repeated="17" table:style-name="ce138"/>
          <table:table-cell table:number-columns-repeated="16365" table:style-name="ce4"/>
        </table:table-row>
        <table:table-row table:style-name="ro4">
          <table:table-cell table:style-name="ce138"/>
          <table:table-cell office:value-type="string" table:style-name="ce142">
            <text:p>all households</text:p>
          </table:table-cell>
          <table:table-cell table:style-name="ce142"/>
          <table:table-cell table:number-columns-repeated="16" table:style-name="ce138"/>
          <table:table-cell table:number-columns-repeated="16365" table:style-name="ce4"/>
        </table:table-row>
        <table:table-row table:style-name="ro17">
          <table:table-cell table:style-name="ce138"/>
          <table:table-cell table:style-name="ce143"/>
          <table:table-cell office:value-type="string" table:style-name="ce144">
            <text:p>2003-04</text:p>
          </table:table-cell>
          <table:table-cell office:value-type="string" table:style-name="ce144">
            <text:p>2004-05</text:p>
          </table:table-cell>
          <table:table-cell office:value-type="string" table:style-name="ce144">
            <text:p>2005-06</text:p>
          </table:table-cell>
          <table:table-cell office:value-type="string" table:style-name="ce144">
            <text:p>2006-07</text:p>
          </table:table-cell>
          <table:table-cell office:value-type="string" table:style-name="ce144">
            <text:p>2007-08</text:p>
          </table:table-cell>
          <table:table-cell office:value-type="string" table:style-name="ce144">
            <text:p>2008-09</text:p>
          </table:table-cell>
          <table:table-cell office:value-type="string" table:style-name="ce144">
            <text:p>2010-11</text:p>
          </table:table-cell>
          <table:table-cell office:value-type="string" table:style-name="ce144">
            <text:p>2011-12</text:p>
          </table:table-cell>
          <table:table-cell office:value-type="string" table:style-name="ce144">
            <text:p>2012-13</text:p>
          </table:table-cell>
          <table:table-cell office:value-type="string" table:style-name="ce144">
            <text:p>2013-14</text:p>
          </table:table-cell>
          <table:table-cell office:value-type="string" table:style-name="ce144">
            <text:p>2014-15</text:p>
          </table:table-cell>
          <table:table-cell office:value-type="string" table:style-name="ce144">
            <text:p>2015-16</text:p>
          </table:table-cell>
          <table:table-cell office:value-type="string" table:style-name="ce144">
            <text:p>2016-17</text:p>
          </table:table-cell>
          <table:table-cell office:value-type="string" table:style-name="ce144">
            <text:p>2017-18</text:p>
          </table:table-cell>
          <table:table-cell office:value-type="string" table:style-name="ce144">
            <text:p>2018-19</text:p>
          </table:table-cell>
          <table:table-cell office:value-type="string" table:style-name="ce144">
            <text:p>2019-20</text:p>
          </table:table-cell>
          <table:table-cell office:value-type="string" table:style-name="ce144">
            <text:p>2020-21</text:p>
          </table:table-cell>
          <table:table-cell office:value-type="string" table:style-name="ce144">
            <text:p>2021-22</text:p>
          </table:table-cell>
          <table:table-cell office:value-type="string" table:style-name="ce144">
            <text:p>2022-23</text:p>
          </table:table-cell>
          <table:table-cell table:number-columns-repeated="16363" table:style-name="ce4"/>
        </table:table-row>
        <table:table-row table:style-name="ro4">
          <table:table-cell table:number-columns-repeated="6" table:style-name="ce138"/>
          <table:table-cell table:number-columns-repeated="8" table:style-name="ce145"/>
          <table:table-cell table:style-name="ce138"/>
          <table:table-cell table:number-columns-repeated="5" table:style-name="ce145"/>
          <table:table-cell office:value-type="string" table:style-name="ce145">
            <text:p>thousands of households</text:p>
          </table:table-cell>
          <table:table-cell table:number-columns-repeated="16363" table:style-name="ce4"/>
        </table:table-row>
        <table:table-row table:style-name="ro4">
          <table:table-cell table:style-name="ce138"/>
          <table:table-cell office:value-type="string" table:style-name="ce146">
            <text:p>owner occupiers</text:p>
          </table:table-cell>
          <table:table-cell office:value-type="float" office:value="11958.669000000029" table:style-name="ce147">
            <text:p>11,959</text:p>
          </table:table-cell>
          <table:table-cell office:value-type="float" office:value="12346.982999999971" table:style-name="ce147">
            <text:p>12,347</text:p>
          </table:table-cell>
          <table:table-cell office:value-type="float" office:value="12587.214999999998" table:style-name="ce147">
            <text:p>12,587</text:p>
          </table:table-cell>
          <table:table-cell office:value-type="float" office:value="12740.257000000007" table:style-name="ce147">
            <text:p>12,740</text:p>
          </table:table-cell>
          <table:table-cell office:value-type="float" office:value="13154.17800000002" table:style-name="ce147">
            <text:p>13,154</text:p>
          </table:table-cell>
          <table:table-cell office:value-type="float" office:value="12438.470956559189" table:style-name="ce147">
            <text:p>12,438</text:p>
          </table:table-cell>
          <table:table-cell office:value-type="float" office:value="12580.047898098499" table:style-name="ce147">
            <text:p>12,580</text:p>
          </table:table-cell>
          <table:table-cell office:value-type="float" office:value="12638.930895683954" table:style-name="ce147">
            <text:p>12,639</text:p>
          </table:table-cell>
          <table:table-cell office:value-type="float" office:value="12608.830168547711" table:style-name="ce147">
            <text:p>12,609</text:p>
          </table:table-cell>
          <table:table-cell office:value-type="float" office:value="12609.431375658514" table:style-name="ce147">
            <text:p>12,609</text:p>
          </table:table-cell>
          <table:table-cell office:value-type="float" office:value="12624.317760764639" table:style-name="ce147">
            <text:p>12,624</text:p>
          </table:table-cell>
          <table:table-cell office:value-type="float" office:value="12747.414265564017" table:style-name="ce147">
            <text:p>12,747</text:p>
          </table:table-cell>
          <table:table-cell office:value-type="float" office:value="12905.773556173101" table:style-name="ce147">
            <text:p>12,906</text:p>
          </table:table-cell>
          <table:table-cell office:value-type="float" office:value="13216.729005042745" table:style-name="ce147">
            <text:p>13,217</text:p>
          </table:table-cell>
          <table:table-cell office:value-type="float" office:value="13551.001226725641" table:style-name="ce147">
            <text:p>13,551</text:p>
          </table:table-cell>
          <table:table-cell office:value-type="float" office:value="13923.248603454138" table:style-name="ce147">
            <text:p>13,923</text:p>
          </table:table-cell>
          <table:table-cell office:value-type="float" office:value="14561.661443188732" table:style-name="ce147">
            <text:p>14,562</text:p>
          </table:table-cell>
          <table:table-cell office:value-type="float" office:value="14429.33777723268" table:style-name="ce147">
            <text:p>14,429</text:p>
          </table:table-cell>
          <table:table-cell office:value-type="float" office:value="14462.2430308363" table:style-name="ce147">
            <text:p>14,462</text:p>
          </table:table-cell>
          <table:table-cell table:number-columns-repeated="16363" table:style-name="ce4"/>
        </table:table-row>
        <table:table-row table:style-name="ro4">
          <table:table-cell table:style-name="ce138"/>
          <table:table-cell office:value-type="string" table:style-name="ce146">
            <text:p>private renters</text:p>
          </table:table-cell>
          <table:table-cell office:value-type="float" office:value="1356.9159999999999" table:style-name="ce147">
            <text:p>1,357</text:p>
          </table:table-cell>
          <table:table-cell office:value-type="float" office:value="1742.0390000000034" table:style-name="ce147">
            <text:p>1,742</text:p>
          </table:table-cell>
          <table:table-cell office:value-type="float" office:value="1686.282000000002" table:style-name="ce147">
            <text:p>1,686</text:p>
          </table:table-cell>
          <table:table-cell office:value-type="float" office:value="1861.7629999999999" table:style-name="ce147">
            <text:p>1,862</text:p>
          </table:table-cell>
          <table:table-cell office:value-type="float" office:value="1943.438000000001" table:style-name="ce147">
            <text:p>1,943</text:p>
          </table:table-cell>
          <table:table-cell office:value-type="float" office:value="2324.5291141017033" table:style-name="ce147">
            <text:p>2,325</text:p>
          </table:table-cell>
          <table:table-cell office:value-type="float" office:value="2876.2381491139381" table:style-name="ce147">
            <text:p>2,876</text:p>
          </table:table-cell>
          <table:table-cell office:value-type="float" office:value="3061.7920916521743" table:style-name="ce147">
            <text:p>3,062</text:p>
          </table:table-cell>
          <table:table-cell office:value-type="float" office:value="3302.9107151847484" table:style-name="ce147">
            <text:p>3,303</text:p>
          </table:table-cell>
          <table:table-cell office:value-type="float" office:value="3607.1630309006641" table:style-name="ce147">
            <text:p>3,607</text:p>
          </table:table-cell>
          <table:table-cell office:value-type="float" office:value="3470.9999375534953" table:style-name="ce147">
            <text:p>3,471</text:p>
          </table:table-cell>
          <table:table-cell office:value-type="float" office:value="3780.6314694760604" table:style-name="ce147">
            <text:p>3,781</text:p>
          </table:table-cell>
          <table:table-cell office:value-type="float" office:value="4135.5915660640585" table:style-name="ce147">
            <text:p>4,136</text:p>
          </table:table-cell>
          <table:table-cell office:value-type="float" office:value="4010.9619012831217" table:style-name="ce147">
            <text:p>4,011</text:p>
          </table:table-cell>
          <table:table-cell office:value-type="float" office:value="3990.7437404142856" table:style-name="ce147">
            <text:p>3,991</text:p>
          </table:table-cell>
          <table:table-cell office:value-type="float" office:value="3934.5849323924458" table:style-name="ce147">
            <text:p>3,935</text:p>
          </table:table-cell>
          <table:table-cell office:value-type="float" office:value="4111.5988319559192" table:style-name="ce147">
            <text:p>4,112</text:p>
          </table:table-cell>
          <table:table-cell office:value-type="float" office:value="4273.6922767131255" table:style-name="ce147">
            <text:p>4,274</text:p>
          </table:table-cell>
          <table:table-cell office:value-type="float" office:value="4268.9987779247831" table:style-name="ce147">
            <text:p>4,269</text:p>
          </table:table-cell>
          <table:table-cell table:number-columns-repeated="16363" table:style-name="ce4"/>
        </table:table-row>
        <table:table-row table:style-name="ro4">
          <table:table-cell table:style-name="ce138"/>
          <table:table-cell office:value-type="string" table:style-name="ce148">
            <text:p>all private sector</text:p>
          </table:table-cell>
          <table:table-cell office:value-type="float" office:value="13315.585000000041" table:style-name="ce149">
            <text:p>13,316</text:p>
          </table:table-cell>
          <table:table-cell office:value-type="float" office:value="14089.021999999981" table:style-name="ce149">
            <text:p>14,089</text:p>
          </table:table-cell>
          <table:table-cell office:value-type="float" office:value="14273.496999999999" table:style-name="ce149">
            <text:p>14,273</text:p>
          </table:table-cell>
          <table:table-cell office:value-type="float" office:value="14602.02000000001" table:style-name="ce149">
            <text:p>14,602</text:p>
          </table:table-cell>
          <table:table-cell office:value-type="float" office:value="15097.616000000025" table:style-name="ce149">
            <text:p>15,098</text:p>
          </table:table-cell>
          <table:table-cell office:value-type="float" office:value="14763.000070660892" table:style-name="ce149">
            <text:p>14,763</text:p>
          </table:table-cell>
          <table:table-cell office:value-type="float" office:value="15456.286047212508" table:style-name="ce149">
            <text:p>15,456</text:p>
          </table:table-cell>
          <table:table-cell office:value-type="float" office:value="15700.722987336103" table:style-name="ce149">
            <text:p>15,701</text:p>
          </table:table-cell>
          <table:table-cell office:value-type="float" office:value="15911.740883732455" table:style-name="ce149">
            <text:p>15,912</text:p>
          </table:table-cell>
          <table:table-cell office:value-type="float" office:value="16216.594406559143" table:style-name="ce149">
            <text:p>16,217</text:p>
          </table:table-cell>
          <table:table-cell office:value-type="float" office:value="16095.317698318157" table:style-name="ce149">
            <text:p>16,095</text:p>
          </table:table-cell>
          <table:table-cell office:value-type="float" office:value="16528.045735040057" table:style-name="ce149">
            <text:p>16,528</text:p>
          </table:table-cell>
          <table:table-cell office:value-type="float" office:value="17041.365122237181" table:style-name="ce149">
            <text:p>17,041</text:p>
          </table:table-cell>
          <table:table-cell office:value-type="float" office:value="17227.690906325912" table:style-name="ce149">
            <text:p>17,228</text:p>
          </table:table-cell>
          <table:table-cell office:value-type="float" office:value="17541.744967139919" table:style-name="ce149">
            <text:p>17,542</text:p>
          </table:table-cell>
          <table:table-cell office:value-type="float" office:value="17857.83353584657" table:style-name="ce149">
            <text:p>17,858</text:p>
          </table:table-cell>
          <table:table-cell office:value-type="float" office:value="18673.26027514465" table:style-name="ce149">
            <text:p>18,673</text:p>
          </table:table-cell>
          <table:table-cell office:value-type="float" office:value="18703.030053945804" table:style-name="ce149">
            <text:p>18,703</text:p>
          </table:table-cell>
          <table:table-cell office:value-type="float" office:value="18731.241808761159" table:style-name="ce149">
            <text:p>18,731</text:p>
          </table:table-cell>
          <table:table-cell table:number-columns-repeated="16363" table:style-name="ce4"/>
        </table:table-row>
        <table:table-row table:style-name="ro4">
          <table:table-cell table:style-name="ce138"/>
          <table:table-cell table:style-name="ce148"/>
          <table:table-cell table:number-columns-repeated="11" table:style-name="ce147"/>
          <table:table-cell table:number-columns-repeated="8" table:style-name="ce138"/>
          <table:table-cell table:number-columns-repeated="16363" table:style-name="ce4"/>
        </table:table-row>
        <table:table-row table:style-name="ro4">
          <table:table-cell table:style-name="ce138"/>
          <table:table-cell office:value-type="string" table:style-name="ce146">
            <text:p>local authority</text:p>
          </table:table-cell>
          <table:table-cell office:value-type="string" table:style-name="ce150">
            <text:p>:</text:p>
          </table:table-cell>
          <table:table-cell office:value-type="string" table:style-name="ce150">
            <text:p>:</text:p>
          </table:table-cell>
          <table:table-cell office:value-type="string" table:style-name="ce150">
            <text:p>:</text:p>
          </table:table-cell>
          <table:table-cell office:value-type="string" table:style-name="ce150">
            <text:p>:</text:p>
          </table:table-cell>
          <table:table-cell office:value-type="string" table:style-name="ce150">
            <text:p>:</text:p>
          </table:table-cell>
          <table:table-cell office:value-type="float" office:value="1546.3211156105463" table:style-name="ce147">
            <text:p>1,546</text:p>
          </table:table-cell>
          <table:table-cell office:value-type="float" office:value="1598.8418249454987" table:style-name="ce147">
            <text:p>1,599</text:p>
          </table:table-cell>
          <table:table-cell office:value-type="float" office:value="1571.2412652204512" table:style-name="ce147">
            <text:p>1,571</text:p>
          </table:table-cell>
          <table:table-cell office:value-type="float" office:value="1498.429781076688" table:style-name="ce147">
            <text:p>1,498</text:p>
          </table:table-cell>
          <table:table-cell office:value-type="float" office:value="1496.2602244686602" table:style-name="ce147">
            <text:p>1,496</text:p>
          </table:table-cell>
          <table:table-cell office:value-type="float" office:value="1510.2959250174074" table:style-name="ce147">
            <text:p>1,510</text:p>
          </table:table-cell>
          <table:table-cell office:value-type="float" office:value="1497.0786829980818" table:style-name="ce147">
            <text:p>1,497</text:p>
          </table:table-cell>
          <table:table-cell office:value-type="float" office:value="1460.1348640415388" table:style-name="ce147">
            <text:p>1,460</text:p>
          </table:table-cell>
          <table:table-cell office:value-type="float" office:value="1475.9183932246549" table:style-name="ce147">
            <text:p>1,476</text:p>
          </table:table-cell>
          <table:table-cell office:value-type="float" office:value="1510.9239650480831" table:style-name="ce147">
            <text:p>1,511</text:p>
          </table:table-cell>
          <table:table-cell office:value-type="float" office:value="1506.5056201444941" table:style-name="ce147">
            <text:p>1,507</text:p>
          </table:table-cell>
          <table:table-cell office:value-type="float" office:value="1506.8349568318861" table:style-name="ce147">
            <text:p>1,507</text:p>
          </table:table-cell>
          <table:table-cell office:value-type="float" office:value="1513.1904399626528" table:style-name="ce147">
            <text:p>1,513</text:p>
          </table:table-cell>
          <table:table-cell office:value-type="float" office:value="1472.4783949241028" table:style-name="ce147">
            <text:p>1,472</text:p>
          </table:table-cell>
          <table:table-cell table:number-columns-repeated="16363" table:style-name="ce4"/>
        </table:table-row>
        <table:table-row table:style-name="ro4">
          <table:table-cell table:style-name="ce138"/>
          <table:table-cell office:value-type="string" table:style-name="ce146">
            <text:p>housing association</text:p>
          </table:table-cell>
          <table:table-cell office:value-type="string" table:style-name="ce150">
            <text:p>:</text:p>
          </table:table-cell>
          <table:table-cell office:value-type="string" table:style-name="ce150">
            <text:p>:</text:p>
          </table:table-cell>
          <table:table-cell office:value-type="string" table:style-name="ce150">
            <text:p>:</text:p>
          </table:table-cell>
          <table:table-cell office:value-type="string" table:style-name="ce150">
            <text:p>:</text:p>
          </table:table-cell>
          <table:table-cell office:value-type="string" table:style-name="ce150">
            <text:p>:</text:p>
          </table:table-cell>
          <table:table-cell office:value-type="float" office:value="1739.0296571221222" table:style-name="ce147">
            <text:p>1,739</text:p>
          </table:table-cell>
          <table:table-cell office:value-type="float" office:value="1826.8884410807361" table:style-name="ce147">
            <text:p>1,827</text:p>
          </table:table-cell>
          <table:table-cell office:value-type="float" office:value="1881.6607413266015" table:style-name="ce147">
            <text:p>1,882</text:p>
          </table:table-cell>
          <table:table-cell office:value-type="float" office:value="1845.8228025085925" table:style-name="ce147">
            <text:p>1,846</text:p>
          </table:table-cell>
          <table:table-cell office:value-type="float" office:value="2150.379022835376" table:style-name="ce147">
            <text:p>2,150</text:p>
          </table:table-cell>
          <table:table-cell office:value-type="float" office:value="2122.3348248799243" table:style-name="ce147">
            <text:p>2,122</text:p>
          </table:table-cell>
          <table:table-cell office:value-type="float" office:value="2189.0562201013022" table:style-name="ce147">
            <text:p>2,189</text:p>
          </table:table-cell>
          <table:table-cell office:value-type="float" office:value="2273.7952549663328" table:style-name="ce147">
            <text:p>2,274</text:p>
          </table:table-cell>
          <table:table-cell office:value-type="float" office:value="2274.0423681428065" table:style-name="ce147">
            <text:p>2,274</text:p>
          </table:table-cell>
          <table:table-cell office:value-type="float" office:value="2248.6398770847782" table:style-name="ce147">
            <text:p>2,249</text:p>
          </table:table-cell>
          <table:table-cell office:value-type="float" office:value="2323.9492855234489" table:style-name="ce147">
            <text:p>2,324</text:p>
          </table:table-cell>
          <table:table-cell office:value-type="float" office:value="2367.4079361830609" table:style-name="ce147">
            <text:p>2,367</text:p>
          </table:table-cell>
          <table:table-cell office:value-type="float" office:value="2368.9503814432032" table:style-name="ce147">
            <text:p>2,369</text:p>
          </table:table-cell>
          <table:table-cell office:value-type="float" office:value="2379.7839784290441" table:style-name="ce147">
            <text:p>2,380</text:p>
          </table:table-cell>
          <table:table-cell table:number-columns-repeated="16363" table:style-name="ce4"/>
        </table:table-row>
        <table:table-row table:style-name="ro4">
          <table:table-cell table:style-name="ce138"/>
          <table:table-cell office:value-type="string" table:style-name="ce148">
            <text:p>all social sector</text:p>
          </table:table-cell>
          <table:table-cell office:value-type="float" office:value="3138.2910000000015" table:style-name="ce149">
            <text:p>3,138</text:p>
          </table:table-cell>
          <table:table-cell office:value-type="float" office:value="3236.4800000000055" table:style-name="ce149">
            <text:p>3,236</text:p>
          </table:table-cell>
          <table:table-cell office:value-type="float" office:value="3235.7209999999968" table:style-name="ce149">
            <text:p>3,236</text:p>
          </table:table-cell>
          <table:table-cell office:value-type="float" office:value="3227.4389999999926" table:style-name="ce149">
            <text:p>3,227</text:p>
          </table:table-cell>
          <table:table-cell office:value-type="float" office:value="3329.9140000000007" table:style-name="ce149">
            <text:p>3,330</text:p>
          </table:table-cell>
          <table:table-cell office:value-type="float" office:value="3285.350772732666" table:style-name="ce149">
            <text:p>3,285</text:p>
          </table:table-cell>
          <table:table-cell office:value-type="float" office:value="3425.7302660262362" table:style-name="ce149">
            <text:p>3,426</text:p>
          </table:table-cell>
          <table:table-cell office:value-type="float" office:value="3452.9020065470463" table:style-name="ce149">
            <text:p>3,453</text:p>
          </table:table-cell>
          <table:table-cell office:value-type="float" office:value="3344.2525835852789" table:style-name="ce149">
            <text:p>3,344</text:p>
          </table:table-cell>
          <table:table-cell office:value-type="float" office:value="3646.6392473040323" table:style-name="ce149">
            <text:p>3,647</text:p>
          </table:table-cell>
          <table:table-cell office:value-type="float" office:value="3632.6307498973415" table:style-name="ce149">
            <text:p>3,633</text:p>
          </table:table-cell>
          <table:table-cell office:value-type="float" office:value="3686.1349030993811" table:style-name="ce149">
            <text:p>3,686</text:p>
          </table:table-cell>
          <table:table-cell office:value-type="float" office:value="3733.9301190078741" table:style-name="ce149">
            <text:p>3,734</text:p>
          </table:table-cell>
          <table:table-cell office:value-type="float" office:value="3749.9607613674607" table:style-name="ce149">
            <text:p>3,750</text:p>
          </table:table-cell>
          <table:table-cell office:value-type="float" office:value="3759.5638421328576" table:style-name="ce149">
            <text:p>3,760</text:p>
          </table:table-cell>
          <table:table-cell office:value-type="float" office:value="3830.4549056679321" table:style-name="ce149">
            <text:p>3,830</text:p>
          </table:table-cell>
          <table:table-cell office:value-type="float" office:value="3874.2428930149449" table:style-name="ce149">
            <text:p>3,874</text:p>
          </table:table-cell>
          <table:table-cell office:value-type="float" office:value="3882.1408214058592" table:style-name="ce149">
            <text:p>3,882</text:p>
          </table:table-cell>
          <table:table-cell office:value-type="float" office:value="3852.262373353145" table:style-name="ce149">
            <text:p>3,852</text:p>
          </table:table-cell>
          <table:table-cell table:number-columns-repeated="16363" table:style-name="ce4"/>
        </table:table-row>
        <table:table-row table:style-name="ro4">
          <table:table-cell table:style-name="ce138"/>
          <table:table-cell table:style-name="ce146"/>
          <table:table-cell table:number-columns-repeated="11" table:style-name="ce147"/>
          <table:table-cell table:number-columns-repeated="8" table:style-name="ce151"/>
          <table:table-cell table:number-columns-repeated="16363" table:style-name="ce4"/>
        </table:table-row>
        <table:table-row table:style-name="ro4">
          <table:table-cell table:style-name="ce138"/>
          <table:table-cell office:value-type="string" table:style-name="ce152">
            <text:p>all tenures</text:p>
          </table:table-cell>
          <table:table-cell office:value-type="float" office:value="16453.876000000084" table:style-name="ce153">
            <text:p>16,454</text:p>
          </table:table-cell>
          <table:table-cell office:value-type="float" office:value="17325.501999999924" table:style-name="ce153">
            <text:p>17,326</text:p>
          </table:table-cell>
          <table:table-cell office:value-type="float" office:value="17509.217999999953" table:style-name="ce153">
            <text:p>17,509</text:p>
          </table:table-cell>
          <table:table-cell office:value-type="float" office:value="17829.459000000086" table:style-name="ce153">
            <text:p>17,829</text:p>
          </table:table-cell>
          <table:table-cell office:value-type="float" office:value="18427.529999999984" table:style-name="ce153">
            <text:p>18,428</text:p>
          </table:table-cell>
          <table:table-cell office:value-type="float" office:value="18048.350843393458" table:style-name="ce153">
            <text:p>18,048</text:p>
          </table:table-cell>
          <table:table-cell office:value-type="float" office:value="18882.016313238732" table:style-name="ce153">
            <text:p>18,882</text:p>
          </table:table-cell>
          <table:table-cell office:value-type="float" office:value="19153.624993883146" table:style-name="ce153">
            <text:p>19,154</text:p>
          </table:table-cell>
          <table:table-cell office:value-type="float" office:value="19255.993467317738" table:style-name="ce153">
            <text:p>19,256</text:p>
          </table:table-cell>
          <table:table-cell office:value-type="float" office:value="19863.233653863226" table:style-name="ce153">
            <text:p>19,863</text:p>
          </table:table-cell>
          <table:table-cell office:value-type="float" office:value="19727.94844821552" table:style-name="ce153">
            <text:p>19,728</text:p>
          </table:table-cell>
          <table:table-cell office:value-type="float" office:value="20214.180638139525" table:style-name="ce154">
            <text:p>20,214</text:p>
          </table:table-cell>
          <table:table-cell office:value-type="float" office:value="20775.295241245032" table:style-name="ce154">
            <text:p>20,775</text:p>
          </table:table-cell>
          <table:table-cell office:value-type="float" office:value="20977.651667693335" table:style-name="ce154">
            <text:p>20,978</text:p>
          </table:table-cell>
          <table:table-cell office:value-type="float" office:value="21301.308809272814" table:style-name="ce154">
            <text:p>21,301</text:p>
          </table:table-cell>
          <table:table-cell office:value-type="float" office:value="21688.288441514593" table:style-name="ce154">
            <text:p>21,688</text:p>
          </table:table-cell>
          <table:table-cell office:value-type="float" office:value="22547.503168159612" table:style-name="ce154">
            <text:p>22,548</text:p>
          </table:table-cell>
          <table:table-cell office:value-type="float" office:value="22585.170875351603" table:style-name="ce154">
            <text:p>22,585</text:p>
          </table:table-cell>
          <table:table-cell office:value-type="float" office:value="22583.5041821144" table:style-name="ce154">
            <text:p>22,584</text:p>
          </table:table-cell>
          <table:table-cell table:number-columns-repeated="16363" table:style-name="ce4"/>
        </table:table-row>
        <table:table-row table:style-name="ro4">
          <table:table-cell table:number-columns-repeated="2" table:style-name="ce138"/>
          <table:table-cell table:number-columns-repeated="4" table:style-name="ce155"/>
          <table:table-cell table:number-columns-repeated="8" table:style-name="ce145"/>
          <table:table-cell table:style-name="ce138"/>
          <table:table-cell table:number-columns-repeated="5" table:style-name="ce145"/>
          <table:table-cell office:value-type="string" table:style-name="ce145">
            <text:p>percentages</text:p>
          </table:table-cell>
          <table:table-cell table:number-columns-repeated="16363" table:style-name="ce4"/>
        </table:table-row>
        <table:table-row table:style-name="ro4">
          <table:table-cell table:style-name="ce4"/>
          <table:table-cell office:value-type="string" table:style-name="ce146">
            <text:p>owner occupiers</text:p>
          </table:table-cell>
          <table:table-cell office:value-type="float" office:value="80.42693566507738" table:style-name="ce156">
            <text:p>80.4</text:p>
          </table:table-cell>
          <table:table-cell office:value-type="float" office:value="82.76191648897543" table:style-name="ce156">
            <text:p>82.8</text:p>
          </table:table-cell>
          <table:table-cell office:value-type="float" office:value="83.743644902672642" table:style-name="ce156">
            <text:p>83.7</text:p>
          </table:table-cell>
          <table:table-cell office:value-type="float" office:value="84.256729440631887" table:style-name="ce156">
            <text:p>84.3</text:p>
          </table:table-cell>
          <table:table-cell office:value-type="float" office:value="86.503630288723755" table:style-name="ce156">
            <text:p>86.5</text:p>
          </table:table-cell>
          <table:table-cell office:value-type="float" office:value="85.071449012302253" table:style-name="ce156">
            <text:p>85.1</text:p>
          </table:table-cell>
          <table:table-cell office:value-type="float" office:value="87.060474467388048" table:style-name="ce156">
            <text:p>87.1</text:p>
          </table:table-cell>
          <table:table-cell office:value-type="float" office:value="87.842255988870463" table:style-name="ce156">
            <text:p>87.8</text:p>
          </table:table-cell>
          <table:table-cell office:value-type="float" office:value="87.947618313409563" table:style-name="ce156">
            <text:p>87.9</text:p>
          </table:table-cell>
          <table:table-cell office:value-type="float" office:value="88.059910080387382" table:style-name="ce156">
            <text:p>88.1</text:p>
          </table:table-cell>
          <table:table-cell office:value-type="float" office:value="88.136882426593417" table:style-name="ce156">
            <text:p>88.1</text:p>
          </table:table-cell>
          <table:table-cell office:value-type="float" office:value="88.958020567306562" table:style-name="ce156">
            <text:p>89.0</text:p>
          </table:table-cell>
          <table:table-cell office:value-type="float" office:value="89.350056780649737" table:style-name="ce156">
            <text:p>89.4</text:p>
          </table:table-cell>
          <table:table-cell office:value-type="float" office:value="89.4002153620321" table:style-name="ce156">
            <text:p>89.4</text:p>
          </table:table-cell>
          <table:table-cell office:value-type="float" office:value="90.228871940396104" table:style-name="ce156">
            <text:p>90.2</text:p>
          </table:table-cell>
          <table:table-cell office:value-type="float" office:value="90.635544024910601" table:style-name="ce156">
            <text:p>90.6</text:p>
          </table:table-cell>
          <table:table-cell office:value-type="float" office:value="93.701784961598307" table:style-name="ce156">
            <text:p>93.7</text:p>
          </table:table-cell>
          <table:table-cell office:value-type="float" office:value="92.723980490589398" table:style-name="ce156">
            <text:p>92.7</text:p>
          </table:table-cell>
          <table:table-cell office:value-type="float" office:value="91.493183194077602" table:style-name="ce156">
            <text:p>91.5</text:p>
          </table:table-cell>
          <table:table-cell table:number-columns-repeated="16363" table:style-name="ce4"/>
        </table:table-row>
        <table:table-row table:style-name="ro4">
          <table:table-cell table:style-name="ce4"/>
          <table:table-cell office:value-type="string" table:style-name="ce146">
            <text:p>private renters</text:p>
          </table:table-cell>
          <table:table-cell office:value-type="float" office:value="69.882850140160571" table:style-name="ce156">
            <text:p>69.9</text:p>
          </table:table-cell>
          <table:table-cell office:value-type="float" office:value="75.879917274447564" table:style-name="ce156">
            <text:p>75.9</text:p>
          </table:table-cell>
          <table:table-cell office:value-type="float" office:value="75.912759043857307" table:style-name="ce156">
            <text:p>75.9</text:p>
          </table:table-cell>
          <table:table-cell office:value-type="float" office:value="78.329468251069855" table:style-name="ce156">
            <text:p>78.3</text:p>
          </table:table-cell>
          <table:table-cell office:value-type="float" office:value="79.222659667184942" table:style-name="ce156">
            <text:p>79.2</text:p>
          </table:table-cell>
          <table:table-cell office:value-type="float" office:value="75.784988779868385" table:style-name="ce156">
            <text:p>75.8</text:p>
          </table:table-cell>
          <table:table-cell office:value-type="float" office:value="79.522785265447141" table:style-name="ce156">
            <text:p>79.5</text:p>
          </table:table-cell>
          <table:table-cell office:value-type="float" office:value="79.664815023071654" table:style-name="ce156">
            <text:p>79.7</text:p>
          </table:table-cell>
          <table:table-cell office:value-type="float" office:value="83.489229147976005" table:style-name="ce156">
            <text:p>83.5</text:p>
          </table:table-cell>
          <table:table-cell office:value-type="float" office:value="82.407959381049139" table:style-name="ce156">
            <text:p>82.4</text:p>
          </table:table-cell>
          <table:table-cell office:value-type="float" office:value="81.130598425292888" table:style-name="ce156">
            <text:p>81.1</text:p>
          </table:table-cell>
          <table:table-cell office:value-type="float" office:value="83.494530668630517" table:style-name="ce156">
            <text:p>83.5</text:p>
          </table:table-cell>
          <table:table-cell office:value-type="float" office:value="88.140059627902843" table:style-name="ce156">
            <text:p>88.1</text:p>
          </table:table-cell>
          <table:table-cell office:value-type="float" office:value="88.548998689962161" table:style-name="ce156">
            <text:p>88.5</text:p>
          </table:table-cell>
          <table:table-cell office:value-type="float" office:value="87.673344620822704" table:style-name="ce156">
            <text:p>87.7</text:p>
          </table:table-cell>
          <table:table-cell office:value-type="float" office:value="88.657875256615199" table:style-name="ce156">
            <text:p>88.7</text:p>
          </table:table-cell>
          <table:table-cell office:value-type="float" office:value="92.736485495162867" table:style-name="ce156">
            <text:p>92.7</text:p>
          </table:table-cell>
          <table:table-cell office:value-type="float" office:value="92.681150570005741" table:style-name="ce156">
            <text:p>92.7</text:p>
          </table:table-cell>
          <table:table-cell office:value-type="float" office:value="92.9107291288433" table:style-name="ce156">
            <text:p>92.9</text:p>
          </table:table-cell>
          <table:table-cell table:number-columns-repeated="16363" table:style-name="ce4"/>
        </table:table-row>
        <table:table-row table:style-name="ro4">
          <table:table-cell table:style-name="ce151"/>
          <table:table-cell office:value-type="string" table:style-name="ce148">
            <text:p>all private sector</text:p>
          </table:table-cell>
          <table:table-cell office:value-type="float" office:value="79.209051909006007" table:style-name="ce157">
            <text:p>79.2</text:p>
          </table:table-cell>
          <table:table-cell office:value-type="float" office:value="81.844107695268818" table:style-name="ce157">
            <text:p>81.8</text:p>
          </table:table-cell>
          <table:table-cell office:value-type="float" office:value="82.735351214204783" table:style-name="ce157">
            <text:p>82.7</text:p>
          </table:table-cell>
          <table:table-cell office:value-type="float" office:value="83.451582917537849" table:style-name="ce157">
            <text:p>83.5</text:p>
          </table:table-cell>
          <table:table-cell office:value-type="float" office:value="85.492216771374459" table:style-name="ce157">
            <text:p>85.5</text:p>
          </table:table-cell>
          <table:table-cell office:value-type="float" office:value="83.461131015895504" table:style-name="ce157">
            <text:p>83.5</text:p>
          </table:table-cell>
          <table:table-cell office:value-type="float" office:value="85.551458766036987" table:style-name="ce157">
            <text:p>85.6</text:p>
          </table:table-cell>
          <table:table-cell office:value-type="float" office:value="86.118392677707405" table:style-name="ce157">
            <text:p>86.1</text:p>
          </table:table-cell>
          <table:table-cell office:value-type="float" office:value="86.983427089855766" table:style-name="ce157">
            <text:p>87.0</text:p>
          </table:table-cell>
          <table:table-cell office:value-type="float" office:value="86.736671743239299" table:style-name="ce157">
            <text:p>86.7</text:p>
          </table:table-cell>
          <table:table-cell office:value-type="float" office:value="86.525486868005402" table:style-name="ce157">
            <text:p>86.5</text:p>
          </table:table-cell>
          <table:table-cell office:value-type="float" office:value="87.646159490935815" table:style-name="ce157">
            <text:p>87.6</text:p>
          </table:table-cell>
          <table:table-cell office:value-type="float" office:value="89.053372430313814" table:style-name="ce157">
            <text:p>89.1</text:p>
          </table:table-cell>
          <table:table-cell office:value-type="float" office:value="89.200576267099407" table:style-name="ce157">
            <text:p>89.2</text:p>
          </table:table-cell>
          <table:table-cell office:value-type="float" office:value="89.634485175745795" table:style-name="ce157">
            <text:p>89.6</text:p>
          </table:table-cell>
          <table:table-cell office:value-type="float" office:value="90.1922665214707" table:style-name="ce157">
            <text:p>90.2</text:p>
          </table:table-cell>
          <table:table-cell office:value-type="float" office:value="93.487517785810965" table:style-name="ce157">
            <text:p>93.5</text:p>
          </table:table-cell>
          <table:table-cell office:value-type="float" office:value="92.714190250588018" table:style-name="ce157">
            <text:p>92.7</text:p>
          </table:table-cell>
          <table:table-cell office:value-type="float" office:value="91.812434170663394" table:style-name="ce157">
            <text:p>91.8</text:p>
          </table:table-cell>
          <table:table-cell table:number-columns-repeated="16363" table:style-name="ce151"/>
        </table:table-row>
        <table:table-row table:style-name="ro4">
          <table:table-cell table:style-name="ce4"/>
          <table:table-cell table:style-name="ce148"/>
          <table:table-cell table:number-columns-repeated="11" table:style-name="ce157"/>
          <table:table-cell table:number-columns-repeated="8" table:style-name="ce138"/>
          <table:table-cell table:number-columns-repeated="16363" table:style-name="ce4"/>
        </table:table-row>
        <table:table-row table:style-name="ro4">
          <table:table-cell table:style-name="ce4"/>
          <table:table-cell office:value-type="string" table:style-name="ce146">
            <text:p>local authority</text:p>
          </table:table-cell>
          <table:table-cell office:value-type="string" table:style-name="ce150">
            <text:p>:</text:p>
          </table:table-cell>
          <table:table-cell office:value-type="string" table:style-name="ce150">
            <text:p>:</text:p>
          </table:table-cell>
          <table:table-cell office:value-type="string" table:style-name="ce150">
            <text:p>:</text:p>
          </table:table-cell>
          <table:table-cell office:value-type="string" table:style-name="ce150">
            <text:p>:</text:p>
          </table:table-cell>
          <table:table-cell office:value-type="string" table:style-name="ce150">
            <text:p>:</text:p>
          </table:table-cell>
          <table:table-cell office:value-type="float" office:value="81.945560818065999" table:style-name="ce156">
            <text:p>81.9</text:p>
          </table:table-cell>
          <table:table-cell office:value-type="float" office:value="87.153149744520363" table:style-name="ce156">
            <text:p>87.2</text:p>
          </table:table-cell>
          <table:table-cell office:value-type="float" office:value="88.167951783341536" table:style-name="ce156">
            <text:p>88.2</text:p>
          </table:table-cell>
          <table:table-cell office:value-type="float" office:value="88.974324312759379" table:style-name="ce156">
            <text:p>89.0</text:p>
          </table:table-cell>
          <table:table-cell office:value-type="float" office:value="91.166590195650315" table:style-name="ce156">
            <text:p>91.2</text:p>
          </table:table-cell>
          <table:table-cell office:value-type="float" office:value="92.126577918786452" table:style-name="ce156">
            <text:p>92.1</text:p>
          </table:table-cell>
          <table:table-cell office:value-type="float" office:value="93.290348741096679" table:style-name="ce156">
            <text:p>93.3</text:p>
          </table:table-cell>
          <table:table-cell office:value-type="float" office:value="93.252233708639238" table:style-name="ce156">
            <text:p>93.3</text:p>
          </table:table-cell>
          <table:table-cell office:value-type="float" office:value="93.344437827147971" table:style-name="ce156">
            <text:p>93.3</text:p>
          </table:table-cell>
          <table:table-cell office:value-type="float" office:value="94.9437236859156" table:style-name="ce156">
            <text:p>94.9</text:p>
          </table:table-cell>
          <table:table-cell office:value-type="float" office:value="95.316895634738799" table:style-name="ce156">
            <text:p>95.3</text:p>
          </table:table-cell>
          <table:table-cell office:value-type="float" office:value="95.97166946655561" table:style-name="ce156">
            <text:p>96.0</text:p>
          </table:table-cell>
          <table:table-cell office:value-type="float" office:value="96.2526923496536" table:style-name="ce156">
            <text:p>96.3</text:p>
          </table:table-cell>
          <table:table-cell office:value-type="float" office:value="96.148575160090004" table:style-name="ce156">
            <text:p>96.1</text:p>
          </table:table-cell>
          <table:table-cell table:number-columns-repeated="16363" table:style-name="ce4"/>
        </table:table-row>
        <table:table-row table:style-name="ro4">
          <table:table-cell table:style-name="ce4"/>
          <table:table-cell office:value-type="string" table:style-name="ce146">
            <text:p>housing association</text:p>
          </table:table-cell>
          <table:table-cell office:value-type="string" table:style-name="ce150">
            <text:p>:</text:p>
          </table:table-cell>
          <table:table-cell office:value-type="string" table:style-name="ce150">
            <text:p>:</text:p>
          </table:table-cell>
          <table:table-cell office:value-type="string" table:style-name="ce150">
            <text:p>:</text:p>
          </table:table-cell>
          <table:table-cell office:value-type="string" table:style-name="ce150">
            <text:p>:</text:p>
          </table:table-cell>
          <table:table-cell office:value-type="string" table:style-name="ce150">
            <text:p>:</text:p>
          </table:table-cell>
          <table:table-cell office:value-type="float" office:value="88.956598551772217" table:style-name="ce156">
            <text:p>89.0</text:p>
          </table:table-cell>
          <table:table-cell office:value-type="float" office:value="91.734055204121006" table:style-name="ce156">
            <text:p>91.7</text:p>
          </table:table-cell>
          <table:table-cell office:value-type="float" office:value="92.872317448590636" table:style-name="ce156">
            <text:p>92.9</text:p>
          </table:table-cell>
          <table:table-cell office:value-type="float" office:value="92.296854188955137" table:style-name="ce156">
            <text:p>92.3</text:p>
          </table:table-cell>
          <table:table-cell office:value-type="float" office:value="94.355498714689915" table:style-name="ce156">
            <text:p>94.4</text:p>
          </table:table-cell>
          <table:table-cell office:value-type="float" office:value="93.399612515756004" table:style-name="ce156">
            <text:p>93.4</text:p>
          </table:table-cell>
          <table:table-cell office:value-type="float" office:value="94.621568478559496" table:style-name="ce156">
            <text:p>94.6</text:p>
          </table:table-cell>
          <table:table-cell office:value-type="float" office:value="95.490882352802828" table:style-name="ce156">
            <text:p>95.5</text:p>
          </table:table-cell>
          <table:table-cell office:value-type="float" office:value="95.65967589708454" table:style-name="ce156">
            <text:p>95.7</text:p>
          </table:table-cell>
          <table:table-cell office:value-type="float" office:value="94.806385325111506" table:style-name="ce156">
            <text:p>94.8</text:p>
          </table:table-cell>
          <table:table-cell office:value-type="float" office:value="96.918118342890907" table:style-name="ce156">
            <text:p>96.9</text:p>
          </table:table-cell>
          <table:table-cell office:value-type="float" office:value="98.059441325987834" table:style-name="ce156">
            <text:p>98.1</text:p>
          </table:table-cell>
          <table:table-cell office:value-type="float" office:value="96.47290318010198" table:style-name="ce156">
            <text:p>96.5</text:p>
          </table:table-cell>
          <table:table-cell office:value-type="float" office:value="96.159443448500298" table:style-name="ce156">
            <text:p>96.2</text:p>
          </table:table-cell>
          <table:table-cell table:number-columns-repeated="16363" table:style-name="ce4"/>
        </table:table-row>
        <table:table-row table:style-name="ro4">
          <table:table-cell table:style-name="ce4"/>
          <table:table-cell office:value-type="string" table:style-name="ce148">
            <text:p>all social sector</text:p>
          </table:table-cell>
          <table:table-cell office:value-type="float" office:value="80.879973959991233" table:style-name="ce157">
            <text:p>80.9</text:p>
          </table:table-cell>
          <table:table-cell office:value-type="float" office:value="84.221088684977104" table:style-name="ce158">
            <text:p>84.2</text:p>
          </table:table-cell>
          <table:table-cell office:value-type="float" office:value="85.420165649156871" table:style-name="ce157">
            <text:p>85.4</text:p>
          </table:table-cell>
          <table:table-cell office:value-type="float" office:value="87.091018648219219" table:style-name="ce157">
            <text:p>87.1</text:p>
          </table:table-cell>
          <table:table-cell office:value-type="float" office:value="89.843339387797684" table:style-name="ce157">
            <text:p>89.8</text:p>
          </table:table-cell>
          <table:table-cell office:value-type="float" office:value="85.513042379820945" table:style-name="ce157">
            <text:p>85.5</text:p>
          </table:table-cell>
          <table:table-cell office:value-type="float" office:value="89.537581851301056" table:style-name="ce157">
            <text:p>89.5</text:p>
          </table:table-cell>
          <table:table-cell office:value-type="float" office:value="90.670828414230328" table:style-name="ce157">
            <text:p>90.7</text:p>
          </table:table-cell>
          <table:table-cell office:value-type="float" office:value="90.777979196618261" table:style-name="ce157">
            <text:p>90.8</text:p>
          </table:table-cell>
          <table:table-cell office:value-type="float" office:value="93.020443934248917" table:style-name="ce157">
            <text:p>93.0</text:p>
          </table:table-cell>
          <table:table-cell office:value-type="float" office:value="92.866089424526052" table:style-name="ce157">
            <text:p>92.9</text:p>
          </table:table-cell>
          <table:table-cell office:value-type="float" office:value="94.076354586535928" table:style-name="ce157">
            <text:p>94.1</text:p>
          </table:table-cell>
          <table:table-cell office:value-type="float" office:value="94.602791433788312" table:style-name="ce157">
            <text:p>94.6</text:p>
          </table:table-cell>
          <table:table-cell office:value-type="float" office:value="94.734865560222275" table:style-name="ce157">
            <text:p>94.7</text:p>
          </table:table-cell>
          <table:table-cell office:value-type="float" office:value="94.861532196575595" table:style-name="ce157">
            <text:p>94.9</text:p>
          </table:table-cell>
          <table:table-cell office:value-type="float" office:value="96.281986267408897" table:style-name="ce157">
            <text:p>96.3</text:p>
          </table:table-cell>
          <table:table-cell office:value-type="float" office:value="97.236726804783913" table:style-name="ce157">
            <text:p>97.2</text:p>
          </table:table-cell>
          <table:table-cell office:value-type="float" office:value="96.386949133733765" table:style-name="ce157">
            <text:p>96.4</text:p>
          </table:table-cell>
          <table:table-cell office:value-type="float" office:value="96.155288893129693" table:style-name="ce157">
            <text:p>96.2</text:p>
          </table:table-cell>
          <table:table-cell table:number-columns-repeated="16363" table:style-name="ce4"/>
        </table:table-row>
        <table:table-row table:style-name="ro4">
          <table:table-cell table:style-name="ce4"/>
          <table:table-cell table:style-name="ce146"/>
          <table:table-cell table:number-columns-repeated="11" table:style-name="ce159"/>
          <table:table-cell table:number-columns-repeated="8" table:style-name="ce151"/>
          <table:table-cell table:number-columns-repeated="16363" table:style-name="ce4"/>
        </table:table-row>
        <table:table-row table:style-name="ro4">
          <table:table-cell table:style-name="ce4"/>
          <table:table-cell office:value-type="string" table:style-name="ce152">
            <text:p>all tenures</text:p>
          </table:table-cell>
          <table:table-cell office:value-type="float" office:value="79.522401886552714" table:style-name="ce160">
            <text:p>79.5</text:p>
          </table:table-cell>
          <table:table-cell office:value-type="float" office:value="82.277893285363618" table:style-name="ce160">
            <text:p>82.3</text:p>
          </table:table-cell>
          <table:table-cell office:value-type="float" office:value="83.21872068530061" table:style-name="ce160">
            <text:p>83.2</text:p>
          </table:table-cell>
          <table:table-cell office:value-type="float" office:value="84.087664545405232" table:style-name="ce160">
            <text:p>84.1</text:p>
          </table:table-cell>
          <table:table-cell office:value-type="float" office:value="86.247005404944005" table:style-name="ce161">
            <text:p>86.2</text:p>
          </table:table-cell>
          <table:table-cell office:value-type="float" office:value="83.827278306836803" table:style-name="ce161">
            <text:p>83.8</text:p>
          </table:table-cell>
          <table:table-cell office:value-type="float" office:value="86.248084637054831" table:style-name="ce161">
            <text:p>86.2</text:p>
          </table:table-cell>
          <table:table-cell office:value-type="float" office:value="86.904993223297538" table:style-name="ce161">
            <text:p>86.9</text:p>
          </table:table-cell>
          <table:table-cell office:value-type="float" office:value="87.619510360376907" table:style-name="ce161">
            <text:p>87.6</text:p>
          </table:table-cell>
          <table:table-cell office:value-type="float" office:value="87.825871009744546" table:style-name="ce161">
            <text:p>87.8</text:p>
          </table:table-cell>
          <table:table-cell office:value-type="float" office:value="87.627156615857359" table:style-name="ce161">
            <text:p>87.6</text:p>
          </table:table-cell>
          <table:table-cell office:value-type="float" office:value="88.752372402623834" table:style-name="ce161">
            <text:p>88.8</text:p>
          </table:table-cell>
          <table:table-cell office:value-type="float" office:value="90.002262660183675" table:style-name="ce161">
            <text:p>90.0</text:p>
          </table:table-cell>
          <table:table-cell office:value-type="float" office:value="90.141920955838444" table:style-name="ce161">
            <text:p>90.1</text:p>
          </table:table-cell>
          <table:table-cell office:value-type="float" office:value="90.514757073873596" table:style-name="ce161">
            <text:p>90.5</text:p>
          </table:table-cell>
          <table:table-cell office:value-type="float" office:value="91.211151779907794" table:style-name="ce161">
            <text:p>91.2</text:p>
          </table:table-cell>
          <table:table-cell office:value-type="float" office:value="94.11102027561175" table:style-name="ce161">
            <text:p>94.1</text:p>
          </table:table-cell>
          <table:table-cell office:value-type="float" office:value="93.325444873752744" table:style-name="ce161">
            <text:p>93.3</text:p>
          </table:table-cell>
          <table:table-cell office:value-type="float" office:value="92.525265853948895" table:style-name="ce161">
            <text:p>92.5</text:p>
          </table:table-cell>
          <table:table-cell table:number-columns-repeated="16363" table:style-name="ce4"/>
        </table:table-row>
        <table:table-row table:style-name="ro4">
          <table:table-cell table:style-name="ce4"/>
          <table:table-cell table:style-name="ce138"/>
          <table:table-cell table:number-columns-repeated="4" table:style-name="ce155"/>
          <table:table-cell table:number-columns-repeated="8" table:style-name="ce145"/>
          <table:table-cell table:style-name="ce138"/>
          <table:table-cell table:number-columns-repeated="5" table:style-name="ce145"/>
          <table:table-cell office:value-type="string" table:style-name="ce145">
            <text:p>sample size</text:p>
          </table:table-cell>
          <table:table-cell table:number-columns-repeated="16363" table:style-name="ce4"/>
        </table:table-row>
        <table:table-row table:style-name="ro4">
          <table:table-cell table:style-name="ce4"/>
          <table:table-cell office:value-type="string" table:style-name="ce146">
            <text:p>owner occupiers</text:p>
          </table:table-cell>
          <table:table-cell office:value-type="float" office:value="3938" table:style-name="ce162">
            <text:p>3,938</text:p>
          </table:table-cell>
          <table:table-cell office:value-type="float" office:value="4389" table:style-name="ce162">
            <text:p>4,389</text:p>
          </table:table-cell>
          <table:table-cell office:value-type="float" office:value="4062" table:style-name="ce162">
            <text:p>4,062</text:p>
          </table:table-cell>
          <table:table-cell office:value-type="float" office:value="3895" table:style-name="ce162">
            <text:p>3,895</text:p>
          </table:table-cell>
          <table:table-cell office:value-type="float" office:value="3815" table:style-name="ce162">
            <text:p>3,815</text:p>
          </table:table-cell>
          <table:table-cell office:value-type="float" office:value="12268" table:style-name="ce162">
            <text:p>12,268</text:p>
          </table:table-cell>
          <table:table-cell office:value-type="float" office:value="12037" table:style-name="ce162">
            <text:p>12,037</text:p>
          </table:table-cell>
          <table:table-cell office:value-type="float" office:value="8559" table:style-name="ce162">
            <text:p>8,559</text:p>
          </table:table-cell>
          <table:table-cell office:value-type="float" office:value="8280" table:style-name="ce162">
            <text:p>8,280</text:p>
          </table:table-cell>
          <table:table-cell office:value-type="float" office:value="7769" table:style-name="ce162">
            <text:p>7,769</text:p>
          </table:table-cell>
          <table:table-cell office:value-type="float" office:value="7817" table:style-name="ce162">
            <text:p>7,817</text:p>
          </table:table-cell>
          <table:table-cell office:value-type="float" office:value="7748" table:style-name="ce162">
            <text:p>7,748</text:p>
          </table:table-cell>
          <table:table-cell office:value-type="float" office:value="7307" table:style-name="ce162">
            <text:p>7,307</text:p>
          </table:table-cell>
          <table:table-cell office:value-type="float" office:value="7270" table:style-name="ce162">
            <text:p>7,270</text:p>
          </table:table-cell>
          <table:table-cell office:value-type="float" office:value="7450" table:style-name="ce162">
            <text:p>7,450</text:p>
          </table:table-cell>
          <table:table-cell office:value-type="float" office:value="7464" table:style-name="ce162">
            <text:p>7,464</text:p>
          </table:table-cell>
          <table:table-cell office:value-type="float" office:value="5414" table:style-name="ce162">
            <text:p>5,414</text:p>
          </table:table-cell>
          <table:table-cell office:value-type="float" office:value="5617" table:style-name="ce162">
            <text:p>5,617</text:p>
          </table:table-cell>
          <table:table-cell office:value-type="float" office:value="4966" table:style-name="ce162">
            <text:p>4,966</text:p>
          </table:table-cell>
          <table:table-cell table:number-columns-repeated="16363" table:style-name="ce4"/>
        </table:table-row>
        <table:table-row table:style-name="ro4">
          <table:table-cell table:style-name="ce4"/>
          <table:table-cell office:value-type="string" table:style-name="ce146">
            <text:p>private renters</text:p>
          </table:table-cell>
          <table:table-cell office:value-type="float" office:value="1079" table:style-name="ce162">
            <text:p>1,079</text:p>
          </table:table-cell>
          <table:table-cell office:value-type="float" office:value="1083" table:style-name="ce162">
            <text:p>1,083</text:p>
          </table:table-cell>
          <table:table-cell office:value-type="float" office:value="1077" table:style-name="ce162">
            <text:p>1,077</text:p>
          </table:table-cell>
          <table:table-cell office:value-type="float" office:value="1068" table:style-name="ce162">
            <text:p>1,068</text:p>
          </table:table-cell>
          <table:table-cell office:value-type="float" office:value="1093" table:style-name="ce162">
            <text:p>1,093</text:p>
          </table:table-cell>
          <table:table-cell office:value-type="float" office:value="2223" table:style-name="ce162">
            <text:p>2,223</text:p>
          </table:table-cell>
          <table:table-cell office:value-type="float" office:value="2470" table:style-name="ce162">
            <text:p>2,470</text:p>
          </table:table-cell>
          <table:table-cell office:value-type="float" office:value="2079" table:style-name="ce162">
            <text:p>2,079</text:p>
          </table:table-cell>
          <table:table-cell office:value-type="float" office:value="2103" table:style-name="ce162">
            <text:p>2,103</text:p>
          </table:table-cell>
          <table:table-cell office:value-type="float" office:value="2058" table:style-name="ce162">
            <text:p>2,058</text:p>
          </table:table-cell>
          <table:table-cell office:value-type="float" office:value="2087" table:style-name="ce162">
            <text:p>2,087</text:p>
          </table:table-cell>
          <table:table-cell office:value-type="float" office:value="2061" table:style-name="ce162">
            <text:p>2,061</text:p>
          </table:table-cell>
          <table:table-cell office:value-type="float" office:value="2507" table:style-name="ce162">
            <text:p>2,507</text:p>
          </table:table-cell>
          <table:table-cell office:value-type="float" office:value="2406" table:style-name="ce162">
            <text:p>2,406</text:p>
          </table:table-cell>
          <table:table-cell office:value-type="float" office:value="2483" table:style-name="ce162">
            <text:p>2,483</text:p>
          </table:table-cell>
          <table:table-cell office:value-type="float" office:value="2438" table:style-name="ce162">
            <text:p>2,438</text:p>
          </table:table-cell>
          <table:table-cell office:value-type="float" office:value="837" table:style-name="ce162">
            <text:p>837</text:p>
          </table:table-cell>
          <table:table-cell office:value-type="float" office:value="1735" table:style-name="ce162">
            <text:p>1,735</text:p>
          </table:table-cell>
          <table:table-cell office:value-type="float" office:value="2573" table:style-name="ce162">
            <text:p>2,573</text:p>
          </table:table-cell>
          <table:table-cell table:number-columns-repeated="16363" table:style-name="ce4"/>
        </table:table-row>
        <table:table-row table:style-name="ro4">
          <table:table-cell table:style-name="ce4"/>
          <table:table-cell office:value-type="string" table:style-name="ce148">
            <text:p>all private sector</text:p>
          </table:table-cell>
          <table:table-cell office:value-type="float" office:value="5017" table:style-name="ce163">
            <text:p>5,017</text:p>
          </table:table-cell>
          <table:table-cell office:value-type="float" office:value="5472" table:style-name="ce163">
            <text:p>5,472</text:p>
          </table:table-cell>
          <table:table-cell office:value-type="float" office:value="5139" table:style-name="ce163">
            <text:p>5,139</text:p>
          </table:table-cell>
          <table:table-cell office:value-type="float" office:value="4963" table:style-name="ce163">
            <text:p>4,963</text:p>
          </table:table-cell>
          <table:table-cell office:value-type="float" office:value="4908" table:style-name="ce163">
            <text:p>4,908</text:p>
          </table:table-cell>
          <table:table-cell office:value-type="float" office:value="14491" table:style-name="ce163">
            <text:p>14,491</text:p>
          </table:table-cell>
          <table:table-cell office:value-type="float" office:value="14507" table:style-name="ce163">
            <text:p>14,507</text:p>
          </table:table-cell>
          <table:table-cell office:value-type="float" office:value="10638" table:style-name="ce163">
            <text:p>10,638</text:p>
          </table:table-cell>
          <table:table-cell office:value-type="float" office:value="10383" table:style-name="ce163">
            <text:p>10,383</text:p>
          </table:table-cell>
          <table:table-cell office:value-type="float" office:value="9827" table:style-name="ce163">
            <text:p>9,827</text:p>
          </table:table-cell>
          <table:table-cell office:value-type="float" office:value="9904" table:style-name="ce163">
            <text:p>9,904</text:p>
          </table:table-cell>
          <table:table-cell office:value-type="float" office:value="9809" table:style-name="ce163">
            <text:p>9,809</text:p>
          </table:table-cell>
          <table:table-cell office:value-type="float" office:value="9814" table:style-name="ce163">
            <text:p>9,814</text:p>
          </table:table-cell>
          <table:table-cell office:value-type="float" office:value="9676" table:style-name="ce163">
            <text:p>9,676</text:p>
          </table:table-cell>
          <table:table-cell office:value-type="float" office:value="9933" table:style-name="ce163">
            <text:p>9,933</text:p>
          </table:table-cell>
          <table:table-cell office:value-type="float" office:value="9902" table:style-name="ce163">
            <text:p>9,902</text:p>
          </table:table-cell>
          <table:table-cell office:value-type="float" office:value="6251" table:style-name="ce163">
            <text:p>6,251</text:p>
          </table:table-cell>
          <table:table-cell office:value-type="float" office:value="7352" table:style-name="ce163">
            <text:p>7,352</text:p>
          </table:table-cell>
          <table:table-cell office:value-type="float" office:value="7539" table:style-name="ce163">
            <text:p>7,539</text:p>
          </table:table-cell>
          <table:table-cell table:number-columns-repeated="16363" table:style-name="ce4"/>
        </table:table-row>
        <table:table-row table:style-name="ro4">
          <table:table-cell table:style-name="ce4"/>
          <table:table-cell table:style-name="ce148"/>
          <table:table-cell table:number-columns-repeated="11" table:style-name="ce149"/>
          <table:table-cell table:number-columns-repeated="8" table:style-name="ce138"/>
          <table:table-cell table:number-columns-repeated="16363" table:style-name="ce4"/>
        </table:table-row>
        <table:table-row table:style-name="ro4">
          <table:table-cell table:style-name="ce4"/>
          <table:table-cell office:value-type="string" table:style-name="ce146">
            <text:p>local authority</text:p>
          </table:table-cell>
          <table:table-cell office:value-type="string" table:style-name="ce150">
            <text:p>:</text:p>
          </table:table-cell>
          <table:table-cell office:value-type="string" table:style-name="ce150">
            <text:p>:</text:p>
          </table:table-cell>
          <table:table-cell office:value-type="string" table:style-name="ce150">
            <text:p>:</text:p>
          </table:table-cell>
          <table:table-cell office:value-type="string" table:style-name="ce150">
            <text:p>:</text:p>
          </table:table-cell>
          <table:table-cell office:value-type="string" table:style-name="ce150">
            <text:p>:</text:p>
          </table:table-cell>
          <table:table-cell office:value-type="float" office:value="1510" table:style-name="ce162">
            <text:p>1,510</text:p>
          </table:table-cell>
          <table:table-cell office:value-type="float" office:value="1460" table:style-name="ce162">
            <text:p>1,460</text:p>
          </table:table-cell>
          <table:table-cell office:value-type="float" office:value="1520" table:style-name="ce162">
            <text:p>1,520</text:p>
          </table:table-cell>
          <table:table-cell office:value-type="float" office:value="1523" table:style-name="ce162">
            <text:p>1,523</text:p>
          </table:table-cell>
          <table:table-cell office:value-type="float" office:value="1461" table:style-name="ce162">
            <text:p>1,461</text:p>
          </table:table-cell>
          <table:table-cell office:value-type="float" office:value="1446" table:style-name="ce162">
            <text:p>1,446</text:p>
          </table:table-cell>
          <table:table-cell office:value-type="float" office:value="1536" table:style-name="ce162">
            <text:p>1,536</text:p>
          </table:table-cell>
          <table:table-cell office:value-type="float" office:value="1275" table:style-name="ce162">
            <text:p>1,275</text:p>
          </table:table-cell>
          <table:table-cell office:value-type="float" office:value="1546" table:style-name="ce162">
            <text:p>1,546</text:p>
          </table:table-cell>
          <table:table-cell office:value-type="float" office:value="1432" table:style-name="ce162">
            <text:p>1,432</text:p>
          </table:table-cell>
          <table:table-cell office:value-type="float" office:value="1446" table:style-name="ce162">
            <text:p>1,446</text:p>
          </table:table-cell>
          <table:table-cell office:value-type="float" office:value="302" table:style-name="ce162">
            <text:p>302</text:p>
          </table:table-cell>
          <table:table-cell office:value-type="float" office:value="971" table:style-name="ce162">
            <text:p>971</text:p>
          </table:table-cell>
          <table:table-cell office:value-type="float" office:value="1416" table:style-name="ce162">
            <text:p>1,416</text:p>
          </table:table-cell>
          <table:table-cell table:number-columns-repeated="16363" table:style-name="ce4"/>
        </table:table-row>
        <table:table-row table:style-name="ro4">
          <table:table-cell table:style-name="ce4"/>
          <table:table-cell office:value-type="string" table:style-name="ce146">
            <text:p>housing association</text:p>
          </table:table-cell>
          <table:table-cell office:value-type="string" table:style-name="ce150">
            <text:p>:</text:p>
          </table:table-cell>
          <table:table-cell office:value-type="string" table:style-name="ce150">
            <text:p>:</text:p>
          </table:table-cell>
          <table:table-cell office:value-type="string" table:style-name="ce150">
            <text:p>:</text:p>
          </table:table-cell>
          <table:table-cell office:value-type="string" table:style-name="ce150">
            <text:p>:</text:p>
          </table:table-cell>
          <table:table-cell office:value-type="string" table:style-name="ce150">
            <text:p>:</text:p>
          </table:table-cell>
          <table:table-cell office:value-type="float" office:value="1690" table:style-name="ce162">
            <text:p>1,690</text:p>
          </table:table-cell>
          <table:table-cell office:value-type="float" office:value="1589" table:style-name="ce162">
            <text:p>1,589</text:p>
          </table:table-cell>
          <table:table-cell office:value-type="float" office:value="1671" table:style-name="ce162">
            <text:p>1,671</text:p>
          </table:table-cell>
          <table:table-cell office:value-type="float" office:value="1746" table:style-name="ce162">
            <text:p>1,746</text:p>
          </table:table-cell>
          <table:table-cell office:value-type="float" office:value="1988" table:style-name="ce162">
            <text:p>1,988</text:p>
          </table:table-cell>
          <table:table-cell office:value-type="float" office:value="1824" table:style-name="ce162">
            <text:p>1,824</text:p>
          </table:table-cell>
          <table:table-cell office:value-type="float" office:value="2123" table:style-name="ce162">
            <text:p>2,123</text:p>
          </table:table-cell>
          <table:table-cell office:value-type="float" office:value="1881" table:style-name="ce162">
            <text:p>1,881</text:p>
          </table:table-cell>
          <table:table-cell office:value-type="float" office:value="2173" table:style-name="ce162">
            <text:p>2,173</text:p>
          </table:table-cell>
          <table:table-cell office:value-type="float" office:value="2066" table:style-name="ce162">
            <text:p>2,066</text:p>
          </table:table-cell>
          <table:table-cell office:value-type="float" office:value="1984" table:style-name="ce162">
            <text:p>1,984</text:p>
          </table:table-cell>
          <table:table-cell office:value-type="float" office:value="484" table:style-name="ce162">
            <text:p>484</text:p>
          </table:table-cell>
          <table:table-cell office:value-type="float" office:value="1429" table:style-name="ce162">
            <text:p>1,429</text:p>
          </table:table-cell>
          <table:table-cell office:value-type="float" office:value="2250" table:style-name="ce162">
            <text:p>2,250</text:p>
          </table:table-cell>
          <table:table-cell table:number-columns-repeated="16363" table:style-name="ce4"/>
        </table:table-row>
        <table:table-row table:style-name="ro4">
          <table:table-cell table:style-name="ce4"/>
          <table:table-cell office:value-type="string" table:style-name="ce148">
            <text:p>all social sector</text:p>
          </table:table-cell>
          <table:table-cell office:value-type="float" office:value="2725" table:style-name="ce163">
            <text:p>2,725</text:p>
          </table:table-cell>
          <table:table-cell office:value-type="float" office:value="2660" table:style-name="ce163">
            <text:p>2,660</text:p>
          </table:table-cell>
          <table:table-cell office:value-type="float" office:value="2788" table:style-name="ce163">
            <text:p>2,788</text:p>
          </table:table-cell>
          <table:table-cell office:value-type="float" office:value="2758" table:style-name="ce163">
            <text:p>2,758</text:p>
          </table:table-cell>
          <table:table-cell office:value-type="float" office:value="2975" table:style-name="ce163">
            <text:p>2,975</text:p>
          </table:table-cell>
          <table:table-cell office:value-type="float" office:value="3200" table:style-name="ce163">
            <text:p>3,200</text:p>
          </table:table-cell>
          <table:table-cell office:value-type="float" office:value="3049" table:style-name="ce163">
            <text:p>3,049</text:p>
          </table:table-cell>
          <table:table-cell office:value-type="float" office:value="3191" table:style-name="ce163">
            <text:p>3,191</text:p>
          </table:table-cell>
          <table:table-cell office:value-type="float" office:value="3269" table:style-name="ce163">
            <text:p>3,269</text:p>
          </table:table-cell>
          <table:table-cell office:value-type="float" office:value="3449" table:style-name="ce163">
            <text:p>3,449</text:p>
          </table:table-cell>
          <table:table-cell office:value-type="float" office:value="3270" table:style-name="ce163">
            <text:p>3,270</text:p>
          </table:table-cell>
          <table:table-cell office:value-type="float" office:value="3659" table:style-name="ce163">
            <text:p>3,659</text:p>
          </table:table-cell>
          <table:table-cell office:value-type="float" office:value="3156" table:style-name="ce163">
            <text:p>3,156</text:p>
          </table:table-cell>
          <table:table-cell office:value-type="float" office:value="3719" table:style-name="ce163">
            <text:p>3,719</text:p>
          </table:table-cell>
          <table:table-cell office:value-type="float" office:value="3498" table:style-name="ce163">
            <text:p>3,498</text:p>
          </table:table-cell>
          <table:table-cell office:value-type="float" office:value="3430" table:style-name="ce163">
            <text:p>3,430</text:p>
          </table:table-cell>
          <table:table-cell office:value-type="float" office:value="786" table:style-name="ce163">
            <text:p>786</text:p>
          </table:table-cell>
          <table:table-cell office:value-type="float" office:value="2400" table:style-name="ce163">
            <text:p>2,400</text:p>
          </table:table-cell>
          <table:table-cell office:value-type="float" office:value="3666" table:style-name="ce163">
            <text:p>3,666</text:p>
          </table:table-cell>
          <table:table-cell table:number-columns-repeated="16363" table:style-name="ce4"/>
        </table:table-row>
        <table:table-row table:style-name="ro4">
          <table:table-cell table:style-name="ce4"/>
          <table:table-cell table:style-name="ce146"/>
          <table:table-cell table:number-columns-repeated="11" table:style-name="ce164"/>
          <table:table-cell table:number-columns-repeated="8" table:style-name="ce151"/>
          <table:table-cell table:number-columns-repeated="16363" table:style-name="ce4"/>
        </table:table-row>
        <table:table-row table:style-name="ro4">
          <table:table-cell table:style-name="ce4"/>
          <table:table-cell office:value-type="string" table:style-name="ce152">
            <text:p>all tenures</text:p>
          </table:table-cell>
          <table:table-cell office:value-type="float" office:value="7742" table:style-name="ce165">
            <text:p>7,742</text:p>
          </table:table-cell>
          <table:table-cell office:value-type="float" office:value="8132" table:style-name="ce165">
            <text:p>8,132</text:p>
          </table:table-cell>
          <table:table-cell office:value-type="float" office:value="7927" table:style-name="ce165">
            <text:p>7,927</text:p>
          </table:table-cell>
          <table:table-cell office:value-type="float" office:value="7721" table:style-name="ce165">
            <text:p>7,721</text:p>
          </table:table-cell>
          <table:table-cell office:value-type="float" office:value="7883" table:style-name="ce166">
            <text:p>7,883</text:p>
          </table:table-cell>
          <table:table-cell office:value-type="float" office:value="17691" table:style-name="ce166">
            <text:p>17,691</text:p>
          </table:table-cell>
          <table:table-cell office:value-type="float" office:value="17556" table:style-name="ce166">
            <text:p>17,556</text:p>
          </table:table-cell>
          <table:table-cell office:value-type="float" office:value="13829" table:style-name="ce166">
            <text:p>13,829</text:p>
          </table:table-cell>
          <table:table-cell office:value-type="float" office:value="13652" table:style-name="ce166">
            <text:p>13,652</text:p>
          </table:table-cell>
          <table:table-cell office:value-type="float" office:value="13276" table:style-name="ce166">
            <text:p>13,276</text:p>
          </table:table-cell>
          <table:table-cell office:value-type="float" office:value="13174" table:style-name="ce166">
            <text:p>13,174</text:p>
          </table:table-cell>
          <table:table-cell office:value-type="float" office:value="13468" table:style-name="ce166">
            <text:p>13,468</text:p>
          </table:table-cell>
          <table:table-cell office:value-type="float" office:value="12970" table:style-name="ce166">
            <text:p>12,970</text:p>
          </table:table-cell>
          <table:table-cell office:value-type="float" office:value="13395" table:style-name="ce166">
            <text:p>13,395</text:p>
          </table:table-cell>
          <table:table-cell office:value-type="float" office:value="13431" table:style-name="ce166">
            <text:p>13,431</text:p>
          </table:table-cell>
          <table:table-cell office:value-type="float" office:value="13332" table:style-name="ce166">
            <text:p>13,332</text:p>
          </table:table-cell>
          <table:table-cell office:value-type="float" office:value="7037" table:style-name="ce166">
            <text:p>7,037</text:p>
          </table:table-cell>
          <table:table-cell office:value-type="float" office:value="9752" table:style-name="ce167">
            <text:p><text:s/>9,752<text:s/></text:p>
          </table:table-cell>
          <table:table-cell office:value-type="float" office:value="11205" table:style-name="ce167">
            <text:p><text:s/>11,205<text:s/></text:p>
          </table:table-cell>
          <table:table-cell table:number-columns-repeated="16363" table:style-name="ce4"/>
        </table:table-row>
        <table:table-row table:style-name="ro4">
          <table:table-cell table:style-name="ce4"/>
          <table:table-cell office:value-type="string" table:style-name="ce168">
            <text:p>Notes:</text:p>
          </table:table-cell>
          <table:table-cell table:number-columns-repeated="4" table:style-name="ce169"/>
          <table:table-cell table:number-columns-repeated="6" table:style-name="ce163"/>
          <table:table-cell table:number-columns-repeated="2" table:style-name="ce170"/>
          <table:table-cell table:number-columns-repeated="5" table:style-name="ce138"/>
          <table:table-cell table:number-columns-repeated="16365" table:style-name="ce4"/>
        </table:table-row>
        <table:table-row table:style-name="ro4">
          <table:table-cell table:style-name="ce4"/>
          <table:table-cell office:value-type="string" table:style-name="ce129">
            <text:p>1) Data was not collected in 2009-10</text:p>
          </table:table-cell>
          <table:table-cell table:number-columns-repeated="4" table:style-name="ce169"/>
          <table:table-cell table:number-columns-repeated="6" table:style-name="ce163"/>
          <table:table-cell table:number-columns-repeated="7" table:style-name="ce138"/>
          <table:table-cell table:number-columns-repeated="16365" table:style-name="ce4"/>
        </table:table-row>
        <table:table-row table:style-name="ro4">
          <table:table-cell table:style-name="ce4"/>
          <table:table-cell office:value-type="string" table:style-name="ce171">
            <text:p>2) Data not available indicated by :</text:p>
          </table:table-cell>
          <table:table-cell table:number-columns-repeated="8" table:style-name="ce172"/>
          <table:table-cell table:number-columns-repeated="2" table:style-name="ce163"/>
          <table:table-cell table:number-columns-repeated="7" table:style-name="ce138"/>
          <table:table-cell table:number-columns-repeated="16365" table:style-name="ce4"/>
        </table:table-row>
        <table:table-row table:style-name="ro5">
          <table:table-cell table:style-name="ce4"/>
          <table:table-cell office:value-type="string" table:number-columns-spanned="14" table:number-rows-spanned="1" table:style-name="ce174">
            <text:p>3) Separate housing association/local authority estimates are not available prior to 2008-09. This is because a large number of HA tenants wrongly report that that they are LA tenants; most commonly because their home used to be owned by the council but had transferred to a housing association. Since 2008-09, an adjustment has been made for this.</text:p>
          </table:table-cell>
          <table:covered-table-cell table:number-columns-repeated="13"/>
          <table:table-cell table:number-columns-repeated="4" table:style-name="ce138"/>
          <table:table-cell table:number-columns-repeated="16365" table:style-name="ce4"/>
        </table:table-row>
        <table:table-row table:style-name="ro4">
          <table:table-cell table:style-name="ce4"/>
          <table:table-cell office:value-type="string" table:number-columns-spanned="10" table:number-rows-spanned="1" table:style-name="ce175">
            <text:p>Sources:<text:s/></text:p>
          </table:table-cell>
          <table:covered-table-cell table:number-columns-repeated="9"/>
          <table:table-cell table:style-name="ce4"/>
          <table:table-cell table:number-columns-repeated="7" table:style-name="ce138"/>
          <table:table-cell table:number-columns-repeated="16365" table:style-name="ce4"/>
        </table:table-row>
        <table:table-row table:style-name="ro4">
          <table:table-cell table:style-name="ce4"/>
          <table:table-cell office:value-type="string" table:style-name="ce129">
            <text:p>2003-04 to 2007-08: English House Condition Survey, full household sample</text:p>
          </table:table-cell>
          <table:table-cell table:number-columns-repeated="9" table:style-name="ce173"/>
          <table:table-cell table:style-name="ce4"/>
          <table:table-cell table:number-columns-repeated="2" table:style-name="ce170"/>
          <table:table-cell table:number-columns-repeated="5" table:style-name="ce138"/>
          <table:table-cell table:number-columns-repeated="16365" table:style-name="ce4"/>
        </table:table-row>
        <table:table-row table:style-name="ro4">
          <table:table-cell table:style-name="ce4"/>
          <table:table-cell office:value-type="string" table:style-name="ce136">
            <text:p>2008-09 to 2019-20: English Housing Survey, full household sample</text:p>
          </table:table-cell>
          <table:table-cell table:number-columns-repeated="9" table:style-name="ce173"/>
          <table:table-cell table:style-name="ce4"/>
          <table:table-cell table:number-columns-repeated="2" table:style-name="ce170"/>
          <table:table-cell table:number-columns-repeated="5" table:style-name="ce138"/>
          <table:table-cell table:number-columns-repeated="16365" table:style-name="ce4"/>
        </table:table-row>
        <table:table-row table:style-name="ro2">
          <table:table-cell table:style-name="ce4"/>
          <table:table-cell office:value-type="string" table:style-name="ce136">
            <text:p>2020-21 to 2021-22: English Housing Survey, full household sample</text:p>
          </table:table-cell>
          <table:table-cell table:number-columns-repeated="8" table:style-name="ce172"/>
          <table:table-cell table:number-columns-repeated="2" table:style-name="ce163"/>
          <table:table-cell table:number-columns-repeated="2" table:style-name="ce170"/>
          <table:table-cell table:number-columns-repeated="5" table:style-name="ce138"/>
          <table:table-cell table:number-columns-repeated="16365" table:style-name="ce4"/>
        </table:table-row>
        <table:table-row table:style-name="ro2">
          <table:table-cell table:style-name="ce4"/>
          <table:table-cell office:value-type="string" table:style-name="ce136">
            <text:p>2022-23: English Housing Survey, full household sample</text:p>
          </table:table-cell>
          <table:table-cell table:number-columns-repeated="10" table:style-name="ce136"/>
          <table:table-cell table:number-columns-repeated="2" table:style-name="ce170"/>
          <table:table-cell table:number-columns-repeated="5" table:style-name="ce138"/>
          <table:table-cell table:number-columns-repeated="16365" table:style-name="ce4"/>
        </table:table-row>
        <table:table-row table:style-name="ro2">
          <table:table-cell table:style-name="ce4"/>
          <table:table-cell table:number-columns-spanned="10" table:number-rows-spanned="1" table:style-name="ce176"/>
          <table:covered-table-cell table:number-columns-repeated="9"/>
          <table:table-cell table:style-name="ce4"/>
          <table:table-cell table:number-columns-repeated="7" table:style-name="ce138"/>
          <table:table-cell table:number-columns-repeated="16365" table:style-name="ce4"/>
        </table:table-row>
        <table:table-row table:number-rows-repeated="2" table:style-name="ro2">
          <table:table-cell table:style-name="ce4"/>
          <table:table-cell table:style-name="ce129"/>
          <table:table-cell table:number-columns-repeated="9" table:style-name="ce173"/>
          <table:table-cell table:style-name="ce4"/>
          <table:table-cell table:number-columns-repeated="7" table:style-name="ce138"/>
          <table:table-cell table:number-columns-repeated="16365" table:style-name="ce4"/>
        </table:table-row>
        <table:table-row table:number-rows-repeated="1048529" table:style-name="ro18">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expression table:name="Labels2" table:expression="of:=[.#REF!]" table:base-cell-address="List_of_contents.$A$1"/>
          <table:named-range table:name="Print_Area" table:cell-range-address="AT4_7.$A$1:AT4_7.$R$43" table:base-cell-address="AT4_7.$A$1"/>
        </table:named-expressions>
      </table:table>
      <table:table table:name="AT4_8" table:style-name="ta8">
        <table:table-column table:style-name="co25" table:default-cell-style-name="ce178"/>
        <table:table-column table:style-name="co26" table:default-cell-style-name="ce178"/>
        <table:table-column table:style-name="co10" table:number-columns-repeated="2" table:default-cell-style-name="ce178"/>
        <table:table-column table:style-name="co10" table:default-cell-style-name="ce177"/>
        <table:table-column table:style-name="co27" table:default-cell-style-name="ce178"/>
        <table:table-column table:style-name="co10" table:default-cell-style-name="ce177"/>
        <table:table-column table:style-name="co2" table:default-cell-style-name="ce178"/>
        <table:table-column table:style-name="co28" table:default-cell-style-name="ce177"/>
        <table:table-column table:style-name="co19" table:default-cell-style-name="ce178"/>
        <table:table-column table:style-name="co1" table:number-columns-repeated="16374" table:default-cell-style-name="ce178"/>
        <table:table-row table:style-name="ro1">
          <table:table-cell table:style-name="ce4"/>
          <table:table-cell table:style-name="ce177"/>
          <table:table-cell table:number-columns-repeated="2" table:style-name="ce178"/>
          <table:table-cell table:style-name="ce177"/>
          <table:table-cell table:style-name="ce178"/>
          <table:table-cell table:style-name="ce177"/>
          <table:table-cell table:style-name="ce178"/>
          <table:table-cell table:style-name="ce177"/>
          <table:table-cell table:style-name="ce178"/>
          <table:table-cell table:number-columns-repeated="16374" table:style-name="ce4"/>
        </table:table-row>
        <table:table-row table:style-name="ro8">
          <table:table-cell table:style-name="ce4"/>
          <table:table-cell office:value-type="string" table:style-name="ce139">
            <text:p>Annex Table 4.8: How often smoke alarm is tested, by tenure, 2022-23</text:p>
          </table:table-cell>
          <table:table-cell table:number-columns-repeated="3" table:style-name="ce139"/>
          <table:table-cell table:style-name="ce178"/>
          <table:table-cell table:style-name="ce177"/>
          <table:table-cell table:style-name="ce178"/>
          <table:table-cell table:style-name="ce177"/>
          <table:table-cell table:style-name="ce178"/>
          <table:table-cell table:number-columns-repeated="16374" table:style-name="ce4"/>
        </table:table-row>
        <table:table-row table:style-name="ro8">
          <table:table-cell table:style-name="ce4"/>
          <table:table-cell table:style-name="ce179"/>
          <table:table-cell table:number-columns-repeated="2" table:style-name="ce178"/>
          <table:table-cell table:style-name="ce177"/>
          <table:table-cell table:style-name="ce178"/>
          <table:table-cell table:style-name="ce177"/>
          <table:table-cell table:style-name="ce178"/>
          <table:table-cell table:style-name="ce177"/>
          <table:table-cell table:style-name="ce178"/>
          <table:table-cell table:number-columns-repeated="16374" table:style-name="ce4"/>
        </table:table-row>
        <table:table-row table:style-name="ro4">
          <table:table-cell table:style-name="ce4"/>
          <table:table-cell office:value-type="string" table:style-name="ce180">
            <text:p>all households with a smoke alarm</text:p>
          </table:table-cell>
          <table:table-cell table:style-name="ce181"/>
          <table:table-cell table:style-name="ce182"/>
          <table:table-cell table:style-name="ce183"/>
          <table:table-cell table:style-name="ce182"/>
          <table:table-cell table:style-name="ce184"/>
          <table:table-cell table:style-name="ce4"/>
          <table:table-cell table:style-name="ce185"/>
          <table:table-cell table:number-columns-repeated="16375" table:style-name="ce4"/>
        </table:table-row>
        <table:table-row table:style-name="ro4">
          <table:table-cell table:style-name="ce186"/>
          <table:table-cell table:style-name="ce187"/>
          <table:table-cell office:value-type="string" table:number-columns-spanned="3" table:number-rows-spanned="1" table:style-name="ce214">
            <text:p>private sector</text:p>
          </table:table-cell>
          <table:covered-table-cell table:number-columns-repeated="2"/>
          <table:table-cell table:style-name="ce188"/>
          <table:table-cell office:value-type="string" table:number-columns-spanned="3" table:number-rows-spanned="1" table:style-name="ce215">
            <text:p>social sector</text:p>
          </table:table-cell>
          <table:covered-table-cell table:number-columns-repeated="2"/>
          <table:table-cell table:style-name="ce189"/>
          <table:table-cell table:number-columns-repeated="16374" table:style-name="ce186"/>
        </table:table-row>
        <table:table-row table:style-name="ro19">
          <table:table-cell table:style-name="ce4"/>
          <table:table-cell table:style-name="ce190"/>
          <table:table-cell office:value-type="string" table:style-name="ce191">
            <text:p>owner occupiers</text:p>
          </table:table-cell>
          <table:table-cell office:value-type="string" table:style-name="ce191">
            <text:p>private renters</text:p>
          </table:table-cell>
          <table:table-cell office:value-type="string" table:style-name="ce191">
            <text:p>all private sector</text:p>
          </table:table-cell>
          <table:table-cell table:style-name="ce191"/>
          <table:table-cell office:value-type="string" table:style-name="ce191">
            <text:p>local authority</text:p>
          </table:table-cell>
          <table:table-cell office:value-type="string" table:style-name="ce191">
            <text:p>housing association<text:s/></text:p>
          </table:table-cell>
          <table:table-cell office:value-type="string" table:style-name="ce191">
            <text:p>all social sector</text:p>
          </table:table-cell>
          <table:table-cell office:value-type="string" table:style-name="ce191">
            <text:p>all tenures</text:p>
          </table:table-cell>
          <table:table-cell table:number-columns-repeated="16374" table:style-name="ce4"/>
        </table:table-row>
        <table:table-row table:style-name="ro4">
          <table:table-cell table:style-name="ce4"/>
          <table:table-cell table:style-name="ce187"/>
          <table:table-cell table:number-columns-repeated="2" table:style-name="ce186"/>
          <table:table-cell table:number-columns-repeated="2" table:style-name="ce192"/>
          <table:table-cell table:number-columns-repeated="2" table:style-name="ce4"/>
          <table:table-cell table:style-name="ce185"/>
          <table:table-cell office:value-type="string" table:style-name="ce193">
            <text:p>thousands of households</text:p>
          </table:table-cell>
          <table:table-cell table:number-columns-repeated="16374" table:style-name="ce4"/>
        </table:table-row>
        <table:table-row table:style-name="ro4">
          <table:table-cell table:style-name="ce4"/>
          <table:table-cell office:value-type="string" table:style-name="ce146">
            <text:p>weekly</text:p>
          </table:table-cell>
          <table:table-cell office:value-type="float" office:value="787.23649721875756" table:style-name="ce194">
            <text:p><text:s/>787<text:s/></text:p>
          </table:table-cell>
          <table:table-cell office:value-type="float" office:value="250.23047326630058" table:style-name="ce194">
            <text:p><text:s/>250<text:s/></text:p>
          </table:table-cell>
          <table:table-cell office:value-type="float" office:value="1037.4669704850576" table:style-name="ce194">
            <text:p><text:s/>1,037<text:s/></text:p>
          </table:table-cell>
          <table:table-cell table:style-name="ce195"/>
          <table:table-cell office:value-type="float" office:value="136.76145068489453" table:style-name="ce194">
            <text:p><text:s/>137<text:s/></text:p>
          </table:table-cell>
          <table:table-cell office:value-type="float" office:value="186.23674225177265" table:style-name="ce194">
            <text:p><text:s/>186<text:s/></text:p>
          </table:table-cell>
          <table:table-cell office:value-type="float" office:value="322.99819293666724" table:style-name="ce194">
            <text:p><text:s/>323<text:s/></text:p>
          </table:table-cell>
          <table:table-cell office:value-type="float" office:value="1360.4651634217266" table:style-name="ce194">
            <text:p><text:s/>1,360<text:s/></text:p>
          </table:table-cell>
          <table:table-cell table:number-columns-repeated="16374" table:style-name="ce4"/>
        </table:table-row>
        <table:table-row table:style-name="ro4">
          <table:table-cell table:style-name="ce4"/>
          <table:table-cell office:value-type="string" table:style-name="ce146">
            <text:p>at least once a month<text:s/></text:p>
          </table:table-cell>
          <table:table-cell office:value-type="float" office:value="2318.8188234284698" table:style-name="ce194">
            <text:p><text:s/>2,319<text:s/></text:p>
          </table:table-cell>
          <table:table-cell office:value-type="float" office:value="658.30269950000047" table:style-name="ce194">
            <text:p><text:s/>658<text:s/></text:p>
          </table:table-cell>
          <table:table-cell office:value-type="float" office:value="2977.1215229284685" table:style-name="ce194">
            <text:p><text:s/>2,977<text:s/></text:p>
          </table:table-cell>
          <table:table-cell table:style-name="ce195"/>
          <table:table-cell office:value-type="float" office:value="302.19615196438929" table:style-name="ce194">
            <text:p><text:s/>302<text:s/></text:p>
          </table:table-cell>
          <table:table-cell office:value-type="float" office:value="367.05831697427243" table:style-name="ce194">
            <text:p><text:s/>367<text:s/></text:p>
          </table:table-cell>
          <table:table-cell office:value-type="float" office:value="669.2544689386624" table:style-name="ce194">
            <text:p><text:s/>669<text:s/></text:p>
          </table:table-cell>
          <table:table-cell office:value-type="float" office:value="3646.3759918671303" table:style-name="ce194">
            <text:p><text:s/>3,646<text:s/></text:p>
          </table:table-cell>
          <table:table-cell table:number-columns-repeated="16374" table:style-name="ce4"/>
        </table:table-row>
        <table:table-row table:style-name="ro4">
          <table:table-cell table:style-name="ce4"/>
          <table:table-cell office:value-type="string" table:style-name="ce146">
            <text:p>at least once every 3 months</text:p>
          </table:table-cell>
          <table:table-cell office:value-type="float" office:value="2316.9311813005902" table:style-name="ce194">
            <text:p><text:s/>2,317<text:s/></text:p>
          </table:table-cell>
          <table:table-cell office:value-type="float" office:value="688.82497954278017" table:style-name="ce194">
            <text:p><text:s/>689<text:s/></text:p>
          </table:table-cell>
          <table:table-cell office:value-type="float" office:value="3005.7561608433689" table:style-name="ce194">
            <text:p><text:s/>3,006<text:s/></text:p>
          </table:table-cell>
          <table:table-cell table:style-name="ce195"/>
          <table:table-cell office:value-type="float" office:value="157.99228872161163" table:style-name="ce194">
            <text:p><text:s/>158<text:s/></text:p>
          </table:table-cell>
          <table:table-cell office:value-type="float" office:value="266.72117362693706" table:style-name="ce194">
            <text:p><text:s/>267<text:s/></text:p>
          </table:table-cell>
          <table:table-cell office:value-type="float" office:value="424.71346234854883" table:style-name="ce194">
            <text:p><text:s/>425<text:s/></text:p>
          </table:table-cell>
          <table:table-cell office:value-type="float" office:value="3430.4696231919165" table:style-name="ce194">
            <text:p><text:s/>3,430<text:s/></text:p>
          </table:table-cell>
          <table:table-cell table:number-columns-repeated="16374" table:style-name="ce4"/>
        </table:table-row>
        <table:table-row table:style-name="ro4">
          <table:table-cell table:style-name="ce4"/>
          <table:table-cell office:value-type="string" table:style-name="ce146">
            <text:p>at least once every 6 months</text:p>
          </table:table-cell>
          <table:table-cell office:value-type="float" office:value="2347.1061395402749" table:style-name="ce194">
            <text:p><text:s/>2,347<text:s/></text:p>
          </table:table-cell>
          <table:table-cell office:value-type="float" office:value="630.45949288019551" table:style-name="ce194">
            <text:p><text:s/>630<text:s/></text:p>
          </table:table-cell>
          <table:table-cell office:value-type="float" office:value="2977.5656324204742" table:style-name="ce194">
            <text:p><text:s/>2,978<text:s/></text:p>
          </table:table-cell>
          <table:table-cell table:style-name="ce195"/>
          <table:table-cell office:value-type="float" office:value="170.38899592952174" table:style-name="ce194">
            <text:p><text:s/>170<text:s/></text:p>
          </table:table-cell>
          <table:table-cell office:value-type="float" office:value="318.2889818590308" table:style-name="ce194">
            <text:p><text:s/>318<text:s/></text:p>
          </table:table-cell>
          <table:table-cell office:value-type="float" office:value="488.67797778855243" table:style-name="ce194">
            <text:p><text:s/>489<text:s/></text:p>
          </table:table-cell>
          <table:table-cell office:value-type="float" office:value="3466.2436102090264" table:style-name="ce194">
            <text:p><text:s/>3,466<text:s/></text:p>
          </table:table-cell>
          <table:table-cell table:number-columns-repeated="16374" table:style-name="ce4"/>
        </table:table-row>
        <table:table-row table:style-name="ro4">
          <table:table-cell table:style-name="ce4"/>
          <table:table-cell office:value-type="string" table:style-name="ce146">
            <text:p>at least once a year</text:p>
          </table:table-cell>
          <table:table-cell office:value-type="float" office:value="2691.5358210425152" table:style-name="ce194">
            <text:p><text:s/>2,692<text:s/></text:p>
          </table:table-cell>
          <table:table-cell office:value-type="float" office:value="651.123572566387" table:style-name="ce194">
            <text:p><text:s/>651<text:s/></text:p>
          </table:table-cell>
          <table:table-cell office:value-type="float" office:value="3342.6593936089016" table:style-name="ce194">
            <text:p><text:s/>3,343<text:s/></text:p>
          </table:table-cell>
          <table:table-cell table:style-name="ce195"/>
          <table:table-cell office:value-type="float" office:value="214.55743727559289" table:style-name="ce194">
            <text:p><text:s/>215<text:s/></text:p>
          </table:table-cell>
          <table:table-cell office:value-type="float" office:value="459.77799264040283" table:style-name="ce194">
            <text:p><text:s/>460<text:s/></text:p>
          </table:table-cell>
          <table:table-cell office:value-type="float" office:value="674.33542991599529" table:style-name="ce194">
            <text:p><text:s/>674<text:s/></text:p>
          </table:table-cell>
          <table:table-cell office:value-type="float" office:value="4016.9948235248999" table:style-name="ce194">
            <text:p><text:s/>4,017<text:s/></text:p>
          </table:table-cell>
          <table:table-cell table:number-columns-repeated="16374" table:style-name="ce4"/>
        </table:table-row>
        <table:table-row table:style-name="ro4">
          <table:table-cell table:style-name="ce4"/>
          <table:table-cell office:value-type="string" table:style-name="ce146">
            <text:p>less than once a year</text:p>
          </table:table-cell>
          <table:table-cell office:value-type="float" office:value="1479.5597728083103" table:style-name="ce194">
            <text:p><text:s/>1,480<text:s/></text:p>
          </table:table-cell>
          <table:table-cell office:value-type="float" office:value="317.16052275381327" table:style-name="ce194">
            <text:p><text:s/>317<text:s/></text:p>
          </table:table-cell>
          <table:table-cell office:value-type="float" office:value="1796.7202955621231" table:style-name="ce194">
            <text:p><text:s/>1,797<text:s/></text:p>
          </table:table-cell>
          <table:table-cell table:style-name="ce195"/>
          <table:table-cell office:value-type="float" office:value="91.987650920635303" table:style-name="ce194">
            <text:p><text:s/>92<text:s/></text:p>
          </table:table-cell>
          <table:table-cell office:value-type="float" office:value="199.58495743367456" table:style-name="ce194">
            <text:p><text:s/>200<text:s/></text:p>
          </table:table-cell>
          <table:table-cell office:value-type="float" office:value="291.57260835430981" table:style-name="ce194">
            <text:p><text:s/>292<text:s/></text:p>
          </table:table-cell>
          <table:table-cell office:value-type="float" office:value="2088.2929039164342" table:style-name="ce194">
            <text:p><text:s/>2,088<text:s/></text:p>
          </table:table-cell>
          <table:table-cell table:number-columns-repeated="16374" table:style-name="ce4"/>
        </table:table-row>
        <table:table-row table:style-name="ro4">
          <table:table-cell table:style-name="ce4"/>
          <table:table-cell office:value-type="string" table:style-name="ce146">
            <text:p>never</text:p>
          </table:table-cell>
          <table:table-cell office:value-type="float" office:value="3007.1842017256577" table:style-name="ce194">
            <text:p><text:s/>3,007<text:s/></text:p>
          </table:table-cell>
          <table:table-cell office:value-type="float" office:value="1298.6252801660835" table:style-name="ce194">
            <text:p><text:s/>1,299<text:s/></text:p>
          </table:table-cell>
          <table:table-cell office:value-type="float" office:value="4305.8094818917398" table:style-name="ce194">
            <text:p><text:s/>4,306<text:s/></text:p>
          </table:table-cell>
          <table:table-cell table:style-name="ce195"/>
          <table:table-cell office:value-type="float" office:value="438.09907095821626" table:style-name="ce194">
            <text:p><text:s/>438<text:s/></text:p>
          </table:table-cell>
          <table:table-cell office:value-type="float" office:value="651.35975450190347" table:style-name="ce194">
            <text:p><text:s/>651<text:s/></text:p>
          </table:table-cell>
          <table:table-cell office:value-type="float" office:value="1089.4588254601185" table:style-name="ce194">
            <text:p><text:s/>1,089<text:s/></text:p>
          </table:table-cell>
          <table:table-cell office:value-type="float" office:value="5395.2683073518619" table:style-name="ce194">
            <text:p><text:s/>5,395<text:s/></text:p>
          </table:table-cell>
          <table:table-cell table:number-columns-repeated="16374" table:style-name="ce4"/>
        </table:table-row>
        <table:table-row table:style-name="ro4">
          <table:table-cell table:style-name="ce4"/>
          <table:table-cell table:style-name="ce146"/>
          <table:table-cell table:number-columns-repeated="2" table:style-name="ce195"/>
          <table:table-cell table:style-name="ce196"/>
          <table:table-cell table:style-name="ce195"/>
          <table:table-cell table:style-name="ce196"/>
          <table:table-cell table:style-name="ce195"/>
          <table:table-cell table:style-name="ce196"/>
          <table:table-cell table:style-name="ce195"/>
          <table:table-cell table:number-columns-repeated="16374" table:style-name="ce4"/>
        </table:table-row>
        <table:table-row table:style-name="ro4">
          <table:table-cell table:style-name="ce177"/>
          <table:table-cell office:value-type="string" table:style-name="ce197">
            <text:p>total</text:p>
          </table:table-cell>
          <table:table-cell office:value-type="float" office:value="14948.372437064552" table:style-name="ce198">
            <text:p><text:s/>14,948<text:s/></text:p>
          </table:table-cell>
          <table:table-cell office:value-type="float" office:value="4494.7270206755529" table:style-name="ce198">
            <text:p><text:s/>4,495<text:s/></text:p>
          </table:table-cell>
          <table:table-cell office:value-type="float" office:value="19443.099457740143" table:style-name="ce198">
            <text:p><text:s/>19,443<text:s/></text:p>
          </table:table-cell>
          <table:table-cell table:style-name="ce199"/>
          <table:table-cell office:value-type="float" office:value="1511.983046454862" table:style-name="ce200">
            <text:p><text:s/>1,512<text:s/></text:p>
          </table:table-cell>
          <table:table-cell office:value-type="float" office:value="2449.0279192879957" table:style-name="ce198">
            <text:p><text:s/>2,449<text:s/></text:p>
          </table:table-cell>
          <table:table-cell office:value-type="float" office:value="3961.0109657428593" table:style-name="ce198">
            <text:p><text:s/>3,961<text:s/></text:p>
          </table:table-cell>
          <table:table-cell office:value-type="float" office:value="23404.11042348306" table:style-name="ce198">
            <text:p><text:s/>23,404<text:s/></text:p>
          </table:table-cell>
          <table:table-cell table:number-columns-repeated="16374" table:style-name="ce177"/>
        </table:table-row>
        <table:table-row table:style-name="ro4">
          <table:table-cell table:style-name="ce4"/>
          <table:table-cell table:style-name="ce187"/>
          <table:table-cell table:number-columns-repeated="2" table:style-name="ce186"/>
          <table:table-cell table:style-name="ce185"/>
          <table:table-cell table:style-name="ce4"/>
          <table:table-cell table:number-columns-repeated="2" table:style-name="ce192"/>
          <table:table-cell table:style-name="ce185"/>
          <table:table-cell table:style-name="ce193"/>
          <table:table-cell table:number-columns-repeated="16374" table:style-name="ce4"/>
        </table:table-row>
        <table:table-row table:style-name="ro4">
          <table:table-cell table:style-name="ce4"/>
          <table:table-cell office:value-type="string" table:style-name="ce146">
            <text:p>weekly</text:p>
          </table:table-cell>
          <table:table-cell office:value-type="float" office:value="5.2663693022981004" table:style-name="ce201">
            <text:p><text:s/>5.3<text:s/></text:p>
          </table:table-cell>
          <table:table-cell office:value-type="float" office:value="5.5672006801581304" table:style-name="ce201">
            <text:p><text:s/>5.6<text:s/></text:p>
          </table:table-cell>
          <table:table-cell office:value-type="float" office:value="5.3359135087489902" table:style-name="ce201">
            <text:p><text:s/>5.3<text:s/></text:p>
          </table:table-cell>
          <table:table-cell table:style-name="ce202"/>
          <table:table-cell office:value-type="float" office:value="9.0451709101870108" table:style-name="ce201">
            <text:p><text:s/>9.0<text:s/></text:p>
          </table:table-cell>
          <table:table-cell office:value-type="float" office:value="7.6045169099549197" table:style-name="ce201">
            <text:p><text:s/>7.6<text:s/></text:p>
          </table:table-cell>
          <table:table-cell office:value-type="float" office:value="8.1544382414021204" table:style-name="ce201">
            <text:p><text:s/>8.2<text:s/></text:p>
          </table:table-cell>
          <table:table-cell office:value-type="float" office:value="5.8129325951934998" table:style-name="ce201">
            <text:p><text:s/>5.8<text:s/></text:p>
          </table:table-cell>
          <table:table-cell table:style-name="ce4"/>
          <table:table-cell table:style-name="ce203"/>
          <table:table-cell table:number-columns-repeated="16372" table:style-name="ce4"/>
        </table:table-row>
        <table:table-row table:style-name="ro4">
          <table:table-cell table:style-name="ce4"/>
          <table:table-cell office:value-type="string" table:style-name="ce146">
            <text:p>at least once a month<text:s/></text:p>
          </table:table-cell>
          <table:table-cell office:value-type="float" office:value="15.5121825683106" table:style-name="ce201">
            <text:p><text:s/>15.5<text:s/></text:p>
          </table:table-cell>
          <table:table-cell office:value-type="float" office:value="14.646110797648801" table:style-name="ce201">
            <text:p><text:s/>14.6<text:s/></text:p>
          </table:table-cell>
          <table:table-cell office:value-type="float" office:value="15.3119698297038" table:style-name="ce201">
            <text:p><text:s/>15.3<text:s/></text:p>
          </table:table-cell>
          <table:table-cell table:style-name="ce202"/>
          <table:table-cell office:value-type="float" office:value="19.9867420916489" table:style-name="ce201">
            <text:p><text:s/>20.0<text:s/></text:p>
          </table:table-cell>
          <table:table-cell office:value-type="float" office:value="14.987918842549901" table:style-name="ce201">
            <text:p><text:s/>15.0<text:s/></text:p>
          </table:table-cell>
          <table:table-cell office:value-type="float" office:value="16.896051910150401" table:style-name="ce201">
            <text:p><text:s/>16.9<text:s/></text:p>
          </table:table-cell>
          <table:table-cell office:value-type="float" office:value="15.5800666032085" table:style-name="ce201">
            <text:p><text:s/>15.6<text:s/></text:p>
          </table:table-cell>
          <table:table-cell table:style-name="ce178"/>
          <table:table-cell table:style-name="ce203"/>
          <table:table-cell table:number-columns-repeated="16372" table:style-name="ce4"/>
        </table:table-row>
        <table:table-row table:style-name="ro4">
          <table:table-cell table:style-name="ce4"/>
          <table:table-cell office:value-type="string" table:style-name="ce146">
            <text:p>at least once every 3 months</text:p>
          </table:table-cell>
          <table:table-cell office:value-type="float" office:value="15.499554824816601" table:style-name="ce201">
            <text:p><text:s/>15.5<text:s/></text:p>
          </table:table-cell>
          <table:table-cell office:value-type="float" office:value="15.325179401868301" table:style-name="ce201">
            <text:p><text:s/>15.3<text:s/></text:p>
          </table:table-cell>
          <table:table-cell office:value-type="float" office:value="15.4592438688925" table:style-name="ce201">
            <text:p><text:s/>15.5<text:s/></text:p>
          </table:table-cell>
          <table:table-cell table:style-name="ce202"/>
          <table:table-cell office:value-type="float" office:value="10.449342609499199" table:style-name="ce201">
            <text:p><text:s/>10.4<text:s/></text:p>
          </table:table-cell>
          <table:table-cell office:value-type="float" office:value="10.890899671918801" table:style-name="ce201">
            <text:p><text:s/>10.9<text:s/></text:p>
          </table:table-cell>
          <table:table-cell office:value-type="float" office:value="10.722350077334299" table:style-name="ce201">
            <text:p><text:s/>10.7<text:s/></text:p>
          </table:table-cell>
          <table:table-cell office:value-type="float" office:value="14.6575518621288" table:style-name="ce201">
            <text:p><text:s/>14.7<text:s/></text:p>
          </table:table-cell>
          <table:table-cell table:style-name="ce178"/>
          <table:table-cell table:style-name="ce203"/>
          <table:table-cell table:number-columns-repeated="16372" table:style-name="ce4"/>
        </table:table-row>
        <table:table-row table:style-name="ro4">
          <table:table-cell table:style-name="ce4"/>
          <table:table-cell office:value-type="string" table:style-name="ce146">
            <text:p>at least once every 6 months</text:p>
          </table:table-cell>
          <table:table-cell office:value-type="float" office:value="15.701415986402701" table:style-name="ce201">
            <text:p><text:s/>15.7<text:s/></text:p>
          </table:table-cell>
          <table:table-cell office:value-type="float" office:value="14.0266470017002" table:style-name="ce201">
            <text:p><text:s/>14.0<text:s/></text:p>
          </table:table-cell>
          <table:table-cell office:value-type="float" office:value="15.3142539793733" table:style-name="ce201">
            <text:p><text:s/>15.3<text:s/></text:p>
          </table:table-cell>
          <table:table-cell table:style-name="ce202"/>
          <table:table-cell office:value-type="float" office:value="11.269239845581099" table:style-name="ce201">
            <text:p><text:s/>11.3<text:s/></text:p>
          </table:table-cell>
          <table:table-cell office:value-type="float" office:value="12.9965436225638" table:style-name="ce201">
            <text:p><text:s/>13.0<text:s/></text:p>
          </table:table-cell>
          <table:table-cell office:value-type="float" office:value="12.337203355782799" table:style-name="ce201">
            <text:p><text:s/>12.3<text:s/></text:p>
          </table:table-cell>
          <table:table-cell office:value-type="float" office:value="14.810405298426099" table:style-name="ce201">
            <text:p><text:s/>14.8<text:s/></text:p>
          </table:table-cell>
          <table:table-cell table:style-name="ce178"/>
          <table:table-cell table:style-name="ce203"/>
          <table:table-cell table:number-columns-repeated="16372" table:style-name="ce4"/>
        </table:table-row>
        <table:table-row table:style-name="ro4">
          <table:table-cell table:style-name="ce4"/>
          <table:table-cell office:value-type="string" table:style-name="ce146">
            <text:p>at least once a year</text:p>
          </table:table-cell>
          <table:table-cell office:value-type="float" office:value="18.005544298380201" table:style-name="ce204">
            <text:p><text:s/>18.0<text:s/></text:p>
          </table:table-cell>
          <table:table-cell office:value-type="float" office:value="14.4863874840729" table:style-name="ce204">
            <text:p><text:s/>14.5<text:s/></text:p>
          </table:table-cell>
          <table:table-cell office:value-type="float" office:value="17.192008922621699" table:style-name="ce204">
            <text:p><text:s/>17.2<text:s/></text:p>
          </table:table-cell>
          <table:table-cell table:style-name="ce202"/>
          <table:table-cell office:value-type="float" office:value="14.1904658110198" table:style-name="ce204">
            <text:p><text:s/>14.2<text:s/></text:p>
          </table:table-cell>
          <table:table-cell office:value-type="float" office:value="18.773897554180301" table:style-name="ce204">
            <text:p><text:s/>18.8<text:s/></text:p>
          </table:table-cell>
          <table:table-cell office:value-type="float" office:value="17.024326257817599" table:style-name="ce204">
            <text:p><text:s/>17.0<text:s/></text:p>
          </table:table-cell>
          <table:table-cell office:value-type="float" office:value="17.1636295968522" table:style-name="ce201">
            <text:p><text:s/>17.2<text:s/></text:p>
          </table:table-cell>
          <table:table-cell table:style-name="ce178"/>
          <table:table-cell table:style-name="ce203"/>
          <table:table-cell table:number-columns-repeated="16372" table:style-name="ce4"/>
        </table:table-row>
        <table:table-row table:style-name="ro4">
          <table:table-cell table:style-name="ce4"/>
          <table:table-cell office:value-type="string" table:style-name="ce146">
            <text:p>less than once a year</text:p>
          </table:table-cell>
          <table:table-cell office:value-type="float" office:value="9.8977984328229294" table:style-name="ce204">
            <text:p><text:s/>9.9<text:s/></text:p>
          </table:table-cell>
          <table:table-cell office:value-type="float" office:value="7.0562799764009796" table:style-name="ce204">
            <text:p><text:s/>7.1<text:s/></text:p>
          </table:table-cell>
          <table:table-cell office:value-type="float" office:value="9.2409150067216395" table:style-name="ce204">
            <text:p><text:s/>9.2<text:s/></text:p>
          </table:table-cell>
          <table:table-cell table:style-name="ce202"/>
          <table:table-cell office:value-type="float" office:value="6.0839075634027902" table:style-name="ce204">
            <text:p><text:s/>6.1<text:s/></text:p>
          </table:table-cell>
          <table:table-cell office:value-type="float" office:value="8.1495582741947601" table:style-name="ce204">
            <text:p><text:s/>8.1<text:s/></text:p>
          </table:table-cell>
          <table:table-cell office:value-type="float" office:value="7.3610654167837604" table:style-name="ce204">
            <text:p><text:s/>7.4<text:s/></text:p>
          </table:table-cell>
          <table:table-cell office:value-type="float" office:value="8.9227612847916493" table:style-name="ce201">
            <text:p><text:s/>8.9<text:s/></text:p>
          </table:table-cell>
          <table:table-cell table:style-name="ce178"/>
          <table:table-cell table:style-name="ce203"/>
          <table:table-cell table:number-columns-repeated="16372" table:style-name="ce4"/>
        </table:table-row>
        <table:table-row table:style-name="ro4">
          <table:table-cell table:style-name="ce4"/>
          <table:table-cell office:value-type="string" table:style-name="ce146">
            <text:p>never</text:p>
          </table:table-cell>
          <table:table-cell office:value-type="float" office:value="20.117134586969001" table:style-name="ce204">
            <text:p><text:s/>20.1<text:s/></text:p>
          </table:table-cell>
          <table:table-cell office:value-type="float" office:value="28.8921946581508" table:style-name="ce204">
            <text:p><text:s/>28.9<text:s/></text:p>
          </table:table-cell>
          <table:table-cell office:value-type="float" office:value="22.145694883937999" table:style-name="ce204">
            <text:p><text:s/>22.1<text:s/></text:p>
          </table:table-cell>
          <table:table-cell table:style-name="ce202"/>
          <table:table-cell office:value-type="float" office:value="28.9751311686612" table:style-name="ce204">
            <text:p><text:s/>29.0<text:s/></text:p>
          </table:table-cell>
          <table:table-cell office:value-type="float" office:value="26.596665124637401" table:style-name="ce204">
            <text:p><text:s/>26.6<text:s/></text:p>
          </table:table-cell>
          <table:table-cell office:value-type="float" office:value="27.504564740728998" table:style-name="ce204">
            <text:p><text:s/>27.5<text:s/></text:p>
          </table:table-cell>
          <table:table-cell office:value-type="float" office:value="23.052652759398999" table:style-name="ce201">
            <text:p><text:s/>23.1<text:s/></text:p>
          </table:table-cell>
          <table:table-cell table:style-name="ce178"/>
          <table:table-cell table:style-name="ce203"/>
          <table:table-cell table:number-columns-repeated="16372" table:style-name="ce4"/>
        </table:table-row>
        <table:table-row table:style-name="ro4">
          <table:table-cell table:style-name="ce4"/>
          <table:table-cell table:style-name="ce146"/>
          <table:table-cell table:number-columns-repeated="2" table:style-name="ce202"/>
          <table:table-cell table:style-name="ce205"/>
          <table:table-cell table:style-name="ce202"/>
          <table:table-cell table:style-name="ce205"/>
          <table:table-cell table:style-name="ce202"/>
          <table:table-cell table:style-name="ce205"/>
          <table:table-cell table:style-name="ce202"/>
          <table:table-cell table:number-columns-repeated="3" table:style-name="ce178"/>
          <table:table-cell table:number-columns-repeated="16371" table:style-name="ce4"/>
        </table:table-row>
        <table:table-row table:style-name="ro4">
          <table:table-cell table:style-name="ce177"/>
          <table:table-cell office:value-type="string" table:style-name="ce197">
            <text:p>total</text:p>
          </table:table-cell>
          <table:table-cell office:value-type="float" office:value="100" table:style-name="ce206">
            <text:p><text:s/>100.0<text:s/></text:p>
          </table:table-cell>
          <table:table-cell office:value-type="float" office:value="100" table:style-name="ce206">
            <text:p><text:s/>100.0<text:s/></text:p>
          </table:table-cell>
          <table:table-cell office:value-type="float" office:value="100" table:style-name="ce206">
            <text:p><text:s/>100.0<text:s/></text:p>
          </table:table-cell>
          <table:table-cell table:style-name="ce206"/>
          <table:table-cell office:value-type="float" office:value="100" table:style-name="ce206">
            <text:p><text:s/>100.0<text:s/></text:p>
          </table:table-cell>
          <table:table-cell office:value-type="float" office:value="100" table:style-name="ce206">
            <text:p><text:s/>100.0<text:s/></text:p>
          </table:table-cell>
          <table:table-cell office:value-type="float" office:value="100" table:style-name="ce206">
            <text:p><text:s/>100.0<text:s/></text:p>
          </table:table-cell>
          <table:table-cell office:value-type="float" office:value="100" table:style-name="ce206">
            <text:p><text:s/>100.0<text:s/></text:p>
          </table:table-cell>
          <table:table-cell table:number-columns-repeated="16374" table:style-name="ce177"/>
        </table:table-row>
        <table:table-row table:style-name="ro4">
          <table:table-cell table:style-name="ce4"/>
          <table:table-cell table:number-columns-repeated="3" table:style-name="ce178"/>
          <table:table-cell table:style-name="ce177"/>
          <table:table-cell table:number-columns-repeated="3" table:style-name="ce178"/>
          <table:table-cell table:number-columns-repeated="2" table:style-name="ce177"/>
          <table:table-cell table:number-columns-repeated="3" table:style-name="ce178"/>
          <table:table-cell table:number-columns-repeated="16371" table:style-name="ce4"/>
        </table:table-row>
        <table:table-row table:style-name="ro4">
          <table:table-cell table:style-name="ce207"/>
          <table:table-cell office:value-type="string" table:style-name="ce208">
            <text:p>sample size</text:p>
          </table:table-cell>
          <table:table-cell office:value-type="float" office:value="4693" table:style-name="ce209">
            <text:p>4,693</text:p>
          </table:table-cell>
          <table:table-cell office:value-type="float" office:value="2520" table:style-name="ce209">
            <text:p>2,520</text:p>
          </table:table-cell>
          <table:table-cell office:value-type="float" office:value="7213" table:style-name="ce209">
            <text:p>7,213</text:p>
          </table:table-cell>
          <table:table-cell table:style-name="ce210"/>
          <table:table-cell office:value-type="float" office:value="1395" table:style-name="ce209">
            <text:p>1,395</text:p>
          </table:table-cell>
          <table:table-cell office:value-type="float" office:value="2224" table:style-name="ce209">
            <text:p>2,224</text:p>
          </table:table-cell>
          <table:table-cell office:value-type="float" office:value="3619" table:style-name="ce209">
            <text:p>3,619</text:p>
          </table:table-cell>
          <table:table-cell office:value-type="float" office:value="10832" table:style-name="ce209">
            <text:p>10,832</text:p>
          </table:table-cell>
          <table:table-cell table:number-columns-repeated="16374" table:style-name="ce207"/>
        </table:table-row>
        <table:table-row table:style-name="ro4">
          <table:table-cell table:style-name="ce4"/>
          <table:table-cell office:value-type="string" table:style-name="ce211">
            <text:p>Source: English Housing Survey, dwelling sample</text:p>
          </table:table-cell>
          <table:table-cell table:number-columns-repeated="2" table:style-name="ce212"/>
          <table:table-cell table:style-name="ce213"/>
          <table:table-cell table:style-name="ce212"/>
          <table:table-cell table:style-name="ce213"/>
          <table:table-cell table:style-name="ce212"/>
          <table:table-cell table:style-name="ce213"/>
          <table:table-cell table:style-name="ce212"/>
          <table:table-cell table:number-columns-repeated="16374" table:style-name="ce4"/>
        </table:table-row>
        <table:table-row table:style-name="ro4">
          <table:table-cell table:style-name="ce4"/>
          <table:table-cell table:style-name="ce106"/>
          <table:table-cell table:number-columns-repeated="2" table:style-name="ce4"/>
          <table:table-cell table:style-name="ce185"/>
          <table:table-cell table:style-name="ce4"/>
          <table:table-cell table:style-name="ce185"/>
          <table:table-cell table:style-name="ce4"/>
          <table:table-cell table:style-name="ce185"/>
          <table:table-cell table:number-columns-repeated="16375" table:style-name="ce4"/>
        </table:table-row>
        <table:table-row table:number-rows-repeated="1048546" table:style-name="ro1">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expression table:name="Labels2" table:expression="of:=[.#REF!]" table:base-cell-address="List_of_contents.$A$1"/>
          <table:named-range table:name="Print_Area" table:cell-range-address="AT4_8.$A$1:AT4_8.$K$30" table:base-cell-address="AT4_8.$A$1"/>
        </table:named-expressions>
      </table:table>
      <table:table table:name="AT4_9" table:style-name="ta9">
        <table:table-column table:style-name="co1" table:default-cell-style-name="ce4"/>
        <table:table-column table:style-name="co29" table:default-cell-style-name="ce4"/>
        <table:table-column table:style-name="co30" table:number-columns-repeated="5" table:default-cell-style-name="ce4"/>
        <table:table-column table:style-name="co19" table:default-cell-style-name="ce4"/>
        <table:table-column table:style-name="co10" table:default-cell-style-name="ce4"/>
        <table:table-column table:style-name="co1" table:number-columns-repeated="4" table:default-cell-style-name="ce4"/>
        <table:table-column table:style-name="co31" table:default-cell-style-name="ce4"/>
        <table:table-column table:style-name="co32" table:default-cell-style-name="ce4"/>
        <table:table-column table:style-name="co1" table:number-columns-repeated="16369" table:default-cell-style-name="ce4"/>
        <table:table-row table:style-name="ro2">
          <table:table-cell table:number-columns-repeated="16384"/>
        </table:table-row>
        <table:table-row table:style-name="ro1">
          <table:table-cell/>
          <table:table-cell office:value-type="string" table:style-name="ce139">
            <text:p>Annex Table 4.9: Whether dwellings with or without a solid fuel appliance have a carbon monoxide detector, by tenure, 2016 to 2022</text:p>
          </table:table-cell>
          <table:table-cell table:number-columns-repeated="5" table:style-name="ce139"/>
          <table:table-cell table:number-columns-repeated="16377" table:style-name="ce4"/>
        </table:table-row>
        <table:table-row table:style-name="ro2">
          <table:table-cell table:number-columns-repeated="16384"/>
        </table:table-row>
        <table:table-row table:style-name="ro2">
          <table:table-cell/>
          <table:table-cell office:value-type="string" table:style-name="ce216">
            <text:p>all dwellings</text:p>
          </table:table-cell>
          <table:table-cell table:number-columns-repeated="5" table:style-name="ce217"/>
          <table:table-cell table:number-columns-repeated="16377" table:style-name="ce4"/>
        </table:table-row>
        <table:table-row table:style-name="ro2">
          <table:table-cell/>
          <table:table-cell table:style-name="ce218"/>
          <table:table-cell office:value-type="float" office:value="2016" table:style-name="ce219">
            <text:p>2016</text:p>
          </table:table-cell>
          <table:table-cell office:value-type="float" office:value="2017" table:style-name="ce219">
            <text:p>2017</text:p>
          </table:table-cell>
          <table:table-cell office:value-type="float" office:value="2018" table:style-name="ce219">
            <text:p>2018</text:p>
          </table:table-cell>
          <table:table-cell office:value-type="float" office:value="2019" table:style-name="ce219">
            <text:p>2019</text:p>
          </table:table-cell>
          <table:table-cell office:value-type="float" office:value="2020" table:style-name="ce219">
            <text:p>2020</text:p>
          </table:table-cell>
          <table:table-cell office:value-type="float" office:value="2021" table:style-name="ce220">
            <text:p>2021</text:p>
          </table:table-cell>
          <table:table-cell office:value-type="float" office:value="2022" table:style-name="ce220">
            <text:p>2022</text:p>
          </table:table-cell>
          <table:table-cell table:number-columns-repeated="3" table:style-name="ce4"/>
          <table:table-cell table:style-name="ce221"/>
          <table:table-cell table:number-columns-repeated="16371"/>
        </table:table-row>
        <table:table-row table:style-name="ro20">
          <table:table-cell/>
          <table:table-cell table:style-name="ce172"/>
          <table:table-cell table:style-name="ce222"/>
          <table:table-cell table:number-columns-repeated="5" table:style-name="ce145"/>
          <table:table-cell office:value-type="string" table:style-name="ce145">
            <text:p>thousands of dwellings</text:p>
          </table:table-cell>
          <table:table-cell table:number-columns-repeated="3" table:style-name="ce4"/>
          <table:table-cell table:number-columns-spanned="1" table:number-rows-spanned="21" table:style-name="ce176"/>
          <table:table-cell table:number-columns-repeated="16371"/>
        </table:table-row>
        <table:table-row table:style-name="ro20">
          <table:table-cell/>
          <table:table-cell office:value-type="string" table:style-name="ce223">
            <text:p>owner occupiers</text:p>
          </table:table-cell>
          <table:table-cell table:number-columns-repeated="5" table:style-name="ce222"/>
          <table:table-cell table:number-columns-repeated="5" table:style-name="ce4"/>
          <table:covered-table-cell/>
          <table:table-cell table:number-columns-repeated="16371"/>
        </table:table-row>
        <table:table-row table:style-name="ro20">
          <table:table-cell/>
          <table:table-cell office:value-type="string" table:style-name="ce224">
            <text:p>with a solid fuel appliance</text:p>
          </table:table-cell>
          <table:table-cell office:value-type="float" office:value="1103.4259999999997" table:style-name="ce225">
            <text:p><text:s/>1,103<text:s/></text:p>
          </table:table-cell>
          <table:table-cell office:value-type="float" office:value="1395.4159999999993" table:style-name="ce225">
            <text:p><text:s/>1,395<text:s/></text:p>
          </table:table-cell>
          <table:table-cell office:value-type="float" office:value="1538.4450000000004" table:style-name="ce225">
            <text:p><text:s/>1,538<text:s/></text:p>
          </table:table-cell>
          <table:table-cell office:value-type="float" office:value="1516.9459999999988" table:style-name="ce225">
            <text:p><text:s/>1,517<text:s/></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number-columns-repeated="3" table:style-name="ce4"/>
          <table:covered-table-cell/>
          <table:table-cell table:number-columns-repeated="16371"/>
        </table:table-row>
        <table:table-row table:style-name="ro2">
          <table:table-cell/>
          <table:table-cell office:value-type="string" table:style-name="ce224">
            <text:p>with no solid fuel appliance</text:p>
          </table:table-cell>
          <table:table-cell office:value-type="float" office:value="4010.9510000000041" table:style-name="ce225">
            <text:p><text:s/>4,011<text:s/></text:p>
          </table:table-cell>
          <table:table-cell office:value-type="float" office:value="4552.096999999997" table:style-name="ce225">
            <text:p><text:s/>4,552<text:s/></text:p>
          </table:table-cell>
          <table:table-cell office:value-type="float" office:value="5007.7259999999997" table:style-name="ce225">
            <text:p><text:s/>5,008<text:s/></text:p>
          </table:table-cell>
          <table:table-cell office:value-type="float" office:value="5430.3439999999873" table:style-name="ce225">
            <text:p><text:s/>5,430<text:s/></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number-columns-repeated="3" table:style-name="ce4"/>
          <table:covered-table-cell/>
          <table:table-cell table:number-columns-repeated="16371"/>
        </table:table-row>
        <table:table-row table:style-name="ro2">
          <table:table-cell/>
          <table:table-cell office:value-type="string" table:style-name="ce226">
            <text:p>all dwellings</text:p>
          </table:table-cell>
          <table:table-cell office:value-type="float" office:value="5114.3769999999904" table:style-name="ce225">
            <text:p><text:s/>5,114<text:s/></text:p>
          </table:table-cell>
          <table:table-cell office:value-type="float" office:value="5947.5129999999999" table:style-name="ce225">
            <text:p><text:s/>5,948<text:s/></text:p>
          </table:table-cell>
          <table:table-cell office:value-type="float" office:value="6546.1710000000003" table:style-name="ce225">
            <text:p><text:s/>6,546<text:s/></text:p>
          </table:table-cell>
          <table:table-cell office:value-type="float" office:value="6947.2899999999909" table:style-name="ce225">
            <text:p><text:s/>6,947<text:s/></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number-columns-repeated="3" table:style-name="ce4"/>
          <table:covered-table-cell/>
          <table:table-cell table:number-columns-repeated="16371"/>
        </table:table-row>
        <table:table-row table:style-name="ro2">
          <table:table-cell/>
          <table:table-cell table:style-name="ce224"/>
          <table:table-cell table:number-columns-repeated="7" table:style-name="ce225"/>
          <table:table-cell table:number-columns-repeated="3" table:style-name="ce4"/>
          <table:covered-table-cell/>
          <table:table-cell table:number-columns-repeated="16371"/>
        </table:table-row>
        <table:table-row table:style-name="ro2">
          <table:table-cell/>
          <table:table-cell office:value-type="string" table:style-name="ce227">
            <text:p>private renters</text:p>
          </table:table-cell>
          <table:table-cell table:number-columns-repeated="7" table:style-name="ce225"/>
          <table:table-cell table:number-columns-repeated="3" table:style-name="ce4"/>
          <table:covered-table-cell/>
          <table:table-cell table:number-columns-repeated="16371"/>
        </table:table-row>
        <table:table-row table:style-name="ro2">
          <table:table-cell/>
          <table:table-cell office:value-type="string" table:style-name="ce224">
            <text:p>with a solid fuel appliance</text:p>
          </table:table-cell>
          <table:table-cell office:value-type="float" office:value="124.872" table:style-name="ce225">
            <text:p><text:s/>125<text:s/></text:p>
          </table:table-cell>
          <table:table-cell office:value-type="float" office:value="151.45699999999999" table:style-name="ce225">
            <text:p><text:s/>151<text:s/></text:p>
          </table:table-cell>
          <table:table-cell office:value-type="float" office:value="157.77199999999999" table:style-name="ce225">
            <text:p><text:s/>158<text:s/></text:p>
          </table:table-cell>
          <table:table-cell office:value-type="float" office:value="144.23199999999994" table:style-name="ce225">
            <text:p><text:s/>144<text:s/></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number-columns-repeated="3" table:style-name="ce4"/>
          <table:covered-table-cell/>
          <table:table-cell table:number-columns-repeated="16371"/>
        </table:table-row>
        <table:table-row table:style-name="ro2">
          <table:table-cell/>
          <table:table-cell office:value-type="string" table:style-name="ce224">
            <text:p>with no solid fuel appliance</text:p>
          </table:table-cell>
          <table:table-cell office:value-type="float" office:value="1236.2750000000003" table:style-name="ce225">
            <text:p><text:s/>1,236<text:s/></text:p>
          </table:table-cell>
          <table:table-cell office:value-type="float" office:value="1501.1659999999999" table:style-name="ce225">
            <text:p><text:s/>1,501<text:s/></text:p>
          </table:table-cell>
          <table:table-cell office:value-type="float" office:value="1717.7589999999989" table:style-name="ce225">
            <text:p><text:s/>1,718<text:s/></text:p>
          </table:table-cell>
          <table:table-cell office:value-type="float" office:value="1821.9429999999993" table:style-name="ce225">
            <text:p><text:s/>1,822<text:s/></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number-columns-repeated="3" table:style-name="ce4"/>
          <table:covered-table-cell/>
          <table:table-cell table:number-columns-repeated="16371"/>
        </table:table-row>
        <table:table-row table:style-name="ro2">
          <table:table-cell/>
          <table:table-cell office:value-type="string" table:style-name="ce172">
            <text:p>all dwellings</text:p>
          </table:table-cell>
          <table:table-cell office:value-type="float" office:value="1361.1469999999999" table:style-name="ce225">
            <text:p><text:s/>1,361<text:s/></text:p>
          </table:table-cell>
          <table:table-cell office:value-type="float" office:value="1652.6230000000003" table:style-name="ce225">
            <text:p><text:s/>1,653<text:s/></text:p>
          </table:table-cell>
          <table:table-cell office:value-type="float" office:value="1875.5309999999993" table:style-name="ce225">
            <text:p><text:s/>1,876<text:s/></text:p>
          </table:table-cell>
          <table:table-cell office:value-type="float" office:value="1966.1750000000002" table:style-name="ce225">
            <text:p><text:s/>1,966<text:s/></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number-columns-repeated="3" table:style-name="ce4"/>
          <table:covered-table-cell/>
          <table:table-cell table:number-columns-repeated="16371"/>
        </table:table-row>
        <table:table-row table:style-name="ro2">
          <table:table-cell/>
          <table:table-cell table:style-name="ce172"/>
          <table:table-cell table:number-columns-repeated="7" table:style-name="ce225"/>
          <table:table-cell table:number-columns-repeated="3" table:style-name="ce4"/>
          <table:covered-table-cell/>
          <table:table-cell table:number-columns-repeated="16371"/>
        </table:table-row>
        <table:table-row table:style-name="ro2">
          <table:table-cell/>
          <table:table-cell office:value-type="string" table:style-name="ce227">
            <text:p>all private sector</text:p>
          </table:table-cell>
          <table:table-cell table:number-columns-repeated="7" table:style-name="ce225"/>
          <table:table-cell table:number-columns-repeated="3" table:style-name="ce4"/>
          <table:covered-table-cell/>
          <table:table-cell table:number-columns-repeated="16371"/>
        </table:table-row>
        <table:table-row table:style-name="ro2">
          <table:table-cell/>
          <table:table-cell office:value-type="string" table:style-name="ce224">
            <text:p>with a solid fuel appliance</text:p>
          </table:table-cell>
          <table:table-cell office:value-type="float" office:value="1228.2979999999998" table:style-name="ce225">
            <text:p><text:s/>1,228<text:s/></text:p>
          </table:table-cell>
          <table:table-cell office:value-type="float" office:value="1546.873" table:style-name="ce225">
            <text:p><text:s/>1,547<text:s/></text:p>
          </table:table-cell>
          <table:table-cell office:value-type="float" office:value="1696.2170000000015" table:style-name="ce225">
            <text:p><text:s/>1,696<text:s/></text:p>
          </table:table-cell>
          <table:table-cell office:value-type="float" office:value="1661.1779999999985" table:style-name="ce225">
            <text:p><text:s/>1,661<text:s/></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number-columns-repeated="3" table:style-name="ce4"/>
          <table:covered-table-cell/>
          <table:table-cell table:number-columns-repeated="16371"/>
        </table:table-row>
        <table:table-row table:style-name="ro2">
          <table:table-cell/>
          <table:table-cell office:value-type="string" table:style-name="ce224">
            <text:p>with no solid fuel appliance</text:p>
          </table:table-cell>
          <table:table-cell office:value-type="float" office:value="5247.2259999999942" table:style-name="ce225">
            <text:p><text:s/>5,247<text:s/></text:p>
          </table:table-cell>
          <table:table-cell office:value-type="float" office:value="6053.2629999999999" table:style-name="ce225">
            <text:p><text:s/>6,053<text:s/></text:p>
          </table:table-cell>
          <table:table-cell office:value-type="float" office:value="6725.4850000000051" table:style-name="ce225">
            <text:p><text:s/>6,725<text:s/></text:p>
          </table:table-cell>
          <table:table-cell office:value-type="float" office:value="7252.2869999999912" table:style-name="ce225">
            <text:p><text:s/>7,252<text:s/></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number-columns-repeated="3" table:style-name="ce4"/>
          <table:covered-table-cell/>
          <table:table-cell table:number-columns-repeated="16371"/>
        </table:table-row>
        <table:table-row table:style-name="ro2">
          <table:table-cell/>
          <table:table-cell office:value-type="string" table:style-name="ce172">
            <text:p>all dwellings</text:p>
          </table:table-cell>
          <table:table-cell office:value-type="float" office:value="6475.5239999999976" table:style-name="ce225">
            <text:p><text:s/>6,476<text:s/></text:p>
          </table:table-cell>
          <table:table-cell office:value-type="float" office:value="7600.1359999999931" table:style-name="ce225">
            <text:p><text:s/>7,600<text:s/></text:p>
          </table:table-cell>
          <table:table-cell office:value-type="float" office:value="8421.7020000000193" table:style-name="ce225">
            <text:p><text:s/>8,422<text:s/></text:p>
          </table:table-cell>
          <table:table-cell office:value-type="float" office:value="8913.4649999999838" table:style-name="ce225">
            <text:p><text:s/>8,913<text:s/></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number-columns-repeated="3" table:style-name="ce4"/>
          <table:covered-table-cell/>
          <table:table-cell table:number-columns-repeated="16371"/>
        </table:table-row>
        <table:table-row table:style-name="ro2">
          <table:table-cell/>
          <table:table-cell table:style-name="ce172"/>
          <table:table-cell table:number-columns-repeated="7" table:style-name="ce225"/>
          <table:table-cell table:number-columns-repeated="3" table:style-name="ce4"/>
          <table:covered-table-cell/>
          <table:table-cell table:number-columns-repeated="16371"/>
        </table:table-row>
        <table:table-row table:style-name="ro2">
          <table:table-cell/>
          <table:table-cell office:value-type="string" table:style-name="ce223">
            <text:p>all social sector</text:p>
          </table:table-cell>
          <table:table-cell table:number-columns-repeated="7" table:style-name="ce222"/>
          <table:table-cell table:number-columns-repeated="3" table:style-name="ce4"/>
          <table:covered-table-cell/>
          <table:table-cell table:number-columns-repeated="16371"/>
        </table:table-row>
        <table:table-row table:style-name="ro2">
          <table:table-cell/>
          <table:table-cell office:value-type="string" table:style-name="ce224">
            <text:p>with a solid fuel appliance</text:p>
          </table:table-cell>
          <table:table-cell office:value-type="float" office:value="36.704999999999998" table:style-name="ce225">
            <text:p><text:s/>37<text:s/></text:p>
          </table:table-cell>
          <table:table-cell office:value-type="float" office:value="35.323" table:style-name="ce225">
            <text:p><text:s/>35<text:s/></text:p>
          </table:table-cell>
          <table:table-cell office:value-type="float" office:value="25.195999999999998" table:style-name="ce225">
            <text:p><text:s/>25<text:s/></text:p>
          </table:table-cell>
          <table:table-cell office:value-type="float" office:value="33.753999999999991" table:style-name="ce225">
            <text:p><text:s/>34<text:s/></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number-columns-repeated="3" table:style-name="ce4"/>
          <table:covered-table-cell/>
          <table:table-cell table:number-columns-repeated="16371"/>
        </table:table-row>
        <table:table-row table:style-name="ro2">
          <table:table-cell/>
          <table:table-cell office:value-type="string" table:style-name="ce224">
            <text:p>with no solid fuel appliance</text:p>
          </table:table-cell>
          <table:table-cell office:value-type="float" office:value="1230.0640000000035" table:style-name="ce225">
            <text:p><text:s/>1,230<text:s/></text:p>
          </table:table-cell>
          <table:table-cell office:value-type="float" office:value="1484.9140000000014" table:style-name="ce225">
            <text:p><text:s/>1,485<text:s/></text:p>
          </table:table-cell>
          <table:table-cell office:value-type="float" office:value="1716.0529999999997" table:style-name="ce225">
            <text:p><text:s/>1,716<text:s/></text:p>
          </table:table-cell>
          <table:table-cell office:value-type="float" office:value="1751.5920000000008" table:style-name="ce225">
            <text:p><text:s/>1,752<text:s/></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number-columns-repeated="3" table:style-name="ce4"/>
          <table:covered-table-cell/>
          <table:table-cell table:number-columns-repeated="16371"/>
        </table:table-row>
        <table:table-row table:style-name="ro2">
          <table:table-cell/>
          <table:table-cell office:value-type="string" table:style-name="ce226">
            <text:p>all dwellings</text:p>
          </table:table-cell>
          <table:table-cell office:value-type="float" office:value="1266.7690000000025" table:style-name="ce225">
            <text:p><text:s/>1,267<text:s/></text:p>
          </table:table-cell>
          <table:table-cell office:value-type="float" office:value="1520.2370000000012" table:style-name="ce225">
            <text:p><text:s/>1,520<text:s/></text:p>
          </table:table-cell>
          <table:table-cell office:value-type="float" office:value="1741.2489999999989" table:style-name="ce225">
            <text:p><text:s/>1,741<text:s/></text:p>
          </table:table-cell>
          <table:table-cell office:value-type="float" office:value="1785.3460000000011" table:style-name="ce225">
            <text:p><text:s/>1,785<text:s/></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number-columns-repeated="3" table:style-name="ce4"/>
          <table:covered-table-cell/>
          <table:table-cell table:number-columns-repeated="16371"/>
        </table:table-row>
        <table:table-row table:style-name="ro2">
          <table:table-cell/>
          <table:table-cell table:style-name="ce226"/>
          <table:table-cell table:number-columns-repeated="5" table:style-name="ce225"/>
          <table:table-cell table:number-columns-repeated="5" table:style-name="ce4"/>
          <table:covered-table-cell/>
          <table:table-cell table:number-columns-repeated="16371"/>
        </table:table-row>
        <table:table-row table:style-name="ro2">
          <table:table-cell/>
          <table:table-cell office:value-type="string" table:style-name="ce223">
            <text:p>all tenures</text:p>
          </table:table-cell>
          <table:table-cell table:number-columns-repeated="5" table:style-name="ce225"/>
          <table:table-cell table:number-columns-repeated="16377" table:style-name="ce4"/>
        </table:table-row>
        <table:table-row table:style-name="ro2">
          <table:table-cell/>
          <table:table-cell office:value-type="string" table:style-name="ce224">
            <text:p>with a solid fuel appliance</text:p>
          </table:table-cell>
          <table:table-cell office:value-type="float" office:value="1265.0029999999997" table:style-name="ce225">
            <text:p><text:s/>1,265<text:s/></text:p>
          </table:table-cell>
          <table:table-cell office:value-type="float" office:value="1582.1959999999999" table:style-name="ce225">
            <text:p><text:s/>1,582<text:s/></text:p>
          </table:table-cell>
          <table:table-cell office:value-type="float" office:value="1721.4130000000014" table:style-name="ce225">
            <text:p><text:s/>1,721<text:s/></text:p>
          </table:table-cell>
          <table:table-cell office:value-type="float" office:value="1694.9319999999982" table:style-name="ce225">
            <text:p><text:s/>1,695<text:s/></text:p>
          </table:table-cell>
          <table:table-cell office:value-type="float" office:value="1668.451" table:style-name="ce225">
            <text:p><text:s/>1,668<text:s/></text:p>
          </table:table-cell>
          <table:table-cell office:value-type="float" office:value="1641.97" table:style-name="ce195">
            <text:p><text:s/>1,642<text:s/></text:p>
          </table:table-cell>
          <table:table-cell office:value-type="float" office:value="2106.0590000000007" table:style-name="ce195">
            <text:p><text:s/>2,106<text:s/></text:p>
          </table:table-cell>
          <table:table-cell table:number-columns-repeated="16375" table:style-name="ce4"/>
        </table:table-row>
        <table:table-row table:style-name="ro2">
          <table:table-cell/>
          <table:table-cell office:value-type="string" table:style-name="ce224">
            <text:p>with no solid fuel appliance</text:p>
          </table:table-cell>
          <table:table-cell office:value-type="float" office:value="6477.29" table:style-name="ce225">
            <text:p><text:s/>6,477<text:s/></text:p>
          </table:table-cell>
          <table:table-cell office:value-type="float" office:value="7538.1769999999997" table:style-name="ce225">
            <text:p><text:s/>7,538<text:s/></text:p>
          </table:table-cell>
          <table:table-cell office:value-type="float" office:value="8441.538000000015" table:style-name="ce225">
            <text:p><text:s/>8,442<text:s/></text:p>
          </table:table-cell>
          <table:table-cell office:value-type="float" office:value="9003.8789999999935" table:style-name="ce225">
            <text:p><text:s/>9,004<text:s/></text:p>
          </table:table-cell>
          <table:table-cell office:value-type="float" office:value="9566.2199999999611" table:style-name="ce225">
            <text:p><text:s/>9,566<text:s/></text:p>
          </table:table-cell>
          <table:table-cell office:value-type="float" office:value="10128.560999999931" table:style-name="ce195">
            <text:p><text:s/>10,129<text:s/></text:p>
          </table:table-cell>
          <table:table-cell office:value-type="float" office:value="12228.519999999984" table:style-name="ce195">
            <text:p><text:s/>12,229<text:s/></text:p>
          </table:table-cell>
          <table:table-cell table:number-columns-repeated="16375" table:style-name="ce4"/>
        </table:table-row>
        <table:table-row table:style-name="ro2">
          <table:table-cell/>
          <table:table-cell office:value-type="string" table:style-name="ce226">
            <text:p>all dwellings</text:p>
          </table:table-cell>
          <table:table-cell office:value-type="float" office:value="7742.2929999999842" table:style-name="ce225">
            <text:p><text:s/>7,742<text:s/></text:p>
          </table:table-cell>
          <table:table-cell office:value-type="float" office:value="9120.3730000000069" table:style-name="ce228">
            <text:p><text:s/>9,120<text:s/></text:p>
          </table:table-cell>
          <table:table-cell office:value-type="float" office:value="10162.951000000034" table:style-name="ce228">
            <text:p><text:s/>10,163<text:s/></text:p>
          </table:table-cell>
          <table:table-cell office:value-type="float" office:value="10698.811000000005" table:style-name="ce228">
            <text:p><text:s/>10,699<text:s/></text:p>
          </table:table-cell>
          <table:table-cell office:value-type="float" office:value="11234.671" table:style-name="ce228">
            <text:p><text:s/>11,235<text:s/></text:p>
          </table:table-cell>
          <table:table-cell office:value-type="float" office:value="11770.531000000001" table:style-name="ce195">
            <text:p><text:s/>11,771<text:s/></text:p>
          </table:table-cell>
          <table:table-cell office:value-type="float" office:value="14334.578999999994" table:style-name="ce195">
            <text:p><text:s/>14,335<text:s/></text:p>
          </table:table-cell>
          <table:table-cell table:number-columns-repeated="16375" table:style-name="ce4"/>
        </table:table-row>
        <table:table-row table:style-name="ro20">
          <table:table-cell/>
          <table:table-cell table:number-columns-repeated="2" table:style-name="ce229"/>
          <table:table-cell table:number-columns-repeated="2" table:style-name="ce230"/>
          <table:table-cell table:number-columns-repeated="2" table:style-name="ce231"/>
          <table:table-cell table:style-name="ce232"/>
          <table:table-cell office:value-type="string" table:style-name="ce232">
            <text:p>percentages</text:p>
          </table:table-cell>
          <table:table-cell table:number-columns-repeated="16375" table:style-name="ce4"/>
        </table:table-row>
        <table:table-row table:style-name="ro2">
          <table:table-cell/>
          <table:table-cell office:value-type="string" table:style-name="ce223">
            <text:p>owner occupiers</text:p>
          </table:table-cell>
          <table:table-cell table:number-columns-repeated="5" table:style-name="ce172"/>
          <table:table-cell table:number-columns-repeated="16377" table:style-name="ce4"/>
        </table:table-row>
        <table:table-row table:style-name="ro2">
          <table:table-cell/>
          <table:table-cell office:value-type="string" table:style-name="ce224">
            <text:p>with a solid fuel appliance</text:p>
          </table:table-cell>
          <table:table-cell office:value-type="float" office:value="36.987726692817397" table:style-name="ce233">
            <text:p><text:s/>37.0<text:s/></text:p>
          </table:table-cell>
          <table:table-cell office:value-type="float" office:value="45.468811503079799" table:style-name="ce234">
            <text:p>45.5</text:p>
          </table:table-cell>
          <table:table-cell office:value-type="float" office:value="51.936646166965403" table:style-name="ce234">
            <text:p>51.9</text:p>
          </table:table-cell>
          <table:table-cell office:value-type="float" office:value="52.159235401599048" table:style-name="ce234">
            <text:p>52.2</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style-name="ce233"/>
          <table:table-cell table:number-columns-repeated="2" table:style-name="ce234"/>
          <table:table-cell table:number-columns-repeated="16372"/>
        </table:table-row>
        <table:table-row table:style-name="ro2">
          <table:table-cell/>
          <table:table-cell office:value-type="string" table:style-name="ce224">
            <text:p>with no solid fuel appliance</text:p>
          </table:table-cell>
          <table:table-cell office:value-type="float" office:value="33.897017220419187" table:style-name="ce233">
            <text:p><text:s/>33.9<text:s/></text:p>
          </table:table-cell>
          <table:table-cell office:value-type="float" office:value="37.871161924386477" table:style-name="ce234">
            <text:p>37.9</text:p>
          </table:table-cell>
          <table:table-cell office:value-type="float" office:value="40.607721971090498" table:style-name="ce234">
            <text:p>40.6</text:p>
          </table:table-cell>
          <table:table-cell office:value-type="float" office:value="42.730351578483294" table:style-name="ce234">
            <text:p>42.7</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style-name="ce233"/>
          <table:table-cell table:number-columns-repeated="2" table:style-name="ce234"/>
          <table:table-cell table:number-columns-repeated="16372"/>
        </table:table-row>
        <table:table-row table:style-name="ro2">
          <table:table-cell/>
          <table:table-cell office:value-type="string" table:style-name="ce172">
            <text:p>all dwellings</text:p>
          </table:table-cell>
          <table:table-cell office:value-type="float" office:value="34.519336794326854" table:style-name="ce233">
            <text:p><text:s/>34.5<text:s/></text:p>
          </table:table-cell>
          <table:table-cell office:value-type="float" office:value="39.416457440127608" table:style-name="ce234">
            <text:p>39.4</text:p>
          </table:table-cell>
          <table:table-cell office:value-type="float" office:value="42.801903111472001" table:style-name="ce234">
            <text:p>42.8</text:p>
          </table:table-cell>
          <table:table-cell office:value-type="float" office:value="44.486292812987529" table:style-name="ce234">
            <text:p>44.5</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style-name="ce233"/>
          <table:table-cell table:number-columns-repeated="2" table:style-name="ce234"/>
          <table:table-cell table:number-columns-repeated="16372"/>
        </table:table-row>
        <table:table-row table:style-name="ro2">
          <table:table-cell/>
          <table:table-cell table:style-name="ce172"/>
          <table:table-cell table:style-name="ce233"/>
          <table:table-cell table:number-columns-repeated="3" table:style-name="ce235"/>
          <table:table-cell table:number-columns-repeated="3" table:style-name="ce225"/>
          <table:table-cell table:number-columns-repeated="16375" table:style-name="ce4"/>
        </table:table-row>
        <table:table-row table:style-name="ro2">
          <table:table-cell/>
          <table:table-cell office:value-type="string" table:style-name="ce227">
            <text:p>private renters</text:p>
          </table:table-cell>
          <table:table-cell table:style-name="ce233"/>
          <table:table-cell table:number-columns-repeated="3" table:style-name="ce235"/>
          <table:table-cell table:number-columns-repeated="3" table:style-name="ce225"/>
          <table:table-cell table:number-columns-repeated="16375" table:style-name="ce4"/>
        </table:table-row>
        <table:table-row table:style-name="ro2">
          <table:table-cell/>
          <table:table-cell office:value-type="string" table:style-name="ce224">
            <text:p>with a solid fuel appliance</text:p>
          </table:table-cell>
          <table:table-cell office:value-type="float" office:value="35.207939775002096" table:style-name="ce233">
            <text:p><text:s/>35.2<text:s/></text:p>
          </table:table-cell>
          <table:table-cell office:value-type="float" office:value="39.859517812920302" table:style-name="ce234">
            <text:p>39.9</text:p>
          </table:table-cell>
          <table:table-cell office:value-type="float" office:value="42.212114726027394" table:style-name="ce234">
            <text:p>42.2</text:p>
          </table:table-cell>
          <table:table-cell office:value-type="float" office:value="46.906851043624741" table:style-name="ce234">
            <text:p>46.9</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number-columns-repeated="16375" table:style-name="ce4"/>
        </table:table-row>
        <table:table-row table:style-name="ro2">
          <table:table-cell/>
          <table:table-cell office:value-type="string" table:style-name="ce224">
            <text:p>with no solid fuel appliance</text:p>
          </table:table-cell>
          <table:table-cell office:value-type="float" office:value="27.479165157056517" table:style-name="ce233">
            <text:p><text:s/>27.5<text:s/></text:p>
          </table:table-cell>
          <table:table-cell office:value-type="float" office:value="34.05000555718118" table:style-name="ce234">
            <text:p>34.1</text:p>
          </table:table-cell>
          <table:table-cell office:value-type="float" office:value="38.766654735634269" table:style-name="ce234">
            <text:p>38.8</text:p>
          </table:table-cell>
          <table:table-cell office:value-type="float" office:value="41.479743955879798" table:style-name="ce234">
            <text:p>41.5</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number-columns-repeated="16375" table:style-name="ce4"/>
        </table:table-row>
        <table:table-row table:style-name="ro2">
          <table:table-cell/>
          <table:table-cell office:value-type="string" table:style-name="ce172">
            <text:p>all dwellings</text:p>
          </table:table-cell>
          <table:table-cell office:value-type="float" office:value="28.043931709584491" table:style-name="ce233">
            <text:p><text:s/>28.0<text:s/></text:p>
          </table:table-cell>
          <table:table-cell office:value-type="float" office:value="34.510983908532815" table:style-name="ce234">
            <text:p>34.5</text:p>
          </table:table-cell>
          <table:table-cell office:value-type="float" office:value="39.034674205822348" table:style-name="ce234">
            <text:p>39.0</text:p>
          </table:table-cell>
          <table:table-cell office:value-type="float" office:value="41.834810187720656" table:style-name="ce234">
            <text:p>41.8</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number-columns-repeated="16375" table:style-name="ce4"/>
        </table:table-row>
        <table:table-row table:style-name="ro2">
          <table:table-cell/>
          <table:table-cell table:style-name="ce172"/>
          <table:table-cell table:style-name="ce233"/>
          <table:table-cell table:number-columns-repeated="3" table:style-name="ce235"/>
          <table:table-cell table:number-columns-repeated="3" table:style-name="ce225"/>
          <table:table-cell table:number-columns-repeated="16375" table:style-name="ce4"/>
        </table:table-row>
        <table:table-row table:style-name="ro2">
          <table:table-cell/>
          <table:table-cell office:value-type="string" table:style-name="ce227">
            <text:p>all private sector</text:p>
          </table:table-cell>
          <table:table-cell table:style-name="ce233"/>
          <table:table-cell table:number-columns-repeated="3" table:style-name="ce235"/>
          <table:table-cell table:number-columns-repeated="3" table:style-name="ce225"/>
          <table:table-cell table:number-columns-repeated="16375" table:style-name="ce4"/>
        </table:table-row>
        <table:table-row table:style-name="ro2">
          <table:table-cell/>
          <table:table-cell office:value-type="string" table:style-name="ce224">
            <text:p>with a solid fuel appliance</text:p>
          </table:table-cell>
          <table:table-cell office:value-type="float" office:value="36.798614215199308" table:style-name="ce233">
            <text:p><text:s/>36.8<text:s/></text:p>
          </table:table-cell>
          <table:table-cell office:value-type="float" office:value="44.850821805841697" table:style-name="ce234">
            <text:p>44.9</text:p>
          </table:table-cell>
          <table:table-cell office:value-type="float" office:value="50.847098414019307" table:style-name="ce234">
            <text:p>50.8</text:p>
          </table:table-cell>
          <table:table-cell office:value-type="float" office:value="51.657014277078218" table:style-name="ce234">
            <text:p>51.7</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number-columns-repeated="16375" table:style-name="ce4"/>
        </table:table-row>
        <table:table-row table:style-name="ro2">
          <table:table-cell/>
          <table:table-cell office:value-type="string" table:style-name="ce224">
            <text:p>with no solid fuel appliance</text:p>
          </table:table-cell>
          <table:table-cell office:value-type="float" office:value="32.12906867248256" table:style-name="ce233">
            <text:p><text:s/>32.1<text:s/></text:p>
          </table:table-cell>
          <table:table-cell office:value-type="float" office:value="36.845736592368503" table:style-name="ce234">
            <text:p>36.8</text:p>
          </table:table-cell>
          <table:table-cell office:value-type="float" office:value="40.144041355707003" table:style-name="ce234">
            <text:p>40.1</text:p>
          </table:table-cell>
          <table:table-cell office:value-type="float" office:value="42.409130396950367" table:style-name="ce234">
            <text:p>42.4</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number-columns-repeated="16375" table:style-name="ce4"/>
        </table:table-row>
        <table:table-row table:style-name="ro2">
          <table:table-cell/>
          <table:table-cell office:value-type="string" table:style-name="ce172">
            <text:p>all dwellings</text:p>
          </table:table-cell>
          <table:table-cell office:value-type="float" office:value="32.921481223742141" table:style-name="ce233">
            <text:p><text:s/>32.9<text:s/></text:p>
          </table:table-cell>
          <table:table-cell office:value-type="float" office:value="38.234685835987605" table:style-name="ce234">
            <text:p>38.2</text:p>
          </table:table-cell>
          <table:table-cell office:value-type="float" office:value="41.901320540324299" table:style-name="ce234">
            <text:p>41.9</text:p>
          </table:table-cell>
          <table:table-cell office:value-type="float" office:value="43.872921940691349" table:style-name="ce234">
            <text:p>43.9</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number-columns-repeated="16375" table:style-name="ce4"/>
        </table:table-row>
        <table:table-row table:style-name="ro20">
          <table:table-cell/>
          <table:table-cell table:style-name="ce172"/>
          <table:table-cell table:style-name="ce233"/>
          <table:table-cell table:number-columns-repeated="3" table:style-name="ce235"/>
          <table:table-cell table:number-columns-repeated="3" table:style-name="ce225"/>
          <table:table-cell table:number-columns-repeated="16375" table:style-name="ce4"/>
        </table:table-row>
        <table:table-row table:style-name="ro2">
          <table:table-cell/>
          <table:table-cell office:value-type="string" table:style-name="ce223">
            <text:p>all social sector</text:p>
          </table:table-cell>
          <table:table-cell table:style-name="ce233"/>
          <table:table-cell table:number-columns-repeated="3" table:style-name="ce235"/>
          <table:table-cell table:number-columns-repeated="3" table:style-name="ce222"/>
          <table:table-cell table:number-columns-repeated="16375" table:style-name="ce4"/>
        </table:table-row>
        <table:table-row table:style-name="ro13">
          <table:table-cell/>
          <table:table-cell office:value-type="string" table:style-name="ce224">
            <text:p>with a solid fuel appliance</text:p>
          </table:table-cell>
          <table:table-cell office:value-type="float" office:value="49.860762072947082" table:style-name="ce233">
            <text:p><text:s/>49.9<text:s/></text:p>
          </table:table-cell>
          <table:table-cell office:value-type="float" office:value="51.086139072081416" table:style-name="ce234">
            <text:p>51.1</text:p>
          </table:table-cell>
          <table:table-cell office:value-type="float" office:value="40.912559876593328" table:style-name="ce234">
            <text:p>40.9</text:p>
          </table:table-cell>
          <table:table-cell office:value-type="float" office:value="58.530579687527073" table:style-name="ce234">
            <text:p>58.5</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number-columns-repeated="16375" table:style-name="ce4"/>
        </table:table-row>
        <table:table-row table:style-name="ro2">
          <table:table-cell/>
          <table:table-cell office:value-type="string" table:style-name="ce224">
            <text:p>with no solid fuel appliance</text:p>
          </table:table-cell>
          <table:table-cell office:value-type="float" office:value="30.833161420247119" table:style-name="ce233">
            <text:p><text:s/>30.8<text:s/></text:p>
          </table:table-cell>
          <table:table-cell office:value-type="float" office:value="37.093286650539547" table:style-name="ce234">
            <text:p>37.1</text:p>
          </table:table-cell>
          <table:table-cell office:value-type="float" office:value="42.77630056751633" table:style-name="ce234">
            <text:p>42.8</text:p>
          </table:table-cell>
          <table:table-cell office:value-type="float" office:value="43.363761880464928" table:style-name="ce234">
            <text:p>43.4</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number-columns-repeated="16375"/>
        </table:table-row>
        <table:table-row table:style-name="ro2">
          <table:table-cell/>
          <table:table-cell office:value-type="string" table:style-name="ce226">
            <text:p>all dwellings</text:p>
          </table:table-cell>
          <table:table-cell office:value-type="float" office:value="31.177907937762939" table:style-name="ce233">
            <text:p><text:s/>31.2<text:s/></text:p>
          </table:table-cell>
          <table:table-cell office:value-type="float" office:value="37.330870862198879" table:style-name="ce234">
            <text:p>37.3</text:p>
          </table:table-cell>
          <table:table-cell office:value-type="float" office:value="42.748122150328157" table:style-name="ce234">
            <text:p>42.7</text:p>
          </table:table-cell>
          <table:table-cell office:value-type="float" office:value="43.577250298269377" table:style-name="ce234">
            <text:p>43.6</text:p>
          </table:table-cell>
          <table:table-cell office:value-type="string" table:style-name="ce225">
            <text:p>N/A</text:p>
          </table:table-cell>
          <table:table-cell office:value-type="string" table:style-name="ce225">
            <text:p>N/A</text:p>
          </table:table-cell>
          <table:table-cell office:value-type="string" table:style-name="ce225">
            <text:p>N/A</text:p>
          </table:table-cell>
          <table:table-cell table:number-columns-repeated="16375"/>
        </table:table-row>
        <table:table-row table:style-name="ro2">
          <table:table-cell/>
          <table:table-cell table:style-name="ce226"/>
          <table:table-cell table:style-name="ce233"/>
          <table:table-cell table:number-columns-repeated="4" table:style-name="ce235"/>
          <table:table-cell table:number-columns-repeated="16377" table:style-name="ce4"/>
        </table:table-row>
        <table:table-row table:style-name="ro2">
          <table:table-cell/>
          <table:table-cell office:value-type="string" table:style-name="ce223">
            <text:p>all tenures</text:p>
          </table:table-cell>
          <table:table-cell table:style-name="ce233"/>
          <table:table-cell table:number-columns-repeated="4" table:style-name="ce235"/>
          <table:table-cell table:number-columns-repeated="16377" table:style-name="ce4"/>
        </table:table-row>
        <table:table-row table:style-name="ro2">
          <table:table-cell/>
          <table:table-cell office:value-type="string" table:style-name="ce224">
            <text:p>with a solid fuel appliance</text:p>
          </table:table-cell>
          <table:table-cell office:value-type="float" office:value="37.080474992430041" table:style-name="ce233">
            <text:p><text:s/>37.1<text:s/></text:p>
          </table:table-cell>
          <table:table-cell office:value-type="float" office:value="44.973370364969597" table:style-name="ce234">
            <text:p>45.0</text:p>
          </table:table-cell>
          <table:table-cell office:value-type="float" office:value="50.66701947489657" table:style-name="ce234">
            <text:p>50.7</text:p>
          </table:table-cell>
          <table:table-cell office:value-type="float" office:value="51.778107093640756" table:style-name="ce234">
            <text:p>51.8</text:p>
          </table:table-cell>
          <table:table-cell office:value-type="float" office:value="52.824992729678918" table:style-name="ce234">
            <text:p>52.8</text:p>
          </table:table-cell>
          <table:table-cell office:value-type="float" office:value="53.882881810708462" table:style-name="ce235">
            <text:p>53.9</text:p>
          </table:table-cell>
          <table:table-cell office:value-type="float" office:value="62.2" table:style-name="ce235">
            <text:p>62.2</text:p>
          </table:table-cell>
          <table:table-cell table:number-columns-repeated="16375"/>
        </table:table-row>
        <table:table-row table:style-name="ro2">
          <table:table-cell/>
          <table:table-cell office:value-type="string" table:style-name="ce224">
            <text:p>with no solid fuel appliance</text:p>
          </table:table-cell>
          <table:table-cell office:value-type="float" office:value="31.874657745377206" table:style-name="ce233">
            <text:p><text:s/>31.9<text:s/></text:p>
          </table:table-cell>
          <table:table-cell office:value-type="float" office:value="36.894238770500095" table:style-name="ce234">
            <text:p>36.9</text:p>
          </table:table-cell>
          <table:table-cell office:value-type="float" office:value="40.633804593171021" table:style-name="ce234">
            <text:p>40.6</text:p>
          </table:table-cell>
          <table:table-cell office:value-type="float" office:value="42.591534832883873" table:style-name="ce234">
            <text:p>42.6</text:p>
          </table:table-cell>
          <table:table-cell office:value-type="float" office:value="44.495186897247116" table:style-name="ce234">
            <text:p>44.5</text:p>
          </table:table-cell>
          <table:table-cell office:value-type="float" office:value="46.405885739967282" table:style-name="ce235">
            <text:p>46.4</text:p>
          </table:table-cell>
          <table:table-cell office:value-type="float" office:value="56.2" table:style-name="ce235">
            <text:p>56.2</text:p>
          </table:table-cell>
          <table:table-cell table:number-columns-repeated="16375"/>
        </table:table-row>
        <table:table-row table:style-name="ro2">
          <table:table-cell/>
          <table:table-cell office:value-type="string" table:style-name="ce226">
            <text:p>all dwellings</text:p>
          </table:table-cell>
          <table:table-cell office:value-type="float" office:value="32.622980971139448" table:style-name="ce233">
            <text:p><text:s/>32.6<text:s/></text:p>
          </table:table-cell>
          <table:table-cell office:value-type="float" office:value="38.081005424358807" table:style-name="ce236">
            <text:p>38.1</text:p>
          </table:table-cell>
          <table:table-cell office:value-type="float" office:value="42.044015907549998" table:style-name="ce236">
            <text:p>42.0</text:p>
          </table:table-cell>
          <table:table-cell office:value-type="float" office:value="43.823303644865533" table:style-name="ce236">
            <text:p>43.8</text:p>
          </table:table-cell>
          <table:table-cell office:value-type="float" office:value="45.562158398004634" table:style-name="ce236">
            <text:p>45.6</text:p>
          </table:table-cell>
          <table:table-cell office:value-type="float" office:value="47.321911698080051" table:style-name="ce235">
            <text:p>47.3</text:p>
          </table:table-cell>
          <table:table-cell office:value-type="float" office:value="56.999999999999993" table:style-name="ce235">
            <text:p>57.0</text:p>
          </table:table-cell>
          <table:table-cell table:number-columns-repeated="16375"/>
        </table:table-row>
        <table:table-row table:style-name="ro2">
          <table:table-cell/>
          <table:table-cell table:style-name="ce237"/>
          <table:table-cell table:style-name="ce238"/>
          <table:table-cell table:style-name="ce4"/>
          <table:table-cell table:number-columns-repeated="4" table:style-name="ce232"/>
          <table:table-cell office:value-type="string" table:style-name="ce232">
            <text:p>sample size</text:p>
          </table:table-cell>
          <table:table-cell table:number-columns-repeated="16375"/>
        </table:table-row>
        <table:table-row table:style-name="ro2">
          <table:table-cell/>
          <table:table-cell office:value-type="string" table:style-name="ce227">
            <text:p>owner occupiers</text:p>
          </table:table-cell>
          <table:table-cell table:number-columns-repeated="5" table:style-name="ce233"/>
          <table:table-cell table:number-columns-repeated="16377" table:style-name="ce4"/>
        </table:table-row>
        <table:table-row table:style-name="ro2">
          <table:table-cell/>
          <table:table-cell office:value-type="string" table:style-name="ce224">
            <text:p>with a solid fuel appliance</text:p>
          </table:table-cell>
          <table:table-cell office:value-type="float" office:value="1073" table:style-name="ce239">
            <text:p><text:s/>1,073<text:s/></text:p>
          </table:table-cell>
          <table:table-cell office:value-type="float" office:value="1098" table:style-name="ce239">
            <text:p><text:s/>1,098<text:s/></text:p>
          </table:table-cell>
          <table:table-cell office:value-type="float" office:value="1081" table:style-name="ce239">
            <text:p><text:s/>1,081<text:s/></text:p>
          </table:table-cell>
          <table:table-cell office:value-type="float" office:value="1053" table:style-name="ce239">
            <text:p><text:s/>1,053<text:s/></text:p>
          </table:table-cell>
          <table:table-cell office:value-type="string" table:style-name="ce240">
            <text:p>N/A</text:p>
          </table:table-cell>
          <table:table-cell office:value-type="string" table:style-name="ce240">
            <text:p>N/A</text:p>
          </table:table-cell>
          <table:table-cell office:value-type="string" table:style-name="ce240">
            <text:p>N/A</text:p>
          </table:table-cell>
          <table:table-cell table:number-columns-repeated="16375"/>
        </table:table-row>
        <table:table-row table:style-name="ro2">
          <table:table-cell/>
          <table:table-cell office:value-type="string" table:style-name="ce224">
            <text:p>with no solid fuel appliance</text:p>
          </table:table-cell>
          <table:table-cell office:value-type="float" office:value="4067" table:style-name="ce239">
            <text:p><text:s/>4,067<text:s/></text:p>
          </table:table-cell>
          <table:table-cell office:value-type="float" office:value="4144" table:style-name="ce239">
            <text:p><text:s/>4,144<text:s/></text:p>
          </table:table-cell>
          <table:table-cell office:value-type="float" office:value="4253" table:style-name="ce239">
            <text:p><text:s/>4,253<text:s/></text:p>
          </table:table-cell>
          <table:table-cell office:value-type="float" office:value="4405" table:style-name="ce239">
            <text:p><text:s/>4,405<text:s/></text:p>
          </table:table-cell>
          <table:table-cell office:value-type="string" table:style-name="ce240">
            <text:p>N/A</text:p>
          </table:table-cell>
          <table:table-cell office:value-type="string" table:style-name="ce240">
            <text:p>N/A</text:p>
          </table:table-cell>
          <table:table-cell office:value-type="string" table:style-name="ce240">
            <text:p>N/A</text:p>
          </table:table-cell>
          <table:table-cell table:number-columns-repeated="16375"/>
        </table:table-row>
        <table:table-row table:style-name="ro2">
          <table:table-cell/>
          <table:table-cell office:value-type="string" table:style-name="ce226">
            <text:p>all dwellings</text:p>
          </table:table-cell>
          <table:table-cell office:value-type="float" office:value="5140" table:style-name="ce239">
            <text:p><text:s/>5,140<text:s/></text:p>
          </table:table-cell>
          <table:table-cell office:value-type="float" office:value="5242" table:style-name="ce239">
            <text:p><text:s/>5,242<text:s/></text:p>
          </table:table-cell>
          <table:table-cell office:value-type="float" office:value="5334" table:style-name="ce239">
            <text:p><text:s/>5,334<text:s/></text:p>
          </table:table-cell>
          <table:table-cell office:value-type="float" office:value="5458" table:style-name="ce239">
            <text:p><text:s/>5,458<text:s/></text:p>
          </table:table-cell>
          <table:table-cell office:value-type="string" table:style-name="ce240">
            <text:p>N/A</text:p>
          </table:table-cell>
          <table:table-cell office:value-type="string" table:style-name="ce240">
            <text:p>N/A</text:p>
          </table:table-cell>
          <table:table-cell office:value-type="string" table:style-name="ce240">
            <text:p>N/A</text:p>
          </table:table-cell>
          <table:table-cell table:number-columns-repeated="16375"/>
        </table:table-row>
        <table:table-row table:style-name="ro2">
          <table:table-cell/>
          <table:table-cell table:style-name="ce226"/>
          <table:table-cell table:number-columns-repeated="4" table:style-name="ce239"/>
          <table:table-cell table:number-columns-repeated="3" table:style-name="ce240"/>
          <table:table-cell table:number-columns-repeated="16375"/>
        </table:table-row>
        <table:table-row table:style-name="ro2">
          <table:table-cell/>
          <table:table-cell office:value-type="string" table:style-name="ce223">
            <text:p>private renters</text:p>
          </table:table-cell>
          <table:table-cell table:number-columns-repeated="4" table:style-name="ce233"/>
          <table:table-cell table:number-columns-repeated="3" table:style-name="ce241"/>
          <table:table-cell table:number-columns-repeated="16375"/>
        </table:table-row>
        <table:table-row table:style-name="ro2">
          <table:table-cell/>
          <table:table-cell office:value-type="string" table:style-name="ce224">
            <text:p>with a solid fuel appliance</text:p>
          </table:table-cell>
          <table:table-cell office:value-type="float" office:value="220" table:style-name="ce239">
            <text:p><text:s/>220<text:s/></text:p>
          </table:table-cell>
          <table:table-cell office:value-type="float" office:value="240" table:style-name="ce239">
            <text:p><text:s/>240<text:s/></text:p>
          </table:table-cell>
          <table:table-cell office:value-type="float" office:value="236" table:style-name="ce239">
            <text:p><text:s/>236<text:s/></text:p>
          </table:table-cell>
          <table:table-cell office:value-type="float" office:value="187" table:style-name="ce239">
            <text:p><text:s/>187<text:s/></text:p>
          </table:table-cell>
          <table:table-cell office:value-type="string" table:style-name="ce240">
            <text:p>N/A</text:p>
          </table:table-cell>
          <table:table-cell office:value-type="string" table:style-name="ce240">
            <text:p>N/A</text:p>
          </table:table-cell>
          <table:table-cell office:value-type="string" table:style-name="ce240">
            <text:p>N/A</text:p>
          </table:table-cell>
          <table:table-cell table:number-columns-repeated="16375"/>
        </table:table-row>
        <table:table-row table:style-name="ro2">
          <table:table-cell/>
          <table:table-cell office:value-type="string" table:style-name="ce224">
            <text:p>with no solid fuel appliance</text:p>
          </table:table-cell>
          <table:table-cell office:value-type="float" office:value="2332" table:style-name="ce239">
            <text:p><text:s/>2,332<text:s/></text:p>
          </table:table-cell>
          <table:table-cell office:value-type="float" office:value="2411" table:style-name="ce239">
            <text:p><text:s/>2,411<text:s/></text:p>
          </table:table-cell>
          <table:table-cell office:value-type="float" office:value="2419" table:style-name="ce239">
            <text:p><text:s/>2,419<text:s/></text:p>
          </table:table-cell>
          <table:table-cell office:value-type="float" office:value="2358" table:style-name="ce239">
            <text:p><text:s/>2,358<text:s/></text:p>
          </table:table-cell>
          <table:table-cell office:value-type="string" table:style-name="ce240">
            <text:p>N/A</text:p>
          </table:table-cell>
          <table:table-cell office:value-type="string" table:style-name="ce240">
            <text:p>N/A</text:p>
          </table:table-cell>
          <table:table-cell office:value-type="string" table:style-name="ce240">
            <text:p>N/A</text:p>
          </table:table-cell>
          <table:table-cell table:number-columns-repeated="16375"/>
        </table:table-row>
        <table:table-row table:style-name="ro2">
          <table:table-cell/>
          <table:table-cell office:value-type="string" table:style-name="ce172">
            <text:p>all dwellings</text:p>
          </table:table-cell>
          <table:table-cell office:value-type="float" office:value="2552" table:style-name="ce239">
            <text:p><text:s/>2,552<text:s/></text:p>
          </table:table-cell>
          <table:table-cell office:value-type="float" office:value="2651" table:style-name="ce239">
            <text:p><text:s/>2,651<text:s/></text:p>
          </table:table-cell>
          <table:table-cell office:value-type="float" office:value="2655" table:style-name="ce239">
            <text:p><text:s/>2,655<text:s/></text:p>
          </table:table-cell>
          <table:table-cell office:value-type="float" office:value="2545" table:style-name="ce239">
            <text:p><text:s/>2,545<text:s/></text:p>
          </table:table-cell>
          <table:table-cell office:value-type="string" table:style-name="ce240">
            <text:p>N/A</text:p>
          </table:table-cell>
          <table:table-cell office:value-type="string" table:style-name="ce240">
            <text:p>N/A</text:p>
          </table:table-cell>
          <table:table-cell office:value-type="string" table:style-name="ce240">
            <text:p>N/A</text:p>
          </table:table-cell>
          <table:table-cell table:number-columns-repeated="16375"/>
        </table:table-row>
        <table:table-row table:style-name="ro2">
          <table:table-cell/>
          <table:table-cell table:style-name="ce172"/>
          <table:table-cell table:number-columns-repeated="4" table:style-name="ce239"/>
          <table:table-cell table:number-columns-repeated="3" table:style-name="ce240"/>
          <table:table-cell table:number-columns-repeated="16375"/>
        </table:table-row>
        <table:table-row table:style-name="ro2">
          <table:table-cell/>
          <table:table-cell office:value-type="string" table:style-name="ce223">
            <text:p>all private sector</text:p>
          </table:table-cell>
          <table:table-cell table:number-columns-repeated="4" table:style-name="ce233"/>
          <table:table-cell table:number-columns-repeated="3" table:style-name="ce241"/>
          <table:table-cell table:number-columns-repeated="16375"/>
        </table:table-row>
        <table:table-row table:style-name="ro2">
          <table:table-cell/>
          <table:table-cell office:value-type="string" table:style-name="ce224">
            <text:p>with a solid fuel appliance</text:p>
          </table:table-cell>
          <table:table-cell office:value-type="float" office:value="1293" table:style-name="ce239">
            <text:p><text:s/>1,293<text:s/></text:p>
          </table:table-cell>
          <table:table-cell office:value-type="float" office:value="1338" table:style-name="ce239">
            <text:p><text:s/>1,338<text:s/></text:p>
          </table:table-cell>
          <table:table-cell office:value-type="float" office:value="1317" table:style-name="ce239">
            <text:p><text:s/>1,317<text:s/></text:p>
          </table:table-cell>
          <table:table-cell office:value-type="float" office:value="1240" table:style-name="ce239">
            <text:p><text:s/>1,240<text:s/></text:p>
          </table:table-cell>
          <table:table-cell office:value-type="string" table:style-name="ce240">
            <text:p>N/A</text:p>
          </table:table-cell>
          <table:table-cell office:value-type="string" table:style-name="ce240">
            <text:p>N/A</text:p>
          </table:table-cell>
          <table:table-cell office:value-type="string" table:style-name="ce240">
            <text:p>N/A</text:p>
          </table:table-cell>
          <table:table-cell table:number-columns-repeated="16375"/>
        </table:table-row>
        <table:table-row table:style-name="ro2">
          <table:table-cell/>
          <table:table-cell office:value-type="string" table:style-name="ce224">
            <text:p>with no solid fuel appliance</text:p>
          </table:table-cell>
          <table:table-cell office:value-type="float" office:value="6399" table:style-name="ce239">
            <text:p><text:s/>6,399<text:s/></text:p>
          </table:table-cell>
          <table:table-cell office:value-type="float" office:value="6555" table:style-name="ce239">
            <text:p><text:s/>6,555<text:s/></text:p>
          </table:table-cell>
          <table:table-cell office:value-type="float" office:value="6672" table:style-name="ce239">
            <text:p><text:s/>6,672<text:s/></text:p>
          </table:table-cell>
          <table:table-cell office:value-type="float" office:value="6763" table:style-name="ce239">
            <text:p><text:s/>6,763<text:s/></text:p>
          </table:table-cell>
          <table:table-cell office:value-type="string" table:style-name="ce240">
            <text:p>N/A</text:p>
          </table:table-cell>
          <table:table-cell office:value-type="string" table:style-name="ce240">
            <text:p>N/A</text:p>
          </table:table-cell>
          <table:table-cell office:value-type="string" table:style-name="ce240">
            <text:p>N/A</text:p>
          </table:table-cell>
          <table:table-cell table:number-columns-repeated="16375"/>
        </table:table-row>
        <table:table-row table:style-name="ro2">
          <table:table-cell/>
          <table:table-cell office:value-type="string" table:style-name="ce172">
            <text:p>all dwellings</text:p>
          </table:table-cell>
          <table:table-cell office:value-type="float" office:value="7692" table:style-name="ce239">
            <text:p><text:s/>7,692<text:s/></text:p>
          </table:table-cell>
          <table:table-cell office:value-type="float" office:value="7893" table:style-name="ce239">
            <text:p><text:s/>7,893<text:s/></text:p>
          </table:table-cell>
          <table:table-cell office:value-type="float" office:value="7989" table:style-name="ce239">
            <text:p><text:s/>7,989<text:s/></text:p>
          </table:table-cell>
          <table:table-cell office:value-type="float" office:value="8003" table:style-name="ce239">
            <text:p><text:s/>8,003<text:s/></text:p>
          </table:table-cell>
          <table:table-cell office:value-type="string" table:style-name="ce240">
            <text:p>N/A</text:p>
          </table:table-cell>
          <table:table-cell office:value-type="string" table:style-name="ce240">
            <text:p>N/A</text:p>
          </table:table-cell>
          <table:table-cell office:value-type="string" table:style-name="ce240">
            <text:p>N/A</text:p>
          </table:table-cell>
          <table:table-cell table:number-columns-repeated="16375"/>
        </table:table-row>
        <table:table-row table:style-name="ro2">
          <table:table-cell/>
          <table:table-cell table:style-name="ce172"/>
          <table:table-cell table:number-columns-repeated="4" table:style-name="ce239"/>
          <table:table-cell table:number-columns-repeated="3" table:style-name="ce240"/>
          <table:table-cell table:number-columns-repeated="16375"/>
        </table:table-row>
        <table:table-row table:style-name="ro2">
          <table:table-cell/>
          <table:table-cell office:value-type="string" table:style-name="ce223">
            <text:p>all social sector</text:p>
          </table:table-cell>
          <table:table-cell table:number-columns-repeated="4" table:style-name="ce239"/>
          <table:table-cell table:number-columns-repeated="3" table:style-name="ce240"/>
          <table:table-cell table:number-columns-repeated="16375"/>
        </table:table-row>
        <table:table-row table:style-name="ro2">
          <table:table-cell/>
          <table:table-cell office:value-type="string" table:style-name="ce224">
            <text:p>with a solid fuel appliance</text:p>
          </table:table-cell>
          <table:table-cell office:value-type="float" office:value="87" table:style-name="ce239">
            <text:p><text:s/>87<text:s/></text:p>
          </table:table-cell>
          <table:table-cell office:value-type="float" office:value="75" table:style-name="ce239">
            <text:p><text:s/>75<text:s/></text:p>
          </table:table-cell>
          <table:table-cell office:value-type="float" office:value="70" table:style-name="ce239">
            <text:p><text:s/>70<text:s/></text:p>
          </table:table-cell>
          <table:table-cell office:value-type="float" office:value="59" table:style-name="ce239">
            <text:p><text:s/>59<text:s/></text:p>
          </table:table-cell>
          <table:table-cell office:value-type="string" table:style-name="ce240">
            <text:p>N/A</text:p>
          </table:table-cell>
          <table:table-cell office:value-type="string" table:style-name="ce240">
            <text:p>N/A</text:p>
          </table:table-cell>
          <table:table-cell office:value-type="string" table:style-name="ce240">
            <text:p>N/A</text:p>
          </table:table-cell>
          <table:table-cell table:number-columns-repeated="16375"/>
        </table:table-row>
        <table:table-row table:style-name="ro2">
          <table:table-cell/>
          <table:table-cell office:value-type="string" table:style-name="ce224">
            <text:p>with no solid fuel appliance</text:p>
          </table:table-cell>
          <table:table-cell office:value-type="float" office:value="4513" table:style-name="ce239">
            <text:p><text:s/>4,513<text:s/></text:p>
          </table:table-cell>
          <table:table-cell office:value-type="float" office:value="4352" table:style-name="ce239">
            <text:p><text:s/>4,352<text:s/></text:p>
          </table:table-cell>
          <table:table-cell office:value-type="float" office:value="4503" table:style-name="ce239">
            <text:p><text:s/>4,503<text:s/></text:p>
          </table:table-cell>
          <table:table-cell office:value-type="float" office:value="4238" table:style-name="ce239">
            <text:p><text:s/>4,238<text:s/></text:p>
          </table:table-cell>
          <table:table-cell office:value-type="string" table:style-name="ce240">
            <text:p>N/A</text:p>
          </table:table-cell>
          <table:table-cell office:value-type="string" table:style-name="ce240">
            <text:p>N/A</text:p>
          </table:table-cell>
          <table:table-cell office:value-type="string" table:style-name="ce240">
            <text:p>N/A</text:p>
          </table:table-cell>
          <table:table-cell table:number-columns-repeated="16375"/>
        </table:table-row>
        <table:table-row table:style-name="ro2">
          <table:table-cell/>
          <table:table-cell office:value-type="string" table:style-name="ce172">
            <text:p>all dwellings</text:p>
          </table:table-cell>
          <table:table-cell office:value-type="float" office:value="4600" table:style-name="ce239">
            <text:p><text:s/>4,600<text:s/></text:p>
          </table:table-cell>
          <table:table-cell office:value-type="float" office:value="4427" table:style-name="ce239">
            <text:p><text:s/>4,427<text:s/></text:p>
          </table:table-cell>
          <table:table-cell office:value-type="float" office:value="4573" table:style-name="ce239">
            <text:p><text:s/>4,573<text:s/></text:p>
          </table:table-cell>
          <table:table-cell office:value-type="float" office:value="4297" table:style-name="ce239">
            <text:p><text:s/>4,297<text:s/></text:p>
          </table:table-cell>
          <table:table-cell office:value-type="string" table:style-name="ce240">
            <text:p>N/A</text:p>
          </table:table-cell>
          <table:table-cell office:value-type="string" table:style-name="ce240">
            <text:p>N/A</text:p>
          </table:table-cell>
          <table:table-cell office:value-type="string" table:style-name="ce240">
            <text:p>N/A</text:p>
          </table:table-cell>
          <table:table-cell table:number-columns-repeated="16375"/>
        </table:table-row>
        <table:table-row table:style-name="ro2">
          <table:table-cell/>
          <table:table-cell table:style-name="ce172"/>
          <table:table-cell table:number-columns-repeated="4" table:style-name="ce239"/>
          <table:table-cell table:number-columns-repeated="3" table:style-name="ce240"/>
          <table:table-cell table:number-columns-repeated="16375"/>
        </table:table-row>
        <table:table-row table:style-name="ro2">
          <table:table-cell/>
          <table:table-cell office:value-type="string" table:style-name="ce223">
            <text:p>all tenures</text:p>
          </table:table-cell>
          <table:table-cell table:number-columns-repeated="4" table:style-name="ce239"/>
          <table:table-cell table:number-columns-repeated="3" table:style-name="ce240"/>
          <table:table-cell table:number-columns-repeated="16375"/>
        </table:table-row>
        <table:table-row table:style-name="ro2">
          <table:table-cell/>
          <table:table-cell office:value-type="string" table:style-name="ce224">
            <text:p>with a solid fuel appliance</text:p>
          </table:table-cell>
          <table:table-cell office:value-type="float" office:value="1380" table:style-name="ce239">
            <text:p><text:s/>1,380<text:s/></text:p>
          </table:table-cell>
          <table:table-cell office:value-type="float" office:value="1413" table:style-name="ce239">
            <text:p><text:s/>1,413<text:s/></text:p>
          </table:table-cell>
          <table:table-cell office:value-type="float" office:value="1387" table:style-name="ce239">
            <text:p><text:s/>1,387<text:s/></text:p>
          </table:table-cell>
          <table:table-cell office:value-type="float" office:value="1299" table:style-name="ce239">
            <text:p><text:s/>1,299<text:s/></text:p>
          </table:table-cell>
          <table:table-cell office:value-type="string" table:style-name="ce240">
            <text:p>N/A</text:p>
          </table:table-cell>
          <table:table-cell office:value-type="string" table:style-name="ce240">
            <text:p>N/A</text:p>
          </table:table-cell>
          <table:table-cell office:value-type="string" table:style-name="ce240">
            <text:p>N/A</text:p>
          </table:table-cell>
          <table:table-cell table:number-columns-repeated="16375"/>
        </table:table-row>
        <table:table-row table:style-name="ro2">
          <table:table-cell/>
          <table:table-cell office:value-type="string" table:style-name="ce224">
            <text:p>with no solid fuel appliance</text:p>
          </table:table-cell>
          <table:table-cell office:value-type="float" office:value="10912" table:style-name="ce239">
            <text:p><text:s/>10,912<text:s/></text:p>
          </table:table-cell>
          <table:table-cell office:value-type="float" office:value="10907" table:style-name="ce239">
            <text:p><text:s/>10,907<text:s/></text:p>
          </table:table-cell>
          <table:table-cell office:value-type="float" office:value="11175" table:style-name="ce239">
            <text:p><text:s/>11,175<text:s/></text:p>
          </table:table-cell>
          <table:table-cell office:value-type="float" office:value="11001" table:style-name="ce239">
            <text:p><text:s/>11,001<text:s/></text:p>
          </table:table-cell>
          <table:table-cell office:value-type="string" table:style-name="ce240">
            <text:p>N/A</text:p>
          </table:table-cell>
          <table:table-cell office:value-type="string" table:style-name="ce240">
            <text:p>N/A</text:p>
          </table:table-cell>
          <table:table-cell office:value-type="string" table:style-name="ce240">
            <text:p>N/A</text:p>
          </table:table-cell>
          <table:table-cell table:number-columns-repeated="16375"/>
        </table:table-row>
        <table:table-row table:style-name="ro2">
          <table:table-cell/>
          <table:table-cell office:value-type="string" table:style-name="ce217">
            <text:p>all dwellings</text:p>
          </table:table-cell>
          <table:table-cell office:value-type="float" office:value="12292" table:style-name="ce242">
            <text:p><text:s/>12,292<text:s/></text:p>
          </table:table-cell>
          <table:table-cell office:value-type="float" office:value="12320" table:style-name="ce242">
            <text:p><text:s/>12,320<text:s/></text:p>
          </table:table-cell>
          <table:table-cell office:value-type="float" office:value="12562" table:style-name="ce242">
            <text:p><text:s/>12,562<text:s/></text:p>
          </table:table-cell>
          <table:table-cell office:value-type="float" office:value="12300" table:style-name="ce242">
            <text:p><text:s/>12,300<text:s/></text:p>
          </table:table-cell>
          <table:table-cell office:value-type="string" table:style-name="ce243">
            <text:p>N/A</text:p>
          </table:table-cell>
          <table:table-cell office:value-type="string" table:style-name="ce243">
            <text:p>N/A</text:p>
          </table:table-cell>
          <table:table-cell office:value-type="string" table:style-name="ce243">
            <text:p>N/A</text:p>
          </table:table-cell>
          <table:table-cell table:number-columns-repeated="16375"/>
        </table:table-row>
        <table:table-row table:style-name="ro2">
          <table:table-cell/>
          <table:table-cell office:value-type="string" table:style-name="ce168">
            <text:p>Notes:</text:p>
          </table:table-cell>
          <table:table-cell table:style-name="ce106"/>
          <table:table-cell table:number-columns-repeated="4" table:style-name="ce138"/>
          <table:table-cell table:number-columns-repeated="16377"/>
        </table:table-row>
        <table:table-row table:style-name="ro20">
          <table:table-cell/>
          <table:table-cell office:value-type="string" table:number-columns-spanned="6" table:number-rows-spanned="3" table:style-name="ce244">
            <text:p>1) dwellings with a solid fuel appliance includes those where the survey has recorded that solid fuel is used for at least one of the main heating system, secondary heating systems (e.g. wood burners), boilers used for water heating only, backboiler or other water heating appliances</text:p>
          </table:table-cell>
          <table:covered-table-cell table:number-columns-repeated="5"/>
          <table:table-cell table:number-columns-repeated="16377"/>
        </table:table-row>
        <table:table-row table:style-name="ro20">
          <table:table-cell/>
          <table:covered-table-cell/>
          <table:covered-table-cell table:number-columns-repeated="5"/>
          <table:table-cell table:number-columns-repeated="16377"/>
        </table:table-row>
        <table:table-row table:style-name="ro21">
          <table:table-cell/>
          <table:covered-table-cell/>
          <table:covered-table-cell table:number-columns-repeated="5"/>
          <table:table-cell table:number-columns-repeated="16377"/>
        </table:table-row>
        <table:table-row table:style-name="ro22">
          <table:table-cell/>
          <table:table-cell office:value-type="string" table:number-columns-spanned="6" table:number-rows-spanned="1" table:style-name="ce244">
            <text:p>2) percentages are those with a carbon monoxide detector, out of all dwellings in that tenure either with or without a solid fuel appliance</text:p>
          </table:table-cell>
          <table:covered-table-cell table:number-columns-repeated="5"/>
          <table:table-cell table:number-columns-repeated="16377"/>
        </table:table-row>
        <table:table-row table:style-name="ro22">
          <table:table-cell/>
          <table:table-cell office:value-type="string" table:number-columns-spanned="6" table:number-rows-spanned="1" table:style-name="ce245">
            <text:p>3) 2021 and 2020 figures in this table are estimated based on 2018 and 2019 figures<text:s/></text:p>
          </table:table-cell>
          <table:covered-table-cell table:number-columns-repeated="5"/>
          <table:table-cell table:number-columns-repeated="16377"/>
        </table:table-row>
        <table:table-row table:style-name="ro2">
          <table:table-cell/>
          <table:table-cell office:value-type="string" table:style-name="ce106">
            <text:p>Source: English Housing Survey, dwelling sample</text:p>
          </table:table-cell>
          <table:table-cell table:number-columns-repeated="5" table:style-name="ce138"/>
          <table:table-cell table:number-columns-repeated="16377"/>
        </table:table-row>
        <table:table-row table:style-name="ro2">
          <table:table-cell table:number-columns-repeated="16384"/>
        </table:table-row>
        <table:table-row table:style-name="ro23">
          <table:table-cell/>
          <table:table-cell table:style-name="ce129"/>
          <table:table-cell table:number-columns-repeated="16382" table:style-name="ce4"/>
        </table:table-row>
        <table:table-row table:number-rows-repeated="1048487" table:style-name="ro2">
          <table:table-cell table:number-columns-repeated="16384"/>
        </table:table-row>
      </table:table>
      <table:table table:name="'file:///C:/Windows%20NT%204.0%20Workstation%20Profile/ContinEHCS/ContinEHCS/Regional%20Report/Dwelling%20EHCS%202004.xls'#Survey_estimates" table:style-name="ta10">
        <table:table-source xlink:href="file:///C:/Windows%20NT%204.0%20Workstation%20Profile/ContinEHCS/ContinEHCS/Regional%20Report/Dwelling%20EHCS%202004.xls" table:table-name="Survey_estimates"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 table:style-name="ta10">
        <table:table-source xlink:href="file:///C:/Windows%20NT%204.0%20Workstation%20Profile/ContinEHCS/ContinEHCS/Regional%20Report/Dwelling%20EHCS%202004.xls" table:table-name="SE_combined_020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 table:style-name="ta10">
        <table:table-source xlink:href="file:///C:/Windows%20NT%204.0%20Workstation%20Profile/ContinEHCS/ContinEHCS/Regional%20Report/Dwelling%20EHCS%202004.xls" table:table-name="Social_Sector"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 table:style-name="ta10">
        <table:table-source xlink:href="file:///C:/Windows%20NT%204.0%20Workstation%20Profile/ContinEHCS/ContinEHCS/Regional%20Report/Dwelling%20EHCS%202004.xls" table:table-name="Modelled_Estimates"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 table:style-name="ta10">
        <table:table-source xlink:href="file:///C:/Windows%20NT%204.0%20Workstation%20Profile/ContinEHCS/ContinEHCS/Regional%20Report/Dwelling%20EHCS%202004.xls" table:table-name="Mod__combined_020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 table:style-name="ta10">
        <table:table-source xlink:href="file:///C:/Windows%20NT%204.0%20Workstation%20Profile/ContinEHCS/ContinEHCS/Regional%20Report/Dwelling%20EHCS%202004.xls" table:table-name="CI_pri_WLS_line"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 table:style-name="ta10">
        <table:table-source xlink:href="file:///C:/Windows%20NT%204.0%20Workstation%20Profile/ContinEHCS/ContinEHCS/Regional%20Report/Dwelling%20EHCS%202004.xls" table:table-name="CI_Soc_WLS_line_"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 table:style-name="ta10">
        <table:table-source xlink:href="file:///C:/Windows%20NT%204.0%20Workstation%20Profile/ContinEHCS/ContinEHCS/Regional%20Report/Dwelling%20EHCS%202004.xls" table:table-name="CI_WLS_Eng"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1" table:style-name="ta10">
        <table:table-source xlink:href="file:///C:/Windows%20NT%204.0%20Workstation%20Profile/ContinEHCS/ContinEHCS/Regional%20Report/Dwelling%20EHCS%202004.xls" table:table-name="Survey_estimates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1" table:style-name="ta10">
        <table:table-source xlink:href="file:///C:/Windows%20NT%204.0%20Workstation%20Profile/ContinEHCS/ContinEHCS/Regional%20Report/Dwelling%20EHCS%202004.xls" table:table-name="SE_combined_0203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1" table:style-name="ta10">
        <table:table-source xlink:href="file:///C:/Windows%20NT%204.0%20Workstation%20Profile/ContinEHCS/ContinEHCS/Regional%20Report/Dwelling%20EHCS%202004.xls" table:table-name="Social_Sector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1" table:style-name="ta10">
        <table:table-source xlink:href="file:///C:/Windows%20NT%204.0%20Workstation%20Profile/ContinEHCS/ContinEHCS/Regional%20Report/Dwelling%20EHCS%202004.xls" table:table-name="Modelled_Estimates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1" table:style-name="ta10">
        <table:table-source xlink:href="file:///C:/Windows%20NT%204.0%20Workstation%20Profile/ContinEHCS/ContinEHCS/Regional%20Report/Dwelling%20EHCS%202004.xls" table:table-name="Mod__combined_0203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1" table:style-name="ta10">
        <table:table-source xlink:href="file:///C:/Windows%20NT%204.0%20Workstation%20Profile/ContinEHCS/ContinEHCS/Regional%20Report/Dwelling%20EHCS%202004.xls" table:table-name="CI_pri_WLS_line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1" table:style-name="ta10">
        <table:table-source xlink:href="file:///C:/Windows%20NT%204.0%20Workstation%20Profile/ContinEHCS/ContinEHCS/Regional%20Report/Dwelling%20EHCS%202004.xls" table:table-name="CI_Soc_WLS_line_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1" table:style-name="ta10">
        <table:table-source xlink:href="file:///C:/Windows%20NT%204.0%20Workstation%20Profile/ContinEHCS/ContinEHCS/Regional%20Report/Dwelling%20EHCS%202004.xls" table:table-name="CI_WLS_Eng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13" table:style-name="ta10">
        <table:table-source xlink:href="file:///C:/Windows%20NT%204.0%20Workstation%20Profile/ContinEHCS/ContinEHCS/Regional%20Report/Dwelling%20EHCS%202004.xls" table:table-name="Survey_estimates1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13" table:style-name="ta10">
        <table:table-source xlink:href="file:///C:/Windows%20NT%204.0%20Workstation%20Profile/ContinEHCS/ContinEHCS/Regional%20Report/Dwelling%20EHCS%202004.xls" table:table-name="SE_combined_02031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13" table:style-name="ta10">
        <table:table-source xlink:href="file:///C:/Windows%20NT%204.0%20Workstation%20Profile/ContinEHCS/ContinEHCS/Regional%20Report/Dwelling%20EHCS%202004.xls" table:table-name="Social_Sector1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13" table:style-name="ta10">
        <table:table-source xlink:href="file:///C:/Windows%20NT%204.0%20Workstation%20Profile/ContinEHCS/ContinEHCS/Regional%20Report/Dwelling%20EHCS%202004.xls" table:table-name="Modelled_Estimates1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13" table:style-name="ta10">
        <table:table-source xlink:href="file:///C:/Windows%20NT%204.0%20Workstation%20Profile/ContinEHCS/ContinEHCS/Regional%20Report/Dwelling%20EHCS%202004.xls" table:table-name="Mod__combined_02031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13" table:style-name="ta10">
        <table:table-source xlink:href="file:///C:/Windows%20NT%204.0%20Workstation%20Profile/ContinEHCS/ContinEHCS/Regional%20Report/Dwelling%20EHCS%202004.xls" table:table-name="CI_pri_WLS_line1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13" table:style-name="ta10">
        <table:table-source xlink:href="file:///C:/Windows%20NT%204.0%20Workstation%20Profile/ContinEHCS/ContinEHCS/Regional%20Report/Dwelling%20EHCS%202004.xls" table:table-name="CI_Soc_WLS_line_1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13" table:style-name="ta10">
        <table:table-source xlink:href="file:///C:/Windows%20NT%204.0%20Workstation%20Profile/ContinEHCS/ContinEHCS/Regional%20Report/Dwelling%20EHCS%202004.xls" table:table-name="CI_WLS_Eng1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2" table:style-name="ta10">
        <table:table-source xlink:href="file:///C:/Windows%20NT%204.0%20Workstation%20Profile/ContinEHCS/ContinEHCS/Regional%20Report/Dwelling%20EHCS%202004.xls" table:table-name="Survey_estimates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2" table:style-name="ta10">
        <table:table-source xlink:href="file:///C:/Windows%20NT%204.0%20Workstation%20Profile/ContinEHCS/ContinEHCS/Regional%20Report/Dwelling%20EHCS%202004.xls" table:table-name="SE_combined_0203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2" table:style-name="ta10">
        <table:table-source xlink:href="file:///C:/Windows%20NT%204.0%20Workstation%20Profile/ContinEHCS/ContinEHCS/Regional%20Report/Dwelling%20EHCS%202004.xls" table:table-name="Social_Sector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2" table:style-name="ta10">
        <table:table-source xlink:href="file:///C:/Windows%20NT%204.0%20Workstation%20Profile/ContinEHCS/ContinEHCS/Regional%20Report/Dwelling%20EHCS%202004.xls" table:table-name="Modelled_Estimates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2" table:style-name="ta10">
        <table:table-source xlink:href="file:///C:/Windows%20NT%204.0%20Workstation%20Profile/ContinEHCS/ContinEHCS/Regional%20Report/Dwelling%20EHCS%202004.xls" table:table-name="Mod__combined_0203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2" table:style-name="ta10">
        <table:table-source xlink:href="file:///C:/Windows%20NT%204.0%20Workstation%20Profile/ContinEHCS/ContinEHCS/Regional%20Report/Dwelling%20EHCS%202004.xls" table:table-name="CI_pri_WLS_line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2" table:style-name="ta10">
        <table:table-source xlink:href="file:///C:/Windows%20NT%204.0%20Workstation%20Profile/ContinEHCS/ContinEHCS/Regional%20Report/Dwelling%20EHCS%202004.xls" table:table-name="CI_Soc_WLS_line_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2" table:style-name="ta10">
        <table:table-source xlink:href="file:///C:/Windows%20NT%204.0%20Workstation%20Profile/ContinEHCS/ContinEHCS/Regional%20Report/Dwelling%20EHCS%202004.xls" table:table-name="CI_WLS_Eng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3" table:style-name="ta10">
        <table:table-source xlink:href="file:///C:/Windows%20NT%204.0%20Workstation%20Profile/ContinEHCS/ContinEHCS/Regional%20Report/Dwelling%20EHCS%202004.xls" table:table-name="Survey_estimates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3" table:style-name="ta10">
        <table:table-source xlink:href="file:///C:/Windows%20NT%204.0%20Workstation%20Profile/ContinEHCS/ContinEHCS/Regional%20Report/Dwelling%20EHCS%202004.xls" table:table-name="SE_combined_0203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3" table:style-name="ta10">
        <table:table-source xlink:href="file:///C:/Windows%20NT%204.0%20Workstation%20Profile/ContinEHCS/ContinEHCS/Regional%20Report/Dwelling%20EHCS%202004.xls" table:table-name="Social_Sector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3" table:style-name="ta10">
        <table:table-source xlink:href="file:///C:/Windows%20NT%204.0%20Workstation%20Profile/ContinEHCS/ContinEHCS/Regional%20Report/Dwelling%20EHCS%202004.xls" table:table-name="Modelled_Estimates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3" table:style-name="ta10">
        <table:table-source xlink:href="file:///C:/Windows%20NT%204.0%20Workstation%20Profile/ContinEHCS/ContinEHCS/Regional%20Report/Dwelling%20EHCS%202004.xls" table:table-name="Mod__combined_0203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3" table:style-name="ta10">
        <table:table-source xlink:href="file:///C:/Windows%20NT%204.0%20Workstation%20Profile/ContinEHCS/ContinEHCS/Regional%20Report/Dwelling%20EHCS%202004.xls" table:table-name="CI_pri_WLS_line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3" table:style-name="ta10">
        <table:table-source xlink:href="file:///C:/Windows%20NT%204.0%20Workstation%20Profile/ContinEHCS/ContinEHCS/Regional%20Report/Dwelling%20EHCS%202004.xls" table:table-name="CI_Soc_WLS_line_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3" table:style-name="ta10">
        <table:table-source xlink:href="file:///C:/Windows%20NT%204.0%20Workstation%20Profile/ContinEHCS/ContinEHCS/Regional%20Report/Dwelling%20EHCS%202004.xls" table:table-name="CI_WLS_Eng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4" table:style-name="ta10">
        <table:table-source xlink:href="file:///C:/Windows%20NT%204.0%20Workstation%20Profile/ContinEHCS/ContinEHCS/Regional%20Report/Dwelling%20EHCS%202004.xls" table:table-name="Survey_estimates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4" table:style-name="ta10">
        <table:table-source xlink:href="file:///C:/Windows%20NT%204.0%20Workstation%20Profile/ContinEHCS/ContinEHCS/Regional%20Report/Dwelling%20EHCS%202004.xls" table:table-name="SE_combined_0203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4" table:style-name="ta10">
        <table:table-source xlink:href="file:///C:/Windows%20NT%204.0%20Workstation%20Profile/ContinEHCS/ContinEHCS/Regional%20Report/Dwelling%20EHCS%202004.xls" table:table-name="Social_Sector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4" table:style-name="ta10">
        <table:table-source xlink:href="file:///C:/Windows%20NT%204.0%20Workstation%20Profile/ContinEHCS/ContinEHCS/Regional%20Report/Dwelling%20EHCS%202004.xls" table:table-name="Modelled_Estimates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4" table:style-name="ta10">
        <table:table-source xlink:href="file:///C:/Windows%20NT%204.0%20Workstation%20Profile/ContinEHCS/ContinEHCS/Regional%20Report/Dwelling%20EHCS%202004.xls" table:table-name="Mod__combined_0203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4" table:style-name="ta10">
        <table:table-source xlink:href="file:///C:/Windows%20NT%204.0%20Workstation%20Profile/ContinEHCS/ContinEHCS/Regional%20Report/Dwelling%20EHCS%202004.xls" table:table-name="CI_pri_WLS_line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4" table:style-name="ta10">
        <table:table-source xlink:href="file:///C:/Windows%20NT%204.0%20Workstation%20Profile/ContinEHCS/ContinEHCS/Regional%20Report/Dwelling%20EHCS%202004.xls" table:table-name="CI_Soc_WLS_line_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4" table:style-name="ta10">
        <table:table-source xlink:href="file:///C:/Windows%20NT%204.0%20Workstation%20Profile/ContinEHCS/ContinEHCS/Regional%20Report/Dwelling%20EHCS%202004.xls" table:table-name="CI_WLS_Eng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5" table:style-name="ta10">
        <table:table-source xlink:href="file:///C:/Windows%20NT%204.0%20Workstation%20Profile/ContinEHCS/ContinEHCS/Regional%20Report/Dwelling%20EHCS%202004.xls" table:table-name="Survey_estimates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5" table:style-name="ta10">
        <table:table-source xlink:href="file:///C:/Windows%20NT%204.0%20Workstation%20Profile/ContinEHCS/ContinEHCS/Regional%20Report/Dwelling%20EHCS%202004.xls" table:table-name="SE_combined_0203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5" table:style-name="ta10">
        <table:table-source xlink:href="file:///C:/Windows%20NT%204.0%20Workstation%20Profile/ContinEHCS/ContinEHCS/Regional%20Report/Dwelling%20EHCS%202004.xls" table:table-name="Social_Sector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5" table:style-name="ta10">
        <table:table-source xlink:href="file:///C:/Windows%20NT%204.0%20Workstation%20Profile/ContinEHCS/ContinEHCS/Regional%20Report/Dwelling%20EHCS%202004.xls" table:table-name="Modelled_Estimates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5" table:style-name="ta10">
        <table:table-source xlink:href="file:///C:/Windows%20NT%204.0%20Workstation%20Profile/ContinEHCS/ContinEHCS/Regional%20Report/Dwelling%20EHCS%202004.xls" table:table-name="Mod__combined_0203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5" table:style-name="ta10">
        <table:table-source xlink:href="file:///C:/Windows%20NT%204.0%20Workstation%20Profile/ContinEHCS/ContinEHCS/Regional%20Report/Dwelling%20EHCS%202004.xls" table:table-name="CI_pri_WLS_line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5" table:style-name="ta10">
        <table:table-source xlink:href="file:///C:/Windows%20NT%204.0%20Workstation%20Profile/ContinEHCS/ContinEHCS/Regional%20Report/Dwelling%20EHCS%202004.xls" table:table-name="CI_Soc_WLS_line_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5" table:style-name="ta10">
        <table:table-source xlink:href="file:///C:/Windows%20NT%204.0%20Workstation%20Profile/ContinEHCS/ContinEHCS/Regional%20Report/Dwelling%20EHCS%202004.xls" table:table-name="CI_WLS_Eng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10" table:style-name="ta10">
        <table:table-source xlink:href="file:///C:/Windows%20NT%204.0%20Workstation%20Profile/ContinEHCS/ContinEHCS/Regional%20Report/Dwelling%20EHCS%202004.xls" table:table-name="Survey_estimates1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10" table:style-name="ta10">
        <table:table-source xlink:href="file:///C:/Windows%20NT%204.0%20Workstation%20Profile/ContinEHCS/ContinEHCS/Regional%20Report/Dwelling%20EHCS%202004.xls" table:table-name="SE_combined_02031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10" table:style-name="ta10">
        <table:table-source xlink:href="file:///C:/Windows%20NT%204.0%20Workstation%20Profile/ContinEHCS/ContinEHCS/Regional%20Report/Dwelling%20EHCS%202004.xls" table:table-name="Social_Sector1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10" table:style-name="ta10">
        <table:table-source xlink:href="file:///C:/Windows%20NT%204.0%20Workstation%20Profile/ContinEHCS/ContinEHCS/Regional%20Report/Dwelling%20EHCS%202004.xls" table:table-name="Modelled_Estimates1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10" table:style-name="ta10">
        <table:table-source xlink:href="file:///C:/Windows%20NT%204.0%20Workstation%20Profile/ContinEHCS/ContinEHCS/Regional%20Report/Dwelling%20EHCS%202004.xls" table:table-name="Mod__combined_02031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10" table:style-name="ta10">
        <table:table-source xlink:href="file:///C:/Windows%20NT%204.0%20Workstation%20Profile/ContinEHCS/ContinEHCS/Regional%20Report/Dwelling%20EHCS%202004.xls" table:table-name="CI_pri_WLS_line1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10" table:style-name="ta10">
        <table:table-source xlink:href="file:///C:/Windows%20NT%204.0%20Workstation%20Profile/ContinEHCS/ContinEHCS/Regional%20Report/Dwelling%20EHCS%202004.xls" table:table-name="CI_Soc_WLS_line_1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10" table:style-name="ta10">
        <table:table-source xlink:href="file:///C:/Windows%20NT%204.0%20Workstation%20Profile/ContinEHCS/ContinEHCS/Regional%20Report/Dwelling%20EHCS%202004.xls" table:table-name="CI_WLS_Eng1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7" table:style-name="ta10">
        <table:table-source xlink:href="file:///C:/Windows%20NT%204.0%20Workstation%20Profile/ContinEHCS/ContinEHCS/Regional%20Report/Dwelling%20EHCS%202004.xls" table:table-name="Survey_estimates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7" table:style-name="ta10">
        <table:table-source xlink:href="file:///C:/Windows%20NT%204.0%20Workstation%20Profile/ContinEHCS/ContinEHCS/Regional%20Report/Dwelling%20EHCS%202004.xls" table:table-name="SE_combined_0203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7" table:style-name="ta10">
        <table:table-source xlink:href="file:///C:/Windows%20NT%204.0%20Workstation%20Profile/ContinEHCS/ContinEHCS/Regional%20Report/Dwelling%20EHCS%202004.xls" table:table-name="Social_Sector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7" table:style-name="ta10">
        <table:table-source xlink:href="file:///C:/Windows%20NT%204.0%20Workstation%20Profile/ContinEHCS/ContinEHCS/Regional%20Report/Dwelling%20EHCS%202004.xls" table:table-name="Modelled_Estimates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7" table:style-name="ta10">
        <table:table-source xlink:href="file:///C:/Windows%20NT%204.0%20Workstation%20Profile/ContinEHCS/ContinEHCS/Regional%20Report/Dwelling%20EHCS%202004.xls" table:table-name="Mod__combined_0203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7" table:style-name="ta10">
        <table:table-source xlink:href="file:///C:/Windows%20NT%204.0%20Workstation%20Profile/ContinEHCS/ContinEHCS/Regional%20Report/Dwelling%20EHCS%202004.xls" table:table-name="CI_pri_WLS_line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7" table:style-name="ta10">
        <table:table-source xlink:href="file:///C:/Windows%20NT%204.0%20Workstation%20Profile/ContinEHCS/ContinEHCS/Regional%20Report/Dwelling%20EHCS%202004.xls" table:table-name="CI_Soc_WLS_line_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7" table:style-name="ta10">
        <table:table-source xlink:href="file:///C:/Windows%20NT%204.0%20Workstation%20Profile/ContinEHCS/ContinEHCS/Regional%20Report/Dwelling%20EHCS%202004.xls" table:table-name="CI_WLS_Eng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6" table:style-name="ta10">
        <table:table-source xlink:href="file:///C:/Windows%20NT%204.0%20Workstation%20Profile/ContinEHCS/ContinEHCS/Regional%20Report/Dwelling%20EHCS%202004.xls" table:table-name="Survey_estimates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6" table:style-name="ta10">
        <table:table-source xlink:href="file:///C:/Windows%20NT%204.0%20Workstation%20Profile/ContinEHCS/ContinEHCS/Regional%20Report/Dwelling%20EHCS%202004.xls" table:table-name="SE_combined_0203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6" table:style-name="ta10">
        <table:table-source xlink:href="file:///C:/Windows%20NT%204.0%20Workstation%20Profile/ContinEHCS/ContinEHCS/Regional%20Report/Dwelling%20EHCS%202004.xls" table:table-name="Social_Sector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6" table:style-name="ta10">
        <table:table-source xlink:href="file:///C:/Windows%20NT%204.0%20Workstation%20Profile/ContinEHCS/ContinEHCS/Regional%20Report/Dwelling%20EHCS%202004.xls" table:table-name="Modelled_Estimates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6" table:style-name="ta10">
        <table:table-source xlink:href="file:///C:/Windows%20NT%204.0%20Workstation%20Profile/ContinEHCS/ContinEHCS/Regional%20Report/Dwelling%20EHCS%202004.xls" table:table-name="Mod__combined_0203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6" table:style-name="ta10">
        <table:table-source xlink:href="file:///C:/Windows%20NT%204.0%20Workstation%20Profile/ContinEHCS/ContinEHCS/Regional%20Report/Dwelling%20EHCS%202004.xls" table:table-name="CI_pri_WLS_line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6" table:style-name="ta10">
        <table:table-source xlink:href="file:///C:/Windows%20NT%204.0%20Workstation%20Profile/ContinEHCS/ContinEHCS/Regional%20Report/Dwelling%20EHCS%202004.xls" table:table-name="CI_Soc_WLS_line_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6" table:style-name="ta10">
        <table:table-source xlink:href="file:///C:/Windows%20NT%204.0%20Workstation%20Profile/ContinEHCS/ContinEHCS/Regional%20Report/Dwelling%20EHCS%202004.xls" table:table-name="CI_WLS_Eng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9" table:style-name="ta10">
        <table:table-source xlink:href="file:///C:/Windows%20NT%204.0%20Workstation%20Profile/ContinEHCS/ContinEHCS/Regional%20Report/Dwelling%20EHCS%202004.xls" table:table-name="Survey_estimates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9" table:style-name="ta10">
        <table:table-source xlink:href="file:///C:/Windows%20NT%204.0%20Workstation%20Profile/ContinEHCS/ContinEHCS/Regional%20Report/Dwelling%20EHCS%202004.xls" table:table-name="SE_combined_0203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9" table:style-name="ta10">
        <table:table-source xlink:href="file:///C:/Windows%20NT%204.0%20Workstation%20Profile/ContinEHCS/ContinEHCS/Regional%20Report/Dwelling%20EHCS%202004.xls" table:table-name="Social_Sector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9" table:style-name="ta10">
        <table:table-source xlink:href="file:///C:/Windows%20NT%204.0%20Workstation%20Profile/ContinEHCS/ContinEHCS/Regional%20Report/Dwelling%20EHCS%202004.xls" table:table-name="Modelled_Estimates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9" table:style-name="ta10">
        <table:table-source xlink:href="file:///C:/Windows%20NT%204.0%20Workstation%20Profile/ContinEHCS/ContinEHCS/Regional%20Report/Dwelling%20EHCS%202004.xls" table:table-name="Mod__combined_0203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9" table:style-name="ta10">
        <table:table-source xlink:href="file:///C:/Windows%20NT%204.0%20Workstation%20Profile/ContinEHCS/ContinEHCS/Regional%20Report/Dwelling%20EHCS%202004.xls" table:table-name="CI_pri_WLS_line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9" table:style-name="ta10">
        <table:table-source xlink:href="file:///C:/Windows%20NT%204.0%20Workstation%20Profile/ContinEHCS/ContinEHCS/Regional%20Report/Dwelling%20EHCS%202004.xls" table:table-name="CI_Soc_WLS_line_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9" table:style-name="ta10">
        <table:table-source xlink:href="file:///C:/Windows%20NT%204.0%20Workstation%20Profile/ContinEHCS/ContinEHCS/Regional%20Report/Dwelling%20EHCS%202004.xls" table:table-name="CI_WLS_Eng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8" table:style-name="ta10">
        <table:table-source xlink:href="file:///C:/Windows%20NT%204.0%20Workstation%20Profile/ContinEHCS/ContinEHCS/Regional%20Report/Dwelling%20EHCS%202004.xls" table:table-name="Survey_estimates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8" table:style-name="ta10">
        <table:table-source xlink:href="file:///C:/Windows%20NT%204.0%20Workstation%20Profile/ContinEHCS/ContinEHCS/Regional%20Report/Dwelling%20EHCS%202004.xls" table:table-name="SE_combined_0203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8" table:style-name="ta10">
        <table:table-source xlink:href="file:///C:/Windows%20NT%204.0%20Workstation%20Profile/ContinEHCS/ContinEHCS/Regional%20Report/Dwelling%20EHCS%202004.xls" table:table-name="Social_Sector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8" table:style-name="ta10">
        <table:table-source xlink:href="file:///C:/Windows%20NT%204.0%20Workstation%20Profile/ContinEHCS/ContinEHCS/Regional%20Report/Dwelling%20EHCS%202004.xls" table:table-name="Modelled_Estimates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8" table:style-name="ta10">
        <table:table-source xlink:href="file:///C:/Windows%20NT%204.0%20Workstation%20Profile/ContinEHCS/ContinEHCS/Regional%20Report/Dwelling%20EHCS%202004.xls" table:table-name="Mod__combined_0203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8" table:style-name="ta10">
        <table:table-source xlink:href="file:///C:/Windows%20NT%204.0%20Workstation%20Profile/ContinEHCS/ContinEHCS/Regional%20Report/Dwelling%20EHCS%202004.xls" table:table-name="CI_pri_WLS_line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8" table:style-name="ta10">
        <table:table-source xlink:href="file:///C:/Windows%20NT%204.0%20Workstation%20Profile/ContinEHCS/ContinEHCS/Regional%20Report/Dwelling%20EHCS%202004.xls" table:table-name="CI_Soc_WLS_line_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8" table:style-name="ta10">
        <table:table-source xlink:href="file:///C:/Windows%20NT%204.0%20Workstation%20Profile/ContinEHCS/ContinEHCS/Regional%20Report/Dwelling%20EHCS%202004.xls" table:table-name="CI_WLS_Eng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11" table:style-name="ta10">
        <table:table-source xlink:href="file:///C:/Windows%20NT%204.0%20Workstation%20Profile/ContinEHCS/ContinEHCS/Regional%20Report/Dwelling%20EHCS%202004.xls" table:table-name="Survey_estimates1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11" table:style-name="ta10">
        <table:table-source xlink:href="file:///C:/Windows%20NT%204.0%20Workstation%20Profile/ContinEHCS/ContinEHCS/Regional%20Report/Dwelling%20EHCS%202004.xls" table:table-name="SE_combined_02031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11" table:style-name="ta10">
        <table:table-source xlink:href="file:///C:/Windows%20NT%204.0%20Workstation%20Profile/ContinEHCS/ContinEHCS/Regional%20Report/Dwelling%20EHCS%202004.xls" table:table-name="Social_Sector1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11" table:style-name="ta10">
        <table:table-source xlink:href="file:///C:/Windows%20NT%204.0%20Workstation%20Profile/ContinEHCS/ContinEHCS/Regional%20Report/Dwelling%20EHCS%202004.xls" table:table-name="Modelled_Estimates1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11" table:style-name="ta10">
        <table:table-source xlink:href="file:///C:/Windows%20NT%204.0%20Workstation%20Profile/ContinEHCS/ContinEHCS/Regional%20Report/Dwelling%20EHCS%202004.xls" table:table-name="Mod__combined_02031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11" table:style-name="ta10">
        <table:table-source xlink:href="file:///C:/Windows%20NT%204.0%20Workstation%20Profile/ContinEHCS/ContinEHCS/Regional%20Report/Dwelling%20EHCS%202004.xls" table:table-name="CI_pri_WLS_line1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11" table:style-name="ta10">
        <table:table-source xlink:href="file:///C:/Windows%20NT%204.0%20Workstation%20Profile/ContinEHCS/ContinEHCS/Regional%20Report/Dwelling%20EHCS%202004.xls" table:table-name="CI_Soc_WLS_line_1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11" table:style-name="ta10">
        <table:table-source xlink:href="file:///C:/Windows%20NT%204.0%20Workstation%20Profile/ContinEHCS/ContinEHCS/Regional%20Report/Dwelling%20EHCS%202004.xls" table:table-name="CI_WLS_Eng1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12" table:style-name="ta10">
        <table:table-source xlink:href="file:///C:/Windows%20NT%204.0%20Workstation%20Profile/ContinEHCS/ContinEHCS/Regional%20Report/Dwelling%20EHCS%202004.xls" table:table-name="Survey_estimates1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12" table:style-name="ta10">
        <table:table-source xlink:href="file:///C:/Windows%20NT%204.0%20Workstation%20Profile/ContinEHCS/ContinEHCS/Regional%20Report/Dwelling%20EHCS%202004.xls" table:table-name="SE_combined_02031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12" table:style-name="ta10">
        <table:table-source xlink:href="file:///C:/Windows%20NT%204.0%20Workstation%20Profile/ContinEHCS/ContinEHCS/Regional%20Report/Dwelling%20EHCS%202004.xls" table:table-name="Social_Sector1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12" table:style-name="ta10">
        <table:table-source xlink:href="file:///C:/Windows%20NT%204.0%20Workstation%20Profile/ContinEHCS/ContinEHCS/Regional%20Report/Dwelling%20EHCS%202004.xls" table:table-name="Modelled_Estimates1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12" table:style-name="ta10">
        <table:table-source xlink:href="file:///C:/Windows%20NT%204.0%20Workstation%20Profile/ContinEHCS/ContinEHCS/Regional%20Report/Dwelling%20EHCS%202004.xls" table:table-name="Mod__combined_02031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12" table:style-name="ta10">
        <table:table-source xlink:href="file:///C:/Windows%20NT%204.0%20Workstation%20Profile/ContinEHCS/ContinEHCS/Regional%20Report/Dwelling%20EHCS%202004.xls" table:table-name="CI_pri_WLS_line1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12" table:style-name="ta10">
        <table:table-source xlink:href="file:///C:/Windows%20NT%204.0%20Workstation%20Profile/ContinEHCS/ContinEHCS/Regional%20Report/Dwelling%20EHCS%202004.xls" table:table-name="CI_Soc_WLS_line_1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12" table:style-name="ta10">
        <table:table-source xlink:href="file:///C:/Windows%20NT%204.0%20Workstation%20Profile/ContinEHCS/ContinEHCS/Regional%20Report/Dwelling%20EHCS%202004.xls" table:table-name="CI_WLS_Eng1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14" table:style-name="ta10">
        <table:table-source xlink:href="file:///C:/Windows%20NT%204.0%20Workstation%20Profile/ContinEHCS/ContinEHCS/Regional%20Report/Dwelling%20EHCS%202004.xls" table:table-name="Survey_estimates1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14" table:style-name="ta10">
        <table:table-source xlink:href="file:///C:/Windows%20NT%204.0%20Workstation%20Profile/ContinEHCS/ContinEHCS/Regional%20Report/Dwelling%20EHCS%202004.xls" table:table-name="SE_combined_02031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14" table:style-name="ta10">
        <table:table-source xlink:href="file:///C:/Windows%20NT%204.0%20Workstation%20Profile/ContinEHCS/ContinEHCS/Regional%20Report/Dwelling%20EHCS%202004.xls" table:table-name="Social_Sector1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14" table:style-name="ta10">
        <table:table-source xlink:href="file:///C:/Windows%20NT%204.0%20Workstation%20Profile/ContinEHCS/ContinEHCS/Regional%20Report/Dwelling%20EHCS%202004.xls" table:table-name="Modelled_Estimates1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14" table:style-name="ta10">
        <table:table-source xlink:href="file:///C:/Windows%20NT%204.0%20Workstation%20Profile/ContinEHCS/ContinEHCS/Regional%20Report/Dwelling%20EHCS%202004.xls" table:table-name="Mod__combined_02031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14" table:style-name="ta10">
        <table:table-source xlink:href="file:///C:/Windows%20NT%204.0%20Workstation%20Profile/ContinEHCS/ContinEHCS/Regional%20Report/Dwelling%20EHCS%202004.xls" table:table-name="CI_pri_WLS_line1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14" table:style-name="ta10">
        <table:table-source xlink:href="file:///C:/Windows%20NT%204.0%20Workstation%20Profile/ContinEHCS/ContinEHCS/Regional%20Report/Dwelling%20EHCS%202004.xls" table:table-name="CI_Soc_WLS_line_1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14" table:style-name="ta10">
        <table:table-source xlink:href="file:///C:/Windows%20NT%204.0%20Workstation%20Profile/ContinEHCS/ContinEHCS/Regional%20Report/Dwelling%20EHCS%202004.xls" table:table-name="CI_WLS_Eng1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15" table:style-name="ta10">
        <table:table-source xlink:href="file:///C:/Windows%20NT%204.0%20Workstation%20Profile/ContinEHCS/ContinEHCS/Regional%20Report/Dwelling%20EHCS%202004.xls" table:table-name="Survey_estimates1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15" table:style-name="ta10">
        <table:table-source xlink:href="file:///C:/Windows%20NT%204.0%20Workstation%20Profile/ContinEHCS/ContinEHCS/Regional%20Report/Dwelling%20EHCS%202004.xls" table:table-name="SE_combined_02031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15" table:style-name="ta10">
        <table:table-source xlink:href="file:///C:/Windows%20NT%204.0%20Workstation%20Profile/ContinEHCS/ContinEHCS/Regional%20Report/Dwelling%20EHCS%202004.xls" table:table-name="Social_Sector1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15" table:style-name="ta10">
        <table:table-source xlink:href="file:///C:/Windows%20NT%204.0%20Workstation%20Profile/ContinEHCS/ContinEHCS/Regional%20Report/Dwelling%20EHCS%202004.xls" table:table-name="Modelled_Estimates1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15" table:style-name="ta10">
        <table:table-source xlink:href="file:///C:/Windows%20NT%204.0%20Workstation%20Profile/ContinEHCS/ContinEHCS/Regional%20Report/Dwelling%20EHCS%202004.xls" table:table-name="Mod__combined_02031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15" table:style-name="ta10">
        <table:table-source xlink:href="file:///C:/Windows%20NT%204.0%20Workstation%20Profile/ContinEHCS/ContinEHCS/Regional%20Report/Dwelling%20EHCS%202004.xls" table:table-name="CI_pri_WLS_line1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15" table:style-name="ta10">
        <table:table-source xlink:href="file:///C:/Windows%20NT%204.0%20Workstation%20Profile/ContinEHCS/ContinEHCS/Regional%20Report/Dwelling%20EHCS%202004.xls" table:table-name="CI_Soc_WLS_line_1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15" table:style-name="ta10">
        <table:table-source xlink:href="file:///C:/Windows%20NT%204.0%20Workstation%20Profile/ContinEHCS/ContinEHCS/Regional%20Report/Dwelling%20EHCS%202004.xls" table:table-name="CI_WLS_Eng1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17" table:style-name="ta10">
        <table:table-source xlink:href="file:///C:/Windows%20NT%204.0%20Workstation%20Profile/ContinEHCS/ContinEHCS/Regional%20Report/Dwelling%20EHCS%202004.xls" table:table-name="Survey_estimates1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17" table:style-name="ta10">
        <table:table-source xlink:href="file:///C:/Windows%20NT%204.0%20Workstation%20Profile/ContinEHCS/ContinEHCS/Regional%20Report/Dwelling%20EHCS%202004.xls" table:table-name="SE_combined_02031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17" table:style-name="ta10">
        <table:table-source xlink:href="file:///C:/Windows%20NT%204.0%20Workstation%20Profile/ContinEHCS/ContinEHCS/Regional%20Report/Dwelling%20EHCS%202004.xls" table:table-name="Social_Sector1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17" table:style-name="ta10">
        <table:table-source xlink:href="file:///C:/Windows%20NT%204.0%20Workstation%20Profile/ContinEHCS/ContinEHCS/Regional%20Report/Dwelling%20EHCS%202004.xls" table:table-name="Modelled_Estimates1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17" table:style-name="ta10">
        <table:table-source xlink:href="file:///C:/Windows%20NT%204.0%20Workstation%20Profile/ContinEHCS/ContinEHCS/Regional%20Report/Dwelling%20EHCS%202004.xls" table:table-name="Mod__combined_02031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17" table:style-name="ta10">
        <table:table-source xlink:href="file:///C:/Windows%20NT%204.0%20Workstation%20Profile/ContinEHCS/ContinEHCS/Regional%20Report/Dwelling%20EHCS%202004.xls" table:table-name="CI_pri_WLS_line1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17" table:style-name="ta10">
        <table:table-source xlink:href="file:///C:/Windows%20NT%204.0%20Workstation%20Profile/ContinEHCS/ContinEHCS/Regional%20Report/Dwelling%20EHCS%202004.xls" table:table-name="CI_Soc_WLS_line_1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17" table:style-name="ta10">
        <table:table-source xlink:href="file:///C:/Windows%20NT%204.0%20Workstation%20Profile/ContinEHCS/ContinEHCS/Regional%20Report/Dwelling%20EHCS%202004.xls" table:table-name="CI_WLS_Eng1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16" table:style-name="ta10">
        <table:table-source xlink:href="file:///C:/Windows%20NT%204.0%20Workstation%20Profile/ContinEHCS/ContinEHCS/Regional%20Report/Dwelling%20EHCS%202004.xls" table:table-name="Survey_estimates1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16" table:style-name="ta10">
        <table:table-source xlink:href="file:///C:/Windows%20NT%204.0%20Workstation%20Profile/ContinEHCS/ContinEHCS/Regional%20Report/Dwelling%20EHCS%202004.xls" table:table-name="SE_combined_02031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16" table:style-name="ta10">
        <table:table-source xlink:href="file:///C:/Windows%20NT%204.0%20Workstation%20Profile/ContinEHCS/ContinEHCS/Regional%20Report/Dwelling%20EHCS%202004.xls" table:table-name="Social_Sector1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16" table:style-name="ta10">
        <table:table-source xlink:href="file:///C:/Windows%20NT%204.0%20Workstation%20Profile/ContinEHCS/ContinEHCS/Regional%20Report/Dwelling%20EHCS%202004.xls" table:table-name="Modelled_Estimates1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16" table:style-name="ta10">
        <table:table-source xlink:href="file:///C:/Windows%20NT%204.0%20Workstation%20Profile/ContinEHCS/ContinEHCS/Regional%20Report/Dwelling%20EHCS%202004.xls" table:table-name="Mod__combined_02031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16" table:style-name="ta10">
        <table:table-source xlink:href="file:///C:/Windows%20NT%204.0%20Workstation%20Profile/ContinEHCS/ContinEHCS/Regional%20Report/Dwelling%20EHCS%202004.xls" table:table-name="CI_pri_WLS_line1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16" table:style-name="ta10">
        <table:table-source xlink:href="file:///C:/Windows%20NT%204.0%20Workstation%20Profile/ContinEHCS/ContinEHCS/Regional%20Report/Dwelling%20EHCS%202004.xls" table:table-name="CI_Soc_WLS_line_1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16" table:style-name="ta10">
        <table:table-source xlink:href="file:///C:/Windows%20NT%204.0%20Workstation%20Profile/ContinEHCS/ContinEHCS/Regional%20Report/Dwelling%20EHCS%202004.xls" table:table-name="CI_WLS_Eng1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18" table:style-name="ta10">
        <table:table-source xlink:href="file:///C:/Windows%20NT%204.0%20Workstation%20Profile/ContinEHCS/ContinEHCS/Regional%20Report/Dwelling%20EHCS%202004.xls" table:table-name="Survey_estimates1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18" table:style-name="ta10">
        <table:table-source xlink:href="file:///C:/Windows%20NT%204.0%20Workstation%20Profile/ContinEHCS/ContinEHCS/Regional%20Report/Dwelling%20EHCS%202004.xls" table:table-name="SE_combined_02031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18" table:style-name="ta10">
        <table:table-source xlink:href="file:///C:/Windows%20NT%204.0%20Workstation%20Profile/ContinEHCS/ContinEHCS/Regional%20Report/Dwelling%20EHCS%202004.xls" table:table-name="Social_Sector1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18" table:style-name="ta10">
        <table:table-source xlink:href="file:///C:/Windows%20NT%204.0%20Workstation%20Profile/ContinEHCS/ContinEHCS/Regional%20Report/Dwelling%20EHCS%202004.xls" table:table-name="Modelled_Estimates1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18" table:style-name="ta10">
        <table:table-source xlink:href="file:///C:/Windows%20NT%204.0%20Workstation%20Profile/ContinEHCS/ContinEHCS/Regional%20Report/Dwelling%20EHCS%202004.xls" table:table-name="Mod__combined_02031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18" table:style-name="ta10">
        <table:table-source xlink:href="file:///C:/Windows%20NT%204.0%20Workstation%20Profile/ContinEHCS/ContinEHCS/Regional%20Report/Dwelling%20EHCS%202004.xls" table:table-name="CI_pri_WLS_line1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18" table:style-name="ta10">
        <table:table-source xlink:href="file:///C:/Windows%20NT%204.0%20Workstation%20Profile/ContinEHCS/ContinEHCS/Regional%20Report/Dwelling%20EHCS%202004.xls" table:table-name="CI_Soc_WLS_line_1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18" table:style-name="ta10">
        <table:table-source xlink:href="file:///C:/Windows%20NT%204.0%20Workstation%20Profile/ContinEHCS/ContinEHCS/Regional%20Report/Dwelling%20EHCS%202004.xls" table:table-name="CI_WLS_Eng18"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19" table:style-name="ta10">
        <table:table-source xlink:href="file:///C:/Windows%20NT%204.0%20Workstation%20Profile/ContinEHCS/ContinEHCS/Regional%20Report/Dwelling%20EHCS%202004.xls" table:table-name="Survey_estimates1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19" table:style-name="ta10">
        <table:table-source xlink:href="file:///C:/Windows%20NT%204.0%20Workstation%20Profile/ContinEHCS/ContinEHCS/Regional%20Report/Dwelling%20EHCS%202004.xls" table:table-name="SE_combined_02031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19" table:style-name="ta10">
        <table:table-source xlink:href="file:///C:/Windows%20NT%204.0%20Workstation%20Profile/ContinEHCS/ContinEHCS/Regional%20Report/Dwelling%20EHCS%202004.xls" table:table-name="Social_Sector1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19" table:style-name="ta10">
        <table:table-source xlink:href="file:///C:/Windows%20NT%204.0%20Workstation%20Profile/ContinEHCS/ContinEHCS/Regional%20Report/Dwelling%20EHCS%202004.xls" table:table-name="Modelled_Estimates1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19" table:style-name="ta10">
        <table:table-source xlink:href="file:///C:/Windows%20NT%204.0%20Workstation%20Profile/ContinEHCS/ContinEHCS/Regional%20Report/Dwelling%20EHCS%202004.xls" table:table-name="Mod__combined_02031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19" table:style-name="ta10">
        <table:table-source xlink:href="file:///C:/Windows%20NT%204.0%20Workstation%20Profile/ContinEHCS/ContinEHCS/Regional%20Report/Dwelling%20EHCS%202004.xls" table:table-name="CI_pri_WLS_line1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19" table:style-name="ta10">
        <table:table-source xlink:href="file:///C:/Windows%20NT%204.0%20Workstation%20Profile/ContinEHCS/ContinEHCS/Regional%20Report/Dwelling%20EHCS%202004.xls" table:table-name="CI_Soc_WLS_line_1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19" table:style-name="ta10">
        <table:table-source xlink:href="file:///C:/Windows%20NT%204.0%20Workstation%20Profile/ContinEHCS/ContinEHCS/Regional%20Report/Dwelling%20EHCS%202004.xls" table:table-name="CI_WLS_Eng19"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20" table:style-name="ta10">
        <table:table-source xlink:href="file:///C:/Windows%20NT%204.0%20Workstation%20Profile/ContinEHCS/ContinEHCS/Regional%20Report/Dwelling%20EHCS%202004.xls" table:table-name="Survey_estimates2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20" table:style-name="ta10">
        <table:table-source xlink:href="file:///C:/Windows%20NT%204.0%20Workstation%20Profile/ContinEHCS/ContinEHCS/Regional%20Report/Dwelling%20EHCS%202004.xls" table:table-name="SE_combined_02032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20" table:style-name="ta10">
        <table:table-source xlink:href="file:///C:/Windows%20NT%204.0%20Workstation%20Profile/ContinEHCS/ContinEHCS/Regional%20Report/Dwelling%20EHCS%202004.xls" table:table-name="Social_Sector2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20" table:style-name="ta10">
        <table:table-source xlink:href="file:///C:/Windows%20NT%204.0%20Workstation%20Profile/ContinEHCS/ContinEHCS/Regional%20Report/Dwelling%20EHCS%202004.xls" table:table-name="Modelled_Estimates2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20" table:style-name="ta10">
        <table:table-source xlink:href="file:///C:/Windows%20NT%204.0%20Workstation%20Profile/ContinEHCS/ContinEHCS/Regional%20Report/Dwelling%20EHCS%202004.xls" table:table-name="Mod__combined_02032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20" table:style-name="ta10">
        <table:table-source xlink:href="file:///C:/Windows%20NT%204.0%20Workstation%20Profile/ContinEHCS/ContinEHCS/Regional%20Report/Dwelling%20EHCS%202004.xls" table:table-name="CI_pri_WLS_line2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20" table:style-name="ta10">
        <table:table-source xlink:href="file:///C:/Windows%20NT%204.0%20Workstation%20Profile/ContinEHCS/ContinEHCS/Regional%20Report/Dwelling%20EHCS%202004.xls" table:table-name="CI_Soc_WLS_line_2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20" table:style-name="ta10">
        <table:table-source xlink:href="file:///C:/Windows%20NT%204.0%20Workstation%20Profile/ContinEHCS/ContinEHCS/Regional%20Report/Dwelling%20EHCS%202004.xls" table:table-name="CI_WLS_Eng20"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23" table:style-name="ta10">
        <table:table-source xlink:href="file:///C:/Windows%20NT%204.0%20Workstation%20Profile/ContinEHCS/ContinEHCS/Regional%20Report/Dwelling%20EHCS%202004.xls" table:table-name="Survey_estimates2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23" table:style-name="ta10">
        <table:table-source xlink:href="file:///C:/Windows%20NT%204.0%20Workstation%20Profile/ContinEHCS/ContinEHCS/Regional%20Report/Dwelling%20EHCS%202004.xls" table:table-name="SE_combined_02032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23" table:style-name="ta10">
        <table:table-source xlink:href="file:///C:/Windows%20NT%204.0%20Workstation%20Profile/ContinEHCS/ContinEHCS/Regional%20Report/Dwelling%20EHCS%202004.xls" table:table-name="Social_Sector2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23" table:style-name="ta10">
        <table:table-source xlink:href="file:///C:/Windows%20NT%204.0%20Workstation%20Profile/ContinEHCS/ContinEHCS/Regional%20Report/Dwelling%20EHCS%202004.xls" table:table-name="Modelled_Estimates2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23" table:style-name="ta10">
        <table:table-source xlink:href="file:///C:/Windows%20NT%204.0%20Workstation%20Profile/ContinEHCS/ContinEHCS/Regional%20Report/Dwelling%20EHCS%202004.xls" table:table-name="Mod__combined_02032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23" table:style-name="ta10">
        <table:table-source xlink:href="file:///C:/Windows%20NT%204.0%20Workstation%20Profile/ContinEHCS/ContinEHCS/Regional%20Report/Dwelling%20EHCS%202004.xls" table:table-name="CI_pri_WLS_line2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23" table:style-name="ta10">
        <table:table-source xlink:href="file:///C:/Windows%20NT%204.0%20Workstation%20Profile/ContinEHCS/ContinEHCS/Regional%20Report/Dwelling%20EHCS%202004.xls" table:table-name="CI_Soc_WLS_line_2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23" table:style-name="ta10">
        <table:table-source xlink:href="file:///C:/Windows%20NT%204.0%20Workstation%20Profile/ContinEHCS/ContinEHCS/Regional%20Report/Dwelling%20EHCS%202004.xls" table:table-name="CI_WLS_Eng23"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22" table:style-name="ta10">
        <table:table-source xlink:href="file:///C:/Windows%20NT%204.0%20Workstation%20Profile/ContinEHCS/ContinEHCS/Regional%20Report/Dwelling%20EHCS%202004.xls" table:table-name="Survey_estimates2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22" table:style-name="ta10">
        <table:table-source xlink:href="file:///C:/Windows%20NT%204.0%20Workstation%20Profile/ContinEHCS/ContinEHCS/Regional%20Report/Dwelling%20EHCS%202004.xls" table:table-name="SE_combined_02032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22" table:style-name="ta10">
        <table:table-source xlink:href="file:///C:/Windows%20NT%204.0%20Workstation%20Profile/ContinEHCS/ContinEHCS/Regional%20Report/Dwelling%20EHCS%202004.xls" table:table-name="Social_Sector2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22" table:style-name="ta10">
        <table:table-source xlink:href="file:///C:/Windows%20NT%204.0%20Workstation%20Profile/ContinEHCS/ContinEHCS/Regional%20Report/Dwelling%20EHCS%202004.xls" table:table-name="Modelled_Estimates2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22" table:style-name="ta10">
        <table:table-source xlink:href="file:///C:/Windows%20NT%204.0%20Workstation%20Profile/ContinEHCS/ContinEHCS/Regional%20Report/Dwelling%20EHCS%202004.xls" table:table-name="Mod__combined_02032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22" table:style-name="ta10">
        <table:table-source xlink:href="file:///C:/Windows%20NT%204.0%20Workstation%20Profile/ContinEHCS/ContinEHCS/Regional%20Report/Dwelling%20EHCS%202004.xls" table:table-name="CI_pri_WLS_line2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22" table:style-name="ta10">
        <table:table-source xlink:href="file:///C:/Windows%20NT%204.0%20Workstation%20Profile/ContinEHCS/ContinEHCS/Regional%20Report/Dwelling%20EHCS%202004.xls" table:table-name="CI_Soc_WLS_line_2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22" table:style-name="ta10">
        <table:table-source xlink:href="file:///C:/Windows%20NT%204.0%20Workstation%20Profile/ContinEHCS/ContinEHCS/Regional%20Report/Dwelling%20EHCS%202004.xls" table:table-name="CI_WLS_Eng22"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21" table:style-name="ta10">
        <table:table-source xlink:href="file:///C:/Windows%20NT%204.0%20Workstation%20Profile/ContinEHCS/ContinEHCS/Regional%20Report/Dwelling%20EHCS%202004.xls" table:table-name="Survey_estimates2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21" table:style-name="ta10">
        <table:table-source xlink:href="file:///C:/Windows%20NT%204.0%20Workstation%20Profile/ContinEHCS/ContinEHCS/Regional%20Report/Dwelling%20EHCS%202004.xls" table:table-name="SE_combined_02032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21" table:style-name="ta10">
        <table:table-source xlink:href="file:///C:/Windows%20NT%204.0%20Workstation%20Profile/ContinEHCS/ContinEHCS/Regional%20Report/Dwelling%20EHCS%202004.xls" table:table-name="Social_Sector2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21" table:style-name="ta10">
        <table:table-source xlink:href="file:///C:/Windows%20NT%204.0%20Workstation%20Profile/ContinEHCS/ContinEHCS/Regional%20Report/Dwelling%20EHCS%202004.xls" table:table-name="Modelled_Estimates2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21" table:style-name="ta10">
        <table:table-source xlink:href="file:///C:/Windows%20NT%204.0%20Workstation%20Profile/ContinEHCS/ContinEHCS/Regional%20Report/Dwelling%20EHCS%202004.xls" table:table-name="Mod__combined_02032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21" table:style-name="ta10">
        <table:table-source xlink:href="file:///C:/Windows%20NT%204.0%20Workstation%20Profile/ContinEHCS/ContinEHCS/Regional%20Report/Dwelling%20EHCS%202004.xls" table:table-name="CI_pri_WLS_line2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21" table:style-name="ta10">
        <table:table-source xlink:href="file:///C:/Windows%20NT%204.0%20Workstation%20Profile/ContinEHCS/ContinEHCS/Regional%20Report/Dwelling%20EHCS%202004.xls" table:table-name="CI_Soc_WLS_line_2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21" table:style-name="ta10">
        <table:table-source xlink:href="file:///C:/Windows%20NT%204.0%20Workstation%20Profile/ContinEHCS/ContinEHCS/Regional%20Report/Dwelling%20EHCS%202004.xls" table:table-name="CI_WLS_Eng21"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26" table:style-name="ta10">
        <table:table-source xlink:href="file:///C:/Windows%20NT%204.0%20Workstation%20Profile/ContinEHCS/ContinEHCS/Regional%20Report/Dwelling%20EHCS%202004.xls" table:table-name="Survey_estimates2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26" table:style-name="ta10">
        <table:table-source xlink:href="file:///C:/Windows%20NT%204.0%20Workstation%20Profile/ContinEHCS/ContinEHCS/Regional%20Report/Dwelling%20EHCS%202004.xls" table:table-name="SE_combined_02032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26" table:style-name="ta10">
        <table:table-source xlink:href="file:///C:/Windows%20NT%204.0%20Workstation%20Profile/ContinEHCS/ContinEHCS/Regional%20Report/Dwelling%20EHCS%202004.xls" table:table-name="Social_Sector2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26" table:style-name="ta10">
        <table:table-source xlink:href="file:///C:/Windows%20NT%204.0%20Workstation%20Profile/ContinEHCS/ContinEHCS/Regional%20Report/Dwelling%20EHCS%202004.xls" table:table-name="Modelled_Estimates2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26" table:style-name="ta10">
        <table:table-source xlink:href="file:///C:/Windows%20NT%204.0%20Workstation%20Profile/ContinEHCS/ContinEHCS/Regional%20Report/Dwelling%20EHCS%202004.xls" table:table-name="Mod__combined_02032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26" table:style-name="ta10">
        <table:table-source xlink:href="file:///C:/Windows%20NT%204.0%20Workstation%20Profile/ContinEHCS/ContinEHCS/Regional%20Report/Dwelling%20EHCS%202004.xls" table:table-name="CI_pri_WLS_line2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26" table:style-name="ta10">
        <table:table-source xlink:href="file:///C:/Windows%20NT%204.0%20Workstation%20Profile/ContinEHCS/ContinEHCS/Regional%20Report/Dwelling%20EHCS%202004.xls" table:table-name="CI_Soc_WLS_line_2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26" table:style-name="ta10">
        <table:table-source xlink:href="file:///C:/Windows%20NT%204.0%20Workstation%20Profile/ContinEHCS/ContinEHCS/Regional%20Report/Dwelling%20EHCS%202004.xls" table:table-name="CI_WLS_Eng26"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24" table:style-name="ta10">
        <table:table-source xlink:href="file:///C:/Windows%20NT%204.0%20Workstation%20Profile/ContinEHCS/ContinEHCS/Regional%20Report/Dwelling%20EHCS%202004.xls" table:table-name="Survey_estimates2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24" table:style-name="ta10">
        <table:table-source xlink:href="file:///C:/Windows%20NT%204.0%20Workstation%20Profile/ContinEHCS/ContinEHCS/Regional%20Report/Dwelling%20EHCS%202004.xls" table:table-name="SE_combined_02032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24" table:style-name="ta10">
        <table:table-source xlink:href="file:///C:/Windows%20NT%204.0%20Workstation%20Profile/ContinEHCS/ContinEHCS/Regional%20Report/Dwelling%20EHCS%202004.xls" table:table-name="Social_Sector2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24" table:style-name="ta10">
        <table:table-source xlink:href="file:///C:/Windows%20NT%204.0%20Workstation%20Profile/ContinEHCS/ContinEHCS/Regional%20Report/Dwelling%20EHCS%202004.xls" table:table-name="Modelled_Estimates2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24" table:style-name="ta10">
        <table:table-source xlink:href="file:///C:/Windows%20NT%204.0%20Workstation%20Profile/ContinEHCS/ContinEHCS/Regional%20Report/Dwelling%20EHCS%202004.xls" table:table-name="Mod__combined_02032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24" table:style-name="ta10">
        <table:table-source xlink:href="file:///C:/Windows%20NT%204.0%20Workstation%20Profile/ContinEHCS/ContinEHCS/Regional%20Report/Dwelling%20EHCS%202004.xls" table:table-name="CI_pri_WLS_line2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24" table:style-name="ta10">
        <table:table-source xlink:href="file:///C:/Windows%20NT%204.0%20Workstation%20Profile/ContinEHCS/ContinEHCS/Regional%20Report/Dwelling%20EHCS%202004.xls" table:table-name="CI_Soc_WLS_line_2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24" table:style-name="ta10">
        <table:table-source xlink:href="file:///C:/Windows%20NT%204.0%20Workstation%20Profile/ContinEHCS/ContinEHCS/Regional%20Report/Dwelling%20EHCS%202004.xls" table:table-name="CI_WLS_Eng24"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25" table:style-name="ta10">
        <table:table-source xlink:href="file:///C:/Windows%20NT%204.0%20Workstation%20Profile/ContinEHCS/ContinEHCS/Regional%20Report/Dwelling%20EHCS%202004.xls" table:table-name="Survey_estimates2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25" table:style-name="ta10">
        <table:table-source xlink:href="file:///C:/Windows%20NT%204.0%20Workstation%20Profile/ContinEHCS/ContinEHCS/Regional%20Report/Dwelling%20EHCS%202004.xls" table:table-name="SE_combined_02032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25" table:style-name="ta10">
        <table:table-source xlink:href="file:///C:/Windows%20NT%204.0%20Workstation%20Profile/ContinEHCS/ContinEHCS/Regional%20Report/Dwelling%20EHCS%202004.xls" table:table-name="Social_Sector2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25" table:style-name="ta10">
        <table:table-source xlink:href="file:///C:/Windows%20NT%204.0%20Workstation%20Profile/ContinEHCS/ContinEHCS/Regional%20Report/Dwelling%20EHCS%202004.xls" table:table-name="Modelled_Estimates2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25" table:style-name="ta10">
        <table:table-source xlink:href="file:///C:/Windows%20NT%204.0%20Workstation%20Profile/ContinEHCS/ContinEHCS/Regional%20Report/Dwelling%20EHCS%202004.xls" table:table-name="Mod__combined_02032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25" table:style-name="ta10">
        <table:table-source xlink:href="file:///C:/Windows%20NT%204.0%20Workstation%20Profile/ContinEHCS/ContinEHCS/Regional%20Report/Dwelling%20EHCS%202004.xls" table:table-name="CI_pri_WLS_line2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25" table:style-name="ta10">
        <table:table-source xlink:href="file:///C:/Windows%20NT%204.0%20Workstation%20Profile/ContinEHCS/ContinEHCS/Regional%20Report/Dwelling%20EHCS%202004.xls" table:table-name="CI_Soc_WLS_line_2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25" table:style-name="ta10">
        <table:table-source xlink:href="file:///C:/Windows%20NT%204.0%20Workstation%20Profile/ContinEHCS/ContinEHCS/Regional%20Report/Dwelling%20EHCS%202004.xls" table:table-name="CI_WLS_Eng25"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urvey_estimates27" table:style-name="ta10">
        <table:table-source xlink:href="file:///C:/Windows%20NT%204.0%20Workstation%20Profile/ContinEHCS/ContinEHCS/Regional%20Report/Dwelling%20EHCS%202004.xls" table:table-name="Survey_estimates2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E_combined_020327" table:style-name="ta10">
        <table:table-source xlink:href="file:///C:/Windows%20NT%204.0%20Workstation%20Profile/ContinEHCS/ContinEHCS/Regional%20Report/Dwelling%20EHCS%202004.xls" table:table-name="SE_combined_02032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Social_Sector27" table:style-name="ta10">
        <table:table-source xlink:href="file:///C:/Windows%20NT%204.0%20Workstation%20Profile/ContinEHCS/ContinEHCS/Regional%20Report/Dwelling%20EHCS%202004.xls" table:table-name="Social_Sector2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elled_Estimates27" table:style-name="ta10">
        <table:table-source xlink:href="file:///C:/Windows%20NT%204.0%20Workstation%20Profile/ContinEHCS/ContinEHCS/Regional%20Report/Dwelling%20EHCS%202004.xls" table:table-name="Modelled_Estimates2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Mod__combined_020327" table:style-name="ta10">
        <table:table-source xlink:href="file:///C:/Windows%20NT%204.0%20Workstation%20Profile/ContinEHCS/ContinEHCS/Regional%20Report/Dwelling%20EHCS%202004.xls" table:table-name="Mod__combined_02032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pri_WLS_line27" table:style-name="ta10">
        <table:table-source xlink:href="file:///C:/Windows%20NT%204.0%20Workstation%20Profile/ContinEHCS/ContinEHCS/Regional%20Report/Dwelling%20EHCS%202004.xls" table:table-name="CI_pri_WLS_line2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Soc_WLS_line_27" table:style-name="ta10">
        <table:table-source xlink:href="file:///C:/Windows%20NT%204.0%20Workstation%20Profile/ContinEHCS/ContinEHCS/Regional%20Report/Dwelling%20EHCS%202004.xls" table:table-name="CI_Soc_WLS_line_27" table:mode="copy-results-only"/>
        <table:table-column/>
        <table:table-row table:number-rows-repeated="1048576">
          <table:table-cell table:number-columns-repeated="16384"/>
        </table:table-row>
      </table:table>
      <table:table table:name="'file:///C:/Windows%20NT%204.0%20Workstation%20Profile/ContinEHCS/ContinEHCS/Regional%20Report/Dwelling%20EHCS%202004.xls'#CI_WLS_Eng27" table:style-name="ta10">
        <table:table-source xlink:href="file:///C:/Windows%20NT%204.0%20Workstation%20Profile/ContinEHCS/ContinEHCS/Regional%20Report/Dwelling%20EHCS%202004.xls" table:table-name="CI_WLS_Eng27" table:mode="copy-results-only"/>
        <table:table-column/>
        <table:table-row table:number-rows-repeated="1048576">
          <table:table-cell table:number-columns-repeated="16384"/>
        </table:table-row>
      </table:table>
      <table:table table:name="'file:///C:/Windows%20NT%204.0%20Workstation%20Profile/ContinEHCS/PSSCI%20Comparison%202005.xls'#SE_Comparison" table:style-name="ta10">
        <table:table-source xlink:href="file:///C:/Windows%20NT%204.0%20Workstation%20Profile/ContinEHCS/PSSCI%20Comparison%202005.xls" table:table-name="SE_Comparison" table:mode="copy-results-only"/>
        <table:table-column/>
        <table:table-row table:number-rows-repeated="1048576">
          <table:table-cell table:number-columns-repeated="16384"/>
        </table:table-row>
      </table:table>
      <table:table table:name="'file:///C:/Windows%20NT%204.0%20Workstation%20Profile/ContinEHCS/PSSCI%20Comparison%202005.xls'#SE_v_Mod" table:style-name="ta10">
        <table:table-source xlink:href="file:///C:/Windows%20NT%204.0%20Workstation%20Profile/ContinEHCS/PSSCI%20Comparison%202005.xls" table:table-name="SE_v_Mod" table:mode="copy-results-only"/>
        <table:table-column/>
        <table:table-row table:number-rows-repeated="1048576">
          <table:table-cell table:number-columns-repeated="16384"/>
        </table:table-row>
      </table:table>
      <table:table table:name="'file:///C:/Windows%20NT%204.0%20Workstation%20Profile/ContinEHCS/PSSCI%20Comparison%202005.xls'#Mod_Comparison" table:style-name="ta10">
        <table:table-source xlink:href="file:///C:/Windows%20NT%204.0%20Workstation%20Profile/ContinEHCS/PSSCI%20Comparison%202005.xls" table:table-name="Mod_Comparison" table:mode="copy-results-only"/>
        <table:table-column/>
        <table:table-row table:number-rows-repeated="1048576">
          <table:table-cell table:number-columns-repeated="16384"/>
        </table:table-row>
      </table:table>
      <table:table table:name="'file:///C:/Windows%20NT%204.0%20Workstation%20Profile/ContinEHCS/PSSCI%20Comparison%202005.xls'#V_Comparison" table:style-name="ta10">
        <table:table-source xlink:href="file:///C:/Windows%20NT%204.0%20Workstation%20Profile/ContinEHCS/PSSCI%20Comparison%202005.xls" table:table-name="V_Comparison" table:mode="copy-results-only"/>
        <table:table-column/>
        <table:table-row table:number-rows-repeated="1048576">
          <table:table-cell table:number-columns-repeated="16384"/>
        </table:table-row>
      </table:table>
      <table:table table:name="'file:///C:/Windows%20NT%204.0%20Workstation%20Profile/ContinEHCS/PSSCI%20Comparison%202005.xls'#VND_Comparison" table:style-name="ta10">
        <table:table-source xlink:href="file:///C:/Windows%20NT%204.0%20Workstation%20Profile/ContinEHCS/PSSCI%20Comparison%202005.xls" table:table-name="VND_Comparison" table:mode="copy-results-only"/>
        <table:table-column/>
        <table:table-row table:number-rows-repeated="1048576">
          <table:table-cell table:number-columns-repeated="16384"/>
        </table:table-row>
      </table:table>
      <table:table table:name="'file:///C:/Windows%20NT%204.0%20Workstation%20Profile/ContinEHCS/PSSCI%20Comparison%202005.xls'#Social_Comparison" table:style-name="ta10">
        <table:table-source xlink:href="file:///C:/Windows%20NT%204.0%20Workstation%20Profile/ContinEHCS/PSSCI%20Comparison%202005.xls" table:table-name="Social_Comparison" table:mode="copy-results-only"/>
        <table:table-column/>
        <table:table-row table:number-rows-repeated="1048576">
          <table:table-cell table:number-columns-repeated="16384"/>
        </table:table-row>
      </table:table>
      <table:table table:name="'file:///C:/Windows%20NT%204.0%20Workstation%20Profile/ContinEHCS/PSSCI%20Comparison%202005.xls'#CI_around_WLS_line" table:style-name="ta10">
        <table:table-source xlink:href="file:///C:/Windows%20NT%204.0%20Workstation%20Profile/ContinEHCS/PSSCI%20Comparison%202005.xls" table:table-name="CI_around_WLS_line" table:mode="copy-results-only"/>
        <table:table-column/>
        <table:table-row table:number-rows-repeated="1048576">
          <table:table-cell table:number-columns-repeated="16384"/>
        </table:table-row>
      </table:table>
      <table:table table:name="'file:///C:/Windows%20NT%204.0%20Workstation%20Profile/ContinEHCS/PSSCI%20Comparison%202005.xls'#CI_WLS_Eng" table:style-name="ta10">
        <table:table-source xlink:href="file:///C:/Windows%20NT%204.0%20Workstation%20Profile/ContinEHCS/PSSCI%20Comparison%202005.xls" table:table-name="CI_WLS_Eng" table:mode="copy-results-only"/>
        <table:table-column/>
        <table:table-row table:number-rows-repeated="1048576">
          <table:table-cell table:number-columns-repeated="16384"/>
        </table:table-row>
      </table:table>
      <table:table table:name="'file:///C:/Windows%20NT%204.0%20Workstation%20Profile/ContinEHCS/PSSCI%20Comparison%202005.xls'#Charts" table:style-name="ta10">
        <table:table-source xlink:href="file:///C:/Windows%20NT%204.0%20Workstation%20Profile/ContinEHCS/PSSCI%20Comparison%202005.xls" table:table-name="Charts" table:mode="copy-results-only"/>
        <table:table-column/>
        <table:table-row table:number-rows-repeated="1048576">
          <table:table-cell table:number-columns-repeated="16384"/>
        </table:table-row>
      </table:table>
      <table:table table:name="'file:///C:/Windows%20NT%204.0%20Workstation%20Profile/ContinEHCS/PSSCI%20Comparison%202005.xls'#CI_comparison" table:style-name="ta10">
        <table:table-source xlink:href="file:///C:/Windows%20NT%204.0%20Workstation%20Profile/ContinEHCS/PSSCI%20Comparison%202005.xls" table:table-name="CI_comparison" table:mode="copy-results-only"/>
        <table:table-column/>
        <table:table-row table:number-rows-repeated="1048576">
          <table:table-cell table:number-columns-repeated="16384"/>
        </table:table-row>
      </table:table>
      <table:table table:name="'file:///C:/Windows%20NT%204.0%20Workstation%20Profile/ContinEHCS/PSSCI%20Comparison%202005.xls'#CI_Soc_WLS_line_" table:style-name="ta10">
        <table:table-source xlink:href="file:///C:/Windows%20NT%204.0%20Workstation%20Profile/ContinEHCS/PSSCI%20Comparison%202005.xls" table:table-name="CI_Soc_WLS_line_" table:mode="copy-results-only"/>
        <table:table-column/>
        <table:table-row table:number-rows-repeated="1048576">
          <table:table-cell table:number-columns-repeated="16384"/>
        </table:table-row>
      </table:table>
      <table:table table:name="'file:///C:/Windows%20NT%204.0%20Workstation%20Profile/ContinEHCS/PSSCI%20Comparison%202005.xls'#1991_Variables" table:style-name="ta10">
        <table:table-source xlink:href="file:///C:/Windows%20NT%204.0%20Workstation%20Profile/ContinEHCS/PSSCI%20Comparison%202005.xls" table:table-name="1991_Variables" table:mode="copy-results-only"/>
        <table:table-column/>
        <table:table-row table:number-rows-repeated="1048576">
          <table:table-cell table:number-columns-repeated="16384"/>
        </table:table-row>
      </table:table>
      <table:table table:name="'file:///C:/Windows%20NT%204.0%20Workstation%20Profile/ContinEHCS/PSSCI%20Comparison%202005.xls'#1996_Variables" table:style-name="ta10">
        <table:table-source xlink:href="file:///C:/Windows%20NT%204.0%20Workstation%20Profile/ContinEHCS/PSSCI%20Comparison%202005.xls" table:table-name="1996_Variables" table:mode="copy-results-only"/>
        <table:table-column/>
        <table:table-row table:number-rows-repeated="1048576">
          <table:table-cell table:number-columns-repeated="16384"/>
        </table:table-row>
      </table:table>
      <table:table table:name="'file:///C:/Windows%20NT%204.0%20Workstation%20Profile/ContinEHCS/PSSCI%20Comparison%202005.xls'#2001_Variables" table:style-name="ta10">
        <table:table-source xlink:href="file:///C:/Windows%20NT%204.0%20Workstation%20Profile/ContinEHCS/PSSCI%20Comparison%202005.xls" table:table-name="2001_Variables" table:mode="copy-results-only"/>
        <table:table-column/>
        <table:table-row table:number-rows-repeated="1048576">
          <table:table-cell table:number-columns-repeated="16384"/>
        </table:table-row>
      </table:table>
      <table:table table:name="'file:///C:/Windows%20NT%204.0%20Workstation%20Profile/ContinEHCS/PSSCI%20Comparison%202005.xls'#Costs_Comparison_(2)" table:style-name="ta10">
        <table:table-source xlink:href="file:///C:/Windows%20NT%204.0%20Workstation%20Profile/ContinEHCS/PSSCI%20Comparison%202005.xls" table:table-name="Costs_Comparison_(2)" table:mode="copy-results-only"/>
        <table:table-column/>
        <table:table-row table:number-rows-repeated="1048576">
          <table:table-cell table:number-columns-repeated="16384"/>
        </table:table-row>
      </table:table>
      <table:table table:name="'file:///C:/Windows%20NT%204.0%20Workstation%20Profile/ContinEHCS/PSSCI%20Comparison%202005.xls'#Sheet2" table:style-name="ta10">
        <table:table-source xlink:href="file:///C:/Windows%20NT%204.0%20Workstation%20Profile/ContinEHCS/PSSCI%20Comparison%202005.xls" table:table-name="Sheet2" table:mode="copy-results-only"/>
        <table:table-column/>
        <table:table-row table:number-rows-repeated="1048576">
          <table:table-cell table:number-columns-repeated="16384"/>
        </table:table-row>
      </table:table>
      <table:table table:name="'file:///C:/Windows%20NT%204.0%20Workstation%20Profile/ContinEHCS/PSSCI%20Comparison%202005.xls'#Sheet1" table:style-name="ta10">
        <table:table-source xlink:href="file:///C:/Windows%20NT%204.0%20Workstation%20Profile/ContinEHCS/PSSCI%20Comparison%202005.xls" table:table-name="Sheet1" table:mode="copy-results-only"/>
        <table:table-column/>
        <table:table-row table:number-rows-repeated="1048576">
          <table:table-cell table:number-columns-repeated="16384"/>
        </table:table-row>
      </table:table>
      <table:table table:name="'file:///C:/Windows%20NT%204.0%20Workstation%20Profile/ContinEHCS/PSSCI%20Comparison%202005.xls'#SE_Comparison1" table:style-name="ta10">
        <table:table-source xlink:href="file:///C:/Windows%20NT%204.0%20Workstation%20Profile/ContinEHCS/PSSCI%20Comparison%202005.xls" table:table-name="SE_Comparison1" table:mode="copy-results-only"/>
        <table:table-column/>
        <table:table-row table:number-rows-repeated="1048576">
          <table:table-cell table:number-columns-repeated="16384"/>
        </table:table-row>
      </table:table>
      <table:table table:name="'file:///C:/Windows%20NT%204.0%20Workstation%20Profile/ContinEHCS/PSSCI%20Comparison%202005.xls'#SE_v_Mod1" table:style-name="ta10">
        <table:table-source xlink:href="file:///C:/Windows%20NT%204.0%20Workstation%20Profile/ContinEHCS/PSSCI%20Comparison%202005.xls" table:table-name="SE_v_Mod1" table:mode="copy-results-only"/>
        <table:table-column/>
        <table:table-row table:number-rows-repeated="1048576">
          <table:table-cell table:number-columns-repeated="16384"/>
        </table:table-row>
      </table:table>
      <table:table table:name="'file:///C:/Windows%20NT%204.0%20Workstation%20Profile/ContinEHCS/PSSCI%20Comparison%202005.xls'#Mod_Comparison1" table:style-name="ta10">
        <table:table-source xlink:href="file:///C:/Windows%20NT%204.0%20Workstation%20Profile/ContinEHCS/PSSCI%20Comparison%202005.xls" table:table-name="Mod_Comparison1" table:mode="copy-results-only"/>
        <table:table-column/>
        <table:table-row table:number-rows-repeated="1048576">
          <table:table-cell table:number-columns-repeated="16384"/>
        </table:table-row>
      </table:table>
      <table:table table:name="'file:///C:/Windows%20NT%204.0%20Workstation%20Profile/ContinEHCS/PSSCI%20Comparison%202005.xls'#V_Comparison1" table:style-name="ta10">
        <table:table-source xlink:href="file:///C:/Windows%20NT%204.0%20Workstation%20Profile/ContinEHCS/PSSCI%20Comparison%202005.xls" table:table-name="V_Comparison1" table:mode="copy-results-only"/>
        <table:table-column/>
        <table:table-row table:number-rows-repeated="1048576">
          <table:table-cell table:number-columns-repeated="16384"/>
        </table:table-row>
      </table:table>
      <table:table table:name="'file:///C:/Windows%20NT%204.0%20Workstation%20Profile/ContinEHCS/PSSCI%20Comparison%202005.xls'#VND_Comparison1" table:style-name="ta10">
        <table:table-source xlink:href="file:///C:/Windows%20NT%204.0%20Workstation%20Profile/ContinEHCS/PSSCI%20Comparison%202005.xls" table:table-name="VND_Comparison1" table:mode="copy-results-only"/>
        <table:table-column/>
        <table:table-row table:number-rows-repeated="1048576">
          <table:table-cell table:number-columns-repeated="16384"/>
        </table:table-row>
      </table:table>
      <table:table table:name="'file:///C:/Windows%20NT%204.0%20Workstation%20Profile/ContinEHCS/PSSCI%20Comparison%202005.xls'#Social_Comparison1" table:style-name="ta10">
        <table:table-source xlink:href="file:///C:/Windows%20NT%204.0%20Workstation%20Profile/ContinEHCS/PSSCI%20Comparison%202005.xls" table:table-name="Social_Comparison1" table:mode="copy-results-only"/>
        <table:table-column/>
        <table:table-row table:number-rows-repeated="1048576">
          <table:table-cell table:number-columns-repeated="16384"/>
        </table:table-row>
      </table:table>
      <table:table table:name="'file:///C:/Windows%20NT%204.0%20Workstation%20Profile/ContinEHCS/PSSCI%20Comparison%202005.xls'#CI_around_WLS_line1" table:style-name="ta10">
        <table:table-source xlink:href="file:///C:/Windows%20NT%204.0%20Workstation%20Profile/ContinEHCS/PSSCI%20Comparison%202005.xls" table:table-name="CI_around_WLS_line1" table:mode="copy-results-only"/>
        <table:table-column/>
        <table:table-row table:number-rows-repeated="1048576">
          <table:table-cell table:number-columns-repeated="16384"/>
        </table:table-row>
      </table:table>
      <table:table table:name="'file:///C:/Windows%20NT%204.0%20Workstation%20Profile/ContinEHCS/PSSCI%20Comparison%202005.xls'#CI_WLS_Eng1" table:style-name="ta10">
        <table:table-source xlink:href="file:///C:/Windows%20NT%204.0%20Workstation%20Profile/ContinEHCS/PSSCI%20Comparison%202005.xls" table:table-name="CI_WLS_Eng1" table:mode="copy-results-only"/>
        <table:table-column/>
        <table:table-row table:number-rows-repeated="1048576">
          <table:table-cell table:number-columns-repeated="16384"/>
        </table:table-row>
      </table:table>
      <table:table table:name="'file:///C:/Windows%20NT%204.0%20Workstation%20Profile/ContinEHCS/PSSCI%20Comparison%202005.xls'#CI_comparison1" table:style-name="ta10">
        <table:table-source xlink:href="file:///C:/Windows%20NT%204.0%20Workstation%20Profile/ContinEHCS/PSSCI%20Comparison%202005.xls" table:table-name="CI_comparison1" table:mode="copy-results-only"/>
        <table:table-column/>
        <table:table-row table:number-rows-repeated="1048576">
          <table:table-cell table:number-columns-repeated="16384"/>
        </table:table-row>
      </table:table>
      <table:table table:name="'file:///C:/Windows%20NT%204.0%20Workstation%20Profile/ContinEHCS/PSSCI%20Comparison%202005.xls'#CI_Soc_WLS_line_1" table:style-name="ta10">
        <table:table-source xlink:href="file:///C:/Windows%20NT%204.0%20Workstation%20Profile/ContinEHCS/PSSCI%20Comparison%202005.xls" table:table-name="CI_Soc_WLS_line_1" table:mode="copy-results-only"/>
        <table:table-column/>
        <table:table-row table:number-rows-repeated="1048576">
          <table:table-cell table:number-columns-repeated="16384"/>
        </table:table-row>
      </table:table>
      <table:table table:name="'file:///C:/Windows%20NT%204.0%20Workstation%20Profile/ContinEHCS/PSSCI%20Comparison%202005.xls'#1991_Variables1" table:style-name="ta10">
        <table:table-source xlink:href="file:///C:/Windows%20NT%204.0%20Workstation%20Profile/ContinEHCS/PSSCI%20Comparison%202005.xls" table:table-name="1991_Variables1" table:mode="copy-results-only"/>
        <table:table-column/>
        <table:table-row table:number-rows-repeated="1048576">
          <table:table-cell table:number-columns-repeated="16384"/>
        </table:table-row>
      </table:table>
      <table:table table:name="'file:///C:/Windows%20NT%204.0%20Workstation%20Profile/ContinEHCS/PSSCI%20Comparison%202005.xls'#1996_Variables1" table:style-name="ta10">
        <table:table-source xlink:href="file:///C:/Windows%20NT%204.0%20Workstation%20Profile/ContinEHCS/PSSCI%20Comparison%202005.xls" table:table-name="1996_Variables1" table:mode="copy-results-only"/>
        <table:table-column/>
        <table:table-row table:number-rows-repeated="1048576">
          <table:table-cell table:number-columns-repeated="16384"/>
        </table:table-row>
      </table:table>
      <table:table table:name="'file:///C:/Windows%20NT%204.0%20Workstation%20Profile/ContinEHCS/PSSCI%20Comparison%202005.xls'#2001_Variables1" table:style-name="ta10">
        <table:table-source xlink:href="file:///C:/Windows%20NT%204.0%20Workstation%20Profile/ContinEHCS/PSSCI%20Comparison%202005.xls" table:table-name="2001_Variables1" table:mode="copy-results-only"/>
        <table:table-column/>
        <table:table-row table:number-rows-repeated="1048576">
          <table:table-cell table:number-columns-repeated="16384"/>
        </table:table-row>
      </table:table>
      <table:table table:name="'file:///C:/Windows%20NT%204.0%20Workstation%20Profile/ContinEHCS/PSSCI%20Comparison%202005.xls'#Costs_Comparison_(2)1" table:style-name="ta10">
        <table:table-source xlink:href="file:///C:/Windows%20NT%204.0%20Workstation%20Profile/ContinEHCS/PSSCI%20Comparison%202005.xls" table:table-name="Costs_Comparison_(2)1" table:mode="copy-results-only"/>
        <table:table-column/>
        <table:table-row table:number-rows-repeated="1048576">
          <table:table-cell table:number-columns-repeated="16384"/>
        </table:table-row>
      </table:table>
      <table:table table:name="'file:///C:/Windows%20NT%204.0%20Workstation%20Profile/ContinEHCS/PSSCI%20Comparison%202005.xls'#SE_Comparison13" table:style-name="ta10">
        <table:table-source xlink:href="file:///C:/Windows%20NT%204.0%20Workstation%20Profile/ContinEHCS/PSSCI%20Comparison%202005.xls" table:table-name="SE_Comparison13" table:mode="copy-results-only"/>
        <table:table-column/>
        <table:table-row table:number-rows-repeated="1048576">
          <table:table-cell table:number-columns-repeated="16384"/>
        </table:table-row>
      </table:table>
      <table:table table:name="'file:///C:/Windows%20NT%204.0%20Workstation%20Profile/ContinEHCS/PSSCI%20Comparison%202005.xls'#SE_v_Mod13" table:style-name="ta10">
        <table:table-source xlink:href="file:///C:/Windows%20NT%204.0%20Workstation%20Profile/ContinEHCS/PSSCI%20Comparison%202005.xls" table:table-name="SE_v_Mod13" table:mode="copy-results-only"/>
        <table:table-column/>
        <table:table-row table:number-rows-repeated="1048576">
          <table:table-cell table:number-columns-repeated="16384"/>
        </table:table-row>
      </table:table>
      <table:table table:name="'file:///C:/Windows%20NT%204.0%20Workstation%20Profile/ContinEHCS/PSSCI%20Comparison%202005.xls'#Mod_Comparison13" table:style-name="ta10">
        <table:table-source xlink:href="file:///C:/Windows%20NT%204.0%20Workstation%20Profile/ContinEHCS/PSSCI%20Comparison%202005.xls" table:table-name="Mod_Comparison13" table:mode="copy-results-only"/>
        <table:table-column/>
        <table:table-row table:number-rows-repeated="1048576">
          <table:table-cell table:number-columns-repeated="16384"/>
        </table:table-row>
      </table:table>
      <table:table table:name="'file:///C:/Windows%20NT%204.0%20Workstation%20Profile/ContinEHCS/PSSCI%20Comparison%202005.xls'#V_Comparison13" table:style-name="ta10">
        <table:table-source xlink:href="file:///C:/Windows%20NT%204.0%20Workstation%20Profile/ContinEHCS/PSSCI%20Comparison%202005.xls" table:table-name="V_Comparison13" table:mode="copy-results-only"/>
        <table:table-column/>
        <table:table-row table:number-rows-repeated="1048576">
          <table:table-cell table:number-columns-repeated="16384"/>
        </table:table-row>
      </table:table>
      <table:table table:name="'file:///C:/Windows%20NT%204.0%20Workstation%20Profile/ContinEHCS/PSSCI%20Comparison%202005.xls'#VND_Comparison13" table:style-name="ta10">
        <table:table-source xlink:href="file:///C:/Windows%20NT%204.0%20Workstation%20Profile/ContinEHCS/PSSCI%20Comparison%202005.xls" table:table-name="VND_Comparison13" table:mode="copy-results-only"/>
        <table:table-column/>
        <table:table-row table:number-rows-repeated="1048576">
          <table:table-cell table:number-columns-repeated="16384"/>
        </table:table-row>
      </table:table>
      <table:table table:name="'file:///C:/Windows%20NT%204.0%20Workstation%20Profile/ContinEHCS/PSSCI%20Comparison%202005.xls'#Social_Comparison13" table:style-name="ta10">
        <table:table-source xlink:href="file:///C:/Windows%20NT%204.0%20Workstation%20Profile/ContinEHCS/PSSCI%20Comparison%202005.xls" table:table-name="Social_Comparison13" table:mode="copy-results-only"/>
        <table:table-column/>
        <table:table-row table:number-rows-repeated="1048576">
          <table:table-cell table:number-columns-repeated="16384"/>
        </table:table-row>
      </table:table>
      <table:table table:name="'file:///C:/Windows%20NT%204.0%20Workstation%20Profile/ContinEHCS/PSSCI%20Comparison%202005.xls'#CI_around_WLS_line13" table:style-name="ta10">
        <table:table-source xlink:href="file:///C:/Windows%20NT%204.0%20Workstation%20Profile/ContinEHCS/PSSCI%20Comparison%202005.xls" table:table-name="CI_around_WLS_line13" table:mode="copy-results-only"/>
        <table:table-column/>
        <table:table-row table:number-rows-repeated="1048576">
          <table:table-cell table:number-columns-repeated="16384"/>
        </table:table-row>
      </table:table>
      <table:table table:name="'file:///C:/Windows%20NT%204.0%20Workstation%20Profile/ContinEHCS/PSSCI%20Comparison%202005.xls'#CI_WLS_Eng13" table:style-name="ta10">
        <table:table-source xlink:href="file:///C:/Windows%20NT%204.0%20Workstation%20Profile/ContinEHCS/PSSCI%20Comparison%202005.xls" table:table-name="CI_WLS_Eng13" table:mode="copy-results-only"/>
        <table:table-column/>
        <table:table-row table:number-rows-repeated="1048576">
          <table:table-cell table:number-columns-repeated="16384"/>
        </table:table-row>
      </table:table>
      <table:table table:name="'file:///C:/Windows%20NT%204.0%20Workstation%20Profile/ContinEHCS/PSSCI%20Comparison%202005.xls'#CI_comparison13" table:style-name="ta10">
        <table:table-source xlink:href="file:///C:/Windows%20NT%204.0%20Workstation%20Profile/ContinEHCS/PSSCI%20Comparison%202005.xls" table:table-name="CI_comparison13" table:mode="copy-results-only"/>
        <table:table-column/>
        <table:table-row table:number-rows-repeated="1048576">
          <table:table-cell table:number-columns-repeated="16384"/>
        </table:table-row>
      </table:table>
      <table:table table:name="'file:///C:/Windows%20NT%204.0%20Workstation%20Profile/ContinEHCS/PSSCI%20Comparison%202005.xls'#CI_Soc_WLS_line_13" table:style-name="ta10">
        <table:table-source xlink:href="file:///C:/Windows%20NT%204.0%20Workstation%20Profile/ContinEHCS/PSSCI%20Comparison%202005.xls" table:table-name="CI_Soc_WLS_line_13" table:mode="copy-results-only"/>
        <table:table-column/>
        <table:table-row table:number-rows-repeated="1048576">
          <table:table-cell table:number-columns-repeated="16384"/>
        </table:table-row>
      </table:table>
      <table:table table:name="'file:///C:/Windows%20NT%204.0%20Workstation%20Profile/ContinEHCS/PSSCI%20Comparison%202005.xls'#1991_Variables13" table:style-name="ta10">
        <table:table-source xlink:href="file:///C:/Windows%20NT%204.0%20Workstation%20Profile/ContinEHCS/PSSCI%20Comparison%202005.xls" table:table-name="1991_Variables13" table:mode="copy-results-only"/>
        <table:table-column/>
        <table:table-row table:number-rows-repeated="1048576">
          <table:table-cell table:number-columns-repeated="16384"/>
        </table:table-row>
      </table:table>
      <table:table table:name="'file:///C:/Windows%20NT%204.0%20Workstation%20Profile/ContinEHCS/PSSCI%20Comparison%202005.xls'#1996_Variables13" table:style-name="ta10">
        <table:table-source xlink:href="file:///C:/Windows%20NT%204.0%20Workstation%20Profile/ContinEHCS/PSSCI%20Comparison%202005.xls" table:table-name="1996_Variables13" table:mode="copy-results-only"/>
        <table:table-column/>
        <table:table-row table:number-rows-repeated="1048576">
          <table:table-cell table:number-columns-repeated="16384"/>
        </table:table-row>
      </table:table>
      <table:table table:name="'file:///C:/Windows%20NT%204.0%20Workstation%20Profile/ContinEHCS/PSSCI%20Comparison%202005.xls'#2001_Variables13" table:style-name="ta10">
        <table:table-source xlink:href="file:///C:/Windows%20NT%204.0%20Workstation%20Profile/ContinEHCS/PSSCI%20Comparison%202005.xls" table:table-name="2001_Variables13" table:mode="copy-results-only"/>
        <table:table-column/>
        <table:table-row table:number-rows-repeated="1048576">
          <table:table-cell table:number-columns-repeated="16384"/>
        </table:table-row>
      </table:table>
      <table:table table:name="'file:///C:/Windows%20NT%204.0%20Workstation%20Profile/ContinEHCS/PSSCI%20Comparison%202005.xls'#Costs_Comparison_(2)13" table:style-name="ta10">
        <table:table-source xlink:href="file:///C:/Windows%20NT%204.0%20Workstation%20Profile/ContinEHCS/PSSCI%20Comparison%202005.xls" table:table-name="Costs_Comparison_(2)13" table:mode="copy-results-only"/>
        <table:table-column/>
        <table:table-row table:number-rows-repeated="1048576">
          <table:table-cell table:number-columns-repeated="16384"/>
        </table:table-row>
      </table:table>
      <table:table table:name="'file:///C:/Windows%20NT%204.0%20Workstation%20Profile/ContinEHCS/PSSCI%20Comparison%202005.xls'#SE_Comparison2" table:style-name="ta10">
        <table:table-source xlink:href="file:///C:/Windows%20NT%204.0%20Workstation%20Profile/ContinEHCS/PSSCI%20Comparison%202005.xls" table:table-name="SE_Comparison2" table:mode="copy-results-only"/>
        <table:table-column/>
        <table:table-row table:number-rows-repeated="1048576">
          <table:table-cell table:number-columns-repeated="16384"/>
        </table:table-row>
      </table:table>
      <table:table table:name="'file:///C:/Windows%20NT%204.0%20Workstation%20Profile/ContinEHCS/PSSCI%20Comparison%202005.xls'#SE_v_Mod2" table:style-name="ta10">
        <table:table-source xlink:href="file:///C:/Windows%20NT%204.0%20Workstation%20Profile/ContinEHCS/PSSCI%20Comparison%202005.xls" table:table-name="SE_v_Mod2" table:mode="copy-results-only"/>
        <table:table-column/>
        <table:table-row table:number-rows-repeated="1048576">
          <table:table-cell table:number-columns-repeated="16384"/>
        </table:table-row>
      </table:table>
      <table:table table:name="'file:///C:/Windows%20NT%204.0%20Workstation%20Profile/ContinEHCS/PSSCI%20Comparison%202005.xls'#Mod_Comparison2" table:style-name="ta10">
        <table:table-source xlink:href="file:///C:/Windows%20NT%204.0%20Workstation%20Profile/ContinEHCS/PSSCI%20Comparison%202005.xls" table:table-name="Mod_Comparison2" table:mode="copy-results-only"/>
        <table:table-column/>
        <table:table-row table:number-rows-repeated="1048576">
          <table:table-cell table:number-columns-repeated="16384"/>
        </table:table-row>
      </table:table>
      <table:table table:name="'file:///C:/Windows%20NT%204.0%20Workstation%20Profile/ContinEHCS/PSSCI%20Comparison%202005.xls'#V_Comparison2" table:style-name="ta10">
        <table:table-source xlink:href="file:///C:/Windows%20NT%204.0%20Workstation%20Profile/ContinEHCS/PSSCI%20Comparison%202005.xls" table:table-name="V_Comparison2" table:mode="copy-results-only"/>
        <table:table-column/>
        <table:table-row table:number-rows-repeated="1048576">
          <table:table-cell table:number-columns-repeated="16384"/>
        </table:table-row>
      </table:table>
      <table:table table:name="'file:///C:/Windows%20NT%204.0%20Workstation%20Profile/ContinEHCS/PSSCI%20Comparison%202005.xls'#VND_Comparison2" table:style-name="ta10">
        <table:table-source xlink:href="file:///C:/Windows%20NT%204.0%20Workstation%20Profile/ContinEHCS/PSSCI%20Comparison%202005.xls" table:table-name="VND_Comparison2" table:mode="copy-results-only"/>
        <table:table-column/>
        <table:table-row table:number-rows-repeated="1048576">
          <table:table-cell table:number-columns-repeated="16384"/>
        </table:table-row>
      </table:table>
      <table:table table:name="'file:///C:/Windows%20NT%204.0%20Workstation%20Profile/ContinEHCS/PSSCI%20Comparison%202005.xls'#Social_Comparison2" table:style-name="ta10">
        <table:table-source xlink:href="file:///C:/Windows%20NT%204.0%20Workstation%20Profile/ContinEHCS/PSSCI%20Comparison%202005.xls" table:table-name="Social_Comparison2" table:mode="copy-results-only"/>
        <table:table-column/>
        <table:table-row table:number-rows-repeated="1048576">
          <table:table-cell table:number-columns-repeated="16384"/>
        </table:table-row>
      </table:table>
      <table:table table:name="'file:///C:/Windows%20NT%204.0%20Workstation%20Profile/ContinEHCS/PSSCI%20Comparison%202005.xls'#CI_around_WLS_line2" table:style-name="ta10">
        <table:table-source xlink:href="file:///C:/Windows%20NT%204.0%20Workstation%20Profile/ContinEHCS/PSSCI%20Comparison%202005.xls" table:table-name="CI_around_WLS_line2" table:mode="copy-results-only"/>
        <table:table-column/>
        <table:table-row table:number-rows-repeated="1048576">
          <table:table-cell table:number-columns-repeated="16384"/>
        </table:table-row>
      </table:table>
      <table:table table:name="'file:///C:/Windows%20NT%204.0%20Workstation%20Profile/ContinEHCS/PSSCI%20Comparison%202005.xls'#CI_WLS_Eng2" table:style-name="ta10">
        <table:table-source xlink:href="file:///C:/Windows%20NT%204.0%20Workstation%20Profile/ContinEHCS/PSSCI%20Comparison%202005.xls" table:table-name="CI_WLS_Eng2" table:mode="copy-results-only"/>
        <table:table-column/>
        <table:table-row table:number-rows-repeated="1048576">
          <table:table-cell table:number-columns-repeated="16384"/>
        </table:table-row>
      </table:table>
      <table:table table:name="'file:///C:/Windows%20NT%204.0%20Workstation%20Profile/ContinEHCS/PSSCI%20Comparison%202005.xls'#CI_comparison2" table:style-name="ta10">
        <table:table-source xlink:href="file:///C:/Windows%20NT%204.0%20Workstation%20Profile/ContinEHCS/PSSCI%20Comparison%202005.xls" table:table-name="CI_comparison2" table:mode="copy-results-only"/>
        <table:table-column/>
        <table:table-row table:number-rows-repeated="1048576">
          <table:table-cell table:number-columns-repeated="16384"/>
        </table:table-row>
      </table:table>
      <table:table table:name="'file:///C:/Windows%20NT%204.0%20Workstation%20Profile/ContinEHCS/PSSCI%20Comparison%202005.xls'#CI_Soc_WLS_line_2" table:style-name="ta10">
        <table:table-source xlink:href="file:///C:/Windows%20NT%204.0%20Workstation%20Profile/ContinEHCS/PSSCI%20Comparison%202005.xls" table:table-name="CI_Soc_WLS_line_2" table:mode="copy-results-only"/>
        <table:table-column/>
        <table:table-row table:number-rows-repeated="1048576">
          <table:table-cell table:number-columns-repeated="16384"/>
        </table:table-row>
      </table:table>
      <table:table table:name="'file:///C:/Windows%20NT%204.0%20Workstation%20Profile/ContinEHCS/PSSCI%20Comparison%202005.xls'#1991_Variables2" table:style-name="ta10">
        <table:table-source xlink:href="file:///C:/Windows%20NT%204.0%20Workstation%20Profile/ContinEHCS/PSSCI%20Comparison%202005.xls" table:table-name="1991_Variables2" table:mode="copy-results-only"/>
        <table:table-column/>
        <table:table-row table:number-rows-repeated="1048576">
          <table:table-cell table:number-columns-repeated="16384"/>
        </table:table-row>
      </table:table>
      <table:table table:name="'file:///C:/Windows%20NT%204.0%20Workstation%20Profile/ContinEHCS/PSSCI%20Comparison%202005.xls'#1996_Variables2" table:style-name="ta10">
        <table:table-source xlink:href="file:///C:/Windows%20NT%204.0%20Workstation%20Profile/ContinEHCS/PSSCI%20Comparison%202005.xls" table:table-name="1996_Variables2" table:mode="copy-results-only"/>
        <table:table-column/>
        <table:table-row table:number-rows-repeated="1048576">
          <table:table-cell table:number-columns-repeated="16384"/>
        </table:table-row>
      </table:table>
      <table:table table:name="'file:///C:/Windows%20NT%204.0%20Workstation%20Profile/ContinEHCS/PSSCI%20Comparison%202005.xls'#2001_Variables2" table:style-name="ta10">
        <table:table-source xlink:href="file:///C:/Windows%20NT%204.0%20Workstation%20Profile/ContinEHCS/PSSCI%20Comparison%202005.xls" table:table-name="2001_Variables2" table:mode="copy-results-only"/>
        <table:table-column/>
        <table:table-row table:number-rows-repeated="1048576">
          <table:table-cell table:number-columns-repeated="16384"/>
        </table:table-row>
      </table:table>
      <table:table table:name="'file:///C:/Windows%20NT%204.0%20Workstation%20Profile/ContinEHCS/PSSCI%20Comparison%202005.xls'#Costs_Comparison_(2)2" table:style-name="ta10">
        <table:table-source xlink:href="file:///C:/Windows%20NT%204.0%20Workstation%20Profile/ContinEHCS/PSSCI%20Comparison%202005.xls" table:table-name="Costs_Comparison_(2)2" table:mode="copy-results-only"/>
        <table:table-column/>
        <table:table-row table:number-rows-repeated="1048576">
          <table:table-cell table:number-columns-repeated="16384"/>
        </table:table-row>
      </table:table>
      <table:table table:name="'file:///C:/Windows%20NT%204.0%20Workstation%20Profile/ContinEHCS/PSSCI%20Comparison%202005.xls'#SE_Comparison3" table:style-name="ta10">
        <table:table-source xlink:href="file:///C:/Windows%20NT%204.0%20Workstation%20Profile/ContinEHCS/PSSCI%20Comparison%202005.xls" table:table-name="SE_Comparison3" table:mode="copy-results-only"/>
        <table:table-column/>
        <table:table-row table:number-rows-repeated="1048576">
          <table:table-cell table:number-columns-repeated="16384"/>
        </table:table-row>
      </table:table>
      <table:table table:name="'file:///C:/Windows%20NT%204.0%20Workstation%20Profile/ContinEHCS/PSSCI%20Comparison%202005.xls'#SE_v_Mod3" table:style-name="ta10">
        <table:table-source xlink:href="file:///C:/Windows%20NT%204.0%20Workstation%20Profile/ContinEHCS/PSSCI%20Comparison%202005.xls" table:table-name="SE_v_Mod3" table:mode="copy-results-only"/>
        <table:table-column/>
        <table:table-row table:number-rows-repeated="1048576">
          <table:table-cell table:number-columns-repeated="16384"/>
        </table:table-row>
      </table:table>
      <table:table table:name="'file:///C:/Windows%20NT%204.0%20Workstation%20Profile/ContinEHCS/PSSCI%20Comparison%202005.xls'#Mod_Comparison3" table:style-name="ta10">
        <table:table-source xlink:href="file:///C:/Windows%20NT%204.0%20Workstation%20Profile/ContinEHCS/PSSCI%20Comparison%202005.xls" table:table-name="Mod_Comparison3" table:mode="copy-results-only"/>
        <table:table-column/>
        <table:table-row table:number-rows-repeated="1048576">
          <table:table-cell table:number-columns-repeated="16384"/>
        </table:table-row>
      </table:table>
      <table:table table:name="'file:///C:/Windows%20NT%204.0%20Workstation%20Profile/ContinEHCS/PSSCI%20Comparison%202005.xls'#V_Comparison3" table:style-name="ta10">
        <table:table-source xlink:href="file:///C:/Windows%20NT%204.0%20Workstation%20Profile/ContinEHCS/PSSCI%20Comparison%202005.xls" table:table-name="V_Comparison3" table:mode="copy-results-only"/>
        <table:table-column/>
        <table:table-row table:number-rows-repeated="1048576">
          <table:table-cell table:number-columns-repeated="16384"/>
        </table:table-row>
      </table:table>
      <table:table table:name="'file:///C:/Windows%20NT%204.0%20Workstation%20Profile/ContinEHCS/PSSCI%20Comparison%202005.xls'#VND_Comparison3" table:style-name="ta10">
        <table:table-source xlink:href="file:///C:/Windows%20NT%204.0%20Workstation%20Profile/ContinEHCS/PSSCI%20Comparison%202005.xls" table:table-name="VND_Comparison3" table:mode="copy-results-only"/>
        <table:table-column/>
        <table:table-row table:number-rows-repeated="1048576">
          <table:table-cell table:number-columns-repeated="16384"/>
        </table:table-row>
      </table:table>
      <table:table table:name="'file:///C:/Windows%20NT%204.0%20Workstation%20Profile/ContinEHCS/PSSCI%20Comparison%202005.xls'#Social_Comparison3" table:style-name="ta10">
        <table:table-source xlink:href="file:///C:/Windows%20NT%204.0%20Workstation%20Profile/ContinEHCS/PSSCI%20Comparison%202005.xls" table:table-name="Social_Comparison3" table:mode="copy-results-only"/>
        <table:table-column/>
        <table:table-row table:number-rows-repeated="1048576">
          <table:table-cell table:number-columns-repeated="16384"/>
        </table:table-row>
      </table:table>
      <table:table table:name="'file:///C:/Windows%20NT%204.0%20Workstation%20Profile/ContinEHCS/PSSCI%20Comparison%202005.xls'#CI_around_WLS_line3" table:style-name="ta10">
        <table:table-source xlink:href="file:///C:/Windows%20NT%204.0%20Workstation%20Profile/ContinEHCS/PSSCI%20Comparison%202005.xls" table:table-name="CI_around_WLS_line3" table:mode="copy-results-only"/>
        <table:table-column/>
        <table:table-row table:number-rows-repeated="1048576">
          <table:table-cell table:number-columns-repeated="16384"/>
        </table:table-row>
      </table:table>
      <table:table table:name="'file:///C:/Windows%20NT%204.0%20Workstation%20Profile/ContinEHCS/PSSCI%20Comparison%202005.xls'#CI_WLS_Eng3" table:style-name="ta10">
        <table:table-source xlink:href="file:///C:/Windows%20NT%204.0%20Workstation%20Profile/ContinEHCS/PSSCI%20Comparison%202005.xls" table:table-name="CI_WLS_Eng3" table:mode="copy-results-only"/>
        <table:table-column/>
        <table:table-row table:number-rows-repeated="1048576">
          <table:table-cell table:number-columns-repeated="16384"/>
        </table:table-row>
      </table:table>
      <table:table table:name="'file:///C:/Windows%20NT%204.0%20Workstation%20Profile/ContinEHCS/PSSCI%20Comparison%202005.xls'#CI_comparison3" table:style-name="ta10">
        <table:table-source xlink:href="file:///C:/Windows%20NT%204.0%20Workstation%20Profile/ContinEHCS/PSSCI%20Comparison%202005.xls" table:table-name="CI_comparison3" table:mode="copy-results-only"/>
        <table:table-column/>
        <table:table-row table:number-rows-repeated="1048576">
          <table:table-cell table:number-columns-repeated="16384"/>
        </table:table-row>
      </table:table>
      <table:table table:name="'file:///C:/Windows%20NT%204.0%20Workstation%20Profile/ContinEHCS/PSSCI%20Comparison%202005.xls'#CI_Soc_WLS_line_3" table:style-name="ta10">
        <table:table-source xlink:href="file:///C:/Windows%20NT%204.0%20Workstation%20Profile/ContinEHCS/PSSCI%20Comparison%202005.xls" table:table-name="CI_Soc_WLS_line_3" table:mode="copy-results-only"/>
        <table:table-column/>
        <table:table-row table:number-rows-repeated="1048576">
          <table:table-cell table:number-columns-repeated="16384"/>
        </table:table-row>
      </table:table>
      <table:table table:name="'file:///C:/Windows%20NT%204.0%20Workstation%20Profile/ContinEHCS/PSSCI%20Comparison%202005.xls'#1991_Variables3" table:style-name="ta10">
        <table:table-source xlink:href="file:///C:/Windows%20NT%204.0%20Workstation%20Profile/ContinEHCS/PSSCI%20Comparison%202005.xls" table:table-name="1991_Variables3" table:mode="copy-results-only"/>
        <table:table-column/>
        <table:table-row table:number-rows-repeated="1048576">
          <table:table-cell table:number-columns-repeated="16384"/>
        </table:table-row>
      </table:table>
      <table:table table:name="'file:///C:/Windows%20NT%204.0%20Workstation%20Profile/ContinEHCS/PSSCI%20Comparison%202005.xls'#1996_Variables3" table:style-name="ta10">
        <table:table-source xlink:href="file:///C:/Windows%20NT%204.0%20Workstation%20Profile/ContinEHCS/PSSCI%20Comparison%202005.xls" table:table-name="1996_Variables3" table:mode="copy-results-only"/>
        <table:table-column/>
        <table:table-row table:number-rows-repeated="1048576">
          <table:table-cell table:number-columns-repeated="16384"/>
        </table:table-row>
      </table:table>
      <table:table table:name="'file:///C:/Windows%20NT%204.0%20Workstation%20Profile/ContinEHCS/PSSCI%20Comparison%202005.xls'#2001_Variables3" table:style-name="ta10">
        <table:table-source xlink:href="file:///C:/Windows%20NT%204.0%20Workstation%20Profile/ContinEHCS/PSSCI%20Comparison%202005.xls" table:table-name="2001_Variables3" table:mode="copy-results-only"/>
        <table:table-column/>
        <table:table-row table:number-rows-repeated="1048576">
          <table:table-cell table:number-columns-repeated="16384"/>
        </table:table-row>
      </table:table>
      <table:table table:name="'file:///C:/Windows%20NT%204.0%20Workstation%20Profile/ContinEHCS/PSSCI%20Comparison%202005.xls'#Costs_Comparison_(2)3" table:style-name="ta10">
        <table:table-source xlink:href="file:///C:/Windows%20NT%204.0%20Workstation%20Profile/ContinEHCS/PSSCI%20Comparison%202005.xls" table:table-name="Costs_Comparison_(2)3" table:mode="copy-results-only"/>
        <table:table-column/>
        <table:table-row table:number-rows-repeated="1048576">
          <table:table-cell table:number-columns-repeated="16384"/>
        </table:table-row>
      </table:table>
      <table:table table:name="'file:///C:/Windows%20NT%204.0%20Workstation%20Profile/ContinEHCS/PSSCI%20Comparison%202005.xls'#SE_Comparison4" table:style-name="ta10">
        <table:table-source xlink:href="file:///C:/Windows%20NT%204.0%20Workstation%20Profile/ContinEHCS/PSSCI%20Comparison%202005.xls" table:table-name="SE_Comparison4" table:mode="copy-results-only"/>
        <table:table-column/>
        <table:table-row table:number-rows-repeated="1048576">
          <table:table-cell table:number-columns-repeated="16384"/>
        </table:table-row>
      </table:table>
      <table:table table:name="'file:///C:/Windows%20NT%204.0%20Workstation%20Profile/ContinEHCS/PSSCI%20Comparison%202005.xls'#SE_v_Mod4" table:style-name="ta10">
        <table:table-source xlink:href="file:///C:/Windows%20NT%204.0%20Workstation%20Profile/ContinEHCS/PSSCI%20Comparison%202005.xls" table:table-name="SE_v_Mod4" table:mode="copy-results-only"/>
        <table:table-column/>
        <table:table-row table:number-rows-repeated="1048576">
          <table:table-cell table:number-columns-repeated="16384"/>
        </table:table-row>
      </table:table>
      <table:table table:name="'file:///C:/Windows%20NT%204.0%20Workstation%20Profile/ContinEHCS/PSSCI%20Comparison%202005.xls'#Mod_Comparison4" table:style-name="ta10">
        <table:table-source xlink:href="file:///C:/Windows%20NT%204.0%20Workstation%20Profile/ContinEHCS/PSSCI%20Comparison%202005.xls" table:table-name="Mod_Comparison4" table:mode="copy-results-only"/>
        <table:table-column/>
        <table:table-row table:number-rows-repeated="1048576">
          <table:table-cell table:number-columns-repeated="16384"/>
        </table:table-row>
      </table:table>
      <table:table table:name="'file:///C:/Windows%20NT%204.0%20Workstation%20Profile/ContinEHCS/PSSCI%20Comparison%202005.xls'#V_Comparison4" table:style-name="ta10">
        <table:table-source xlink:href="file:///C:/Windows%20NT%204.0%20Workstation%20Profile/ContinEHCS/PSSCI%20Comparison%202005.xls" table:table-name="V_Comparison4" table:mode="copy-results-only"/>
        <table:table-column/>
        <table:table-row table:number-rows-repeated="1048576">
          <table:table-cell table:number-columns-repeated="16384"/>
        </table:table-row>
      </table:table>
      <table:table table:name="'file:///C:/Windows%20NT%204.0%20Workstation%20Profile/ContinEHCS/PSSCI%20Comparison%202005.xls'#VND_Comparison4" table:style-name="ta10">
        <table:table-source xlink:href="file:///C:/Windows%20NT%204.0%20Workstation%20Profile/ContinEHCS/PSSCI%20Comparison%202005.xls" table:table-name="VND_Comparison4" table:mode="copy-results-only"/>
        <table:table-column/>
        <table:table-row table:number-rows-repeated="1048576">
          <table:table-cell table:number-columns-repeated="16384"/>
        </table:table-row>
      </table:table>
      <table:table table:name="'file:///C:/Windows%20NT%204.0%20Workstation%20Profile/ContinEHCS/PSSCI%20Comparison%202005.xls'#Social_Comparison4" table:style-name="ta10">
        <table:table-source xlink:href="file:///C:/Windows%20NT%204.0%20Workstation%20Profile/ContinEHCS/PSSCI%20Comparison%202005.xls" table:table-name="Social_Comparison4" table:mode="copy-results-only"/>
        <table:table-column/>
        <table:table-row table:number-rows-repeated="1048576">
          <table:table-cell table:number-columns-repeated="16384"/>
        </table:table-row>
      </table:table>
      <table:table table:name="'file:///C:/Windows%20NT%204.0%20Workstation%20Profile/ContinEHCS/PSSCI%20Comparison%202005.xls'#CI_around_WLS_line4" table:style-name="ta10">
        <table:table-source xlink:href="file:///C:/Windows%20NT%204.0%20Workstation%20Profile/ContinEHCS/PSSCI%20Comparison%202005.xls" table:table-name="CI_around_WLS_line4" table:mode="copy-results-only"/>
        <table:table-column/>
        <table:table-row table:number-rows-repeated="1048576">
          <table:table-cell table:number-columns-repeated="16384"/>
        </table:table-row>
      </table:table>
      <table:table table:name="'file:///C:/Windows%20NT%204.0%20Workstation%20Profile/ContinEHCS/PSSCI%20Comparison%202005.xls'#CI_WLS_Eng4" table:style-name="ta10">
        <table:table-source xlink:href="file:///C:/Windows%20NT%204.0%20Workstation%20Profile/ContinEHCS/PSSCI%20Comparison%202005.xls" table:table-name="CI_WLS_Eng4" table:mode="copy-results-only"/>
        <table:table-column/>
        <table:table-row table:number-rows-repeated="1048576">
          <table:table-cell table:number-columns-repeated="16384"/>
        </table:table-row>
      </table:table>
      <table:table table:name="'file:///C:/Windows%20NT%204.0%20Workstation%20Profile/ContinEHCS/PSSCI%20Comparison%202005.xls'#CI_comparison4" table:style-name="ta10">
        <table:table-source xlink:href="file:///C:/Windows%20NT%204.0%20Workstation%20Profile/ContinEHCS/PSSCI%20Comparison%202005.xls" table:table-name="CI_comparison4" table:mode="copy-results-only"/>
        <table:table-column/>
        <table:table-row table:number-rows-repeated="1048576">
          <table:table-cell table:number-columns-repeated="16384"/>
        </table:table-row>
      </table:table>
      <table:table table:name="'file:///C:/Windows%20NT%204.0%20Workstation%20Profile/ContinEHCS/PSSCI%20Comparison%202005.xls'#CI_Soc_WLS_line_4" table:style-name="ta10">
        <table:table-source xlink:href="file:///C:/Windows%20NT%204.0%20Workstation%20Profile/ContinEHCS/PSSCI%20Comparison%202005.xls" table:table-name="CI_Soc_WLS_line_4" table:mode="copy-results-only"/>
        <table:table-column/>
        <table:table-row table:number-rows-repeated="1048576">
          <table:table-cell table:number-columns-repeated="16384"/>
        </table:table-row>
      </table:table>
      <table:table table:name="'file:///C:/Windows%20NT%204.0%20Workstation%20Profile/ContinEHCS/PSSCI%20Comparison%202005.xls'#1991_Variables4" table:style-name="ta10">
        <table:table-source xlink:href="file:///C:/Windows%20NT%204.0%20Workstation%20Profile/ContinEHCS/PSSCI%20Comparison%202005.xls" table:table-name="1991_Variables4" table:mode="copy-results-only"/>
        <table:table-column/>
        <table:table-row table:number-rows-repeated="1048576">
          <table:table-cell table:number-columns-repeated="16384"/>
        </table:table-row>
      </table:table>
      <table:table table:name="'file:///C:/Windows%20NT%204.0%20Workstation%20Profile/ContinEHCS/PSSCI%20Comparison%202005.xls'#1996_Variables4" table:style-name="ta10">
        <table:table-source xlink:href="file:///C:/Windows%20NT%204.0%20Workstation%20Profile/ContinEHCS/PSSCI%20Comparison%202005.xls" table:table-name="1996_Variables4" table:mode="copy-results-only"/>
        <table:table-column/>
        <table:table-row table:number-rows-repeated="1048576">
          <table:table-cell table:number-columns-repeated="16384"/>
        </table:table-row>
      </table:table>
      <table:table table:name="'file:///C:/Windows%20NT%204.0%20Workstation%20Profile/ContinEHCS/PSSCI%20Comparison%202005.xls'#2001_Variables4" table:style-name="ta10">
        <table:table-source xlink:href="file:///C:/Windows%20NT%204.0%20Workstation%20Profile/ContinEHCS/PSSCI%20Comparison%202005.xls" table:table-name="2001_Variables4" table:mode="copy-results-only"/>
        <table:table-column/>
        <table:table-row table:number-rows-repeated="1048576">
          <table:table-cell table:number-columns-repeated="16384"/>
        </table:table-row>
      </table:table>
      <table:table table:name="'file:///C:/Windows%20NT%204.0%20Workstation%20Profile/ContinEHCS/PSSCI%20Comparison%202005.xls'#Costs_Comparison_(2)4" table:style-name="ta10">
        <table:table-source xlink:href="file:///C:/Windows%20NT%204.0%20Workstation%20Profile/ContinEHCS/PSSCI%20Comparison%202005.xls" table:table-name="Costs_Comparison_(2)4" table:mode="copy-results-only"/>
        <table:table-column/>
        <table:table-row table:number-rows-repeated="1048576">
          <table:table-cell table:number-columns-repeated="16384"/>
        </table:table-row>
      </table:table>
      <table:table table:name="'file:///C:/Windows%20NT%204.0%20Workstation%20Profile/ContinEHCS/PSSCI%20Comparison%202005.xls'#SE_Comparison5" table:style-name="ta10">
        <table:table-source xlink:href="file:///C:/Windows%20NT%204.0%20Workstation%20Profile/ContinEHCS/PSSCI%20Comparison%202005.xls" table:table-name="SE_Comparison5" table:mode="copy-results-only"/>
        <table:table-column/>
        <table:table-row table:number-rows-repeated="1048576">
          <table:table-cell table:number-columns-repeated="16384"/>
        </table:table-row>
      </table:table>
      <table:table table:name="'file:///C:/Windows%20NT%204.0%20Workstation%20Profile/ContinEHCS/PSSCI%20Comparison%202005.xls'#SE_v_Mod5" table:style-name="ta10">
        <table:table-source xlink:href="file:///C:/Windows%20NT%204.0%20Workstation%20Profile/ContinEHCS/PSSCI%20Comparison%202005.xls" table:table-name="SE_v_Mod5" table:mode="copy-results-only"/>
        <table:table-column/>
        <table:table-row table:number-rows-repeated="1048576">
          <table:table-cell table:number-columns-repeated="16384"/>
        </table:table-row>
      </table:table>
      <table:table table:name="'file:///C:/Windows%20NT%204.0%20Workstation%20Profile/ContinEHCS/PSSCI%20Comparison%202005.xls'#Mod_Comparison5" table:style-name="ta10">
        <table:table-source xlink:href="file:///C:/Windows%20NT%204.0%20Workstation%20Profile/ContinEHCS/PSSCI%20Comparison%202005.xls" table:table-name="Mod_Comparison5" table:mode="copy-results-only"/>
        <table:table-column/>
        <table:table-row table:number-rows-repeated="1048576">
          <table:table-cell table:number-columns-repeated="16384"/>
        </table:table-row>
      </table:table>
      <table:table table:name="'file:///C:/Windows%20NT%204.0%20Workstation%20Profile/ContinEHCS/PSSCI%20Comparison%202005.xls'#V_Comparison5" table:style-name="ta10">
        <table:table-source xlink:href="file:///C:/Windows%20NT%204.0%20Workstation%20Profile/ContinEHCS/PSSCI%20Comparison%202005.xls" table:table-name="V_Comparison5" table:mode="copy-results-only"/>
        <table:table-column/>
        <table:table-row table:number-rows-repeated="1048576">
          <table:table-cell table:number-columns-repeated="16384"/>
        </table:table-row>
      </table:table>
      <table:table table:name="'file:///C:/Windows%20NT%204.0%20Workstation%20Profile/ContinEHCS/PSSCI%20Comparison%202005.xls'#VND_Comparison5" table:style-name="ta10">
        <table:table-source xlink:href="file:///C:/Windows%20NT%204.0%20Workstation%20Profile/ContinEHCS/PSSCI%20Comparison%202005.xls" table:table-name="VND_Comparison5" table:mode="copy-results-only"/>
        <table:table-column/>
        <table:table-row table:number-rows-repeated="1048576">
          <table:table-cell table:number-columns-repeated="16384"/>
        </table:table-row>
      </table:table>
      <table:table table:name="'file:///C:/Windows%20NT%204.0%20Workstation%20Profile/ContinEHCS/PSSCI%20Comparison%202005.xls'#Social_Comparison5" table:style-name="ta10">
        <table:table-source xlink:href="file:///C:/Windows%20NT%204.0%20Workstation%20Profile/ContinEHCS/PSSCI%20Comparison%202005.xls" table:table-name="Social_Comparison5" table:mode="copy-results-only"/>
        <table:table-column/>
        <table:table-row table:number-rows-repeated="1048576">
          <table:table-cell table:number-columns-repeated="16384"/>
        </table:table-row>
      </table:table>
      <table:table table:name="'file:///C:/Windows%20NT%204.0%20Workstation%20Profile/ContinEHCS/PSSCI%20Comparison%202005.xls'#CI_around_WLS_line5" table:style-name="ta10">
        <table:table-source xlink:href="file:///C:/Windows%20NT%204.0%20Workstation%20Profile/ContinEHCS/PSSCI%20Comparison%202005.xls" table:table-name="CI_around_WLS_line5" table:mode="copy-results-only"/>
        <table:table-column/>
        <table:table-row table:number-rows-repeated="1048576">
          <table:table-cell table:number-columns-repeated="16384"/>
        </table:table-row>
      </table:table>
      <table:table table:name="'file:///C:/Windows%20NT%204.0%20Workstation%20Profile/ContinEHCS/PSSCI%20Comparison%202005.xls'#CI_WLS_Eng5" table:style-name="ta10">
        <table:table-source xlink:href="file:///C:/Windows%20NT%204.0%20Workstation%20Profile/ContinEHCS/PSSCI%20Comparison%202005.xls" table:table-name="CI_WLS_Eng5" table:mode="copy-results-only"/>
        <table:table-column/>
        <table:table-row table:number-rows-repeated="1048576">
          <table:table-cell table:number-columns-repeated="16384"/>
        </table:table-row>
      </table:table>
      <table:table table:name="'file:///C:/Windows%20NT%204.0%20Workstation%20Profile/ContinEHCS/PSSCI%20Comparison%202005.xls'#CI_comparison5" table:style-name="ta10">
        <table:table-source xlink:href="file:///C:/Windows%20NT%204.0%20Workstation%20Profile/ContinEHCS/PSSCI%20Comparison%202005.xls" table:table-name="CI_comparison5" table:mode="copy-results-only"/>
        <table:table-column/>
        <table:table-row table:number-rows-repeated="1048576">
          <table:table-cell table:number-columns-repeated="16384"/>
        </table:table-row>
      </table:table>
      <table:table table:name="'file:///C:/Windows%20NT%204.0%20Workstation%20Profile/ContinEHCS/PSSCI%20Comparison%202005.xls'#CI_Soc_WLS_line_5" table:style-name="ta10">
        <table:table-source xlink:href="file:///C:/Windows%20NT%204.0%20Workstation%20Profile/ContinEHCS/PSSCI%20Comparison%202005.xls" table:table-name="CI_Soc_WLS_line_5" table:mode="copy-results-only"/>
        <table:table-column/>
        <table:table-row table:number-rows-repeated="1048576">
          <table:table-cell table:number-columns-repeated="16384"/>
        </table:table-row>
      </table:table>
      <table:table table:name="'file:///C:/Windows%20NT%204.0%20Workstation%20Profile/ContinEHCS/PSSCI%20Comparison%202005.xls'#1991_Variables5" table:style-name="ta10">
        <table:table-source xlink:href="file:///C:/Windows%20NT%204.0%20Workstation%20Profile/ContinEHCS/PSSCI%20Comparison%202005.xls" table:table-name="1991_Variables5" table:mode="copy-results-only"/>
        <table:table-column/>
        <table:table-row table:number-rows-repeated="1048576">
          <table:table-cell table:number-columns-repeated="16384"/>
        </table:table-row>
      </table:table>
      <table:table table:name="'file:///C:/Windows%20NT%204.0%20Workstation%20Profile/ContinEHCS/PSSCI%20Comparison%202005.xls'#1996_Variables5" table:style-name="ta10">
        <table:table-source xlink:href="file:///C:/Windows%20NT%204.0%20Workstation%20Profile/ContinEHCS/PSSCI%20Comparison%202005.xls" table:table-name="1996_Variables5" table:mode="copy-results-only"/>
        <table:table-column/>
        <table:table-row table:number-rows-repeated="1048576">
          <table:table-cell table:number-columns-repeated="16384"/>
        </table:table-row>
      </table:table>
      <table:table table:name="'file:///C:/Windows%20NT%204.0%20Workstation%20Profile/ContinEHCS/PSSCI%20Comparison%202005.xls'#2001_Variables5" table:style-name="ta10">
        <table:table-source xlink:href="file:///C:/Windows%20NT%204.0%20Workstation%20Profile/ContinEHCS/PSSCI%20Comparison%202005.xls" table:table-name="2001_Variables5" table:mode="copy-results-only"/>
        <table:table-column/>
        <table:table-row table:number-rows-repeated="1048576">
          <table:table-cell table:number-columns-repeated="16384"/>
        </table:table-row>
      </table:table>
      <table:table table:name="'file:///C:/Windows%20NT%204.0%20Workstation%20Profile/ContinEHCS/PSSCI%20Comparison%202005.xls'#Costs_Comparison_(2)5" table:style-name="ta10">
        <table:table-source xlink:href="file:///C:/Windows%20NT%204.0%20Workstation%20Profile/ContinEHCS/PSSCI%20Comparison%202005.xls" table:table-name="Costs_Comparison_(2)5" table:mode="copy-results-only"/>
        <table:table-column/>
        <table:table-row table:number-rows-repeated="1048576">
          <table:table-cell table:number-columns-repeated="16384"/>
        </table:table-row>
      </table:table>
      <table:table table:name="'file:///C:/Windows%20NT%204.0%20Workstation%20Profile/ContinEHCS/PSSCI%20Comparison%202005.xls'#SE_Comparison10" table:style-name="ta10">
        <table:table-source xlink:href="file:///C:/Windows%20NT%204.0%20Workstation%20Profile/ContinEHCS/PSSCI%20Comparison%202005.xls" table:table-name="SE_Comparison10" table:mode="copy-results-only"/>
        <table:table-column/>
        <table:table-row table:number-rows-repeated="1048576">
          <table:table-cell table:number-columns-repeated="16384"/>
        </table:table-row>
      </table:table>
      <table:table table:name="'file:///C:/Windows%20NT%204.0%20Workstation%20Profile/ContinEHCS/PSSCI%20Comparison%202005.xls'#SE_v_Mod10" table:style-name="ta10">
        <table:table-source xlink:href="file:///C:/Windows%20NT%204.0%20Workstation%20Profile/ContinEHCS/PSSCI%20Comparison%202005.xls" table:table-name="SE_v_Mod10" table:mode="copy-results-only"/>
        <table:table-column/>
        <table:table-row table:number-rows-repeated="1048576">
          <table:table-cell table:number-columns-repeated="16384"/>
        </table:table-row>
      </table:table>
      <table:table table:name="'file:///C:/Windows%20NT%204.0%20Workstation%20Profile/ContinEHCS/PSSCI%20Comparison%202005.xls'#Mod_Comparison10" table:style-name="ta10">
        <table:table-source xlink:href="file:///C:/Windows%20NT%204.0%20Workstation%20Profile/ContinEHCS/PSSCI%20Comparison%202005.xls" table:table-name="Mod_Comparison10" table:mode="copy-results-only"/>
        <table:table-column/>
        <table:table-row table:number-rows-repeated="1048576">
          <table:table-cell table:number-columns-repeated="16384"/>
        </table:table-row>
      </table:table>
      <table:table table:name="'file:///C:/Windows%20NT%204.0%20Workstation%20Profile/ContinEHCS/PSSCI%20Comparison%202005.xls'#V_Comparison10" table:style-name="ta10">
        <table:table-source xlink:href="file:///C:/Windows%20NT%204.0%20Workstation%20Profile/ContinEHCS/PSSCI%20Comparison%202005.xls" table:table-name="V_Comparison10" table:mode="copy-results-only"/>
        <table:table-column/>
        <table:table-row table:number-rows-repeated="1048576">
          <table:table-cell table:number-columns-repeated="16384"/>
        </table:table-row>
      </table:table>
      <table:table table:name="'file:///C:/Windows%20NT%204.0%20Workstation%20Profile/ContinEHCS/PSSCI%20Comparison%202005.xls'#VND_Comparison10" table:style-name="ta10">
        <table:table-source xlink:href="file:///C:/Windows%20NT%204.0%20Workstation%20Profile/ContinEHCS/PSSCI%20Comparison%202005.xls" table:table-name="VND_Comparison10" table:mode="copy-results-only"/>
        <table:table-column/>
        <table:table-row table:number-rows-repeated="1048576">
          <table:table-cell table:number-columns-repeated="16384"/>
        </table:table-row>
      </table:table>
      <table:table table:name="'file:///C:/Windows%20NT%204.0%20Workstation%20Profile/ContinEHCS/PSSCI%20Comparison%202005.xls'#Social_Comparison10" table:style-name="ta10">
        <table:table-source xlink:href="file:///C:/Windows%20NT%204.0%20Workstation%20Profile/ContinEHCS/PSSCI%20Comparison%202005.xls" table:table-name="Social_Comparison10" table:mode="copy-results-only"/>
        <table:table-column/>
        <table:table-row table:number-rows-repeated="1048576">
          <table:table-cell table:number-columns-repeated="16384"/>
        </table:table-row>
      </table:table>
      <table:table table:name="'file:///C:/Windows%20NT%204.0%20Workstation%20Profile/ContinEHCS/PSSCI%20Comparison%202005.xls'#CI_around_WLS_line10" table:style-name="ta10">
        <table:table-source xlink:href="file:///C:/Windows%20NT%204.0%20Workstation%20Profile/ContinEHCS/PSSCI%20Comparison%202005.xls" table:table-name="CI_around_WLS_line10" table:mode="copy-results-only"/>
        <table:table-column/>
        <table:table-row table:number-rows-repeated="1048576">
          <table:table-cell table:number-columns-repeated="16384"/>
        </table:table-row>
      </table:table>
      <table:table table:name="'file:///C:/Windows%20NT%204.0%20Workstation%20Profile/ContinEHCS/PSSCI%20Comparison%202005.xls'#CI_WLS_Eng10" table:style-name="ta10">
        <table:table-source xlink:href="file:///C:/Windows%20NT%204.0%20Workstation%20Profile/ContinEHCS/PSSCI%20Comparison%202005.xls" table:table-name="CI_WLS_Eng10" table:mode="copy-results-only"/>
        <table:table-column/>
        <table:table-row table:number-rows-repeated="1048576">
          <table:table-cell table:number-columns-repeated="16384"/>
        </table:table-row>
      </table:table>
      <table:table table:name="'file:///C:/Windows%20NT%204.0%20Workstation%20Profile/ContinEHCS/PSSCI%20Comparison%202005.xls'#CI_comparison10" table:style-name="ta10">
        <table:table-source xlink:href="file:///C:/Windows%20NT%204.0%20Workstation%20Profile/ContinEHCS/PSSCI%20Comparison%202005.xls" table:table-name="CI_comparison10" table:mode="copy-results-only"/>
        <table:table-column/>
        <table:table-row table:number-rows-repeated="1048576">
          <table:table-cell table:number-columns-repeated="16384"/>
        </table:table-row>
      </table:table>
      <table:table table:name="'file:///C:/Windows%20NT%204.0%20Workstation%20Profile/ContinEHCS/PSSCI%20Comparison%202005.xls'#CI_Soc_WLS_line_10" table:style-name="ta10">
        <table:table-source xlink:href="file:///C:/Windows%20NT%204.0%20Workstation%20Profile/ContinEHCS/PSSCI%20Comparison%202005.xls" table:table-name="CI_Soc_WLS_line_10" table:mode="copy-results-only"/>
        <table:table-column/>
        <table:table-row table:number-rows-repeated="1048576">
          <table:table-cell table:number-columns-repeated="16384"/>
        </table:table-row>
      </table:table>
      <table:table table:name="'file:///C:/Windows%20NT%204.0%20Workstation%20Profile/ContinEHCS/PSSCI%20Comparison%202005.xls'#1991_Variables10" table:style-name="ta10">
        <table:table-source xlink:href="file:///C:/Windows%20NT%204.0%20Workstation%20Profile/ContinEHCS/PSSCI%20Comparison%202005.xls" table:table-name="1991_Variables10" table:mode="copy-results-only"/>
        <table:table-column/>
        <table:table-row table:number-rows-repeated="1048576">
          <table:table-cell table:number-columns-repeated="16384"/>
        </table:table-row>
      </table:table>
      <table:table table:name="'file:///C:/Windows%20NT%204.0%20Workstation%20Profile/ContinEHCS/PSSCI%20Comparison%202005.xls'#1996_Variables10" table:style-name="ta10">
        <table:table-source xlink:href="file:///C:/Windows%20NT%204.0%20Workstation%20Profile/ContinEHCS/PSSCI%20Comparison%202005.xls" table:table-name="1996_Variables10" table:mode="copy-results-only"/>
        <table:table-column/>
        <table:table-row table:number-rows-repeated="1048576">
          <table:table-cell table:number-columns-repeated="16384"/>
        </table:table-row>
      </table:table>
      <table:table table:name="'file:///C:/Windows%20NT%204.0%20Workstation%20Profile/ContinEHCS/PSSCI%20Comparison%202005.xls'#2001_Variables10" table:style-name="ta10">
        <table:table-source xlink:href="file:///C:/Windows%20NT%204.0%20Workstation%20Profile/ContinEHCS/PSSCI%20Comparison%202005.xls" table:table-name="2001_Variables10" table:mode="copy-results-only"/>
        <table:table-column/>
        <table:table-row table:number-rows-repeated="1048576">
          <table:table-cell table:number-columns-repeated="16384"/>
        </table:table-row>
      </table:table>
      <table:table table:name="'file:///C:/Windows%20NT%204.0%20Workstation%20Profile/ContinEHCS/PSSCI%20Comparison%202005.xls'#Costs_Comparison_(2)10" table:style-name="ta10">
        <table:table-source xlink:href="file:///C:/Windows%20NT%204.0%20Workstation%20Profile/ContinEHCS/PSSCI%20Comparison%202005.xls" table:table-name="Costs_Comparison_(2)10" table:mode="copy-results-only"/>
        <table:table-column/>
        <table:table-row table:number-rows-repeated="1048576">
          <table:table-cell table:number-columns-repeated="16384"/>
        </table:table-row>
      </table:table>
      <table:table table:name="'file:///C:/Windows%20NT%204.0%20Workstation%20Profile/ContinEHCS/PSSCI%20Comparison%202005.xls'#SE_Comparison7" table:style-name="ta10">
        <table:table-source xlink:href="file:///C:/Windows%20NT%204.0%20Workstation%20Profile/ContinEHCS/PSSCI%20Comparison%202005.xls" table:table-name="SE_Comparison7" table:mode="copy-results-only"/>
        <table:table-column/>
        <table:table-row table:number-rows-repeated="1048576">
          <table:table-cell table:number-columns-repeated="16384"/>
        </table:table-row>
      </table:table>
      <table:table table:name="'file:///C:/Windows%20NT%204.0%20Workstation%20Profile/ContinEHCS/PSSCI%20Comparison%202005.xls'#SE_v_Mod7" table:style-name="ta10">
        <table:table-source xlink:href="file:///C:/Windows%20NT%204.0%20Workstation%20Profile/ContinEHCS/PSSCI%20Comparison%202005.xls" table:table-name="SE_v_Mod7" table:mode="copy-results-only"/>
        <table:table-column/>
        <table:table-row table:number-rows-repeated="1048576">
          <table:table-cell table:number-columns-repeated="16384"/>
        </table:table-row>
      </table:table>
      <table:table table:name="'file:///C:/Windows%20NT%204.0%20Workstation%20Profile/ContinEHCS/PSSCI%20Comparison%202005.xls'#Mod_Comparison7" table:style-name="ta10">
        <table:table-source xlink:href="file:///C:/Windows%20NT%204.0%20Workstation%20Profile/ContinEHCS/PSSCI%20Comparison%202005.xls" table:table-name="Mod_Comparison7" table:mode="copy-results-only"/>
        <table:table-column/>
        <table:table-row table:number-rows-repeated="1048576">
          <table:table-cell table:number-columns-repeated="16384"/>
        </table:table-row>
      </table:table>
      <table:table table:name="'file:///C:/Windows%20NT%204.0%20Workstation%20Profile/ContinEHCS/PSSCI%20Comparison%202005.xls'#V_Comparison7" table:style-name="ta10">
        <table:table-source xlink:href="file:///C:/Windows%20NT%204.0%20Workstation%20Profile/ContinEHCS/PSSCI%20Comparison%202005.xls" table:table-name="V_Comparison7" table:mode="copy-results-only"/>
        <table:table-column/>
        <table:table-row table:number-rows-repeated="1048576">
          <table:table-cell table:number-columns-repeated="16384"/>
        </table:table-row>
      </table:table>
      <table:table table:name="'file:///C:/Windows%20NT%204.0%20Workstation%20Profile/ContinEHCS/PSSCI%20Comparison%202005.xls'#VND_Comparison7" table:style-name="ta10">
        <table:table-source xlink:href="file:///C:/Windows%20NT%204.0%20Workstation%20Profile/ContinEHCS/PSSCI%20Comparison%202005.xls" table:table-name="VND_Comparison7" table:mode="copy-results-only"/>
        <table:table-column/>
        <table:table-row table:number-rows-repeated="1048576">
          <table:table-cell table:number-columns-repeated="16384"/>
        </table:table-row>
      </table:table>
      <table:table table:name="'file:///C:/Windows%20NT%204.0%20Workstation%20Profile/ContinEHCS/PSSCI%20Comparison%202005.xls'#Social_Comparison7" table:style-name="ta10">
        <table:table-source xlink:href="file:///C:/Windows%20NT%204.0%20Workstation%20Profile/ContinEHCS/PSSCI%20Comparison%202005.xls" table:table-name="Social_Comparison7" table:mode="copy-results-only"/>
        <table:table-column/>
        <table:table-row table:number-rows-repeated="1048576">
          <table:table-cell table:number-columns-repeated="16384"/>
        </table:table-row>
      </table:table>
      <table:table table:name="'file:///C:/Windows%20NT%204.0%20Workstation%20Profile/ContinEHCS/PSSCI%20Comparison%202005.xls'#CI_around_WLS_line7" table:style-name="ta10">
        <table:table-source xlink:href="file:///C:/Windows%20NT%204.0%20Workstation%20Profile/ContinEHCS/PSSCI%20Comparison%202005.xls" table:table-name="CI_around_WLS_line7" table:mode="copy-results-only"/>
        <table:table-column/>
        <table:table-row table:number-rows-repeated="1048576">
          <table:table-cell table:number-columns-repeated="16384"/>
        </table:table-row>
      </table:table>
      <table:table table:name="'file:///C:/Windows%20NT%204.0%20Workstation%20Profile/ContinEHCS/PSSCI%20Comparison%202005.xls'#CI_WLS_Eng7" table:style-name="ta10">
        <table:table-source xlink:href="file:///C:/Windows%20NT%204.0%20Workstation%20Profile/ContinEHCS/PSSCI%20Comparison%202005.xls" table:table-name="CI_WLS_Eng7" table:mode="copy-results-only"/>
        <table:table-column/>
        <table:table-row table:number-rows-repeated="1048576">
          <table:table-cell table:number-columns-repeated="16384"/>
        </table:table-row>
      </table:table>
      <table:table table:name="'file:///C:/Windows%20NT%204.0%20Workstation%20Profile/ContinEHCS/PSSCI%20Comparison%202005.xls'#CI_comparison7" table:style-name="ta10">
        <table:table-source xlink:href="file:///C:/Windows%20NT%204.0%20Workstation%20Profile/ContinEHCS/PSSCI%20Comparison%202005.xls" table:table-name="CI_comparison7" table:mode="copy-results-only"/>
        <table:table-column/>
        <table:table-row table:number-rows-repeated="1048576">
          <table:table-cell table:number-columns-repeated="16384"/>
        </table:table-row>
      </table:table>
      <table:table table:name="'file:///C:/Windows%20NT%204.0%20Workstation%20Profile/ContinEHCS/PSSCI%20Comparison%202005.xls'#CI_Soc_WLS_line_7" table:style-name="ta10">
        <table:table-source xlink:href="file:///C:/Windows%20NT%204.0%20Workstation%20Profile/ContinEHCS/PSSCI%20Comparison%202005.xls" table:table-name="CI_Soc_WLS_line_7" table:mode="copy-results-only"/>
        <table:table-column/>
        <table:table-row table:number-rows-repeated="1048576">
          <table:table-cell table:number-columns-repeated="16384"/>
        </table:table-row>
      </table:table>
      <table:table table:name="'file:///C:/Windows%20NT%204.0%20Workstation%20Profile/ContinEHCS/PSSCI%20Comparison%202005.xls'#1991_Variables7" table:style-name="ta10">
        <table:table-source xlink:href="file:///C:/Windows%20NT%204.0%20Workstation%20Profile/ContinEHCS/PSSCI%20Comparison%202005.xls" table:table-name="1991_Variables7" table:mode="copy-results-only"/>
        <table:table-column/>
        <table:table-row table:number-rows-repeated="1048576">
          <table:table-cell table:number-columns-repeated="16384"/>
        </table:table-row>
      </table:table>
      <table:table table:name="'file:///C:/Windows%20NT%204.0%20Workstation%20Profile/ContinEHCS/PSSCI%20Comparison%202005.xls'#1996_Variables7" table:style-name="ta10">
        <table:table-source xlink:href="file:///C:/Windows%20NT%204.0%20Workstation%20Profile/ContinEHCS/PSSCI%20Comparison%202005.xls" table:table-name="1996_Variables7" table:mode="copy-results-only"/>
        <table:table-column/>
        <table:table-row table:number-rows-repeated="1048576">
          <table:table-cell table:number-columns-repeated="16384"/>
        </table:table-row>
      </table:table>
      <table:table table:name="'file:///C:/Windows%20NT%204.0%20Workstation%20Profile/ContinEHCS/PSSCI%20Comparison%202005.xls'#2001_Variables7" table:style-name="ta10">
        <table:table-source xlink:href="file:///C:/Windows%20NT%204.0%20Workstation%20Profile/ContinEHCS/PSSCI%20Comparison%202005.xls" table:table-name="2001_Variables7" table:mode="copy-results-only"/>
        <table:table-column/>
        <table:table-row table:number-rows-repeated="1048576">
          <table:table-cell table:number-columns-repeated="16384"/>
        </table:table-row>
      </table:table>
      <table:table table:name="'file:///C:/Windows%20NT%204.0%20Workstation%20Profile/ContinEHCS/PSSCI%20Comparison%202005.xls'#Costs_Comparison_(2)7" table:style-name="ta10">
        <table:table-source xlink:href="file:///C:/Windows%20NT%204.0%20Workstation%20Profile/ContinEHCS/PSSCI%20Comparison%202005.xls" table:table-name="Costs_Comparison_(2)7" table:mode="copy-results-only"/>
        <table:table-column/>
        <table:table-row table:number-rows-repeated="1048576">
          <table:table-cell table:number-columns-repeated="16384"/>
        </table:table-row>
      </table:table>
      <table:table table:name="'file:///C:/Windows%20NT%204.0%20Workstation%20Profile/ContinEHCS/PSSCI%20Comparison%202005.xls'#SE_Comparison6" table:style-name="ta10">
        <table:table-source xlink:href="file:///C:/Windows%20NT%204.0%20Workstation%20Profile/ContinEHCS/PSSCI%20Comparison%202005.xls" table:table-name="SE_Comparison6" table:mode="copy-results-only"/>
        <table:table-column/>
        <table:table-row table:number-rows-repeated="1048576">
          <table:table-cell table:number-columns-repeated="16384"/>
        </table:table-row>
      </table:table>
      <table:table table:name="'file:///C:/Windows%20NT%204.0%20Workstation%20Profile/ContinEHCS/PSSCI%20Comparison%202005.xls'#SE_v_Mod6" table:style-name="ta10">
        <table:table-source xlink:href="file:///C:/Windows%20NT%204.0%20Workstation%20Profile/ContinEHCS/PSSCI%20Comparison%202005.xls" table:table-name="SE_v_Mod6" table:mode="copy-results-only"/>
        <table:table-column/>
        <table:table-row table:number-rows-repeated="1048576">
          <table:table-cell table:number-columns-repeated="16384"/>
        </table:table-row>
      </table:table>
      <table:table table:name="'file:///C:/Windows%20NT%204.0%20Workstation%20Profile/ContinEHCS/PSSCI%20Comparison%202005.xls'#Mod_Comparison6" table:style-name="ta10">
        <table:table-source xlink:href="file:///C:/Windows%20NT%204.0%20Workstation%20Profile/ContinEHCS/PSSCI%20Comparison%202005.xls" table:table-name="Mod_Comparison6" table:mode="copy-results-only"/>
        <table:table-column/>
        <table:table-row table:number-rows-repeated="1048576">
          <table:table-cell table:number-columns-repeated="16384"/>
        </table:table-row>
      </table:table>
      <table:table table:name="'file:///C:/Windows%20NT%204.0%20Workstation%20Profile/ContinEHCS/PSSCI%20Comparison%202005.xls'#V_Comparison6" table:style-name="ta10">
        <table:table-source xlink:href="file:///C:/Windows%20NT%204.0%20Workstation%20Profile/ContinEHCS/PSSCI%20Comparison%202005.xls" table:table-name="V_Comparison6" table:mode="copy-results-only"/>
        <table:table-column/>
        <table:table-row table:number-rows-repeated="1048576">
          <table:table-cell table:number-columns-repeated="16384"/>
        </table:table-row>
      </table:table>
      <table:table table:name="'file:///C:/Windows%20NT%204.0%20Workstation%20Profile/ContinEHCS/PSSCI%20Comparison%202005.xls'#VND_Comparison6" table:style-name="ta10">
        <table:table-source xlink:href="file:///C:/Windows%20NT%204.0%20Workstation%20Profile/ContinEHCS/PSSCI%20Comparison%202005.xls" table:table-name="VND_Comparison6" table:mode="copy-results-only"/>
        <table:table-column/>
        <table:table-row table:number-rows-repeated="1048576">
          <table:table-cell table:number-columns-repeated="16384"/>
        </table:table-row>
      </table:table>
      <table:table table:name="'file:///C:/Windows%20NT%204.0%20Workstation%20Profile/ContinEHCS/PSSCI%20Comparison%202005.xls'#Social_Comparison6" table:style-name="ta10">
        <table:table-source xlink:href="file:///C:/Windows%20NT%204.0%20Workstation%20Profile/ContinEHCS/PSSCI%20Comparison%202005.xls" table:table-name="Social_Comparison6" table:mode="copy-results-only"/>
        <table:table-column/>
        <table:table-row table:number-rows-repeated="1048576">
          <table:table-cell table:number-columns-repeated="16384"/>
        </table:table-row>
      </table:table>
      <table:table table:name="'file:///C:/Windows%20NT%204.0%20Workstation%20Profile/ContinEHCS/PSSCI%20Comparison%202005.xls'#CI_around_WLS_line6" table:style-name="ta10">
        <table:table-source xlink:href="file:///C:/Windows%20NT%204.0%20Workstation%20Profile/ContinEHCS/PSSCI%20Comparison%202005.xls" table:table-name="CI_around_WLS_line6" table:mode="copy-results-only"/>
        <table:table-column/>
        <table:table-row table:number-rows-repeated="1048576">
          <table:table-cell table:number-columns-repeated="16384"/>
        </table:table-row>
      </table:table>
      <table:table table:name="'file:///C:/Windows%20NT%204.0%20Workstation%20Profile/ContinEHCS/PSSCI%20Comparison%202005.xls'#CI_WLS_Eng6" table:style-name="ta10">
        <table:table-source xlink:href="file:///C:/Windows%20NT%204.0%20Workstation%20Profile/ContinEHCS/PSSCI%20Comparison%202005.xls" table:table-name="CI_WLS_Eng6" table:mode="copy-results-only"/>
        <table:table-column/>
        <table:table-row table:number-rows-repeated="1048576">
          <table:table-cell table:number-columns-repeated="16384"/>
        </table:table-row>
      </table:table>
      <table:table table:name="'file:///C:/Windows%20NT%204.0%20Workstation%20Profile/ContinEHCS/PSSCI%20Comparison%202005.xls'#CI_comparison6" table:style-name="ta10">
        <table:table-source xlink:href="file:///C:/Windows%20NT%204.0%20Workstation%20Profile/ContinEHCS/PSSCI%20Comparison%202005.xls" table:table-name="CI_comparison6" table:mode="copy-results-only"/>
        <table:table-column/>
        <table:table-row table:number-rows-repeated="1048576">
          <table:table-cell table:number-columns-repeated="16384"/>
        </table:table-row>
      </table:table>
      <table:table table:name="'file:///C:/Windows%20NT%204.0%20Workstation%20Profile/ContinEHCS/PSSCI%20Comparison%202005.xls'#CI_Soc_WLS_line_6" table:style-name="ta10">
        <table:table-source xlink:href="file:///C:/Windows%20NT%204.0%20Workstation%20Profile/ContinEHCS/PSSCI%20Comparison%202005.xls" table:table-name="CI_Soc_WLS_line_6" table:mode="copy-results-only"/>
        <table:table-column/>
        <table:table-row table:number-rows-repeated="1048576">
          <table:table-cell table:number-columns-repeated="16384"/>
        </table:table-row>
      </table:table>
      <table:table table:name="'file:///C:/Windows%20NT%204.0%20Workstation%20Profile/ContinEHCS/PSSCI%20Comparison%202005.xls'#1991_Variables6" table:style-name="ta10">
        <table:table-source xlink:href="file:///C:/Windows%20NT%204.0%20Workstation%20Profile/ContinEHCS/PSSCI%20Comparison%202005.xls" table:table-name="1991_Variables6" table:mode="copy-results-only"/>
        <table:table-column/>
        <table:table-row table:number-rows-repeated="1048576">
          <table:table-cell table:number-columns-repeated="16384"/>
        </table:table-row>
      </table:table>
      <table:table table:name="'file:///C:/Windows%20NT%204.0%20Workstation%20Profile/ContinEHCS/PSSCI%20Comparison%202005.xls'#1996_Variables6" table:style-name="ta10">
        <table:table-source xlink:href="file:///C:/Windows%20NT%204.0%20Workstation%20Profile/ContinEHCS/PSSCI%20Comparison%202005.xls" table:table-name="1996_Variables6" table:mode="copy-results-only"/>
        <table:table-column/>
        <table:table-row table:number-rows-repeated="1048576">
          <table:table-cell table:number-columns-repeated="16384"/>
        </table:table-row>
      </table:table>
      <table:table table:name="'file:///C:/Windows%20NT%204.0%20Workstation%20Profile/ContinEHCS/PSSCI%20Comparison%202005.xls'#2001_Variables6" table:style-name="ta10">
        <table:table-source xlink:href="file:///C:/Windows%20NT%204.0%20Workstation%20Profile/ContinEHCS/PSSCI%20Comparison%202005.xls" table:table-name="2001_Variables6" table:mode="copy-results-only"/>
        <table:table-column/>
        <table:table-row table:number-rows-repeated="1048576">
          <table:table-cell table:number-columns-repeated="16384"/>
        </table:table-row>
      </table:table>
      <table:table table:name="'file:///C:/Windows%20NT%204.0%20Workstation%20Profile/ContinEHCS/PSSCI%20Comparison%202005.xls'#Costs_Comparison_(2)6" table:style-name="ta10">
        <table:table-source xlink:href="file:///C:/Windows%20NT%204.0%20Workstation%20Profile/ContinEHCS/PSSCI%20Comparison%202005.xls" table:table-name="Costs_Comparison_(2)6" table:mode="copy-results-only"/>
        <table:table-column/>
        <table:table-row table:number-rows-repeated="1048576">
          <table:table-cell table:number-columns-repeated="16384"/>
        </table:table-row>
      </table:table>
      <table:table table:name="'file:///C:/Windows%20NT%204.0%20Workstation%20Profile/ContinEHCS/PSSCI%20Comparison%202005.xls'#SE_Comparison9" table:style-name="ta10">
        <table:table-source xlink:href="file:///C:/Windows%20NT%204.0%20Workstation%20Profile/ContinEHCS/PSSCI%20Comparison%202005.xls" table:table-name="SE_Comparison9" table:mode="copy-results-only"/>
        <table:table-column/>
        <table:table-row table:number-rows-repeated="1048576">
          <table:table-cell table:number-columns-repeated="16384"/>
        </table:table-row>
      </table:table>
      <table:table table:name="'file:///C:/Windows%20NT%204.0%20Workstation%20Profile/ContinEHCS/PSSCI%20Comparison%202005.xls'#SE_v_Mod9" table:style-name="ta10">
        <table:table-source xlink:href="file:///C:/Windows%20NT%204.0%20Workstation%20Profile/ContinEHCS/PSSCI%20Comparison%202005.xls" table:table-name="SE_v_Mod9" table:mode="copy-results-only"/>
        <table:table-column/>
        <table:table-row table:number-rows-repeated="1048576">
          <table:table-cell table:number-columns-repeated="16384"/>
        </table:table-row>
      </table:table>
      <table:table table:name="'file:///C:/Windows%20NT%204.0%20Workstation%20Profile/ContinEHCS/PSSCI%20Comparison%202005.xls'#Mod_Comparison9" table:style-name="ta10">
        <table:table-source xlink:href="file:///C:/Windows%20NT%204.0%20Workstation%20Profile/ContinEHCS/PSSCI%20Comparison%202005.xls" table:table-name="Mod_Comparison9" table:mode="copy-results-only"/>
        <table:table-column/>
        <table:table-row table:number-rows-repeated="1048576">
          <table:table-cell table:number-columns-repeated="16384"/>
        </table:table-row>
      </table:table>
      <table:table table:name="'file:///C:/Windows%20NT%204.0%20Workstation%20Profile/ContinEHCS/PSSCI%20Comparison%202005.xls'#V_Comparison9" table:style-name="ta10">
        <table:table-source xlink:href="file:///C:/Windows%20NT%204.0%20Workstation%20Profile/ContinEHCS/PSSCI%20Comparison%202005.xls" table:table-name="V_Comparison9" table:mode="copy-results-only"/>
        <table:table-column/>
        <table:table-row table:number-rows-repeated="1048576">
          <table:table-cell table:number-columns-repeated="16384"/>
        </table:table-row>
      </table:table>
      <table:table table:name="'file:///C:/Windows%20NT%204.0%20Workstation%20Profile/ContinEHCS/PSSCI%20Comparison%202005.xls'#VND_Comparison9" table:style-name="ta10">
        <table:table-source xlink:href="file:///C:/Windows%20NT%204.0%20Workstation%20Profile/ContinEHCS/PSSCI%20Comparison%202005.xls" table:table-name="VND_Comparison9" table:mode="copy-results-only"/>
        <table:table-column/>
        <table:table-row table:number-rows-repeated="1048576">
          <table:table-cell table:number-columns-repeated="16384"/>
        </table:table-row>
      </table:table>
      <table:table table:name="'file:///C:/Windows%20NT%204.0%20Workstation%20Profile/ContinEHCS/PSSCI%20Comparison%202005.xls'#Social_Comparison9" table:style-name="ta10">
        <table:table-source xlink:href="file:///C:/Windows%20NT%204.0%20Workstation%20Profile/ContinEHCS/PSSCI%20Comparison%202005.xls" table:table-name="Social_Comparison9" table:mode="copy-results-only"/>
        <table:table-column/>
        <table:table-row table:number-rows-repeated="1048576">
          <table:table-cell table:number-columns-repeated="16384"/>
        </table:table-row>
      </table:table>
      <table:table table:name="'file:///C:/Windows%20NT%204.0%20Workstation%20Profile/ContinEHCS/PSSCI%20Comparison%202005.xls'#CI_around_WLS_line9" table:style-name="ta10">
        <table:table-source xlink:href="file:///C:/Windows%20NT%204.0%20Workstation%20Profile/ContinEHCS/PSSCI%20Comparison%202005.xls" table:table-name="CI_around_WLS_line9" table:mode="copy-results-only"/>
        <table:table-column/>
        <table:table-row table:number-rows-repeated="1048576">
          <table:table-cell table:number-columns-repeated="16384"/>
        </table:table-row>
      </table:table>
      <table:table table:name="'file:///C:/Windows%20NT%204.0%20Workstation%20Profile/ContinEHCS/PSSCI%20Comparison%202005.xls'#CI_WLS_Eng9" table:style-name="ta10">
        <table:table-source xlink:href="file:///C:/Windows%20NT%204.0%20Workstation%20Profile/ContinEHCS/PSSCI%20Comparison%202005.xls" table:table-name="CI_WLS_Eng9" table:mode="copy-results-only"/>
        <table:table-column/>
        <table:table-row table:number-rows-repeated="1048576">
          <table:table-cell table:number-columns-repeated="16384"/>
        </table:table-row>
      </table:table>
      <table:table table:name="'file:///C:/Windows%20NT%204.0%20Workstation%20Profile/ContinEHCS/PSSCI%20Comparison%202005.xls'#CI_comparison9" table:style-name="ta10">
        <table:table-source xlink:href="file:///C:/Windows%20NT%204.0%20Workstation%20Profile/ContinEHCS/PSSCI%20Comparison%202005.xls" table:table-name="CI_comparison9" table:mode="copy-results-only"/>
        <table:table-column/>
        <table:table-row table:number-rows-repeated="1048576">
          <table:table-cell table:number-columns-repeated="16384"/>
        </table:table-row>
      </table:table>
      <table:table table:name="'file:///C:/Windows%20NT%204.0%20Workstation%20Profile/ContinEHCS/PSSCI%20Comparison%202005.xls'#CI_Soc_WLS_line_9" table:style-name="ta10">
        <table:table-source xlink:href="file:///C:/Windows%20NT%204.0%20Workstation%20Profile/ContinEHCS/PSSCI%20Comparison%202005.xls" table:table-name="CI_Soc_WLS_line_9" table:mode="copy-results-only"/>
        <table:table-column/>
        <table:table-row table:number-rows-repeated="1048576">
          <table:table-cell table:number-columns-repeated="16384"/>
        </table:table-row>
      </table:table>
      <table:table table:name="'file:///C:/Windows%20NT%204.0%20Workstation%20Profile/ContinEHCS/PSSCI%20Comparison%202005.xls'#1991_Variables9" table:style-name="ta10">
        <table:table-source xlink:href="file:///C:/Windows%20NT%204.0%20Workstation%20Profile/ContinEHCS/PSSCI%20Comparison%202005.xls" table:table-name="1991_Variables9" table:mode="copy-results-only"/>
        <table:table-column/>
        <table:table-row table:number-rows-repeated="1048576">
          <table:table-cell table:number-columns-repeated="16384"/>
        </table:table-row>
      </table:table>
      <table:table table:name="'file:///C:/Windows%20NT%204.0%20Workstation%20Profile/ContinEHCS/PSSCI%20Comparison%202005.xls'#1996_Variables9" table:style-name="ta10">
        <table:table-source xlink:href="file:///C:/Windows%20NT%204.0%20Workstation%20Profile/ContinEHCS/PSSCI%20Comparison%202005.xls" table:table-name="1996_Variables9" table:mode="copy-results-only"/>
        <table:table-column/>
        <table:table-row table:number-rows-repeated="1048576">
          <table:table-cell table:number-columns-repeated="16384"/>
        </table:table-row>
      </table:table>
      <table:table table:name="'file:///C:/Windows%20NT%204.0%20Workstation%20Profile/ContinEHCS/PSSCI%20Comparison%202005.xls'#2001_Variables9" table:style-name="ta10">
        <table:table-source xlink:href="file:///C:/Windows%20NT%204.0%20Workstation%20Profile/ContinEHCS/PSSCI%20Comparison%202005.xls" table:table-name="2001_Variables9" table:mode="copy-results-only"/>
        <table:table-column/>
        <table:table-row table:number-rows-repeated="1048576">
          <table:table-cell table:number-columns-repeated="16384"/>
        </table:table-row>
      </table:table>
      <table:table table:name="'file:///C:/Windows%20NT%204.0%20Workstation%20Profile/ContinEHCS/PSSCI%20Comparison%202005.xls'#Costs_Comparison_(2)9" table:style-name="ta10">
        <table:table-source xlink:href="file:///C:/Windows%20NT%204.0%20Workstation%20Profile/ContinEHCS/PSSCI%20Comparison%202005.xls" table:table-name="Costs_Comparison_(2)9" table:mode="copy-results-only"/>
        <table:table-column/>
        <table:table-row table:number-rows-repeated="1048576">
          <table:table-cell table:number-columns-repeated="16384"/>
        </table:table-row>
      </table:table>
      <table:table table:name="'file:///C:/Windows%20NT%204.0%20Workstation%20Profile/ContinEHCS/PSSCI%20Comparison%202005.xls'#SE_Comparison8" table:style-name="ta10">
        <table:table-source xlink:href="file:///C:/Windows%20NT%204.0%20Workstation%20Profile/ContinEHCS/PSSCI%20Comparison%202005.xls" table:table-name="SE_Comparison8" table:mode="copy-results-only"/>
        <table:table-column/>
        <table:table-row table:number-rows-repeated="1048576">
          <table:table-cell table:number-columns-repeated="16384"/>
        </table:table-row>
      </table:table>
      <table:table table:name="'file:///C:/Windows%20NT%204.0%20Workstation%20Profile/ContinEHCS/PSSCI%20Comparison%202005.xls'#SE_v_Mod8" table:style-name="ta10">
        <table:table-source xlink:href="file:///C:/Windows%20NT%204.0%20Workstation%20Profile/ContinEHCS/PSSCI%20Comparison%202005.xls" table:table-name="SE_v_Mod8" table:mode="copy-results-only"/>
        <table:table-column/>
        <table:table-row table:number-rows-repeated="1048576">
          <table:table-cell table:number-columns-repeated="16384"/>
        </table:table-row>
      </table:table>
      <table:table table:name="'file:///C:/Windows%20NT%204.0%20Workstation%20Profile/ContinEHCS/PSSCI%20Comparison%202005.xls'#Mod_Comparison8" table:style-name="ta10">
        <table:table-source xlink:href="file:///C:/Windows%20NT%204.0%20Workstation%20Profile/ContinEHCS/PSSCI%20Comparison%202005.xls" table:table-name="Mod_Comparison8" table:mode="copy-results-only"/>
        <table:table-column/>
        <table:table-row table:number-rows-repeated="1048576">
          <table:table-cell table:number-columns-repeated="16384"/>
        </table:table-row>
      </table:table>
      <table:table table:name="'file:///C:/Windows%20NT%204.0%20Workstation%20Profile/ContinEHCS/PSSCI%20Comparison%202005.xls'#V_Comparison8" table:style-name="ta10">
        <table:table-source xlink:href="file:///C:/Windows%20NT%204.0%20Workstation%20Profile/ContinEHCS/PSSCI%20Comparison%202005.xls" table:table-name="V_Comparison8" table:mode="copy-results-only"/>
        <table:table-column/>
        <table:table-row table:number-rows-repeated="1048576">
          <table:table-cell table:number-columns-repeated="16384"/>
        </table:table-row>
      </table:table>
      <table:table table:name="'file:///C:/Windows%20NT%204.0%20Workstation%20Profile/ContinEHCS/PSSCI%20Comparison%202005.xls'#VND_Comparison8" table:style-name="ta10">
        <table:table-source xlink:href="file:///C:/Windows%20NT%204.0%20Workstation%20Profile/ContinEHCS/PSSCI%20Comparison%202005.xls" table:table-name="VND_Comparison8" table:mode="copy-results-only"/>
        <table:table-column/>
        <table:table-row table:number-rows-repeated="1048576">
          <table:table-cell table:number-columns-repeated="16384"/>
        </table:table-row>
      </table:table>
      <table:table table:name="'file:///C:/Windows%20NT%204.0%20Workstation%20Profile/ContinEHCS/PSSCI%20Comparison%202005.xls'#Social_Comparison8" table:style-name="ta10">
        <table:table-source xlink:href="file:///C:/Windows%20NT%204.0%20Workstation%20Profile/ContinEHCS/PSSCI%20Comparison%202005.xls" table:table-name="Social_Comparison8" table:mode="copy-results-only"/>
        <table:table-column/>
        <table:table-row table:number-rows-repeated="1048576">
          <table:table-cell table:number-columns-repeated="16384"/>
        </table:table-row>
      </table:table>
      <table:table table:name="'file:///C:/Windows%20NT%204.0%20Workstation%20Profile/ContinEHCS/PSSCI%20Comparison%202005.xls'#CI_around_WLS_line8" table:style-name="ta10">
        <table:table-source xlink:href="file:///C:/Windows%20NT%204.0%20Workstation%20Profile/ContinEHCS/PSSCI%20Comparison%202005.xls" table:table-name="CI_around_WLS_line8" table:mode="copy-results-only"/>
        <table:table-column/>
        <table:table-row table:number-rows-repeated="1048576">
          <table:table-cell table:number-columns-repeated="16384"/>
        </table:table-row>
      </table:table>
      <table:table table:name="'file:///C:/Windows%20NT%204.0%20Workstation%20Profile/ContinEHCS/PSSCI%20Comparison%202005.xls'#CI_WLS_Eng8" table:style-name="ta10">
        <table:table-source xlink:href="file:///C:/Windows%20NT%204.0%20Workstation%20Profile/ContinEHCS/PSSCI%20Comparison%202005.xls" table:table-name="CI_WLS_Eng8" table:mode="copy-results-only"/>
        <table:table-column/>
        <table:table-row table:number-rows-repeated="1048576">
          <table:table-cell table:number-columns-repeated="16384"/>
        </table:table-row>
      </table:table>
      <table:table table:name="'file:///C:/Windows%20NT%204.0%20Workstation%20Profile/ContinEHCS/PSSCI%20Comparison%202005.xls'#CI_comparison8" table:style-name="ta10">
        <table:table-source xlink:href="file:///C:/Windows%20NT%204.0%20Workstation%20Profile/ContinEHCS/PSSCI%20Comparison%202005.xls" table:table-name="CI_comparison8" table:mode="copy-results-only"/>
        <table:table-column/>
        <table:table-row table:number-rows-repeated="1048576">
          <table:table-cell table:number-columns-repeated="16384"/>
        </table:table-row>
      </table:table>
      <table:table table:name="'file:///C:/Windows%20NT%204.0%20Workstation%20Profile/ContinEHCS/PSSCI%20Comparison%202005.xls'#CI_Soc_WLS_line_8" table:style-name="ta10">
        <table:table-source xlink:href="file:///C:/Windows%20NT%204.0%20Workstation%20Profile/ContinEHCS/PSSCI%20Comparison%202005.xls" table:table-name="CI_Soc_WLS_line_8" table:mode="copy-results-only"/>
        <table:table-column/>
        <table:table-row table:number-rows-repeated="1048576">
          <table:table-cell table:number-columns-repeated="16384"/>
        </table:table-row>
      </table:table>
      <table:table table:name="'file:///C:/Windows%20NT%204.0%20Workstation%20Profile/ContinEHCS/PSSCI%20Comparison%202005.xls'#1991_Variables8" table:style-name="ta10">
        <table:table-source xlink:href="file:///C:/Windows%20NT%204.0%20Workstation%20Profile/ContinEHCS/PSSCI%20Comparison%202005.xls" table:table-name="1991_Variables8" table:mode="copy-results-only"/>
        <table:table-column/>
        <table:table-row table:number-rows-repeated="1048576">
          <table:table-cell table:number-columns-repeated="16384"/>
        </table:table-row>
      </table:table>
      <table:table table:name="'file:///C:/Windows%20NT%204.0%20Workstation%20Profile/ContinEHCS/PSSCI%20Comparison%202005.xls'#1996_Variables8" table:style-name="ta10">
        <table:table-source xlink:href="file:///C:/Windows%20NT%204.0%20Workstation%20Profile/ContinEHCS/PSSCI%20Comparison%202005.xls" table:table-name="1996_Variables8" table:mode="copy-results-only"/>
        <table:table-column/>
        <table:table-row table:number-rows-repeated="1048576">
          <table:table-cell table:number-columns-repeated="16384"/>
        </table:table-row>
      </table:table>
      <table:table table:name="'file:///C:/Windows%20NT%204.0%20Workstation%20Profile/ContinEHCS/PSSCI%20Comparison%202005.xls'#2001_Variables8" table:style-name="ta10">
        <table:table-source xlink:href="file:///C:/Windows%20NT%204.0%20Workstation%20Profile/ContinEHCS/PSSCI%20Comparison%202005.xls" table:table-name="2001_Variables8" table:mode="copy-results-only"/>
        <table:table-column/>
        <table:table-row table:number-rows-repeated="1048576">
          <table:table-cell table:number-columns-repeated="16384"/>
        </table:table-row>
      </table:table>
      <table:table table:name="'file:///C:/Windows%20NT%204.0%20Workstation%20Profile/ContinEHCS/PSSCI%20Comparison%202005.xls'#Costs_Comparison_(2)8" table:style-name="ta10">
        <table:table-source xlink:href="file:///C:/Windows%20NT%204.0%20Workstation%20Profile/ContinEHCS/PSSCI%20Comparison%202005.xls" table:table-name="Costs_Comparison_(2)8" table:mode="copy-results-only"/>
        <table:table-column/>
        <table:table-row table:number-rows-repeated="1048576">
          <table:table-cell table:number-columns-repeated="16384"/>
        </table:table-row>
      </table:table>
      <table:table table:name="'file:///C:/Windows%20NT%204.0%20Workstation%20Profile/ContinEHCS/PSSCI%20Comparison%202005.xls'#SE_Comparison11" table:style-name="ta10">
        <table:table-source xlink:href="file:///C:/Windows%20NT%204.0%20Workstation%20Profile/ContinEHCS/PSSCI%20Comparison%202005.xls" table:table-name="SE_Comparison11" table:mode="copy-results-only"/>
        <table:table-column/>
        <table:table-row table:number-rows-repeated="1048576">
          <table:table-cell table:number-columns-repeated="16384"/>
        </table:table-row>
      </table:table>
      <table:table table:name="'file:///C:/Windows%20NT%204.0%20Workstation%20Profile/ContinEHCS/PSSCI%20Comparison%202005.xls'#SE_v_Mod11" table:style-name="ta10">
        <table:table-source xlink:href="file:///C:/Windows%20NT%204.0%20Workstation%20Profile/ContinEHCS/PSSCI%20Comparison%202005.xls" table:table-name="SE_v_Mod11" table:mode="copy-results-only"/>
        <table:table-column/>
        <table:table-row table:number-rows-repeated="1048576">
          <table:table-cell table:number-columns-repeated="16384"/>
        </table:table-row>
      </table:table>
      <table:table table:name="'file:///C:/Windows%20NT%204.0%20Workstation%20Profile/ContinEHCS/PSSCI%20Comparison%202005.xls'#Mod_Comparison11" table:style-name="ta10">
        <table:table-source xlink:href="file:///C:/Windows%20NT%204.0%20Workstation%20Profile/ContinEHCS/PSSCI%20Comparison%202005.xls" table:table-name="Mod_Comparison11" table:mode="copy-results-only"/>
        <table:table-column/>
        <table:table-row table:number-rows-repeated="1048576">
          <table:table-cell table:number-columns-repeated="16384"/>
        </table:table-row>
      </table:table>
      <table:table table:name="'file:///C:/Windows%20NT%204.0%20Workstation%20Profile/ContinEHCS/PSSCI%20Comparison%202005.xls'#V_Comparison11" table:style-name="ta10">
        <table:table-source xlink:href="file:///C:/Windows%20NT%204.0%20Workstation%20Profile/ContinEHCS/PSSCI%20Comparison%202005.xls" table:table-name="V_Comparison11" table:mode="copy-results-only"/>
        <table:table-column/>
        <table:table-row table:number-rows-repeated="1048576">
          <table:table-cell table:number-columns-repeated="16384"/>
        </table:table-row>
      </table:table>
      <table:table table:name="'file:///C:/Windows%20NT%204.0%20Workstation%20Profile/ContinEHCS/PSSCI%20Comparison%202005.xls'#VND_Comparison11" table:style-name="ta10">
        <table:table-source xlink:href="file:///C:/Windows%20NT%204.0%20Workstation%20Profile/ContinEHCS/PSSCI%20Comparison%202005.xls" table:table-name="VND_Comparison11" table:mode="copy-results-only"/>
        <table:table-column/>
        <table:table-row table:number-rows-repeated="1048576">
          <table:table-cell table:number-columns-repeated="16384"/>
        </table:table-row>
      </table:table>
      <table:table table:name="'file:///C:/Windows%20NT%204.0%20Workstation%20Profile/ContinEHCS/PSSCI%20Comparison%202005.xls'#Social_Comparison11" table:style-name="ta10">
        <table:table-source xlink:href="file:///C:/Windows%20NT%204.0%20Workstation%20Profile/ContinEHCS/PSSCI%20Comparison%202005.xls" table:table-name="Social_Comparison11" table:mode="copy-results-only"/>
        <table:table-column/>
        <table:table-row table:number-rows-repeated="1048576">
          <table:table-cell table:number-columns-repeated="16384"/>
        </table:table-row>
      </table:table>
      <table:table table:name="'file:///C:/Windows%20NT%204.0%20Workstation%20Profile/ContinEHCS/PSSCI%20Comparison%202005.xls'#CI_around_WLS_line11" table:style-name="ta10">
        <table:table-source xlink:href="file:///C:/Windows%20NT%204.0%20Workstation%20Profile/ContinEHCS/PSSCI%20Comparison%202005.xls" table:table-name="CI_around_WLS_line11" table:mode="copy-results-only"/>
        <table:table-column/>
        <table:table-row table:number-rows-repeated="1048576">
          <table:table-cell table:number-columns-repeated="16384"/>
        </table:table-row>
      </table:table>
      <table:table table:name="'file:///C:/Windows%20NT%204.0%20Workstation%20Profile/ContinEHCS/PSSCI%20Comparison%202005.xls'#CI_WLS_Eng11" table:style-name="ta10">
        <table:table-source xlink:href="file:///C:/Windows%20NT%204.0%20Workstation%20Profile/ContinEHCS/PSSCI%20Comparison%202005.xls" table:table-name="CI_WLS_Eng11" table:mode="copy-results-only"/>
        <table:table-column/>
        <table:table-row table:number-rows-repeated="1048576">
          <table:table-cell table:number-columns-repeated="16384"/>
        </table:table-row>
      </table:table>
      <table:table table:name="'file:///C:/Windows%20NT%204.0%20Workstation%20Profile/ContinEHCS/PSSCI%20Comparison%202005.xls'#CI_comparison11" table:style-name="ta10">
        <table:table-source xlink:href="file:///C:/Windows%20NT%204.0%20Workstation%20Profile/ContinEHCS/PSSCI%20Comparison%202005.xls" table:table-name="CI_comparison11" table:mode="copy-results-only"/>
        <table:table-column/>
        <table:table-row table:number-rows-repeated="1048576">
          <table:table-cell table:number-columns-repeated="16384"/>
        </table:table-row>
      </table:table>
      <table:table table:name="'file:///C:/Windows%20NT%204.0%20Workstation%20Profile/ContinEHCS/PSSCI%20Comparison%202005.xls'#CI_Soc_WLS_line_11" table:style-name="ta10">
        <table:table-source xlink:href="file:///C:/Windows%20NT%204.0%20Workstation%20Profile/ContinEHCS/PSSCI%20Comparison%202005.xls" table:table-name="CI_Soc_WLS_line_11" table:mode="copy-results-only"/>
        <table:table-column/>
        <table:table-row table:number-rows-repeated="1048576">
          <table:table-cell table:number-columns-repeated="16384"/>
        </table:table-row>
      </table:table>
      <table:table table:name="'file:///C:/Windows%20NT%204.0%20Workstation%20Profile/ContinEHCS/PSSCI%20Comparison%202005.xls'#1991_Variables11" table:style-name="ta10">
        <table:table-source xlink:href="file:///C:/Windows%20NT%204.0%20Workstation%20Profile/ContinEHCS/PSSCI%20Comparison%202005.xls" table:table-name="1991_Variables11" table:mode="copy-results-only"/>
        <table:table-column/>
        <table:table-row table:number-rows-repeated="1048576">
          <table:table-cell table:number-columns-repeated="16384"/>
        </table:table-row>
      </table:table>
      <table:table table:name="'file:///C:/Windows%20NT%204.0%20Workstation%20Profile/ContinEHCS/PSSCI%20Comparison%202005.xls'#1996_Variables11" table:style-name="ta10">
        <table:table-source xlink:href="file:///C:/Windows%20NT%204.0%20Workstation%20Profile/ContinEHCS/PSSCI%20Comparison%202005.xls" table:table-name="1996_Variables11" table:mode="copy-results-only"/>
        <table:table-column/>
        <table:table-row table:number-rows-repeated="1048576">
          <table:table-cell table:number-columns-repeated="16384"/>
        </table:table-row>
      </table:table>
      <table:table table:name="'file:///C:/Windows%20NT%204.0%20Workstation%20Profile/ContinEHCS/PSSCI%20Comparison%202005.xls'#2001_Variables11" table:style-name="ta10">
        <table:table-source xlink:href="file:///C:/Windows%20NT%204.0%20Workstation%20Profile/ContinEHCS/PSSCI%20Comparison%202005.xls" table:table-name="2001_Variables11" table:mode="copy-results-only"/>
        <table:table-column/>
        <table:table-row table:number-rows-repeated="1048576">
          <table:table-cell table:number-columns-repeated="16384"/>
        </table:table-row>
      </table:table>
      <table:table table:name="'file:///C:/Windows%20NT%204.0%20Workstation%20Profile/ContinEHCS/PSSCI%20Comparison%202005.xls'#Costs_Comparison_(2)11" table:style-name="ta10">
        <table:table-source xlink:href="file:///C:/Windows%20NT%204.0%20Workstation%20Profile/ContinEHCS/PSSCI%20Comparison%202005.xls" table:table-name="Costs_Comparison_(2)11" table:mode="copy-results-only"/>
        <table:table-column/>
        <table:table-row table:number-rows-repeated="1048576">
          <table:table-cell table:number-columns-repeated="16384"/>
        </table:table-row>
      </table:table>
      <table:table table:name="'file:///C:/Windows%20NT%204.0%20Workstation%20Profile/ContinEHCS/PSSCI%20Comparison%202005.xls'#SE_Comparison12" table:style-name="ta10">
        <table:table-source xlink:href="file:///C:/Windows%20NT%204.0%20Workstation%20Profile/ContinEHCS/PSSCI%20Comparison%202005.xls" table:table-name="SE_Comparison12" table:mode="copy-results-only"/>
        <table:table-column/>
        <table:table-row table:number-rows-repeated="1048576">
          <table:table-cell table:number-columns-repeated="16384"/>
        </table:table-row>
      </table:table>
      <table:table table:name="'file:///C:/Windows%20NT%204.0%20Workstation%20Profile/ContinEHCS/PSSCI%20Comparison%202005.xls'#SE_v_Mod12" table:style-name="ta10">
        <table:table-source xlink:href="file:///C:/Windows%20NT%204.0%20Workstation%20Profile/ContinEHCS/PSSCI%20Comparison%202005.xls" table:table-name="SE_v_Mod12" table:mode="copy-results-only"/>
        <table:table-column/>
        <table:table-row table:number-rows-repeated="1048576">
          <table:table-cell table:number-columns-repeated="16384"/>
        </table:table-row>
      </table:table>
      <table:table table:name="'file:///C:/Windows%20NT%204.0%20Workstation%20Profile/ContinEHCS/PSSCI%20Comparison%202005.xls'#Mod_Comparison12" table:style-name="ta10">
        <table:table-source xlink:href="file:///C:/Windows%20NT%204.0%20Workstation%20Profile/ContinEHCS/PSSCI%20Comparison%202005.xls" table:table-name="Mod_Comparison12" table:mode="copy-results-only"/>
        <table:table-column/>
        <table:table-row table:number-rows-repeated="1048576">
          <table:table-cell table:number-columns-repeated="16384"/>
        </table:table-row>
      </table:table>
      <table:table table:name="'file:///C:/Windows%20NT%204.0%20Workstation%20Profile/ContinEHCS/PSSCI%20Comparison%202005.xls'#V_Comparison12" table:style-name="ta10">
        <table:table-source xlink:href="file:///C:/Windows%20NT%204.0%20Workstation%20Profile/ContinEHCS/PSSCI%20Comparison%202005.xls" table:table-name="V_Comparison12" table:mode="copy-results-only"/>
        <table:table-column/>
        <table:table-row table:number-rows-repeated="1048576">
          <table:table-cell table:number-columns-repeated="16384"/>
        </table:table-row>
      </table:table>
      <table:table table:name="'file:///C:/Windows%20NT%204.0%20Workstation%20Profile/ContinEHCS/PSSCI%20Comparison%202005.xls'#VND_Comparison12" table:style-name="ta10">
        <table:table-source xlink:href="file:///C:/Windows%20NT%204.0%20Workstation%20Profile/ContinEHCS/PSSCI%20Comparison%202005.xls" table:table-name="VND_Comparison12" table:mode="copy-results-only"/>
        <table:table-column/>
        <table:table-row table:number-rows-repeated="1048576">
          <table:table-cell table:number-columns-repeated="16384"/>
        </table:table-row>
      </table:table>
      <table:table table:name="'file:///C:/Windows%20NT%204.0%20Workstation%20Profile/ContinEHCS/PSSCI%20Comparison%202005.xls'#Social_Comparison12" table:style-name="ta10">
        <table:table-source xlink:href="file:///C:/Windows%20NT%204.0%20Workstation%20Profile/ContinEHCS/PSSCI%20Comparison%202005.xls" table:table-name="Social_Comparison12" table:mode="copy-results-only"/>
        <table:table-column/>
        <table:table-row table:number-rows-repeated="1048576">
          <table:table-cell table:number-columns-repeated="16384"/>
        </table:table-row>
      </table:table>
      <table:table table:name="'file:///C:/Windows%20NT%204.0%20Workstation%20Profile/ContinEHCS/PSSCI%20Comparison%202005.xls'#CI_around_WLS_line12" table:style-name="ta10">
        <table:table-source xlink:href="file:///C:/Windows%20NT%204.0%20Workstation%20Profile/ContinEHCS/PSSCI%20Comparison%202005.xls" table:table-name="CI_around_WLS_line12" table:mode="copy-results-only"/>
        <table:table-column/>
        <table:table-row table:number-rows-repeated="1048576">
          <table:table-cell table:number-columns-repeated="16384"/>
        </table:table-row>
      </table:table>
      <table:table table:name="'file:///C:/Windows%20NT%204.0%20Workstation%20Profile/ContinEHCS/PSSCI%20Comparison%202005.xls'#CI_WLS_Eng12" table:style-name="ta10">
        <table:table-source xlink:href="file:///C:/Windows%20NT%204.0%20Workstation%20Profile/ContinEHCS/PSSCI%20Comparison%202005.xls" table:table-name="CI_WLS_Eng12" table:mode="copy-results-only"/>
        <table:table-column/>
        <table:table-row table:number-rows-repeated="1048576">
          <table:table-cell table:number-columns-repeated="16384"/>
        </table:table-row>
      </table:table>
      <table:table table:name="'file:///C:/Windows%20NT%204.0%20Workstation%20Profile/ContinEHCS/PSSCI%20Comparison%202005.xls'#CI_comparison12" table:style-name="ta10">
        <table:table-source xlink:href="file:///C:/Windows%20NT%204.0%20Workstation%20Profile/ContinEHCS/PSSCI%20Comparison%202005.xls" table:table-name="CI_comparison12" table:mode="copy-results-only"/>
        <table:table-column/>
        <table:table-row table:number-rows-repeated="1048576">
          <table:table-cell table:number-columns-repeated="16384"/>
        </table:table-row>
      </table:table>
      <table:table table:name="'file:///C:/Windows%20NT%204.0%20Workstation%20Profile/ContinEHCS/PSSCI%20Comparison%202005.xls'#CI_Soc_WLS_line_12" table:style-name="ta10">
        <table:table-source xlink:href="file:///C:/Windows%20NT%204.0%20Workstation%20Profile/ContinEHCS/PSSCI%20Comparison%202005.xls" table:table-name="CI_Soc_WLS_line_12" table:mode="copy-results-only"/>
        <table:table-column/>
        <table:table-row table:number-rows-repeated="1048576">
          <table:table-cell table:number-columns-repeated="16384"/>
        </table:table-row>
      </table:table>
      <table:table table:name="'file:///C:/Windows%20NT%204.0%20Workstation%20Profile/ContinEHCS/PSSCI%20Comparison%202005.xls'#1991_Variables12" table:style-name="ta10">
        <table:table-source xlink:href="file:///C:/Windows%20NT%204.0%20Workstation%20Profile/ContinEHCS/PSSCI%20Comparison%202005.xls" table:table-name="1991_Variables12" table:mode="copy-results-only"/>
        <table:table-column/>
        <table:table-row table:number-rows-repeated="1048576">
          <table:table-cell table:number-columns-repeated="16384"/>
        </table:table-row>
      </table:table>
      <table:table table:name="'file:///C:/Windows%20NT%204.0%20Workstation%20Profile/ContinEHCS/PSSCI%20Comparison%202005.xls'#1996_Variables12" table:style-name="ta10">
        <table:table-source xlink:href="file:///C:/Windows%20NT%204.0%20Workstation%20Profile/ContinEHCS/PSSCI%20Comparison%202005.xls" table:table-name="1996_Variables12" table:mode="copy-results-only"/>
        <table:table-column/>
        <table:table-row table:number-rows-repeated="1048576">
          <table:table-cell table:number-columns-repeated="16384"/>
        </table:table-row>
      </table:table>
      <table:table table:name="'file:///C:/Windows%20NT%204.0%20Workstation%20Profile/ContinEHCS/PSSCI%20Comparison%202005.xls'#2001_Variables12" table:style-name="ta10">
        <table:table-source xlink:href="file:///C:/Windows%20NT%204.0%20Workstation%20Profile/ContinEHCS/PSSCI%20Comparison%202005.xls" table:table-name="2001_Variables12" table:mode="copy-results-only"/>
        <table:table-column/>
        <table:table-row table:number-rows-repeated="1048576">
          <table:table-cell table:number-columns-repeated="16384"/>
        </table:table-row>
      </table:table>
      <table:table table:name="'file:///C:/Windows%20NT%204.0%20Workstation%20Profile/ContinEHCS/PSSCI%20Comparison%202005.xls'#Costs_Comparison_(2)12" table:style-name="ta10">
        <table:table-source xlink:href="file:///C:/Windows%20NT%204.0%20Workstation%20Profile/ContinEHCS/PSSCI%20Comparison%202005.xls" table:table-name="Costs_Comparison_(2)12" table:mode="copy-results-only"/>
        <table:table-column/>
        <table:table-row table:number-rows-repeated="1048576">
          <table:table-cell table:number-columns-repeated="16384"/>
        </table:table-row>
      </table:table>
      <table:table table:name="'file:///C:/Windows%20NT%204.0%20Workstation%20Profile/ContinEHCS/PSSCI%20Comparison%202005.xls'#SE_Comparison14" table:style-name="ta10">
        <table:table-source xlink:href="file:///C:/Windows%20NT%204.0%20Workstation%20Profile/ContinEHCS/PSSCI%20Comparison%202005.xls" table:table-name="SE_Comparison14" table:mode="copy-results-only"/>
        <table:table-column/>
        <table:table-row table:number-rows-repeated="1048576">
          <table:table-cell table:number-columns-repeated="16384"/>
        </table:table-row>
      </table:table>
      <table:table table:name="'file:///C:/Windows%20NT%204.0%20Workstation%20Profile/ContinEHCS/PSSCI%20Comparison%202005.xls'#SE_v_Mod14" table:style-name="ta10">
        <table:table-source xlink:href="file:///C:/Windows%20NT%204.0%20Workstation%20Profile/ContinEHCS/PSSCI%20Comparison%202005.xls" table:table-name="SE_v_Mod14" table:mode="copy-results-only"/>
        <table:table-column/>
        <table:table-row table:number-rows-repeated="1048576">
          <table:table-cell table:number-columns-repeated="16384"/>
        </table:table-row>
      </table:table>
      <table:table table:name="'file:///C:/Windows%20NT%204.0%20Workstation%20Profile/ContinEHCS/PSSCI%20Comparison%202005.xls'#Mod_Comparison14" table:style-name="ta10">
        <table:table-source xlink:href="file:///C:/Windows%20NT%204.0%20Workstation%20Profile/ContinEHCS/PSSCI%20Comparison%202005.xls" table:table-name="Mod_Comparison14" table:mode="copy-results-only"/>
        <table:table-column/>
        <table:table-row table:number-rows-repeated="1048576">
          <table:table-cell table:number-columns-repeated="16384"/>
        </table:table-row>
      </table:table>
      <table:table table:name="'file:///C:/Windows%20NT%204.0%20Workstation%20Profile/ContinEHCS/PSSCI%20Comparison%202005.xls'#V_Comparison14" table:style-name="ta10">
        <table:table-source xlink:href="file:///C:/Windows%20NT%204.0%20Workstation%20Profile/ContinEHCS/PSSCI%20Comparison%202005.xls" table:table-name="V_Comparison14" table:mode="copy-results-only"/>
        <table:table-column/>
        <table:table-row table:number-rows-repeated="1048576">
          <table:table-cell table:number-columns-repeated="16384"/>
        </table:table-row>
      </table:table>
      <table:table table:name="'file:///C:/Windows%20NT%204.0%20Workstation%20Profile/ContinEHCS/PSSCI%20Comparison%202005.xls'#VND_Comparison14" table:style-name="ta10">
        <table:table-source xlink:href="file:///C:/Windows%20NT%204.0%20Workstation%20Profile/ContinEHCS/PSSCI%20Comparison%202005.xls" table:table-name="VND_Comparison14" table:mode="copy-results-only"/>
        <table:table-column/>
        <table:table-row table:number-rows-repeated="1048576">
          <table:table-cell table:number-columns-repeated="16384"/>
        </table:table-row>
      </table:table>
      <table:table table:name="'file:///C:/Windows%20NT%204.0%20Workstation%20Profile/ContinEHCS/PSSCI%20Comparison%202005.xls'#Social_Comparison14" table:style-name="ta10">
        <table:table-source xlink:href="file:///C:/Windows%20NT%204.0%20Workstation%20Profile/ContinEHCS/PSSCI%20Comparison%202005.xls" table:table-name="Social_Comparison14" table:mode="copy-results-only"/>
        <table:table-column/>
        <table:table-row table:number-rows-repeated="1048576">
          <table:table-cell table:number-columns-repeated="16384"/>
        </table:table-row>
      </table:table>
      <table:table table:name="'file:///C:/Windows%20NT%204.0%20Workstation%20Profile/ContinEHCS/PSSCI%20Comparison%202005.xls'#CI_around_WLS_line14" table:style-name="ta10">
        <table:table-source xlink:href="file:///C:/Windows%20NT%204.0%20Workstation%20Profile/ContinEHCS/PSSCI%20Comparison%202005.xls" table:table-name="CI_around_WLS_line14" table:mode="copy-results-only"/>
        <table:table-column/>
        <table:table-row table:number-rows-repeated="1048576">
          <table:table-cell table:number-columns-repeated="16384"/>
        </table:table-row>
      </table:table>
      <table:table table:name="'file:///C:/Windows%20NT%204.0%20Workstation%20Profile/ContinEHCS/PSSCI%20Comparison%202005.xls'#CI_WLS_Eng14" table:style-name="ta10">
        <table:table-source xlink:href="file:///C:/Windows%20NT%204.0%20Workstation%20Profile/ContinEHCS/PSSCI%20Comparison%202005.xls" table:table-name="CI_WLS_Eng14" table:mode="copy-results-only"/>
        <table:table-column/>
        <table:table-row table:number-rows-repeated="1048576">
          <table:table-cell table:number-columns-repeated="16384"/>
        </table:table-row>
      </table:table>
      <table:table table:name="'file:///C:/Windows%20NT%204.0%20Workstation%20Profile/ContinEHCS/PSSCI%20Comparison%202005.xls'#CI_comparison14" table:style-name="ta10">
        <table:table-source xlink:href="file:///C:/Windows%20NT%204.0%20Workstation%20Profile/ContinEHCS/PSSCI%20Comparison%202005.xls" table:table-name="CI_comparison14" table:mode="copy-results-only"/>
        <table:table-column/>
        <table:table-row table:number-rows-repeated="1048576">
          <table:table-cell table:number-columns-repeated="16384"/>
        </table:table-row>
      </table:table>
      <table:table table:name="'file:///C:/Windows%20NT%204.0%20Workstation%20Profile/ContinEHCS/PSSCI%20Comparison%202005.xls'#CI_Soc_WLS_line_14" table:style-name="ta10">
        <table:table-source xlink:href="file:///C:/Windows%20NT%204.0%20Workstation%20Profile/ContinEHCS/PSSCI%20Comparison%202005.xls" table:table-name="CI_Soc_WLS_line_14" table:mode="copy-results-only"/>
        <table:table-column/>
        <table:table-row table:number-rows-repeated="1048576">
          <table:table-cell table:number-columns-repeated="16384"/>
        </table:table-row>
      </table:table>
      <table:table table:name="'file:///C:/Windows%20NT%204.0%20Workstation%20Profile/ContinEHCS/PSSCI%20Comparison%202005.xls'#1991_Variables14" table:style-name="ta10">
        <table:table-source xlink:href="file:///C:/Windows%20NT%204.0%20Workstation%20Profile/ContinEHCS/PSSCI%20Comparison%202005.xls" table:table-name="1991_Variables14" table:mode="copy-results-only"/>
        <table:table-column/>
        <table:table-row table:number-rows-repeated="1048576">
          <table:table-cell table:number-columns-repeated="16384"/>
        </table:table-row>
      </table:table>
      <table:table table:name="'file:///C:/Windows%20NT%204.0%20Workstation%20Profile/ContinEHCS/PSSCI%20Comparison%202005.xls'#1996_Variables14" table:style-name="ta10">
        <table:table-source xlink:href="file:///C:/Windows%20NT%204.0%20Workstation%20Profile/ContinEHCS/PSSCI%20Comparison%202005.xls" table:table-name="1996_Variables14" table:mode="copy-results-only"/>
        <table:table-column/>
        <table:table-row table:number-rows-repeated="1048576">
          <table:table-cell table:number-columns-repeated="16384"/>
        </table:table-row>
      </table:table>
      <table:table table:name="'file:///C:/Windows%20NT%204.0%20Workstation%20Profile/ContinEHCS/PSSCI%20Comparison%202005.xls'#2001_Variables14" table:style-name="ta10">
        <table:table-source xlink:href="file:///C:/Windows%20NT%204.0%20Workstation%20Profile/ContinEHCS/PSSCI%20Comparison%202005.xls" table:table-name="2001_Variables14" table:mode="copy-results-only"/>
        <table:table-column/>
        <table:table-row table:number-rows-repeated="1048576">
          <table:table-cell table:number-columns-repeated="16384"/>
        </table:table-row>
      </table:table>
      <table:table table:name="'file:///C:/Windows%20NT%204.0%20Workstation%20Profile/ContinEHCS/PSSCI%20Comparison%202005.xls'#Costs_Comparison_(2)14" table:style-name="ta10">
        <table:table-source xlink:href="file:///C:/Windows%20NT%204.0%20Workstation%20Profile/ContinEHCS/PSSCI%20Comparison%202005.xls" table:table-name="Costs_Comparison_(2)14" table:mode="copy-results-only"/>
        <table:table-column/>
        <table:table-row table:number-rows-repeated="1048576">
          <table:table-cell table:number-columns-repeated="16384"/>
        </table:table-row>
      </table:table>
      <table:table table:name="'file:///C:/Windows%20NT%204.0%20Workstation%20Profile/ContinEHCS/PSSCI%20Comparison%202005.xls'#SE_Comparison15" table:style-name="ta10">
        <table:table-source xlink:href="file:///C:/Windows%20NT%204.0%20Workstation%20Profile/ContinEHCS/PSSCI%20Comparison%202005.xls" table:table-name="SE_Comparison15" table:mode="copy-results-only"/>
        <table:table-column/>
        <table:table-row table:number-rows-repeated="1048576">
          <table:table-cell table:number-columns-repeated="16384"/>
        </table:table-row>
      </table:table>
      <table:table table:name="'file:///C:/Windows%20NT%204.0%20Workstation%20Profile/ContinEHCS/PSSCI%20Comparison%202005.xls'#SE_v_Mod15" table:style-name="ta10">
        <table:table-source xlink:href="file:///C:/Windows%20NT%204.0%20Workstation%20Profile/ContinEHCS/PSSCI%20Comparison%202005.xls" table:table-name="SE_v_Mod15" table:mode="copy-results-only"/>
        <table:table-column/>
        <table:table-row table:number-rows-repeated="1048576">
          <table:table-cell table:number-columns-repeated="16384"/>
        </table:table-row>
      </table:table>
      <table:table table:name="'file:///C:/Windows%20NT%204.0%20Workstation%20Profile/ContinEHCS/PSSCI%20Comparison%202005.xls'#Mod_Comparison15" table:style-name="ta10">
        <table:table-source xlink:href="file:///C:/Windows%20NT%204.0%20Workstation%20Profile/ContinEHCS/PSSCI%20Comparison%202005.xls" table:table-name="Mod_Comparison15" table:mode="copy-results-only"/>
        <table:table-column/>
        <table:table-row table:number-rows-repeated="1048576">
          <table:table-cell table:number-columns-repeated="16384"/>
        </table:table-row>
      </table:table>
      <table:table table:name="'file:///C:/Windows%20NT%204.0%20Workstation%20Profile/ContinEHCS/PSSCI%20Comparison%202005.xls'#V_Comparison15" table:style-name="ta10">
        <table:table-source xlink:href="file:///C:/Windows%20NT%204.0%20Workstation%20Profile/ContinEHCS/PSSCI%20Comparison%202005.xls" table:table-name="V_Comparison15" table:mode="copy-results-only"/>
        <table:table-column/>
        <table:table-row table:number-rows-repeated="1048576">
          <table:table-cell table:number-columns-repeated="16384"/>
        </table:table-row>
      </table:table>
      <table:table table:name="'file:///C:/Windows%20NT%204.0%20Workstation%20Profile/ContinEHCS/PSSCI%20Comparison%202005.xls'#VND_Comparison15" table:style-name="ta10">
        <table:table-source xlink:href="file:///C:/Windows%20NT%204.0%20Workstation%20Profile/ContinEHCS/PSSCI%20Comparison%202005.xls" table:table-name="VND_Comparison15" table:mode="copy-results-only"/>
        <table:table-column/>
        <table:table-row table:number-rows-repeated="1048576">
          <table:table-cell table:number-columns-repeated="16384"/>
        </table:table-row>
      </table:table>
      <table:table table:name="'file:///C:/Windows%20NT%204.0%20Workstation%20Profile/ContinEHCS/PSSCI%20Comparison%202005.xls'#Social_Comparison15" table:style-name="ta10">
        <table:table-source xlink:href="file:///C:/Windows%20NT%204.0%20Workstation%20Profile/ContinEHCS/PSSCI%20Comparison%202005.xls" table:table-name="Social_Comparison15" table:mode="copy-results-only"/>
        <table:table-column/>
        <table:table-row table:number-rows-repeated="1048576">
          <table:table-cell table:number-columns-repeated="16384"/>
        </table:table-row>
      </table:table>
      <table:table table:name="'file:///C:/Windows%20NT%204.0%20Workstation%20Profile/ContinEHCS/PSSCI%20Comparison%202005.xls'#CI_around_WLS_line15" table:style-name="ta10">
        <table:table-source xlink:href="file:///C:/Windows%20NT%204.0%20Workstation%20Profile/ContinEHCS/PSSCI%20Comparison%202005.xls" table:table-name="CI_around_WLS_line15" table:mode="copy-results-only"/>
        <table:table-column/>
        <table:table-row table:number-rows-repeated="1048576">
          <table:table-cell table:number-columns-repeated="16384"/>
        </table:table-row>
      </table:table>
      <table:table table:name="'file:///C:/Windows%20NT%204.0%20Workstation%20Profile/ContinEHCS/PSSCI%20Comparison%202005.xls'#CI_WLS_Eng15" table:style-name="ta10">
        <table:table-source xlink:href="file:///C:/Windows%20NT%204.0%20Workstation%20Profile/ContinEHCS/PSSCI%20Comparison%202005.xls" table:table-name="CI_WLS_Eng15" table:mode="copy-results-only"/>
        <table:table-column/>
        <table:table-row table:number-rows-repeated="1048576">
          <table:table-cell table:number-columns-repeated="16384"/>
        </table:table-row>
      </table:table>
      <table:table table:name="'file:///C:/Windows%20NT%204.0%20Workstation%20Profile/ContinEHCS/PSSCI%20Comparison%202005.xls'#CI_comparison15" table:style-name="ta10">
        <table:table-source xlink:href="file:///C:/Windows%20NT%204.0%20Workstation%20Profile/ContinEHCS/PSSCI%20Comparison%202005.xls" table:table-name="CI_comparison15" table:mode="copy-results-only"/>
        <table:table-column/>
        <table:table-row table:number-rows-repeated="1048576">
          <table:table-cell table:number-columns-repeated="16384"/>
        </table:table-row>
      </table:table>
      <table:table table:name="'file:///C:/Windows%20NT%204.0%20Workstation%20Profile/ContinEHCS/PSSCI%20Comparison%202005.xls'#CI_Soc_WLS_line_15" table:style-name="ta10">
        <table:table-source xlink:href="file:///C:/Windows%20NT%204.0%20Workstation%20Profile/ContinEHCS/PSSCI%20Comparison%202005.xls" table:table-name="CI_Soc_WLS_line_15" table:mode="copy-results-only"/>
        <table:table-column/>
        <table:table-row table:number-rows-repeated="1048576">
          <table:table-cell table:number-columns-repeated="16384"/>
        </table:table-row>
      </table:table>
      <table:table table:name="'file:///C:/Windows%20NT%204.0%20Workstation%20Profile/ContinEHCS/PSSCI%20Comparison%202005.xls'#1991_Variables15" table:style-name="ta10">
        <table:table-source xlink:href="file:///C:/Windows%20NT%204.0%20Workstation%20Profile/ContinEHCS/PSSCI%20Comparison%202005.xls" table:table-name="1991_Variables15" table:mode="copy-results-only"/>
        <table:table-column/>
        <table:table-row table:number-rows-repeated="1048576">
          <table:table-cell table:number-columns-repeated="16384"/>
        </table:table-row>
      </table:table>
      <table:table table:name="'file:///C:/Windows%20NT%204.0%20Workstation%20Profile/ContinEHCS/PSSCI%20Comparison%202005.xls'#1996_Variables15" table:style-name="ta10">
        <table:table-source xlink:href="file:///C:/Windows%20NT%204.0%20Workstation%20Profile/ContinEHCS/PSSCI%20Comparison%202005.xls" table:table-name="1996_Variables15" table:mode="copy-results-only"/>
        <table:table-column/>
        <table:table-row table:number-rows-repeated="1048576">
          <table:table-cell table:number-columns-repeated="16384"/>
        </table:table-row>
      </table:table>
      <table:table table:name="'file:///C:/Windows%20NT%204.0%20Workstation%20Profile/ContinEHCS/PSSCI%20Comparison%202005.xls'#2001_Variables15" table:style-name="ta10">
        <table:table-source xlink:href="file:///C:/Windows%20NT%204.0%20Workstation%20Profile/ContinEHCS/PSSCI%20Comparison%202005.xls" table:table-name="2001_Variables15" table:mode="copy-results-only"/>
        <table:table-column/>
        <table:table-row table:number-rows-repeated="1048576">
          <table:table-cell table:number-columns-repeated="16384"/>
        </table:table-row>
      </table:table>
      <table:table table:name="'file:///C:/Windows%20NT%204.0%20Workstation%20Profile/ContinEHCS/PSSCI%20Comparison%202005.xls'#Costs_Comparison_(2)15" table:style-name="ta10">
        <table:table-source xlink:href="file:///C:/Windows%20NT%204.0%20Workstation%20Profile/ContinEHCS/PSSCI%20Comparison%202005.xls" table:table-name="Costs_Comparison_(2)15" table:mode="copy-results-only"/>
        <table:table-column/>
        <table:table-row table:number-rows-repeated="1048576">
          <table:table-cell table:number-columns-repeated="16384"/>
        </table:table-row>
      </table:table>
      <table:table table:name="'file:///C:/Windows%20NT%204.0%20Workstation%20Profile/ContinEHCS/PSSCI%20Comparison%202005.xls'#SE_Comparison17" table:style-name="ta10">
        <table:table-source xlink:href="file:///C:/Windows%20NT%204.0%20Workstation%20Profile/ContinEHCS/PSSCI%20Comparison%202005.xls" table:table-name="SE_Comparison17" table:mode="copy-results-only"/>
        <table:table-column/>
        <table:table-row table:number-rows-repeated="1048576">
          <table:table-cell table:number-columns-repeated="16384"/>
        </table:table-row>
      </table:table>
      <table:table table:name="'file:///C:/Windows%20NT%204.0%20Workstation%20Profile/ContinEHCS/PSSCI%20Comparison%202005.xls'#SE_v_Mod17" table:style-name="ta10">
        <table:table-source xlink:href="file:///C:/Windows%20NT%204.0%20Workstation%20Profile/ContinEHCS/PSSCI%20Comparison%202005.xls" table:table-name="SE_v_Mod17" table:mode="copy-results-only"/>
        <table:table-column/>
        <table:table-row table:number-rows-repeated="1048576">
          <table:table-cell table:number-columns-repeated="16384"/>
        </table:table-row>
      </table:table>
      <table:table table:name="'file:///C:/Windows%20NT%204.0%20Workstation%20Profile/ContinEHCS/PSSCI%20Comparison%202005.xls'#Mod_Comparison17" table:style-name="ta10">
        <table:table-source xlink:href="file:///C:/Windows%20NT%204.0%20Workstation%20Profile/ContinEHCS/PSSCI%20Comparison%202005.xls" table:table-name="Mod_Comparison17" table:mode="copy-results-only"/>
        <table:table-column/>
        <table:table-row table:number-rows-repeated="1048576">
          <table:table-cell table:number-columns-repeated="16384"/>
        </table:table-row>
      </table:table>
      <table:table table:name="'file:///C:/Windows%20NT%204.0%20Workstation%20Profile/ContinEHCS/PSSCI%20Comparison%202005.xls'#V_Comparison17" table:style-name="ta10">
        <table:table-source xlink:href="file:///C:/Windows%20NT%204.0%20Workstation%20Profile/ContinEHCS/PSSCI%20Comparison%202005.xls" table:table-name="V_Comparison17" table:mode="copy-results-only"/>
        <table:table-column/>
        <table:table-row table:number-rows-repeated="1048576">
          <table:table-cell table:number-columns-repeated="16384"/>
        </table:table-row>
      </table:table>
      <table:table table:name="'file:///C:/Windows%20NT%204.0%20Workstation%20Profile/ContinEHCS/PSSCI%20Comparison%202005.xls'#VND_Comparison17" table:style-name="ta10">
        <table:table-source xlink:href="file:///C:/Windows%20NT%204.0%20Workstation%20Profile/ContinEHCS/PSSCI%20Comparison%202005.xls" table:table-name="VND_Comparison17" table:mode="copy-results-only"/>
        <table:table-column/>
        <table:table-row table:number-rows-repeated="1048576">
          <table:table-cell table:number-columns-repeated="16384"/>
        </table:table-row>
      </table:table>
      <table:table table:name="'file:///C:/Windows%20NT%204.0%20Workstation%20Profile/ContinEHCS/PSSCI%20Comparison%202005.xls'#Social_Comparison17" table:style-name="ta10">
        <table:table-source xlink:href="file:///C:/Windows%20NT%204.0%20Workstation%20Profile/ContinEHCS/PSSCI%20Comparison%202005.xls" table:table-name="Social_Comparison17" table:mode="copy-results-only"/>
        <table:table-column/>
        <table:table-row table:number-rows-repeated="1048576">
          <table:table-cell table:number-columns-repeated="16384"/>
        </table:table-row>
      </table:table>
      <table:table table:name="'file:///C:/Windows%20NT%204.0%20Workstation%20Profile/ContinEHCS/PSSCI%20Comparison%202005.xls'#CI_around_WLS_line17" table:style-name="ta10">
        <table:table-source xlink:href="file:///C:/Windows%20NT%204.0%20Workstation%20Profile/ContinEHCS/PSSCI%20Comparison%202005.xls" table:table-name="CI_around_WLS_line17" table:mode="copy-results-only"/>
        <table:table-column/>
        <table:table-row table:number-rows-repeated="1048576">
          <table:table-cell table:number-columns-repeated="16384"/>
        </table:table-row>
      </table:table>
      <table:table table:name="'file:///C:/Windows%20NT%204.0%20Workstation%20Profile/ContinEHCS/PSSCI%20Comparison%202005.xls'#CI_WLS_Eng17" table:style-name="ta10">
        <table:table-source xlink:href="file:///C:/Windows%20NT%204.0%20Workstation%20Profile/ContinEHCS/PSSCI%20Comparison%202005.xls" table:table-name="CI_WLS_Eng17" table:mode="copy-results-only"/>
        <table:table-column/>
        <table:table-row table:number-rows-repeated="1048576">
          <table:table-cell table:number-columns-repeated="16384"/>
        </table:table-row>
      </table:table>
      <table:table table:name="'file:///C:/Windows%20NT%204.0%20Workstation%20Profile/ContinEHCS/PSSCI%20Comparison%202005.xls'#CI_comparison17" table:style-name="ta10">
        <table:table-source xlink:href="file:///C:/Windows%20NT%204.0%20Workstation%20Profile/ContinEHCS/PSSCI%20Comparison%202005.xls" table:table-name="CI_comparison17" table:mode="copy-results-only"/>
        <table:table-column/>
        <table:table-row table:number-rows-repeated="1048576">
          <table:table-cell table:number-columns-repeated="16384"/>
        </table:table-row>
      </table:table>
      <table:table table:name="'file:///C:/Windows%20NT%204.0%20Workstation%20Profile/ContinEHCS/PSSCI%20Comparison%202005.xls'#CI_Soc_WLS_line_17" table:style-name="ta10">
        <table:table-source xlink:href="file:///C:/Windows%20NT%204.0%20Workstation%20Profile/ContinEHCS/PSSCI%20Comparison%202005.xls" table:table-name="CI_Soc_WLS_line_17" table:mode="copy-results-only"/>
        <table:table-column/>
        <table:table-row table:number-rows-repeated="1048576">
          <table:table-cell table:number-columns-repeated="16384"/>
        </table:table-row>
      </table:table>
      <table:table table:name="'file:///C:/Windows%20NT%204.0%20Workstation%20Profile/ContinEHCS/PSSCI%20Comparison%202005.xls'#1991_Variables17" table:style-name="ta10">
        <table:table-source xlink:href="file:///C:/Windows%20NT%204.0%20Workstation%20Profile/ContinEHCS/PSSCI%20Comparison%202005.xls" table:table-name="1991_Variables17" table:mode="copy-results-only"/>
        <table:table-column/>
        <table:table-row table:number-rows-repeated="1048576">
          <table:table-cell table:number-columns-repeated="16384"/>
        </table:table-row>
      </table:table>
      <table:table table:name="'file:///C:/Windows%20NT%204.0%20Workstation%20Profile/ContinEHCS/PSSCI%20Comparison%202005.xls'#1996_Variables17" table:style-name="ta10">
        <table:table-source xlink:href="file:///C:/Windows%20NT%204.0%20Workstation%20Profile/ContinEHCS/PSSCI%20Comparison%202005.xls" table:table-name="1996_Variables17" table:mode="copy-results-only"/>
        <table:table-column/>
        <table:table-row table:number-rows-repeated="1048576">
          <table:table-cell table:number-columns-repeated="16384"/>
        </table:table-row>
      </table:table>
      <table:table table:name="'file:///C:/Windows%20NT%204.0%20Workstation%20Profile/ContinEHCS/PSSCI%20Comparison%202005.xls'#2001_Variables17" table:style-name="ta10">
        <table:table-source xlink:href="file:///C:/Windows%20NT%204.0%20Workstation%20Profile/ContinEHCS/PSSCI%20Comparison%202005.xls" table:table-name="2001_Variables17" table:mode="copy-results-only"/>
        <table:table-column/>
        <table:table-row table:number-rows-repeated="1048576">
          <table:table-cell table:number-columns-repeated="16384"/>
        </table:table-row>
      </table:table>
      <table:table table:name="'file:///C:/Windows%20NT%204.0%20Workstation%20Profile/ContinEHCS/PSSCI%20Comparison%202005.xls'#Costs_Comparison_(2)17" table:style-name="ta10">
        <table:table-source xlink:href="file:///C:/Windows%20NT%204.0%20Workstation%20Profile/ContinEHCS/PSSCI%20Comparison%202005.xls" table:table-name="Costs_Comparison_(2)17" table:mode="copy-results-only"/>
        <table:table-column/>
        <table:table-row table:number-rows-repeated="1048576">
          <table:table-cell table:number-columns-repeated="16384"/>
        </table:table-row>
      </table:table>
      <table:table table:name="'file:///C:/Windows%20NT%204.0%20Workstation%20Profile/ContinEHCS/PSSCI%20Comparison%202005.xls'#SE_Comparison16" table:style-name="ta10">
        <table:table-source xlink:href="file:///C:/Windows%20NT%204.0%20Workstation%20Profile/ContinEHCS/PSSCI%20Comparison%202005.xls" table:table-name="SE_Comparison16" table:mode="copy-results-only"/>
        <table:table-column/>
        <table:table-row table:number-rows-repeated="1048576">
          <table:table-cell table:number-columns-repeated="16384"/>
        </table:table-row>
      </table:table>
      <table:table table:name="'file:///C:/Windows%20NT%204.0%20Workstation%20Profile/ContinEHCS/PSSCI%20Comparison%202005.xls'#SE_v_Mod16" table:style-name="ta10">
        <table:table-source xlink:href="file:///C:/Windows%20NT%204.0%20Workstation%20Profile/ContinEHCS/PSSCI%20Comparison%202005.xls" table:table-name="SE_v_Mod16" table:mode="copy-results-only"/>
        <table:table-column/>
        <table:table-row table:number-rows-repeated="1048576">
          <table:table-cell table:number-columns-repeated="16384"/>
        </table:table-row>
      </table:table>
      <table:table table:name="'file:///C:/Windows%20NT%204.0%20Workstation%20Profile/ContinEHCS/PSSCI%20Comparison%202005.xls'#Mod_Comparison16" table:style-name="ta10">
        <table:table-source xlink:href="file:///C:/Windows%20NT%204.0%20Workstation%20Profile/ContinEHCS/PSSCI%20Comparison%202005.xls" table:table-name="Mod_Comparison16" table:mode="copy-results-only"/>
        <table:table-column/>
        <table:table-row table:number-rows-repeated="1048576">
          <table:table-cell table:number-columns-repeated="16384"/>
        </table:table-row>
      </table:table>
      <table:table table:name="'file:///C:/Windows%20NT%204.0%20Workstation%20Profile/ContinEHCS/PSSCI%20Comparison%202005.xls'#V_Comparison16" table:style-name="ta10">
        <table:table-source xlink:href="file:///C:/Windows%20NT%204.0%20Workstation%20Profile/ContinEHCS/PSSCI%20Comparison%202005.xls" table:table-name="V_Comparison16" table:mode="copy-results-only"/>
        <table:table-column/>
        <table:table-row table:number-rows-repeated="1048576">
          <table:table-cell table:number-columns-repeated="16384"/>
        </table:table-row>
      </table:table>
      <table:table table:name="'file:///C:/Windows%20NT%204.0%20Workstation%20Profile/ContinEHCS/PSSCI%20Comparison%202005.xls'#VND_Comparison16" table:style-name="ta10">
        <table:table-source xlink:href="file:///C:/Windows%20NT%204.0%20Workstation%20Profile/ContinEHCS/PSSCI%20Comparison%202005.xls" table:table-name="VND_Comparison16" table:mode="copy-results-only"/>
        <table:table-column/>
        <table:table-row table:number-rows-repeated="1048576">
          <table:table-cell table:number-columns-repeated="16384"/>
        </table:table-row>
      </table:table>
      <table:table table:name="'file:///C:/Windows%20NT%204.0%20Workstation%20Profile/ContinEHCS/PSSCI%20Comparison%202005.xls'#Social_Comparison16" table:style-name="ta10">
        <table:table-source xlink:href="file:///C:/Windows%20NT%204.0%20Workstation%20Profile/ContinEHCS/PSSCI%20Comparison%202005.xls" table:table-name="Social_Comparison16" table:mode="copy-results-only"/>
        <table:table-column/>
        <table:table-row table:number-rows-repeated="1048576">
          <table:table-cell table:number-columns-repeated="16384"/>
        </table:table-row>
      </table:table>
      <table:table table:name="'file:///C:/Windows%20NT%204.0%20Workstation%20Profile/ContinEHCS/PSSCI%20Comparison%202005.xls'#CI_around_WLS_line16" table:style-name="ta10">
        <table:table-source xlink:href="file:///C:/Windows%20NT%204.0%20Workstation%20Profile/ContinEHCS/PSSCI%20Comparison%202005.xls" table:table-name="CI_around_WLS_line16" table:mode="copy-results-only"/>
        <table:table-column/>
        <table:table-row table:number-rows-repeated="1048576">
          <table:table-cell table:number-columns-repeated="16384"/>
        </table:table-row>
      </table:table>
      <table:table table:name="'file:///C:/Windows%20NT%204.0%20Workstation%20Profile/ContinEHCS/PSSCI%20Comparison%202005.xls'#CI_WLS_Eng16" table:style-name="ta10">
        <table:table-source xlink:href="file:///C:/Windows%20NT%204.0%20Workstation%20Profile/ContinEHCS/PSSCI%20Comparison%202005.xls" table:table-name="CI_WLS_Eng16" table:mode="copy-results-only"/>
        <table:table-column/>
        <table:table-row table:number-rows-repeated="1048576">
          <table:table-cell table:number-columns-repeated="16384"/>
        </table:table-row>
      </table:table>
      <table:table table:name="'file:///C:/Windows%20NT%204.0%20Workstation%20Profile/ContinEHCS/PSSCI%20Comparison%202005.xls'#CI_comparison16" table:style-name="ta10">
        <table:table-source xlink:href="file:///C:/Windows%20NT%204.0%20Workstation%20Profile/ContinEHCS/PSSCI%20Comparison%202005.xls" table:table-name="CI_comparison16" table:mode="copy-results-only"/>
        <table:table-column/>
        <table:table-row table:number-rows-repeated="1048576">
          <table:table-cell table:number-columns-repeated="16384"/>
        </table:table-row>
      </table:table>
      <table:table table:name="'file:///C:/Windows%20NT%204.0%20Workstation%20Profile/ContinEHCS/PSSCI%20Comparison%202005.xls'#CI_Soc_WLS_line_16" table:style-name="ta10">
        <table:table-source xlink:href="file:///C:/Windows%20NT%204.0%20Workstation%20Profile/ContinEHCS/PSSCI%20Comparison%202005.xls" table:table-name="CI_Soc_WLS_line_16" table:mode="copy-results-only"/>
        <table:table-column/>
        <table:table-row table:number-rows-repeated="1048576">
          <table:table-cell table:number-columns-repeated="16384"/>
        </table:table-row>
      </table:table>
      <table:table table:name="'file:///C:/Windows%20NT%204.0%20Workstation%20Profile/ContinEHCS/PSSCI%20Comparison%202005.xls'#1991_Variables16" table:style-name="ta10">
        <table:table-source xlink:href="file:///C:/Windows%20NT%204.0%20Workstation%20Profile/ContinEHCS/PSSCI%20Comparison%202005.xls" table:table-name="1991_Variables16" table:mode="copy-results-only"/>
        <table:table-column/>
        <table:table-row table:number-rows-repeated="1048576">
          <table:table-cell table:number-columns-repeated="16384"/>
        </table:table-row>
      </table:table>
      <table:table table:name="'file:///C:/Windows%20NT%204.0%20Workstation%20Profile/ContinEHCS/PSSCI%20Comparison%202005.xls'#1996_Variables16" table:style-name="ta10">
        <table:table-source xlink:href="file:///C:/Windows%20NT%204.0%20Workstation%20Profile/ContinEHCS/PSSCI%20Comparison%202005.xls" table:table-name="1996_Variables16" table:mode="copy-results-only"/>
        <table:table-column/>
        <table:table-row table:number-rows-repeated="1048576">
          <table:table-cell table:number-columns-repeated="16384"/>
        </table:table-row>
      </table:table>
      <table:table table:name="'file:///C:/Windows%20NT%204.0%20Workstation%20Profile/ContinEHCS/PSSCI%20Comparison%202005.xls'#2001_Variables16" table:style-name="ta10">
        <table:table-source xlink:href="file:///C:/Windows%20NT%204.0%20Workstation%20Profile/ContinEHCS/PSSCI%20Comparison%202005.xls" table:table-name="2001_Variables16" table:mode="copy-results-only"/>
        <table:table-column/>
        <table:table-row table:number-rows-repeated="1048576">
          <table:table-cell table:number-columns-repeated="16384"/>
        </table:table-row>
      </table:table>
      <table:table table:name="'file:///C:/Windows%20NT%204.0%20Workstation%20Profile/ContinEHCS/PSSCI%20Comparison%202005.xls'#Costs_Comparison_(2)16" table:style-name="ta10">
        <table:table-source xlink:href="file:///C:/Windows%20NT%204.0%20Workstation%20Profile/ContinEHCS/PSSCI%20Comparison%202005.xls" table:table-name="Costs_Comparison_(2)16" table:mode="copy-results-only"/>
        <table:table-column/>
        <table:table-row table:number-rows-repeated="1048576">
          <table:table-cell table:number-columns-repeated="16384"/>
        </table:table-row>
      </table:table>
      <table:table table:name="'file:///C:/Windows%20NT%204.0%20Workstation%20Profile/ContinEHCS/PSSCI%20Comparison%202005.xls'#SE_Comparison18" table:style-name="ta10">
        <table:table-source xlink:href="file:///C:/Windows%20NT%204.0%20Workstation%20Profile/ContinEHCS/PSSCI%20Comparison%202005.xls" table:table-name="SE_Comparison18" table:mode="copy-results-only"/>
        <table:table-column/>
        <table:table-row table:number-rows-repeated="1048576">
          <table:table-cell table:number-columns-repeated="16384"/>
        </table:table-row>
      </table:table>
      <table:table table:name="'file:///C:/Windows%20NT%204.0%20Workstation%20Profile/ContinEHCS/PSSCI%20Comparison%202005.xls'#SE_v_Mod18" table:style-name="ta10">
        <table:table-source xlink:href="file:///C:/Windows%20NT%204.0%20Workstation%20Profile/ContinEHCS/PSSCI%20Comparison%202005.xls" table:table-name="SE_v_Mod18" table:mode="copy-results-only"/>
        <table:table-column/>
        <table:table-row table:number-rows-repeated="1048576">
          <table:table-cell table:number-columns-repeated="16384"/>
        </table:table-row>
      </table:table>
      <table:table table:name="'file:///C:/Windows%20NT%204.0%20Workstation%20Profile/ContinEHCS/PSSCI%20Comparison%202005.xls'#Mod_Comparison18" table:style-name="ta10">
        <table:table-source xlink:href="file:///C:/Windows%20NT%204.0%20Workstation%20Profile/ContinEHCS/PSSCI%20Comparison%202005.xls" table:table-name="Mod_Comparison18" table:mode="copy-results-only"/>
        <table:table-column/>
        <table:table-row table:number-rows-repeated="1048576">
          <table:table-cell table:number-columns-repeated="16384"/>
        </table:table-row>
      </table:table>
      <table:table table:name="'file:///C:/Windows%20NT%204.0%20Workstation%20Profile/ContinEHCS/PSSCI%20Comparison%202005.xls'#V_Comparison18" table:style-name="ta10">
        <table:table-source xlink:href="file:///C:/Windows%20NT%204.0%20Workstation%20Profile/ContinEHCS/PSSCI%20Comparison%202005.xls" table:table-name="V_Comparison18" table:mode="copy-results-only"/>
        <table:table-column/>
        <table:table-row table:number-rows-repeated="1048576">
          <table:table-cell table:number-columns-repeated="16384"/>
        </table:table-row>
      </table:table>
      <table:table table:name="'file:///C:/Windows%20NT%204.0%20Workstation%20Profile/ContinEHCS/PSSCI%20Comparison%202005.xls'#VND_Comparison18" table:style-name="ta10">
        <table:table-source xlink:href="file:///C:/Windows%20NT%204.0%20Workstation%20Profile/ContinEHCS/PSSCI%20Comparison%202005.xls" table:table-name="VND_Comparison18" table:mode="copy-results-only"/>
        <table:table-column/>
        <table:table-row table:number-rows-repeated="1048576">
          <table:table-cell table:number-columns-repeated="16384"/>
        </table:table-row>
      </table:table>
      <table:table table:name="'file:///C:/Windows%20NT%204.0%20Workstation%20Profile/ContinEHCS/PSSCI%20Comparison%202005.xls'#Social_Comparison18" table:style-name="ta10">
        <table:table-source xlink:href="file:///C:/Windows%20NT%204.0%20Workstation%20Profile/ContinEHCS/PSSCI%20Comparison%202005.xls" table:table-name="Social_Comparison18" table:mode="copy-results-only"/>
        <table:table-column/>
        <table:table-row table:number-rows-repeated="1048576">
          <table:table-cell table:number-columns-repeated="16384"/>
        </table:table-row>
      </table:table>
      <table:table table:name="'file:///C:/Windows%20NT%204.0%20Workstation%20Profile/ContinEHCS/PSSCI%20Comparison%202005.xls'#CI_around_WLS_line18" table:style-name="ta10">
        <table:table-source xlink:href="file:///C:/Windows%20NT%204.0%20Workstation%20Profile/ContinEHCS/PSSCI%20Comparison%202005.xls" table:table-name="CI_around_WLS_line18" table:mode="copy-results-only"/>
        <table:table-column/>
        <table:table-row table:number-rows-repeated="1048576">
          <table:table-cell table:number-columns-repeated="16384"/>
        </table:table-row>
      </table:table>
      <table:table table:name="'file:///C:/Windows%20NT%204.0%20Workstation%20Profile/ContinEHCS/PSSCI%20Comparison%202005.xls'#CI_WLS_Eng18" table:style-name="ta10">
        <table:table-source xlink:href="file:///C:/Windows%20NT%204.0%20Workstation%20Profile/ContinEHCS/PSSCI%20Comparison%202005.xls" table:table-name="CI_WLS_Eng18" table:mode="copy-results-only"/>
        <table:table-column/>
        <table:table-row table:number-rows-repeated="1048576">
          <table:table-cell table:number-columns-repeated="16384"/>
        </table:table-row>
      </table:table>
      <table:table table:name="'file:///C:/Windows%20NT%204.0%20Workstation%20Profile/ContinEHCS/PSSCI%20Comparison%202005.xls'#CI_comparison18" table:style-name="ta10">
        <table:table-source xlink:href="file:///C:/Windows%20NT%204.0%20Workstation%20Profile/ContinEHCS/PSSCI%20Comparison%202005.xls" table:table-name="CI_comparison18" table:mode="copy-results-only"/>
        <table:table-column/>
        <table:table-row table:number-rows-repeated="1048576">
          <table:table-cell table:number-columns-repeated="16384"/>
        </table:table-row>
      </table:table>
      <table:table table:name="'file:///C:/Windows%20NT%204.0%20Workstation%20Profile/ContinEHCS/PSSCI%20Comparison%202005.xls'#CI_Soc_WLS_line_18" table:style-name="ta10">
        <table:table-source xlink:href="file:///C:/Windows%20NT%204.0%20Workstation%20Profile/ContinEHCS/PSSCI%20Comparison%202005.xls" table:table-name="CI_Soc_WLS_line_18" table:mode="copy-results-only"/>
        <table:table-column/>
        <table:table-row table:number-rows-repeated="1048576">
          <table:table-cell table:number-columns-repeated="16384"/>
        </table:table-row>
      </table:table>
      <table:table table:name="'file:///C:/Windows%20NT%204.0%20Workstation%20Profile/ContinEHCS/PSSCI%20Comparison%202005.xls'#1991_Variables18" table:style-name="ta10">
        <table:table-source xlink:href="file:///C:/Windows%20NT%204.0%20Workstation%20Profile/ContinEHCS/PSSCI%20Comparison%202005.xls" table:table-name="1991_Variables18" table:mode="copy-results-only"/>
        <table:table-column/>
        <table:table-row table:number-rows-repeated="1048576">
          <table:table-cell table:number-columns-repeated="16384"/>
        </table:table-row>
      </table:table>
      <table:table table:name="'file:///C:/Windows%20NT%204.0%20Workstation%20Profile/ContinEHCS/PSSCI%20Comparison%202005.xls'#1996_Variables18" table:style-name="ta10">
        <table:table-source xlink:href="file:///C:/Windows%20NT%204.0%20Workstation%20Profile/ContinEHCS/PSSCI%20Comparison%202005.xls" table:table-name="1996_Variables18" table:mode="copy-results-only"/>
        <table:table-column/>
        <table:table-row table:number-rows-repeated="1048576">
          <table:table-cell table:number-columns-repeated="16384"/>
        </table:table-row>
      </table:table>
      <table:table table:name="'file:///C:/Windows%20NT%204.0%20Workstation%20Profile/ContinEHCS/PSSCI%20Comparison%202005.xls'#2001_Variables18" table:style-name="ta10">
        <table:table-source xlink:href="file:///C:/Windows%20NT%204.0%20Workstation%20Profile/ContinEHCS/PSSCI%20Comparison%202005.xls" table:table-name="2001_Variables18" table:mode="copy-results-only"/>
        <table:table-column/>
        <table:table-row table:number-rows-repeated="1048576">
          <table:table-cell table:number-columns-repeated="16384"/>
        </table:table-row>
      </table:table>
      <table:table table:name="'file:///C:/Windows%20NT%204.0%20Workstation%20Profile/ContinEHCS/PSSCI%20Comparison%202005.xls'#Costs_Comparison_(2)18" table:style-name="ta10">
        <table:table-source xlink:href="file:///C:/Windows%20NT%204.0%20Workstation%20Profile/ContinEHCS/PSSCI%20Comparison%202005.xls" table:table-name="Costs_Comparison_(2)18" table:mode="copy-results-only"/>
        <table:table-column/>
        <table:table-row table:number-rows-repeated="1048576">
          <table:table-cell table:number-columns-repeated="16384"/>
        </table:table-row>
      </table:table>
      <table:table table:name="'file:///C:/Windows%20NT%204.0%20Workstation%20Profile/ContinEHCS/PSSCI%20Comparison%202005.xls'#SE_Comparison19" table:style-name="ta10">
        <table:table-source xlink:href="file:///C:/Windows%20NT%204.0%20Workstation%20Profile/ContinEHCS/PSSCI%20Comparison%202005.xls" table:table-name="SE_Comparison19" table:mode="copy-results-only"/>
        <table:table-column/>
        <table:table-row table:number-rows-repeated="1048576">
          <table:table-cell table:number-columns-repeated="16384"/>
        </table:table-row>
      </table:table>
      <table:table table:name="'file:///C:/Windows%20NT%204.0%20Workstation%20Profile/ContinEHCS/PSSCI%20Comparison%202005.xls'#SE_v_Mod19" table:style-name="ta10">
        <table:table-source xlink:href="file:///C:/Windows%20NT%204.0%20Workstation%20Profile/ContinEHCS/PSSCI%20Comparison%202005.xls" table:table-name="SE_v_Mod19" table:mode="copy-results-only"/>
        <table:table-column/>
        <table:table-row table:number-rows-repeated="1048576">
          <table:table-cell table:number-columns-repeated="16384"/>
        </table:table-row>
      </table:table>
      <table:table table:name="'file:///C:/Windows%20NT%204.0%20Workstation%20Profile/ContinEHCS/PSSCI%20Comparison%202005.xls'#Mod_Comparison19" table:style-name="ta10">
        <table:table-source xlink:href="file:///C:/Windows%20NT%204.0%20Workstation%20Profile/ContinEHCS/PSSCI%20Comparison%202005.xls" table:table-name="Mod_Comparison19" table:mode="copy-results-only"/>
        <table:table-column/>
        <table:table-row table:number-rows-repeated="1048576">
          <table:table-cell table:number-columns-repeated="16384"/>
        </table:table-row>
      </table:table>
      <table:table table:name="'file:///C:/Windows%20NT%204.0%20Workstation%20Profile/ContinEHCS/PSSCI%20Comparison%202005.xls'#V_Comparison19" table:style-name="ta10">
        <table:table-source xlink:href="file:///C:/Windows%20NT%204.0%20Workstation%20Profile/ContinEHCS/PSSCI%20Comparison%202005.xls" table:table-name="V_Comparison19" table:mode="copy-results-only"/>
        <table:table-column/>
        <table:table-row table:number-rows-repeated="1048576">
          <table:table-cell table:number-columns-repeated="16384"/>
        </table:table-row>
      </table:table>
      <table:table table:name="'file:///C:/Windows%20NT%204.0%20Workstation%20Profile/ContinEHCS/PSSCI%20Comparison%202005.xls'#VND_Comparison19" table:style-name="ta10">
        <table:table-source xlink:href="file:///C:/Windows%20NT%204.0%20Workstation%20Profile/ContinEHCS/PSSCI%20Comparison%202005.xls" table:table-name="VND_Comparison19" table:mode="copy-results-only"/>
        <table:table-column/>
        <table:table-row table:number-rows-repeated="1048576">
          <table:table-cell table:number-columns-repeated="16384"/>
        </table:table-row>
      </table:table>
      <table:table table:name="'file:///C:/Windows%20NT%204.0%20Workstation%20Profile/ContinEHCS/PSSCI%20Comparison%202005.xls'#Social_Comparison19" table:style-name="ta10">
        <table:table-source xlink:href="file:///C:/Windows%20NT%204.0%20Workstation%20Profile/ContinEHCS/PSSCI%20Comparison%202005.xls" table:table-name="Social_Comparison19" table:mode="copy-results-only"/>
        <table:table-column/>
        <table:table-row table:number-rows-repeated="1048576">
          <table:table-cell table:number-columns-repeated="16384"/>
        </table:table-row>
      </table:table>
      <table:table table:name="'file:///C:/Windows%20NT%204.0%20Workstation%20Profile/ContinEHCS/PSSCI%20Comparison%202005.xls'#CI_around_WLS_line19" table:style-name="ta10">
        <table:table-source xlink:href="file:///C:/Windows%20NT%204.0%20Workstation%20Profile/ContinEHCS/PSSCI%20Comparison%202005.xls" table:table-name="CI_around_WLS_line19" table:mode="copy-results-only"/>
        <table:table-column/>
        <table:table-row table:number-rows-repeated="1048576">
          <table:table-cell table:number-columns-repeated="16384"/>
        </table:table-row>
      </table:table>
      <table:table table:name="'file:///C:/Windows%20NT%204.0%20Workstation%20Profile/ContinEHCS/PSSCI%20Comparison%202005.xls'#CI_WLS_Eng19" table:style-name="ta10">
        <table:table-source xlink:href="file:///C:/Windows%20NT%204.0%20Workstation%20Profile/ContinEHCS/PSSCI%20Comparison%202005.xls" table:table-name="CI_WLS_Eng19" table:mode="copy-results-only"/>
        <table:table-column/>
        <table:table-row table:number-rows-repeated="1048576">
          <table:table-cell table:number-columns-repeated="16384"/>
        </table:table-row>
      </table:table>
      <table:table table:name="'file:///C:/Windows%20NT%204.0%20Workstation%20Profile/ContinEHCS/PSSCI%20Comparison%202005.xls'#CI_comparison19" table:style-name="ta10">
        <table:table-source xlink:href="file:///C:/Windows%20NT%204.0%20Workstation%20Profile/ContinEHCS/PSSCI%20Comparison%202005.xls" table:table-name="CI_comparison19" table:mode="copy-results-only"/>
        <table:table-column/>
        <table:table-row table:number-rows-repeated="1048576">
          <table:table-cell table:number-columns-repeated="16384"/>
        </table:table-row>
      </table:table>
      <table:table table:name="'file:///C:/Windows%20NT%204.0%20Workstation%20Profile/ContinEHCS/PSSCI%20Comparison%202005.xls'#CI_Soc_WLS_line_19" table:style-name="ta10">
        <table:table-source xlink:href="file:///C:/Windows%20NT%204.0%20Workstation%20Profile/ContinEHCS/PSSCI%20Comparison%202005.xls" table:table-name="CI_Soc_WLS_line_19" table:mode="copy-results-only"/>
        <table:table-column/>
        <table:table-row table:number-rows-repeated="1048576">
          <table:table-cell table:number-columns-repeated="16384"/>
        </table:table-row>
      </table:table>
      <table:table table:name="'file:///C:/Windows%20NT%204.0%20Workstation%20Profile/ContinEHCS/PSSCI%20Comparison%202005.xls'#1991_Variables19" table:style-name="ta10">
        <table:table-source xlink:href="file:///C:/Windows%20NT%204.0%20Workstation%20Profile/ContinEHCS/PSSCI%20Comparison%202005.xls" table:table-name="1991_Variables19" table:mode="copy-results-only"/>
        <table:table-column/>
        <table:table-row table:number-rows-repeated="1048576">
          <table:table-cell table:number-columns-repeated="16384"/>
        </table:table-row>
      </table:table>
      <table:table table:name="'file:///C:/Windows%20NT%204.0%20Workstation%20Profile/ContinEHCS/PSSCI%20Comparison%202005.xls'#1996_Variables19" table:style-name="ta10">
        <table:table-source xlink:href="file:///C:/Windows%20NT%204.0%20Workstation%20Profile/ContinEHCS/PSSCI%20Comparison%202005.xls" table:table-name="1996_Variables19" table:mode="copy-results-only"/>
        <table:table-column/>
        <table:table-row table:number-rows-repeated="1048576">
          <table:table-cell table:number-columns-repeated="16384"/>
        </table:table-row>
      </table:table>
      <table:table table:name="'file:///C:/Windows%20NT%204.0%20Workstation%20Profile/ContinEHCS/PSSCI%20Comparison%202005.xls'#2001_Variables19" table:style-name="ta10">
        <table:table-source xlink:href="file:///C:/Windows%20NT%204.0%20Workstation%20Profile/ContinEHCS/PSSCI%20Comparison%202005.xls" table:table-name="2001_Variables19" table:mode="copy-results-only"/>
        <table:table-column/>
        <table:table-row table:number-rows-repeated="1048576">
          <table:table-cell table:number-columns-repeated="16384"/>
        </table:table-row>
      </table:table>
      <table:table table:name="'file:///C:/Windows%20NT%204.0%20Workstation%20Profile/ContinEHCS/PSSCI%20Comparison%202005.xls'#Costs_Comparison_(2)19" table:style-name="ta10">
        <table:table-source xlink:href="file:///C:/Windows%20NT%204.0%20Workstation%20Profile/ContinEHCS/PSSCI%20Comparison%202005.xls" table:table-name="Costs_Comparison_(2)19" table:mode="copy-results-only"/>
        <table:table-column/>
        <table:table-row table:number-rows-repeated="1048576">
          <table:table-cell table:number-columns-repeated="16384"/>
        </table:table-row>
      </table:table>
      <table:table table:name="'file:///C:/Windows%20NT%204.0%20Workstation%20Profile/ContinEHCS/PSSCI%20Comparison%202005.xls'#SE_Comparison20" table:style-name="ta10">
        <table:table-source xlink:href="file:///C:/Windows%20NT%204.0%20Workstation%20Profile/ContinEHCS/PSSCI%20Comparison%202005.xls" table:table-name="SE_Comparison20" table:mode="copy-results-only"/>
        <table:table-column/>
        <table:table-row table:number-rows-repeated="1048576">
          <table:table-cell table:number-columns-repeated="16384"/>
        </table:table-row>
      </table:table>
      <table:table table:name="'file:///C:/Windows%20NT%204.0%20Workstation%20Profile/ContinEHCS/PSSCI%20Comparison%202005.xls'#SE_v_Mod20" table:style-name="ta10">
        <table:table-source xlink:href="file:///C:/Windows%20NT%204.0%20Workstation%20Profile/ContinEHCS/PSSCI%20Comparison%202005.xls" table:table-name="SE_v_Mod20" table:mode="copy-results-only"/>
        <table:table-column/>
        <table:table-row table:number-rows-repeated="1048576">
          <table:table-cell table:number-columns-repeated="16384"/>
        </table:table-row>
      </table:table>
      <table:table table:name="'file:///C:/Windows%20NT%204.0%20Workstation%20Profile/ContinEHCS/PSSCI%20Comparison%202005.xls'#Mod_Comparison20" table:style-name="ta10">
        <table:table-source xlink:href="file:///C:/Windows%20NT%204.0%20Workstation%20Profile/ContinEHCS/PSSCI%20Comparison%202005.xls" table:table-name="Mod_Comparison20" table:mode="copy-results-only"/>
        <table:table-column/>
        <table:table-row table:number-rows-repeated="1048576">
          <table:table-cell table:number-columns-repeated="16384"/>
        </table:table-row>
      </table:table>
      <table:table table:name="'file:///C:/Windows%20NT%204.0%20Workstation%20Profile/ContinEHCS/PSSCI%20Comparison%202005.xls'#V_Comparison20" table:style-name="ta10">
        <table:table-source xlink:href="file:///C:/Windows%20NT%204.0%20Workstation%20Profile/ContinEHCS/PSSCI%20Comparison%202005.xls" table:table-name="V_Comparison20" table:mode="copy-results-only"/>
        <table:table-column/>
        <table:table-row table:number-rows-repeated="1048576">
          <table:table-cell table:number-columns-repeated="16384"/>
        </table:table-row>
      </table:table>
      <table:table table:name="'file:///C:/Windows%20NT%204.0%20Workstation%20Profile/ContinEHCS/PSSCI%20Comparison%202005.xls'#VND_Comparison20" table:style-name="ta10">
        <table:table-source xlink:href="file:///C:/Windows%20NT%204.0%20Workstation%20Profile/ContinEHCS/PSSCI%20Comparison%202005.xls" table:table-name="VND_Comparison20" table:mode="copy-results-only"/>
        <table:table-column/>
        <table:table-row table:number-rows-repeated="1048576">
          <table:table-cell table:number-columns-repeated="16384"/>
        </table:table-row>
      </table:table>
      <table:table table:name="'file:///C:/Windows%20NT%204.0%20Workstation%20Profile/ContinEHCS/PSSCI%20Comparison%202005.xls'#Social_Comparison20" table:style-name="ta10">
        <table:table-source xlink:href="file:///C:/Windows%20NT%204.0%20Workstation%20Profile/ContinEHCS/PSSCI%20Comparison%202005.xls" table:table-name="Social_Comparison20" table:mode="copy-results-only"/>
        <table:table-column/>
        <table:table-row table:number-rows-repeated="1048576">
          <table:table-cell table:number-columns-repeated="16384"/>
        </table:table-row>
      </table:table>
      <table:table table:name="'file:///C:/Windows%20NT%204.0%20Workstation%20Profile/ContinEHCS/PSSCI%20Comparison%202005.xls'#CI_around_WLS_line20" table:style-name="ta10">
        <table:table-source xlink:href="file:///C:/Windows%20NT%204.0%20Workstation%20Profile/ContinEHCS/PSSCI%20Comparison%202005.xls" table:table-name="CI_around_WLS_line20" table:mode="copy-results-only"/>
        <table:table-column/>
        <table:table-row table:number-rows-repeated="1048576">
          <table:table-cell table:number-columns-repeated="16384"/>
        </table:table-row>
      </table:table>
      <table:table table:name="'file:///C:/Windows%20NT%204.0%20Workstation%20Profile/ContinEHCS/PSSCI%20Comparison%202005.xls'#CI_WLS_Eng20" table:style-name="ta10">
        <table:table-source xlink:href="file:///C:/Windows%20NT%204.0%20Workstation%20Profile/ContinEHCS/PSSCI%20Comparison%202005.xls" table:table-name="CI_WLS_Eng20" table:mode="copy-results-only"/>
        <table:table-column/>
        <table:table-row table:number-rows-repeated="1048576">
          <table:table-cell table:number-columns-repeated="16384"/>
        </table:table-row>
      </table:table>
      <table:table table:name="'file:///C:/Windows%20NT%204.0%20Workstation%20Profile/ContinEHCS/PSSCI%20Comparison%202005.xls'#CI_comparison20" table:style-name="ta10">
        <table:table-source xlink:href="file:///C:/Windows%20NT%204.0%20Workstation%20Profile/ContinEHCS/PSSCI%20Comparison%202005.xls" table:table-name="CI_comparison20" table:mode="copy-results-only"/>
        <table:table-column/>
        <table:table-row table:number-rows-repeated="1048576">
          <table:table-cell table:number-columns-repeated="16384"/>
        </table:table-row>
      </table:table>
      <table:table table:name="'file:///C:/Windows%20NT%204.0%20Workstation%20Profile/ContinEHCS/PSSCI%20Comparison%202005.xls'#CI_Soc_WLS_line_20" table:style-name="ta10">
        <table:table-source xlink:href="file:///C:/Windows%20NT%204.0%20Workstation%20Profile/ContinEHCS/PSSCI%20Comparison%202005.xls" table:table-name="CI_Soc_WLS_line_20" table:mode="copy-results-only"/>
        <table:table-column/>
        <table:table-row table:number-rows-repeated="1048576">
          <table:table-cell table:number-columns-repeated="16384"/>
        </table:table-row>
      </table:table>
      <table:table table:name="'file:///C:/Windows%20NT%204.0%20Workstation%20Profile/ContinEHCS/PSSCI%20Comparison%202005.xls'#1991_Variables20" table:style-name="ta10">
        <table:table-source xlink:href="file:///C:/Windows%20NT%204.0%20Workstation%20Profile/ContinEHCS/PSSCI%20Comparison%202005.xls" table:table-name="1991_Variables20" table:mode="copy-results-only"/>
        <table:table-column/>
        <table:table-row table:number-rows-repeated="1048576">
          <table:table-cell table:number-columns-repeated="16384"/>
        </table:table-row>
      </table:table>
      <table:table table:name="'file:///C:/Windows%20NT%204.0%20Workstation%20Profile/ContinEHCS/PSSCI%20Comparison%202005.xls'#1996_Variables20" table:style-name="ta10">
        <table:table-source xlink:href="file:///C:/Windows%20NT%204.0%20Workstation%20Profile/ContinEHCS/PSSCI%20Comparison%202005.xls" table:table-name="1996_Variables20" table:mode="copy-results-only"/>
        <table:table-column/>
        <table:table-row table:number-rows-repeated="1048576">
          <table:table-cell table:number-columns-repeated="16384"/>
        </table:table-row>
      </table:table>
      <table:table table:name="'file:///C:/Windows%20NT%204.0%20Workstation%20Profile/ContinEHCS/PSSCI%20Comparison%202005.xls'#2001_Variables20" table:style-name="ta10">
        <table:table-source xlink:href="file:///C:/Windows%20NT%204.0%20Workstation%20Profile/ContinEHCS/PSSCI%20Comparison%202005.xls" table:table-name="2001_Variables20" table:mode="copy-results-only"/>
        <table:table-column/>
        <table:table-row table:number-rows-repeated="1048576">
          <table:table-cell table:number-columns-repeated="16384"/>
        </table:table-row>
      </table:table>
      <table:table table:name="'file:///C:/Windows%20NT%204.0%20Workstation%20Profile/ContinEHCS/PSSCI%20Comparison%202005.xls'#Costs_Comparison_(2)20" table:style-name="ta10">
        <table:table-source xlink:href="file:///C:/Windows%20NT%204.0%20Workstation%20Profile/ContinEHCS/PSSCI%20Comparison%202005.xls" table:table-name="Costs_Comparison_(2)20" table:mode="copy-results-only"/>
        <table:table-column/>
        <table:table-row table:number-rows-repeated="1048576">
          <table:table-cell table:number-columns-repeated="16384"/>
        </table:table-row>
      </table:table>
      <table:table table:name="'file:///C:/Windows%20NT%204.0%20Workstation%20Profile/ContinEHCS/PSSCI%20Comparison%202005.xls'#SE_Comparison23" table:style-name="ta10">
        <table:table-source xlink:href="file:///C:/Windows%20NT%204.0%20Workstation%20Profile/ContinEHCS/PSSCI%20Comparison%202005.xls" table:table-name="SE_Comparison23" table:mode="copy-results-only"/>
        <table:table-column/>
        <table:table-row table:number-rows-repeated="1048576">
          <table:table-cell table:number-columns-repeated="16384"/>
        </table:table-row>
      </table:table>
      <table:table table:name="'file:///C:/Windows%20NT%204.0%20Workstation%20Profile/ContinEHCS/PSSCI%20Comparison%202005.xls'#SE_v_Mod23" table:style-name="ta10">
        <table:table-source xlink:href="file:///C:/Windows%20NT%204.0%20Workstation%20Profile/ContinEHCS/PSSCI%20Comparison%202005.xls" table:table-name="SE_v_Mod23" table:mode="copy-results-only"/>
        <table:table-column/>
        <table:table-row table:number-rows-repeated="1048576">
          <table:table-cell table:number-columns-repeated="16384"/>
        </table:table-row>
      </table:table>
      <table:table table:name="'file:///C:/Windows%20NT%204.0%20Workstation%20Profile/ContinEHCS/PSSCI%20Comparison%202005.xls'#Mod_Comparison23" table:style-name="ta10">
        <table:table-source xlink:href="file:///C:/Windows%20NT%204.0%20Workstation%20Profile/ContinEHCS/PSSCI%20Comparison%202005.xls" table:table-name="Mod_Comparison23" table:mode="copy-results-only"/>
        <table:table-column/>
        <table:table-row table:number-rows-repeated="1048576">
          <table:table-cell table:number-columns-repeated="16384"/>
        </table:table-row>
      </table:table>
      <table:table table:name="'file:///C:/Windows%20NT%204.0%20Workstation%20Profile/ContinEHCS/PSSCI%20Comparison%202005.xls'#V_Comparison23" table:style-name="ta10">
        <table:table-source xlink:href="file:///C:/Windows%20NT%204.0%20Workstation%20Profile/ContinEHCS/PSSCI%20Comparison%202005.xls" table:table-name="V_Comparison23" table:mode="copy-results-only"/>
        <table:table-column/>
        <table:table-row table:number-rows-repeated="1048576">
          <table:table-cell table:number-columns-repeated="16384"/>
        </table:table-row>
      </table:table>
      <table:table table:name="'file:///C:/Windows%20NT%204.0%20Workstation%20Profile/ContinEHCS/PSSCI%20Comparison%202005.xls'#VND_Comparison23" table:style-name="ta10">
        <table:table-source xlink:href="file:///C:/Windows%20NT%204.0%20Workstation%20Profile/ContinEHCS/PSSCI%20Comparison%202005.xls" table:table-name="VND_Comparison23" table:mode="copy-results-only"/>
        <table:table-column/>
        <table:table-row table:number-rows-repeated="1048576">
          <table:table-cell table:number-columns-repeated="16384"/>
        </table:table-row>
      </table:table>
      <table:table table:name="'file:///C:/Windows%20NT%204.0%20Workstation%20Profile/ContinEHCS/PSSCI%20Comparison%202005.xls'#Social_Comparison23" table:style-name="ta10">
        <table:table-source xlink:href="file:///C:/Windows%20NT%204.0%20Workstation%20Profile/ContinEHCS/PSSCI%20Comparison%202005.xls" table:table-name="Social_Comparison23" table:mode="copy-results-only"/>
        <table:table-column/>
        <table:table-row table:number-rows-repeated="1048576">
          <table:table-cell table:number-columns-repeated="16384"/>
        </table:table-row>
      </table:table>
      <table:table table:name="'file:///C:/Windows%20NT%204.0%20Workstation%20Profile/ContinEHCS/PSSCI%20Comparison%202005.xls'#CI_around_WLS_line23" table:style-name="ta10">
        <table:table-source xlink:href="file:///C:/Windows%20NT%204.0%20Workstation%20Profile/ContinEHCS/PSSCI%20Comparison%202005.xls" table:table-name="CI_around_WLS_line23" table:mode="copy-results-only"/>
        <table:table-column/>
        <table:table-row table:number-rows-repeated="1048576">
          <table:table-cell table:number-columns-repeated="16384"/>
        </table:table-row>
      </table:table>
      <table:table table:name="'file:///C:/Windows%20NT%204.0%20Workstation%20Profile/ContinEHCS/PSSCI%20Comparison%202005.xls'#CI_WLS_Eng23" table:style-name="ta10">
        <table:table-source xlink:href="file:///C:/Windows%20NT%204.0%20Workstation%20Profile/ContinEHCS/PSSCI%20Comparison%202005.xls" table:table-name="CI_WLS_Eng23" table:mode="copy-results-only"/>
        <table:table-column/>
        <table:table-row table:number-rows-repeated="1048576">
          <table:table-cell table:number-columns-repeated="16384"/>
        </table:table-row>
      </table:table>
      <table:table table:name="'file:///C:/Windows%20NT%204.0%20Workstation%20Profile/ContinEHCS/PSSCI%20Comparison%202005.xls'#CI_comparison23" table:style-name="ta10">
        <table:table-source xlink:href="file:///C:/Windows%20NT%204.0%20Workstation%20Profile/ContinEHCS/PSSCI%20Comparison%202005.xls" table:table-name="CI_comparison23" table:mode="copy-results-only"/>
        <table:table-column/>
        <table:table-row table:number-rows-repeated="1048576">
          <table:table-cell table:number-columns-repeated="16384"/>
        </table:table-row>
      </table:table>
      <table:table table:name="'file:///C:/Windows%20NT%204.0%20Workstation%20Profile/ContinEHCS/PSSCI%20Comparison%202005.xls'#CI_Soc_WLS_line_23" table:style-name="ta10">
        <table:table-source xlink:href="file:///C:/Windows%20NT%204.0%20Workstation%20Profile/ContinEHCS/PSSCI%20Comparison%202005.xls" table:table-name="CI_Soc_WLS_line_23" table:mode="copy-results-only"/>
        <table:table-column/>
        <table:table-row table:number-rows-repeated="1048576">
          <table:table-cell table:number-columns-repeated="16384"/>
        </table:table-row>
      </table:table>
      <table:table table:name="'file:///C:/Windows%20NT%204.0%20Workstation%20Profile/ContinEHCS/PSSCI%20Comparison%202005.xls'#1991_Variables23" table:style-name="ta10">
        <table:table-source xlink:href="file:///C:/Windows%20NT%204.0%20Workstation%20Profile/ContinEHCS/PSSCI%20Comparison%202005.xls" table:table-name="1991_Variables23" table:mode="copy-results-only"/>
        <table:table-column/>
        <table:table-row table:number-rows-repeated="1048576">
          <table:table-cell table:number-columns-repeated="16384"/>
        </table:table-row>
      </table:table>
      <table:table table:name="'file:///C:/Windows%20NT%204.0%20Workstation%20Profile/ContinEHCS/PSSCI%20Comparison%202005.xls'#1996_Variables23" table:style-name="ta10">
        <table:table-source xlink:href="file:///C:/Windows%20NT%204.0%20Workstation%20Profile/ContinEHCS/PSSCI%20Comparison%202005.xls" table:table-name="1996_Variables23" table:mode="copy-results-only"/>
        <table:table-column/>
        <table:table-row table:number-rows-repeated="1048576">
          <table:table-cell table:number-columns-repeated="16384"/>
        </table:table-row>
      </table:table>
      <table:table table:name="'file:///C:/Windows%20NT%204.0%20Workstation%20Profile/ContinEHCS/PSSCI%20Comparison%202005.xls'#2001_Variables23" table:style-name="ta10">
        <table:table-source xlink:href="file:///C:/Windows%20NT%204.0%20Workstation%20Profile/ContinEHCS/PSSCI%20Comparison%202005.xls" table:table-name="2001_Variables23" table:mode="copy-results-only"/>
        <table:table-column/>
        <table:table-row table:number-rows-repeated="1048576">
          <table:table-cell table:number-columns-repeated="16384"/>
        </table:table-row>
      </table:table>
      <table:table table:name="'file:///C:/Windows%20NT%204.0%20Workstation%20Profile/ContinEHCS/PSSCI%20Comparison%202005.xls'#Costs_Comparison_(2)23" table:style-name="ta10">
        <table:table-source xlink:href="file:///C:/Windows%20NT%204.0%20Workstation%20Profile/ContinEHCS/PSSCI%20Comparison%202005.xls" table:table-name="Costs_Comparison_(2)23" table:mode="copy-results-only"/>
        <table:table-column/>
        <table:table-row table:number-rows-repeated="1048576">
          <table:table-cell table:number-columns-repeated="16384"/>
        </table:table-row>
      </table:table>
      <table:table table:name="'file:///C:/Windows%20NT%204.0%20Workstation%20Profile/ContinEHCS/PSSCI%20Comparison%202005.xls'#SE_Comparison22" table:style-name="ta10">
        <table:table-source xlink:href="file:///C:/Windows%20NT%204.0%20Workstation%20Profile/ContinEHCS/PSSCI%20Comparison%202005.xls" table:table-name="SE_Comparison22" table:mode="copy-results-only"/>
        <table:table-column/>
        <table:table-row table:number-rows-repeated="1048576">
          <table:table-cell table:number-columns-repeated="16384"/>
        </table:table-row>
      </table:table>
      <table:table table:name="'file:///C:/Windows%20NT%204.0%20Workstation%20Profile/ContinEHCS/PSSCI%20Comparison%202005.xls'#SE_v_Mod22" table:style-name="ta10">
        <table:table-source xlink:href="file:///C:/Windows%20NT%204.0%20Workstation%20Profile/ContinEHCS/PSSCI%20Comparison%202005.xls" table:table-name="SE_v_Mod22" table:mode="copy-results-only"/>
        <table:table-column/>
        <table:table-row table:number-rows-repeated="1048576">
          <table:table-cell table:number-columns-repeated="16384"/>
        </table:table-row>
      </table:table>
      <table:table table:name="'file:///C:/Windows%20NT%204.0%20Workstation%20Profile/ContinEHCS/PSSCI%20Comparison%202005.xls'#Mod_Comparison22" table:style-name="ta10">
        <table:table-source xlink:href="file:///C:/Windows%20NT%204.0%20Workstation%20Profile/ContinEHCS/PSSCI%20Comparison%202005.xls" table:table-name="Mod_Comparison22" table:mode="copy-results-only"/>
        <table:table-column/>
        <table:table-row table:number-rows-repeated="1048576">
          <table:table-cell table:number-columns-repeated="16384"/>
        </table:table-row>
      </table:table>
      <table:table table:name="'file:///C:/Windows%20NT%204.0%20Workstation%20Profile/ContinEHCS/PSSCI%20Comparison%202005.xls'#V_Comparison22" table:style-name="ta10">
        <table:table-source xlink:href="file:///C:/Windows%20NT%204.0%20Workstation%20Profile/ContinEHCS/PSSCI%20Comparison%202005.xls" table:table-name="V_Comparison22" table:mode="copy-results-only"/>
        <table:table-column/>
        <table:table-row table:number-rows-repeated="1048576">
          <table:table-cell table:number-columns-repeated="16384"/>
        </table:table-row>
      </table:table>
      <table:table table:name="'file:///C:/Windows%20NT%204.0%20Workstation%20Profile/ContinEHCS/PSSCI%20Comparison%202005.xls'#VND_Comparison22" table:style-name="ta10">
        <table:table-source xlink:href="file:///C:/Windows%20NT%204.0%20Workstation%20Profile/ContinEHCS/PSSCI%20Comparison%202005.xls" table:table-name="VND_Comparison22" table:mode="copy-results-only"/>
        <table:table-column/>
        <table:table-row table:number-rows-repeated="1048576">
          <table:table-cell table:number-columns-repeated="16384"/>
        </table:table-row>
      </table:table>
      <table:table table:name="'file:///C:/Windows%20NT%204.0%20Workstation%20Profile/ContinEHCS/PSSCI%20Comparison%202005.xls'#Social_Comparison22" table:style-name="ta10">
        <table:table-source xlink:href="file:///C:/Windows%20NT%204.0%20Workstation%20Profile/ContinEHCS/PSSCI%20Comparison%202005.xls" table:table-name="Social_Comparison22" table:mode="copy-results-only"/>
        <table:table-column/>
        <table:table-row table:number-rows-repeated="1048576">
          <table:table-cell table:number-columns-repeated="16384"/>
        </table:table-row>
      </table:table>
      <table:table table:name="'file:///C:/Windows%20NT%204.0%20Workstation%20Profile/ContinEHCS/PSSCI%20Comparison%202005.xls'#CI_around_WLS_line22" table:style-name="ta10">
        <table:table-source xlink:href="file:///C:/Windows%20NT%204.0%20Workstation%20Profile/ContinEHCS/PSSCI%20Comparison%202005.xls" table:table-name="CI_around_WLS_line22" table:mode="copy-results-only"/>
        <table:table-column/>
        <table:table-row table:number-rows-repeated="1048576">
          <table:table-cell table:number-columns-repeated="16384"/>
        </table:table-row>
      </table:table>
      <table:table table:name="'file:///C:/Windows%20NT%204.0%20Workstation%20Profile/ContinEHCS/PSSCI%20Comparison%202005.xls'#CI_WLS_Eng22" table:style-name="ta10">
        <table:table-source xlink:href="file:///C:/Windows%20NT%204.0%20Workstation%20Profile/ContinEHCS/PSSCI%20Comparison%202005.xls" table:table-name="CI_WLS_Eng22" table:mode="copy-results-only"/>
        <table:table-column/>
        <table:table-row table:number-rows-repeated="1048576">
          <table:table-cell table:number-columns-repeated="16384"/>
        </table:table-row>
      </table:table>
      <table:table table:name="'file:///C:/Windows%20NT%204.0%20Workstation%20Profile/ContinEHCS/PSSCI%20Comparison%202005.xls'#CI_comparison22" table:style-name="ta10">
        <table:table-source xlink:href="file:///C:/Windows%20NT%204.0%20Workstation%20Profile/ContinEHCS/PSSCI%20Comparison%202005.xls" table:table-name="CI_comparison22" table:mode="copy-results-only"/>
        <table:table-column/>
        <table:table-row table:number-rows-repeated="1048576">
          <table:table-cell table:number-columns-repeated="16384"/>
        </table:table-row>
      </table:table>
      <table:table table:name="'file:///C:/Windows%20NT%204.0%20Workstation%20Profile/ContinEHCS/PSSCI%20Comparison%202005.xls'#CI_Soc_WLS_line_22" table:style-name="ta10">
        <table:table-source xlink:href="file:///C:/Windows%20NT%204.0%20Workstation%20Profile/ContinEHCS/PSSCI%20Comparison%202005.xls" table:table-name="CI_Soc_WLS_line_22" table:mode="copy-results-only"/>
        <table:table-column/>
        <table:table-row table:number-rows-repeated="1048576">
          <table:table-cell table:number-columns-repeated="16384"/>
        </table:table-row>
      </table:table>
      <table:table table:name="'file:///C:/Windows%20NT%204.0%20Workstation%20Profile/ContinEHCS/PSSCI%20Comparison%202005.xls'#1991_Variables22" table:style-name="ta10">
        <table:table-source xlink:href="file:///C:/Windows%20NT%204.0%20Workstation%20Profile/ContinEHCS/PSSCI%20Comparison%202005.xls" table:table-name="1991_Variables22" table:mode="copy-results-only"/>
        <table:table-column/>
        <table:table-row table:number-rows-repeated="1048576">
          <table:table-cell table:number-columns-repeated="16384"/>
        </table:table-row>
      </table:table>
      <table:table table:name="'file:///C:/Windows%20NT%204.0%20Workstation%20Profile/ContinEHCS/PSSCI%20Comparison%202005.xls'#1996_Variables22" table:style-name="ta10">
        <table:table-source xlink:href="file:///C:/Windows%20NT%204.0%20Workstation%20Profile/ContinEHCS/PSSCI%20Comparison%202005.xls" table:table-name="1996_Variables22" table:mode="copy-results-only"/>
        <table:table-column/>
        <table:table-row table:number-rows-repeated="1048576">
          <table:table-cell table:number-columns-repeated="16384"/>
        </table:table-row>
      </table:table>
      <table:table table:name="'file:///C:/Windows%20NT%204.0%20Workstation%20Profile/ContinEHCS/PSSCI%20Comparison%202005.xls'#2001_Variables22" table:style-name="ta10">
        <table:table-source xlink:href="file:///C:/Windows%20NT%204.0%20Workstation%20Profile/ContinEHCS/PSSCI%20Comparison%202005.xls" table:table-name="2001_Variables22" table:mode="copy-results-only"/>
        <table:table-column/>
        <table:table-row table:number-rows-repeated="1048576">
          <table:table-cell table:number-columns-repeated="16384"/>
        </table:table-row>
      </table:table>
      <table:table table:name="'file:///C:/Windows%20NT%204.0%20Workstation%20Profile/ContinEHCS/PSSCI%20Comparison%202005.xls'#Costs_Comparison_(2)22" table:style-name="ta10">
        <table:table-source xlink:href="file:///C:/Windows%20NT%204.0%20Workstation%20Profile/ContinEHCS/PSSCI%20Comparison%202005.xls" table:table-name="Costs_Comparison_(2)22" table:mode="copy-results-only"/>
        <table:table-column/>
        <table:table-row table:number-rows-repeated="1048576">
          <table:table-cell table:number-columns-repeated="16384"/>
        </table:table-row>
      </table:table>
      <table:table table:name="'file:///C:/Windows%20NT%204.0%20Workstation%20Profile/ContinEHCS/PSSCI%20Comparison%202005.xls'#SE_Comparison21" table:style-name="ta10">
        <table:table-source xlink:href="file:///C:/Windows%20NT%204.0%20Workstation%20Profile/ContinEHCS/PSSCI%20Comparison%202005.xls" table:table-name="SE_Comparison21" table:mode="copy-results-only"/>
        <table:table-column/>
        <table:table-row table:number-rows-repeated="1048576">
          <table:table-cell table:number-columns-repeated="16384"/>
        </table:table-row>
      </table:table>
      <table:table table:name="'file:///C:/Windows%20NT%204.0%20Workstation%20Profile/ContinEHCS/PSSCI%20Comparison%202005.xls'#SE_v_Mod21" table:style-name="ta10">
        <table:table-source xlink:href="file:///C:/Windows%20NT%204.0%20Workstation%20Profile/ContinEHCS/PSSCI%20Comparison%202005.xls" table:table-name="SE_v_Mod21" table:mode="copy-results-only"/>
        <table:table-column/>
        <table:table-row table:number-rows-repeated="1048576">
          <table:table-cell table:number-columns-repeated="16384"/>
        </table:table-row>
      </table:table>
      <table:table table:name="'file:///C:/Windows%20NT%204.0%20Workstation%20Profile/ContinEHCS/PSSCI%20Comparison%202005.xls'#Mod_Comparison21" table:style-name="ta10">
        <table:table-source xlink:href="file:///C:/Windows%20NT%204.0%20Workstation%20Profile/ContinEHCS/PSSCI%20Comparison%202005.xls" table:table-name="Mod_Comparison21" table:mode="copy-results-only"/>
        <table:table-column/>
        <table:table-row table:number-rows-repeated="1048576">
          <table:table-cell table:number-columns-repeated="16384"/>
        </table:table-row>
      </table:table>
      <table:table table:name="'file:///C:/Windows%20NT%204.0%20Workstation%20Profile/ContinEHCS/PSSCI%20Comparison%202005.xls'#V_Comparison21" table:style-name="ta10">
        <table:table-source xlink:href="file:///C:/Windows%20NT%204.0%20Workstation%20Profile/ContinEHCS/PSSCI%20Comparison%202005.xls" table:table-name="V_Comparison21" table:mode="copy-results-only"/>
        <table:table-column/>
        <table:table-row table:number-rows-repeated="1048576">
          <table:table-cell table:number-columns-repeated="16384"/>
        </table:table-row>
      </table:table>
      <table:table table:name="'file:///C:/Windows%20NT%204.0%20Workstation%20Profile/ContinEHCS/PSSCI%20Comparison%202005.xls'#VND_Comparison21" table:style-name="ta10">
        <table:table-source xlink:href="file:///C:/Windows%20NT%204.0%20Workstation%20Profile/ContinEHCS/PSSCI%20Comparison%202005.xls" table:table-name="VND_Comparison21" table:mode="copy-results-only"/>
        <table:table-column/>
        <table:table-row table:number-rows-repeated="1048576">
          <table:table-cell table:number-columns-repeated="16384"/>
        </table:table-row>
      </table:table>
      <table:table table:name="'file:///C:/Windows%20NT%204.0%20Workstation%20Profile/ContinEHCS/PSSCI%20Comparison%202005.xls'#Social_Comparison21" table:style-name="ta10">
        <table:table-source xlink:href="file:///C:/Windows%20NT%204.0%20Workstation%20Profile/ContinEHCS/PSSCI%20Comparison%202005.xls" table:table-name="Social_Comparison21" table:mode="copy-results-only"/>
        <table:table-column/>
        <table:table-row table:number-rows-repeated="1048576">
          <table:table-cell table:number-columns-repeated="16384"/>
        </table:table-row>
      </table:table>
      <table:table table:name="'file:///C:/Windows%20NT%204.0%20Workstation%20Profile/ContinEHCS/PSSCI%20Comparison%202005.xls'#CI_around_WLS_line21" table:style-name="ta10">
        <table:table-source xlink:href="file:///C:/Windows%20NT%204.0%20Workstation%20Profile/ContinEHCS/PSSCI%20Comparison%202005.xls" table:table-name="CI_around_WLS_line21" table:mode="copy-results-only"/>
        <table:table-column/>
        <table:table-row table:number-rows-repeated="1048576">
          <table:table-cell table:number-columns-repeated="16384"/>
        </table:table-row>
      </table:table>
      <table:table table:name="'file:///C:/Windows%20NT%204.0%20Workstation%20Profile/ContinEHCS/PSSCI%20Comparison%202005.xls'#CI_WLS_Eng21" table:style-name="ta10">
        <table:table-source xlink:href="file:///C:/Windows%20NT%204.0%20Workstation%20Profile/ContinEHCS/PSSCI%20Comparison%202005.xls" table:table-name="CI_WLS_Eng21" table:mode="copy-results-only"/>
        <table:table-column/>
        <table:table-row table:number-rows-repeated="1048576">
          <table:table-cell table:number-columns-repeated="16384"/>
        </table:table-row>
      </table:table>
      <table:table table:name="'file:///C:/Windows%20NT%204.0%20Workstation%20Profile/ContinEHCS/PSSCI%20Comparison%202005.xls'#CI_comparison21" table:style-name="ta10">
        <table:table-source xlink:href="file:///C:/Windows%20NT%204.0%20Workstation%20Profile/ContinEHCS/PSSCI%20Comparison%202005.xls" table:table-name="CI_comparison21" table:mode="copy-results-only"/>
        <table:table-column/>
        <table:table-row table:number-rows-repeated="1048576">
          <table:table-cell table:number-columns-repeated="16384"/>
        </table:table-row>
      </table:table>
      <table:table table:name="'file:///C:/Windows%20NT%204.0%20Workstation%20Profile/ContinEHCS/PSSCI%20Comparison%202005.xls'#CI_Soc_WLS_line_21" table:style-name="ta10">
        <table:table-source xlink:href="file:///C:/Windows%20NT%204.0%20Workstation%20Profile/ContinEHCS/PSSCI%20Comparison%202005.xls" table:table-name="CI_Soc_WLS_line_21" table:mode="copy-results-only"/>
        <table:table-column/>
        <table:table-row table:number-rows-repeated="1048576">
          <table:table-cell table:number-columns-repeated="16384"/>
        </table:table-row>
      </table:table>
      <table:table table:name="'file:///C:/Windows%20NT%204.0%20Workstation%20Profile/ContinEHCS/PSSCI%20Comparison%202005.xls'#1991_Variables21" table:style-name="ta10">
        <table:table-source xlink:href="file:///C:/Windows%20NT%204.0%20Workstation%20Profile/ContinEHCS/PSSCI%20Comparison%202005.xls" table:table-name="1991_Variables21" table:mode="copy-results-only"/>
        <table:table-column/>
        <table:table-row table:number-rows-repeated="1048576">
          <table:table-cell table:number-columns-repeated="16384"/>
        </table:table-row>
      </table:table>
      <table:table table:name="'file:///C:/Windows%20NT%204.0%20Workstation%20Profile/ContinEHCS/PSSCI%20Comparison%202005.xls'#1996_Variables21" table:style-name="ta10">
        <table:table-source xlink:href="file:///C:/Windows%20NT%204.0%20Workstation%20Profile/ContinEHCS/PSSCI%20Comparison%202005.xls" table:table-name="1996_Variables21" table:mode="copy-results-only"/>
        <table:table-column/>
        <table:table-row table:number-rows-repeated="1048576">
          <table:table-cell table:number-columns-repeated="16384"/>
        </table:table-row>
      </table:table>
      <table:table table:name="'file:///C:/Windows%20NT%204.0%20Workstation%20Profile/ContinEHCS/PSSCI%20Comparison%202005.xls'#2001_Variables21" table:style-name="ta10">
        <table:table-source xlink:href="file:///C:/Windows%20NT%204.0%20Workstation%20Profile/ContinEHCS/PSSCI%20Comparison%202005.xls" table:table-name="2001_Variables21" table:mode="copy-results-only"/>
        <table:table-column/>
        <table:table-row table:number-rows-repeated="1048576">
          <table:table-cell table:number-columns-repeated="16384"/>
        </table:table-row>
      </table:table>
      <table:table table:name="'file:///C:/Windows%20NT%204.0%20Workstation%20Profile/ContinEHCS/PSSCI%20Comparison%202005.xls'#Costs_Comparison_(2)21" table:style-name="ta10">
        <table:table-source xlink:href="file:///C:/Windows%20NT%204.0%20Workstation%20Profile/ContinEHCS/PSSCI%20Comparison%202005.xls" table:table-name="Costs_Comparison_(2)21" table:mode="copy-results-only"/>
        <table:table-column/>
        <table:table-row table:number-rows-repeated="1048576">
          <table:table-cell table:number-columns-repeated="16384"/>
        </table:table-row>
      </table:table>
      <table:table table:name="'file:///C:/Windows%20NT%204.0%20Workstation%20Profile/ContinEHCS/PSSCI%20Comparison%202005.xls'#SE_Comparison26" table:style-name="ta10">
        <table:table-source xlink:href="file:///C:/Windows%20NT%204.0%20Workstation%20Profile/ContinEHCS/PSSCI%20Comparison%202005.xls" table:table-name="SE_Comparison26" table:mode="copy-results-only"/>
        <table:table-column/>
        <table:table-row table:number-rows-repeated="1048576">
          <table:table-cell table:number-columns-repeated="16384"/>
        </table:table-row>
      </table:table>
      <table:table table:name="'file:///C:/Windows%20NT%204.0%20Workstation%20Profile/ContinEHCS/PSSCI%20Comparison%202005.xls'#SE_v_Mod26" table:style-name="ta10">
        <table:table-source xlink:href="file:///C:/Windows%20NT%204.0%20Workstation%20Profile/ContinEHCS/PSSCI%20Comparison%202005.xls" table:table-name="SE_v_Mod26" table:mode="copy-results-only"/>
        <table:table-column/>
        <table:table-row table:number-rows-repeated="1048576">
          <table:table-cell table:number-columns-repeated="16384"/>
        </table:table-row>
      </table:table>
      <table:table table:name="'file:///C:/Windows%20NT%204.0%20Workstation%20Profile/ContinEHCS/PSSCI%20Comparison%202005.xls'#Mod_Comparison26" table:style-name="ta10">
        <table:table-source xlink:href="file:///C:/Windows%20NT%204.0%20Workstation%20Profile/ContinEHCS/PSSCI%20Comparison%202005.xls" table:table-name="Mod_Comparison26" table:mode="copy-results-only"/>
        <table:table-column/>
        <table:table-row table:number-rows-repeated="1048576">
          <table:table-cell table:number-columns-repeated="16384"/>
        </table:table-row>
      </table:table>
      <table:table table:name="'file:///C:/Windows%20NT%204.0%20Workstation%20Profile/ContinEHCS/PSSCI%20Comparison%202005.xls'#V_Comparison26" table:style-name="ta10">
        <table:table-source xlink:href="file:///C:/Windows%20NT%204.0%20Workstation%20Profile/ContinEHCS/PSSCI%20Comparison%202005.xls" table:table-name="V_Comparison26" table:mode="copy-results-only"/>
        <table:table-column/>
        <table:table-row table:number-rows-repeated="1048576">
          <table:table-cell table:number-columns-repeated="16384"/>
        </table:table-row>
      </table:table>
      <table:table table:name="'file:///C:/Windows%20NT%204.0%20Workstation%20Profile/ContinEHCS/PSSCI%20Comparison%202005.xls'#VND_Comparison26" table:style-name="ta10">
        <table:table-source xlink:href="file:///C:/Windows%20NT%204.0%20Workstation%20Profile/ContinEHCS/PSSCI%20Comparison%202005.xls" table:table-name="VND_Comparison26" table:mode="copy-results-only"/>
        <table:table-column/>
        <table:table-row table:number-rows-repeated="1048576">
          <table:table-cell table:number-columns-repeated="16384"/>
        </table:table-row>
      </table:table>
      <table:table table:name="'file:///C:/Windows%20NT%204.0%20Workstation%20Profile/ContinEHCS/PSSCI%20Comparison%202005.xls'#Social_Comparison26" table:style-name="ta10">
        <table:table-source xlink:href="file:///C:/Windows%20NT%204.0%20Workstation%20Profile/ContinEHCS/PSSCI%20Comparison%202005.xls" table:table-name="Social_Comparison26" table:mode="copy-results-only"/>
        <table:table-column/>
        <table:table-row table:number-rows-repeated="1048576">
          <table:table-cell table:number-columns-repeated="16384"/>
        </table:table-row>
      </table:table>
      <table:table table:name="'file:///C:/Windows%20NT%204.0%20Workstation%20Profile/ContinEHCS/PSSCI%20Comparison%202005.xls'#CI_around_WLS_line26" table:style-name="ta10">
        <table:table-source xlink:href="file:///C:/Windows%20NT%204.0%20Workstation%20Profile/ContinEHCS/PSSCI%20Comparison%202005.xls" table:table-name="CI_around_WLS_line26" table:mode="copy-results-only"/>
        <table:table-column/>
        <table:table-row table:number-rows-repeated="1048576">
          <table:table-cell table:number-columns-repeated="16384"/>
        </table:table-row>
      </table:table>
      <table:table table:name="'file:///C:/Windows%20NT%204.0%20Workstation%20Profile/ContinEHCS/PSSCI%20Comparison%202005.xls'#CI_WLS_Eng26" table:style-name="ta10">
        <table:table-source xlink:href="file:///C:/Windows%20NT%204.0%20Workstation%20Profile/ContinEHCS/PSSCI%20Comparison%202005.xls" table:table-name="CI_WLS_Eng26" table:mode="copy-results-only"/>
        <table:table-column/>
        <table:table-row table:number-rows-repeated="1048576">
          <table:table-cell table:number-columns-repeated="16384"/>
        </table:table-row>
      </table:table>
      <table:table table:name="'file:///C:/Windows%20NT%204.0%20Workstation%20Profile/ContinEHCS/PSSCI%20Comparison%202005.xls'#CI_comparison26" table:style-name="ta10">
        <table:table-source xlink:href="file:///C:/Windows%20NT%204.0%20Workstation%20Profile/ContinEHCS/PSSCI%20Comparison%202005.xls" table:table-name="CI_comparison26" table:mode="copy-results-only"/>
        <table:table-column/>
        <table:table-row table:number-rows-repeated="1048576">
          <table:table-cell table:number-columns-repeated="16384"/>
        </table:table-row>
      </table:table>
      <table:table table:name="'file:///C:/Windows%20NT%204.0%20Workstation%20Profile/ContinEHCS/PSSCI%20Comparison%202005.xls'#CI_Soc_WLS_line_26" table:style-name="ta10">
        <table:table-source xlink:href="file:///C:/Windows%20NT%204.0%20Workstation%20Profile/ContinEHCS/PSSCI%20Comparison%202005.xls" table:table-name="CI_Soc_WLS_line_26" table:mode="copy-results-only"/>
        <table:table-column/>
        <table:table-row table:number-rows-repeated="1048576">
          <table:table-cell table:number-columns-repeated="16384"/>
        </table:table-row>
      </table:table>
      <table:table table:name="'file:///C:/Windows%20NT%204.0%20Workstation%20Profile/ContinEHCS/PSSCI%20Comparison%202005.xls'#1991_Variables26" table:style-name="ta10">
        <table:table-source xlink:href="file:///C:/Windows%20NT%204.0%20Workstation%20Profile/ContinEHCS/PSSCI%20Comparison%202005.xls" table:table-name="1991_Variables26" table:mode="copy-results-only"/>
        <table:table-column/>
        <table:table-row table:number-rows-repeated="1048576">
          <table:table-cell table:number-columns-repeated="16384"/>
        </table:table-row>
      </table:table>
      <table:table table:name="'file:///C:/Windows%20NT%204.0%20Workstation%20Profile/ContinEHCS/PSSCI%20Comparison%202005.xls'#1996_Variables26" table:style-name="ta10">
        <table:table-source xlink:href="file:///C:/Windows%20NT%204.0%20Workstation%20Profile/ContinEHCS/PSSCI%20Comparison%202005.xls" table:table-name="1996_Variables26" table:mode="copy-results-only"/>
        <table:table-column/>
        <table:table-row table:number-rows-repeated="1048576">
          <table:table-cell table:number-columns-repeated="16384"/>
        </table:table-row>
      </table:table>
      <table:table table:name="'file:///C:/Windows%20NT%204.0%20Workstation%20Profile/ContinEHCS/PSSCI%20Comparison%202005.xls'#2001_Variables26" table:style-name="ta10">
        <table:table-source xlink:href="file:///C:/Windows%20NT%204.0%20Workstation%20Profile/ContinEHCS/PSSCI%20Comparison%202005.xls" table:table-name="2001_Variables26" table:mode="copy-results-only"/>
        <table:table-column/>
        <table:table-row table:number-rows-repeated="1048576">
          <table:table-cell table:number-columns-repeated="16384"/>
        </table:table-row>
      </table:table>
      <table:table table:name="'file:///C:/Windows%20NT%204.0%20Workstation%20Profile/ContinEHCS/PSSCI%20Comparison%202005.xls'#Costs_Comparison_(2)26" table:style-name="ta10">
        <table:table-source xlink:href="file:///C:/Windows%20NT%204.0%20Workstation%20Profile/ContinEHCS/PSSCI%20Comparison%202005.xls" table:table-name="Costs_Comparison_(2)26" table:mode="copy-results-only"/>
        <table:table-column/>
        <table:table-row table:number-rows-repeated="1048576">
          <table:table-cell table:number-columns-repeated="16384"/>
        </table:table-row>
      </table:table>
      <table:table table:name="'file:///C:/Windows%20NT%204.0%20Workstation%20Profile/ContinEHCS/PSSCI%20Comparison%202005.xls'#SE_Comparison24" table:style-name="ta10">
        <table:table-source xlink:href="file:///C:/Windows%20NT%204.0%20Workstation%20Profile/ContinEHCS/PSSCI%20Comparison%202005.xls" table:table-name="SE_Comparison24" table:mode="copy-results-only"/>
        <table:table-column/>
        <table:table-row table:number-rows-repeated="1048576">
          <table:table-cell table:number-columns-repeated="16384"/>
        </table:table-row>
      </table:table>
      <table:table table:name="'file:///C:/Windows%20NT%204.0%20Workstation%20Profile/ContinEHCS/PSSCI%20Comparison%202005.xls'#SE_v_Mod24" table:style-name="ta10">
        <table:table-source xlink:href="file:///C:/Windows%20NT%204.0%20Workstation%20Profile/ContinEHCS/PSSCI%20Comparison%202005.xls" table:table-name="SE_v_Mod24" table:mode="copy-results-only"/>
        <table:table-column/>
        <table:table-row table:number-rows-repeated="1048576">
          <table:table-cell table:number-columns-repeated="16384"/>
        </table:table-row>
      </table:table>
      <table:table table:name="'file:///C:/Windows%20NT%204.0%20Workstation%20Profile/ContinEHCS/PSSCI%20Comparison%202005.xls'#Mod_Comparison24" table:style-name="ta10">
        <table:table-source xlink:href="file:///C:/Windows%20NT%204.0%20Workstation%20Profile/ContinEHCS/PSSCI%20Comparison%202005.xls" table:table-name="Mod_Comparison24" table:mode="copy-results-only"/>
        <table:table-column/>
        <table:table-row table:number-rows-repeated="1048576">
          <table:table-cell table:number-columns-repeated="16384"/>
        </table:table-row>
      </table:table>
      <table:table table:name="'file:///C:/Windows%20NT%204.0%20Workstation%20Profile/ContinEHCS/PSSCI%20Comparison%202005.xls'#V_Comparison24" table:style-name="ta10">
        <table:table-source xlink:href="file:///C:/Windows%20NT%204.0%20Workstation%20Profile/ContinEHCS/PSSCI%20Comparison%202005.xls" table:table-name="V_Comparison24" table:mode="copy-results-only"/>
        <table:table-column/>
        <table:table-row table:number-rows-repeated="1048576">
          <table:table-cell table:number-columns-repeated="16384"/>
        </table:table-row>
      </table:table>
      <table:table table:name="'file:///C:/Windows%20NT%204.0%20Workstation%20Profile/ContinEHCS/PSSCI%20Comparison%202005.xls'#VND_Comparison24" table:style-name="ta10">
        <table:table-source xlink:href="file:///C:/Windows%20NT%204.0%20Workstation%20Profile/ContinEHCS/PSSCI%20Comparison%202005.xls" table:table-name="VND_Comparison24" table:mode="copy-results-only"/>
        <table:table-column/>
        <table:table-row table:number-rows-repeated="1048576">
          <table:table-cell table:number-columns-repeated="16384"/>
        </table:table-row>
      </table:table>
      <table:table table:name="'file:///C:/Windows%20NT%204.0%20Workstation%20Profile/ContinEHCS/PSSCI%20Comparison%202005.xls'#Social_Comparison24" table:style-name="ta10">
        <table:table-source xlink:href="file:///C:/Windows%20NT%204.0%20Workstation%20Profile/ContinEHCS/PSSCI%20Comparison%202005.xls" table:table-name="Social_Comparison24" table:mode="copy-results-only"/>
        <table:table-column/>
        <table:table-row table:number-rows-repeated="1048576">
          <table:table-cell table:number-columns-repeated="16384"/>
        </table:table-row>
      </table:table>
      <table:table table:name="'file:///C:/Windows%20NT%204.0%20Workstation%20Profile/ContinEHCS/PSSCI%20Comparison%202005.xls'#CI_around_WLS_line24" table:style-name="ta10">
        <table:table-source xlink:href="file:///C:/Windows%20NT%204.0%20Workstation%20Profile/ContinEHCS/PSSCI%20Comparison%202005.xls" table:table-name="CI_around_WLS_line24" table:mode="copy-results-only"/>
        <table:table-column/>
        <table:table-row table:number-rows-repeated="1048576">
          <table:table-cell table:number-columns-repeated="16384"/>
        </table:table-row>
      </table:table>
      <table:table table:name="'file:///C:/Windows%20NT%204.0%20Workstation%20Profile/ContinEHCS/PSSCI%20Comparison%202005.xls'#CI_WLS_Eng24" table:style-name="ta10">
        <table:table-source xlink:href="file:///C:/Windows%20NT%204.0%20Workstation%20Profile/ContinEHCS/PSSCI%20Comparison%202005.xls" table:table-name="CI_WLS_Eng24" table:mode="copy-results-only"/>
        <table:table-column/>
        <table:table-row table:number-rows-repeated="1048576">
          <table:table-cell table:number-columns-repeated="16384"/>
        </table:table-row>
      </table:table>
      <table:table table:name="'file:///C:/Windows%20NT%204.0%20Workstation%20Profile/ContinEHCS/PSSCI%20Comparison%202005.xls'#CI_comparison24" table:style-name="ta10">
        <table:table-source xlink:href="file:///C:/Windows%20NT%204.0%20Workstation%20Profile/ContinEHCS/PSSCI%20Comparison%202005.xls" table:table-name="CI_comparison24" table:mode="copy-results-only"/>
        <table:table-column/>
        <table:table-row table:number-rows-repeated="1048576">
          <table:table-cell table:number-columns-repeated="16384"/>
        </table:table-row>
      </table:table>
      <table:table table:name="'file:///C:/Windows%20NT%204.0%20Workstation%20Profile/ContinEHCS/PSSCI%20Comparison%202005.xls'#CI_Soc_WLS_line_24" table:style-name="ta10">
        <table:table-source xlink:href="file:///C:/Windows%20NT%204.0%20Workstation%20Profile/ContinEHCS/PSSCI%20Comparison%202005.xls" table:table-name="CI_Soc_WLS_line_24" table:mode="copy-results-only"/>
        <table:table-column/>
        <table:table-row table:number-rows-repeated="1048576">
          <table:table-cell table:number-columns-repeated="16384"/>
        </table:table-row>
      </table:table>
      <table:table table:name="'file:///C:/Windows%20NT%204.0%20Workstation%20Profile/ContinEHCS/PSSCI%20Comparison%202005.xls'#1991_Variables24" table:style-name="ta10">
        <table:table-source xlink:href="file:///C:/Windows%20NT%204.0%20Workstation%20Profile/ContinEHCS/PSSCI%20Comparison%202005.xls" table:table-name="1991_Variables24" table:mode="copy-results-only"/>
        <table:table-column/>
        <table:table-row table:number-rows-repeated="1048576">
          <table:table-cell table:number-columns-repeated="16384"/>
        </table:table-row>
      </table:table>
      <table:table table:name="'file:///C:/Windows%20NT%204.0%20Workstation%20Profile/ContinEHCS/PSSCI%20Comparison%202005.xls'#1996_Variables24" table:style-name="ta10">
        <table:table-source xlink:href="file:///C:/Windows%20NT%204.0%20Workstation%20Profile/ContinEHCS/PSSCI%20Comparison%202005.xls" table:table-name="1996_Variables24" table:mode="copy-results-only"/>
        <table:table-column/>
        <table:table-row table:number-rows-repeated="1048576">
          <table:table-cell table:number-columns-repeated="16384"/>
        </table:table-row>
      </table:table>
      <table:table table:name="'file:///C:/Windows%20NT%204.0%20Workstation%20Profile/ContinEHCS/PSSCI%20Comparison%202005.xls'#2001_Variables24" table:style-name="ta10">
        <table:table-source xlink:href="file:///C:/Windows%20NT%204.0%20Workstation%20Profile/ContinEHCS/PSSCI%20Comparison%202005.xls" table:table-name="2001_Variables24" table:mode="copy-results-only"/>
        <table:table-column/>
        <table:table-row table:number-rows-repeated="1048576">
          <table:table-cell table:number-columns-repeated="16384"/>
        </table:table-row>
      </table:table>
      <table:table table:name="'file:///C:/Windows%20NT%204.0%20Workstation%20Profile/ContinEHCS/PSSCI%20Comparison%202005.xls'#Costs_Comparison_(2)24" table:style-name="ta10">
        <table:table-source xlink:href="file:///C:/Windows%20NT%204.0%20Workstation%20Profile/ContinEHCS/PSSCI%20Comparison%202005.xls" table:table-name="Costs_Comparison_(2)24" table:mode="copy-results-only"/>
        <table:table-column/>
        <table:table-row table:number-rows-repeated="1048576">
          <table:table-cell table:number-columns-repeated="16384"/>
        </table:table-row>
      </table:table>
      <table:table table:name="'file:///C:/Windows%20NT%204.0%20Workstation%20Profile/ContinEHCS/PSSCI%20Comparison%202005.xls'#SE_Comparison25" table:style-name="ta10">
        <table:table-source xlink:href="file:///C:/Windows%20NT%204.0%20Workstation%20Profile/ContinEHCS/PSSCI%20Comparison%202005.xls" table:table-name="SE_Comparison25" table:mode="copy-results-only"/>
        <table:table-column/>
        <table:table-row table:number-rows-repeated="1048576">
          <table:table-cell table:number-columns-repeated="16384"/>
        </table:table-row>
      </table:table>
      <table:table table:name="'file:///C:/Windows%20NT%204.0%20Workstation%20Profile/ContinEHCS/PSSCI%20Comparison%202005.xls'#SE_v_Mod25" table:style-name="ta10">
        <table:table-source xlink:href="file:///C:/Windows%20NT%204.0%20Workstation%20Profile/ContinEHCS/PSSCI%20Comparison%202005.xls" table:table-name="SE_v_Mod25" table:mode="copy-results-only"/>
        <table:table-column/>
        <table:table-row table:number-rows-repeated="1048576">
          <table:table-cell table:number-columns-repeated="16384"/>
        </table:table-row>
      </table:table>
      <table:table table:name="'file:///C:/Windows%20NT%204.0%20Workstation%20Profile/ContinEHCS/PSSCI%20Comparison%202005.xls'#Mod_Comparison25" table:style-name="ta10">
        <table:table-source xlink:href="file:///C:/Windows%20NT%204.0%20Workstation%20Profile/ContinEHCS/PSSCI%20Comparison%202005.xls" table:table-name="Mod_Comparison25" table:mode="copy-results-only"/>
        <table:table-column/>
        <table:table-row table:number-rows-repeated="1048576">
          <table:table-cell table:number-columns-repeated="16384"/>
        </table:table-row>
      </table:table>
      <table:table table:name="'file:///C:/Windows%20NT%204.0%20Workstation%20Profile/ContinEHCS/PSSCI%20Comparison%202005.xls'#V_Comparison25" table:style-name="ta10">
        <table:table-source xlink:href="file:///C:/Windows%20NT%204.0%20Workstation%20Profile/ContinEHCS/PSSCI%20Comparison%202005.xls" table:table-name="V_Comparison25" table:mode="copy-results-only"/>
        <table:table-column/>
        <table:table-row table:number-rows-repeated="1048576">
          <table:table-cell table:number-columns-repeated="16384"/>
        </table:table-row>
      </table:table>
      <table:table table:name="'file:///C:/Windows%20NT%204.0%20Workstation%20Profile/ContinEHCS/PSSCI%20Comparison%202005.xls'#VND_Comparison25" table:style-name="ta10">
        <table:table-source xlink:href="file:///C:/Windows%20NT%204.0%20Workstation%20Profile/ContinEHCS/PSSCI%20Comparison%202005.xls" table:table-name="VND_Comparison25" table:mode="copy-results-only"/>
        <table:table-column/>
        <table:table-row table:number-rows-repeated="1048576">
          <table:table-cell table:number-columns-repeated="16384"/>
        </table:table-row>
      </table:table>
      <table:table table:name="'file:///C:/Windows%20NT%204.0%20Workstation%20Profile/ContinEHCS/PSSCI%20Comparison%202005.xls'#Social_Comparison25" table:style-name="ta10">
        <table:table-source xlink:href="file:///C:/Windows%20NT%204.0%20Workstation%20Profile/ContinEHCS/PSSCI%20Comparison%202005.xls" table:table-name="Social_Comparison25" table:mode="copy-results-only"/>
        <table:table-column/>
        <table:table-row table:number-rows-repeated="1048576">
          <table:table-cell table:number-columns-repeated="16384"/>
        </table:table-row>
      </table:table>
      <table:table table:name="'file:///C:/Windows%20NT%204.0%20Workstation%20Profile/ContinEHCS/PSSCI%20Comparison%202005.xls'#CI_around_WLS_line25" table:style-name="ta10">
        <table:table-source xlink:href="file:///C:/Windows%20NT%204.0%20Workstation%20Profile/ContinEHCS/PSSCI%20Comparison%202005.xls" table:table-name="CI_around_WLS_line25" table:mode="copy-results-only"/>
        <table:table-column/>
        <table:table-row table:number-rows-repeated="1048576">
          <table:table-cell table:number-columns-repeated="16384"/>
        </table:table-row>
      </table:table>
      <table:table table:name="'file:///C:/Windows%20NT%204.0%20Workstation%20Profile/ContinEHCS/PSSCI%20Comparison%202005.xls'#CI_WLS_Eng25" table:style-name="ta10">
        <table:table-source xlink:href="file:///C:/Windows%20NT%204.0%20Workstation%20Profile/ContinEHCS/PSSCI%20Comparison%202005.xls" table:table-name="CI_WLS_Eng25" table:mode="copy-results-only"/>
        <table:table-column/>
        <table:table-row table:number-rows-repeated="1048576">
          <table:table-cell table:number-columns-repeated="16384"/>
        </table:table-row>
      </table:table>
      <table:table table:name="'file:///C:/Windows%20NT%204.0%20Workstation%20Profile/ContinEHCS/PSSCI%20Comparison%202005.xls'#CI_comparison25" table:style-name="ta10">
        <table:table-source xlink:href="file:///C:/Windows%20NT%204.0%20Workstation%20Profile/ContinEHCS/PSSCI%20Comparison%202005.xls" table:table-name="CI_comparison25" table:mode="copy-results-only"/>
        <table:table-column/>
        <table:table-row table:number-rows-repeated="1048576">
          <table:table-cell table:number-columns-repeated="16384"/>
        </table:table-row>
      </table:table>
      <table:table table:name="'file:///C:/Windows%20NT%204.0%20Workstation%20Profile/ContinEHCS/PSSCI%20Comparison%202005.xls'#CI_Soc_WLS_line_25" table:style-name="ta10">
        <table:table-source xlink:href="file:///C:/Windows%20NT%204.0%20Workstation%20Profile/ContinEHCS/PSSCI%20Comparison%202005.xls" table:table-name="CI_Soc_WLS_line_25" table:mode="copy-results-only"/>
        <table:table-column/>
        <table:table-row table:number-rows-repeated="1048576">
          <table:table-cell table:number-columns-repeated="16384"/>
        </table:table-row>
      </table:table>
      <table:table table:name="'file:///C:/Windows%20NT%204.0%20Workstation%20Profile/ContinEHCS/PSSCI%20Comparison%202005.xls'#1991_Variables25" table:style-name="ta10">
        <table:table-source xlink:href="file:///C:/Windows%20NT%204.0%20Workstation%20Profile/ContinEHCS/PSSCI%20Comparison%202005.xls" table:table-name="1991_Variables25" table:mode="copy-results-only"/>
        <table:table-column/>
        <table:table-row table:number-rows-repeated="1048576">
          <table:table-cell table:number-columns-repeated="16384"/>
        </table:table-row>
      </table:table>
      <table:table table:name="'file:///C:/Windows%20NT%204.0%20Workstation%20Profile/ContinEHCS/PSSCI%20Comparison%202005.xls'#1996_Variables25" table:style-name="ta10">
        <table:table-source xlink:href="file:///C:/Windows%20NT%204.0%20Workstation%20Profile/ContinEHCS/PSSCI%20Comparison%202005.xls" table:table-name="1996_Variables25" table:mode="copy-results-only"/>
        <table:table-column/>
        <table:table-row table:number-rows-repeated="1048576">
          <table:table-cell table:number-columns-repeated="16384"/>
        </table:table-row>
      </table:table>
      <table:table table:name="'file:///C:/Windows%20NT%204.0%20Workstation%20Profile/ContinEHCS/PSSCI%20Comparison%202005.xls'#2001_Variables25" table:style-name="ta10">
        <table:table-source xlink:href="file:///C:/Windows%20NT%204.0%20Workstation%20Profile/ContinEHCS/PSSCI%20Comparison%202005.xls" table:table-name="2001_Variables25" table:mode="copy-results-only"/>
        <table:table-column/>
        <table:table-row table:number-rows-repeated="1048576">
          <table:table-cell table:number-columns-repeated="16384"/>
        </table:table-row>
      </table:table>
      <table:table table:name="'file:///C:/Windows%20NT%204.0%20Workstation%20Profile/ContinEHCS/PSSCI%20Comparison%202005.xls'#Costs_Comparison_(2)25" table:style-name="ta10">
        <table:table-source xlink:href="file:///C:/Windows%20NT%204.0%20Workstation%20Profile/ContinEHCS/PSSCI%20Comparison%202005.xls" table:table-name="Costs_Comparison_(2)25" table:mode="copy-results-only"/>
        <table:table-column/>
        <table:table-row table:number-rows-repeated="1048576">
          <table:table-cell table:number-columns-repeated="16384"/>
        </table:table-row>
      </table:table>
      <table:table table:name="'file:///C:/Windows%20NT%204.0%20Workstation%20Profile/ContinEHCS/PSSCI%20Comparison%202005.xls'#SE_Comparison27" table:style-name="ta10">
        <table:table-source xlink:href="file:///C:/Windows%20NT%204.0%20Workstation%20Profile/ContinEHCS/PSSCI%20Comparison%202005.xls" table:table-name="SE_Comparison27" table:mode="copy-results-only"/>
        <table:table-column/>
        <table:table-row table:number-rows-repeated="1048576">
          <table:table-cell table:number-columns-repeated="16384"/>
        </table:table-row>
      </table:table>
      <table:table table:name="'file:///C:/Windows%20NT%204.0%20Workstation%20Profile/ContinEHCS/PSSCI%20Comparison%202005.xls'#SE_v_Mod27" table:style-name="ta10">
        <table:table-source xlink:href="file:///C:/Windows%20NT%204.0%20Workstation%20Profile/ContinEHCS/PSSCI%20Comparison%202005.xls" table:table-name="SE_v_Mod27" table:mode="copy-results-only"/>
        <table:table-column/>
        <table:table-row table:number-rows-repeated="1048576">
          <table:table-cell table:number-columns-repeated="16384"/>
        </table:table-row>
      </table:table>
      <table:table table:name="'file:///C:/Windows%20NT%204.0%20Workstation%20Profile/ContinEHCS/PSSCI%20Comparison%202005.xls'#Mod_Comparison27" table:style-name="ta10">
        <table:table-source xlink:href="file:///C:/Windows%20NT%204.0%20Workstation%20Profile/ContinEHCS/PSSCI%20Comparison%202005.xls" table:table-name="Mod_Comparison27" table:mode="copy-results-only"/>
        <table:table-column/>
        <table:table-row table:number-rows-repeated="1048576">
          <table:table-cell table:number-columns-repeated="16384"/>
        </table:table-row>
      </table:table>
      <table:table table:name="'file:///C:/Windows%20NT%204.0%20Workstation%20Profile/ContinEHCS/PSSCI%20Comparison%202005.xls'#V_Comparison27" table:style-name="ta10">
        <table:table-source xlink:href="file:///C:/Windows%20NT%204.0%20Workstation%20Profile/ContinEHCS/PSSCI%20Comparison%202005.xls" table:table-name="V_Comparison27" table:mode="copy-results-only"/>
        <table:table-column/>
        <table:table-row table:number-rows-repeated="1048576">
          <table:table-cell table:number-columns-repeated="16384"/>
        </table:table-row>
      </table:table>
      <table:table table:name="'file:///C:/Windows%20NT%204.0%20Workstation%20Profile/ContinEHCS/PSSCI%20Comparison%202005.xls'#VND_Comparison27" table:style-name="ta10">
        <table:table-source xlink:href="file:///C:/Windows%20NT%204.0%20Workstation%20Profile/ContinEHCS/PSSCI%20Comparison%202005.xls" table:table-name="VND_Comparison27" table:mode="copy-results-only"/>
        <table:table-column/>
        <table:table-row table:number-rows-repeated="1048576">
          <table:table-cell table:number-columns-repeated="16384"/>
        </table:table-row>
      </table:table>
      <table:table table:name="'file:///C:/Windows%20NT%204.0%20Workstation%20Profile/ContinEHCS/PSSCI%20Comparison%202005.xls'#Social_Comparison27" table:style-name="ta10">
        <table:table-source xlink:href="file:///C:/Windows%20NT%204.0%20Workstation%20Profile/ContinEHCS/PSSCI%20Comparison%202005.xls" table:table-name="Social_Comparison27" table:mode="copy-results-only"/>
        <table:table-column/>
        <table:table-row table:number-rows-repeated="1048576">
          <table:table-cell table:number-columns-repeated="16384"/>
        </table:table-row>
      </table:table>
      <table:table table:name="'file:///C:/Windows%20NT%204.0%20Workstation%20Profile/ContinEHCS/PSSCI%20Comparison%202005.xls'#CI_around_WLS_line27" table:style-name="ta10">
        <table:table-source xlink:href="file:///C:/Windows%20NT%204.0%20Workstation%20Profile/ContinEHCS/PSSCI%20Comparison%202005.xls" table:table-name="CI_around_WLS_line27" table:mode="copy-results-only"/>
        <table:table-column/>
        <table:table-row table:number-rows-repeated="1048576">
          <table:table-cell table:number-columns-repeated="16384"/>
        </table:table-row>
      </table:table>
      <table:table table:name="'file:///C:/Windows%20NT%204.0%20Workstation%20Profile/ContinEHCS/PSSCI%20Comparison%202005.xls'#CI_WLS_Eng27" table:style-name="ta10">
        <table:table-source xlink:href="file:///C:/Windows%20NT%204.0%20Workstation%20Profile/ContinEHCS/PSSCI%20Comparison%202005.xls" table:table-name="CI_WLS_Eng27" table:mode="copy-results-only"/>
        <table:table-column/>
        <table:table-row table:number-rows-repeated="1048576">
          <table:table-cell table:number-columns-repeated="16384"/>
        </table:table-row>
      </table:table>
      <table:table table:name="'file:///C:/Windows%20NT%204.0%20Workstation%20Profile/ContinEHCS/PSSCI%20Comparison%202005.xls'#CI_comparison27" table:style-name="ta10">
        <table:table-source xlink:href="file:///C:/Windows%20NT%204.0%20Workstation%20Profile/ContinEHCS/PSSCI%20Comparison%202005.xls" table:table-name="CI_comparison27" table:mode="copy-results-only"/>
        <table:table-column/>
        <table:table-row table:number-rows-repeated="1048576">
          <table:table-cell table:number-columns-repeated="16384"/>
        </table:table-row>
      </table:table>
      <table:table table:name="'file:///C:/Windows%20NT%204.0%20Workstation%20Profile/ContinEHCS/PSSCI%20Comparison%202005.xls'#CI_Soc_WLS_line_27" table:style-name="ta10">
        <table:table-source xlink:href="file:///C:/Windows%20NT%204.0%20Workstation%20Profile/ContinEHCS/PSSCI%20Comparison%202005.xls" table:table-name="CI_Soc_WLS_line_27" table:mode="copy-results-only"/>
        <table:table-column/>
        <table:table-row table:number-rows-repeated="1048576">
          <table:table-cell table:number-columns-repeated="16384"/>
        </table:table-row>
      </table:table>
      <table:table table:name="'file:///C:/Windows%20NT%204.0%20Workstation%20Profile/ContinEHCS/PSSCI%20Comparison%202005.xls'#1991_Variables27" table:style-name="ta10">
        <table:table-source xlink:href="file:///C:/Windows%20NT%204.0%20Workstation%20Profile/ContinEHCS/PSSCI%20Comparison%202005.xls" table:table-name="1991_Variables27" table:mode="copy-results-only"/>
        <table:table-column/>
        <table:table-row table:number-rows-repeated="1048576">
          <table:table-cell table:number-columns-repeated="16384"/>
        </table:table-row>
      </table:table>
      <table:table table:name="'file:///C:/Windows%20NT%204.0%20Workstation%20Profile/ContinEHCS/PSSCI%20Comparison%202005.xls'#1996_Variables27" table:style-name="ta10">
        <table:table-source xlink:href="file:///C:/Windows%20NT%204.0%20Workstation%20Profile/ContinEHCS/PSSCI%20Comparison%202005.xls" table:table-name="1996_Variables27" table:mode="copy-results-only"/>
        <table:table-column/>
        <table:table-row table:number-rows-repeated="1048576">
          <table:table-cell table:number-columns-repeated="16384"/>
        </table:table-row>
      </table:table>
      <table:table table:name="'file:///C:/Windows%20NT%204.0%20Workstation%20Profile/ContinEHCS/PSSCI%20Comparison%202005.xls'#2001_Variables27" table:style-name="ta10">
        <table:table-source xlink:href="file:///C:/Windows%20NT%204.0%20Workstation%20Profile/ContinEHCS/PSSCI%20Comparison%202005.xls" table:table-name="2001_Variables27" table:mode="copy-results-only"/>
        <table:table-column/>
        <table:table-row table:number-rows-repeated="1048576">
          <table:table-cell table:number-columns-repeated="16384"/>
        </table:table-row>
      </table:table>
      <table:table table:name="'file:///C:/Windows%20NT%204.0%20Workstation%20Profile/ContinEHCS/PSSCI%20Comparison%202005.xls'#Costs_Comparison_(2)27" table:style-name="ta10">
        <table:table-source xlink:href="file:///C:/Windows%20NT%204.0%20Workstation%20Profile/ContinEHCS/PSSCI%20Comparison%202005.xls" table:table-name="Costs_Comparison_(2)27" table:mode="copy-results-only"/>
        <table:table-column/>
        <table:table-row table:number-rows-repeated="1048576">
          <table:table-cell table:number-columns-repeated="16384"/>
        </table:table-row>
      </table:table>
      <table:named-expressions>
        <table:named-expression table:name="aq" table:expression="of:=[.#REF!]" table:base-cell-address="List_of_contents.$A$1"/>
        <table:named-range table:name="b" table:cell-range-address="'file:///C:/Windows%20NT%204.0%20Workstation%20Profile/ContinEHCS/ContinEHCS/Regional%20Report/Dwelling%20EHCS%202004.xls'#CI_pri_WLS_line.$G$3" table:base-cell-address="List_of_contents.$A$1"/>
        <table:named-range table:name="d" table:cell-range-address="'file:///C:/Windows%20NT%204.0%20Workstation%20Profile/ContinEHCS/PSSCI%20Comparison%202005.xls'#CI_around_WLS_line.$G$3" table:base-cell-address="List_of_contents.$A$1"/>
        <table:named-expression table:name="e" table:expression="of:=[.#REF!]" table:base-cell-address="List_of_contents.$A$1"/>
        <table:named-expression table:name="lab" table:expression="of:=[.#REF!]" table:base-cell-address="List_of_contents.$A$1"/>
        <table:named-expression table:name="LABELS" table:expression="of:=[.#REF!]" table:base-cell-address="List_of_contents.$A$1"/>
        <table:named-expression table:name="Labels2" table:expression="of:=[.#REF!]" table:base-cell-address="List_of_contents.$A$1"/>
        <table:named-range table:name="m" table:cell-range-address="'file:///C:/Windows%20NT%204.0%20Workstation%20Profile/ContinEHCS/ContinEHCS/Regional%20Report/Dwelling%20EHCS%202004.xls'#CI_pri_WLS_line.$G$2" table:base-cell-address="List_of_contents.$A$1"/>
        <table:named-range table:name="y" table:cell-range-address="'file:///C:/Windows%20NT%204.0%20Workstation%20Profile/ContinEHCS/PSSCI%20Comparison%202005.xls'#CI_around_WLS_line.$G$2" table:base-cell-address="List_of_conten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Cambria" svg:font-family="Cambria"/>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number-style style:name="N36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6P1">
      <number:text> </number:text>
      <number:fill-character> </number:fill-character>
      <number:text>(</number:text>
      <number:number number:decimal-places="0" number:min-decimal-places="0" number:min-integer-digits="1" number:grouping="true">
        <number:embedded-text number:position="0">)</number:embedded-text>
      </number:number>
    </number:number-style>
    <number:number-style style:name="N36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0" number:min-decimal-places="0" number:min-integer-digits="1" number:grouping="true">
        <number:embedded-text number:position="0"> </number:embedded-text>
      </number:number>
    </number:number-style>
    <number:number-style style:name="N37P1">
      <number:text> (</number:text>
      <number:number number:decimal-places="0" number:min-decimal-places="0" number:min-integer-digits="1" number:grouping="true">
        <number:embedded-text number:position="0">)</number:embedded-text>
      </number:number>
    </number:number-style>
    <number:number-style style:name="N37P2">
      <number:text> -</number:text>
      <number:number number:decimal-places="0" number:min-decimal-places="0" number:min-integer-digits="0">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1" number:min-decimal-places="1" number:min-integer-digits="1"/>
    </number:number-style>
    <number:number-style style:name="N39">
      <number:number number:decimal-places="1" number:min-decimal-places="1" number:min-integer-digits="1" number:grouping="true"/>
    </number:number-style>
    <number:number-style style:name="N40">
      <number:number number:decimal-places="3" number:min-decimal-places="3" number:min-integer-digits="1"/>
    </number:number-style>
    <number:number-style style:name="N41P0">
      <number:text> </number:text>
      <number:fill-character> </number:fill-character>
      <number:number number:decimal-places="1" number:min-decimal-places="1" number:min-integer-digits="1" number:grouping="true"/>
      <number:text> </number:text>
    </number:number-style>
    <number:number-style style:name="N41P1">
      <number:text> </number:text>
      <number:fill-character> </number:fill-character>
      <number:text>(</number:text>
      <number:number number:decimal-places="1" number:min-decimal-places="1" number:min-integer-digits="1" number:grouping="true"/>
      <number:text>)</number:text>
    </number:number-style>
    <number:number-style style:name="N41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percentage-style style:name="N42">
      <number:number number:decimal-places="1" number:min-decimal-places="1" number:min-integer-digits="1"/>
      <number:text>%</number:text>
    </number:percentage-style>
    <number:number-style style:name="N43P0">
      <number:text> </number:text>
      <number:fill-character> </number:fill-character>
      <number:number number:decimal-places="0" number:min-decimal-places="0" number:min-integer-digits="1" number:grouping="true">
        <number:embedded-text number:position="0"> </number:embedded-text>
      </number:number>
    </number:number-style>
    <number:number-style style:name="N43P1">
      <number:text>-</number:text>
      <number:fill-character> </number:fill-character>
      <number:number number:decimal-places="0" number:min-decimal-places="0" number:min-integer-digits="1" number:grouping="true">
        <number:embedded-text number:position="0"> </number:embedded-text>
      </number:number>
    </number:number-style>
    <number:number-style style:name="N43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number number:decimal-places="2" number:min-decimal-places="2" number:min-integer-digits="1" number:grouping="true"/>
      <number:text> </number:text>
    </number:number-style>
    <number:number-style style:name="N44P1">
      <number:text> (</number:text>
      <number:number number:decimal-places="2" number:min-decimal-places="2" number:min-integer-digits="1" number:grouping="true"/>
      <number:text>)</number:text>
    </number:number-style>
    <number:number-style style:name="N44P2">
      <number:text> -</number:text>
      <number:number number:decimal-places="0" number:min-decimal-places="0" number:min-integer-digits="0">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fill-character> </number:fill-character>
      <number:number number:decimal-places="1" number:min-decimal-places="1" number:min-integer-digits="1" number:grouping="true"/>
      <number:text> </number:text>
    </number:number-style>
    <number:number-style style:name="N45P1">
      <number:text>-</number:text>
      <number:fill-character> </number:fill-character>
      <number:number number:decimal-places="1" number:min-decimal-places="1" number:min-integer-digits="1" number:grouping="true"/>
      <number:text> </number:text>
    </number:number-style>
    <number:number-style style:name="N45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0" number:min-decimal-places="0" number:min-integer-digits="1" number:grouping="true">
        <number:embedded-text number:position="0"> </number:embedded-text>
      </number:number>
    </number:number-style>
    <number:number-style style:name="N46P1">
      <number:text>-</number:text>
      <number:number number:decimal-places="0" number:min-decimal-places="0" number:min-integer-digits="1" number:grouping="true">
        <number:embedded-text number:position="0"> </number:embedded-text>
      </number:number>
    </number:number-style>
    <number:number-style style:name="N46P2">
      <number:text> -</number:text>
      <number:number number:decimal-places="0" number:min-decimal-places="0" number:min-integer-digits="0">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number-style style:name="N47P0">
      <number:text> </number:text>
      <number:number number:decimal-places="1" number:min-decimal-places="1" number:min-integer-digits="1" number:grouping="true"/>
      <number:text> </number:text>
    </number:number-style>
    <number:number-style style:name="N47P1">
      <number:text>-</number:text>
      <number:number number:decimal-places="1" number:min-decimal-places="1" number:min-integer-digits="1" number:grouping="true"/>
      <number:text> </number:text>
    </number:number-style>
    <number:number-style style:name="N47P2">
      <number:text> -</number:text>
      <number:number number:decimal-places="0" number:min-decimal-places="0" number:min-integer-digits="0">
        <number:embedded-text number:position="0"> </number:embedded-text>
      </number:number>
    </number:number-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number:number-style style:name="N48P0">
      <number:text> </number:text>
      <number:fill-character> </number:fill-character>
      <number:number number:decimal-places="2" number:min-decimal-places="2" number:min-integer-digits="1" number:grouping="true"/>
      <number:text> </number:text>
    </number:number-style>
    <number:number-style style:name="N48P1">
      <number:text> </number:text>
      <number:fill-character> </number:fill-character>
      <number:text>(</number:text>
      <number:number number:decimal-places="2" number:min-decimal-places="2" number:min-integer-digits="1" number:grouping="true"/>
      <number:text>)</number:text>
    </number:number-style>
    <number:number-style style:name="N48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text> </number:text>
      <number:fill-character> </number:fill-character>
      <number:number number:decimal-places="2" number:min-decimal-places="2" number:min-integer-digits="1" number:grouping="true"/>
      <number:text> </number:text>
    </number:number-style>
    <number:number-style style:name="N49P1">
      <number:text>-</number:text>
      <number:fill-character> </number:fill-character>
      <number:number number:decimal-places="2" number:min-decimal-places="2" number:min-integer-digits="1" number:grouping="true"/>
      <number:text> </number:text>
    </number:number-style>
    <number:number-style style:name="N49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P0">
      <number:text> </number:text>
      <number:number number:decimal-places="2" number:min-decimal-places="2" number:min-integer-digits="1" number:grouping="true"/>
      <number:text> </number:text>
    </number:number-style>
    <number:number-style style:name="N50P1">
      <number:text>-</number:text>
      <number:number number:decimal-places="2" number:min-decimal-places="2" number:min-integer-digits="1" number:grouping="true"/>
      <number:text> </number:text>
    </number:number-style>
    <number:number-style style:name="N50P2">
      <number:text> -</number:text>
      <number:number number:decimal-places="0" number:min-decimal-places="0" number:min-integer-digits="0">
        <number:embedded-text number:position="0"> </number:embedded-text>
      </number:number>
    </number:number-style>
    <number:text-style style:name="N50">
      <number:text> </number:text>
      <number:text-content/>
      <number:text> </number:text>
      <style:map style:condition="value()&gt;0" style:apply-style-name="N50P0"/>
      <style:map style:condition="value()&lt;0" style:apply-style-name="N50P1"/>
      <style:map style:condition="value()=0" style:apply-style-name="N50P2"/>
    </number:text-style>
    <style:style style:name="_50_0_37__32_-_32_Accent1_32_2" style:display-name="20% - Accent1 2"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2_32_2" style:display-name="20% - Accent1 2 2"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FFFFFF"/>
      <style:text-properties style:font-name="Calibri" style:font-name-asian="Calibri" style:font-name-complex="Calibri" fo:font-size="11pt" style:font-size-asian="11pt" style:font-size-complex="11pt"/>
    </style:style>
    <style:style style:name="_50_0_37__32_-_32_Accent1_32_3_32_2" style:display-name="20% - Accent1 3 2" style:family="table-cell" style:data-style-name="N0">
      <style:table-cell-properties fo:background-color="#FFFFFF"/>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2_32_2" style:display-name="20% - Accent2 2 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2_32_3_32_2" style:display-name="20% - Accent2 3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2_32_2" style:display-name="20% - Accent3 2 2"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FFFFCC"/>
      <style:text-properties style:font-name="Calibri" style:font-name-asian="Calibri" style:font-name-complex="Calibri" fo:font-size="11pt" style:font-size-asian="11pt" style:font-size-complex="11pt"/>
    </style:style>
    <style:style style:name="_50_0_37__32_-_32_Accent3_32_3_32_2" style:display-name="20% - Accent3 3 2" style:family="table-cell" style:data-style-name="N0">
      <style:table-cell-properties fo:background-color="#FFFFCC"/>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2_32_2" style:display-name="20% - Accent4 2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FFFFFF"/>
      <style:text-properties style:font-name="Calibri" style:font-name-asian="Calibri" style:font-name-complex="Calibri" fo:font-size="11pt" style:font-size-asian="11pt" style:font-size-complex="11pt"/>
    </style:style>
    <style:style style:name="_50_0_37__32_-_32_Accent4_32_3_32_2" style:display-name="20% - Accent4 3 2" style:family="table-cell" style:data-style-name="N0">
      <style:table-cell-properties fo:background-color="#FFFFFF"/>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2_32_2" style:display-name="20% - Accent5 2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3_32_2" style:display-name="20% - Accent5 3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2_32_2" style:display-name="20% - Accent6 2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2_32_2" style:display-name="40% - Accent1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6FFFFF"/>
      <style:text-properties style:font-name="Calibri" style:font-name-asian="Calibri" style:font-name-complex="Calibri" fo:font-size="11pt" style:font-size-asian="11pt" style:font-size-complex="11pt"/>
    </style:style>
    <style:style style:name="_52_0_37__32_-_32_Accent1_32_3_32_2" style:display-name="40% - Accent1 3 2" style:family="table-cell" style:data-style-name="N0">
      <style:table-cell-properties fo:background-color="#6FFFFF"/>
      <style:text-properties style:font-name="Calibri" style:font-name-asian="Calibri" style:font-name-complex="Calibri" fo:font-size="11pt" style:font-size-asian="11pt" style:font-size-complex="11pt"/>
    </style:style>
    <style:style style:name="_52_0_37__32_-_32_Accent1_32_3_32_2_32_2" style:display-name="40% - Accent1 3 2 2" style:family="table-cell" style:data-style-name="N0">
      <style:table-cell-properties fo:background-color="#B4C6E7"/>
      <style:text-properties style:font-name="Calibri" style:font-name-asian="Calibri" style:font-name-complex="Calibri" fo:font-size="11pt" style:font-size-asian="11pt" style:font-size-complex="11pt"/>
    </style:style>
    <style:style style:name="_52_0_37__32_-_32_Accent1_32_3_32_2_32_3" style:display-name="40% - Accent1 3 2 3" style:family="table-cell" style:data-style-name="N0">
      <style:table-cell-properties fo:background-color="#B4C6E7"/>
      <style:text-properties style:font-name="Calibri" style:font-name-asian="Calibri" style:font-name-complex="Calibri" fo:font-size="11pt" style:font-size-asian="11pt" style:font-size-complex="11pt"/>
    </style:style>
    <style:style style:name="_52_0_37__32_-_32_Accent1_32_3_32_3" style:display-name="40% - Accent1 3 3" style:family="table-cell" style:data-style-name="N0">
      <style:table-cell-properties fo:background-color="#B4C6E7"/>
      <style:text-properties style:font-name="Calibri" style:font-name-asian="Calibri" style:font-name-complex="Calibri" fo:font-size="11pt" style:font-size-asian="11pt" style:font-size-complex="11pt"/>
    </style:style>
    <style:style style:name="_52_0_37__32_-_32_Accent1_32_3_32_4" style:display-name="40% - Accent1 3 4" style:family="table-cell" style:data-style-name="N0">
      <style:table-cell-properties fo:background-color="#B4C6E7"/>
      <style:text-properties style:font-name="Calibri" style:font-name-asian="Calibri" style:font-name-complex="Calibri" fo:font-size="11pt" style:font-size-asian="11pt" style:font-size-complex="11pt"/>
    </style:style>
    <style:style style:name="_52_0_37__32_-_32_Accent1_32_4" style:display-name="40% - Accent1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 style:display-name="4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2_32_2" style:display-name="40% - Accent2 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2_32_2" style:display-name="40% - Accent3 2 2"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3_32_3_32_2" style:display-name="40% - Accent3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2_32_2" style:display-name="40% - Accent4 2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 style:display-name="4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 style:display-name="40% - Accent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2_32_2" style:display-name="40% - Accent6 2 2"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2_0_37__32_-_32_Accent6_32_3_32_2" style:display-name="40% - Accent6 3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2_32_2" style:display-name="60% - Accent1 2 2"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_54_0_37__32_-_32_Accent1_32_3_32_2" style:display-name="60% - Accent1 3 2"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 style:display-name="60% - Accent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000080"/>
      <style:text-properties fo:color="#FFFFFF" style:font-name="Calibri" style:font-name-asian="Calibri" style:font-name-complex="Calibri" fo:font-size="11pt" style:font-size-asian="11pt" style:font-size-complex="11pt"/>
    </style:style>
    <style:style style:name="_54_0_37__32_-_32_Accent2_32_3_32_2" style:display-name="60% - Accent2 3 2" style:family="table-cell" style:data-style-name="N0">
      <style:table-cell-properties fo:background-color="#000080"/>
      <style:text-properties fo:color="#FFFFFF"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2_32_2" style:display-name="60% - Accent3 2 2"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 style:display-name="60% - Accent3 3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2_32_2" style:display-name="60% - Accent4 2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 style:display-name="60% - Accent4 3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 style:display-name="60% - 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_54_0_37__32_-_32_Accent5_32_3_32_2" style:display-name="60% - Accent5 3 2"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2_32_2" style:display-name="60% - Accent6 2 2"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FCC99"/>
      <style:text-properties fo:color="#FFFFFF" style:font-name="Calibri" style:font-name-asian="Calibri" style:font-name-complex="Calibri" fo:font-size="11pt" style:font-size-asian="11pt" style:font-size-complex="11pt"/>
    </style:style>
    <style:style style:name="_54_0_37__32_-_32_Accent6_32_3_32_2" style:display-name="60% - Accent6 3 2" style:family="table-cell" style:data-style-name="N0">
      <style:table-cell-properties fo:background-color="#FFCC99"/>
      <style:text-properties fo:color="#FFFFFF"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2_32_2" style:display-name="Accent1 2 2"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Accent1_32_3_32_2" style:display-name="Accent1 3 2"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 style:display-name="Accent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000080"/>
      <style:text-properties fo:color="#FFFFFF" style:font-name="Calibri" style:font-name-asian="Calibri" style:font-name-complex="Calibri" fo:font-size="11pt" style:font-size-asian="11pt" style:font-size-complex="11pt"/>
    </style:style>
    <style:style style:name="Accent2_32_3_32_2" style:display-name="Accent2 3 2" style:family="table-cell" style:data-style-name="N0">
      <style:table-cell-properties fo:background-color="#000080"/>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 style:display-name="Accent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2_32_2" style:display-name="Accent4 2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666699"/>
      <style:text-properties fo:color="#FFFFFF" style:font-name="Calibri" style:font-name-asian="Calibri" style:font-name-complex="Calibri" fo:font-size="11pt" style:font-size-asian="11pt" style:font-size-complex="11pt"/>
    </style:style>
    <style:style style:name="Accent4_32_3_32_2" style:display-name="Accent4 3 2" style:family="table-cell" style:data-style-name="N0">
      <style:table-cell-properties fo:background-color="#666699"/>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2_32_2" style:display-name="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Accent5_32_3_32_2" style:display-name="Accent5 3 2"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 style:display-name="Accent6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Bad_32_2" style:display-name="Bad 2"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Bad_32_2_32_2" style:display-name="Bad 2 2"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Calculation_32_2" style:display-name="Calculation 2"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 style:display-name="Calculation 2 2"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3" style:display-name="Calculation 2 3"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808080" fo:background-color="#FFFFFF"/>
      <style:text-properties fo:color="#660066" style:font-name="Calibri" style:font-name-asian="Calibri" style:font-name-complex="Calibri" fo:font-size="11pt" style:font-size-asian="11pt" style:font-size-complex="11pt" fo:font-weight="bold" style:font-weight-asian="bold" style:font-weight-complex="bold"/>
    </style:style>
    <style:style style:name="Calculation_32_3_32_2" style:display-name="Calculation 3 2" style:family="table-cell" style:data-style-name="N0">
      <style:table-cell-properties fo:border="thin solid #808080" fo:background-color="#FFFFFF"/>
      <style:text-properties fo:color="#660066" style:font-name="Calibri" style:font-name-asian="Calibri" style:font-name-complex="Calibri" fo:font-size="11pt" style:font-size-asian="11pt" style:font-size-complex="11pt" fo:font-weight="bold" style:font-weight-asian="bold" style:font-weight-complex="bold"/>
    </style:style>
    <style:style style:name="Calculation_32_3_32_3" style:display-name="Calculation 3 3" style:family="table-cell" style:data-style-name="N0">
      <style:table-cell-properties fo:border="thin solid #808080" fo:background-color="#FFFFFF"/>
      <style:text-properties fo:color="#660066" style:font-name="Calibri" style:font-name-asian="Calibri" style:font-name-complex="Calibri" fo:font-size="11pt" style:font-size-asian="11pt" style:font-size-complex="11pt" fo:font-weight="bold" style:font-weight-asian="bold" style:font-weight-complex="bold"/>
    </style:style>
    <style:style style:name="Check_32_Cell_32_2" style:display-name="Check Cell 2"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 style:display-name="Check Cell 2 2"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omma" style:family="table-cell" style:data-style-name="N48"/>
    <style:style style:name="Comma_32_10" style:display-name="Comma 10" style:family="table-cell" style:data-style-name="N48"/>
    <style:style style:name="Comma_32_10_32_2" style:display-name="Comma 10 2" style:family="table-cell" style:data-style-name="N49"/>
    <style:style style:name="Comma_32_10_32_2_32_2" style:display-name="Comma 10 2 2" style:family="table-cell" style:data-style-name="N49"/>
    <style:style style:name="Comma_32_10_32_2_32_2_32_2" style:display-name="Comma 10 2 2 2" style:family="table-cell" style:data-style-name="N50"/>
    <style:style style:name="Comma_32_10_32_2_32_3" style:display-name="Comma 10 2 3" style:family="table-cell" style:data-style-name="N49"/>
    <style:style style:name="Comma_32_10_32_2_32_3_32_2" style:display-name="Comma 10 2 3 2" style:family="table-cell" style:data-style-name="N50"/>
    <style:style style:name="Comma_32_10_32_2_32_4" style:display-name="Comma 10 2 4" style:family="table-cell" style:data-style-name="N50"/>
    <style:style style:name="Comma_32_10_32_3" style:display-name="Comma 10 3" style:family="table-cell" style:data-style-name="N49"/>
    <style:style style:name="Comma_32_10_32_3_32_2" style:display-name="Comma 10 3 2" style:family="table-cell" style:data-style-name="N50"/>
    <style:style style:name="Comma_32_10_32_4" style:display-name="Comma 10 4" style:family="table-cell" style:data-style-name="N44"/>
    <style:style style:name="Comma_32_11" style:display-name="Comma 11" style:family="table-cell" style:data-style-name="N49"/>
    <style:style style:name="Comma_32_11_32_2" style:display-name="Comma 11 2" style:family="table-cell" style:data-style-name="N49"/>
    <style:style style:name="Comma_32_11_32_2_32_2" style:display-name="Comma 11 2 2" style:family="table-cell" style:data-style-name="N50"/>
    <style:style style:name="Comma_32_11_32_3" style:display-name="Comma 11 3" style:family="table-cell" style:data-style-name="N49"/>
    <style:style style:name="Comma_32_11_32_3_32_2" style:display-name="Comma 11 3 2" style:family="table-cell" style:data-style-name="N50"/>
    <style:style style:name="Comma_32_11_32_4" style:display-name="Comma 11 4" style:family="table-cell" style:data-style-name="N50"/>
    <style:style style:name="Comma_32_12" style:display-name="Comma 12" style:family="table-cell" style:data-style-name="N49"/>
    <style:style style:name="Comma_32_12_32_2" style:display-name="Comma 12 2" style:family="table-cell" style:data-style-name="N50"/>
    <style:style style:name="Comma_32_13" style:display-name="Comma 13" style:family="table-cell" style:data-style-name="N44"/>
    <style:style style:name="Comma_32_2" style:display-name="Comma 2" style:family="table-cell" style:data-style-name="N48"/>
    <style:style style:name="Comma_32_2_32_2" style:display-name="Comma 2 2" style:family="table-cell" style:data-style-name="N48"/>
    <style:style style:name="Comma_32_2_32_2_32_2" style:display-name="Comma 2 2 2" style:family="table-cell" style:data-style-name="N48"/>
    <style:style style:name="Comma_32_2_32_2_32_2_32_2" style:display-name="Comma 2 2 2 2" style:family="table-cell" style:data-style-name="N49"/>
    <style:style style:name="Comma_32_2_32_2_32_2_32_2_32_2" style:display-name="Comma 2 2 2 2 2" style:family="table-cell" style:data-style-name="N49"/>
    <style:style style:name="Comma_32_2_32_2_32_2_32_2_32_2_32_2" style:display-name="Comma 2 2 2 2 2 2" style:family="table-cell" style:data-style-name="N50"/>
    <style:style style:name="Comma_32_2_32_2_32_2_32_2_32_3" style:display-name="Comma 2 2 2 2 3" style:family="table-cell" style:data-style-name="N49"/>
    <style:style style:name="Comma_32_2_32_2_32_2_32_2_32_3_32_2" style:display-name="Comma 2 2 2 2 3 2" style:family="table-cell" style:data-style-name="N50"/>
    <style:style style:name="Comma_32_2_32_2_32_2_32_2_32_4" style:display-name="Comma 2 2 2 2 4" style:family="table-cell" style:data-style-name="N50"/>
    <style:style style:name="Comma_32_2_32_2_32_2_32_3" style:display-name="Comma 2 2 2 3" style:family="table-cell" style:data-style-name="N49"/>
    <style:style style:name="Comma_32_2_32_2_32_2_32_3_32_2" style:display-name="Comma 2 2 2 3 2" style:family="table-cell" style:data-style-name="N50"/>
    <style:style style:name="Comma_32_2_32_2_32_2_32_4" style:display-name="Comma 2 2 2 4" style:family="table-cell" style:data-style-name="N44"/>
    <style:style style:name="Comma_32_2_32_2_32_3" style:display-name="Comma 2 2 3" style:family="table-cell" style:data-style-name="N48"/>
    <style:style style:name="Comma_32_2_32_2_32_3_32_2" style:display-name="Comma 2 2 3 2" style:family="table-cell" style:data-style-name="N49"/>
    <style:style style:name="Comma_32_2_32_2_32_3_32_2_32_2" style:display-name="Comma 2 2 3 2 2" style:family="table-cell" style:data-style-name="N49"/>
    <style:style style:name="Comma_32_2_32_2_32_3_32_2_32_2_32_2" style:display-name="Comma 2 2 3 2 2 2" style:family="table-cell" style:data-style-name="N50"/>
    <style:style style:name="Comma_32_2_32_2_32_3_32_2_32_3" style:display-name="Comma 2 2 3 2 3" style:family="table-cell" style:data-style-name="N49"/>
    <style:style style:name="Comma_32_2_32_2_32_3_32_2_32_3_32_2" style:display-name="Comma 2 2 3 2 3 2" style:family="table-cell" style:data-style-name="N50"/>
    <style:style style:name="Comma_32_2_32_2_32_3_32_2_32_4" style:display-name="Comma 2 2 3 2 4" style:family="table-cell" style:data-style-name="N50"/>
    <style:style style:name="Comma_32_2_32_2_32_3_32_3" style:display-name="Comma 2 2 3 3" style:family="table-cell" style:data-style-name="N49"/>
    <style:style style:name="Comma_32_2_32_2_32_3_32_3_32_2" style:display-name="Comma 2 2 3 3 2" style:family="table-cell" style:data-style-name="N50"/>
    <style:style style:name="Comma_32_2_32_2_32_3_32_4" style:display-name="Comma 2 2 3 4" style:family="table-cell" style:data-style-name="N44"/>
    <style:style style:name="Comma_32_2_32_2_32_4" style:display-name="Comma 2 2 4" style:family="table-cell" style:data-style-name="N49"/>
    <style:style style:name="Comma_32_2_32_2_32_4_32_2" style:display-name="Comma 2 2 4 2" style:family="table-cell" style:data-style-name="N49"/>
    <style:style style:name="Comma_32_2_32_2_32_4_32_2_32_2" style:display-name="Comma 2 2 4 2 2" style:family="table-cell" style:data-style-name="N50"/>
    <style:style style:name="Comma_32_2_32_2_32_4_32_3" style:display-name="Comma 2 2 4 3" style:family="table-cell" style:data-style-name="N49"/>
    <style:style style:name="Comma_32_2_32_2_32_4_32_3_32_2" style:display-name="Comma 2 2 4 3 2" style:family="table-cell" style:data-style-name="N50"/>
    <style:style style:name="Comma_32_2_32_2_32_4_32_4" style:display-name="Comma 2 2 4 4" style:family="table-cell" style:data-style-name="N50"/>
    <style:style style:name="Comma_32_2_32_2_32_5" style:display-name="Comma 2 2 5" style:family="table-cell" style:data-style-name="N49"/>
    <style:style style:name="Comma_32_2_32_2_32_5_32_2" style:display-name="Comma 2 2 5 2" style:family="table-cell" style:data-style-name="N50"/>
    <style:style style:name="Comma_32_2_32_2_32_6" style:display-name="Comma 2 2 6" style:family="table-cell" style:data-style-name="N44"/>
    <style:style style:name="Comma_32_2_32_3" style:display-name="Comma 2 3" style:family="table-cell" style:data-style-name="N48"/>
    <style:style style:name="Comma_32_2_32_3_32_2" style:display-name="Comma 2 3 2" style:family="table-cell" style:data-style-name="N49"/>
    <style:style style:name="Comma_32_2_32_3_32_2_32_2" style:display-name="Comma 2 3 2 2" style:family="table-cell" style:data-style-name="N49"/>
    <style:style style:name="Comma_32_2_32_3_32_2_32_2_32_2" style:display-name="Comma 2 3 2 2 2" style:family="table-cell" style:data-style-name="N50"/>
    <style:style style:name="Comma_32_2_32_3_32_2_32_3" style:display-name="Comma 2 3 2 3" style:family="table-cell" style:data-style-name="N49"/>
    <style:style style:name="Comma_32_2_32_3_32_2_32_3_32_2" style:display-name="Comma 2 3 2 3 2" style:family="table-cell" style:data-style-name="N50"/>
    <style:style style:name="Comma_32_2_32_3_32_2_32_4" style:display-name="Comma 2 3 2 4" style:family="table-cell" style:data-style-name="N50"/>
    <style:style style:name="Comma_32_2_32_3_32_3" style:display-name="Comma 2 3 3" style:family="table-cell" style:data-style-name="N49"/>
    <style:style style:name="Comma_32_2_32_3_32_3_32_2" style:display-name="Comma 2 3 3 2" style:family="table-cell" style:data-style-name="N50"/>
    <style:style style:name="Comma_32_2_32_3_32_4" style:display-name="Comma 2 3 4" style:family="table-cell" style:data-style-name="N44"/>
    <style:style style:name="Comma_32_2_32_4" style:display-name="Comma 2 4" style:family="table-cell" style:data-style-name="N49"/>
    <style:style style:name="Comma_32_2_32_4_32_2" style:display-name="Comma 2 4 2" style:family="table-cell" style:data-style-name="N49"/>
    <style:style style:name="Comma_32_2_32_4_32_2_32_2" style:display-name="Comma 2 4 2 2" style:family="table-cell" style:data-style-name="N50"/>
    <style:style style:name="Comma_32_2_32_4_32_3" style:display-name="Comma 2 4 3" style:family="table-cell" style:data-style-name="N49"/>
    <style:style style:name="Comma_32_2_32_4_32_3_32_2" style:display-name="Comma 2 4 3 2" style:family="table-cell" style:data-style-name="N50"/>
    <style:style style:name="Comma_32_2_32_4_32_4" style:display-name="Comma 2 4 4" style:family="table-cell" style:data-style-name="N50"/>
    <style:style style:name="Comma_32_2_32_5" style:display-name="Comma 2 5" style:family="table-cell" style:data-style-name="N49"/>
    <style:style style:name="Comma_32_2_32_5_32_2" style:display-name="Comma 2 5 2" style:family="table-cell" style:data-style-name="N50"/>
    <style:style style:name="Comma_32_2_32_6" style:display-name="Comma 2 6" style:family="table-cell" style:data-style-name="N44"/>
    <style:style style:name="Comma_32_3" style:display-name="Comma 3" style:family="table-cell" style:data-style-name="N48"/>
    <style:style style:name="Comma_32_3_32_2" style:display-name="Comma 3 2" style:family="table-cell" style:data-style-name="N48"/>
    <style:style style:name="Comma_32_3_32_2_32_2" style:display-name="Comma 3 2 2" style:family="table-cell" style:data-style-name="N48"/>
    <style:style style:name="Comma_32_3_32_2_32_2_32_2" style:display-name="Comma 3 2 2 2" style:family="table-cell" style:data-style-name="N48"/>
    <style:style style:name="Comma_32_3_32_2_32_2_32_2_32_2" style:display-name="Comma 3 2 2 2 2" style:family="table-cell" style:data-style-name="N49"/>
    <style:style style:name="Comma_32_3_32_2_32_2_32_2_32_2_32_2" style:display-name="Comma 3 2 2 2 2 2" style:family="table-cell" style:data-style-name="N49"/>
    <style:style style:name="Comma_32_3_32_2_32_2_32_2_32_2_32_2_32_2" style:display-name="Comma 3 2 2 2 2 2 2" style:family="table-cell" style:data-style-name="N50"/>
    <style:style style:name="Comma_32_3_32_2_32_2_32_2_32_2_32_3" style:display-name="Comma 3 2 2 2 2 3" style:family="table-cell" style:data-style-name="N49"/>
    <style:style style:name="Comma_32_3_32_2_32_2_32_2_32_2_32_3_32_2" style:display-name="Comma 3 2 2 2 2 3 2" style:family="table-cell" style:data-style-name="N50"/>
    <style:style style:name="Comma_32_3_32_2_32_2_32_2_32_2_32_4" style:display-name="Comma 3 2 2 2 2 4" style:family="table-cell" style:data-style-name="N50"/>
    <style:style style:name="Comma_32_3_32_2_32_2_32_2_32_3" style:display-name="Comma 3 2 2 2 3" style:family="table-cell" style:data-style-name="N49"/>
    <style:style style:name="Comma_32_3_32_2_32_2_32_2_32_3_32_2" style:display-name="Comma 3 2 2 2 3 2" style:family="table-cell" style:data-style-name="N50"/>
    <style:style style:name="Comma_32_3_32_2_32_2_32_2_32_4" style:display-name="Comma 3 2 2 2 4" style:family="table-cell" style:data-style-name="N44"/>
    <style:style style:name="Comma_32_3_32_2_32_2_32_3" style:display-name="Comma 3 2 2 3" style:family="table-cell" style:data-style-name="N49"/>
    <style:style style:name="Comma_32_3_32_2_32_2_32_3_32_2" style:display-name="Comma 3 2 2 3 2" style:family="table-cell" style:data-style-name="N49"/>
    <style:style style:name="Comma_32_3_32_2_32_2_32_3_32_2_32_2" style:display-name="Comma 3 2 2 3 2 2" style:family="table-cell" style:data-style-name="N50"/>
    <style:style style:name="Comma_32_3_32_2_32_2_32_3_32_3" style:display-name="Comma 3 2 2 3 3" style:family="table-cell" style:data-style-name="N49"/>
    <style:style style:name="Comma_32_3_32_2_32_2_32_3_32_3_32_2" style:display-name="Comma 3 2 2 3 3 2" style:family="table-cell" style:data-style-name="N50"/>
    <style:style style:name="Comma_32_3_32_2_32_2_32_3_32_4" style:display-name="Comma 3 2 2 3 4" style:family="table-cell" style:data-style-name="N50"/>
    <style:style style:name="Comma_32_3_32_2_32_2_32_4" style:display-name="Comma 3 2 2 4" style:family="table-cell" style:data-style-name="N49"/>
    <style:style style:name="Comma_32_3_32_2_32_2_32_4_32_2" style:display-name="Comma 3 2 2 4 2" style:family="table-cell" style:data-style-name="N50"/>
    <style:style style:name="Comma_32_3_32_2_32_2_32_5" style:display-name="Comma 3 2 2 5" style:family="table-cell" style:data-style-name="N44"/>
    <style:style style:name="Comma_32_3_32_2_32_3" style:display-name="Comma 3 2 3" style:family="table-cell" style:data-style-name="N48"/>
    <style:style style:name="Comma_32_3_32_2_32_3_32_2" style:display-name="Comma 3 2 3 2" style:family="table-cell" style:data-style-name="N48"/>
    <style:style style:name="Comma_32_3_32_2_32_3_32_2_32_2" style:display-name="Comma 3 2 3 2 2" style:family="table-cell" style:data-style-name="N49"/>
    <style:style style:name="Comma_32_3_32_2_32_3_32_2_32_2_32_2" style:display-name="Comma 3 2 3 2 2 2" style:family="table-cell" style:data-style-name="N49"/>
    <style:style style:name="Comma_32_3_32_2_32_3_32_2_32_2_32_2_32_2" style:display-name="Comma 3 2 3 2 2 2 2" style:family="table-cell" style:data-style-name="N50"/>
    <style:style style:name="Comma_32_3_32_2_32_3_32_2_32_2_32_3" style:display-name="Comma 3 2 3 2 2 3" style:family="table-cell" style:data-style-name="N49"/>
    <style:style style:name="Comma_32_3_32_2_32_3_32_2_32_2_32_3_32_2" style:display-name="Comma 3 2 3 2 2 3 2" style:family="table-cell" style:data-style-name="N50"/>
    <style:style style:name="Comma_32_3_32_2_32_3_32_2_32_2_32_4" style:display-name="Comma 3 2 3 2 2 4" style:family="table-cell" style:data-style-name="N50"/>
    <style:style style:name="Comma_32_3_32_2_32_3_32_2_32_3" style:display-name="Comma 3 2 3 2 3" style:family="table-cell" style:data-style-name="N49"/>
    <style:style style:name="Comma_32_3_32_2_32_3_32_2_32_3_32_2" style:display-name="Comma 3 2 3 2 3 2" style:family="table-cell" style:data-style-name="N50"/>
    <style:style style:name="Comma_32_3_32_2_32_3_32_2_32_4" style:display-name="Comma 3 2 3 2 4" style:family="table-cell" style:data-style-name="N44"/>
    <style:style style:name="Comma_32_3_32_2_32_3_32_3" style:display-name="Comma 3 2 3 3" style:family="table-cell" style:data-style-name="N49"/>
    <style:style style:name="Comma_32_3_32_2_32_3_32_3_32_2" style:display-name="Comma 3 2 3 3 2" style:family="table-cell" style:data-style-name="N49"/>
    <style:style style:name="Comma_32_3_32_2_32_3_32_3_32_2_32_2" style:display-name="Comma 3 2 3 3 2 2" style:family="table-cell" style:data-style-name="N50"/>
    <style:style style:name="Comma_32_3_32_2_32_3_32_3_32_3" style:display-name="Comma 3 2 3 3 3" style:family="table-cell" style:data-style-name="N49"/>
    <style:style style:name="Comma_32_3_32_2_32_3_32_3_32_3_32_2" style:display-name="Comma 3 2 3 3 3 2" style:family="table-cell" style:data-style-name="N50"/>
    <style:style style:name="Comma_32_3_32_2_32_3_32_3_32_4" style:display-name="Comma 3 2 3 3 4" style:family="table-cell" style:data-style-name="N50"/>
    <style:style style:name="Comma_32_3_32_2_32_3_32_4" style:display-name="Comma 3 2 3 4" style:family="table-cell" style:data-style-name="N49"/>
    <style:style style:name="Comma_32_3_32_2_32_3_32_4_32_2" style:display-name="Comma 3 2 3 4 2" style:family="table-cell" style:data-style-name="N50"/>
    <style:style style:name="Comma_32_3_32_2_32_3_32_5" style:display-name="Comma 3 2 3 5" style:family="table-cell" style:data-style-name="N44"/>
    <style:style style:name="Comma_32_3_32_2_32_4" style:display-name="Comma 3 2 4" style:family="table-cell" style:data-style-name="N48"/>
    <style:style style:name="Comma_32_3_32_2_32_4_32_2" style:display-name="Comma 3 2 4 2" style:family="table-cell" style:data-style-name="N49"/>
    <style:style style:name="Comma_32_3_32_2_32_4_32_2_32_2" style:display-name="Comma 3 2 4 2 2" style:family="table-cell" style:data-style-name="N49"/>
    <style:style style:name="Comma_32_3_32_2_32_4_32_2_32_2_32_2" style:display-name="Comma 3 2 4 2 2 2" style:family="table-cell" style:data-style-name="N50"/>
    <style:style style:name="Comma_32_3_32_2_32_4_32_2_32_3" style:display-name="Comma 3 2 4 2 3" style:family="table-cell" style:data-style-name="N49"/>
    <style:style style:name="Comma_32_3_32_2_32_4_32_2_32_3_32_2" style:display-name="Comma 3 2 4 2 3 2" style:family="table-cell" style:data-style-name="N50"/>
    <style:style style:name="Comma_32_3_32_2_32_4_32_2_32_4" style:display-name="Comma 3 2 4 2 4" style:family="table-cell" style:data-style-name="N50"/>
    <style:style style:name="Comma_32_3_32_2_32_4_32_3" style:display-name="Comma 3 2 4 3" style:family="table-cell" style:data-style-name="N49"/>
    <style:style style:name="Comma_32_3_32_2_32_4_32_3_32_2" style:display-name="Comma 3 2 4 3 2" style:family="table-cell" style:data-style-name="N50"/>
    <style:style style:name="Comma_32_3_32_2_32_4_32_4" style:display-name="Comma 3 2 4 4" style:family="table-cell" style:data-style-name="N44"/>
    <style:style style:name="Comma_32_3_32_2_32_4_32_5" style:display-name="Comma 3 2 4 5" style:family="table-cell" style:data-style-name="N48"/>
    <style:style style:name="Comma_32_3_32_2_32_5" style:display-name="Comma 3 2 5" style:family="table-cell" style:data-style-name="N49"/>
    <style:style style:name="Comma_32_3_32_2_32_5_32_2" style:display-name="Comma 3 2 5 2" style:family="table-cell" style:data-style-name="N49"/>
    <style:style style:name="Comma_32_3_32_2_32_5_32_2_32_2" style:display-name="Comma 3 2 5 2 2" style:family="table-cell" style:data-style-name="N50"/>
    <style:style style:name="Comma_32_3_32_2_32_5_32_3" style:display-name="Comma 3 2 5 3" style:family="table-cell" style:data-style-name="N49"/>
    <style:style style:name="Comma_32_3_32_2_32_5_32_3_32_2" style:display-name="Comma 3 2 5 3 2" style:family="table-cell" style:data-style-name="N50"/>
    <style:style style:name="Comma_32_3_32_2_32_5_32_4" style:display-name="Comma 3 2 5 4" style:family="table-cell" style:data-style-name="N50"/>
    <style:style style:name="Comma_32_3_32_2_32_6" style:display-name="Comma 3 2 6" style:family="table-cell" style:data-style-name="N49"/>
    <style:style style:name="Comma_32_3_32_2_32_6_32_2" style:display-name="Comma 3 2 6 2" style:family="table-cell" style:data-style-name="N50"/>
    <style:style style:name="Comma_32_3_32_2_32_7" style:display-name="Comma 3 2 7" style:family="table-cell" style:data-style-name="N44"/>
    <style:style style:name="Comma_32_3_32_3" style:display-name="Comma 3 3" style:family="table-cell" style:data-style-name="N49"/>
    <style:style style:name="Comma_32_3_32_3_32_2" style:display-name="Comma 3 3 2" style:family="table-cell" style:data-style-name="N49"/>
    <style:style style:name="Comma_32_3_32_3_32_2_32_2" style:display-name="Comma 3 3 2 2" style:family="table-cell" style:data-style-name="N50"/>
    <style:style style:name="Comma_32_3_32_3_32_3" style:display-name="Comma 3 3 3" style:family="table-cell" style:data-style-name="N49"/>
    <style:style style:name="Comma_32_3_32_3_32_3_32_2" style:display-name="Comma 3 3 3 2" style:family="table-cell" style:data-style-name="N50"/>
    <style:style style:name="Comma_32_3_32_3_32_4" style:display-name="Comma 3 3 4" style:family="table-cell" style:data-style-name="N50"/>
    <style:style style:name="Comma_32_3_32_4" style:display-name="Comma 3 4" style:family="table-cell" style:data-style-name="N49"/>
    <style:style style:name="Comma_32_3_32_4_32_2" style:display-name="Comma 3 4 2" style:family="table-cell" style:data-style-name="N50"/>
    <style:style style:name="Comma_32_3_32_4_32_3" style:display-name="Comma 3 4 3" style:family="table-cell" style:data-style-name="N48"/>
    <style:style style:name="Comma_32_3_32_5" style:display-name="Comma 3 5" style:family="table-cell" style:data-style-name="N44"/>
    <style:style style:name="Comma_32_3_32_6" style:display-name="Comma 3 6" style:family="table-cell" style:data-style-name="N44"/>
    <style:style style:name="Comma_32_4" style:display-name="Comma 4" style:family="table-cell" style:data-style-name="N48"/>
    <style:style style:name="Comma_32_4_32_2" style:display-name="Comma 4 2" style:family="table-cell" style:data-style-name="N48"/>
    <style:style style:name="Comma_32_4_32_2_32_2" style:display-name="Comma 4 2 2" style:family="table-cell" style:data-style-name="N49"/>
    <style:style style:name="Comma_32_4_32_2_32_2_32_2" style:display-name="Comma 4 2 2 2" style:family="table-cell" style:data-style-name="N49"/>
    <style:style style:name="Comma_32_4_32_2_32_2_32_2_32_2" style:display-name="Comma 4 2 2 2 2" style:family="table-cell" style:data-style-name="N50"/>
    <style:style style:name="Comma_32_4_32_2_32_2_32_3" style:display-name="Comma 4 2 2 3" style:family="table-cell" style:data-style-name="N49"/>
    <style:style style:name="Comma_32_4_32_2_32_2_32_3_32_2" style:display-name="Comma 4 2 2 3 2" style:family="table-cell" style:data-style-name="N50"/>
    <style:style style:name="Comma_32_4_32_2_32_2_32_4" style:display-name="Comma 4 2 2 4" style:family="table-cell" style:data-style-name="N50"/>
    <style:style style:name="Comma_32_4_32_2_32_3" style:display-name="Comma 4 2 3" style:family="table-cell" style:data-style-name="N49"/>
    <style:style style:name="Comma_32_4_32_2_32_3_32_2" style:display-name="Comma 4 2 3 2" style:family="table-cell" style:data-style-name="N50"/>
    <style:style style:name="Comma_32_4_32_2_32_4" style:display-name="Comma 4 2 4" style:family="table-cell" style:data-style-name="N44"/>
    <style:style style:name="Comma_32_4_32_3" style:display-name="Comma 4 3" style:family="table-cell" style:data-style-name="N49"/>
    <style:style style:name="Comma_32_4_32_3_32_2" style:display-name="Comma 4 3 2" style:family="table-cell" style:data-style-name="N49"/>
    <style:style style:name="Comma_32_4_32_3_32_2_32_2" style:display-name="Comma 4 3 2 2" style:family="table-cell" style:data-style-name="N50"/>
    <style:style style:name="Comma_32_4_32_3_32_3" style:display-name="Comma 4 3 3" style:family="table-cell" style:data-style-name="N49"/>
    <style:style style:name="Comma_32_4_32_3_32_3_32_2" style:display-name="Comma 4 3 3 2" style:family="table-cell" style:data-style-name="N50"/>
    <style:style style:name="Comma_32_4_32_3_32_4" style:display-name="Comma 4 3 4" style:family="table-cell" style:data-style-name="N50"/>
    <style:style style:name="Comma_32_4_32_4" style:display-name="Comma 4 4" style:family="table-cell" style:data-style-name="N49"/>
    <style:style style:name="Comma_32_4_32_4_32_2" style:display-name="Comma 4 4 2" style:family="table-cell" style:data-style-name="N50"/>
    <style:style style:name="Comma_32_4_32_5" style:display-name="Comma 4 5" style:family="table-cell" style:data-style-name="N44"/>
    <style:style style:name="Comma_32_4_32_6" style:display-name="Comma 4 6" style:family="table-cell" style:data-style-name="N44"/>
    <style:style style:name="Comma_32_5" style:display-name="Comma 5" style:family="table-cell" style:data-style-name="N48"/>
    <style:style style:name="Comma_32_5_32_2" style:display-name="Comma 5 2" style:family="table-cell" style:data-style-name="N48"/>
    <style:style style:name="Comma_32_5_32_2_32_2" style:display-name="Comma 5 2 2" style:family="table-cell" style:data-style-name="N48"/>
    <style:style style:name="Comma_32_5_32_2_32_2_32_2" style:display-name="Comma 5 2 2 2" style:family="table-cell" style:data-style-name="N48"/>
    <style:style style:name="Comma_32_5_32_2_32_2_32_2_32_2" style:display-name="Comma 5 2 2 2 2" style:family="table-cell" style:data-style-name="N49"/>
    <style:style style:name="Comma_32_5_32_2_32_2_32_2_32_2_32_2" style:display-name="Comma 5 2 2 2 2 2" style:family="table-cell" style:data-style-name="N49"/>
    <style:style style:name="Comma_32_5_32_2_32_2_32_2_32_2_32_2_32_2" style:display-name="Comma 5 2 2 2 2 2 2" style:family="table-cell" style:data-style-name="N50"/>
    <style:style style:name="Comma_32_5_32_2_32_2_32_2_32_2_32_3" style:display-name="Comma 5 2 2 2 2 3" style:family="table-cell" style:data-style-name="N49"/>
    <style:style style:name="Comma_32_5_32_2_32_2_32_2_32_2_32_3_32_2" style:display-name="Comma 5 2 2 2 2 3 2" style:family="table-cell" style:data-style-name="N50"/>
    <style:style style:name="Comma_32_5_32_2_32_2_32_2_32_2_32_4" style:display-name="Comma 5 2 2 2 2 4" style:family="table-cell" style:data-style-name="N50"/>
    <style:style style:name="Comma_32_5_32_2_32_2_32_2_32_3" style:display-name="Comma 5 2 2 2 3" style:family="table-cell" style:data-style-name="N49"/>
    <style:style style:name="Comma_32_5_32_2_32_2_32_2_32_3_32_2" style:display-name="Comma 5 2 2 2 3 2" style:family="table-cell" style:data-style-name="N50"/>
    <style:style style:name="Comma_32_5_32_2_32_2_32_2_32_4" style:display-name="Comma 5 2 2 2 4" style:family="table-cell" style:data-style-name="N44"/>
    <style:style style:name="Comma_32_5_32_2_32_2_32_3" style:display-name="Comma 5 2 2 3" style:family="table-cell" style:data-style-name="N49"/>
    <style:style style:name="Comma_32_5_32_2_32_2_32_3_32_2" style:display-name="Comma 5 2 2 3 2" style:family="table-cell" style:data-style-name="N49"/>
    <style:style style:name="Comma_32_5_32_2_32_2_32_3_32_2_32_2" style:display-name="Comma 5 2 2 3 2 2" style:family="table-cell" style:data-style-name="N50"/>
    <style:style style:name="Comma_32_5_32_2_32_2_32_3_32_3" style:display-name="Comma 5 2 2 3 3" style:family="table-cell" style:data-style-name="N49"/>
    <style:style style:name="Comma_32_5_32_2_32_2_32_3_32_3_32_2" style:display-name="Comma 5 2 2 3 3 2" style:family="table-cell" style:data-style-name="N50"/>
    <style:style style:name="Comma_32_5_32_2_32_2_32_3_32_4" style:display-name="Comma 5 2 2 3 4" style:family="table-cell" style:data-style-name="N50"/>
    <style:style style:name="Comma_32_5_32_2_32_2_32_4" style:display-name="Comma 5 2 2 4" style:family="table-cell" style:data-style-name="N49"/>
    <style:style style:name="Comma_32_5_32_2_32_2_32_4_32_2" style:display-name="Comma 5 2 2 4 2" style:family="table-cell" style:data-style-name="N50"/>
    <style:style style:name="Comma_32_5_32_2_32_2_32_5" style:display-name="Comma 5 2 2 5" style:family="table-cell" style:data-style-name="N44"/>
    <style:style style:name="Comma_32_5_32_2_32_3" style:display-name="Comma 5 2 3" style:family="table-cell" style:data-style-name="N48"/>
    <style:style style:name="Comma_32_5_32_2_32_3_32_2" style:display-name="Comma 5 2 3 2" style:family="table-cell" style:data-style-name="N49"/>
    <style:style style:name="Comma_32_5_32_2_32_3_32_2_32_2" style:display-name="Comma 5 2 3 2 2" style:family="table-cell" style:data-style-name="N49"/>
    <style:style style:name="Comma_32_5_32_2_32_3_32_2_32_2_32_2" style:display-name="Comma 5 2 3 2 2 2" style:family="table-cell" style:data-style-name="N50"/>
    <style:style style:name="Comma_32_5_32_2_32_3_32_2_32_3" style:display-name="Comma 5 2 3 2 3" style:family="table-cell" style:data-style-name="N49"/>
    <style:style style:name="Comma_32_5_32_2_32_3_32_2_32_3_32_2" style:display-name="Comma 5 2 3 2 3 2" style:family="table-cell" style:data-style-name="N50"/>
    <style:style style:name="Comma_32_5_32_2_32_3_32_2_32_4" style:display-name="Comma 5 2 3 2 4" style:family="table-cell" style:data-style-name="N50"/>
    <style:style style:name="Comma_32_5_32_2_32_3_32_3" style:display-name="Comma 5 2 3 3" style:family="table-cell" style:data-style-name="N49"/>
    <style:style style:name="Comma_32_5_32_2_32_3_32_3_32_2" style:display-name="Comma 5 2 3 3 2" style:family="table-cell" style:data-style-name="N50"/>
    <style:style style:name="Comma_32_5_32_2_32_3_32_4" style:display-name="Comma 5 2 3 4" style:family="table-cell" style:data-style-name="N44"/>
    <style:style style:name="Comma_32_5_32_2_32_4" style:display-name="Comma 5 2 4" style:family="table-cell" style:data-style-name="N49"/>
    <style:style style:name="Comma_32_5_32_2_32_4_32_2" style:display-name="Comma 5 2 4 2" style:family="table-cell" style:data-style-name="N49"/>
    <style:style style:name="Comma_32_5_32_2_32_4_32_2_32_2" style:display-name="Comma 5 2 4 2 2" style:family="table-cell" style:data-style-name="N50"/>
    <style:style style:name="Comma_32_5_32_2_32_4_32_3" style:display-name="Comma 5 2 4 3" style:family="table-cell" style:data-style-name="N49"/>
    <style:style style:name="Comma_32_5_32_2_32_4_32_3_32_2" style:display-name="Comma 5 2 4 3 2" style:family="table-cell" style:data-style-name="N50"/>
    <style:style style:name="Comma_32_5_32_2_32_4_32_4" style:display-name="Comma 5 2 4 4" style:family="table-cell" style:data-style-name="N50"/>
    <style:style style:name="Comma_32_5_32_2_32_5" style:display-name="Comma 5 2 5" style:family="table-cell" style:data-style-name="N49"/>
    <style:style style:name="Comma_32_5_32_2_32_5_32_2" style:display-name="Comma 5 2 5 2" style:family="table-cell" style:data-style-name="N50"/>
    <style:style style:name="Comma_32_5_32_2_32_6" style:display-name="Comma 5 2 6" style:family="table-cell" style:data-style-name="N44"/>
    <style:style style:name="Comma_32_5_32_3" style:display-name="Comma 5 3" style:family="table-cell" style:data-style-name="N48"/>
    <style:style style:name="Comma_32_5_32_3_32_2" style:display-name="Comma 5 3 2" style:family="table-cell" style:data-style-name="N49"/>
    <style:style style:name="Comma_32_5_32_3_32_2_32_2" style:display-name="Comma 5 3 2 2" style:family="table-cell" style:data-style-name="N49"/>
    <style:style style:name="Comma_32_5_32_3_32_2_32_2_32_2" style:display-name="Comma 5 3 2 2 2" style:family="table-cell" style:data-style-name="N50"/>
    <style:style style:name="Comma_32_5_32_3_32_2_32_3" style:display-name="Comma 5 3 2 3" style:family="table-cell" style:data-style-name="N49"/>
    <style:style style:name="Comma_32_5_32_3_32_2_32_3_32_2" style:display-name="Comma 5 3 2 3 2" style:family="table-cell" style:data-style-name="N50"/>
    <style:style style:name="Comma_32_5_32_3_32_2_32_4" style:display-name="Comma 5 3 2 4" style:family="table-cell" style:data-style-name="N50"/>
    <style:style style:name="Comma_32_5_32_3_32_3" style:display-name="Comma 5 3 3" style:family="table-cell" style:data-style-name="N49"/>
    <style:style style:name="Comma_32_5_32_3_32_3_32_2" style:display-name="Comma 5 3 3 2" style:family="table-cell" style:data-style-name="N50"/>
    <style:style style:name="Comma_32_5_32_3_32_4" style:display-name="Comma 5 3 4" style:family="table-cell" style:data-style-name="N44"/>
    <style:style style:name="Comma_32_5_32_4" style:display-name="Comma 5 4" style:family="table-cell" style:data-style-name="N49"/>
    <style:style style:name="Comma_32_5_32_4_32_2" style:display-name="Comma 5 4 2" style:family="table-cell" style:data-style-name="N49"/>
    <style:style style:name="Comma_32_5_32_4_32_2_32_2" style:display-name="Comma 5 4 2 2" style:family="table-cell" style:data-style-name="N50"/>
    <style:style style:name="Comma_32_5_32_4_32_3" style:display-name="Comma 5 4 3" style:family="table-cell" style:data-style-name="N49"/>
    <style:style style:name="Comma_32_5_32_4_32_3_32_2" style:display-name="Comma 5 4 3 2" style:family="table-cell" style:data-style-name="N50"/>
    <style:style style:name="Comma_32_5_32_4_32_4" style:display-name="Comma 5 4 4" style:family="table-cell" style:data-style-name="N50"/>
    <style:style style:name="Comma_32_5_32_5" style:display-name="Comma 5 5" style:family="table-cell" style:data-style-name="N49"/>
    <style:style style:name="Comma_32_5_32_5_32_2" style:display-name="Comma 5 5 2" style:family="table-cell" style:data-style-name="N50"/>
    <style:style style:name="Comma_32_5_32_6" style:display-name="Comma 5 6" style:family="table-cell" style:data-style-name="N44"/>
    <style:style style:name="Comma_32_6" style:display-name="Comma 6" style:family="table-cell" style:data-style-name="N48"/>
    <style:style style:name="Comma_32_6_32_2" style:display-name="Comma 6 2" style:family="table-cell" style:data-style-name="N48"/>
    <style:style style:name="Comma_32_6_32_2_32_2" style:display-name="Comma 6 2 2" style:family="table-cell" style:data-style-name="N49"/>
    <style:style style:name="Comma_32_6_32_2_32_2_32_2" style:display-name="Comma 6 2 2 2" style:family="table-cell" style:data-style-name="N49"/>
    <style:style style:name="Comma_32_6_32_2_32_2_32_2_32_2" style:display-name="Comma 6 2 2 2 2" style:family="table-cell" style:data-style-name="N50"/>
    <style:style style:name="Comma_32_6_32_2_32_2_32_3" style:display-name="Comma 6 2 2 3" style:family="table-cell" style:data-style-name="N49"/>
    <style:style style:name="Comma_32_6_32_2_32_2_32_3_32_2" style:display-name="Comma 6 2 2 3 2" style:family="table-cell" style:data-style-name="N50"/>
    <style:style style:name="Comma_32_6_32_2_32_2_32_4" style:display-name="Comma 6 2 2 4" style:family="table-cell" style:data-style-name="N50"/>
    <style:style style:name="Comma_32_6_32_2_32_3" style:display-name="Comma 6 2 3" style:family="table-cell" style:data-style-name="N49"/>
    <style:style style:name="Comma_32_6_32_2_32_3_32_2" style:display-name="Comma 6 2 3 2" style:family="table-cell" style:data-style-name="N50"/>
    <style:style style:name="Comma_32_6_32_2_32_4" style:display-name="Comma 6 2 4" style:family="table-cell" style:data-style-name="N44"/>
    <style:style style:name="Comma_32_6_32_3" style:display-name="Comma 6 3" style:family="table-cell" style:data-style-name="N49"/>
    <style:style style:name="Comma_32_6_32_3_32_2" style:display-name="Comma 6 3 2" style:family="table-cell" style:data-style-name="N49"/>
    <style:style style:name="Comma_32_6_32_3_32_2_32_2" style:display-name="Comma 6 3 2 2" style:family="table-cell" style:data-style-name="N50"/>
    <style:style style:name="Comma_32_6_32_3_32_3" style:display-name="Comma 6 3 3" style:family="table-cell" style:data-style-name="N49"/>
    <style:style style:name="Comma_32_6_32_3_32_3_32_2" style:display-name="Comma 6 3 3 2" style:family="table-cell" style:data-style-name="N50"/>
    <style:style style:name="Comma_32_6_32_3_32_4" style:display-name="Comma 6 3 4" style:family="table-cell" style:data-style-name="N50"/>
    <style:style style:name="Comma_32_6_32_4" style:display-name="Comma 6 4" style:family="table-cell" style:data-style-name="N49"/>
    <style:style style:name="Comma_32_6_32_4_32_2" style:display-name="Comma 6 4 2" style:family="table-cell" style:data-style-name="N50"/>
    <style:style style:name="Comma_32_6_32_5" style:display-name="Comma 6 5" style:family="table-cell" style:data-style-name="N44"/>
    <style:style style:name="Comma_32_7" style:display-name="Comma 7" style:family="table-cell" style:data-style-name="N48"/>
    <style:style style:name="Comma_32_7_32_2" style:display-name="Comma 7 2" style:family="table-cell" style:data-style-name="N48"/>
    <style:style style:name="Comma_32_7_32_2_32_2" style:display-name="Comma 7 2 2" style:family="table-cell" style:data-style-name="N49"/>
    <style:style style:name="Comma_32_7_32_2_32_2_32_2" style:display-name="Comma 7 2 2 2" style:family="table-cell" style:data-style-name="N49"/>
    <style:style style:name="Comma_32_7_32_2_32_2_32_2_32_2" style:display-name="Comma 7 2 2 2 2" style:family="table-cell" style:data-style-name="N50"/>
    <style:style style:name="Comma_32_7_32_2_32_2_32_3" style:display-name="Comma 7 2 2 3" style:family="table-cell" style:data-style-name="N49"/>
    <style:style style:name="Comma_32_7_32_2_32_2_32_3_32_2" style:display-name="Comma 7 2 2 3 2" style:family="table-cell" style:data-style-name="N50"/>
    <style:style style:name="Comma_32_7_32_2_32_2_32_4" style:display-name="Comma 7 2 2 4" style:family="table-cell" style:data-style-name="N50"/>
    <style:style style:name="Comma_32_7_32_2_32_3" style:display-name="Comma 7 2 3" style:family="table-cell" style:data-style-name="N49"/>
    <style:style style:name="Comma_32_7_32_2_32_3_32_2" style:display-name="Comma 7 2 3 2" style:family="table-cell" style:data-style-name="N50"/>
    <style:style style:name="Comma_32_7_32_2_32_4" style:display-name="Comma 7 2 4" style:family="table-cell" style:data-style-name="N44"/>
    <style:style style:name="Comma_32_7_32_3" style:display-name="Comma 7 3" style:family="table-cell" style:data-style-name="N49"/>
    <style:style style:name="Comma_32_7_32_3_32_2" style:display-name="Comma 7 3 2" style:family="table-cell" style:data-style-name="N49"/>
    <style:style style:name="Comma_32_7_32_3_32_2_32_2" style:display-name="Comma 7 3 2 2" style:family="table-cell" style:data-style-name="N50"/>
    <style:style style:name="Comma_32_7_32_3_32_3" style:display-name="Comma 7 3 3" style:family="table-cell" style:data-style-name="N49"/>
    <style:style style:name="Comma_32_7_32_3_32_3_32_2" style:display-name="Comma 7 3 3 2" style:family="table-cell" style:data-style-name="N50"/>
    <style:style style:name="Comma_32_7_32_3_32_4" style:display-name="Comma 7 3 4" style:family="table-cell" style:data-style-name="N50"/>
    <style:style style:name="Comma_32_7_32_4" style:display-name="Comma 7 4" style:family="table-cell" style:data-style-name="N49"/>
    <style:style style:name="Comma_32_7_32_4_32_2" style:display-name="Comma 7 4 2" style:family="table-cell" style:data-style-name="N50"/>
    <style:style style:name="Comma_32_7_32_5" style:display-name="Comma 7 5" style:family="table-cell" style:data-style-name="N44"/>
    <style:style style:name="Comma_32_8" style:display-name="Comma 8" style:family="table-cell" style:data-style-name="N48"/>
    <style:style style:name="Comma_32_8_32_2" style:display-name="Comma 8 2" style:family="table-cell" style:data-style-name="N49"/>
    <style:style style:name="Comma_32_8_32_2_32_2" style:display-name="Comma 8 2 2" style:family="table-cell" style:data-style-name="N49"/>
    <style:style style:name="Comma_32_8_32_2_32_2_32_2" style:display-name="Comma 8 2 2 2" style:family="table-cell" style:data-style-name="N50"/>
    <style:style style:name="Comma_32_8_32_2_32_3" style:display-name="Comma 8 2 3" style:family="table-cell" style:data-style-name="N49"/>
    <style:style style:name="Comma_32_8_32_2_32_3_32_2" style:display-name="Comma 8 2 3 2" style:family="table-cell" style:data-style-name="N50"/>
    <style:style style:name="Comma_32_8_32_2_32_4" style:display-name="Comma 8 2 4" style:family="table-cell" style:data-style-name="N50"/>
    <style:style style:name="Comma_32_8_32_3" style:display-name="Comma 8 3" style:family="table-cell" style:data-style-name="N49"/>
    <style:style style:name="Comma_32_8_32_3_32_2" style:display-name="Comma 8 3 2" style:family="table-cell" style:data-style-name="N50"/>
    <style:style style:name="Comma_32_8_32_4" style:display-name="Comma 8 4" style:family="table-cell" style:data-style-name="N44"/>
    <style:style style:name="Comma_32_9" style:display-name="Comma 9" style:family="table-cell" style:data-style-name="N48"/>
    <style:style style:name="Comma_32_9_32_2" style:display-name="Comma 9 2" style:family="table-cell" style:data-style-name="N48"/>
    <style:style style:name="Comma_32_9_32_2_32_2" style:display-name="Comma 9 2 2" style:family="table-cell" style:data-style-name="N49"/>
    <style:style style:name="Comma_32_9_32_2_32_2_32_2" style:display-name="Comma 9 2 2 2" style:family="table-cell" style:data-style-name="N49"/>
    <style:style style:name="Comma_32_9_32_2_32_2_32_2_32_2" style:display-name="Comma 9 2 2 2 2" style:family="table-cell" style:data-style-name="N50"/>
    <style:style style:name="Comma_32_9_32_2_32_2_32_3" style:display-name="Comma 9 2 2 3" style:family="table-cell" style:data-style-name="N49"/>
    <style:style style:name="Comma_32_9_32_2_32_2_32_3_32_2" style:display-name="Comma 9 2 2 3 2" style:family="table-cell" style:data-style-name="N50"/>
    <style:style style:name="Comma_32_9_32_2_32_2_32_4" style:display-name="Comma 9 2 2 4" style:family="table-cell" style:data-style-name="N50"/>
    <style:style style:name="Comma_32_9_32_2_32_3" style:display-name="Comma 9 2 3" style:family="table-cell" style:data-style-name="N49"/>
    <style:style style:name="Comma_32_9_32_2_32_3_32_2" style:display-name="Comma 9 2 3 2" style:family="table-cell" style:data-style-name="N50"/>
    <style:style style:name="Comma_32_9_32_2_32_4" style:display-name="Comma 9 2 4" style:family="table-cell" style:data-style-name="N44"/>
    <style:style style:name="Comma_32_9_32_3" style:display-name="Comma 9 3" style:family="table-cell" style:data-style-name="N49"/>
    <style:style style:name="Comma_32_9_32_3_32_2" style:display-name="Comma 9 3 2" style:family="table-cell" style:data-style-name="N49"/>
    <style:style style:name="Comma_32_9_32_3_32_2_32_2" style:display-name="Comma 9 3 2 2" style:family="table-cell" style:data-style-name="N50"/>
    <style:style style:name="Comma_32_9_32_3_32_3" style:display-name="Comma 9 3 3" style:family="table-cell" style:data-style-name="N49"/>
    <style:style style:name="Comma_32_9_32_3_32_3_32_2" style:display-name="Comma 9 3 3 2" style:family="table-cell" style:data-style-name="N50"/>
    <style:style style:name="Comma_32_9_32_3_32_4" style:display-name="Comma 9 3 4" style:family="table-cell" style:data-style-name="N50"/>
    <style:style style:name="Comma_32_9_32_4" style:display-name="Comma 9 4" style:family="table-cell" style:data-style-name="N49"/>
    <style:style style:name="Comma_32_9_32_4_32_2" style:display-name="Comma 9 4 2" style:family="table-cell" style:data-style-name="N50"/>
    <style:style style:name="Comma_32_9_32_5" style:display-name="Comma 9 5" style:family="table-cell" style:data-style-name="N44"/>
    <style:style style:name="Explanatory_32_Text_32_2" style:display-name="Explanatory Text 2"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Explanatory_32_Text_32_2_32_2" style:display-name="Explanatory Text 2 2"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Good_32_2" style:display-name="Good 2"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Good_32_2_32_2" style:display-name="Good 2 2"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Heading_32_1_32_2" style:display-name="Heading 1 2"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CCFFFF" fo:border-left="none" fo:border-right="none"/>
      <style:text-properties fo:color="#333399" style:font-name="Calibri" style:font-name-asian="Calibri" style:font-name-complex="Calibri" fo:font-size="15pt" style:font-size-asian="15pt" style:font-size-complex="15pt" fo:font-weight="bold" style:font-weight-asian="bold" style:font-weight-complex="bold"/>
    </style:style>
    <style:style style:name="Heading_32_1_32_3_32_2" style:display-name="Heading 1 3 2" style:family="table-cell" style:data-style-name="N0">
      <style:table-cell-properties fo:border-top="none" fo:border-bottom="thick solid #CCFFFF" fo:border-left="none" fo:border-right="none"/>
      <style:text-properties fo:color="#333399"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C0C0C0" fo:border-left="none" fo:border-right="none"/>
      <style:text-properties fo:color="#333399" style:font-name="Calibri" style:font-name-asian="Calibri" style:font-name-complex="Calibri" fo:font-size="13pt" style:font-size-asian="13pt" style:font-size-complex="13pt" fo:font-weight="bold" style:font-weight-asian="bold" style:font-weight-complex="bold"/>
    </style:style>
    <style:style style:name="Heading_32_2_32_3_32_2" style:display-name="Heading 2 3 2" style:family="table-cell" style:data-style-name="N0">
      <style:table-cell-properties fo:border-top="none" fo:border-bottom="thick solid #C0C0C0" fo:border-left="none" fo:border-right="none"/>
      <style:text-properties fo:color="#333399"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2_32_2" style:display-name="Heading 3 2 2"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CCFFFF" fo:border-left="none" fo:border-right="none"/>
      <style:text-properties fo:color="#333399" style:font-name="Calibri" style:font-name-asian="Calibri" style:font-name-complex="Calibri" fo:font-size="11pt" style:font-size-asian="11pt" style:font-size-complex="11pt" fo:font-weight="bold" style:font-weight-asian="bold" style:font-weight-complex="bold"/>
    </style:style>
    <style:style style:name="Heading_32_3_32_3_32_2" style:display-name="Heading 3 3 2" style:family="table-cell" style:data-style-name="N0">
      <style:table-cell-properties fo:border-top="none" fo:border-bottom="2pt solid #CCFFFF" fo:border-left="none" fo:border-right="none"/>
      <style:text-properties fo:color="#333399"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2_32_2" style:display-name="Heading 4 2 2"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333399" style:font-name="Calibri" style:font-name-asian="Calibri" style:font-name-complex="Calibri" fo:font-size="11pt" style:font-size-asian="11pt" style:font-size-complex="11pt" fo:font-weight="bold" style:font-weight-asian="bold" style:font-weight-complex="bold"/>
    </style:style>
    <style:style style:name="Heading_32_4_32_3_32_2" style:display-name="Heading 4 3 2" style:family="table-cell" style:data-style-name="N0">
      <style:text-properties fo:color="#333399" style:font-name="Calibri" style:font-name-asian="Calibri" style:font-name-complex="Calibri" fo:font-size="11pt" style:font-size-asian="11pt" style:font-size-complex="11pt" fo:font-weight="bold" style:font-weight-asian="bold" style:font-weight-complex="bold"/>
    </style:style>
    <style:style style:name="Hyperlink" style:family="table-cell" style:data-style-name="N0">
      <style:text-properties fo:color="#CCCC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2_32_2" style:display-name="Hyperlink 2 2" style:family="table-cell" style:data-style-name="N0">
      <style:text-properties fo:color="#0000FF" style:text-underline-style="solid" style:text-underline-type="single"/>
    </style:style>
    <style:style style:name="Hyperlink_32_2_32_2_32_2" style:display-name="Hyperlink 2 2 2" style:family="table-cell" style:data-style-name="N0">
      <style:text-properties fo:color="#0000FF" style:text-underline-style="solid" style:text-underline-type="single"/>
    </style:style>
    <style:style style:name="Hyperlink_32_2_32_3" style:display-name="Hyperlink 2 3" style:family="table-cell" style:data-style-name="N0">
      <style:text-properties fo:color="#0000FF" style:text-underline-style="solid" style:text-underline-type="single"/>
    </style:style>
    <style:style style:name="Hyperlink_32_3" style:display-name="Hyperlink 3" style:family="table-cell" style:data-style-name="N0">
      <style:text-properties fo:color="#CCCCFF" style:text-underline-style="solid" style:text-underline-type="single"/>
    </style:style>
    <style:style style:name="Hyperlink_32_3_32_2" style:display-name="Hyperlink 3 2" style:family="table-cell" style:data-style-name="N0">
      <style:text-properties fo:color="#0563C1" style:text-underline-style="solid" style:text-underline-type="single"/>
    </style:style>
    <style:style style:name="Hyperlink_32_4" style:display-name="Hyperlink 4" style:family="table-cell" style:data-style-name="N0">
      <style:text-properties fo:color="#0563C1" style:text-underline-style="solid" style:text-underline-type="single"/>
    </style:style>
    <style:style style:name="Input_32_2" style:display-name="Input 2"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2_32_2" style:display-name="Input 2 2"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2_32_3" style:display-name="Input 2 3"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3" style:display-name="Input 3" style:family="table-cell" style:data-style-name="N0">
      <style:table-cell-properties fo:border="thin solid #808080" fo:background-color="#FFCC99"/>
      <style:text-properties fo:color="#993366" style:font-name="Calibri" style:font-name-asian="Calibri" style:font-name-complex="Calibri" fo:font-size="11pt" style:font-size-asian="11pt" style:font-size-complex="11pt"/>
    </style:style>
    <style:style style:name="Input_32_3_32_2" style:display-name="Input 3 2" style:family="table-cell" style:data-style-name="N0">
      <style:table-cell-properties fo:border="thin solid #808080" fo:background-color="#FFCC99"/>
      <style:text-properties fo:color="#993366" style:font-name="Calibri" style:font-name-asian="Calibri" style:font-name-complex="Calibri" fo:font-size="11pt" style:font-size-asian="11pt" style:font-size-complex="11pt"/>
    </style:style>
    <style:style style:name="Input_32_3_32_3" style:display-name="Input 3 3" style:family="table-cell" style:data-style-name="N0">
      <style:table-cell-properties fo:border="thin solid #808080" fo:background-color="#FFCC99"/>
      <style:text-properties fo:color="#993366" style:font-name="Calibri" style:font-name-asian="Calibri" style:font-name-complex="Calibri" fo:font-size="11pt" style:font-size-asian="11pt" style:font-size-complex="11pt"/>
    </style:style>
    <style:style style:name="Linked_32_Cell_32_2" style:display-name="Linked Cell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 style:display-name="Linked Cell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660066" fo:border-left="none" fo:border-right="none"/>
      <style:text-properties fo:color="#660066" style:font-name="Calibri" style:font-name-asian="Calibri" style:font-name-complex="Calibri" fo:font-size="11pt" style:font-size-asian="11pt" style:font-size-complex="11pt"/>
    </style:style>
    <style:style style:name="Linked_32_Cell_32_3_32_2" style:display-name="Linked Cell 3 2" style:family="table-cell" style:data-style-name="N0">
      <style:table-cell-properties fo:border-top="none" fo:border-bottom="thin double #660066" fo:border-left="none" fo:border-right="none"/>
      <style:text-properties fo:color="#660066" style:font-name="Calibri" style:font-name-asian="Calibri" style:font-name-complex="Calibri" fo:font-size="11pt" style:font-size-asian="11pt" style:font-size-complex="11pt"/>
    </style:style>
    <style:style style:name="Neutral_32_2" style:display-name="Neutral 2"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Neutral_32_2_32_2" style:display-name="Neutral 2 2"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 style:display-name="Normal 10" style:family="table-cell" style:data-style-name="N0">
      <style:table-cell-properties style:vertical-align="automatic" fo:background-color="transparent"/>
      <style:text-properties fo:font-size="12pt" style:font-size-asian="12pt" style:font-size-complex="12pt"/>
    </style:style>
    <style:style style:name="Normal_32_10_32_2" style:display-name="Normal 10 2" style:family="table-cell" style:data-style-name="N0">
      <style:table-cell-properties style:vertical-align="automatic" fo:background-color="transparent"/>
      <style:text-properties fo:font-size="12pt" style:font-size-asian="12pt" style:font-size-complex="12pt"/>
    </style:style>
    <style:style style:name="Normal_32_10_32_2_32_2" style:display-name="Normal 10 2 2" style:family="table-cell" style:data-style-name="N0">
      <style:table-cell-properties style:vertical-align="automatic" fo:background-color="transparent"/>
      <style:text-properties fo:font-size="12pt" style:font-size-asian="12pt" style:font-size-complex="12pt"/>
    </style:style>
    <style:style style:name="Normal_32_10_32_3" style:display-name="Normal 10 3" style:family="table-cell" style:data-style-name="N0">
      <style:table-cell-properties style:vertical-align="automatic" fo:background-color="transparent"/>
      <style:text-properties fo:font-size="12pt" style:font-size-asian="12pt" style:font-size-complex="12pt"/>
    </style:style>
    <style:style style:name="Normal_32_11" style:display-name="Normal 11" style:family="table-cell" style:data-style-name="N0">
      <style:table-cell-properties style:vertical-align="automatic" fo:background-color="transparent"/>
      <style:text-properties fo:font-size="12pt" style:font-size-asian="12pt" style:font-size-complex="12pt"/>
    </style:style>
    <style:style style:name="Normal_32_11_32_2" style:display-name="Normal 11 2" style:family="table-cell" style:data-style-name="N0">
      <style:table-cell-properties style:vertical-align="automatic" fo:background-color="transparent"/>
      <style:text-properties fo:font-size="12pt" style:font-size-asian="12pt" style:font-size-complex="12pt"/>
    </style:style>
    <style:style style:name="Normal_32_11_32_2_32_2" style:display-name="Normal 11 2 2" style:family="table-cell" style:data-style-name="N0">
      <style:table-cell-properties style:vertical-align="automatic" fo:background-color="transparent"/>
      <style:text-properties fo:font-size="12pt" style:font-size-asian="12pt" style:font-size-complex="12pt"/>
    </style:style>
    <style:style style:name="Normal_32_11_32_3" style:display-name="Normal 11 3" style:family="table-cell" style:data-style-name="N0">
      <style:table-cell-properties style:vertical-align="automatic" fo:background-color="transparent"/>
      <style:text-properties fo:font-size="12pt" style:font-size-asian="12pt" style:font-size-complex="12pt"/>
    </style:style>
    <style:style style:name="Normal_32_12" style:display-name="Normal 12" style:family="table-cell" style:data-style-name="N0">
      <style:table-cell-properties style:vertical-align="automatic" fo:background-color="transparent"/>
      <style:text-properties fo:font-size="12pt" style:font-size-asian="12pt" style:font-size-complex="12pt"/>
    </style:style>
    <style:style style:name="Normal_32_12_32_2" style:display-name="Normal 12 2" style:family="table-cell" style:data-style-name="N0">
      <style:table-cell-properties style:vertical-align="automatic" fo:background-color="transparent"/>
      <style:text-properties fo:font-size="12pt" style:font-size-asian="12pt" style:font-size-complex="12pt"/>
    </style:style>
    <style:style style:name="Normal_32_12_32_2_32_2" style:display-name="Normal 12 2 2" style:family="table-cell" style:data-style-name="N0">
      <style:table-cell-properties style:vertical-align="automatic" fo:background-color="transparent"/>
      <style:text-properties fo:font-size="12pt" style:font-size-asian="12pt" style:font-size-complex="12pt"/>
    </style:style>
    <style:style style:name="Normal_32_12_32_3" style:display-name="Normal 12 3" style:family="table-cell" style:data-style-name="N0">
      <style:table-cell-properties style:vertical-align="automatic" fo:background-color="transparent"/>
      <style:text-properties fo:font-size="12pt" style:font-size-asian="12pt" style:font-size-complex="12pt"/>
    </style:style>
    <style:style style:name="Normal_32_13" style:display-name="Normal 13" style:family="table-cell" style:data-style-name="N0">
      <style:table-cell-properties style:vertical-align="automatic" fo:background-color="transparent"/>
      <style:text-properties fo:font-size="12pt" style:font-size-asian="12pt" style:font-size-complex="12pt"/>
    </style:style>
    <style:style style:name="Normal_32_13_32_2" style:display-name="Normal 13 2" style:family="table-cell" style:data-style-name="N0">
      <style:table-cell-properties style:vertical-align="automatic" fo:background-color="transparent"/>
      <style:text-properties fo:font-size="12pt" style:font-size-asian="12pt" style:font-size-complex="12pt"/>
    </style:style>
    <style:style style:name="Normal_32_13_32_2_32_2" style:display-name="Normal 13 2 2" style:family="table-cell" style:data-style-name="N0">
      <style:table-cell-properties style:vertical-align="automatic" fo:background-color="transparent"/>
      <style:text-properties fo:font-size="12pt" style:font-size-asian="12pt" style:font-size-complex="12pt"/>
    </style:style>
    <style:style style:name="Normal_32_13_32_3" style:display-name="Normal 13 3" style:family="table-cell" style:data-style-name="N0">
      <style:table-cell-properties style:vertical-align="automatic" fo:background-color="transparent"/>
      <style:text-properties fo:font-size="12pt" style:font-size-asian="12pt" style:font-size-complex="12pt"/>
    </style:style>
    <style:style style:name="Normal_32_14" style:display-name="Normal 14" style:family="table-cell" style:data-style-name="N0">
      <style:table-cell-properties style:vertical-align="automatic" fo:background-color="transparent"/>
      <style:text-properties fo:font-size="12pt" style:font-size-asian="12pt" style:font-size-complex="12pt"/>
    </style:style>
    <style:style style:name="Normal_32_14_32_2" style:display-name="Normal 14 2" style:family="table-cell" style:data-style-name="N0">
      <style:table-cell-properties style:vertical-align="automatic" fo:background-color="transparent"/>
      <style:text-properties fo:font-size="12pt" style:font-size-asian="12pt" style:font-size-complex="12pt"/>
    </style:style>
    <style:style style:name="Normal_32_14_32_2_32_2" style:display-name="Normal 14 2 2" style:family="table-cell" style:data-style-name="N0">
      <style:table-cell-properties style:vertical-align="automatic" fo:background-color="transparent"/>
      <style:text-properties fo:font-size="12pt" style:font-size-asian="12pt" style:font-size-complex="12pt"/>
    </style:style>
    <style:style style:name="Normal_32_14_32_3" style:display-name="Normal 14 3" style:family="table-cell" style:data-style-name="N0">
      <style:table-cell-properties style:vertical-align="automatic" fo:background-color="transparent"/>
      <style:text-properties fo:font-size="12pt" style:font-size-asian="12pt" style:font-size-complex="12pt"/>
    </style:style>
    <style:style style:name="Normal_32_15" style:display-name="Normal 15" style:family="table-cell" style:data-style-name="N0">
      <style:table-cell-properties style:vertical-align="automatic" fo:background-color="transparent"/>
      <style:text-properties fo:font-size="12pt" style:font-size-asian="12pt" style:font-size-complex="12pt"/>
    </style:style>
    <style:style style:name="Normal_32_15_32_2" style:display-name="Normal 15 2" style:family="table-cell" style:data-style-name="N0">
      <style:table-cell-properties style:vertical-align="automatic" fo:background-color="transparent"/>
      <style:text-properties fo:font-size="12pt" style:font-size-asian="12pt" style:font-size-complex="12pt"/>
    </style:style>
    <style:style style:name="Normal_32_15_32_2_32_2" style:display-name="Normal 15 2 2" style:family="table-cell" style:data-style-name="N0">
      <style:table-cell-properties style:vertical-align="automatic" fo:background-color="transparent"/>
      <style:text-properties fo:font-size="12pt" style:font-size-asian="12pt" style:font-size-complex="12pt"/>
    </style:style>
    <style:style style:name="Normal_32_15_32_3" style:display-name="Normal 15 3" style:family="table-cell" style:data-style-name="N0">
      <style:table-cell-properties style:vertical-align="automatic" fo:background-color="transparent"/>
      <style:text-properties fo:font-size="12pt" style:font-size-asian="12pt" style:font-size-complex="12pt"/>
    </style:style>
    <style:style style:name="Normal_32_16" style:display-name="Normal 16" style:family="table-cell" style:data-style-name="N0">
      <style:table-cell-properties style:vertical-align="automatic" fo:background-color="transparent"/>
      <style:text-properties fo:font-size="12pt" style:font-size-asian="12pt" style:font-size-complex="12pt"/>
    </style:style>
    <style:style style:name="Normal_32_16_32_2" style:display-name="Normal 16 2" style:family="table-cell" style:data-style-name="N0">
      <style:table-cell-properties style:vertical-align="automatic" fo:background-color="transparent"/>
      <style:text-properties fo:font-size="12pt" style:font-size-asian="12pt" style:font-size-complex="12pt"/>
    </style:style>
    <style:style style:name="Normal_32_16_32_2_32_2" style:display-name="Normal 16 2 2" style:family="table-cell" style:data-style-name="N0">
      <style:table-cell-properties style:vertical-align="automatic" fo:background-color="transparent"/>
      <style:text-properties fo:font-size="12pt" style:font-size-asian="12pt" style:font-size-complex="12pt"/>
    </style:style>
    <style:style style:name="Normal_32_16_32_3" style:display-name="Normal 16 3" style:family="table-cell" style:data-style-name="N0">
      <style:table-cell-properties style:vertical-align="automatic" fo:background-color="transparent"/>
      <style:text-properties fo:font-size="12pt" style:font-size-asian="12pt" style:font-size-complex="12pt"/>
    </style:style>
    <style:style style:name="Normal_32_17" style:display-name="Normal 17" style:family="table-cell" style:data-style-name="N0">
      <style:table-cell-properties style:vertical-align="automatic" fo:background-color="transparent"/>
      <style:text-properties fo:font-size="12pt" style:font-size-asian="12pt" style:font-size-complex="12pt"/>
    </style:style>
    <style:style style:name="Normal_32_17_32_2" style:display-name="Normal 17 2" style:family="table-cell" style:data-style-name="N0">
      <style:table-cell-properties style:vertical-align="automatic" fo:background-color="transparent"/>
      <style:text-properties fo:font-size="12pt" style:font-size-asian="12pt" style:font-size-complex="12pt"/>
    </style:style>
    <style:style style:name="Normal_32_17_32_2_32_2" style:display-name="Normal 17 2 2" style:family="table-cell" style:data-style-name="N0">
      <style:table-cell-properties style:vertical-align="automatic" fo:background-color="transparent"/>
      <style:text-properties fo:font-size="12pt" style:font-size-asian="12pt" style:font-size-complex="12pt"/>
    </style:style>
    <style:style style:name="Normal_32_17_32_3" style:display-name="Normal 17 3" style:family="table-cell" style:data-style-name="N0">
      <style:table-cell-properties style:vertical-align="automatic" fo:background-color="transparent"/>
      <style:text-properties fo:font-size="12pt" style:font-size-asian="12pt" style:font-size-complex="12pt"/>
    </style:style>
    <style:style style:name="Normal_32_18" style:display-name="Normal 18" style:family="table-cell" style:data-style-name="N0">
      <style:table-cell-properties style:vertical-align="automatic" fo:background-color="transparent"/>
      <style:text-properties fo:font-size="12pt" style:font-size-asian="12pt" style:font-size-complex="12pt"/>
    </style:style>
    <style:style style:name="Normal_32_18_32_2" style:display-name="Normal 18 2" style:family="table-cell" style:data-style-name="N0">
      <style:table-cell-properties style:vertical-align="automatic" fo:background-color="transparent"/>
      <style:text-properties fo:font-size="12pt" style:font-size-asian="12pt" style:font-size-complex="12pt"/>
    </style:style>
    <style:style style:name="Normal_32_18_32_2_32_2" style:display-name="Normal 18 2 2" style:family="table-cell" style:data-style-name="N0">
      <style:table-cell-properties style:vertical-align="automatic" fo:background-color="transparent"/>
      <style:text-properties fo:font-size="12pt" style:font-size-asian="12pt" style:font-size-complex="12pt"/>
    </style:style>
    <style:style style:name="Normal_32_18_32_3" style:display-name="Normal 18 3" style:family="table-cell" style:data-style-name="N0">
      <style:table-cell-properties style:vertical-align="automatic" fo:background-color="transparent"/>
      <style:text-properties fo:font-size="12pt" style:font-size-asian="12pt" style:font-size-complex="12pt"/>
    </style:style>
    <style:style style:name="Normal_32_19" style:display-name="Normal 19" style:family="table-cell" style:data-style-name="N0">
      <style:table-cell-properties style:vertical-align="automatic" fo:background-color="transparent"/>
      <style:text-properties fo:font-size="12pt" style:font-size-asian="12pt" style:font-size-complex="12pt"/>
    </style:style>
    <style:style style:name="Normal_32_19_32_2" style:display-name="Normal 19 2" style:family="table-cell" style:data-style-name="N0">
      <style:table-cell-properties style:vertical-align="automatic" fo:background-color="transparent"/>
      <style:text-properties fo:font-size="12pt" style:font-size-asian="12pt" style:font-size-complex="12pt"/>
    </style:style>
    <style:style style:name="Normal_32_19_32_2_32_2" style:display-name="Normal 19 2 2" style:family="table-cell" style:data-style-name="N0">
      <style:table-cell-properties style:vertical-align="automatic" fo:background-color="transparent"/>
      <style:text-properties fo:font-size="12pt" style:font-size-asian="12pt" style:font-size-complex="12pt"/>
    </style:style>
    <style:style style:name="Normal_32_19_32_3" style:display-name="Normal 19 3" style:family="table-cell" style:data-style-name="N0">
      <style:table-cell-properties style:vertical-align="automatic" fo:background-color="transparent"/>
      <style:text-properties fo:font-size="12pt" style:font-size-asian="12pt" style:font-size-complex="12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text-properties fo:font-size="9pt" style:font-size-asian="9pt" style:font-size-complex="9pt"/>
    </style:style>
    <style:style style:name="Normal_32_2_32_2_32_2" style:display-name="Normal 2 2 2" style:family="table-cell" style:data-style-name="N0">
      <style:table-cell-properties style:vertical-align="automatic" fo:background-color="transparent"/>
      <style:text-properties fo:font-size="9pt" style:font-size-asian="9pt" style:font-size-complex="9pt"/>
    </style:style>
    <style:style style:name="Normal_32_2_32_3" style:display-name="Normal 2 3" style:family="table-cell" style:data-style-name="N0">
      <style:table-cell-properties style:vertical-align="automatic" fo:background-color="transparent"/>
    </style:style>
    <style:style style:name="Normal_32_2_32_3_32_2" style:display-name="Normal 2 3 2"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2_32_5" style:display-name="Normal 2 5"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text-properties fo:font-size="12pt" style:font-size-asian="12pt" style:font-size-complex="12pt"/>
    </style:style>
    <style:style style:name="Normal_32_20_32_2" style:display-name="Normal 20 2" style:family="table-cell" style:data-style-name="N0">
      <style:table-cell-properties style:vertical-align="automatic" fo:background-color="transparent"/>
      <style:text-properties fo:font-size="12pt" style:font-size-asian="12pt" style:font-size-complex="12pt"/>
    </style:style>
    <style:style style:name="Normal_32_21" style:display-name="Normal 2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1_32_2" style:display-name="Normal 2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2" style:display-name="Normal 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2_32_2" style:display-name="Normal 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3" style:display-name="Normal 23" style:family="table-cell" style:data-style-name="N0">
      <style:table-cell-properties style:vertical-align="automatic" fo:background-color="transparent"/>
    </style:style>
    <style:style style:name="Normal_32_24" style:display-name="Normal 24" style:family="table-cell" style:data-style-name="N0">
      <style:table-cell-properties style:vertical-align="automatic" fo:background-color="transparent"/>
      <style:text-properties fo:font-size="12pt" style:font-size-asian="12pt" style:font-size-complex="12pt"/>
    </style:style>
    <style:style style:name="Normal_32_3" style:display-name="Normal 3" style:family="table-cell" style:data-style-name="N0">
      <style:table-cell-properties style:vertical-align="automatic" fo:background-color="transparent"/>
      <style:text-properties fo:font-size="12pt" style:font-size-asian="12pt" style:font-size-complex="12p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text-properties fo:font-size="11pt" style:font-size-asian="11pt" style:font-size-complex="11pt"/>
    </style:style>
    <style:style style:name="Normal_32_3_32_2_32_2_32_2" style:display-name="Normal 3 2 2 2" style:family="table-cell" style:data-style-name="N0">
      <style:table-cell-properties style:vertical-align="automatic" fo:background-color="transparent"/>
      <style:text-properties fo:font-size="11pt" style:font-size-asian="11pt" style:font-size-complex="11pt"/>
    </style:style>
    <style:style style:name="Normal_32_3_32_2_32_3" style:display-name="Normal 3 2 3"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text-properties fo:font-size="12pt" style:font-size-asian="12pt" style:font-size-complex="12pt"/>
    </style:style>
    <style:style style:name="Normal_32_3_32_3_32_2" style:display-name="Normal 3 3 2" style:family="table-cell" style:data-style-name="N0">
      <style:table-cell-properties style:vertical-align="automatic" fo:background-color="transparent"/>
      <style:text-properties fo:font-size="12pt" style:font-size-asian="12pt" style:font-size-complex="12pt"/>
    </style:style>
    <style:style style:name="Normal_32_3_32_3_32_2_32_2" style:display-name="Normal 3 3 2 2" style:family="table-cell" style:data-style-name="N0">
      <style:table-cell-properties style:vertical-align="automatic" fo:background-color="transparent"/>
      <style:text-properties fo:font-size="12pt" style:font-size-asian="12pt" style:font-size-complex="12pt"/>
    </style:style>
    <style:style style:name="Normal_32_3_32_3_32_2_32_2_32_2" style:display-name="Normal 3 3 2 2 2" style:family="table-cell" style:data-style-name="N0">
      <style:table-cell-properties style:vertical-align="automatic" fo:background-color="transparent"/>
      <style:text-properties fo:font-size="12pt" style:font-size-asian="12pt" style:font-size-complex="12pt"/>
    </style:style>
    <style:style style:name="Normal_32_3_32_3_32_2_32_2_32_2_32_2" style:display-name="Normal 3 3 2 2 2 2" style:family="table-cell" style:data-style-name="N0">
      <style:table-cell-properties style:vertical-align="automatic" fo:background-color="transparent"/>
      <style:text-properties fo:font-size="12pt" style:font-size-asian="12pt" style:font-size-complex="12pt"/>
    </style:style>
    <style:style style:name="Normal_32_3_32_3_32_2_32_2_32_3" style:display-name="Normal 3 3 2 2 3" style:family="table-cell" style:data-style-name="N0">
      <style:table-cell-properties style:vertical-align="automatic" fo:background-color="transparent"/>
      <style:text-properties fo:font-size="12pt" style:font-size-asian="12pt" style:font-size-complex="12pt"/>
    </style:style>
    <style:style style:name="Normal_32_3_32_3_32_2_32_3" style:display-name="Normal 3 3 2 3" style:family="table-cell" style:data-style-name="N0">
      <style:table-cell-properties style:vertical-align="automatic" fo:background-color="transparent"/>
      <style:text-properties fo:font-size="12pt" style:font-size-asian="12pt" style:font-size-complex="12pt"/>
    </style:style>
    <style:style style:name="Normal_32_3_32_3_32_2_32_3_32_2" style:display-name="Normal 3 3 2 3 2" style:family="table-cell" style:data-style-name="N0">
      <style:table-cell-properties style:vertical-align="automatic" fo:background-color="transparent"/>
      <style:text-properties fo:font-size="12pt" style:font-size-asian="12pt" style:font-size-complex="12pt"/>
    </style:style>
    <style:style style:name="Normal_32_3_32_3_32_2_32_4" style:display-name="Normal 3 3 2 4" style:family="table-cell" style:data-style-name="N0">
      <style:table-cell-properties style:vertical-align="automatic" fo:background-color="transparent"/>
      <style:text-properties fo:font-size="12pt" style:font-size-asian="12pt" style:font-size-complex="12pt"/>
    </style:style>
    <style:style style:name="Normal_32_3_32_3_32_3" style:display-name="Normal 3 3 3" style:family="table-cell" style:data-style-name="N0">
      <style:table-cell-properties style:vertical-align="automatic" fo:background-color="transparent"/>
      <style:text-properties fo:font-size="12pt" style:font-size-asian="12pt" style:font-size-complex="12pt"/>
    </style:style>
    <style:style style:name="Normal_32_3_32_3_32_3_32_2" style:display-name="Normal 3 3 3 2" style:family="table-cell" style:data-style-name="N0">
      <style:table-cell-properties style:vertical-align="automatic" fo:background-color="transparent"/>
      <style:text-properties fo:font-size="12pt" style:font-size-asian="12pt" style:font-size-complex="12pt"/>
    </style:style>
    <style:style style:name="Normal_32_3_32_3_32_3_32_2_32_2" style:display-name="Normal 3 3 3 2 2" style:family="table-cell" style:data-style-name="N0">
      <style:table-cell-properties style:vertical-align="automatic" fo:background-color="transparent"/>
      <style:text-properties fo:font-size="12pt" style:font-size-asian="12pt" style:font-size-complex="12pt"/>
    </style:style>
    <style:style style:name="Normal_32_3_32_3_32_3_32_3" style:display-name="Normal 3 3 3 3" style:family="table-cell" style:data-style-name="N0">
      <style:table-cell-properties style:vertical-align="automatic" fo:background-color="transparent"/>
      <style:text-properties fo:font-size="12pt" style:font-size-asian="12pt" style:font-size-complex="12pt"/>
    </style:style>
    <style:style style:name="Normal_32_3_32_3_32_4" style:display-name="Normal 3 3 4" style:family="table-cell" style:data-style-name="N0">
      <style:table-cell-properties style:vertical-align="automatic" fo:background-color="transparent"/>
      <style:text-properties fo:font-size="12pt" style:font-size-asian="12pt" style:font-size-complex="12pt"/>
    </style:style>
    <style:style style:name="Normal_32_3_32_3_32_4_32_2" style:display-name="Normal 3 3 4 2" style:family="table-cell" style:data-style-name="N0">
      <style:table-cell-properties style:vertical-align="automatic" fo:background-color="transparent"/>
      <style:text-properties fo:font-size="12pt" style:font-size-asian="12pt" style:font-size-complex="12pt"/>
    </style:style>
    <style:style style:name="Normal_32_3_32_3_32_5" style:display-name="Normal 3 3 5" style:family="table-cell" style:data-style-name="N0">
      <style:table-cell-properties style:vertical-align="automatic" fo:background-color="transparent"/>
      <style:text-properties fo:font-size="12pt" style:font-size-asian="12pt" style:font-size-complex="12pt"/>
    </style:style>
    <style:style style:name="Normal_32_3_32_3_32_6" style:display-name="Normal 3 3 6"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fo:font-size="9pt" style:font-size-asian="9pt" style:font-size-complex="9pt"/>
    </style:style>
    <style:style style:name="Normal_32_3_32_4_32_2" style:display-name="Normal 3 4 2" style:family="table-cell" style:data-style-name="N0">
      <style:table-cell-properties style:vertical-align="automatic" fo:background-color="transparent"/>
      <style:text-properties fo:font-size="9pt" style:font-size-asian="9pt" style:font-size-complex="9pt"/>
    </style:style>
    <style:style style:name="Normal_32_3_32_5" style:display-name="Normal 3 5" style:family="table-cell" style:data-style-name="N0">
      <style:table-cell-properties style:vertical-align="automatic" fo:background-color="transparent"/>
      <style:text-properties fo:font-size="12pt" style:font-size-asian="12pt" style:font-size-complex="12pt"/>
    </style:style>
    <style:style style:name="Normal_32_3_32_5_32_2" style:display-name="Normal 3 5 2" style:family="table-cell" style:data-style-name="N0">
      <style:table-cell-properties style:vertical-align="automatic" fo:background-color="transparent"/>
      <style:text-properties fo:font-size="12pt" style:font-size-asian="12pt" style:font-size-complex="12pt"/>
    </style:style>
    <style:style style:name="Normal_32_3_32_5_32_2_32_2" style:display-name="Normal 3 5 2 2" style:family="table-cell" style:data-style-name="N0">
      <style:table-cell-properties style:vertical-align="automatic" fo:background-color="transparent"/>
      <style:text-properties fo:font-size="12pt" style:font-size-asian="12pt" style:font-size-complex="12pt"/>
    </style:style>
    <style:style style:name="Normal_32_3_32_5_32_3" style:display-name="Normal 3 5 3" style:family="table-cell" style:data-style-name="N0">
      <style:table-cell-properties style:vertical-align="automatic" fo:background-color="transparent"/>
      <style:text-properties fo:font-size="12pt" style:font-size-asian="12pt" style:font-size-complex="12pt"/>
    </style:style>
    <style:style style:name="Normal_32_3_32_6" style:display-name="Normal 3 6" style:family="table-cell" style:data-style-name="N0">
      <style:table-cell-properties style:vertical-align="automatic" fo:background-color="transparent"/>
      <style:text-properties fo:font-size="12pt" style:font-size-asian="12pt" style:font-size-complex="12pt"/>
    </style:style>
    <style:style style:name="Normal_32_3_32_6_32_2" style:display-name="Normal 3 6 2" style:family="table-cell" style:data-style-name="N0">
      <style:table-cell-properties style:vertical-align="automatic" fo:background-color="transparent"/>
      <style:text-properties fo:font-size="12pt" style:font-size-asian="12pt" style:font-size-complex="12pt"/>
    </style:style>
    <style:style style:name="Normal_32_3_32_6_32_2_32_2" style:display-name="Normal 3 6 2 2" style:family="table-cell" style:data-style-name="N0">
      <style:table-cell-properties style:vertical-align="automatic" fo:background-color="transparent"/>
      <style:text-properties fo:font-size="12pt" style:font-size-asian="12pt" style:font-size-complex="12pt"/>
    </style:style>
    <style:style style:name="Normal_32_3_32_6_32_3" style:display-name="Normal 3 6 3" style:family="table-cell" style:data-style-name="N0">
      <style:table-cell-properties style:vertical-align="automatic" fo:background-color="transparent"/>
      <style:text-properties fo:font-size="12pt" style:font-size-asian="12pt" style:font-size-complex="12pt"/>
    </style:style>
    <style:style style:name="Normal_32_3_32_7" style:display-name="Normal 3 7" style:family="table-cell" style:data-style-name="N0">
      <style:table-cell-properties style:vertical-align="automatic" fo:background-color="transparent"/>
      <style:text-properties fo:font-size="12pt" style:font-size-asian="12pt" style:font-size-complex="12pt"/>
    </style:style>
    <style:style style:name="Normal_32_3_32_7_32_2" style:display-name="Normal 3 7 2" style:family="table-cell" style:data-style-name="N0">
      <style:table-cell-properties style:vertical-align="automatic" fo:background-color="transparent"/>
      <style:text-properties fo:font-size="12pt" style:font-size-asian="12pt" style:font-size-complex="12pt"/>
    </style:style>
    <style:style style:name="Normal_32_3_32_8" style:display-name="Normal 3 8" style:family="table-cell" style:data-style-name="N0">
      <style:table-cell-properties style:vertical-align="automatic" fo:background-color="transparent"/>
      <style:text-properties fo:font-size="12pt" style:font-size-asian="12pt" style:font-size-complex="12pt"/>
    </style:style>
    <style:style style:name="Normal_32_3_Xl0000052" style:display-name="Normal 3_Xl0000052" style:family="table-cell" style:data-style-name="N0">
      <style:table-cell-properties style:vertical-align="automatic" fo:background-color="transparent"/>
      <style:text-properties fo:font-size="11pt" style:font-size-asian="11pt" style:font-size-complex="11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4_32_2" style:display-name="Normal 4 2" style:family="table-cell" style:data-style-name="N0">
      <style:table-cell-properties style:vertical-align="automatic" fo:background-color="transparent"/>
      <style:text-properties fo:font-size="9pt" style:font-size-asian="9pt" style:font-size-complex="9pt"/>
    </style:style>
    <style:style style:name="Normal_32_4_32_2_32_2" style:display-name="Normal 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2_32_2_32_2" style:display-name="Normal 4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2_32_3" style:display-name="Normal 4 2 3" style:family="table-cell" style:data-style-name="N0">
      <style:table-cell-properties style:vertical-align="automatic" fo:background-color="transparent"/>
      <style:text-properties fo:font-size="9pt" style:font-size-asian="9pt" style:font-size-complex="9pt"/>
    </style:style>
    <style:style style:name="Normal_32_4_32_3" style:display-name="Normal 4 3"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2" style:display-name="Normal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 style:display-name="Normal 6" style:family="table-cell" style:data-style-name="N0">
      <style:table-cell-properties style:vertical-align="automatic" fo:background-color="transparent"/>
      <style:text-properties fo:font-size="12pt" style:font-size-asian="12pt" style:font-size-complex="12pt"/>
    </style:style>
    <style:style style:name="Normal_32_6_32_2" style:display-name="Normal 6 2" style:family="table-cell" style:data-style-name="N0">
      <style:table-cell-properties style:vertical-align="automatic" fo:background-color="transparent"/>
    </style:style>
    <style:style style:name="Normal_32_6_32_2_32_2" style:display-name="Normal 6 2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text-properties fo:font-size="12pt" style:font-size-asian="12pt" style:font-size-complex="12pt"/>
    </style:style>
    <style:style style:name="Normal_32_6_32_3_32_2" style:display-name="Normal 6 3 2" style:family="table-cell" style:data-style-name="N0">
      <style:table-cell-properties style:vertical-align="automatic" fo:background-color="transparent"/>
      <style:text-properties fo:font-size="12pt" style:font-size-asian="12pt" style:font-size-complex="12pt"/>
    </style:style>
    <style:style style:name="Normal_32_6_32_3_32_2_32_2" style:display-name="Normal 6 3 2 2" style:family="table-cell" style:data-style-name="N0">
      <style:table-cell-properties style:vertical-align="automatic" fo:background-color="transparent"/>
      <style:text-properties fo:font-size="12pt" style:font-size-asian="12pt" style:font-size-complex="12pt"/>
    </style:style>
    <style:style style:name="Normal_32_6_32_3_32_2_32_2_32_2" style:display-name="Normal 6 3 2 2 2" style:family="table-cell" style:data-style-name="N0">
      <style:table-cell-properties style:vertical-align="automatic" fo:background-color="transparent"/>
      <style:text-properties fo:font-size="12pt" style:font-size-asian="12pt" style:font-size-complex="12pt"/>
    </style:style>
    <style:style style:name="Normal_32_6_32_3_32_2_32_3" style:display-name="Normal 6 3 2 3" style:family="table-cell" style:data-style-name="N0">
      <style:table-cell-properties style:vertical-align="automatic" fo:background-color="transparent"/>
      <style:text-properties fo:font-size="12pt" style:font-size-asian="12pt" style:font-size-complex="12pt"/>
    </style:style>
    <style:style style:name="Normal_32_6_32_3_32_3" style:display-name="Normal 6 3 3" style:family="table-cell" style:data-style-name="N0">
      <style:table-cell-properties style:vertical-align="automatic" fo:background-color="transparent"/>
      <style:text-properties fo:font-size="12pt" style:font-size-asian="12pt" style:font-size-complex="12pt"/>
    </style:style>
    <style:style style:name="Normal_32_6_32_3_32_3_32_2" style:display-name="Normal 6 3 3 2" style:family="table-cell" style:data-style-name="N0">
      <style:table-cell-properties style:vertical-align="automatic" fo:background-color="transparent"/>
      <style:text-properties fo:font-size="12pt" style:font-size-asian="12pt" style:font-size-complex="12pt"/>
    </style:style>
    <style:style style:name="Normal_32_6_32_3_32_4" style:display-name="Normal 6 3 4" style:family="table-cell" style:data-style-name="N0">
      <style:table-cell-properties style:vertical-align="automatic" fo:background-color="transparent"/>
      <style:text-properties fo:font-size="12pt" style:font-size-asian="12pt" style:font-size-complex="12pt"/>
    </style:style>
    <style:style style:name="Normal_32_6_32_4" style:display-name="Normal 6 4" style:family="table-cell" style:data-style-name="N0">
      <style:table-cell-properties style:vertical-align="automatic" fo:background-color="transparent"/>
      <style:text-properties fo:font-size="12pt" style:font-size-asian="12pt" style:font-size-complex="12pt"/>
    </style:style>
    <style:style style:name="Normal_32_6_32_4_32_2" style:display-name="Normal 6 4 2" style:family="table-cell" style:data-style-name="N0">
      <style:table-cell-properties style:vertical-align="automatic" fo:background-color="transparent"/>
      <style:text-properties fo:font-size="12pt" style:font-size-asian="12pt" style:font-size-complex="12pt"/>
    </style:style>
    <style:style style:name="Normal_32_6_32_4_32_2_32_2" style:display-name="Normal 6 4 2 2" style:family="table-cell" style:data-style-name="N0">
      <style:table-cell-properties style:vertical-align="automatic" fo:background-color="transparent"/>
      <style:text-properties fo:font-size="12pt" style:font-size-asian="12pt" style:font-size-complex="12pt"/>
    </style:style>
    <style:style style:name="Normal_32_6_32_4_32_3" style:display-name="Normal 6 4 3" style:family="table-cell" style:data-style-name="N0">
      <style:table-cell-properties style:vertical-align="automatic" fo:background-color="transparent"/>
      <style:text-properties fo:font-size="12pt" style:font-size-asian="12pt" style:font-size-complex="12pt"/>
    </style:style>
    <style:style style:name="Normal_32_6_32_5" style:display-name="Normal 6 5" style:family="table-cell" style:data-style-name="N0">
      <style:table-cell-properties style:vertical-align="automatic" fo:background-color="transparent"/>
      <style:text-properties fo:font-size="12pt" style:font-size-asian="12pt" style:font-size-complex="12pt"/>
    </style:style>
    <style:style style:name="Normal_32_6_32_5_32_2" style:display-name="Normal 6 5 2" style:family="table-cell" style:data-style-name="N0">
      <style:table-cell-properties style:vertical-align="automatic" fo:background-color="transparent"/>
      <style:text-properties fo:font-size="12pt" style:font-size-asian="12pt" style:font-size-complex="12pt"/>
    </style:style>
    <style:style style:name="Normal_32_6_32_6" style:display-name="Normal 6 6" style:family="table-cell" style:data-style-name="N0">
      <style:table-cell-properties style:vertical-align="automatic" fo:background-color="transparent"/>
      <style:text-properties fo:font-size="12pt" style:font-size-asian="12pt" style:font-size-complex="12pt"/>
    </style:style>
    <style:style style:name="Normal_32_7" style:display-name="Normal 7" style:family="table-cell" style:data-style-name="N0">
      <style:table-cell-properties style:vertical-align="automatic" fo:background-color="transparent"/>
      <style:text-properties fo:font-size="12pt" style:font-size-asian="12pt" style:font-size-complex="12pt"/>
    </style:style>
    <style:style style:name="Normal_32_7_32_2" style:display-name="Normal 7 2" style:family="table-cell" style:data-style-name="N0">
      <style:table-cell-properties style:vertical-align="automatic" fo:background-color="transparent"/>
      <style:text-properties fo:font-size="12pt" style:font-size-asian="12pt" style:font-size-complex="12pt"/>
    </style:style>
    <style:style style:name="Normal_32_7_32_2_32_2" style:display-name="Normal 7 2 2" style:family="table-cell" style:data-style-name="N0">
      <style:table-cell-properties style:vertical-align="automatic" fo:background-color="transparent"/>
      <style:text-properties fo:font-size="12pt" style:font-size-asian="12pt" style:font-size-complex="12pt"/>
    </style:style>
    <style:style style:name="Normal_32_7_32_2_32_2_32_2" style:display-name="Normal 7 2 2 2" style:family="table-cell" style:data-style-name="N0">
      <style:table-cell-properties style:vertical-align="automatic" fo:background-color="transparent"/>
      <style:text-properties fo:font-size="12pt" style:font-size-asian="12pt" style:font-size-complex="12pt"/>
    </style:style>
    <style:style style:name="Normal_32_7_32_2_32_2_32_2_32_2" style:display-name="Normal 7 2 2 2 2" style:family="table-cell" style:data-style-name="N0">
      <style:table-cell-properties style:vertical-align="automatic" fo:background-color="transparent"/>
      <style:text-properties fo:font-size="12pt" style:font-size-asian="12pt" style:font-size-complex="12pt"/>
    </style:style>
    <style:style style:name="Normal_32_7_32_2_32_2_32_3" style:display-name="Normal 7 2 2 3" style:family="table-cell" style:data-style-name="N0">
      <style:table-cell-properties style:vertical-align="automatic" fo:background-color="transparent"/>
      <style:text-properties fo:font-size="12pt" style:font-size-asian="12pt" style:font-size-complex="12pt"/>
    </style:style>
    <style:style style:name="Normal_32_7_32_2_32_3" style:display-name="Normal 7 2 3" style:family="table-cell" style:data-style-name="N0">
      <style:table-cell-properties style:vertical-align="automatic" fo:background-color="transparent"/>
      <style:text-properties fo:font-size="12pt" style:font-size-asian="12pt" style:font-size-complex="12pt"/>
    </style:style>
    <style:style style:name="Normal_32_7_32_2_32_3_32_2" style:display-name="Normal 7 2 3 2" style:family="table-cell" style:data-style-name="N0">
      <style:table-cell-properties style:vertical-align="automatic" fo:background-color="transparent"/>
      <style:text-properties fo:font-size="12pt" style:font-size-asian="12pt" style:font-size-complex="12pt"/>
    </style:style>
    <style:style style:name="Normal_32_7_32_2_32_4" style:display-name="Normal 7 2 4" style:family="table-cell" style:data-style-name="N0">
      <style:table-cell-properties style:vertical-align="automatic" fo:background-color="transparent"/>
      <style:text-properties fo:font-size="12pt" style:font-size-asian="12pt" style:font-size-complex="12pt"/>
    </style:style>
    <style:style style:name="Normal_32_7_32_3" style:display-name="Normal 7 3" style:family="table-cell" style:data-style-name="N0">
      <style:table-cell-properties style:vertical-align="automatic" fo:background-color="transparent"/>
      <style:text-properties fo:font-size="12pt" style:font-size-asian="12pt" style:font-size-complex="12pt"/>
    </style:style>
    <style:style style:name="Normal_32_7_32_3_32_2" style:display-name="Normal 7 3 2" style:family="table-cell" style:data-style-name="N0">
      <style:table-cell-properties style:vertical-align="automatic" fo:background-color="transparent"/>
      <style:text-properties fo:font-size="12pt" style:font-size-asian="12pt" style:font-size-complex="12pt"/>
    </style:style>
    <style:style style:name="Normal_32_7_32_3_32_2_32_2" style:display-name="Normal 7 3 2 2" style:family="table-cell" style:data-style-name="N0">
      <style:table-cell-properties style:vertical-align="automatic" fo:background-color="transparent"/>
      <style:text-properties fo:font-size="12pt" style:font-size-asian="12pt" style:font-size-complex="12pt"/>
    </style:style>
    <style:style style:name="Normal_32_7_32_3_32_3" style:display-name="Normal 7 3 3" style:family="table-cell" style:data-style-name="N0">
      <style:table-cell-properties style:vertical-align="automatic" fo:background-color="transparent"/>
      <style:text-properties fo:font-size="12pt" style:font-size-asian="12pt" style:font-size-complex="12pt"/>
    </style:style>
    <style:style style:name="Normal_32_7_32_4" style:display-name="Normal 7 4" style:family="table-cell" style:data-style-name="N0">
      <style:table-cell-properties style:vertical-align="automatic" fo:background-color="transparent"/>
      <style:text-properties fo:font-size="12pt" style:font-size-asian="12pt" style:font-size-complex="12pt"/>
    </style:style>
    <style:style style:name="Normal_32_7_32_4_32_2" style:display-name="Normal 7 4 2" style:family="table-cell" style:data-style-name="N0">
      <style:table-cell-properties style:vertical-align="automatic" fo:background-color="transparent"/>
      <style:text-properties fo:font-size="12pt" style:font-size-asian="12pt" style:font-size-complex="12pt"/>
    </style:style>
    <style:style style:name="Normal_32_7_32_5" style:display-name="Normal 7 5" style:family="table-cell" style:data-style-name="N0">
      <style:table-cell-properties style:vertical-align="automatic" fo:background-color="transparent"/>
      <style:text-properties fo:font-size="12pt" style:font-size-asian="12pt" style:font-size-complex="12pt"/>
    </style:style>
    <style:style style:name="Normal_32_8" style:display-name="Normal 8" style:family="table-cell" style:data-style-name="N0">
      <style:table-cell-properties style:vertical-align="automatic" fo:background-color="transparent"/>
      <style:text-properties fo:font-size="12pt" style:font-size-asian="12pt" style:font-size-complex="12pt"/>
    </style:style>
    <style:style style:name="Normal_32_8_32_2" style:display-name="Normal 8 2" style:family="table-cell" style:data-style-name="N0">
      <style:table-cell-properties style:vertical-align="automatic" fo:background-color="transparent"/>
      <style:text-properties fo:font-size="12pt" style:font-size-asian="12pt" style:font-size-complex="12pt"/>
    </style:style>
    <style:style style:name="Normal_32_8_32_2_32_2" style:display-name="Normal 8 2 2" style:family="table-cell" style:data-style-name="N0">
      <style:table-cell-properties style:vertical-align="automatic" fo:background-color="transparent"/>
      <style:text-properties fo:font-size="12pt" style:font-size-asian="12pt" style:font-size-complex="12pt"/>
    </style:style>
    <style:style style:name="Normal_32_8_32_2_32_2_32_2" style:display-name="Normal 8 2 2 2" style:family="table-cell" style:data-style-name="N0">
      <style:table-cell-properties style:vertical-align="automatic" fo:background-color="transparent"/>
      <style:text-properties fo:font-size="12pt" style:font-size-asian="12pt" style:font-size-complex="12pt"/>
    </style:style>
    <style:style style:name="Normal_32_8_32_2_32_3" style:display-name="Normal 8 2 3" style:family="table-cell" style:data-style-name="N0">
      <style:table-cell-properties style:vertical-align="automatic" fo:background-color="transparent"/>
      <style:text-properties fo:font-size="12pt" style:font-size-asian="12pt" style:font-size-complex="12pt"/>
    </style:style>
    <style:style style:name="Normal_32_8_32_3" style:display-name="Normal 8 3" style:family="table-cell" style:data-style-name="N0">
      <style:table-cell-properties style:vertical-align="automatic" fo:background-color="transparent"/>
      <style:text-properties fo:font-size="12pt" style:font-size-asian="12pt" style:font-size-complex="12pt"/>
    </style:style>
    <style:style style:name="Normal_32_8_32_3_32_2" style:display-name="Normal 8 3 2" style:family="table-cell" style:data-style-name="N0">
      <style:table-cell-properties style:vertical-align="automatic" fo:background-color="transparent"/>
      <style:text-properties fo:font-size="12pt" style:font-size-asian="12pt" style:font-size-complex="12pt"/>
    </style:style>
    <style:style style:name="Normal_32_8_32_4" style:display-name="Normal 8 4" style:family="table-cell" style:data-style-name="N0">
      <style:table-cell-properties style:vertical-align="automatic" fo:background-color="transparent"/>
      <style:text-properties fo:font-size="12pt" style:font-size-asian="12pt" style:font-size-complex="12pt"/>
    </style:style>
    <style:style style:name="Normal_32_9" style:display-name="Normal 9" style:family="table-cell" style:data-style-name="N0">
      <style:table-cell-properties style:vertical-align="automatic" fo:background-color="transparent"/>
      <style:text-properties fo:font-size="12pt" style:font-size-asian="12pt" style:font-size-complex="12pt"/>
    </style:style>
    <style:style style:name="Normal_32_9_32_2" style:display-name="Normal 9 2" style:family="table-cell" style:data-style-name="N0">
      <style:table-cell-properties style:vertical-align="automatic" fo:background-color="transparent"/>
      <style:text-properties fo:font-size="12pt" style:font-size-asian="12pt" style:font-size-complex="12pt"/>
    </style:style>
    <style:style style:name="Normal_32_9_32_2_32_2" style:display-name="Normal 9 2 2" style:family="table-cell" style:data-style-name="N0">
      <style:table-cell-properties style:vertical-align="automatic" fo:background-color="transparent"/>
      <style:text-properties fo:font-size="12pt" style:font-size-asian="12pt" style:font-size-complex="12pt"/>
    </style:style>
    <style:style style:name="Normal_32_9_32_3" style:display-name="Normal 9 3" style:family="table-cell" style:data-style-name="N0">
      <style:table-cell-properties style:vertical-align="automatic" fo:background-color="transparent"/>
      <style:text-properties fo:font-size="12pt" style:font-size-asian="12pt" style:font-size-complex="12pt"/>
    </style:style>
    <style:style style:name="Normal_AT1.25" style:family="table-cell" style:data-style-name="N0">
      <style:table-cell-properties style:vertical-align="automatic" fo:background-color="transparent"/>
    </style:style>
    <style:style style:name="Normal_Sheet2" style:family="table-cell" style:data-style-name="N0">
      <style:table-cell-properties style:vertical-align="automatic" fo:background-color="transparent"/>
    </style:style>
    <style:style style:name="Note_32_2" style:display-name="Note 2" style:family="table-cell" style:data-style-name="N0">
      <style:table-cell-properties fo:border="thin solid #C0C0C0" fo:background-color="#FFFFCC"/>
    </style:style>
    <style:style style:name="Note_32_2_32_2" style:display-name="Note 2 2" style:family="table-cell" style:data-style-name="N0">
      <style:table-cell-properties fo:border="thin solid #C0C0C0" fo:background-color="#FFFFCC"/>
    </style:style>
    <style:style style:name="Note_32_2_32_3" style:display-name="Note 2 3" style:family="table-cell" style:data-style-name="N0">
      <style:table-cell-properties fo:border="thin solid #C0C0C0" fo:background-color="#FFFFCC"/>
    </style:style>
    <style:style style:name="Note_32_3" style:display-name="Note 3" style:family="table-cell" style:data-style-name="N0">
      <style:table-cell-properties fo:border="thin solid #C0C0C0" fo:background-color="#FFFFCC"/>
    </style:style>
    <style:style style:name="Note_32_3_32_2" style:display-name="Note 3 2" style:family="table-cell" style:data-style-name="N0">
      <style:table-cell-properties fo:border="thin solid #C0C0C0" fo:background-color="#FFFFCC"/>
    </style:style>
    <style:style style:name="Note_32_3_32_3" style:display-name="Note 3 3" style:family="table-cell" style:data-style-name="N0">
      <style:table-cell-properties fo:border="thin solid #C0C0C0" fo:background-color="#FFFFCC"/>
    </style:style>
    <style:style style:name="Output_32_2" style:display-name="Output 2"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2_32_2" style:display-name="Output 2 2"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2_32_3" style:display-name="Output 2 3"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33333" fo:background-color="#FFFFFF"/>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_32_2" style:display-name="Output 3 2" style:family="table-cell" style:data-style-name="N0">
      <style:table-cell-properties fo:border="thin solid #333333" fo:background-color="#FFFFFF"/>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_32_3" style:display-name="Output 3 3" style:family="table-cell" style:data-style-name="N0">
      <style:table-cell-properties fo:border="thin solid #333333" fo:background-color="#FFFFFF"/>
      <style:text-properties fo:color="#333333" style:font-name="Calibri" style:font-name-asian="Calibri" style:font-name-complex="Calibri" fo:font-size="11pt" style:font-size-asian="11pt" style:font-size-complex="11pt" fo:font-weight="bold" style:font-weight-asian="bold" style:font-weight-complex="bold"/>
    </style:style>
    <style:style style:name="Percent" style:family="table-cell" style:data-style-name="N13"/>
    <style:style style:name="Percent_32_11" style:display-name="Percent 11" style:family="table-cell" style:data-style-name="N13"/>
    <style:style style:name="Percent_32_11_32_2" style:display-name="Percent 11 2" style:family="table-cell" style:data-style-name="N13"/>
    <style:style style:name="Percent_32_12" style:display-name="Percent 12" style:family="table-cell" style:data-style-name="N13"/>
    <style:style style:name="Percent_32_12_32_2" style:display-name="Percent 12 2" style:family="table-cell" style:data-style-name="N13"/>
    <style:style style:name="Percent_32_13" style:display-name="Percent 13" style:family="table-cell" style:data-style-name="N13"/>
    <style:style style:name="Percent_32_13_32_2" style:display-name="Percent 13 2" style:family="table-cell" style:data-style-name="N13"/>
    <style:style style:name="Percent_32_14" style:display-name="Percent 14" style:family="table-cell" style:data-style-name="N13"/>
    <style:style style:name="Percent_32_14_32_2" style:display-name="Percent 14 2" style:family="table-cell" style:data-style-name="N13"/>
    <style:style style:name="Percent_32_15" style:display-name="Percent 15" style:family="table-cell" style:data-style-name="N13"/>
    <style:style style:name="Percent_32_15_32_2" style:display-name="Percent 15 2" style:family="table-cell" style:data-style-name="N13"/>
    <style:style style:name="Percent_32_16" style:display-name="Percent 16" style:family="table-cell" style:data-style-name="N13"/>
    <style:style style:name="Percent_32_16_32_2" style:display-name="Percent 16 2" style:family="table-cell" style:data-style-name="N13"/>
    <style:style style:name="Percent_32_18" style:display-name="Percent 18" style:family="table-cell" style:data-style-name="N13"/>
    <style:style style:name="Percent_32_18_32_2" style:display-name="Percent 18 2"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2_32_2_32_2" style:display-name="Percent 2 2 2" style:family="table-cell" style:data-style-name="N13"/>
    <style:style style:name="Percent_32_2_32_3" style:display-name="Percent 2 3" style:family="table-cell" style:data-style-name="N13"/>
    <style:style style:name="Percent_32_2_32_3_32_2" style:display-name="Percent 2 3 2" style:family="table-cell" style:data-style-name="N13"/>
    <style:style style:name="Percent_32_2_32_3_32_2_32_2" style:display-name="Percent 2 3 2 2" style:family="table-cell" style:data-style-name="N13"/>
    <style:style style:name="Percent_32_2_32_3_32_2_32_2_32_2" style:display-name="Percent 2 3 2 2 2" style:family="table-cell" style:data-style-name="N13"/>
    <style:style style:name="Percent_32_2_32_3_32_2_32_3" style:display-name="Percent 2 3 2 3" style:family="table-cell" style:data-style-name="N13"/>
    <style:style style:name="Percent_32_2_32_3_32_3" style:display-name="Percent 2 3 3" style:family="table-cell" style:data-style-name="N13"/>
    <style:style style:name="Percent_32_2_32_3_32_3_32_2" style:display-name="Percent 2 3 3 2" style:family="table-cell" style:data-style-name="N13"/>
    <style:style style:name="Percent_32_2_32_3_32_4" style:display-name="Percent 2 3 4" style:family="table-cell" style:data-style-name="N13"/>
    <style:style style:name="Percent_32_2_32_4" style:display-name="Percent 2 4" style:family="table-cell" style:data-style-name="N13"/>
    <style:style style:name="Percent_32_3" style:display-name="Percent 3" style:family="table-cell" style:data-style-name="N13"/>
    <style:style style:name="Percent_32_3_32_2" style:display-name="Percent 3 2" style:family="table-cell" style:data-style-name="N13"/>
    <style:style style:name="Percent_32_3_32_2_32_2" style:display-name="Percent 3 2 2" style:family="table-cell" style:data-style-name="N13"/>
    <style:style style:name="Percent_32_3_32_3" style:display-name="Percent 3 3" style:family="table-cell" style:data-style-name="N13"/>
    <style:style style:name="Percent_32_3_32_4" style:display-name="Percent 3 4" style:family="table-cell" style:data-style-name="N13"/>
    <style:style style:name="Percent_32_4" style:display-name="Percent 4" style:family="table-cell" style:data-style-name="N13"/>
    <style:style style:name="Percent_32_4_32_2" style:display-name="Percent 4 2" style:family="table-cell" style:data-style-name="N13"/>
    <style:style style:name="Percent_32_5" style:display-name="Percent 5" style:family="table-cell" style:data-style-name="N13"/>
    <style:style style:name="Percent_32_5_32_2" style:display-name="Percent 5 2" style:family="table-cell" style:data-style-name="N13"/>
    <style:style style:name="Percent_32_5_32_2_32_2" style:display-name="Percent 5 2 2" style:family="table-cell" style:data-style-name="N13"/>
    <style:style style:name="Percent_32_5_32_2_32_3" style:display-name="Percent 5 2 3" style:family="table-cell" style:data-style-name="N13"/>
    <style:style style:name="Percent_32_5_32_3" style:display-name="Percent 5 3" style:family="table-cell" style:data-style-name="N13"/>
    <style:style style:name="Percent_32_5_32_4" style:display-name="Percent 5 4" style:family="table-cell" style:data-style-name="N13"/>
    <style:style style:name="Percent_32_6" style:display-name="Percent 6" style:family="table-cell" style:data-style-name="N13"/>
    <style:style style:name="Percent_32_7" style:display-name="Percent 7" style:family="table-cell" style:data-style-name="N13"/>
    <style:style style:name="Percent_32_7_32_2" style:display-name="Percent 7 2" style:family="table-cell" style:data-style-name="N13"/>
    <style:style style:name="Percent_32_8" style:display-name="Percent 8" style:family="table-cell" style:data-style-name="N13"/>
    <style:style style:name="Percent_32_8_32_2" style:display-name="Percent 8 2" style:family="table-cell" style:data-style-name="N13"/>
    <style:style style:name="Percent_32_9" style:display-name="Percent 9" style:family="table-cell" style:data-style-name="N13"/>
    <style:style style:name="Percent_32_9_32_2" style:display-name="Percent 9 2" style:family="table-cell" style:data-style-name="N13"/>
    <style:style style:name="style14360184868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6897_32_2" style:display-name="style14360184868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699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6991_32_2" style:display-name="style143601848699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728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7288_32_2" style:display-name="style143601848728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783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7835_32_2" style:display-name="style143601848783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825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8256_32_2" style:display-name="style143601848825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866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8663_32_2" style:display-name="style143601848866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6996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69960_32_2" style:display-name="style14360229699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03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038_32_2" style:display-name="style143602297003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10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100_32_2" style:display-name="style143602297010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16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163_32_2" style:display-name="style143602297016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24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241_32_2" style:display-name="style143602297024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30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303_32_2" style:display-name="style143602297030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36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366_32_2" style:display-name="style143602297036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4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444_32_2" style:display-name="style14360229704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5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506_32_2" style:display-name="style14360229705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56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569_32_2" style:display-name="style143602297056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63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631_32_2" style:display-name="style143602297063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67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678_32_2" style:display-name="style143602297067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75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756_32_2" style:display-name="style143602297075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81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819_32_2" style:display-name="style143602297081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88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881_32_2" style:display-name="style143602297088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92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928_32_2" style:display-name="style143602297092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99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991_32_2" style:display-name="style143602297099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0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085_32_2" style:display-name="style14360229710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13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131_32_2" style:display-name="style143602297113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19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194_32_2" style:display-name="style143602297119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25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256_32_2" style:display-name="style143602297125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31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319_32_2" style:display-name="style143602297131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3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397_32_2" style:display-name="style14360229713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4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444_32_2" style:display-name="style14360229714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5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506_32_2" style:display-name="style14360229715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56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569_32_2" style:display-name="style143602297156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74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741_32_2" style:display-name="style143602297174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78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788_32_2" style:display-name="style143602297178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85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850_32_2" style:display-name="style143602297185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9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913_32_2" style:display-name="style14360229719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96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960_32_2" style:display-name="style14360229719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0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022_32_2" style:display-name="style14360229720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0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085_32_2" style:display-name="style14360229720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13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131_32_2" style:display-name="style143602297213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19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194_32_2" style:display-name="style143602297219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25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256_32_2" style:display-name="style143602297225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31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319_32_2" style:display-name="style143602297231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36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366_32_2" style:display-name="style143602297236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4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413_32_2" style:display-name="style14360229724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60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600_32_2" style:display-name="style143602297260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66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663_32_2" style:display-name="style143602297266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72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725_32_2" style:display-name="style143602297272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77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772_32_2" style:display-name="style143602297277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81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819_32_2" style:display-name="style143602297281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14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147_32_2" style:display-name="style143602333614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22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225_32_2" style:display-name="style143602333622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28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288_32_2" style:display-name="style143602333628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36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366_32_2" style:display-name="style143602333636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42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428_32_2" style:display-name="style143602333642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5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506_32_2" style:display-name="style14360233365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56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569_32_2" style:display-name="style143602333656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64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647_32_2" style:display-name="style143602333664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7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710_32_2" style:display-name="style143602333671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77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772_32_2" style:display-name="style143602333677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83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835_32_2" style:display-name="style143602333683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8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897_32_2" style:display-name="style14360233368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96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960_32_2" style:display-name="style14360233369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0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022_32_2" style:display-name="style14360233370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10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100_32_2" style:display-name="style143602333710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16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163_32_2" style:display-name="style143602333716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24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241_32_2" style:display-name="style143602333724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33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335_32_2" style:display-name="style143602333733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38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381_32_2" style:display-name="style143602333738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4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444_32_2" style:display-name="style14360233374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5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506_32_2" style:display-name="style14360233375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5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585_32_2" style:display-name="style14360233375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66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663_32_2" style:display-name="style143602333766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7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710_32_2" style:display-name="style143602333771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77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772_32_2" style:display-name="style143602333777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9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944_32_2" style:display-name="style14360233379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0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006_32_2" style:display-name="style14360233380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06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069_32_2" style:display-name="style143602333806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11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116_32_2" style:display-name="style143602333811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17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178_32_2" style:display-name="style143602333817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22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225_32_2" style:display-name="style143602333822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28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288_32_2" style:display-name="style143602333828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33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335_32_2" style:display-name="style143602333833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3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397_32_2" style:display-name="style14360233383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4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444_32_2" style:display-name="style14360233384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5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522_32_2" style:display-name="style14360233385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5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585_32_2" style:display-name="style14360233385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63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631_32_2" style:display-name="style143602333863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67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678_32_2" style:display-name="style143602333867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8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897_32_2" style:display-name="style14360233388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96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960_32_2" style:display-name="style14360233389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0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022_32_2" style:display-name="style14360233390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0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085_32_2" style:display-name="style14360233390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13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131_32_2" style:display-name="style143602333913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35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350_32_2" style:display-name="style143603841435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49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491_32_2" style:display-name="style143603841449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5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585_32_2" style:display-name="style14360384145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69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694_32_2" style:display-name="style143603841469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78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788_32_2" style:display-name="style143603841478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8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897_32_2" style:display-name="style14360384148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0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022_32_2" style:display-name="style14360384150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10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100_32_2" style:display-name="style143603841510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19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194_32_2" style:display-name="style143603841519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27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272_32_2" style:display-name="style143603841527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35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350_32_2" style:display-name="style143603841535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42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428_32_2" style:display-name="style143603841542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5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506_32_2" style:display-name="style14360384155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195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1959_32_2" style:display-name="style143604003195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05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052_32_2" style:display-name="style143604003205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11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115_32_2" style:display-name="style143604003211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19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193_32_2" style:display-name="style143604003219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25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256_32_2" style:display-name="style143604003225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33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334_32_2" style:display-name="style143604003233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41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412_32_2" style:display-name="style143604003241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49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490_32_2" style:display-name="style143604003249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56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568_32_2" style:display-name="style143604003256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64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646_32_2" style:display-name="style143604003264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81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818_32_2" style:display-name="style143604003281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89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896_32_2" style:display-name="style143604003289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Title_32_2" style:display-name="Title 2"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2" style:display-name="Title 2 2"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ext-properties fo:color="#333399" style:font-name="Cambria" style:font-name-asian="Cambria" style:font-name-complex="Cambria" fo:font-size="18pt" style:font-size-asian="18pt" style:font-size-complex="18pt" fo:font-weight="bold" style:font-weight-asian="bold" style:font-weight-complex="bold" style:font-family-generic="roman"/>
    </style:style>
    <style:style style:name="Title_32_3_32_2" style:display-name="Title 3 2" style:family="table-cell" style:data-style-name="N0">
      <style:text-properties fo:color="#333399" style:font-name="Cambria" style:font-name-asian="Cambria" style:font-name-complex="Cambria" fo:font-size="18pt" style:font-size-asian="18pt" style:font-size-complex="18pt" fo:font-weight="bold" style:font-weight-asian="bold" style:font-weight-complex="bold" style:font-family-generic="roman"/>
    </style:style>
    <style:style style:name="Total_32_2" style:display-name="Total 2"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 style:display-name="Total 2 2"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3" style:display-name="Total 2 3"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CCFFFF" fo:border-bottom="thin double #CCFFFF"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 style:display-name="Total 3 2" style:family="table-cell" style:data-style-name="N0">
      <style:table-cell-properties fo:border-top="thin solid #CCFFFF" fo:border-bottom="thin double #CCFFFF"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3" style:display-name="Total 3 3" style:family="table-cell" style:data-style-name="N0">
      <style:table-cell-properties fo:border-top="thin solid #CCFFFF" fo:border-bottom="thin double #CCFFFF"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2_32_2" style:display-name="Warning Text 2 2"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X="1" style:scale-to-Y="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page-layout style:name="pm3">
      <style:page-layout-properties fo:margin-top="0.511811023622047in" fo:margin-bottom="0.511811023622047in" fo:margin-left="0.748031496062992in" fo:margin-right="0.748031496062992in" style:print-orientation="landscape" style:print-page-order="ttb" style:first-page-number="continue" style:scale-to-X="1" style:scale-to-Y="1"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4">
      <style:page-layout-properties fo:margin-top="0.3in" fo:margin-bottom="0.3in" fo:margin-left="0.7in" fo:margin-right="0.7in" style:print-orientation="portrait" style:print-page-order="ttb" style:first-page-number="continue" style:scale-to-X="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print-orientation="portrait" style:print-page-order="ttb" style:first-page-number="continue" style:scale-to-X="1" style:scale-to-Y="1"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page-layout style:name="pm6">
      <style:page-layout-properties fo:margin-top="0.5in" fo:margin-bottom="0.5in" fo:margin-left="0.75in" fo:margin-right="0.75in" style:print-orientation="portrait" style:print-page-order="ttb" style:first-page-number="continue" style:scale-to-X="1" style:scale-to-Y="1"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fo:margin-top="0.31496062992126in" fo:margin-bottom="0.31496062992126in" fo:margin-left="0.708661417322835in" fo:margin-right="0.708661417322835in" style:print-orientation="landscape" style:print-page-order="ttb" style:first-page-number="continue" style:scale-to-X="1" style:scale-to-Y="1"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8">
      <style:page-layout-properties fo:margin-top="0.3in" fo:margin-bottom="0.3in" fo:margin-left="0.7in" fo:margin-right="0.7in" style:print-orientation="landscape" style:print-page-order="ttb" style:first-page-number="continue" style:scale-to-X="1" style:scale-to-Y="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9">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style:header-left style:display="false"/>
      <style:header-first/>
      <style:footer/>
      <style:footer-left style:display="false"/>
      <style:footer-first/>
    </style:master-page>
    <style:master-page style:name="mp5" style:page-layout-name="pm5">
      <style:header/>
      <style:header-left style:display="false"/>
      <style:header-first/>
      <style:footer/>
      <style:footer-left style:display="false"/>
      <style:footer-first/>
    </style:master-page>
    <style:master-page style:name="mp6" style:page-layout-name="pm6">
      <style:header/>
      <style:header-left style:display="false"/>
      <style:header-first/>
      <style:footer/>
      <style:footer-left style:display="false"/>
      <style:footer-first/>
    </style:master-page>
    <style:master-page style:name="mp7" style:page-layout-name="pm7">
      <style:header/>
      <style:header-left style:display="false"/>
      <style:header-first/>
      <style:footer/>
      <style:footer-left style:display="false"/>
      <style:footer-first/>
    </style:master-page>
    <style:master-page style:name="mp8" style:page-layout-name="pm8">
      <style:header/>
      <style:header-left style:display="false"/>
      <style:header-first/>
      <style:footer/>
      <style:footer-left style:display="false"/>
      <style:footer-first/>
    </style:master-page>
    <style:master-page style:name="mp9" style:page-layout-name="pm9">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231</meta:generator>
    <meta:initial-creator>Rachel Murphy</meta:initial-creator>
    <dc:creator>Alistair Rice</dc:creator>
    <meta:creation-date>2015-02-18T12:39:44Z</meta:creation-date>
    <dc:date>2024-03-13T13:10:40Z</dc:date>
    <meta:print-date>2019-12-16T23:59:45Z</meta:print-date>
    <meta:editing-duration>PT0S</meta:editing-duration>
    <meta:user-defined meta:name="docIndexRef">b443539b-4022-4ad2-addd-5d5e92e4bea5</meta:user-defined>
    <meta:user-defined meta:name="bjSaver">5GDN/XZOwijo6FZIlV9cRah0Y6Ygd+nI</meta:user-defined>
    <meta:user-defined meta:name="bjDocumentSecurityLabel">No Marking</meta:user-defined>
    <meta:user-defined meta:name="ContentTypeId">0x010100ECCB7E1F660E4D499F35AD51896216AD</meta:user-defined>
  </office:meta>
</office:document-meta>
</file>